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45.6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100.09pt"/>
    </style:style>
    <style:style style:name="co6" style:family="table-column">
      <style:table-column-properties fo:break-before="auto" style:column-width="1236.73pt"/>
    </style:style>
    <style:style style:name="co7" style:family="table-column">
      <style:table-column-properties fo:break-before="auto" style:column-width="1293.45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216.2pt"/>
    </style:style>
    <style:style style:name="co10" style:family="table-column">
      <style:table-column-properties fo:break-before="auto" style:column-width="14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edly_validate_storie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publish_date</text:p>
          </table:table-cell>
          <table:table-cell office:value-type="string" calcext:value-type="string">
            <text:p>feeds_i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edia_id</text:p>
          </table:table-cell>
          <table:table-cell table:style-name="Default" office:value-type="string" calcext:value-type="string">
            <text:p>collect_date</text:p>
          </table:table-cell>
          <table:table-cell office:value-type="string" calcext:value-type="string">
            <text:p>normalized_url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formula="of:=RAND()" office:value-type="float" office:value="0.109314029534354" calcext:value-type="float">
            <text:p>0.1093140295</text:p>
          </table:table-cell>
          <table:table-cell office:value-type="string" calcext:value-type="string">
            <text:p>2016-03-18 04:39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wildkameras-landkreis-alles-filmen-6221865.html?cmp=defrss</text:p>
          </table:table-cell>
          <table:table-cell office:value-type="string" calcext:value-type="string">
            <text:p>feedly:http://www.merkur.de/lokales/muenchen-lk-sued/landkreis/wildkameras-landkreis-alles-filmen-6221865.html</text:p>
          </table:table-cell>
          <table:table-cell table:formula="of:=HYPERLINK(CONCATENATE(&quot;http://localhost:3000/search?q=media_id:&quot;;[.E2];&quot; AND publish_date:[&quot;; LEFT( [.B2];10);&quot;T00:00:00Z TO &quot;;LEFT([.B2];10);&quot;T23:59:59Z] and title:&quot;&quot;&quot;; [.L2]; &quot;&quot;&quot;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wildkameras-landkreis-alles-filmen-6221865.html?cmp=defrss</text:p>
          </table:table-cell>
          <table:table-cell office:value-type="string" calcext:value-type="string">
            <text:p>Was Wildkameras im Landkreis alles filmen</text:p>
          </table:table-cell>
        </table:table-row>
        <table:table-row table:style-name="ro1">
          <table:table-cell table:formula="of:=RAND()" office:value-type="float" office:value="0.935930915480478" calcext:value-type="float">
            <text:p>0.9359309155</text:p>
          </table:table-cell>
          <table:table-cell office:value-type="string" calcext:value-type="string">
            <text:p>2016-03-15 14:25:0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donald-trump-and-the-failure-of-the-us-media-a-1082401.html</text:p>
          </table:table-cell>
          <table:table-cell office:value-type="string" calcext:value-type="string">
            <text:p>feedly:http://www.spiegel.de/international/world/donald-trump-and-the-failure-of-the-us-media-a-1082401.html</text:p>
          </table:table-cell>
          <table:table-cell table:formula="of:=HYPERLINK(CONCATENATE(&quot;http://localhost:3000/search?q=media_id:&quot;;[.E3];&quot; AND publish_date:[&quot;; LEFT( [.B3];10);&quot;T00:00:00Z TO &quot;;LEFT([.B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donald-trump-and-the-failure-of-the-us-media-a-1082401.html#ref=rss</text:p>
          </table:table-cell>
          <table:table-cell office:value-type="string" calcext:value-type="string">
            <text:p>Aiding and Abetting: How an Uncritical Media Helped Trump's Rise</text:p>
          </table:table-cell>
        </table:table-row>
        <table:table-row table:style-name="ro1">
          <table:table-cell table:formula="of:=RAND()" office:value-type="float" office:value="0.712918069640306" calcext:value-type="float">
            <text:p>0.7129180696</text:p>
          </table:table-cell>
          <table:table-cell office:value-type="string" calcext:value-type="string">
            <text:p>2015-11-15 19:50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u17womensworldcup/news/y=2015/m=11/news=korea-dpr-pip-japan-to-asian-title-2733005.html</text:p>
          </table:table-cell>
          <table:table-cell office:value-type="string" calcext:value-type="string">
            <text:p>feedly:http://www.fifa.com/u17womensworldcup/news/y=2015/m=11/news=korea-dpr-pip-japan-to-asian-title-2733005.html</text:p>
          </table:table-cell>
          <table:table-cell table:formula="of:=HYPERLINK(CONCATENATE(&quot;http://localhost:3000/search?q=media_id:&quot;;[.E4];&quot; AND publish_date:[&quot;; LEFT( [.B4];10);&quot;T00:00:00Z TO &quot;;LEFT([.B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u17womensworldcup/news/y=2015/m=11/news=korea-dpr-pip-japan-to-asian-title-2733005.html</text:p>
          </table:table-cell>
          <table:table-cell office:value-type="string" calcext:value-type="string">
            <text:p>Korea DPR pip Japan to Asian title</text:p>
          </table:table-cell>
        </table:table-row>
        <table:table-row table:style-name="ro1">
          <table:table-cell table:formula="of:=RAND()" office:value-type="float" office:value="0.959950622290752" calcext:value-type="float">
            <text:p>0.9599506223</text:p>
          </table:table-cell>
          <table:table-cell office:value-type="string" calcext:value-type="string">
            <text:p>2015-08-28 10:31:32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office:value-type="string" calcext:value-type="string">
            <text:p>feedly:http://www.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table:formula="of:=HYPERLINK(CONCATENATE(&quot;http://localhost:3000/search?q=media_id:&quot;;[.E5];&quot; AND publish_date:[&quot;; LEFT( [.B5];10);&quot;T00:00:00Z TO &quot;;LEFT([.B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office:value-type="string" calcext:value-type="string">
            <text:p>トヨタ世界販売再び首位に VW上回る</text:p>
          </table:table-cell>
        </table:table-row>
        <table:table-row table:style-name="ro2">
          <table:table-cell table:formula="of:=RAND()" office:value-type="float" office:value="0.706043858086737" calcext:value-type="float">
            <text:p>0.7060438581</text:p>
          </table:table-cell>
          <table:table-cell office:value-type="string" calcext:value-type="string">
            <text:p>2016-03-23 08:28:00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974/%D8%AA%D8%B1%D9%83%D9%8A%D8%A7-%D8%AA%D9%87%D8%AF%D9%8A%D8%AF-%D9%8A%D8%BA%D9%84%D9%82-%D8%A7%D9%84%D9%82%D9%86%D8%B5%D9%84%D9%8A%D8%A9-%D8%A7%D9%84%D9%87%D9%88%D9%84%D9%86%D8%AF%D9%8A%D8%A9-%D9%81%D9%8A-%D8%A5%D8%B3%D8%B7%D9%86%D8%A8%D9%88%D9%84</text:p>
          </table:table-cell>
          <table:table-cell office:value-type="string" calcext:value-type="string">
            <text:p>feedly:http://www.elshaab.org/news/221974/%D8%AA%D8%B1%D9%83%D9%8A%D8%A7-%D8%AA%D9%87%D8%AF%D9%8A%D8%AF-%D9%8A%D8%BA%D9%84%D9%82-%D8%A7%D9%84%D9%82%D9%86%D8%B5%D9%84%D9%8A%D8%A9-%D8%A7%D9%84%D9%87%D9%88%D9%84%D9%86%D8%AF%D9%8A%D8%A9-%D9%81%D9%8A-%D8%A5%D8%B3%D8%B7%D9%86%D8%A8%D9%88%D9%84#ref=rss_feed</text:p>
          </table:table-cell>
          <table:table-cell table:formula="of:=HYPERLINK(CONCATENATE(&quot;http://localhost:3000/search?q=media_id:&quot;;[.E6];&quot; AND publish_date:[&quot;; LEFT( [.B6];10);&quot;T00:00:00Z TO &quot;;LEFT([.B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974/%D8%AA%D8%B1%D9%83%D9%8A%D8%A7-%D8%AA%D9%87%D8%AF%D9%8A%D8%AF-%D9%8A%D8%BA%D9%84%D9%82-%D8%A7%D9%84%D9%82%D9%86%D8%B5%D9%84%D9%8A%D8%A9-%D8%A7%D9%84%D9%87%D9%88%D9%84%D9%86%D8%AF%D9%8A%D8%A9-%D9%81%D9%8A-%D8%A5%D8%B3%D8%B7%D9%86%D8%A8%D9%88%D9%84#ref=rss_feed</text:p>
          </table:table-cell>
          <table:table-cell office:value-type="string" calcext:value-type="string">
            <text:p>&lt;div style="direction:rtl;text-align:right"&gt;تركيا.. تهديد يغلق القنصلية الهولندية في إسطنبول&lt;/div&gt;</text:p>
          </table:table-cell>
        </table:table-row>
        <table:table-row table:style-name="ro1">
          <table:table-cell table:formula="of:=RAND()" office:value-type="float" office:value="0.746883986038336" calcext:value-type="float">
            <text:p>0.746883986</text:p>
          </table:table-cell>
          <table:table-cell office:value-type="string" calcext:value-type="string">
            <text:p>2015-08-28 10:31:32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office:value-type="string" calcext:value-type="string">
            <text:p>feedly:http://www.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table:formula="of:=HYPERLINK(CONCATENATE(&quot;http://localhost:3000/search?q=media_id:&quot;;[.E7];&quot; AND publish_date:[&quot;; LEFT( [.B7];10);&quot;T00:00:00Z TO &quot;;LEFT([.B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office:value-type="string" calcext:value-type="string">
            <text:p>清原氏、薬物疑惑をきっぱり否定</text:p>
          </table:table-cell>
        </table:table-row>
        <table:table-row table:style-name="ro1">
          <table:table-cell table:formula="of:=RAND()" office:value-type="float" office:value="0.996349706365651" calcext:value-type="float">
            <text:p>0.9963497064</text:p>
          </table:table-cell>
          <table:table-cell office:value-type="string" calcext:value-type="string">
            <text:p>2016-02-27 00:29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ausbau-fast-alle-bruecken-muessen-abgerissen-werden-6160468.html?cmp=defrss</text:p>
          </table:table-cell>
          <table:table-cell office:value-type="string" calcext:value-type="string">
            <text:p>feedly:http://www.merkur.de/lokales/muenchen-lk-sued/landkreis/ausbau-fast-alle-bruecken-muessen-abgerissen-werden-6160468.html</text:p>
          </table:table-cell>
          <table:table-cell table:formula="of:=HYPERLINK(CONCATENATE(&quot;http://localhost:3000/search?q=media_id:&quot;;[.E8];&quot; AND publish_date:[&quot;; LEFT( [.B8];10);&quot;T00:00:00Z TO &quot;;LEFT([.B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ausbau-fast-alle-bruecken-muessen-abgerissen-werden-6160468.html?cmp=defrss</text:p>
          </table:table-cell>
          <table:table-cell office:value-type="string" calcext:value-type="string">
            <text:p>Fast alle Brücken müssen abgerissen werden</text:p>
          </table:table-cell>
        </table:table-row>
        <table:table-row table:style-name="ro1">
          <table:table-cell table:formula="of:=RAND()" office:value-type="float" office:value="0.831714041970642" calcext:value-type="float">
            <text:p>0.831714042</text:p>
          </table:table-cell>
          <table:table-cell office:value-type="string" calcext:value-type="string">
            <text:p>2010-10-16 10:04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0/10/16/malboisson</text:p>
          </table:table-cell>
          <table:table-cell office:value-type="string" calcext:value-type="string">
            <text:p>feedly:urn:md5:c0b719ef6de85665e574db2feb35b426</text:p>
          </table:table-cell>
          <table:table-cell table:formula="of:=HYPERLINK(CONCATENATE(&quot;http://localhost:3000/search?q=media_id:&quot;;[.E9];&quot; AND publish_date:[&quot;; LEFT( [.B9];10);&quot;T00:00:00Z TO &quot;;LEFT([.B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0/10/16/Malboisson</text:p>
          </table:table-cell>
          <table:table-cell office:value-type="string" calcext:value-type="string">
            <text:p>Malboisson</text:p>
          </table:table-cell>
        </table:table-row>
        <table:table-row table:style-name="ro1">
          <table:table-cell table:formula="of:=RAND()" office:value-type="float" office:value="0.219518335227791" calcext:value-type="float">
            <text:p>0.2195183352</text:p>
          </table:table-cell>
          <table:table-cell office:value-type="string" calcext:value-type="string">
            <text:p>2014-10-04 10:13:08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0245.html</text:p>
          </table:table-cell>
          <table:table-cell office:value-type="string" calcext:value-type="string">
            <text:p>feedly:urn:lj:livejournal.com:atom1:olgazhuravliova:2830245</text:p>
          </table:table-cell>
          <table:table-cell table:formula="of:=HYPERLINK(CONCATENATE(&quot;http://localhost:3000/search?q=media_id:&quot;;[.E10];&quot; AND publish_date:[&quot;; LEFT( [.B10];10);&quot;T00:00:00Z TO &quot;;LEFT([.B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0245.html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 table:formula="of:=RAND()" office:value-type="float" office:value="0.347833996502025" calcext:value-type="float">
            <text:p>0.3478339965</text:p>
          </table:table-cell>
          <table:table-cell office:value-type="string" calcext:value-type="string">
            <text:p>2014-09-15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6/4351945/big-firms-agree-to-cut-use-of.html</text:p>
          </table:table-cell>
          <table:table-cell office:value-type="string" calcext:value-type="string">
            <text:p>feedly:http://www.miamiherald.com/2014/09/16/4351945/big-firms-agree-to-cut-use-of.html</text:p>
          </table:table-cell>
          <table:table-cell table:formula="of:=HYPERLINK(CONCATENATE(&quot;http://localhost:3000/search?q=media_id:&quot;;[.E11];&quot; AND publish_date:[&quot;; LEFT( [.B11];10);&quot;T00:00:00Z TO &quot;;LEFT([.B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6/4351945/big-firms-agree-to-cut-use-of.html</text:p>
          </table:table-cell>
          <table:table-cell office:value-type="string" calcext:value-type="string">
            <text:p>Big firms agree to cut use of coolants that add to global warming</text:p>
          </table:table-cell>
        </table:table-row>
        <table:table-row table:style-name="ro1">
          <table:table-cell table:formula="of:=RAND()" office:value-type="float" office:value="0.999904332904855" calcext:value-type="float">
            <text:p>0.9999043329</text:p>
          </table:table-cell>
          <table:table-cell office:value-type="string" calcext:value-type="string">
            <text:p>2016-03-23 13:30:50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cc-world-twenty20-2016-semi-final-scenario-what-teams-need-to-do-to-qualify/</text:p>
          </table:table-cell>
          <table:table-cell office:value-type="string" calcext:value-type="string">
            <text:p>feedly:http://indianexpress.com/?post_type=article&amp;p=2722708</text:p>
          </table:table-cell>
          <table:table-cell table:formula="of:=HYPERLINK(CONCATENATE(&quot;http://localhost:3000/search?q=media_id:&quot;;[.E12];&quot; AND publish_date:[&quot;; LEFT( [.B12];10);&quot;T00:00:00Z TO &quot;;LEFT([.B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cc-world-twenty20-2016-semi-final-scenario-what-teams-need-to-do-to-qualify/</text:p>
          </table:table-cell>
          <table:table-cell office:value-type="string" calcext:value-type="string">
            <text:p>ICC World Twenty20 2016 semi-final scenario: What teams need to do to qualify?</text:p>
          </table:table-cell>
        </table:table-row>
        <table:table-row table:style-name="ro1">
          <table:table-cell table:formula="of:=RAND()" office:value-type="float" office:value="0.326883451877059" calcext:value-type="float">
            <text:p>0.3268834519</text:p>
          </table:table-cell>
          <table:table-cell office:value-type="string" calcext:value-type="string">
            <text:p>2016-03-23 01:55:00</text:p>
          </table:table-cell>
          <table:table-cell office:value-type="float" office:value="348882" calcext:value-type="float">
            <text:p>34888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3/us-indexes-mostly-fall-travel-companies-drop-after/</text:p>
          </table:table-cell>
          <table:table-cell office:value-type="string" calcext:value-type="string">
            <text:p>feedly:http://www.newstribune.com/news/2016/mar/23/us-indexes-mostly-fall-travel-companies-drop-after/</text:p>
          </table:table-cell>
          <table:table-cell table:formula="of:=HYPERLINK(CONCATENATE(&quot;http://localhost:3000/search?q=media_id:&quot;;[.E13];&quot; AND publish_date:[&quot;; LEFT( [.B13];10);&quot;T00:00:00Z TO &quot;;LEFT([.B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3/us-indexes-mostly-fall-travel-companies-drop-after/</text:p>
          </table:table-cell>
          <table:table-cell office:value-type="string" calcext:value-type="string">
            <text:p>US indexes mostly fall; travel companies drop after attacks</text:p>
          </table:table-cell>
        </table:table-row>
        <table:table-row table:style-name="ro1">
          <table:table-cell table:formula="of:=RAND()" office:value-type="float" office:value="0.306036540102431" calcext:value-type="float">
            <text:p>0.3060365401</text:p>
          </table:table-cell>
          <table:table-cell office:value-type="string" calcext:value-type="string">
            <text:p>2015-10-28 19:01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6bebfd92/sc/3/l/0l0sdigitalspy0o0csoaps0cs140cneighbours0cinterviews0ca6760a580cneighbours0estar0ecolette0emann0ereveals0esheila0efire0edrama0eshes0eriddled0ewith0eguilt0bhtml0drss/story01.htm</text:p>
          </table:table-cell>
          <table:table-cell office:value-type="string" calcext:value-type="string">
            <text:p>feedly:http://www.digitalspy.co.uk/soaps/s14/neighbours/interviews/a676058/neighbours-star-colette-mann-reveals-sheila-fire-drama-shes-riddled-with-guilt.html</text:p>
          </table:table-cell>
          <table:table-cell table:formula="of:=HYPERLINK(CONCATENATE(&quot;http://localhost:3000/search?q=media_id:&quot;;[.E14];&quot; AND publish_date:[&quot;; LEFT( [.B14];10);&quot;T00:00:00Z TO &quot;;LEFT([.B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6bebfd92/sc/3/l/0L0Sdigitalspy0O0Csoaps0Cs140Cneighbours0Cinterviews0Ca6760A580Cneighbours0Estar0Ecolette0Emann0Ereveals0Esheila0Efire0Edrama0Eshes0Eriddled0Ewith0Eguilt0Bhtml0Drss/story01.htm</text:p>
          </table:table-cell>
          <table:table-cell office:value-type="string" calcext:value-type="string">
            <text:p>Neighbours star Colette Mann reveals Sheila fire drama: 'She's riddled with guilt'</text:p>
          </table:table-cell>
        </table:table-row>
        <table:table-row table:style-name="ro1">
          <table:table-cell table:formula="of:=RAND()" office:value-type="float" office:value="0.447485231600765" calcext:value-type="float">
            <text:p>0.4474852316</text:p>
          </table:table-cell>
          <table:table-cell office:value-type="string" calcext:value-type="string">
            <text:p>2013-03-04 12:54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heolnnyita4/mai-intai-de-toate-demonstreaza.html</text:p>
          </table:table-cell>
          <table:table-cell office:value-type="string" calcext:value-type="string">
            <text:p>feedly:tag:blogger.com,1999:blog-4453621283980099982.post-3847050315403845673</text:p>
          </table:table-cell>
          <table:table-cell table:formula="of:=HYPERLINK(CONCATENATE(&quot;http://localhost:3000/search?q=media_id:&quot;;[.E15];&quot; AND publish_date:[&quot;; LEFT( [.B15];10);&quot;T00:00:00Z TO &quot;;LEFT([.B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hEolnnYitA4/mai-intai-de-toate-demonstreaza.html</text:p>
          </table:table-cell>
          <table:table-cell office:value-type="string" calcext:value-type="string">
            <text:p>Mai intai de toate DEMONSTREAZA</text:p>
          </table:table-cell>
        </table:table-row>
        <table:table-row table:style-name="ro1">
          <table:table-cell table:formula="of:=RAND()" office:value-type="float" office:value="0.957439451634565" calcext:value-type="float">
            <text:p>0.9574394516</text:p>
          </table:table-cell>
          <table:table-cell office:value-type="string" calcext:value-type="string">
            <text:p>2015-05-14 05:14:22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6157</text:p>
          </table:table-cell>
          <table:table-cell office:value-type="string" calcext:value-type="string">
            <text:p>feedly:ya.ru:62198540:26157</text:p>
          </table:table-cell>
          <table:table-cell table:formula="of:=HYPERLINK(CONCATENATE(&quot;http://localhost:3000/search?q=media_id:&quot;;[.E16];&quot; AND publish_date:[&quot;; LEFT( [.B16];10);&quot;T00:00:00Z TO &quot;;LEFT([.B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6157</text:p>
          </table:table-cell>
          <table:table-cell office:value-type="string" calcext:value-type="string">
            <text:p>Три новости почты для мобильных браузеров</text:p>
          </table:table-cell>
        </table:table-row>
        <table:table-row table:style-name="ro1">
          <table:table-cell table:formula="of:=RAND()" office:value-type="float" office:value="0.606253170636074" calcext:value-type="float">
            <text:p>0.6062531706</text:p>
          </table:table-cell>
          <table:table-cell office:value-type="string" calcext:value-type="string">
            <text:p>2016-01-20 08:09:34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2528.html</text:p>
          </table:table-cell>
          <table:table-cell office:value-type="string" calcext:value-type="string">
            <text:p>feedly:urn:lj:livejournal.com:atom1:latinyanin:352528</text:p>
          </table:table-cell>
          <table:table-cell table:formula="of:=HYPERLINK(CONCATENATE(&quot;http://localhost:3000/search?q=media_id:&quot;;[.E17];&quot; AND publish_date:[&quot;; LEFT( [.B17];10);&quot;T00:00:00Z TO &quot;;LEFT([.B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2528.html</text:p>
          </table:table-cell>
          <table:table-cell office:value-type="string" calcext:value-type="string">
            <text:p>Наблюдение</text:p>
          </table:table-cell>
        </table:table-row>
        <table:table-row table:style-name="ro1">
          <table:table-cell table:formula="of:=RAND()" office:value-type="float" office:value="0.207802871438657" calcext:value-type="float">
            <text:p>0.2078028714</text:p>
          </table:table-cell>
          <table:table-cell office:value-type="string" calcext:value-type="string">
            <text:p>2016-03-22 07:3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koncerty/artykuly/516271,krakow-live-festival-2016-gwiazda-sia-massive-attack-damian-jr-gong-marley-bilety.html</text:p>
          </table:table-cell>
          <table:table-cell office:value-type="string" calcext:value-type="string">
            <text:p>feedly:http://muzyka.dziennik.pl/koncerty/artykuly/516271,krakow-live-festival-2016-gwiazda-sia-massive-attack-damian-jr-gong-marley-bilety.html</text:p>
          </table:table-cell>
          <table:table-cell table:formula="of:=HYPERLINK(CONCATENATE(&quot;http://localhost:3000/search?q=media_id:&quot;;[.E18];&quot; AND publish_date:[&quot;; LEFT( [.B18];10);&quot;T00:00:00Z TO &quot;;LEFT([.B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koncerty/artykuly/516271,krakow-live-festival-2016-gwiazda-sia-massive-attack-damian-jr-gong-marley-bilety.html</text:p>
          </table:table-cell>
          <table:table-cell office:value-type="string" calcext:value-type="string">
            <text:p>Sia i Massive Attack gwiazdami Kraków Live Festival 2016. Kto jeszcze wystąpi?</text:p>
          </table:table-cell>
        </table:table-row>
        <table:table-row table:style-name="ro1">
          <table:table-cell table:formula="of:=RAND()" office:value-type="float" office:value="0.405565296419872" calcext:value-type="float">
            <text:p>0.4055652964</text:p>
          </table:table-cell>
          <table:table-cell office:value-type="string" calcext:value-type="string">
            <text:p>2016-02-24 15:58:12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224-can-any-republican-stop-donald-trump.ece</text:p>
          </table:table-cell>
          <table:table-cell office:value-type="string" calcext:value-type="string">
            <text:p>feedly:http://www.dallasnews.com/news/columnists/gromer-jeffers-jr/20160224-can-any-republican-stop-donald-trump.ece</text:p>
          </table:table-cell>
          <table:table-cell table:formula="of:=HYPERLINK(CONCATENATE(&quot;http://localhost:3000/search?q=media_id:&quot;;[.E19];&quot; AND publish_date:[&quot;; LEFT( [.B19];10);&quot;T00:00:00Z TO &quot;;LEFT([.B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224-can-any-republican-stop-donald-trump.ece</text:p>
          </table:table-cell>
          <table:table-cell office:value-type="string" calcext:value-type="string">
            <text:p>Can any Republican stop Donald Trump?</text:p>
          </table:table-cell>
        </table:table-row>
        <table:table-row table:style-name="ro1">
          <table:table-cell table:formula="of:=RAND()" office:value-type="float" office:value="0.711610188500505" calcext:value-type="float">
            <text:p>0.7116101885</text:p>
          </table:table-cell>
          <table:table-cell office:value-type="string" calcext:value-type="string">
            <text:p>2010-03-09 15:38:02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9/article-in-the-bahama-journal-make-a-difference/</text:p>
          </table:table-cell>
          <table:table-cell office:value-type="string" calcext:value-type="string">
            <text:p>feedly:http://bahatiansolidarity.wordpress.com/?p=292</text:p>
          </table:table-cell>
          <table:table-cell table:formula="of:=HYPERLINK(CONCATENATE(&quot;http://localhost:3000/search?q=media_id:&quot;;[.E20];&quot; AND publish_date:[&quot;; LEFT( [.B20];10);&quot;T00:00:00Z TO &quot;;LEFT([.B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9/article-in-the-bahama-journal-make-a-difference/</text:p>
          </table:table-cell>
          <table:table-cell office:value-type="string" calcext:value-type="string">
            <text:p>Article in The Bahama Journal – “Make a Difference”</text:p>
          </table:table-cell>
        </table:table-row>
        <table:table-row table:style-name="ro1">
          <table:table-cell table:formula="of:=RAND()" office:value-type="float" office:value="0.371775346101914" calcext:value-type="float">
            <text:p>0.3717753461</text:p>
          </table:table-cell>
          <table:table-cell office:value-type="string" calcext:value-type="string">
            <text:p>2015-11-22 18:37:43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2-thursday-s-tvradio-listings-nov.-26.ece</text:p>
          </table:table-cell>
          <table:table-cell office:value-type="string" calcext:value-type="string">
            <text:p>feedly:http://www.dallasnews.com/sports/more-sports/tv-radio-listings/20151122-thursday-s-tvradio-listings-nov.-26.ece</text:p>
          </table:table-cell>
          <table:table-cell table:formula="of:=HYPERLINK(CONCATENATE(&quot;http://localhost:3000/search?q=media_id:&quot;;[.E21];&quot; AND publish_date:[&quot;; LEFT( [.B21];10);&quot;T00:00:00Z TO &quot;;LEFT([.B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2-thursday-s-tvradio-listings-nov.-26.ece</text:p>
          </table:table-cell>
          <table:table-cell office:value-type="string" calcext:value-type="string">
            <text:p>Thursday's TV/Radio listings (Nov. 26)</text:p>
          </table:table-cell>
        </table:table-row>
        <table:table-row table:style-name="ro1">
          <table:table-cell table:formula="of:=RAND()" office:value-type="float" office:value="0.710045949240485" calcext:value-type="float">
            <text:p>0.7100459492</text:p>
          </table:table-cell>
          <table:table-cell office:value-type="string" calcext:value-type="string">
            <text:p>2012-12-11 10:42:55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6976.html</text:p>
          </table:table-cell>
          <table:table-cell office:value-type="string" calcext:value-type="string">
            <text:p>feedly:urn:lj:livejournal.com:atom1:alex_spd:76976</text:p>
          </table:table-cell>
          <table:table-cell table:formula="of:=HYPERLINK(CONCATENATE(&quot;http://localhost:3000/search?q=media_id:&quot;;[.E22];&quot; AND publish_date:[&quot;; LEFT( [.B22];10);&quot;T00:00:00Z TO &quot;;LEFT([.B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6976.html</text:p>
          </table:table-cell>
          <table:table-cell office:value-type="string" calcext:value-type="string">
            <text:p>промышленность</text:p>
          </table:table-cell>
        </table:table-row>
        <table:table-row table:style-name="ro1">
          <table:table-cell table:formula="of:=RAND()" office:value-type="float" office:value="0.259141048293043" calcext:value-type="float">
            <text:p>0.2591410483</text:p>
          </table:table-cell>
          <table:table-cell office:value-type="string" calcext:value-type="string">
            <text:p>2014-03-09 10:39:53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9738.html</text:p>
          </table:table-cell>
          <table:table-cell office:value-type="string" calcext:value-type="string">
            <text:p>feedly:urn:lj:livejournal.com:atom1:alex_spd:79738</text:p>
          </table:table-cell>
          <table:table-cell table:formula="of:=HYPERLINK(CONCATENATE(&quot;http://localhost:3000/search?q=media_id:&quot;;[.E23];&quot; AND publish_date:[&quot;; LEFT( [.B23];10);&quot;T00:00:00Z TO &quot;;LEFT([.B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9738.html</text:p>
          </table:table-cell>
          <table:table-cell office:value-type="string" calcext:value-type="string">
            <text:p>Silver linen in a cloud</text:p>
          </table:table-cell>
        </table:table-row>
        <table:table-row table:style-name="ro1">
          <table:table-cell table:formula="of:=RAND()" office:value-type="float" office:value="0.486255906623046" calcext:value-type="float">
            <text:p>0.4862559066</text:p>
          </table:table-cell>
          <table:table-cell office:value-type="string" calcext:value-type="string">
            <text:p>2016-03-23 06:32:08</text:p>
          </table:table-cell>
          <table:table-cell office:value-type="float" office:value="82151" calcext:value-type="float">
            <text:p>82151</text:p>
          </table:table-cell>
          <table:table-cell office:value-type="float" office:value="0" calcext:value-type="float">
            <text:p>0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5ef89/sc/1/l/0lcn0breuters0n0carticle0cidcnl3s16v3o10dfeedtype0frss0gfeedname0fcnmktnews/story01.htm</text:p>
          </table:table-cell>
          <table:table-cell office:value-type="string" calcext:value-type="string">
            <text:p>feedly:CNL3S16V3O1</text:p>
          </table:table-cell>
          <table:table-cell table:formula="of:=HYPERLINK(CONCATENATE(&quot;http://localhost:3000/search?q=media_id:&quot;;[.E24];&quot; AND publish_date:[&quot;; LEFT( [.B24];10);&quot;T00:00:00Z TO &quot;;LEFT([.B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5ef89/sc/1/l/0Lcn0Breuters0N0Carticle0CidCNL3S16V3O10DfeedType0FRSS0GfeedName0FcnMktNews/story01.htm</text:p>
          </table:table-cell>
          <table:table-cell office:value-type="string" calcext:value-type="string">
            <text:p>投行观点：德意志银行将Medley Management Inc 目标价下调至7美元，评级为买入</text:p>
          </table:table-cell>
        </table:table-row>
        <table:table-row table:style-name="ro1">
          <table:table-cell table:formula="of:=RAND()" office:value-type="float" office:value="0.937902031059869" calcext:value-type="float">
            <text:p>0.9379020311</text:p>
          </table:table-cell>
          <table:table-cell office:value-type="string" calcext:value-type="string">
            <text:p>2016-03-23 07:22:00</text:p>
          </table:table-cell>
          <table:table-cell office:value-type="float" office:value="66918" calcext:value-type="float">
            <text:p>66918</text:p>
          </table:table-cell>
          <table:table-cell office:value-type="float" office:value="1" calcext:value-type="float">
            <text:p>1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2239.ece/zoektocht-naar-georgische-nabestaanden</text:p>
          </table:table-cell>
          <table:table-cell office:value-type="string" calcext:value-type="string">
            <text:p>feedly:http://www.noordhollandsdagblad.nl/stadstreek/kennemerland/article27932239.ece/Zoektocht-naar-Georgische-nabestaanden</text:p>
          </table:table-cell>
          <table:table-cell table:formula="of:=HYPERLINK(CONCATENATE(&quot;http://localhost:3000/search?q=media_id:&quot;;[.E25];&quot; AND publish_date:[&quot;; LEFT( [.B25];10);&quot;T00:00:00Z TO &quot;;LEFT([.B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2239.ece/Zoektocht-naar-Georgische-nabestaanden</text:p>
          </table:table-cell>
          <table:table-cell office:value-type="string" calcext:value-type="string">
            <text:p>Zoektocht naar Georgische nabestaanden</text:p>
          </table:table-cell>
        </table:table-row>
        <table:table-row table:style-name="ro1">
          <table:table-cell table:formula="of:=RAND()" office:value-type="float" office:value="0.472987362121174" calcext:value-type="float">
            <text:p>0.4729873621</text:p>
          </table:table-cell>
          <table:table-cell office:value-type="string" calcext:value-type="string">
            <text:p>2012-12-31 16:03:14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2-12-31/junior-can-take-gold-sprint</text:p>
          </table:table-cell>
          <table:table-cell office:value-type="string" calcext:value-type="string">
            <text:p>feedly:57032 at http://www.guardian.co.tt</text:p>
          </table:table-cell>
          <table:table-cell table:formula="of:=HYPERLINK(CONCATENATE(&quot;http://localhost:3000/search?q=media_id:&quot;;[.E26];&quot; AND publish_date:[&quot;; LEFT( [.B26];10);&quot;T00:00:00Z TO &quot;;LEFT([.B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2-12-31/junior-can-take-gold-sprint</text:p>
          </table:table-cell>
          <table:table-cell office:value-type="string" calcext:value-type="string">
            <text:p>Junior can take Gold sprint</text:p>
          </table:table-cell>
        </table:table-row>
        <table:table-row table:style-name="ro1">
          <table:table-cell table:formula="of:=RAND()" office:value-type="float" office:value="0.491558500656058" calcext:value-type="float">
            <text:p>0.4915585007</text:p>
          </table:table-cell>
          <table:table-cell office:value-type="string" calcext:value-type="string">
            <text:p>2016-03-20 06:55:39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1209.html</text:p>
          </table:table-cell>
          <table:table-cell office:value-type="string" calcext:value-type="string">
            <text:p>feedly:urn:lj:livejournal.com:atom1:freigeist25:831209</text:p>
          </table:table-cell>
          <table:table-cell table:formula="of:=HYPERLINK(CONCATENATE(&quot;http://localhost:3000/search?q=media_id:&quot;;[.E27];&quot; AND publish_date:[&quot;; LEFT( [.B27];10);&quot;T00:00:00Z TO &quot;;LEFT([.B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1209.html</text:p>
          </table:table-cell>
          <table:table-cell office:value-type="string" calcext:value-type="string">
            <text:p>Heino - Märkische Heide (HQ)</text:p>
          </table:table-cell>
        </table:table-row>
        <table:table-row table:style-name="ro1">
          <table:table-cell table:formula="of:=RAND()" office:value-type="float" office:value="0.48539837082979" calcext:value-type="float">
            <text:p>0.4853983708</text:p>
          </table:table-cell>
          <table:table-cell office:value-type="string" calcext:value-type="string">
            <text:p>2016-03-23 04:45:43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4%B8%AD%E8%8F%AF%E9%9B%BB%E8%91%A3%E4%BA%8B%E6%9C%83%E9%80%9A%E9%81%8E%E8%AA%BF%E8%96%AA-%E6%AF%8F%E4%BA%BA%E6%AF%8F%E6%9C%88%E5%8A%A0%E8%96%AA500%E5%85%83-094543360.html</text:p>
          </table:table-cell>
          <table:table-cell office:value-type="string" calcext:value-type="string">
            <text:p>feedly:%E4%B8%AD%E8%8F%AF%E9%9B%BB%E8%91%A3%E4%BA%8B%E6%9C%83%E9%80%9A%E9%81%8E%E8%AA%BF%E8%96%AA-%E6%AF%8F%E4%BA%BA%E6%AF%8F%E6%9C%88%E5%8A%A0%E8%96%AA500%E5%85%83-094543360</text:p>
          </table:table-cell>
          <table:table-cell table:formula="of:=HYPERLINK(CONCATENATE(&quot;http://localhost:3000/search?q=media_id:&quot;;[.E28];&quot; AND publish_date:[&quot;; LEFT( [.B28];10);&quot;T00:00:00Z TO &quot;;LEFT([.B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4%B8%AD%E8%8F%AF%E9%9B%BB%E8%91%A3%E4%BA%8B%E6%9C%83%E9%80%9A%E9%81%8E%E8%AA%BF%E8%96%AA-%E6%AF%8F%E4%BA%BA%E6%AF%8F%E6%9C%88%E5%8A%A0%E8%96%AA500%E5%85%83-094543360.html</text:p>
          </table:table-cell>
          <table:table-cell office:value-type="string" calcext:value-type="string">
            <text:p>中華電董事會通過調薪 每人每月加薪500元</text:p>
          </table:table-cell>
        </table:table-row>
        <table:table-row table:style-name="ro1">
          <table:table-cell table:formula="of:=RAND()" office:value-type="float" office:value="0.701458362941725" calcext:value-type="float">
            <text:p>0.7014583629</text:p>
          </table:table-cell>
          <table:table-cell office:value-type="string" calcext:value-type="string">
            <text:p>2015-08-28 09:36:23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office:value-type="string" calcext:value-type="string">
            <text:p>feedly: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table:formula="of:=HYPERLINK(CONCATENATE(&quot;http://localhost:3000/search?q=media_id:&quot;;[.E29];&quot; AND publish_date:[&quot;; LEFT( [.B29];10);&quot;T00:00:00Z TO &quot;;LEFT([.B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office:value-type="string" calcext:value-type="string">
            <text:p>ネスレ「奴隷労働」由来の製品販売か</text:p>
          </table:table-cell>
        </table:table-row>
        <table:table-row table:style-name="ro1">
          <table:table-cell table:formula="of:=RAND()" office:value-type="float" office:value="0.647328402249953" calcext:value-type="float">
            <text:p>0.6473284022</text:p>
          </table:table-cell>
          <table:table-cell office:value-type="string" calcext:value-type="string">
            <text:p>2016-03-22 12:17:33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188</text:p>
          </table:table-cell>
          <table:table-cell office:value-type="string" calcext:value-type="string">
            <text:p>feedly:https://communities.intel.com/thread/100188</text:p>
          </table:table-cell>
          <table:table-cell table:formula="of:=HYPERLINK(CONCATENATE(&quot;http://localhost:3000/search?q=media_id:&quot;;[.E30];&quot; AND publish_date:[&quot;; LEFT( [.B30];10);&quot;T00:00:00Z TO &quot;;LEFT([.B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188</text:p>
          </table:table-cell>
          <table:table-cell office:value-type="string" calcext:value-type="string">
            <text:p>FPS drop when activating voice</text:p>
          </table:table-cell>
        </table:table-row>
        <table:table-row table:style-name="ro1">
          <table:table-cell table:formula="of:=RAND()" office:value-type="float" office:value="0.0277874120634781" calcext:value-type="float">
            <text:p>0.0277874121</text:p>
          </table:table-cell>
          <table:table-cell office:value-type="string" calcext:value-type="string">
            <text:p>2016-02-21 09:36:58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profile/joaobernardooliveira?xg_source=activity</text:p>
          </table:table-cell>
          <table:table-cell office:value-type="string" calcext:value-type="string">
            <text:p>feedly:00000000005104b700000000124af2fec913f41e1d9455cb</text:p>
          </table:table-cell>
          <table:table-cell table:formula="of:=HYPERLINK(CONCATENATE(&quot;http://localhost:3000/search?q=media_id:&quot;;[.E31];&quot; AND publish_date:[&quot;; LEFT( [.B31];10);&quot;T00:00:00Z TO &quot;;LEFT([.B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profile/JoaoBernardoOliveira?xg_source=activity</text:p>
          </table:table-cell>
          <table:table-cell office:value-type="string" calcext:value-type="string">
            <text:p>Joao Bernardo Oliveira é agora um membro de Águas do Gandarela</text:p>
          </table:table-cell>
        </table:table-row>
        <table:table-row table:style-name="ro1">
          <table:table-cell table:formula="of:=RAND()" office:value-type="float" office:value="0.236496884211144" calcext:value-type="float">
            <text:p>0.2364968842</text:p>
          </table:table-cell>
          <table:table-cell office:value-type="string" calcext:value-type="string">
            <text:p>2011-10-07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0/lai08827.mp4</text:p>
          </table:table-cell>
          <table:table-cell office:value-type="string" calcext:value-type="string">
            <text:p>feedly:http://lrt-live.data.lt:8080/media/VIDEO/2011-10/LAI08827.mp4</text:p>
          </table:table-cell>
          <table:table-cell table:formula="of:=HYPERLINK(CONCATENATE(&quot;http://localhost:3000/search?q=media_id:&quot;;[.E32];&quot; AND publish_date:[&quot;; LEFT( [.B32];10);&quot;T00:00:00Z TO &quot;;LEFT([.B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0/LAI08827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668900268822659" calcext:value-type="float">
            <text:p>0.6689002688</text:p>
          </table:table-cell>
          <table:table-cell office:value-type="string" calcext:value-type="string">
            <text:p>2015-08-23 19:41:19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razoes-para-dividir-a-cama-com-seu-cachorro/</text:p>
          </table:table-cell>
          <table:table-cell office:value-type="string" calcext:value-type="string">
            <text:p>feedly:http://www.dogurbano.com.br/razoes-para-dividir-a-cama-com-seu-cachorro/</text:p>
          </table:table-cell>
          <table:table-cell table:formula="of:=HYPERLINK(CONCATENATE(&quot;http://localhost:3000/search?q=media_id:&quot;;[.E33];&quot; AND publish_date:[&quot;; LEFT( [.B33];10);&quot;T00:00:00Z TO &quot;;LEFT([.B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razoes-para-dividir-a-cama-com-seu-cachorro/</text:p>
          </table:table-cell>
          <table:table-cell office:value-type="string" calcext:value-type="string">
            <text:p>Razões para dividir a cama com seu cachorro</text:p>
          </table:table-cell>
        </table:table-row>
        <table:table-row table:style-name="ro2">
          <table:table-cell table:formula="of:=RAND()" office:value-type="float" office:value="0.65109363801293" calcext:value-type="float">
            <text:p>0.651093638</text:p>
          </table:table-cell>
          <table:table-cell office:value-type="string" calcext:value-type="string">
            <text:p>2016-03-22 05:42:43</text:p>
          </table:table-cell>
          <table:table-cell office:value-type="float" office:value="375035" calcext:value-type="float">
            <text:p>375035</text:p>
          </table:table-cell>
          <table:table-cell office:value-type="float" office:value="0" calcext:value-type="float">
            <text:p>0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834/%D8%A3%D8%AD%D9%85%D8%AF-%D9%85%D9%86%D8%B5%D9%88%D8%B1-%D9%8A%D9%83%D8%AA%D8%A8%D9%84%D9%85%D8%A7%D8%B0%D8%A7-%D8%B1%D8%B6%D8%AE%D8%AA-%D8%A3%D9%88%D8%B1%D9%88%D8%A8%D8%A7-%D9%84%D8%B4%D8%B1%D9%88%D8%B7-%D8%AA%D8%B1%D9%83%D9%8A%D8%A7-%D8%9F</text:p>
          </table:table-cell>
          <table:table-cell office:value-type="string" calcext:value-type="string">
            <text:p>feedly:http://www.elshaab.org/news/221834/%D8%A3%D8%AD%D9%85%D8%AF-%D9%85%D9%86%D8%B5%D9%88%D8%B1-%D9%8A%D9%83%D8%AA%D8%A8%D9%84%D9%85%D8%A7%D8%B0%D8%A7-%D8%B1%D8%B6%D8%AE%D8%AA-%D8%A3%D9%88%D8%B1%D9%88%D8%A8%D8%A7-%D9%84%D8%B4%D8%B1%D9%88%D8%B7-%D8%AA%D8%B1%D9%83%D9%8A%D8%A7-%D8%9F#ref=rss_feed</text:p>
          </table:table-cell>
          <table:table-cell table:formula="of:=HYPERLINK(CONCATENATE(&quot;http://localhost:3000/search?q=media_id:&quot;;[.E34];&quot; AND publish_date:[&quot;; LEFT( [.B34];10);&quot;T00:00:00Z TO &quot;;LEFT([.B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834/%D8%A3%D8%AD%D9%85%D8%AF-%D9%85%D9%86%D8%B5%D9%88%D8%B1-%D9%8A%D9%83%D8%AA%D8%A8%D9%84%D9%85%D8%A7%D8%B0%D8%A7-%D8%B1%D8%B6%D8%AE%D8%AA-%D8%A3%D9%88%D8%B1%D9%88%D8%A8%D8%A7-%D9%84%D8%B4%D8%B1%D9%88%D8%B7-%D8%AA%D8%B1%D9%83%D9%8A%D8%A7-%D8%9F#ref=rss_feed</text:p>
          </table:table-cell>
          <table:table-cell office:value-type="string" calcext:value-type="string">
            <text:p>&lt;div style="direction:rtl;text-align:right"&gt;أحمد منصور يكتب:لماذا رضخت أوروبا لشروط تركيا ؟&lt;/div&gt;</text:p>
          </table:table-cell>
        </table:table-row>
        <table:table-row table:style-name="ro1">
          <table:table-cell table:formula="of:=RAND()" office:value-type="float" office:value="0.440392915784012" calcext:value-type="float">
            <text:p>0.4403929158</text:p>
          </table:table-cell>
          <table:table-cell office:value-type="string" calcext:value-type="string">
            <text:p>2015-11-07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8-de-noviembre-de-2015.html</text:p>
          </table:table-cell>
          <table:table-cell office:value-type="string" calcext:value-type="string">
            <text:p>feedly:http://www.cope.es/menu/programas/iglesia-noticia/inicio_Iglesia-Noticia-del-8-de-noviembre-de-2015/seccion=2035&amp;idioma=es_ES&amp;activo=12&amp;id=2015110816290001.do</text:p>
          </table:table-cell>
          <table:table-cell table:formula="of:=HYPERLINK(CONCATENATE(&quot;http://localhost:3000/search?q=media_id:&quot;;[.E35];&quot; AND publish_date:[&quot;; LEFT( [.B35];10);&quot;T00:00:00Z TO &quot;;LEFT([.B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8-de-noviembre-de-2015.html</text:p>
          </table:table-cell>
          <table:table-cell office:value-type="string" calcext:value-type="string">
            <text:p>En Iglesia Noticia del 8 de noviembre de 2015: Nombramientos y jubileo</text:p>
          </table:table-cell>
        </table:table-row>
        <table:table-row table:style-name="ro1">
          <table:table-cell table:formula="of:=RAND()" office:value-type="float" office:value="0.350914784853203" calcext:value-type="float">
            <text:p>0.3509147849</text:p>
          </table:table-cell>
          <table:table-cell office:value-type="string" calcext:value-type="string">
            <text:p>2016-02-17 23:25:51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news/local-news/20160217-at-mexican-border-pope-bemoans-migrant-crisis-urges-respect-for-all.ece</text:p>
          </table:table-cell>
          <table:table-cell office:value-type="string" calcext:value-type="string">
            <text:p>feedly:http://www.dallasnews.com/news/local-news/20160217-at-mexican-border-pope-bemoans-migrant-crisis-urges-respect-for-all.ece</text:p>
          </table:table-cell>
          <table:table-cell table:formula="of:=HYPERLINK(CONCATENATE(&quot;http://localhost:3000/search?q=media_id:&quot;;[.E36];&quot; AND publish_date:[&quot;; LEFT( [.B36];10);&quot;T00:00:00Z TO &quot;;LEFT([.B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local-news/20160217-at-mexican-border-pope-bemoans-migrant-crisis-urges-respect-for-all.ece</text:p>
          </table:table-cell>
          <table:table-cell office:value-type="string" calcext:value-type="string">
            <text:p>At Mexican border, pope bemoans migrant crisis, urges respect for all</text:p>
          </table:table-cell>
        </table:table-row>
        <table:table-row table:style-name="ro1">
          <table:table-cell table:formula="of:=RAND()" office:value-type="float" office:value="0.256996104942357" calcext:value-type="float">
            <text:p>0.2569961049</text:p>
          </table:table-cell>
          <table:table-cell office:value-type="string" calcext:value-type="string">
            <text:p>2016-03-22 12:21:53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0065.ece/om-eist-celstraf-tegen-heemskerker-in-ontuchtzaak_</text:p>
          </table:table-cell>
          <table:table-cell office:value-type="string" calcext:value-type="string">
            <text:p>feedly:http://www.noordhollandsdagblad.nl/stadstreek/kennemerland/article27930065.ece/OM-eist-celstraf-tegen-Heemskerker-in-ontuchtzaak_</text:p>
          </table:table-cell>
          <table:table-cell table:formula="of:=HYPERLINK(CONCATENATE(&quot;http://localhost:3000/search?q=media_id:&quot;;[.E37];&quot; AND publish_date:[&quot;; LEFT( [.B37];10);&quot;T00:00:00Z TO &quot;;LEFT([.B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0065.ece/OM-eist-celstraf-tegen-Heemskerker-in-ontuchtzaak_</text:p>
          </table:table-cell>
          <table:table-cell office:value-type="string" calcext:value-type="string">
            <text:p>OM eist celstraf tegen Heemskerker in ontuchtzaak</text:p>
          </table:table-cell>
        </table:table-row>
        <table:table-row table:style-name="ro1">
          <table:table-cell table:formula="of:=RAND()" office:value-type="float" office:value="0.792800028124064" calcext:value-type="float">
            <text:p>0.7928000281</text:p>
          </table:table-cell>
          <table:table-cell office:value-type="string" calcext:value-type="string">
            <text:p>2015-12-23 01:51:28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9026.html</text:p>
          </table:table-cell>
          <table:table-cell office:value-type="string" calcext:value-type="string">
            <text:p>feedly:urn:lj:livejournal.com:atom1:golosrazuma:249026</text:p>
          </table:table-cell>
          <table:table-cell table:formula="of:=HYPERLINK(CONCATENATE(&quot;http://localhost:3000/search?q=media_id:&quot;;[.E38];&quot; AND publish_date:[&quot;; LEFT( [.B38];10);&quot;T00:00:00Z TO &quot;;LEFT([.B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9026.html</text:p>
          </table:table-cell>
          <table:table-cell office:value-type="string" calcext:value-type="string">
            <text:p>Интерактивное телевидение</text:p>
          </table:table-cell>
        </table:table-row>
        <table:table-row table:style-name="ro1">
          <table:table-cell table:formula="of:=RAND()" office:value-type="float" office:value="0.898914439964276" calcext:value-type="float">
            <text:p>0.89891444</text:p>
          </table:table-cell>
          <table:table-cell office:value-type="string" calcext:value-type="string">
            <text:p>2016-02-09 13:49:05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7803.html</text:p>
          </table:table-cell>
          <table:table-cell office:value-type="string" calcext:value-type="string">
            <text:p>feedly:urn:lj:livejournal.com:atom1:ma79:2087803</text:p>
          </table:table-cell>
          <table:table-cell table:formula="of:=HYPERLINK(CONCATENATE(&quot;http://localhost:3000/search?q=media_id:&quot;;[.E39];&quot; AND publish_date:[&quot;; LEFT( [.B39];10);&quot;T00:00:00Z TO &quot;;LEFT([.B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7803.html</text:p>
          </table:table-cell>
          <table:table-cell office:value-type="string" calcext:value-type="string">
            <text:p>...перепились рыковкой, или думаете показать нам старую нагайку</text:p>
          </table:table-cell>
        </table:table-row>
        <table:table-row table:style-name="ro2">
          <table:table-cell table:formula="of:=RAND()" office:value-type="float" office:value="0.870522315676311" calcext:value-type="float">
            <text:p>0.8705223157</text:p>
          </table:table-cell>
          <table:table-cell office:value-type="string" calcext:value-type="string">
            <text:p>2016-03-23 07:46:28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966/%D8%A7%D9%84%D8%AC%D9%8A%D8%B4-%D8%A7%D9%84%D8%AA%D8%B1%D9%83%D9%8A-%D9%8A%D9%82%D8%B5%D9%81-%D8%A3%D9%87%D8%A7%D8%AF%D9%81%D9%8B%D8%A7-%D9%84%D9%80-%D8%A8%D9%8A-%D9%83%D8%A7-%D9%83%D8%A7-%D8%AC%D9%86%D9%88%D8%A8%D9%8A-%D8%A7%D9%84%D8%A8%D9%84%D8%A7%D8%AF-%D9%88%D8%B4%D9%85%D8%A7%D9%84%D9%8A-%D8%A7%D9%84%D8%B9%D8%B1%D8%A7%D9%82</text:p>
          </table:table-cell>
          <table:table-cell office:value-type="string" calcext:value-type="string">
            <text:p>feedly:http://www.elshaab.org/news/221966/%D8%A7%D9%84%D8%AC%D9%8A%D8%B4-%D8%A7%D9%84%D8%AA%D8%B1%D9%83%D9%8A-%D9%8A%D9%82%D8%B5%D9%81-%D8%A3%D9%87%D8%A7%D8%AF%D9%81%D9%8B%D8%A7-%D9%84%D9%80-%D8%A8%D9%8A-%D9%83%D8%A7-%D9%83%D8%A7-%D8%AC%D9%86%D9%88%D8%A8%D9%8A-%D8%A7%D9%84%D8%A8%D9%84%D8%A7%D8%AF-%D9%88%D8%B4%D9%85%D8%A7%D9%84%D9%8A-%D8%A7%D9%84%D8%B9%D8%B1%D8%A7%D9%82#ref=rss_feed</text:p>
          </table:table-cell>
          <table:table-cell table:formula="of:=HYPERLINK(CONCATENATE(&quot;http://localhost:3000/search?q=media_id:&quot;;[.E40];&quot; AND publish_date:[&quot;; LEFT( [.B40];10);&quot;T00:00:00Z TO &quot;;LEFT([.B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966/%D8%A7%D9%84%D8%AC%D9%8A%D8%B4-%D8%A7%D9%84%D8%AA%D8%B1%D9%83%D9%8A-%D9%8A%D9%82%D8%B5%D9%81-%D8%A3%D9%87%D8%A7%D8%AF%D9%81%D9%8B%D8%A7-%D9%84%D9%80-%D8%A8%D9%8A-%D9%83%D8%A7-%D9%83%D8%A7-%D8%AC%D9%86%D9%88%D8%A8%D9%8A-%D8%A7%D9%84%D8%A8%D9%84%D8%A7%D8%AF-%D9%88%D8%B4%D9%85%D8%A7%D9%84%D9%8A-%D8%A7%D9%84%D8%B9%D8%B1%D8%A7%D9%82#ref=rss_feed</text:p>
          </table:table-cell>
          <table:table-cell office:value-type="string" calcext:value-type="string">
            <text:p>&lt;div style="direction:rtl;text-align:right"&gt;الجيش التركي يقصف أهادفًا لـ" بي كا كا " جنوبي البلاد وشمالي العراق&lt;/div&gt;</text:p>
          </table:table-cell>
        </table:table-row>
        <table:table-row table:style-name="ro2">
          <table:table-cell table:formula="of:=RAND()" office:value-type="float" office:value="0.468541008753962" calcext:value-type="float">
            <text:p>0.4685410088</text:p>
          </table:table-cell>
          <table:table-cell office:value-type="string" calcext:value-type="string">
            <text:p>2016-03-20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0" calcext:value-type="float">
            <text:p>0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58/%D9%87%D9%84-%D9%8A%D9%8F%D8%B3%D9%87%D9%85-%D8%A7%D8%AA%D9%81%D8%A7%D9%82-%D9%88%D9%82%D9%81-%D8%A5%D8%B7%D9%84%D8%A7%D9%82-%D8%A7%D9%84%D9%86%D8%A7%D8%B1-%D9%81%D9%8A-%D8%AD%D9%84-%D8%A7%D9%84%D8%A3%D8%B2%D9%85%D8%A9-%D8%A7%D9%84%D8%B3%D9%88%D8%B1%D9%8A%D8%A9</text:p>
          </table:table-cell>
          <table:table-cell office:value-type="string" calcext:value-type="string">
            <text:p>feedly:http://www.rcssmideast.org/Article/4458/هل-يُسهم-اتفاق-وقف-إطلاق-النار-في-حل-الأزمة-السورية</text:p>
          </table:table-cell>
          <table:table-cell table:formula="of:=HYPERLINK(CONCATENATE(&quot;http://localhost:3000/search?q=media_id:&quot;;[.E41];&quot; AND publish_date:[&quot;; LEFT( [.B41];10);&quot;T00:00:00Z TO &quot;;LEFT([.B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58/هل-يُسهم-اتفاق-وقف-إطلاق-النار-في-حل-الأزمة-السورية</text:p>
          </table:table-cell>
          <table:table-cell office:value-type="string" calcext:value-type="string">
            <text:p>&lt;div style="direction:rtl;text-align:right"&gt;مقابلة مع خبير أجنبي: هل يُسهم اتفاق وقف إطلاق النار في حل الأزمة السورية؟&lt;/div&gt;</text:p>
          </table:table-cell>
        </table:table-row>
        <table:table-row table:style-name="ro1">
          <table:table-cell table:formula="of:=RAND()" office:value-type="float" office:value="0.852680493533075" calcext:value-type="float">
            <text:p>0.8526804935</text:p>
          </table:table-cell>
          <table:table-cell office:value-type="string" calcext:value-type="string">
            <text:p>2016-03-21 23:36:57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81138.html</text:p>
          </table:table-cell>
          <table:table-cell office:value-type="string" calcext:value-type="string">
            <text:p>feedly:urn:lj:livejournal.com:atom1:pasya:1481138</text:p>
          </table:table-cell>
          <table:table-cell table:formula="of:=HYPERLINK(CONCATENATE(&quot;http://localhost:3000/search?q=media_id:&quot;;[.E42];&quot; AND publish_date:[&quot;; LEFT( [.B42];10);&quot;T00:00:00Z TO &quot;;LEFT([.B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81138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0420861086857561" calcext:value-type="float">
            <text:p>0.0420861087</text:p>
          </table:table-cell>
          <table:table-cell office:value-type="string" calcext:value-type="string">
            <text:p>2016-03-23 11:35:03</text:p>
          </table:table-cell>
          <table:table-cell office:value-type="float" office:value="52249" calcext:value-type="float">
            <text:p>52249</text:p>
          </table:table-cell>
          <table:table-cell office:value-type="float" office:value="1" calcext:value-type="float">
            <text:p>1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theverge.com/2016/3/23/11291338/at-t-launches-international-wi-fi-calling</text:p>
          </table:table-cell>
          <table:table-cell office:value-type="string" calcext:value-type="string">
            <text:p>feedly:2016/3/23/11291338/at-t-launches-international-wi-fi-calling</text:p>
          </table:table-cell>
          <table:table-cell table:formula="of:=HYPERLINK(CONCATENATE(&quot;http://localhost:3000/search?q=media_id:&quot;;[.E43];&quot; AND publish_date:[&quot;; LEFT( [.B43];10);&quot;T00:00:00Z TO &quot;;LEFT([.B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verge.com/2016/3/23/11291338/at-t-launches-international-wi-fi-calling</text:p>
          </table:table-cell>
          <table:table-cell office:value-type="string" calcext:value-type="string">
            <text:p>AT&amp;T launches international Wi-Fi Calling</text:p>
          </table:table-cell>
        </table:table-row>
        <table:table-row table:style-name="ro1">
          <table:table-cell table:formula="of:=RAND()" office:value-type="float" office:value="0.18795326761717" calcext:value-type="float">
            <text:p>0.1879532676</text:p>
          </table:table-cell>
          <table:table-cell office:value-type="string" calcext:value-type="string">
            <text:p>2016-03-21 10:11:28</text:p>
          </table:table-cell>
          <table:table-cell office:value-type="float" office:value="378587" calcext:value-type="float">
            <text:p>378587</text:p>
          </table:table-cell>
          <table:table-cell office:value-type="float" office:value="1" calcext:value-type="float">
            <text:p>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52470</text:p>
          </table:table-cell>
          <table:table-cell office:value-type="string" calcext:value-type="string">
            <text:p>feedly:http://EzineArticles.com/9352470</text:p>
          </table:table-cell>
          <table:table-cell table:formula="of:=HYPERLINK(CONCATENATE(&quot;http://localhost:3000/search?q=media_id:&quot;;[.E44];&quot; AND publish_date:[&quot;; LEFT( [.B44];10);&quot;T00:00:00Z TO &quot;;LEFT([.B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52470</text:p>
          </table:table-cell>
          <table:table-cell office:value-type="string" calcext:value-type="string">
            <text:p>Marcy NS652 Foldable Exercise Bike</text:p>
          </table:table-cell>
        </table:table-row>
        <table:table-row table:style-name="ro1">
          <table:table-cell table:formula="of:=RAND()" office:value-type="float" office:value="0.961936504243855" calcext:value-type="float">
            <text:p>0.9619365042</text:p>
          </table:table-cell>
          <table:table-cell office:value-type="string" calcext:value-type="string">
            <text:p>2016-03-04 02:34:15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yandex.ru/blog/mail/tsvety-dengami-eto-vykhod</text:p>
          </table:table-cell>
          <table:table-cell office:value-type="string" calcext:value-type="string">
            <text:p>feedly:tsvety-dengami-eto-vykhod</text:p>
          </table:table-cell>
          <table:table-cell table:formula="of:=HYPERLINK(CONCATENATE(&quot;http://localhost:3000/search?q=media_id:&quot;;[.E45];&quot; AND publish_date:[&quot;; LEFT( [.B45];10);&quot;T00:00:00Z TO &quot;;LEFT([.B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yandex.ru/blog/mail/tsvety-dengami-eto-vykhod</text:p>
          </table:table-cell>
          <table:table-cell office:value-type="string" calcext:value-type="string">
            <text:p>Цветы деньгами? Это выход!</text:p>
          </table:table-cell>
        </table:table-row>
        <table:table-row table:style-name="ro1">
          <table:table-cell table:formula="of:=RAND()" office:value-type="float" office:value="0.508003340424217" calcext:value-type="float">
            <text:p>0.5080033404</text:p>
          </table:table-cell>
          <table:table-cell office:value-type="string" calcext:value-type="string">
            <text:p>2014-09-17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8/4355632/boom-oil-exploring-seismic-blasts.html</text:p>
          </table:table-cell>
          <table:table-cell office:value-type="string" calcext:value-type="string">
            <text:p>feedly:http://www.miamiherald.com/2014/09/18/4355632/boom-oil-exploring-seismic-blasts.html</text:p>
          </table:table-cell>
          <table:table-cell table:formula="of:=HYPERLINK(CONCATENATE(&quot;http://localhost:3000/search?q=media_id:&quot;;[.E46];&quot; AND publish_date:[&quot;; LEFT( [.B46];10);&quot;T00:00:00Z TO &quot;;LEFT([.B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8/4355632/boom-oil-exploring-seismic-blasts.html</text:p>
          </table:table-cell>
          <table:table-cell office:value-type="string" calcext:value-type="string">
            <text:p>Boom! Oil-exploring seismic blasts could soon disrupt whale territory</text:p>
          </table:table-cell>
        </table:table-row>
        <table:table-row table:style-name="ro1">
          <table:table-cell table:formula="of:=RAND()" office:value-type="float" office:value="0.610178459677943" calcext:value-type="float">
            <text:p>0.6101784597</text:p>
          </table:table-cell>
          <table:table-cell office:value-type="string" calcext:value-type="string">
            <text:p>2016-03-08 15:53:28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51219.html</text:p>
          </table:table-cell>
          <table:table-cell office:value-type="string" calcext:value-type="string">
            <text:p>feedly:urn:lj:livejournal.com:atom1:golosrazuma:251219</text:p>
          </table:table-cell>
          <table:table-cell table:formula="of:=HYPERLINK(CONCATENATE(&quot;http://localhost:3000/search?q=media_id:&quot;;[.E47];&quot; AND publish_date:[&quot;; LEFT( [.B47];10);&quot;T00:00:00Z TO &quot;;LEFT([.B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51219.html</text:p>
          </table:table-cell>
          <table:table-cell office:value-type="string" calcext:value-type="string">
            <text:p>Мои 50 копеек про Шарапову</text:p>
          </table:table-cell>
        </table:table-row>
        <table:table-row table:style-name="ro1">
          <table:table-cell table:formula="of:=RAND()" office:value-type="float" office:value="0.580532955834484" calcext:value-type="float">
            <text:p>0.5805329558</text:p>
          </table:table-cell>
          <table:table-cell office:value-type="string" calcext:value-type="string">
            <text:p>2013-03-17 13:33:56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7623.html</text:p>
          </table:table-cell>
          <table:table-cell office:value-type="string" calcext:value-type="string">
            <text:p>feedly:urn:lj:livejournal.com:atom1:alex_spd:77623</text:p>
          </table:table-cell>
          <table:table-cell table:formula="of:=HYPERLINK(CONCATENATE(&quot;http://localhost:3000/search?q=media_id:&quot;;[.E48];&quot; AND publish_date:[&quot;; LEFT( [.B48];10);&quot;T00:00:00Z TO &quot;;LEFT([.B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7623.html</text:p>
          </table:table-cell>
          <table:table-cell office:value-type="string" calcext:value-type="string">
            <text:p>А вот у кого из френдов Инстаграмчик есть?</text:p>
          </table:table-cell>
        </table:table-row>
        <table:table-row table:style-name="ro1">
          <table:table-cell table:formula="of:=RAND()" office:value-type="float" office:value="0.56067582587139" calcext:value-type="float">
            <text:p>0.5606758259</text:p>
          </table:table-cell>
          <table:table-cell office:value-type="string" calcext:value-type="string">
            <text:p>2013-02-24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tum_kara_baliklarin_serefine-1122763</text:p>
          </table:table-cell>
          <table:table-cell office:value-type="string" calcext:value-type="string">
            <text:p>feedly:http://www.radikal.com.tr/yazarlar/tan_morgul/tum_kara_baliklarin_serefine-1122763</text:p>
          </table:table-cell>
          <table:table-cell table:formula="of:=HYPERLINK(CONCATENATE(&quot;http://localhost:3000/search?q=media_id:&quot;;[.E49];&quot; AND publish_date:[&quot;; LEFT( [.B49];10);&quot;T00:00:00Z TO &quot;;LEFT([.B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tum_kara_baliklarin_serefine-1122763</text:p>
          </table:table-cell>
          <table:table-cell office:value-type="string" calcext:value-type="string">
            <text:p>Tüm kara balıkların şerefine</text:p>
          </table:table-cell>
        </table:table-row>
        <table:table-row table:style-name="ro1">
          <table:table-cell table:formula="of:=RAND()" office:value-type="float" office:value="0.00216514743718225" calcext:value-type="float">
            <text:p>0.0021651474</text:p>
          </table:table-cell>
          <table:table-cell office:value-type="string" calcext:value-type="string">
            <text:p>2014-02-25 08:15:49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3304.html</text:p>
          </table:table-cell>
          <table:table-cell office:value-type="string" calcext:value-type="string">
            <text:p>feedly:urn:lj:livejournal.com:atom1:lavababe:213304</text:p>
          </table:table-cell>
          <table:table-cell table:formula="of:=HYPERLINK(CONCATENATE(&quot;http://localhost:3000/search?q=media_id:&quot;;[.E50];&quot; AND publish_date:[&quot;; LEFT( [.B50];10);&quot;T00:00:00Z TO &quot;;LEFT([.B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3304.html</text:p>
          </table:table-cell>
          <table:table-cell office:value-type="string" calcext:value-type="string">
            <text:p>элементарно</text:p>
          </table:table-cell>
        </table:table-row>
        <table:table-row table:style-name="ro1">
          <table:table-cell table:formula="of:=RAND()" office:value-type="float" office:value="0.948014533423398" calcext:value-type="float">
            <text:p>0.9480145334</text:p>
          </table:table-cell>
          <table:table-cell office:value-type="string" calcext:value-type="string">
            <text:p>2016-03-15 14:56:55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thescoopblog.dallasnews.com/2016/03/sainthood-mother-teresa-pope.html/</text:p>
          </table:table-cell>
          <table:table-cell office:value-type="string" calcext:value-type="string">
            <text:p>feedly:http://www.dallasnews.com/news/20160315-sainthood-awaits-mother-teresa-in-september.ece</text:p>
          </table:table-cell>
          <table:table-cell table:formula="of:=HYPERLINK(CONCATENATE(&quot;http://localhost:3000/search?q=media_id:&quot;;[.E51];&quot; AND publish_date:[&quot;; LEFT( [.B51];10);&quot;T00:00:00Z TO &quot;;LEFT([.B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scoopblog.dallasnews.com/2016/03/sainthood-mother-teresa-pope.html/</text:p>
          </table:table-cell>
          <table:table-cell office:value-type="string" calcext:value-type="string">
            <text:p>Sainthood awaits Mother Teresa in September</text:p>
          </table:table-cell>
        </table:table-row>
        <table:table-row table:style-name="ro1">
          <table:table-cell table:formula="of:=RAND()" office:value-type="float" office:value="0.413466500754546" calcext:value-type="float">
            <text:p>0.4134665008</text:p>
          </table:table-cell>
          <table:table-cell office:value-type="string" calcext:value-type="string">
            <text:p>2012-12-10 01:57:25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3392.html</text:p>
          </table:table-cell>
          <table:table-cell office:value-type="string" calcext:value-type="string">
            <text:p>feedly:urn:lj:livejournal.com:atom1:satis_fiction:503392</text:p>
          </table:table-cell>
          <table:table-cell table:formula="of:=HYPERLINK(CONCATENATE(&quot;http://localhost:3000/search?q=media_id:&quot;;[.E52];&quot; AND publish_date:[&quot;; LEFT( [.B52];10);&quot;T00:00:00Z TO &quot;;LEFT([.B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3392.html</text:p>
          </table:table-cell>
          <table:table-cell office:value-type="string" calcext:value-type="string">
            <text:p>satis_fiction @ 2012-12-10T15:57:00</text:p>
          </table:table-cell>
        </table:table-row>
        <table:table-row table:style-name="ro1">
          <table:table-cell table:formula="of:=RAND()" office:value-type="float" office:value="0.599125051627557" calcext:value-type="float">
            <text:p>0.5991250516</text:p>
          </table:table-cell>
          <table:table-cell office:value-type="string" calcext:value-type="string">
            <text:p>2016-03-20 01:28:31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4771.html</text:p>
          </table:table-cell>
          <table:table-cell office:value-type="string" calcext:value-type="string">
            <text:p>feedly:urn:lj:livejournal.com:atom1:lauriel_anarwen:2914771</text:p>
          </table:table-cell>
          <table:table-cell table:formula="of:=HYPERLINK(CONCATENATE(&quot;http://localhost:3000/search?q=media_id:&quot;;[.E53];&quot; AND publish_date:[&quot;; LEFT( [.B53];10);&quot;T00:00:00Z TO &quot;;LEFT([.B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4771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665670414317168" calcext:value-type="float">
            <text:p>0.6656704143</text:p>
          </table:table-cell>
          <table:table-cell office:value-type="string" calcext:value-type="string">
            <text:p>2016-02-29 00:00:49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totholz-wird-gekappt-6166214.html?cmp=defrss</text:p>
          </table:table-cell>
          <table:table-cell office:value-type="string" calcext:value-type="string">
            <text:p>feedly:http://www.merkur.de/lokales/muenchen-lk-sued/landkreis/totholz-wird-gekappt-6166214.html</text:p>
          </table:table-cell>
          <table:table-cell table:formula="of:=HYPERLINK(CONCATENATE(&quot;http://localhost:3000/search?q=media_id:&quot;;[.E54];&quot; AND publish_date:[&quot;; LEFT( [.B54];10);&quot;T00:00:00Z TO &quot;;LEFT([.B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totholz-wird-gekappt-6166214.html?cmp=defrss</text:p>
          </table:table-cell>
          <table:table-cell office:value-type="string" calcext:value-type="string">
            <text:p>Totholz wird gekappt</text:p>
          </table:table-cell>
        </table:table-row>
        <table:table-row table:style-name="ro1">
          <table:table-cell table:formula="of:=RAND()" office:value-type="float" office:value="0.249123017958469" calcext:value-type="float">
            <text:p>0.249123018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world/%E3%83%88%E3%83%A9%E3%83%83%E3%82%AF%E3%81%8B%E3%82%89%E9%81%BA%E4%BD%93%E3%81%AE71%E4%BA%BA%E3%80%81%E3%82%B7%E3%83%AA%E3%82%A2%E4%BA%BA%E3%81%8B-%E3%83%8F%E3%83%B3%E3%82%AC%E3%83%AA%E3%83%BC%E3%81%A73%E4%BA%BA%E6%8B%98%E6%9D%9F/ar-bbmbbg7?srcref=rss</text:p>
          </table:table-cell>
          <table:table-cell office:value-type="string" calcext:value-type="string">
            <text:p>feedly:http://www.msn.com/ja-jp/news/world/%E3%83%88%E3%83%A9%E3%83%83%E3%82%AF%E3%81%8B%E3%82%89%E9%81%BA%E4%BD%93%E3%81%AE71%E4%BA%BA%E3%80%81%E3%82%B7%E3%83%AA%E3%82%A2%E4%BA%BA%E3%81%8B-%E3%83%8F%E3%83%B3%E3%82%AC%E3%83%AA%E3%83%BC%E3%81%A73%E4%BA%BA%E6%8B%98%E6%9D%9F/ar-BBmbbg7?srcref=rss</text:p>
          </table:table-cell>
          <table:table-cell table:formula="of:=HYPERLINK(CONCATENATE(&quot;http://localhost:3000/search?q=media_id:&quot;;[.E55];&quot; AND publish_date:[&quot;; LEFT( [.B55];10);&quot;T00:00:00Z TO &quot;;LEFT([.B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world/%E3%83%88%E3%83%A9%E3%83%83%E3%82%AF%E3%81%8B%E3%82%89%E9%81%BA%E4%BD%93%E3%81%AE71%E4%BA%BA%E3%80%81%E3%82%B7%E3%83%AA%E3%82%A2%E4%BA%BA%E3%81%8B-%E3%83%8F%E3%83%B3%E3%82%AC%E3%83%AA%E3%83%BC%E3%81%A73%E4%BA%BA%E6%8B%98%E6%9D%9F/ar-BBmbbg7?srcref=rss</text:p>
          </table:table-cell>
          <table:table-cell office:value-type="string" calcext:value-type="string">
            <text:p>トラックから71人の遺体、3人拘束</text:p>
          </table:table-cell>
        </table:table-row>
        <table:table-row table:style-name="ro1">
          <table:table-cell table:formula="of:=RAND()" office:value-type="float" office:value="0.268170332829961" calcext:value-type="float">
            <text:p>0.2681703328</text:p>
          </table:table-cell>
          <table:table-cell office:value-type="string" calcext:value-type="string">
            <text:p>2014-10-17 08:24:08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news/finalists-commonwealth-youth-worker-awards-announced</text:p>
          </table:table-cell>
          <table:table-cell office:value-type="string" calcext:value-type="string">
            <text:p>feedly:4915 at http://thecommonwealth.org</text:p>
          </table:table-cell>
          <table:table-cell table:formula="of:=HYPERLINK(CONCATENATE(&quot;http://localhost:3000/search?q=media_id:&quot;;[.E56];&quot; AND publish_date:[&quot;; LEFT( [.B56];10);&quot;T00:00:00Z TO &quot;;LEFT([.B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news/finalists-commonwealth-youth-worker-awards-announced</text:p>
          </table:table-cell>
          <table:table-cell office:value-type="string" calcext:value-type="string">
            <text:p>Finalists for Commonwealth Youth Worker Awards announced</text:p>
          </table:table-cell>
        </table:table-row>
        <table:table-row table:style-name="ro1">
          <table:table-cell table:formula="of:=RAND()" office:value-type="float" office:value="0.691375282379199" calcext:value-type="float">
            <text:p>0.6913752824</text:p>
          </table:table-cell>
          <table:table-cell office:value-type="string" calcext:value-type="string">
            <text:p>2016-03-09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77</text:p>
          </table:table-cell>
          <table:table-cell office:value-type="string" calcext:value-type="string">
            <text:p>feedly:http://paloverdevalleytimes.com/Main.asp?SectionID=215&amp;SubSectionID=751&amp;ArticleID=22777</text:p>
          </table:table-cell>
          <table:table-cell table:formula="of:=HYPERLINK(CONCATENATE(&quot;http://localhost:3000/search?q=media_id:&quot;;[.E57];&quot; AND publish_date:[&quot;; LEFT( [.B57];10);&quot;T00:00:00Z TO &quot;;LEFT([.B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77</text:p>
          </table:table-cell>
          <table:table-cell office:value-type="string" calcext:value-type="string">
            <text:p>Easter activities set for Quartzsite Alliance Church</text:p>
          </table:table-cell>
        </table:table-row>
        <table:table-row table:style-name="ro1">
          <table:table-cell table:formula="of:=RAND()" office:value-type="float" office:value="0.0110277574970422" calcext:value-type="float">
            <text:p>0.0110277575</text:p>
          </table:table-cell>
          <table:table-cell office:value-type="string" calcext:value-type="string">
            <text:p>2015-11-28 18:33:50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8-sunday-s-tvradio-listings-nov.-29.ece</text:p>
          </table:table-cell>
          <table:table-cell office:value-type="string" calcext:value-type="string">
            <text:p>feedly:http://www.dallasnews.com/sports/more-sports/tv-radio-listings/20151128-sunday-s-tvradio-listings-nov.-29.ece</text:p>
          </table:table-cell>
          <table:table-cell table:formula="of:=HYPERLINK(CONCATENATE(&quot;http://localhost:3000/search?q=media_id:&quot;;[.E58];&quot; AND publish_date:[&quot;; LEFT( [.B58];10);&quot;T00:00:00Z TO &quot;;LEFT([.B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8-sunday-s-tvradio-listings-nov.-29.ece</text:p>
          </table:table-cell>
          <table:table-cell office:value-type="string" calcext:value-type="string">
            <text:p>Sunday's TV/Radio listings (Nov. 29)</text:p>
          </table:table-cell>
        </table:table-row>
        <table:table-row table:style-name="ro1">
          <table:table-cell table:formula="of:=RAND()" office:value-type="float" office:value="0.215059448318252" calcext:value-type="float">
            <text:p>0.2150594483</text:p>
          </table:table-cell>
          <table:table-cell office:value-type="string" calcext:value-type="string">
            <text:p>2016-01-03 12:41:19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empresa-oferece-servico-de-baba-de-cachorro-em-casamentos/</text:p>
          </table:table-cell>
          <table:table-cell office:value-type="string" calcext:value-type="string">
            <text:p>feedly:http://www.dogurbano.com.br/empresa-oferece-servico-de-baba-de-cachorro-em-casamentos/</text:p>
          </table:table-cell>
          <table:table-cell table:formula="of:=HYPERLINK(CONCATENATE(&quot;http://localhost:3000/search?q=media_id:&quot;;[.E59];&quot; AND publish_date:[&quot;; LEFT( [.B59];10);&quot;T00:00:00Z TO &quot;;LEFT([.B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empresa-oferece-servico-de-baba-de-cachorro-em-casamentos/</text:p>
          </table:table-cell>
          <table:table-cell office:value-type="string" calcext:value-type="string">
            <text:p>Empresa oferece serviço de babá de cachorro em casamentos</text:p>
          </table:table-cell>
        </table:table-row>
        <table:table-row table:style-name="ro1">
          <table:table-cell table:formula="of:=RAND()" office:value-type="float" office:value="0.608162472462016" calcext:value-type="float">
            <text:p>0.6081624725</text:p>
          </table:table-cell>
          <table:table-cell office:value-type="string" calcext:value-type="string">
            <text:p>2016-03-11 10:32:34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311-smus-tower-center-sponsoring-panel-on-texas-mexico-relations.ece</text:p>
          </table:table-cell>
          <table:table-cell office:value-type="string" calcext:value-type="string">
            <text:p>feedly:http://www.dallasnews.com/news/columnists/mercedes-olivera/20160311-smus-tower-center-sponsoring-panel-on-texas-mexico-relations.ece</text:p>
          </table:table-cell>
          <table:table-cell table:formula="of:=HYPERLINK(CONCATENATE(&quot;http://localhost:3000/search?q=media_id:&quot;;[.E60];&quot; AND publish_date:[&quot;; LEFT( [.B60];10);&quot;T00:00:00Z TO &quot;;LEFT([.B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311-smus-tower-center-sponsoring-panel-on-texas-mexico-relations.ece</text:p>
          </table:table-cell>
          <table:table-cell office:value-type="string" calcext:value-type="string">
            <text:p>SMU’s Tower Center sponsoring panel on Texas-Mexico relations</text:p>
          </table:table-cell>
        </table:table-row>
        <table:table-row table:style-name="ro1">
          <table:table-cell table:formula="of:=RAND()" office:value-type="float" office:value="0.490349148197278" calcext:value-type="float">
            <text:p>0.4903491482</text:p>
          </table:table-cell>
          <table:table-cell office:value-type="string" calcext:value-type="string">
            <text:p>2011-11-18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1/lai09260.mp4</text:p>
          </table:table-cell>
          <table:table-cell office:value-type="string" calcext:value-type="string">
            <text:p>feedly:http://lrt-live.data.lt:8080/media/VIDEO/2011-11/LAI09260.mp4</text:p>
          </table:table-cell>
          <table:table-cell table:formula="of:=HYPERLINK(CONCATENATE(&quot;http://localhost:3000/search?q=media_id:&quot;;[.E61];&quot; AND publish_date:[&quot;; LEFT( [.B61];10);&quot;T00:00:00Z TO &quot;;LEFT([.B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1/LAI09260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951495383304329" calcext:value-type="float">
            <text:p>0.9514953833</text:p>
          </table:table-cell>
          <table:table-cell office:value-type="string" calcext:value-type="string">
            <text:p>2016-03-21 04:16:45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1286.html</text:p>
          </table:table-cell>
          <table:table-cell office:value-type="string" calcext:value-type="string">
            <text:p>feedly:urn:lj:livejournal.com:atom1:freigeist25:831286</text:p>
          </table:table-cell>
          <table:table-cell table:formula="of:=HYPERLINK(CONCATENATE(&quot;http://localhost:3000/search?q=media_id:&quot;;[.E62];&quot; AND publish_date:[&quot;; LEFT( [.B62];10);&quot;T00:00:00Z TO &quot;;LEFT([.B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1286.html</text:p>
          </table:table-cell>
          <table:table-cell office:value-type="string" calcext:value-type="string">
            <text:p>Мы веруем в Олимп</text:p>
          </table:table-cell>
        </table:table-row>
        <table:table-row table:style-name="ro1">
          <table:table-cell table:formula="of:=RAND()" office:value-type="float" office:value="0.136013884506553" calcext:value-type="float">
            <text:p>0.1360138845</text:p>
          </table:table-cell>
          <table:table-cell office:value-type="string" calcext:value-type="string">
            <text:p>2015-11-15 14:52:40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5890.html</text:p>
          </table:table-cell>
          <table:table-cell office:value-type="string" calcext:value-type="string">
            <text:p>feedly:urn:lj:livejournal.com:atom1:valerkka:625890</text:p>
          </table:table-cell>
          <table:table-cell table:formula="of:=HYPERLINK(CONCATENATE(&quot;http://localhost:3000/search?q=media_id:&quot;;[.E63];&quot; AND publish_date:[&quot;; LEFT( [.B63];10);&quot;T00:00:00Z TO &quot;;LEFT([.B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5890.html</text:p>
          </table:table-cell>
          <table:table-cell office:value-type="string" calcext:value-type="string">
            <text:p>Островский на злобу дня</text:p>
          </table:table-cell>
        </table:table-row>
        <table:table-row table:style-name="ro1">
          <table:table-cell table:formula="of:=RAND()" office:value-type="float" office:value="0.346124886391705" calcext:value-type="float">
            <text:p>0.3461248864</text:p>
          </table:table-cell>
          <table:table-cell office:value-type="string" calcext:value-type="string">
            <text:p>2016-03-08 17:50:45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99693</text:p>
          </table:table-cell>
          <table:table-cell office:value-type="string" calcext:value-type="string">
            <text:p>feedly:https://communities.intel.com/thread/99693</text:p>
          </table:table-cell>
          <table:table-cell table:formula="of:=HYPERLINK(CONCATENATE(&quot;http://localhost:3000/search?q=media_id:&quot;;[.E64];&quot; AND publish_date:[&quot;; LEFT( [.B64];10);&quot;T00:00:00Z TO &quot;;LEFT([.B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99693</text:p>
          </table:table-cell>
          <table:table-cell office:value-type="string" calcext:value-type="string">
            <text:p>NUMA nodes on a Haswell EP E5 V3 with cluster-on-die</text:p>
          </table:table-cell>
        </table:table-row>
        <table:table-row table:style-name="ro1">
          <table:table-cell table:formula="of:=RAND()" office:value-type="float" office:value="0.381407148393015" calcext:value-type="float">
            <text:p>0.3814071484</text:p>
          </table:table-cell>
          <table:table-cell office:value-type="string" calcext:value-type="string">
            <text:p>2014-11-03 15:53:24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my-life.html</text:p>
          </table:table-cell>
          <table:table-cell office:value-type="string" calcext:value-type="string">
            <text:p>feedly:http://www.x3confessions.com/men/confessions/my-life.html</text:p>
          </table:table-cell>
          <table:table-cell table:formula="of:=HYPERLINK(CONCATENATE(&quot;http://localhost:3000/search?q=media_id:&quot;;[.E65];&quot; AND publish_date:[&quot;; LEFT( [.B65];10);&quot;T00:00:00Z TO &quot;;LEFT([.B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my-life.html</text:p>
          </table:table-cell>
          <table:table-cell office:value-type="string" calcext:value-type="string">
            <text:p>My life</text:p>
          </table:table-cell>
        </table:table-row>
        <table:table-row table:style-name="ro1">
          <table:table-cell table:formula="of:=RAND()" office:value-type="float" office:value="0.34472625956505" calcext:value-type="float">
            <text:p>0.3447262596</text:p>
          </table:table-cell>
          <table:table-cell office:value-type="string" calcext:value-type="string">
            <text:p>2015-11-20 07:22:38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8573.html</text:p>
          </table:table-cell>
          <table:table-cell office:value-type="string" calcext:value-type="string">
            <text:p>feedly:urn:lj:livejournal.com:atom1:golosrazuma:248573</text:p>
          </table:table-cell>
          <table:table-cell table:formula="of:=HYPERLINK(CONCATENATE(&quot;http://localhost:3000/search?q=media_id:&quot;;[.E66];&quot; AND publish_date:[&quot;; LEFT( [.B66];10);&quot;T00:00:00Z TO &quot;;LEFT([.B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8573.html</text:p>
          </table:table-cell>
          <table:table-cell office:value-type="string" calcext:value-type="string">
            <text:p>Выбор врага</text:p>
          </table:table-cell>
        </table:table-row>
        <table:table-row table:style-name="ro1">
          <table:table-cell table:formula="of:=RAND()" office:value-type="float" office:value="0.740308263718315" calcext:value-type="float">
            <text:p>0.7403082637</text:p>
          </table:table-cell>
          <table:table-cell office:value-type="string" calcext:value-type="string">
            <text:p>2016-03-20 07:16:25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5365.html</text:p>
          </table:table-cell>
          <table:table-cell office:value-type="string" calcext:value-type="string">
            <text:p>feedly:urn:lj:livejournal.com:atom1:lauriel_anarwen:2915365</text:p>
          </table:table-cell>
          <table:table-cell table:formula="of:=HYPERLINK(CONCATENATE(&quot;http://localhost:3000/search?q=media_id:&quot;;[.E67];&quot; AND publish_date:[&quot;; LEFT( [.B67];10);&quot;T00:00:00Z TO &quot;;LEFT([.B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5365.html</text:p>
          </table:table-cell>
          <table:table-cell office:value-type="string" calcext:value-type="string">
            <text:p>Моб 365</text:p>
          </table:table-cell>
        </table:table-row>
        <table:table-row table:style-name="ro1">
          <table:table-cell table:formula="of:=RAND()" office:value-type="float" office:value="0.214097045549005" calcext:value-type="float">
            <text:p>0.2140970455</text:p>
          </table:table-cell>
          <table:table-cell office:value-type="string" calcext:value-type="string">
            <text:p>2016-03-23 03:51:03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svaere-tider-for-dansk-landbrug-i-oesteuropa/ea7383d2-6065-45d8-abe7-11375871a3b0/145/1156?utm_source=nyheder&amp;utm_medium=rss&amp;utm_campaign=erhverv</text:p>
          </table:table-cell>
          <table:table-cell office:value-type="string" calcext:value-type="string">
            <text:p>feedly:ea7383d2-6065-45d8-abe7-11375871a3b0</text:p>
          </table:table-cell>
          <table:table-cell table:formula="of:=HYPERLINK(CONCATENATE(&quot;http://localhost:3000/search?q=media_id:&quot;;[.E68];&quot; AND publish_date:[&quot;; LEFT( [.B68];10);&quot;T00:00:00Z TO &quot;;LEFT([.B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svaere-tider-for-dansk-landbrug-i-oesteuropa/ea7383d2-6065-45d8-abe7-11375871a3b0/145/1156?utm_source=nyheder&amp;utm_medium=rss&amp;utm_campaign=erhverv</text:p>
          </table:table-cell>
          <table:table-cell office:value-type="string" calcext:value-type="string">
            <text:p>Svære tider for dansk landbrug i Østeuropa</text:p>
          </table:table-cell>
        </table:table-row>
        <table:table-row table:style-name="ro1">
          <table:table-cell table:formula="of:=RAND()" office:value-type="float" office:value="0.545018021949139" calcext:value-type="float">
            <text:p>0.5450180219</text:p>
          </table:table-cell>
          <table:table-cell office:value-type="string" calcext:value-type="string">
            <text:p>2015-08-19 00:18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_goodwill_gifts_do_not_violate_ban_on_agency_souvenirs.html</text:p>
          </table:table-cell>
          <table:table-cell office:value-type="string" calcext:value-type="string">
            <text:p>feedly:http://www.staradvertiser.com/news/apec2011/20111114__Goodwill_gifts_do_not_violate_ban_on_agency_souvenirs.html</text:p>
          </table:table-cell>
          <table:table-cell table:formula="of:=HYPERLINK(CONCATENATE(&quot;http://localhost:3000/search?q=media_id:&quot;;[.E69];&quot; AND publish_date:[&quot;; LEFT( [.B69];10);&quot;T00:00:00Z TO &quot;;LEFT([.B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_Goodwill_gifts_do_not_violate_ban_on_agency_souvenirs.html</text:p>
          </table:table-cell>
          <table:table-cell office:value-type="string" calcext:value-type="string">
            <text:p>Goodwill gifts do not violate ban on agency souvenirs</text:p>
          </table:table-cell>
        </table:table-row>
        <table:table-row table:style-name="ro1">
          <table:table-cell table:formula="of:=RAND()" office:value-type="float" office:value="0.134441492347556" calcext:value-type="float">
            <text:p>0.1344414923</text:p>
          </table:table-cell>
          <table:table-cell office:value-type="string" calcext:value-type="string">
            <text:p>2012-12-06 07:25:57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61871.html</text:p>
          </table:table-cell>
          <table:table-cell office:value-type="string" calcext:value-type="string">
            <text:p>feedly:urn:lj:livejournal.com:atom1:fil_defense:261871</text:p>
          </table:table-cell>
          <table:table-cell table:formula="of:=HYPERLINK(CONCATENATE(&quot;http://localhost:3000/search?q=media_id:&quot;;[.E70];&quot; AND publish_date:[&quot;; LEFT( [.B70];10);&quot;T00:00:00Z TO &quot;;LEFT([.B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61871.html</text:p>
          </table:table-cell>
          <table:table-cell office:value-type="string" calcext:value-type="string">
            <text:p>Новые борцы с цивилизацией</text:p>
          </table:table-cell>
        </table:table-row>
        <table:table-row table:style-name="ro1">
          <table:table-cell table:formula="of:=RAND()" office:value-type="float" office:value="0.787053602944327" calcext:value-type="float">
            <text:p>0.7870536029</text:p>
          </table:table-cell>
          <table:table-cell office:value-type="string" calcext:value-type="string">
            <text:p>2014-10-17 11:30:30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news/commonwealth-response-ebola-virus-outbreak</text:p>
          </table:table-cell>
          <table:table-cell office:value-type="string" calcext:value-type="string">
            <text:p>feedly:4917 at http://thecommonwealth.org</text:p>
          </table:table-cell>
          <table:table-cell table:formula="of:=HYPERLINK(CONCATENATE(&quot;http://localhost:3000/search?q=media_id:&quot;;[.E71];&quot; AND publish_date:[&quot;; LEFT( [.B71];10);&quot;T00:00:00Z TO &quot;;LEFT([.B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news/commonwealth-response-ebola-virus-outbreak</text:p>
          </table:table-cell>
          <table:table-cell office:value-type="string" calcext:value-type="string">
            <text:p>Commonwealth response to the Ebola virus outbreak</text:p>
          </table:table-cell>
        </table:table-row>
        <table:table-row table:style-name="ro1">
          <table:table-cell table:formula="of:=RAND()" office:value-type="float" office:value="0.693113536513238" calcext:value-type="float">
            <text:p>0.6931135365</text:p>
          </table:table-cell>
          <table:table-cell office:value-type="string" calcext:value-type="string">
            <text:p>2012-03-13 11:02:39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7843.html</text:p>
          </table:table-cell>
          <table:table-cell office:value-type="string" calcext:value-type="string">
            <text:p>feedly:urn:lj:livejournal.com:atom1:fil_defense:257843</text:p>
          </table:table-cell>
          <table:table-cell table:formula="of:=HYPERLINK(CONCATENATE(&quot;http://localhost:3000/search?q=media_id:&quot;;[.E72];&quot; AND publish_date:[&quot;; LEFT( [.B72];10);&quot;T00:00:00Z TO &quot;;LEFT([.B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7843.html</text:p>
          </table:table-cell>
          <table:table-cell office:value-type="string" calcext:value-type="string">
            <text:p>Видео вбросов на выборах Президента РФ 2012</text:p>
          </table:table-cell>
        </table:table-row>
        <table:table-row table:style-name="ro1">
          <table:table-cell table:formula="of:=RAND()" office:value-type="float" office:value="0.98662554012749" calcext:value-type="float">
            <text:p>0.9866255401</text:p>
          </table:table-cell>
          <table:table-cell office:value-type="string" calcext:value-type="string">
            <text:p>2016-03-08 02:29:18</text:p>
          </table:table-cell>
          <table:table-cell office:value-type="float" office:value="39642" calcext:value-type="float">
            <text:p>39642</text:p>
          </table:table-cell>
          <table:table-cell office:value-type="float" office:value="1" calcext:value-type="float">
            <text:p>1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election/ap/can-they-do-that-great-wall-of-trump-faces-great/article_baae40ad-3573-52ac-91af-34acc65f1e8c.html</text:p>
          </table:table-cell>
          <table:table-cell office:value-type="string" calcext:value-type="string">
            <text:p>feedly:http://globegazette.com/tncms/asset/editorial/baae40ad-3573-52ac-91af-34acc65f1e8c</text:p>
          </table:table-cell>
          <table:table-cell table:formula="of:=HYPERLINK(CONCATENATE(&quot;http://localhost:3000/search?q=media_id:&quot;;[.E73];&quot; AND publish_date:[&quot;; LEFT( [.B73];10);&quot;T00:00:00Z TO &quot;;LEFT([.B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election/ap/can-they-do-that-great-wall-of-trump-faces-great/article_baae40ad-3573-52ac-91af-34acc65f1e8c.html</text:p>
          </table:table-cell>
          <table:table-cell office:value-type="string" calcext:value-type="string">
            <text:p>CAN THEY DO THAT? Great wall of Trump faces great hurdles</text:p>
          </table:table-cell>
        </table:table-row>
        <table:table-row table:style-name="ro1">
          <table:table-cell table:formula="of:=RAND()" office:value-type="float" office:value="0.798818857087896" calcext:value-type="float">
            <text:p>0.7988188571</text:p>
          </table:table-cell>
          <table:table-cell office:value-type="string" calcext:value-type="string">
            <text:p>2016-02-23 12:13:26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6603.html</text:p>
          </table:table-cell>
          <table:table-cell office:value-type="string" calcext:value-type="string">
            <text:p>feedly:urn:lj:livejournal.com:atom1:valerkka:626603</text:p>
          </table:table-cell>
          <table:table-cell table:formula="of:=HYPERLINK(CONCATENATE(&quot;http://localhost:3000/search?q=media_id:&quot;;[.E74];&quot; AND publish_date:[&quot;; LEFT( [.B74];10);&quot;T00:00:00Z TO &quot;;LEFT([.B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6603.html</text:p>
          </table:table-cell>
          <table:table-cell office:value-type="string" calcext:value-type="string">
            <text:p>Книга о грандиозной мистификации XIX века</text:p>
          </table:table-cell>
        </table:table-row>
        <table:table-row table:style-name="ro1">
          <table:table-cell table:formula="of:=RAND()" office:value-type="float" office:value="0.162633728947638" calcext:value-type="float">
            <text:p>0.1626337289</text:p>
          </table:table-cell>
          <table:table-cell office:value-type="string" calcext:value-type="string">
            <text:p>2014-03-10 21:26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14/303100042/1002/rss02</text:p>
          </table:table-cell>
          <table:table-cell office:value-type="string" calcext:value-type="string">
            <text:p>feedly:http://archive.delawareonline.com/article/20140310/SPORTS14/303100042/1002/RSS02</text:p>
          </table:table-cell>
          <table:table-cell table:formula="of:=HYPERLINK(CONCATENATE(&quot;http://localhost:3000/search?q=media_id:&quot;;[.E75];&quot; AND publish_date:[&quot;; LEFT( [.B75];10);&quot;T00:00:00Z TO &quot;;LEFT([.B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14/303100042/1002/RSS02</text:p>
          </table:table-cell>
          <table:table-cell office:value-type="string" calcext:value-type="string">
            <text:p>Prep notes: Fans out in full force at hoops tournaments</text:p>
          </table:table-cell>
        </table:table-row>
        <table:table-row table:style-name="ro1">
          <table:table-cell table:formula="of:=RAND()" office:value-type="float" office:value="0.940589287094552" calcext:value-type="float">
            <text:p>0.9405892871</text:p>
          </table:table-cell>
          <table:table-cell office:value-type="string" calcext:value-type="string">
            <text:p>2013-12-23 11:53:17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letter-to-an-indian-nanny-in-new-york/1210913/</text:p>
          </table:table-cell>
          <table:table-cell office:value-type="string" calcext:value-type="string">
            <text:p>feedly:http://archive.indianexpress.com/news/letter-to-an-indian-nanny-in-new-york/1210913/</text:p>
          </table:table-cell>
          <table:table-cell table:formula="of:=HYPERLINK(CONCATENATE(&quot;http://localhost:3000/search?q=media_id:&quot;;[.E76];&quot; AND publish_date:[&quot;; LEFT( [.B76];10);&quot;T00:00:00Z TO &quot;;LEFT([.B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indianexpress.com/news/letter-to-an-indian-nanny-in-new-york/1210913/</text:p>
          </table:table-cell>
          <table:table-cell office:value-type="string" calcext:value-type="string">
            <text:p>Letter to an Indian nanny in New York</text:p>
          </table:table-cell>
        </table:table-row>
        <table:table-row table:style-name="ro1">
          <table:table-cell table:formula="of:=RAND()" office:value-type="float" office:value="0.227364393543718" calcext:value-type="float">
            <text:p>0.2273643935</text:p>
          </table:table-cell>
          <table:table-cell office:value-type="string" calcext:value-type="string">
            <text:p>2014-03-10 23:28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3/303100053/1002/rss02</text:p>
          </table:table-cell>
          <table:table-cell office:value-type="string" calcext:value-type="string">
            <text:p>feedly:http://archive.delawareonline.com/article/20140310/SPORTS03/303100053/1002/RSS02</text:p>
          </table:table-cell>
          <table:table-cell table:formula="of:=HYPERLINK(CONCATENATE(&quot;http://localhost:3000/search?q=media_id:&quot;;[.E77];&quot; AND publish_date:[&quot;; LEFT( [.B77];10);&quot;T00:00:00Z TO &quot;;LEFT([.B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3/303100053/1002/RSS02</text:p>
          </table:table-cell>
          <table:table-cell office:value-type="string" calcext:value-type="string">
            <text:p>Sixers lose 17th game in a row</text:p>
          </table:table-cell>
        </table:table-row>
        <table:table-row table:style-name="ro1">
          <table:table-cell table:formula="of:=RAND()" office:value-type="float" office:value="0.91949268774149" calcext:value-type="float">
            <text:p>0.9194926877</text:p>
          </table:table-cell>
          <table:table-cell office:value-type="string" calcext:value-type="string">
            <text:p>2016-03-16 06:02:3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libya-descends-into-chaos-as-islamic-state-expands-a-1081874.html</text:p>
          </table:table-cell>
          <table:table-cell office:value-type="string" calcext:value-type="string">
            <text:p>feedly:http://www.spiegel.de/international/world/libya-descends-into-chaos-as-islamic-state-expands-a-1081874.html</text:p>
          </table:table-cell>
          <table:table-cell table:formula="of:=HYPERLINK(CONCATENATE(&quot;http://localhost:3000/search?q=media_id:&quot;;[.E78];&quot; AND publish_date:[&quot;; LEFT( [.B78];10);&quot;T00:00:00Z TO &quot;;LEFT([.B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libya-descends-into-chaos-as-islamic-state-expands-a-1081874.html#ref=rss</text:p>
          </table:table-cell>
          <table:table-cell office:value-type="string" calcext:value-type="string">
            <text:p>The Next Disaster: Islamic State Expands as Libya Descends into Chaos</text:p>
          </table:table-cell>
        </table:table-row>
        <table:table-row table:style-name="ro1">
          <table:table-cell table:formula="of:=RAND()" office:value-type="float" office:value="0.706036829653015" calcext:value-type="float">
            <text:p>0.7060368297</text:p>
          </table:table-cell>
          <table:table-cell office:value-type="string" calcext:value-type="string">
            <text:p>2010-05-15 12:55:49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5247.html</text:p>
          </table:table-cell>
          <table:table-cell office:value-type="string" calcext:value-type="string">
            <text:p>feedly:urn:lj:livejournal.com:atom1:provokatorinfo:45247</text:p>
          </table:table-cell>
          <table:table-cell table:formula="of:=HYPERLINK(CONCATENATE(&quot;http://localhost:3000/search?q=media_id:&quot;;[.E79];&quot; AND publish_date:[&quot;; LEFT( [.B79];10);&quot;T00:00:00Z TO &quot;;LEFT([.B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5247.html</text:p>
          </table:table-cell>
          <table:table-cell office:value-type="string" calcext:value-type="string">
            <text:p>Депутатов бьют!</text:p>
          </table:table-cell>
        </table:table-row>
        <table:table-row table:style-name="ro1">
          <table:table-cell table:formula="of:=RAND()" office:value-type="float" office:value="0.401309221578515" calcext:value-type="float">
            <text:p>0.4013092216</text:p>
          </table:table-cell>
          <table:table-cell office:value-type="string" calcext:value-type="string">
            <text:p>2013-01-20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bizim_deniz_zavalli_deniz-1117817</text:p>
          </table:table-cell>
          <table:table-cell office:value-type="string" calcext:value-type="string">
            <text:p>feedly:http://www.radikal.com.tr/yazarlar/tan_morgul/bizim_deniz_zavalli_deniz-1117817</text:p>
          </table:table-cell>
          <table:table-cell table:formula="of:=HYPERLINK(CONCATENATE(&quot;http://localhost:3000/search?q=media_id:&quot;;[.E80];&quot; AND publish_date:[&quot;; LEFT( [.B80];10);&quot;T00:00:00Z TO &quot;;LEFT([.B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bizim_deniz_zavalli_deniz-1117817</text:p>
          </table:table-cell>
          <table:table-cell office:value-type="string" calcext:value-type="string">
            <text:p>Bizim deniz, zavallı deniz!</text:p>
          </table:table-cell>
        </table:table-row>
        <table:table-row table:style-name="ro1">
          <table:table-cell table:formula="of:=RAND()" office:value-type="float" office:value="0.833895229713304" calcext:value-type="float">
            <text:p>0.8338952297</text:p>
          </table:table-cell>
          <table:table-cell office:value-type="string" calcext:value-type="string">
            <text:p>2011-09-14 09:36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1/09/14/quand-la-taille-de-la-queue-est-inversement-proportionnelle-au-plaisir</text:p>
          </table:table-cell>
          <table:table-cell office:value-type="string" calcext:value-type="string">
            <text:p>feedly:urn:md5:3858ead3c46470d4373587f554f8d6a1</text:p>
          </table:table-cell>
          <table:table-cell table:formula="of:=HYPERLINK(CONCATENATE(&quot;http://localhost:3000/search?q=media_id:&quot;;[.E81];&quot; AND publish_date:[&quot;; LEFT( [.B81];10);&quot;T00:00:00Z TO &quot;;LEFT([.B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1/09/14/Quand-la-taille-de-la-queue-est-inversement-proportionnelle-au-plaisir</text:p>
          </table:table-cell>
          <table:table-cell office:value-type="string" calcext:value-type="string">
            <text:p>Quand la taille de la queue est inversement proportionnelle au plaisir</text:p>
          </table:table-cell>
        </table:table-row>
        <table:table-row table:style-name="ro1">
          <table:table-cell table:formula="of:=RAND()" office:value-type="float" office:value="0.688470897285769" calcext:value-type="float">
            <text:p>0.6884708973</text:p>
          </table:table-cell>
          <table:table-cell office:value-type="string" calcext:value-type="string">
            <text:p>2016-03-04 13:21:38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</text:p>
          </table:table-cell>
          <table:table-cell office:value-type="string" calcext:value-type="string">
            <text:p>feedly:00000000005104b7000000000598b2eeaedf49212eba0045</text:p>
          </table:table-cell>
          <table:table-cell table:formula="of:=HYPERLINK(CONCATENATE(&quot;http://localhost:3000/search?q=media_id:&quot;;[.E82];&quot; AND publish_date:[&quot;; LEFT( [.B82];10);&quot;T00:00:00Z TO &quot;;LEFT([.B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</text:p>
          </table:table-cell>
          <table:table-cell office:value-type="string" calcext:value-type="string">
            <text:p>Maurílio Nogueira postou uma nota</text:p>
          </table:table-cell>
        </table:table-row>
        <table:table-row table:style-name="ro1">
          <table:table-cell table:formula="of:=RAND()" office:value-type="float" office:value="0.744631949140694" calcext:value-type="float">
            <text:p>0.7446319491</text:p>
          </table:table-cell>
          <table:table-cell office:value-type="string" calcext:value-type="string">
            <text:p>2013-11-08 16:52:24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happy-returns-10-companies-that-didnt-make-the-cut-in-2012-are-back-this-year.ece</text:p>
          </table:table-cell>
          <table:table-cell office:value-type="string" calcext:value-type="string">
            <text:p>feedly:http://www.dallasnews.com/business/top-100/headlines/20131108-happy-returns-10-companies-that-didnt-make-the-cut-in-2012-are-back-this-year.ece</text:p>
          </table:table-cell>
          <table:table-cell table:formula="of:=HYPERLINK(CONCATENATE(&quot;http://localhost:3000/search?q=media_id:&quot;;[.E83];&quot; AND publish_date:[&quot;; LEFT( [.B83];10);&quot;T00:00:00Z TO &quot;;LEFT([.B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happy-returns-10-companies-that-didnt-make-the-cut-in-2012-are-back-this-year.ece</text:p>
          </table:table-cell>
          <table:table-cell office:value-type="string" calcext:value-type="string">
            <text:p>Happy returns: 10 companies that didn’t make the cut in 2012 are back this year</text:p>
          </table:table-cell>
        </table:table-row>
        <table:table-row table:style-name="ro1">
          <table:table-cell table:formula="of:=RAND()" office:value-type="float" office:value="0.85889702868976" calcext:value-type="float">
            <text:p>0.8588970287</text:p>
          </table:table-cell>
          <table:table-cell office:value-type="string" calcext:value-type="string">
            <text:p>2016-02-11 07:53:55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15125</text:p>
          </table:table-cell>
          <table:table-cell office:value-type="string" calcext:value-type="string">
            <text:p>feedly:http://EzineArticles.com/9315125</text:p>
          </table:table-cell>
          <table:table-cell table:formula="of:=HYPERLINK(CONCATENATE(&quot;http://localhost:3000/search?q=media_id:&quot;;[.E84];&quot; AND publish_date:[&quot;; LEFT( [.B84];10);&quot;T00:00:00Z TO &quot;;LEFT([.B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5125</text:p>
          </table:table-cell>
          <table:table-cell office:value-type="string" calcext:value-type="string">
            <text:p>A Discussion on Different Types of Cardio Fitness Equipment</text:p>
          </table:table-cell>
        </table:table-row>
        <table:table-row table:style-name="ro1">
          <table:table-cell table:formula="of:=RAND()" office:value-type="float" office:value="0.321040922081873" calcext:value-type="float">
            <text:p>0.3210409221</text:p>
          </table:table-cell>
          <table:table-cell office:value-type="string" calcext:value-type="string">
            <text:p>2016-03-21 18:19:51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171</text:p>
          </table:table-cell>
          <table:table-cell office:value-type="string" calcext:value-type="string">
            <text:p>feedly:https://communities.intel.com/thread/100171</text:p>
          </table:table-cell>
          <table:table-cell table:formula="of:=HYPERLINK(CONCATENATE(&quot;http://localhost:3000/search?q=media_id:&quot;;[.E85];&quot; AND publish_date:[&quot;; LEFT( [.B85];10);&quot;T00:00:00Z TO &quot;;LEFT([.B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171</text:p>
          </table:table-cell>
          <table:table-cell office:value-type="string" calcext:value-type="string">
            <text:p>Setup Failed Error 0x80070643 When Attempting to Install Intel Extreme Tuning Utility</text:p>
          </table:table-cell>
        </table:table-row>
        <table:table-row table:style-name="ro1">
          <table:table-cell table:formula="of:=RAND()" office:value-type="float" office:value="0.170636450604931" calcext:value-type="float">
            <text:p>0.1706364506</text:p>
          </table:table-cell>
          <table:table-cell office:value-type="string" calcext:value-type="string">
            <text:p>2016-02-15 01:10:28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1965.html</text:p>
          </table:table-cell>
          <table:table-cell office:value-type="string" calcext:value-type="string">
            <text:p>feedly:urn:lj:livejournal.com:atom1:sio13:571965</text:p>
          </table:table-cell>
          <table:table-cell table:formula="of:=HYPERLINK(CONCATENATE(&quot;http://localhost:3000/search?q=media_id:&quot;;[.E86];&quot; AND publish_date:[&quot;; LEFT( [.B86];10);&quot;T00:00:00Z TO &quot;;LEFT([.B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1965.html</text:p>
          </table:table-cell>
          <table:table-cell office:value-type="string" calcext:value-type="string">
            <text:p>Марафон, рис. 4: Поцелуи и объятия.</text:p>
          </table:table-cell>
        </table:table-row>
        <table:table-row table:style-name="ro1">
          <table:table-cell table:formula="of:=RAND()" office:value-type="float" office:value="0.907297218758699" calcext:value-type="float">
            <text:p>0.9072972188</text:p>
          </table:table-cell>
          <table:table-cell office:value-type="string" calcext:value-type="string">
            <text:p>2016-02-20 09:44:08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8526.html</text:p>
          </table:table-cell>
          <table:table-cell office:value-type="string" calcext:value-type="string">
            <text:p>feedly:urn:lj:livejournal.com:atom1:ma79:2088526</text:p>
          </table:table-cell>
          <table:table-cell table:formula="of:=HYPERLINK(CONCATENATE(&quot;http://localhost:3000/search?q=media_id:&quot;;[.E87];&quot; AND publish_date:[&quot;; LEFT( [.B87];10);&quot;T00:00:00Z TO &quot;;LEFT([.B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8526.html</text:p>
          </table:table-cell>
          <table:table-cell office:value-type="string" calcext:value-type="string">
            <text:p>полемическое ассорти</text:p>
          </table:table-cell>
        </table:table-row>
        <table:table-row table:style-name="ro2">
          <table:table-cell table:formula="of:=RAND()" office:value-type="float" office:value="0.0215176477102188" calcext:value-type="float">
            <text:p>0.0215176477</text:p>
          </table:table-cell>
          <table:table-cell office:value-type="string" calcext:value-type="string">
            <text:p>2016-02-23 00:24:15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shiva-rajkumar-director-p-vasu-team-up-again-020867.html</text:p>
          </table:table-cell>
          <table:table-cell office:value-type="string" calcext:value-type="string">
            <text:p>feedly:http://kannada.filmibeat.com/gossips/shiva-rajkumar-director-p-vasu-team-up-again-020867.html</text:p>
          </table:table-cell>
          <table:table-cell table:formula="of:=HYPERLINK(CONCATENATE(&quot;http://localhost:3000/search?q=media_id:&quot;;[.E88];&quot; AND publish_date:[&quot;; LEFT( [.B88];10);&quot;T00:00:00Z TO &quot;;LEFT([.B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shiva-rajkumar-director-p-vasu-team-up-again-020867.html</text:p>
          </table:table-cell>
          <table:table-cell office:value-type="string" calcext:value-type="string">
            <text:p>ಬಯಲಾಯಿತು ಶಿವಣ್ಣ &amp; ವಾಸು ಅವರ ಮತ್ತೊಂದು ರಹಸ್ಯ</text:p>
          </table:table-cell>
        </table:table-row>
        <table:table-row table:style-name="ro1">
          <table:table-cell table:formula="of:=RAND()" office:value-type="float" office:value="0.0176318903048693" calcext:value-type="float">
            <text:p>0.0176318903</text:p>
          </table:table-cell>
          <table:table-cell office:value-type="string" calcext:value-type="string">
            <text:p>2014-03-08 18:07:17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40308-does-your-workplace-have-a-winning-edge-nominations-open-for-2014-s-shining-stars.ece</text:p>
          </table:table-cell>
          <table:table-cell office:value-type="string" calcext:value-type="string">
            <text:p>feedly:http://www.dallasnews.com/business/top-100/headlines/20140308-does-your-workplace-have-a-winning-edge-nominations-open-for-2014-s-shining-stars.ece</text:p>
          </table:table-cell>
          <table:table-cell table:formula="of:=HYPERLINK(CONCATENATE(&quot;http://localhost:3000/search?q=media_id:&quot;;[.E89];&quot; AND publish_date:[&quot;; LEFT( [.B89];10);&quot;T00:00:00Z TO &quot;;LEFT([.B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40308-does-your-workplace-have-a-winning-edge-nominations-open-for-2014-s-shining-stars.ece</text:p>
          </table:table-cell>
          <table:table-cell office:value-type="string" calcext:value-type="string">
            <text:p>Does your workplace have a winning edge? Nominations open for 2014's shining stars</text:p>
          </table:table-cell>
        </table:table-row>
        <table:table-row table:style-name="ro1">
          <table:table-cell table:formula="of:=RAND()" office:value-type="float" office:value="0.688105994473275" calcext:value-type="float">
            <text:p>0.6881059945</text:p>
          </table:table-cell>
          <table:table-cell office:value-type="string" calcext:value-type="string">
            <text:p>2014-11-03 15:53:33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lonely-caved.html</text:p>
          </table:table-cell>
          <table:table-cell office:value-type="string" calcext:value-type="string">
            <text:p>feedly:http://www.x3confessions.com/men/confessions/lonely-caved.html</text:p>
          </table:table-cell>
          <table:table-cell table:formula="of:=HYPERLINK(CONCATENATE(&quot;http://localhost:3000/search?q=media_id:&quot;;[.E90];&quot; AND publish_date:[&quot;; LEFT( [.B90];10);&quot;T00:00:00Z TO &quot;;LEFT([.B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lonely-caved.html</text:p>
          </table:table-cell>
          <table:table-cell office:value-type="string" calcext:value-type="string">
            <text:p>Lonely caved</text:p>
          </table:table-cell>
        </table:table-row>
        <table:table-row table:style-name="ro1">
          <table:table-cell table:formula="of:=RAND()" office:value-type="float" office:value="0.411385127423799" calcext:value-type="float">
            <text:p>0.4113851274</text:p>
          </table:table-cell>
          <table:table-cell office:value-type="string" calcext:value-type="string">
            <text:p>2016-03-12 14:43:02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79755.html</text:p>
          </table:table-cell>
          <table:table-cell office:value-type="string" calcext:value-type="string">
            <text:p>feedly:urn:lj:livejournal.com:atom1:pasya:1479755</text:p>
          </table:table-cell>
          <table:table-cell table:formula="of:=HYPERLINK(CONCATENATE(&quot;http://localhost:3000/search?q=media_id:&quot;;[.E91];&quot; AND publish_date:[&quot;; LEFT( [.B91];10);&quot;T00:00:00Z TO &quot;;LEFT([.B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79755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0940213698819733" calcext:value-type="float">
            <text:p>0.0940213699</text:p>
          </table:table-cell>
          <table:table-cell office:value-type="string" calcext:value-type="string">
            <text:p>2016-03-23 08:55:54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6a5e1/sc/21/l/0lcn0breuters0n0carticle0cidcnl3s16v3z90dfeedtype0frss0gfeedname0fcnmktnews/story01.htm</text:p>
          </table:table-cell>
          <table:table-cell office:value-type="string" calcext:value-type="string">
            <text:p>feedly:CNL3S16V3Z9</text:p>
          </table:table-cell>
          <table:table-cell table:formula="of:=HYPERLINK(CONCATENATE(&quot;http://localhost:3000/search?q=media_id:&quot;;[.E92];&quot; AND publish_date:[&quot;; LEFT( [.B92];10);&quot;T00:00:00Z TO &quot;;LEFT([.B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6a5e1/sc/21/l/0Lcn0Breuters0N0Carticle0CidCNL3S16V3Z90DfeedType0FRSS0GfeedName0FcnMktNews/story01.htm</text:p>
          </table:table-cell>
          <table:table-cell office:value-type="string" calcext:value-type="string">
            <text:p>美国热股：SUNEDISON与次顺位贷款金主洽商DIP融资安排，早盘急跌近13%</text:p>
          </table:table-cell>
        </table:table-row>
        <table:table-row table:style-name="ro1">
          <table:table-cell table:formula="of:=RAND()" office:value-type="float" office:value="0.381704688174504" calcext:value-type="float">
            <text:p>0.3817046882</text:p>
          </table:table-cell>
          <table:table-cell office:value-type="string" calcext:value-type="string">
            <text:p>2015-09-07 03:41:1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tapping-csr-for-strategic-farmer-business-linkages-in-india</text:p>
          </table:table-cell>
          <table:table-cell office:value-type="string" calcext:value-type="string">
            <text:p>feedly:http://southasia.oneworld.net/news/tapping-csr-for-strategic-farmer-business-linkages-in-india</text:p>
          </table:table-cell>
          <table:table-cell table:formula="of:=HYPERLINK(CONCATENATE(&quot;http://localhost:3000/search?q=media_id:&quot;;[.E93];&quot; AND publish_date:[&quot;; LEFT( [.B93];10);&quot;T00:00:00Z TO &quot;;LEFT([.B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tapping-csr-for-strategic-farmer-business-linkages-in-india</text:p>
          </table:table-cell>
          <table:table-cell office:value-type="string" calcext:value-type="string">
            <text:p>Tapping CSR for strategic farmer-business linkages in India</text:p>
          </table:table-cell>
        </table:table-row>
        <table:table-row table:style-name="ro1">
          <table:table-cell table:formula="of:=RAND()" office:value-type="float" office:value="0.514107060752513" calcext:value-type="float">
            <text:p>0.5141070608</text:p>
          </table:table-cell>
          <table:table-cell office:value-type="string" calcext:value-type="string">
            <text:p>2012-08-31 00:04:35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2-08-31/wasa-keeps-super-league-lead-despite-3-0-loss</text:p>
          </table:table-cell>
          <table:table-cell office:value-type="string" calcext:value-type="string">
            <text:p>feedly:47942 at http://www.guardian.co.tt</text:p>
          </table:table-cell>
          <table:table-cell table:formula="of:=HYPERLINK(CONCATENATE(&quot;http://localhost:3000/search?q=media_id:&quot;;[.E94];&quot; AND publish_date:[&quot;; LEFT( [.B94];10);&quot;T00:00:00Z TO &quot;;LEFT([.B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2-08-31/wasa-keeps-super-league-lead-despite-3-0-loss</text:p>
          </table:table-cell>
          <table:table-cell office:value-type="string" calcext:value-type="string">
            <text:p>WASA keeps Super League lead despite 3-0 loss</text:p>
          </table:table-cell>
        </table:table-row>
        <table:table-row table:style-name="ro1">
          <table:table-cell table:formula="of:=RAND()" office:value-type="float" office:value="0.569398087417109" calcext:value-type="float">
            <text:p>0.5693980874</text:p>
          </table:table-cell>
          <table:table-cell office:value-type="string" calcext:value-type="string">
            <text:p>2015-10-29 05:05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1" calcext:value-type="float">
            <text:p>1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6b24249c/sc/3/l/0l0sdigitalspy0o0csoaps0cs140cneighbours0cnews0ca6761660cneighbours0espoilers0etravis0eburns0econfirms0egirlfriend0eemma0elane0eis0ereprising0eher0erole0eas0ecourtney0bhtml0drss/story01.htm</text:p>
          </table:table-cell>
          <table:table-cell office:value-type="string" calcext:value-type="string">
            <text:p>feedly:http://www.digitalspy.co.uk/soaps/s14/neighbours/news/a676166/neighbours-spoilers-travis-burns-confirms-girlfriend-emma-lane-is-reprising-her-role-as-courtney.html</text:p>
          </table:table-cell>
          <table:table-cell table:formula="of:=HYPERLINK(CONCATENATE(&quot;http://localhost:3000/search?q=media_id:&quot;;[.E95];&quot; AND publish_date:[&quot;; LEFT( [.B95];10);&quot;T00:00:00Z TO &quot;;LEFT([.B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6b24249c/sc/3/l/0L0Sdigitalspy0O0Csoaps0Cs140Cneighbours0Cnews0Ca6761660Cneighbours0Espoilers0Etravis0Eburns0Econfirms0Egirlfriend0Eemma0Elane0Eis0Ereprising0Eher0Erole0Eas0Ecourtney0Bhtml0Drss/story01.htm</text:p>
          </table:table-cell>
          <table:table-cell office:value-type="string" calcext:value-type="string">
            <text:p>Neighbours spoilers: Travis Burns confirms girlfriend Emma Lane is reprising her role as Courtney</text:p>
          </table:table-cell>
        </table:table-row>
        <table:table-row table:style-name="ro1">
          <table:table-cell table:formula="of:=RAND()" office:value-type="float" office:value="0.189527790274361" calcext:value-type="float">
            <text:p>0.1895277903</text:p>
          </table:table-cell>
          <table:table-cell office:value-type="string" calcext:value-type="string">
            <text:p>2016-03-22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0" calcext:value-type="float">
            <text:p>0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3/1565808/how-apostles-died-and-why</text:p>
          </table:table-cell>
          <table:table-cell office:value-type="string" calcext:value-type="string">
            <text:p>feedly:http://www.philstar.com/opinion/2016/03/23/1565808/how-apostles-died-and-why</text:p>
          </table:table-cell>
          <table:table-cell table:formula="of:=HYPERLINK(CONCATENATE(&quot;http://localhost:3000/search?q=media_id:&quot;;[.E96];&quot; AND publish_date:[&quot;; LEFT( [.B96];10);&quot;T00:00:00Z TO &quot;;LEFT([.B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3/1565808/how-apostles-died-and-why</text:p>
          </table:table-cell>
          <table:table-cell office:value-type="string" calcext:value-type="string">
            <text:p>How the Apostles died – and why</text:p>
          </table:table-cell>
        </table:table-row>
        <table:table-row table:style-name="ro1">
          <table:table-cell table:formula="of:=RAND()" office:value-type="float" office:value="0.057126616223969" calcext:value-type="float">
            <text:p>0.0571266162</text:p>
          </table:table-cell>
          <table:table-cell office:value-type="string" calcext:value-type="string">
            <text:p>2014-11-04 13:25:05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grace-01283.html</text:p>
          </table:table-cell>
          <table:table-cell office:value-type="string" calcext:value-type="string">
            <text:p>feedly:http://www.x3confessions.com/men/confessions/grace-01283.html</text:p>
          </table:table-cell>
          <table:table-cell table:formula="of:=HYPERLINK(CONCATENATE(&quot;http://localhost:3000/search?q=media_id:&quot;;[.E97];&quot; AND publish_date:[&quot;; LEFT( [.B97];10);&quot;T00:00:00Z TO &quot;;LEFT([.B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grace-01283.html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table:formula="of:=RAND()" office:value-type="float" office:value="0.980407130040196" calcext:value-type="float">
            <text:p>0.98040713</text:p>
          </table:table-cell>
          <table:table-cell office:value-type="string" calcext:value-type="string">
            <text:p>2016-02-13 16:26:11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213-film-contest-invites-students-to-counter-messages-that-can-lead-to-teen-pregnancy.ece</text:p>
          </table:table-cell>
          <table:table-cell office:value-type="string" calcext:value-type="string">
            <text:p>feedly:http://www.dallasnews.com/news/columnists/mercedes-olivera/20160213-film-contest-invites-students-to-counter-messages-that-can-lead-to-teen-pregnancy.ece</text:p>
          </table:table-cell>
          <table:table-cell table:formula="of:=HYPERLINK(CONCATENATE(&quot;http://localhost:3000/search?q=media_id:&quot;;[.E98];&quot; AND publish_date:[&quot;; LEFT( [.B98];10);&quot;T00:00:00Z TO &quot;;LEFT([.B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213-film-contest-invites-students-to-counter-messages-that-can-lead-to-teen-pregnancy.ece</text:p>
          </table:table-cell>
          <table:table-cell office:value-type="string" calcext:value-type="string">
            <text:p>Film contest invites students to counter messages that can lead to teen pregnancy</text:p>
          </table:table-cell>
        </table:table-row>
        <table:table-row table:style-name="ro1">
          <table:table-cell table:formula="of:=RAND()" office:value-type="float" office:value="0.534173753944202" calcext:value-type="float">
            <text:p>0.5341737539</text:p>
          </table:table-cell>
          <table:table-cell office:value-type="string" calcext:value-type="string">
            <text:p>2016-03-16 13:25:45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316-ted-cruz-must-wake-up-and-reach-the-masses-to-catch-donald-trump.ece</text:p>
          </table:table-cell>
          <table:table-cell office:value-type="string" calcext:value-type="string">
            <text:p>feedly:http://www.dallasnews.com/news/columnists/gromer-jeffers-jr/20160316-ted-cruz-must-wake-up-and-reach-the-masses-to-catch-donald-trump.ece</text:p>
          </table:table-cell>
          <table:table-cell table:formula="of:=HYPERLINK(CONCATENATE(&quot;http://localhost:3000/search?q=media_id:&quot;;[.E99];&quot; AND publish_date:[&quot;; LEFT( [.B99];10);&quot;T00:00:00Z TO &quot;;LEFT([.B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316-ted-cruz-must-wake-up-and-reach-the-masses-to-catch-donald-trump.ece</text:p>
          </table:table-cell>
          <table:table-cell office:value-type="string" calcext:value-type="string">
            <text:p>Ted Cruz must wake up and reach the masses to catch Donald Trump</text:p>
          </table:table-cell>
        </table:table-row>
        <table:table-row table:style-name="ro1">
          <table:table-cell table:formula="of:=RAND()" office:value-type="float" office:value="0.652210338454255" calcext:value-type="float">
            <text:p>0.6522103385</text:p>
          </table:table-cell>
          <table:table-cell office:value-type="string" calcext:value-type="string">
            <text:p>2016-03-23 02:35:35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konkurrent-beskylder-lego-for-urimeligt-noel/06f7ce62-f44f-47c0-a1cf-7e9385a789a7/145/1156?utm_source=nyheder&amp;utm_medium=rss&amp;utm_campaign=erhverv</text:p>
          </table:table-cell>
          <table:table-cell office:value-type="string" calcext:value-type="string">
            <text:p>feedly:06f7ce62-f44f-47c0-a1cf-7e9385a789a7</text:p>
          </table:table-cell>
          <table:table-cell table:formula="of:=HYPERLINK(CONCATENATE(&quot;http://localhost:3000/search?q=media_id:&quot;;[.E100];&quot; AND publish_date:[&quot;; LEFT( [.B100];10);&quot;T00:00:00Z TO &quot;;LEFT([.B1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konkurrent-beskylder-lego-for-urimeligt-noel/06f7ce62-f44f-47c0-a1cf-7e9385a789a7/145/1156?utm_source=nyheder&amp;utm_medium=rss&amp;utm_campaign=erhverv</text:p>
          </table:table-cell>
          <table:table-cell office:value-type="string" calcext:value-type="string">
            <text:p>Konkurrent beskylder Lego for urimeligt nøl</text:p>
          </table:table-cell>
        </table:table-row>
        <table:table-row table:style-name="ro1">
          <table:table-cell table:formula="of:=RAND()" office:value-type="float" office:value="0.445848763469667" calcext:value-type="float">
            <text:p>0.4458487635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money/9%E6%9C%88%E5%88%A9%E4%B8%8A%E3%81%92%E4%BA%94%E5%88%86%E4%BA%94%E5%88%86%E3%80%81%E5%A6%A5%E5%BD%93%E3%81%AA%E8%A6%8B%E6%96%B9%E2%94%81%E7%B1%B3%E3%82%A2%E3%83%88%E3%83%A9%E3%83%B3%E3%82%BF%E9%80%A3%E9%8A%80%E7%B7%8F%E8%A3%81%EF%BC%9D%E5%A0%B1%E9%81%93/ar-bbmcjxq?srcref=rss</text:p>
          </table:table-cell>
          <table:table-cell office:value-type="string" calcext:value-type="string">
            <text:p>feedly:http://www.msn.com/ja-jp/news/money/9%E6%9C%88%E5%88%A9%E4%B8%8A%E3%81%92%E4%BA%94%E5%88%86%E4%BA%94%E5%88%86%E3%80%81%E5%A6%A5%E5%BD%93%E3%81%AA%E8%A6%8B%E6%96%B9%E2%94%81%E7%B1%B3%E3%82%A2%E3%83%88%E3%83%A9%E3%83%B3%E3%82%BF%E9%80%A3%E9%8A%80%E7%B7%8F%E8%A3%81%EF%BC%9D%E5%A0%B1%E9%81%93/ar-BBmcjXQ?srcref=rss</text:p>
          </table:table-cell>
          <table:table-cell table:formula="of:=HYPERLINK(CONCATENATE(&quot;http://localhost:3000/search?q=media_id:&quot;;[.E101];&quot; AND publish_date:[&quot;; LEFT( [.B101];10);&quot;T00:00:00Z TO &quot;;LEFT([.B1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money/9%E6%9C%88%E5%88%A9%E4%B8%8A%E3%81%92%E4%BA%94%E5%88%86%E4%BA%94%E5%88%86%E3%80%81%E5%A6%A5%E5%BD%93%E3%81%AA%E8%A6%8B%E6%96%B9%E2%94%81%E7%B1%B3%E3%82%A2%E3%83%88%E3%83%A9%E3%83%B3%E3%82%BF%E9%80%A3%E9%8A%80%E7%B7%8F%E8%A3%81%EF%BC%9D%E5%A0%B1%E9%81%93/ar-BBmcjXQ?srcref=rss</text:p>
          </table:table-cell>
          <table:table-cell office:value-type="string" calcext:value-type="string">
            <text:p>9月の利上げ予想、五分五分との見方</text:p>
          </table:table-cell>
        </table:table-row>
        <table:table-row table:style-name="ro1">
          <table:table-cell table:formula="of:=RAND()" office:value-type="float" office:value="0.596374966538799" calcext:value-type="float">
            <text:p>0.5963749665</text:p>
          </table:table-cell>
          <table:table-cell office:value-type="string" calcext:value-type="string">
            <text:p>2009-09-02 19:24:15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9/03/who-needs-publishers-when-he-has-friends/</text:p>
          </table:table-cell>
          <table:table-cell office:value-type="string" calcext:value-type="string">
            <text:p>feedly:http://thepoisontree.wordpress.com/?p=23</text:p>
          </table:table-cell>
          <table:table-cell table:formula="of:=HYPERLINK(CONCATENATE(&quot;http://localhost:3000/search?q=media_id:&quot;;[.E102];&quot; AND publish_date:[&quot;; LEFT( [.B102];10);&quot;T00:00:00Z TO &quot;;LEFT([.B1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9/03/who-needs-publishers-when-he-has-friends/</text:p>
          </table:table-cell>
          <table:table-cell office:value-type="string" calcext:value-type="string">
            <text:p>WHO NEEDS PUBLISHERS WHEN HE HAS FRIENDS!!</text:p>
          </table:table-cell>
        </table:table-row>
        <table:table-row table:style-name="ro1">
          <table:table-cell table:formula="of:=RAND()" office:value-type="float" office:value="0.00880945573576342" calcext:value-type="float">
            <text:p>0.0088094557</text:p>
          </table:table-cell>
          <table:table-cell office:value-type="string" calcext:value-type="string">
            <text:p>2015-06-21 21:20:27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brasileiros-tem-52-milhoes-de-caes-e-22-milhoes-de-gatos-aponta-ibge/</text:p>
          </table:table-cell>
          <table:table-cell office:value-type="string" calcext:value-type="string">
            <text:p>feedly:http://www.dogurbano.com.br/brasileiros-tem-52-milhoes-de-caes-e-22-milhoes-de-gatos-aponta-ibge/</text:p>
          </table:table-cell>
          <table:table-cell table:formula="of:=HYPERLINK(CONCATENATE(&quot;http://localhost:3000/search?q=media_id:&quot;;[.E103];&quot; AND publish_date:[&quot;; LEFT( [.B103];10);&quot;T00:00:00Z TO &quot;;LEFT([.B1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brasileiros-tem-52-milhoes-de-caes-e-22-milhoes-de-gatos-aponta-ibge/</text:p>
          </table:table-cell>
          <table:table-cell office:value-type="string" calcext:value-type="string">
            <text:p>Brasileiros têm 52 milhões de cães e 22 milhões de gatos, aponta IBGE</text:p>
          </table:table-cell>
        </table:table-row>
        <table:table-row table:style-name="ro1">
          <table:table-cell table:formula="of:=RAND()" office:value-type="float" office:value="0.604022240638527" calcext:value-type="float">
            <text:p>0.6040222406</text:p>
          </table:table-cell>
          <table:table-cell office:value-type="string" calcext:value-type="string">
            <text:p>2016-03-16 15:11:0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benjamin-netanyahu-faces-rise-in-violence-in-israel-a-1082409.html</text:p>
          </table:table-cell>
          <table:table-cell office:value-type="string" calcext:value-type="string">
            <text:p>feedly:http://www.spiegel.de/international/world/benjamin-netanyahu-faces-rise-in-violence-in-israel-a-1082409.html</text:p>
          </table:table-cell>
          <table:table-cell table:formula="of:=HYPERLINK(CONCATENATE(&quot;http://localhost:3000/search?q=media_id:&quot;;[.E104];&quot; AND publish_date:[&quot;; LEFT( [.B104];10);&quot;T00:00:00Z TO &quot;;LEFT([.B1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benjamin-netanyahu-faces-rise-in-violence-in-israel-a-1082409.html#ref=rss</text:p>
          </table:table-cell>
          <table:table-cell office:value-type="string" calcext:value-type="string">
            <text:p>Dancing with the Abyss: Netanyahu's Toxic Embrace with Israel</text:p>
          </table:table-cell>
        </table:table-row>
        <table:table-row table:style-name="ro1">
          <table:table-cell table:formula="of:=RAND()" office:value-type="float" office:value="0.341262254492877" calcext:value-type="float">
            <text:p>0.3412622545</text:p>
          </table:table-cell>
          <table:table-cell office:value-type="string" calcext:value-type="string">
            <text:p>2013-04-07 14:23:39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poor-powerless-police/1099020/</text:p>
          </table:table-cell>
          <table:table-cell office:value-type="string" calcext:value-type="string">
            <text:p>feedly:http://www.indianexpress.com/news/poor-powerless-police/1099020/</text:p>
          </table:table-cell>
          <table:table-cell table:formula="of:=HYPERLINK(CONCATENATE(&quot;http://localhost:3000/search?q=media_id:&quot;;[.E105];&quot; AND publish_date:[&quot;; LEFT( [.B105];10);&quot;T00:00:00Z TO &quot;;LEFT([.B1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poor-powerless-police/1099020/</text:p>
          </table:table-cell>
          <table:table-cell office:value-type="string" calcext:value-type="string">
            <text:p>Poor, powerless police</text:p>
          </table:table-cell>
        </table:table-row>
        <table:table-row table:style-name="ro1">
          <table:table-cell table:formula="of:=RAND()" office:value-type="float" office:value="0.288820779350293" calcext:value-type="float">
            <text:p>0.2888207794</text:p>
          </table:table-cell>
          <table:table-cell office:value-type="string" calcext:value-type="string">
            <text:p>2016-02-19 10:36:16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16874</text:p>
          </table:table-cell>
          <table:table-cell office:value-type="string" calcext:value-type="string">
            <text:p>feedly:http://EzineArticles.com/9316874</text:p>
          </table:table-cell>
          <table:table-cell table:formula="of:=HYPERLINK(CONCATENATE(&quot;http://localhost:3000/search?q=media_id:&quot;;[.E106];&quot; AND publish_date:[&quot;; LEFT( [.B106];10);&quot;T00:00:00Z TO &quot;;LEFT([.B1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6874</text:p>
          </table:table-cell>
          <table:table-cell office:value-type="string" calcext:value-type="string">
            <text:p>How South Africa Can Create Millions of REAL Jobs on Its Own Doorstep</text:p>
          </table:table-cell>
        </table:table-row>
        <table:table-row table:style-name="ro1">
          <table:table-cell table:formula="of:=RAND()" office:value-type="float" office:value="0.146101177821081" calcext:value-type="float">
            <text:p>0.1461011778</text:p>
          </table:table-cell>
          <table:table-cell office:value-type="string" calcext:value-type="string">
            <text:p>2016-02-15 08:18:29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20078</text:p>
          </table:table-cell>
          <table:table-cell office:value-type="string" calcext:value-type="string">
            <text:p>feedly:http://EzineArticles.com/9320078</text:p>
          </table:table-cell>
          <table:table-cell table:formula="of:=HYPERLINK(CONCATENATE(&quot;http://localhost:3000/search?q=media_id:&quot;;[.E107];&quot; AND publish_date:[&quot;; LEFT( [.B107];10);&quot;T00:00:00Z TO &quot;;LEFT([.B1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20078</text:p>
          </table:table-cell>
          <table:table-cell office:value-type="string" calcext:value-type="string">
            <text:p>Elliptical Machine Buying Guide - What To Know Before Buying an Elliptical For Your Home</text:p>
          </table:table-cell>
        </table:table-row>
        <table:table-row table:style-name="ro1">
          <table:table-cell table:formula="of:=RAND()" office:value-type="float" office:value="0.463842690911338" calcext:value-type="float">
            <text:p>0.4638426909</text:p>
          </table:table-cell>
          <table:table-cell office:value-type="string" calcext:value-type="string">
            <text:p>2010-02-28 15:10:52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2/28/protecting-haitian-material-heritage/</text:p>
          </table:table-cell>
          <table:table-cell office:value-type="string" calcext:value-type="string">
            <text:p>feedly:http://bahatiansolidarity.wordpress.com/?p=263</text:p>
          </table:table-cell>
          <table:table-cell table:formula="of:=HYPERLINK(CONCATENATE(&quot;http://localhost:3000/search?q=media_id:&quot;;[.E108];&quot; AND publish_date:[&quot;; LEFT( [.B108];10);&quot;T00:00:00Z TO &quot;;LEFT([.B1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2/28/protecting-haitian-material-heritage/</text:p>
          </table:table-cell>
          <table:table-cell office:value-type="string" calcext:value-type="string">
            <text:p>Protecting Haitian Material Heritage</text:p>
          </table:table-cell>
        </table:table-row>
        <table:table-row table:style-name="ro1">
          <table:table-cell table:formula="of:=RAND()" office:value-type="float" office:value="0.0727970745795501" calcext:value-type="float">
            <text:p>0.0727970746</text:p>
          </table:table-cell>
          <table:table-cell office:value-type="string" calcext:value-type="string">
            <text:p>2014-12-04 12:51:54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41204-mr.-dallas-finally-getting-the-holiday-cheer-with-cocktails-at-barter.ece</text:p>
          </table:table-cell>
          <table:table-cell office:value-type="string" calcext:value-type="string">
            <text:p>feedly:http://www.dallasnews.com/lifestyles/arts/columnists/mr-dallas/20141204-mr.-dallas-finally-getting-the-holiday-cheer-with-cocktails-at-barter.ece</text:p>
          </table:table-cell>
          <table:table-cell table:formula="of:=HYPERLINK(CONCATENATE(&quot;http://localhost:3000/search?q=media_id:&quot;;[.E109];&quot; AND publish_date:[&quot;; LEFT( [.B109];10);&quot;T00:00:00Z TO &quot;;LEFT([.B1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41204-mr.-dallas-finally-getting-the-holiday-cheer-with-cocktails-at-barter.ece</text:p>
          </table:table-cell>
          <table:table-cell office:value-type="string" calcext:value-type="string">
            <text:p>Mr. Dallas: Finally getting the holiday cheer with cocktails at Barter</text:p>
          </table:table-cell>
        </table:table-row>
        <table:table-row table:style-name="ro1">
          <table:table-cell table:formula="of:=RAND()" office:value-type="float" office:value="0.572480567932555" calcext:value-type="float">
            <text:p>0.5724805679</text:p>
          </table:table-cell>
          <table:table-cell office:value-type="string" calcext:value-type="string">
            <text:p>2016-02-11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7-de-febrero-de-2016.html</text:p>
          </table:table-cell>
          <table:table-cell office:value-type="string" calcext:value-type="string">
            <text:p>feedly:http://www.cope.es/menu/programas/iglesia-noticia/inicio_Iglesia-Noticia-del-7-de-febrero-de-2016/seccion=2035&amp;idioma=es_ES&amp;activo=12&amp;id=2016021218570001.do</text:p>
          </table:table-cell>
          <table:table-cell table:formula="of:=HYPERLINK(CONCATENATE(&quot;http://localhost:3000/search?q=media_id:&quot;;[.E110];&quot; AND publish_date:[&quot;; LEFT( [.B110];10);&quot;T00:00:00Z TO &quot;;LEFT([.B1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7-de-febrero-de-2016.html</text:p>
          </table:table-cell>
          <table:table-cell office:value-type="string" calcext:value-type="string">
            <text:p>En Iglesia Noticia del 7 de febrero de 2016: Viaje papal y Cuaresma</text:p>
          </table:table-cell>
        </table:table-row>
        <table:table-row table:style-name="ro1">
          <table:table-cell table:formula="of:=RAND()" office:value-type="float" office:value="0.891009131337829" calcext:value-type="float">
            <text:p>0.8910091313</text:p>
          </table:table-cell>
          <table:table-cell office:value-type="string" calcext:value-type="string">
            <text:p>2015-09-01 13:46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agriculture/without-funds-san-justo-mussels-would-extend-long-stay/article_a5a56a6e-50d6-11e5-b264-7f9854fbdf6a.html</text:p>
          </table:table-cell>
          <table:table-cell office:value-type="string" calcext:value-type="string">
            <text:p>feedly:tncms-asset-a5a56a6e-50d6-11e5-b264-7f9854fbdf6a</text:p>
          </table:table-cell>
          <table:table-cell table:formula="of:=HYPERLINK(CONCATENATE(&quot;http://localhost:3000/search?q=media_id:&quot;;[.E111];&quot; AND publish_date:[&quot;; LEFT( [.B111];10);&quot;T00:00:00Z TO &quot;;LEFT([.B1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agriculture/without-funds-san-justo-mussels-would-extend-long-stay/article_a5a56a6e-50d6-11e5-b264-7f9854fbdf6a.html</text:p>
          </table:table-cell>
          <table:table-cell office:value-type="string" calcext:value-type="string">
            <text:p>Without funds, San Justo mussels would extend long stay</text:p>
          </table:table-cell>
        </table:table-row>
        <table:table-row table:style-name="ro1">
          <table:table-cell table:formula="of:=RAND()" office:value-type="float" office:value="0.227644905136609" calcext:value-type="float">
            <text:p>0.2276449051</text:p>
          </table:table-cell>
          <table:table-cell office:value-type="string" calcext:value-type="string">
            <text:p>2015-07-24 10:18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c0a654876610</text:p>
          </table:table-cell>
          <table:table-cell office:value-type="string" calcext:value-type="string">
            <text:p>feedly:http://www.firjan.org.br/contenthyperlink.jsp?lumItemId=2C908CEC4EC02DBB014EC0A654876610</text:p>
          </table:table-cell>
          <table:table-cell table:formula="of:=HYPERLINK(CONCATENATE(&quot;http://localhost:3000/search?q=media_id:&quot;;[.E112];&quot; AND publish_date:[&quot;; LEFT( [.B112];10);&quot;T00:00:00Z TO &quot;;LEFT([.B1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C0A654876610</text:p>
          </table:table-cell>
          <table:table-cell office:value-type="string" calcext:value-type="string">
            <text:p>FIRJAN realiza "Troca de Experiência e Inovação" para o setor de Construção Civil no Leste Fluminense</text:p>
          </table:table-cell>
        </table:table-row>
        <table:table-row table:style-name="ro1">
          <table:table-cell table:formula="of:=RAND()" office:value-type="float" office:value="0.564876213834927" calcext:value-type="float">
            <text:p>0.5648762138</text:p>
          </table:table-cell>
          <table:table-cell office:value-type="string" calcext:value-type="string">
            <text:p>2016-03-20 16:14:41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20-dallas-churches-hold-joint-palm-sunday-service.ece</text:p>
          </table:table-cell>
          <table:table-cell office:value-type="string" calcext:value-type="string">
            <text:p>feedly:http://www.dallasnews.com/photos/20160320-dallas-churches-hold-joint-palm-sunday-service.ece</text:p>
          </table:table-cell>
          <table:table-cell table:formula="of:=HYPERLINK(CONCATENATE(&quot;http://localhost:3000/search?q=media_id:&quot;;[.E113];&quot; AND publish_date:[&quot;; LEFT( [.B113];10);&quot;T00:00:00Z TO &quot;;LEFT([.B1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20-dallas-churches-hold-joint-palm-sunday-service.ece</text:p>
          </table:table-cell>
          <table:table-cell office:value-type="string" calcext:value-type="string">
            <text:p>Dallas churches hold joint Palm Sunday service</text:p>
          </table:table-cell>
        </table:table-row>
        <table:table-row table:style-name="ro1">
          <table:table-cell table:formula="of:=RAND()" office:value-type="float" office:value="0.407198033369401" calcext:value-type="float">
            <text:p>0.4071980334</text:p>
          </table:table-cell>
          <table:table-cell office:value-type="string" calcext:value-type="string">
            <text:p>2016-03-23 06:52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3/l-epidemie-de-grippe-n-a-toujours-pas-atteint-son-pic_11838683.html</text:p>
          </table:table-cell>
          <table:table-cell office:value-type="string" calcext:value-type="string">
            <text:p>feedly:http://www.larep.fr/france-monde/actualites/societe/sante-beaute/2016/03/23/l-epidemie-de-grippe-n-a-toujours-pas-atteint-son-pic_11838683.html</text:p>
          </table:table-cell>
          <table:table-cell table:formula="of:=HYPERLINK(CONCATENATE(&quot;http://localhost:3000/search?q=media_id:&quot;;[.E114];&quot; AND publish_date:[&quot;; LEFT( [.B114];10);&quot;T00:00:00Z TO &quot;;LEFT([.B1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3/l-epidemie-de-grippe-n-a-toujours-pas-atteint-son-pic_11838683.html</text:p>
          </table:table-cell>
          <table:table-cell office:value-type="string" calcext:value-type="string">
            <text:p>L'épidémie de grippe n'a toujours pas atteint son pic</text:p>
          </table:table-cell>
        </table:table-row>
        <table:table-row table:style-name="ro1">
          <table:table-cell table:formula="of:=RAND()" office:value-type="float" office:value="0.594116733431271" calcext:value-type="float">
            <text:p>0.5941167334</text:p>
          </table:table-cell>
          <table:table-cell office:value-type="string" calcext:value-type="string">
            <text:p>2016-03-23 11:00:00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tips-managing-your-gaming-time/</text:p>
          </table:table-cell>
          <table:table-cell office:value-type="string" calcext:value-type="string">
            <text:p>feedly:http://www.gamesradar.com/tips-managing-your-gaming-time/</text:p>
          </table:table-cell>
          <table:table-cell table:formula="of:=HYPERLINK(CONCATENATE(&quot;http://localhost:3000/search?q=media_id:&quot;;[.E115];&quot; AND publish_date:[&quot;; LEFT( [.B115];10);&quot;T00:00:00Z TO &quot;;LEFT([.B1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tips-managing-your-gaming-time/</text:p>
          </table:table-cell>
          <table:table-cell office:value-type="string" calcext:value-type="string">
            <text:p>6 tips for managing your gaming time</text:p>
          </table:table-cell>
        </table:table-row>
        <table:table-row table:style-name="ro1">
          <table:table-cell table:formula="of:=RAND()" office:value-type="float" office:value="0.195680302188157" calcext:value-type="float">
            <text:p>0.1956803022</text:p>
          </table:table-cell>
          <table:table-cell office:value-type="string" calcext:value-type="string">
            <text:p>2013-11-08 16:49:18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large-no.-3-encompass-home-health-practices-random-acts-of-kindness.ece</text:p>
          </table:table-cell>
          <table:table-cell office:value-type="string" calcext:value-type="string">
            <text:p>feedly:http://www.dallasnews.com/business/top-100/headlines/20131108-large-no.-3-encompass-home-health-practices-random-acts-of-kindness.ece</text:p>
          </table:table-cell>
          <table:table-cell table:formula="of:=HYPERLINK(CONCATENATE(&quot;http://localhost:3000/search?q=media_id:&quot;;[.E116];&quot; AND publish_date:[&quot;; LEFT( [.B116];10);&quot;T00:00:00Z TO &quot;;LEFT([.B1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large-no.-3-encompass-home-health-practices-random-acts-of-kindness.ece</text:p>
          </table:table-cell>
          <table:table-cell office:value-type="string" calcext:value-type="string">
            <text:p>Large No. 3: Encompass Home Health practices random acts of kindness</text:p>
          </table:table-cell>
        </table:table-row>
        <table:table-row table:style-name="ro1">
          <table:table-cell table:formula="of:=RAND()" office:value-type="float" office:value="0.216740136382456" calcext:value-type="float">
            <text:p>0.2167401364</text:p>
          </table:table-cell>
          <table:table-cell office:value-type="string" calcext:value-type="string">
            <text:p>2010-05-04 10:10:37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angela-benton/obama-pushes-minority-ent_b_561922.html</text:p>
          </table:table-cell>
          <table:table-cell office:value-type="string" calcext:value-type="string">
            <text:p>feedly:http://www.huffingtonpost.com/angela-benton/obama-pushes-minority-ent_b_561922.html</text:p>
          </table:table-cell>
          <table:table-cell table:formula="of:=HYPERLINK(CONCATENATE(&quot;http://localhost:3000/search?q=media_id:&quot;;[.E117];&quot; AND publish_date:[&quot;; LEFT( [.B117];10);&quot;T00:00:00Z TO &quot;;LEFT([.B1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angela-benton/obama-pushes-minority-ent_b_561922.html</text:p>
          </table:table-cell>
          <table:table-cell office:value-type="string" calcext:value-type="string">
            <text:p>Angela Benton: <text:s/>Obama Pushes Minority Entrepreneurship and Tech</text:p>
          </table:table-cell>
        </table:table-row>
        <table:table-row table:style-name="ro1">
          <table:table-cell table:formula="of:=RAND()" office:value-type="float" office:value="0.614907913606584" calcext:value-type="float">
            <text:p>0.6149079136</text:p>
          </table:table-cell>
          <table:table-cell office:value-type="string" calcext:value-type="string">
            <text:p>2016-03-02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29</text:p>
          </table:table-cell>
          <table:table-cell office:value-type="string" calcext:value-type="string">
            <text:p>feedly:http://paloverdevalleytimes.com/Main.asp?SectionID=215&amp;SubSectionID=751&amp;ArticleID=22729</text:p>
          </table:table-cell>
          <table:table-cell table:formula="of:=HYPERLINK(CONCATENATE(&quot;http://localhost:3000/search?q=media_id:&quot;;[.E118];&quot; AND publish_date:[&quot;; LEFT( [.B118];10);&quot;T00:00:00Z TO &quot;;LEFT([.B1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29</text:p>
          </table:table-cell>
          <table:table-cell office:value-type="string" calcext:value-type="string">
            <text:p>Car crash fatalities rose in '15</text:p>
          </table:table-cell>
        </table:table-row>
        <table:table-row table:style-name="ro1">
          <table:table-cell table:formula="of:=RAND()" office:value-type="float" office:value="0.848867539861971" calcext:value-type="float">
            <text:p>0.8488675399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utah-utes-down-stanford-cardinal-in-pac-12-tournament-031315</text:p>
          </table:table-cell>
          <table:table-cell office:value-type="string" calcext:value-type="string">
            <text:p>feedly:http://www.foxsports.com/college-basketball/story/utah-utes-down-stanford-cardinal-in-pac-12-tournament-031315</text:p>
          </table:table-cell>
          <table:table-cell table:formula="of:=HYPERLINK(CONCATENATE(&quot;http://localhost:3000/search?q=media_id:&quot;;[.E119];&quot; AND publish_date:[&quot;; LEFT( [.B119];10);&quot;T00:00:00Z TO &quot;;LEFT([.B1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utah-utes-down-stanford-cardinal-in-pac-12-tournament-031315</text:p>
          </table:table-cell>
          <table:table-cell office:value-type="string" calcext:value-type="string">
            <text:p>No. 17 Utah pulls away from Stanford in Pac-12 quarters</text:p>
          </table:table-cell>
        </table:table-row>
        <table:table-row table:style-name="ro1">
          <table:table-cell table:formula="of:=RAND()" office:value-type="float" office:value="0.33952544891065" calcext:value-type="float">
            <text:p>0.3395254489</text:p>
          </table:table-cell>
          <table:table-cell office:value-type="string" calcext:value-type="string">
            <text:p>2016-03-23 12:04:45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2016-lollapalooza-lineup-future-lana-del-rey-red-hot-chili-peppers/</text:p>
          </table:table-cell>
          <table:table-cell office:value-type="string" calcext:value-type="string">
            <text:p>feedly:http://globalgrind.com/?p=4159637</text:p>
          </table:table-cell>
          <table:table-cell table:formula="of:=HYPERLINK(CONCATENATE(&quot;http://localhost:3000/search?q=media_id:&quot;;[.E120];&quot; AND publish_date:[&quot;; LEFT( [.B120];10);&quot;T00:00:00Z TO &quot;;LEFT([.B1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2016-lollapalooza-lineup-future-lana-del-rey-red-hot-chili-peppers/</text:p>
          </table:table-cell>
          <table:table-cell office:value-type="string" calcext:value-type="string">
            <text:p>2016 Lollapalooza Lineup: Future, Lana Del Rey, Red Hot Chili Peppers, &amp; More To Perform</text:p>
          </table:table-cell>
        </table:table-row>
        <table:table-row table:style-name="ro1">
          <table:table-cell table:formula="of:=RAND()" office:value-type="float" office:value="0.16645365787315" calcext:value-type="float">
            <text:p>0.1664536579</text:p>
          </table:table-cell>
          <table:table-cell office:value-type="string" calcext:value-type="string">
            <text:p>2014-03-10 22:59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7/303100048/1002/rss02</text:p>
          </table:table-cell>
          <table:table-cell office:value-type="string" calcext:value-type="string">
            <text:p>feedly:http://archive.delawareonline.com/article/20140310/SPORTS07/303100048/1002/RSS02</text:p>
          </table:table-cell>
          <table:table-cell table:formula="of:=HYPERLINK(CONCATENATE(&quot;http://localhost:3000/search?q=media_id:&quot;;[.E121];&quot; AND publish_date:[&quot;; LEFT( [.B121];10);&quot;T00:00:00Z TO &quot;;LEFT([.B1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7/303100048/1002/RSS02</text:p>
          </table:table-cell>
          <table:table-cell office:value-type="string" calcext:value-type="string">
            <text:p>Frank: All or nothing, the Hens got it all</text:p>
          </table:table-cell>
        </table:table-row>
        <table:table-row table:style-name="ro1">
          <table:table-cell table:formula="of:=RAND()" office:value-type="float" office:value="0.578845622339486" calcext:value-type="float">
            <text:p>0.5788456223</text:p>
          </table:table-cell>
          <table:table-cell office:value-type="string" calcext:value-type="string">
            <text:p>2015-05-27 05:00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india-launches-first-tv-channel-dedicated-to-farmers</text:p>
          </table:table-cell>
          <table:table-cell office:value-type="string" calcext:value-type="string">
            <text:p>feedly:http://southasia.oneworld.net/news/india-launches-first-tv-channel-dedicated-to-farmers</text:p>
          </table:table-cell>
          <table:table-cell table:formula="of:=HYPERLINK(CONCATENATE(&quot;http://localhost:3000/search?q=media_id:&quot;;[.E122];&quot; AND publish_date:[&quot;; LEFT( [.B122];10);&quot;T00:00:00Z TO &quot;;LEFT([.B1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india-launches-first-tv-channel-dedicated-to-farmers</text:p>
          </table:table-cell>
          <table:table-cell office:value-type="string" calcext:value-type="string">
            <text:p>India launches first TV channel dedicated to farmers</text:p>
          </table:table-cell>
        </table:table-row>
        <table:table-row table:style-name="ro1">
          <table:table-cell table:formula="of:=RAND()" office:value-type="float" office:value="0.146639804915685" calcext:value-type="float">
            <text:p>0.1466398049</text:p>
          </table:table-cell>
          <table:table-cell office:value-type="string" calcext:value-type="string">
            <text:p>2015-07-23 16:36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d59224f014ebcd8d3e55492</text:p>
          </table:table-cell>
          <table:table-cell office:value-type="string" calcext:value-type="string">
            <text:p>feedly:http://www.firjan.org.br/contenthyperlink.jsp?lumItemId=2C908CEC4D59224F014EBCD8D3E55492</text:p>
          </table:table-cell>
          <table:table-cell table:formula="of:=HYPERLINK(CONCATENATE(&quot;http://localhost:3000/search?q=media_id:&quot;;[.E123];&quot; AND publish_date:[&quot;; LEFT( [.B123];10);&quot;T00:00:00Z TO &quot;;LEFT([.B1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D59224F014EBCD8D3E55492</text:p>
          </table:table-cell>
          <table:table-cell office:value-type="string" calcext:value-type="string">
            <text:p>SESI Casa Segura: qualidade de vida para a indústria</text:p>
          </table:table-cell>
        </table:table-row>
        <table:table-row table:style-name="ro1">
          <table:table-cell table:formula="of:=RAND()" office:value-type="float" office:value="0.862700804345681" calcext:value-type="float">
            <text:p>0.8627008043</text:p>
          </table:table-cell>
          <table:table-cell office:value-type="string" calcext:value-type="string">
            <text:p>2012-03-19 12:12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audiencia-publica-discute-politicas-de.html</text:p>
          </table:table-cell>
          <table:table-cell office:value-type="string" calcext:value-type="string">
            <text:p>feedly:tag:blogger.com,1999:blog-8906733803857889605.post-3197585713094021280</text:p>
          </table:table-cell>
          <table:table-cell table:formula="of:=HYPERLINK(CONCATENATE(&quot;http://localhost:3000/search?q=media_id:&quot;;[.E124];&quot; AND publish_date:[&quot;; LEFT( [.B124];10);&quot;T00:00:00Z TO &quot;;LEFT([.B1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audiencia-publica-discute-politicas-de.html</text:p>
          </table:table-cell>
          <table:table-cell office:value-type="string" calcext:value-type="string">
            <text:p>Audiência pública discute políticas de igualdade racial</text:p>
          </table:table-cell>
        </table:table-row>
        <table:table-row table:style-name="ro1">
          <table:table-cell table:formula="of:=RAND()" office:value-type="float" office:value="0.547140746566022" calcext:value-type="float">
            <text:p>0.5471407466</text:p>
          </table:table-cell>
          <table:table-cell office:value-type="string" calcext:value-type="string">
            <text:p>2013-11-08 16:51:58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midsize-no.-3-employees-give-new-york-life-insurance-a-big-f--and-thats-good.ece</text:p>
          </table:table-cell>
          <table:table-cell office:value-type="string" calcext:value-type="string">
            <text:p>feedly:http://www.dallasnews.com/business/top-100/headlines/20131108-midsize-no.-3-employees-give-new-york-life-insurance-a-big-f--and-thats-good.ece</text:p>
          </table:table-cell>
          <table:table-cell table:formula="of:=HYPERLINK(CONCATENATE(&quot;http://localhost:3000/search?q=media_id:&quot;;[.E125];&quot; AND publish_date:[&quot;; LEFT( [.B125];10);&quot;T00:00:00Z TO &quot;;LEFT([.B1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midsize-no.-3-employees-give-new-york-life-insurance-a-big-f--and-thats-good.ece</text:p>
          </table:table-cell>
          <table:table-cell office:value-type="string" calcext:value-type="string">
            <text:p>Midsize No. 3: Employees give New York Life Insurance a big F – and that’s good</text:p>
          </table:table-cell>
        </table:table-row>
        <table:table-row table:style-name="ro1">
          <table:table-cell table:formula="of:=RAND()" office:value-type="float" office:value="0.750835365344209" calcext:value-type="float">
            <text:p>0.7508353653</text:p>
          </table:table-cell>
          <table:table-cell office:value-type="string" calcext:value-type="string">
            <text:p>2014-08-08 11:09:05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7189ccc8-1e3e-11e4-ab52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7189ccc8-1e3e-11e4-ab52-00144feabdc0.html?ftcamp=published_links%2Frss%2Fcomment_columnists_christopher-caldwell%2Ffeed%2F%2Fproduct</text:p>
          </table:table-cell>
          <table:table-cell table:formula="of:=HYPERLINK(CONCATENATE(&quot;http://localhost:3000/search?q=media_id:&quot;;[.E126];&quot; AND publish_date:[&quot;; LEFT( [.B126];10);&quot;T00:00:00Z TO &quot;;LEFT([.B1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7189ccc8-1e3e-11e4-ab52-00144feabdc0.html?ftcamp=published_links%2Frss%2Fcomment_columnists_christopher-caldwell%2Ffeed%2F%2Fproduct</text:p>
          </table:table-cell>
          <table:table-cell office:value-type="string" calcext:value-type="string">
            <text:p>Tawdry trade tarnishes German justice</text:p>
          </table:table-cell>
        </table:table-row>
        <table:table-row table:style-name="ro1">
          <table:table-cell table:formula="of:=RAND()" office:value-type="float" office:value="0.743540852578628" calcext:value-type="float">
            <text:p>0.7435408526</text:p>
          </table:table-cell>
          <table:table-cell office:value-type="string" calcext:value-type="string">
            <text:p>2012-04-22 06:38:36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dnepropetrovsk-paralizovan-snezhnym-adom-neuteshitelnyj-prognoz</text:p>
          </table:table-cell>
          <table:table-cell office:value-type="string" calcext:value-type="string">
            <text:p>feedly:http://globalist.org.ua/tau/?p=675</text:p>
          </table:table-cell>
          <table:table-cell table:formula="of:=HYPERLINK(CONCATENATE(&quot;http://localhost:3000/search?q=media_id:&quot;;[.E127];&quot; AND publish_date:[&quot;; LEFT( [.B127];10);&quot;T00:00:00Z TO &quot;;LEFT([.B1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dnepropetrovsk-paralizovan-snezhnym-adom-neuteshitelnyj-prognoz</text:p>
          </table:table-cell>
          <table:table-cell office:value-type="string" calcext:value-type="string">
            <text:p>Днепропетровск парализован снежным адом: неутешительный прогноз</text:p>
          </table:table-cell>
        </table:table-row>
        <table:table-row table:style-name="ro1">
          <table:table-cell table:formula="of:=RAND()" office:value-type="float" office:value="0.96600996978504" calcext:value-type="float">
            <text:p>0.9660099698</text:p>
          </table:table-cell>
          <table:table-cell office:value-type="string" calcext:value-type="string">
            <text:p>2013-07-04 00:49:24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3-07-04/fresh-life-ttca</text:p>
          </table:table-cell>
          <table:table-cell office:value-type="string" calcext:value-type="string">
            <text:p>feedly:70295 at http://www.guardian.co.tt</text:p>
          </table:table-cell>
          <table:table-cell table:formula="of:=HYPERLINK(CONCATENATE(&quot;http://localhost:3000/search?q=media_id:&quot;;[.E128];&quot; AND publish_date:[&quot;; LEFT( [.B128];10);&quot;T00:00:00Z TO &quot;;LEFT([.B1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3-07-04/fresh-life-ttca</text:p>
          </table:table-cell>
          <table:table-cell office:value-type="string" calcext:value-type="string">
            <text:p>Fresh life for the T&amp;TCA</text:p>
          </table:table-cell>
        </table:table-row>
        <table:table-row table:style-name="ro1">
          <table:table-cell table:formula="of:=RAND()" office:value-type="float" office:value="0.594387836222096" calcext:value-type="float">
            <text:p>0.5943878362</text:p>
          </table:table-cell>
          <table:table-cell office:value-type="string" calcext:value-type="string">
            <text:p>2016-03-22 14:22:33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6071.html</text:p>
          </table:table-cell>
          <table:table-cell office:value-type="string" calcext:value-type="string">
            <text:p>feedly:urn:lj:livejournal.com:atom1:lauriel_anarwen:2916071</text:p>
          </table:table-cell>
          <table:table-cell table:formula="of:=HYPERLINK(CONCATENATE(&quot;http://localhost:3000/search?q=media_id:&quot;;[.E129];&quot; AND publish_date:[&quot;; LEFT( [.B129];10);&quot;T00:00:00Z TO &quot;;LEFT([.B1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6071.html</text:p>
          </table:table-cell>
          <table:table-cell office:value-type="string" calcext:value-type="string">
            <text:p>lauriel_anarwen @ 2016-03-22T22:23:00</text:p>
          </table:table-cell>
        </table:table-row>
        <table:table-row table:style-name="ro1">
          <table:table-cell table:formula="of:=RAND()" office:value-type="float" office:value="0.90835867354303" calcext:value-type="float">
            <text:p>0.9083586735</text:p>
          </table:table-cell>
          <table:table-cell office:value-type="string" calcext:value-type="string">
            <text:p>2016-02-28 01:55:06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78887.html</text:p>
          </table:table-cell>
          <table:table-cell office:value-type="string" calcext:value-type="string">
            <text:p>feedly:urn:lj:livejournal.com:atom1:pasya:1478887</text:p>
          </table:table-cell>
          <table:table-cell table:formula="of:=HYPERLINK(CONCATENATE(&quot;http://localhost:3000/search?q=media_id:&quot;;[.E130];&quot; AND publish_date:[&quot;; LEFT( [.B130];10);&quot;T00:00:00Z TO &quot;;LEFT([.B1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78887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960940879632193" calcext:value-type="float">
            <text:p>0.9609408796</text:p>
          </table:table-cell>
          <table:table-cell office:value-type="string" calcext:value-type="string">
            <text:p>2016-03-02 11:30:28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news/religion/20160302-pastor-greg-laurie-hopes-harvest-america-crusade-fills-att-stadium.ece</text:p>
          </table:table-cell>
          <table:table-cell office:value-type="string" calcext:value-type="string">
            <text:p>feedly:http://www.dallasnews.com/news/religion/20160302-pastor-greg-laurie-hopes-harvest-america-crusade-fills-att-stadium.ece</text:p>
          </table:table-cell>
          <table:table-cell table:formula="of:=HYPERLINK(CONCATENATE(&quot;http://localhost:3000/search?q=media_id:&quot;;[.E131];&quot; AND publish_date:[&quot;; LEFT( [.B131];10);&quot;T00:00:00Z TO &quot;;LEFT([.B1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religion/20160302-pastor-greg-laurie-hopes-harvest-america-crusade-fills-att-stadium.ece</text:p>
          </table:table-cell>
          <table:table-cell office:value-type="string" calcext:value-type="string">
            <text:p>Pastor Greg Laurie hopes Harvest America crusade fills AT&amp;T Stadium</text:p>
          </table:table-cell>
        </table:table-row>
        <table:table-row table:style-name="ro1">
          <table:table-cell table:formula="of:=RAND()" office:value-type="float" office:value="0.0905757555690168" calcext:value-type="float">
            <text:p>0.0905757556</text:p>
          </table:table-cell>
          <table:table-cell office:value-type="string" calcext:value-type="string">
            <text:p>2016-02-16 10:08:31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2617.html</text:p>
          </table:table-cell>
          <table:table-cell office:value-type="string" calcext:value-type="string">
            <text:p>feedly:urn:lj:livejournal.com:atom1:sio13:572617</text:p>
          </table:table-cell>
          <table:table-cell table:formula="of:=HYPERLINK(CONCATENATE(&quot;http://localhost:3000/search?q=media_id:&quot;;[.E132];&quot; AND publish_date:[&quot;; LEFT( [.B132];10);&quot;T00:00:00Z TO &quot;;LEFT([.B1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2617.html</text:p>
          </table:table-cell>
          <table:table-cell office:value-type="string" calcext:value-type="string">
            <text:p>Шапок пост</text:p>
          </table:table-cell>
        </table:table-row>
        <table:table-row table:style-name="ro1">
          <table:table-cell table:formula="of:=RAND()" office:value-type="float" office:value="0.966979890990892" calcext:value-type="float">
            <text:p>0.966979891</text:p>
          </table:table-cell>
          <table:table-cell office:value-type="string" calcext:value-type="string">
            <text:p>2016-03-15 09:48:15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use-of-it-to-promote-good-governance-job-creation-minister-kalraj-mishra/articleshow/51413714.cms</text:p>
          </table:table-cell>
          <table:table-cell office:value-type="string" calcext:value-type="string">
            <text:p>feedly:Article at EconomicTimes.com with article id : 51413714</text:p>
          </table:table-cell>
          <table:table-cell table:formula="of:=HYPERLINK(CONCATENATE(&quot;http://localhost:3000/search?q=media_id:&quot;;[.E133];&quot; AND publish_date:[&quot;; LEFT( [.B133];10);&quot;T00:00:00Z TO &quot;;LEFT([.B1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use-of-it-to-promote-good-governance-job-creation-minister-kalraj-mishra/articleshow/51413714.cms</text:p>
          </table:table-cell>
          <table:table-cell office:value-type="string" calcext:value-type="string">
            <text:p>Use of IT to promote good governance, job creation: Minister Kalraj Mishra</text:p>
          </table:table-cell>
        </table:table-row>
        <table:table-row table:style-name="ro1">
          <table:table-cell table:formula="of:=RAND()" office:value-type="float" office:value="0.50364197781975" calcext:value-type="float">
            <text:p>0.5036419778</text:p>
          </table:table-cell>
          <table:table-cell office:value-type="string" calcext:value-type="string">
            <text:p>2015-07-24 01:01:53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7-sou-pobre-mas-quero-fazer-dieta/</text:p>
          </table:table-cell>
          <table:table-cell office:value-type="string" calcext:value-type="string">
            <text:p>feedly:http://fisiculturismo.com.br/forum/topic/107917-sou-pobre-mas-quero-fazer-dieta/</text:p>
          </table:table-cell>
          <table:table-cell table:formula="of:=HYPERLINK(CONCATENATE(&quot;http://localhost:3000/search?q=media_id:&quot;;[.E134];&quot; AND publish_date:[&quot;; LEFT( [.B134];10);&quot;T00:00:00Z TO &quot;;LEFT([.B1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7-sou-pobre-mas-quero-fazer-dieta/</text:p>
          </table:table-cell>
          <table:table-cell office:value-type="string" calcext:value-type="string">
            <text:p>Sou pobre mas quero fazer dieta</text:p>
          </table:table-cell>
        </table:table-row>
        <table:table-row table:style-name="ro1">
          <table:table-cell table:formula="of:=RAND()" office:value-type="float" office:value="0.498105703716919" calcext:value-type="float">
            <text:p>0.4981057037</text:p>
          </table:table-cell>
          <table:table-cell office:value-type="string" calcext:value-type="string">
            <text:p>2012-04-13 00:35:21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unpredictable-business/936081/</text:p>
          </table:table-cell>
          <table:table-cell office:value-type="string" calcext:value-type="string">
            <text:p>feedly:http://www.indianexpress.com/news/unpredictable-business/936081/</text:p>
          </table:table-cell>
          <table:table-cell table:formula="of:=HYPERLINK(CONCATENATE(&quot;http://localhost:3000/search?q=media_id:&quot;;[.E135];&quot; AND publish_date:[&quot;; LEFT( [.B135];10);&quot;T00:00:00Z TO &quot;;LEFT([.B1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unpredictable-business/936081/</text:p>
          </table:table-cell>
          <table:table-cell office:value-type="string" calcext:value-type="string">
            <text:p>Unpredictable business</text:p>
          </table:table-cell>
        </table:table-row>
        <table:table-row table:style-name="ro1">
          <table:table-cell table:formula="of:=RAND()" office:value-type="float" office:value="0.0553206026775817" calcext:value-type="float">
            <text:p>0.0553206027</text:p>
          </table:table-cell>
          <table:table-cell office:value-type="string" calcext:value-type="string">
            <text:p>2016-02-25 11:04:37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2/youtubes-blurring-tool-matters-platforms-one/</text:p>
          </table:table-cell>
          <table:table-cell office:value-type="string" calcext:value-type="string">
            <text:p>feedly:https://technology.witness.org/?p=21292</text:p>
          </table:table-cell>
          <table:table-cell table:formula="of:=HYPERLINK(CONCATENATE(&quot;http://localhost:3000/search?q=media_id:&quot;;[.E136];&quot; AND publish_date:[&quot;; LEFT( [.B136];10);&quot;T00:00:00Z TO &quot;;LEFT([.B1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2/youtubes-blurring-tool-matters-platforms-one/</text:p>
          </table:table-cell>
          <table:table-cell office:value-type="string" calcext:value-type="string">
            <text:p>Why YouTube’s Blurring Tool Matters and Why Other Platforms Should Have One Too</text:p>
          </table:table-cell>
        </table:table-row>
        <table:table-row table:style-name="ro1">
          <table:table-cell table:formula="of:=RAND()" office:value-type="float" office:value="0.107541095596625" calcext:value-type="float">
            <text:p>0.1075410956</text:p>
          </table:table-cell>
          <table:table-cell office:value-type="string" calcext:value-type="string">
            <text:p>2015-01-28 04:39:27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2146.html</text:p>
          </table:table-cell>
          <table:table-cell office:value-type="string" calcext:value-type="string">
            <text:p>feedly:urn:lj:livejournal.com:atom1:olgazhuravliova:2832146</text:p>
          </table:table-cell>
          <table:table-cell table:formula="of:=HYPERLINK(CONCATENATE(&quot;http://localhost:3000/search?q=media_id:&quot;;[.E137];&quot; AND publish_date:[&quot;; LEFT( [.B137];10);&quot;T00:00:00Z TO &quot;;LEFT([.B1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2146.html</text:p>
          </table:table-cell>
          <table:table-cell office:value-type="string" calcext:value-type="string">
            <text:p>Почему в России вымирают только русские? Мнение демографа</text:p>
          </table:table-cell>
        </table:table-row>
        <table:table-row table:style-name="ro1">
          <table:table-cell table:formula="of:=RAND()" office:value-type="float" office:value="0.734590152163037" calcext:value-type="float">
            <text:p>0.7345901522</text:p>
          </table:table-cell>
          <table:table-cell office:value-type="string" calcext:value-type="string">
            <text:p>2016-02-17 14:36:27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217-with-ted-cruzs-help-trump-became-the-front-runner.ece</text:p>
          </table:table-cell>
          <table:table-cell office:value-type="string" calcext:value-type="string">
            <text:p>feedly:http://www.dallasnews.com/news/columnists/gromer-jeffers-jr/20160217-with-ted-cruzs-help-trump-became-the-front-runner.ece</text:p>
          </table:table-cell>
          <table:table-cell table:formula="of:=HYPERLINK(CONCATENATE(&quot;http://localhost:3000/search?q=media_id:&quot;;[.E138];&quot; AND publish_date:[&quot;; LEFT( [.B138];10);&quot;T00:00:00Z TO &quot;;LEFT([.B1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217-with-ted-cruzs-help-trump-became-the-front-runner.ece</text:p>
          </table:table-cell>
          <table:table-cell office:value-type="string" calcext:value-type="string">
            <text:p>With Ted Cruz’s help, Trump became the front-runner</text:p>
          </table:table-cell>
        </table:table-row>
        <table:table-row table:style-name="ro1">
          <table:table-cell table:formula="of:=RAND()" office:value-type="float" office:value="0.802275616383412" calcext:value-type="float">
            <text:p>0.8022756164</text:p>
          </table:table-cell>
          <table:table-cell office:value-type="string" calcext:value-type="string">
            <text:p>2015-08-19 00:30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apec_briefs.html</text:p>
          </table:table-cell>
          <table:table-cell office:value-type="string" calcext:value-type="string">
            <text:p>feedly:http://www.staradvertiser.com/news/apec2011/20111114_APEC_briefs.html</text:p>
          </table:table-cell>
          <table:table-cell table:formula="of:=HYPERLINK(CONCATENATE(&quot;http://localhost:3000/search?q=media_id:&quot;;[.E139];&quot; AND publish_date:[&quot;; LEFT( [.B139];10);&quot;T00:00:00Z TO &quot;;LEFT([.B1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APEC_briefs.html</text:p>
          </table:table-cell>
          <table:table-cell office:value-type="string" calcext:value-type="string">
            <text:p>APEC briefs</text:p>
          </table:table-cell>
        </table:table-row>
        <table:table-row table:style-name="ro1">
          <table:table-cell table:formula="of:=RAND()" office:value-type="float" office:value="0.227908111621937" calcext:value-type="float">
            <text:p>0.2279081116</text:p>
          </table:table-cell>
          <table:table-cell office:value-type="string" calcext:value-type="string">
            <text:p>2016-03-20 06:00:05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0/truman-hotel-seeking-tax-increment-financing-propo/</text:p>
          </table:table-cell>
          <table:table-cell office:value-type="string" calcext:value-type="string">
            <text:p>feedly:http://www.newstribune.com/news/2016/mar/20/truman-hotel-seeking-tax-increment-financing-propo/</text:p>
          </table:table-cell>
          <table:table-cell table:formula="of:=HYPERLINK(CONCATENATE(&quot;http://localhost:3000/search?q=media_id:&quot;;[.E140];&quot; AND publish_date:[&quot;; LEFT( [.B140];10);&quot;T00:00:00Z TO &quot;;LEFT([.B1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0/truman-hotel-seeking-tax-increment-financing-propo/</text:p>
          </table:table-cell>
          <table:table-cell office:value-type="string" calcext:value-type="string">
            <text:p>Truman hotel seeking Tax Increment Financing for proposed developments</text:p>
          </table:table-cell>
        </table:table-row>
        <table:table-row table:style-name="ro1">
          <table:table-cell table:formula="of:=RAND()" office:value-type="float" office:value="0.484606467369633" calcext:value-type="float">
            <text:p>0.4846064674</text:p>
          </table:table-cell>
          <table:table-cell office:value-type="string" calcext:value-type="string">
            <text:p>2013-01-06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19uncu_yuzyilda_istanbulda_balik_keyfi-1115692</text:p>
          </table:table-cell>
          <table:table-cell office:value-type="string" calcext:value-type="string">
            <text:p>feedly:http://www.radikal.com.tr/yazarlar/tan_morgul/19uncu_yuzyilda_istanbulda_balik_keyfi-1115692</text:p>
          </table:table-cell>
          <table:table-cell table:formula="of:=HYPERLINK(CONCATENATE(&quot;http://localhost:3000/search?q=media_id:&quot;;[.E141];&quot; AND publish_date:[&quot;; LEFT( [.B141];10);&quot;T00:00:00Z TO &quot;;LEFT([.B1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19uncu_yuzyilda_istanbulda_balik_keyfi-1115692</text:p>
          </table:table-cell>
          <table:table-cell office:value-type="string" calcext:value-type="string">
            <text:p>19'uncu yüzyılda İstanbul'da balık keyfi</text:p>
          </table:table-cell>
        </table:table-row>
        <table:table-row table:style-name="ro1">
          <table:table-cell table:formula="of:=RAND()" office:value-type="float" office:value="0.126298670336798" calcext:value-type="float">
            <text:p>0.1262986703</text:p>
          </table:table-cell>
          <table:table-cell office:value-type="string" calcext:value-type="string">
            <text:p>2016-03-21 18:0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news/artykuly/516213,adele-ofiara-hakerow-intymne-zdjecia-wyciek.html</text:p>
          </table:table-cell>
          <table:table-cell office:value-type="string" calcext:value-type="string">
            <text:p>feedly:http://muzyka.dziennik.pl/news/artykuly/516213,adele-ofiara-hakerow-intymne-zdjecia-wyciek.html</text:p>
          </table:table-cell>
          <table:table-cell table:formula="of:=HYPERLINK(CONCATENATE(&quot;http://localhost:3000/search?q=media_id:&quot;;[.E142];&quot; AND publish_date:[&quot;; LEFT( [.B142];10);&quot;T00:00:00Z TO &quot;;LEFT([.B1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news/artykuly/516213,adele-ofiara-hakerow-intymne-zdjecia-wyciek.html</text:p>
          </table:table-cell>
          <table:table-cell office:value-type="string" calcext:value-type="string">
            <text:p>Adele ma problem: jej intymne zdjęcia wyciekły do sieci</text:p>
          </table:table-cell>
        </table:table-row>
        <table:table-row table:style-name="ro1">
          <table:table-cell table:formula="of:=RAND()" office:value-type="float" office:value="0.787550629272619" calcext:value-type="float">
            <text:p>0.7875506293</text:p>
          </table:table-cell>
          <table:table-cell office:value-type="string" calcext:value-type="string">
            <text:p>2015-09-20 16:16:55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a-verdade-sobre-gatos-e-gravidas/</text:p>
          </table:table-cell>
          <table:table-cell office:value-type="string" calcext:value-type="string">
            <text:p>feedly:http://www.dogurbano.com.br/a-verdade-sobre-gatos-e-gravidas/</text:p>
          </table:table-cell>
          <table:table-cell table:formula="of:=HYPERLINK(CONCATENATE(&quot;http://localhost:3000/search?q=media_id:&quot;;[.E143];&quot; AND publish_date:[&quot;; LEFT( [.B143];10);&quot;T00:00:00Z TO &quot;;LEFT([.B1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a-verdade-sobre-gatos-e-gravidas/</text:p>
          </table:table-cell>
          <table:table-cell office:value-type="string" calcext:value-type="string">
            <text:p>A verdade sobre gatos e grávidas</text:p>
          </table:table-cell>
        </table:table-row>
        <table:table-row table:style-name="ro1">
          <table:table-cell table:formula="of:=RAND()" office:value-type="float" office:value="0.676485677774334" calcext:value-type="float">
            <text:p>0.6764856778</text:p>
          </table:table-cell>
          <table:table-cell office:value-type="string" calcext:value-type="string">
            <text:p>2014-09-05 10:18:03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b709da36-34e6-11e4-aa47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b709da36-34e6-11e4-aa47-00144feabdc0.html?ftcamp=published_links%2Frss%2Fcomment_columnists_christopher-caldwell%2Ffeed%2F%2Fproduct</text:p>
          </table:table-cell>
          <table:table-cell table:formula="of:=HYPERLINK(CONCATENATE(&quot;http://localhost:3000/search?q=media_id:&quot;;[.E144];&quot; AND publish_date:[&quot;; LEFT( [.B144];10);&quot;T00:00:00Z TO &quot;;LEFT([.B1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b709da36-34e6-11e4-aa47-00144feabdc0.html?ftcamp=published_links%2Frss%2Fcomment_columnists_christopher-caldwell%2Ffeed%2F%2Fproduct</text:p>
          </table:table-cell>
          <table:table-cell office:value-type="string" calcext:value-type="string">
            <text:p>With Ebola, a little panic is healthy</text:p>
          </table:table-cell>
        </table:table-row>
        <table:table-row table:style-name="ro1">
          <table:table-cell table:formula="of:=RAND()" office:value-type="float" office:value="0.431742666742895" calcext:value-type="float">
            <text:p>0.4317426667</text:p>
          </table:table-cell>
          <table:table-cell office:value-type="string" calcext:value-type="string">
            <text:p>2016-01-19 08:34:27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7023.html</text:p>
          </table:table-cell>
          <table:table-cell office:value-type="string" calcext:value-type="string">
            <text:p>feedly:urn:lj:livejournal.com:atom1:pekelnyi_bulba:1127023</text:p>
          </table:table-cell>
          <table:table-cell table:formula="of:=HYPERLINK(CONCATENATE(&quot;http://localhost:3000/search?q=media_id:&quot;;[.E145];&quot; AND publish_date:[&quot;; LEFT( [.B145];10);&quot;T00:00:00Z TO &quot;;LEFT([.B1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7023.html</text:p>
          </table:table-cell>
          <table:table-cell office:value-type="string" calcext:value-type="string">
            <text:p>pekelnyi_bulba @ 2016-01-19T16:34:00</text:p>
          </table:table-cell>
        </table:table-row>
        <table:table-row table:style-name="ro1">
          <table:table-cell table:formula="of:=RAND()" office:value-type="float" office:value="0.691952122548542" calcext:value-type="float">
            <text:p>0.6919521225</text:p>
          </table:table-cell>
          <table:table-cell office:value-type="string" calcext:value-type="string">
            <text:p>2013-01-13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bogazin_uzun_soluklu_dizisi_istavrit-1116745</text:p>
          </table:table-cell>
          <table:table-cell office:value-type="string" calcext:value-type="string">
            <text:p>feedly:http://www.radikal.com.tr/yazarlar/tan_morgul/bogazin_uzun_soluklu_dizisi_istavrit-1116745</text:p>
          </table:table-cell>
          <table:table-cell table:formula="of:=HYPERLINK(CONCATENATE(&quot;http://localhost:3000/search?q=media_id:&quot;;[.E146];&quot; AND publish_date:[&quot;; LEFT( [.B146];10);&quot;T00:00:00Z TO &quot;;LEFT([.B1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bogazin_uzun_soluklu_dizisi_istavrit-1116745</text:p>
          </table:table-cell>
          <table:table-cell office:value-type="string" calcext:value-type="string">
            <text:p>Boğaz'ın uzun soluklu 'dizisi': İstavrit!</text:p>
          </table:table-cell>
        </table:table-row>
        <table:table-row table:style-name="ro1">
          <table:table-cell table:formula="of:=RAND()" office:value-type="float" office:value="0.0525152691874067" calcext:value-type="float">
            <text:p>0.0525152692</text:p>
          </table:table-cell>
          <table:table-cell office:value-type="string" calcext:value-type="string">
            <text:p>2016-01-29 10:15:36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02448</text:p>
          </table:table-cell>
          <table:table-cell office:value-type="string" calcext:value-type="string">
            <text:p>feedly:http://EzineArticles.com/9302448</text:p>
          </table:table-cell>
          <table:table-cell table:formula="of:=HYPERLINK(CONCATENATE(&quot;http://localhost:3000/search?q=media_id:&quot;;[.E147];&quot; AND publish_date:[&quot;; LEFT( [.B147];10);&quot;T00:00:00Z TO &quot;;LEFT([.B1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02448</text:p>
          </table:table-cell>
          <table:table-cell office:value-type="string" calcext:value-type="string">
            <text:p>Making Cream And Butter At Home Using A Separator</text:p>
          </table:table-cell>
        </table:table-row>
        <table:table-row table:style-name="ro1">
          <table:table-cell table:formula="of:=RAND()" office:value-type="float" office:value="0.702204651706442" calcext:value-type="float">
            <text:p>0.7022046517</text:p>
          </table:table-cell>
          <table:table-cell office:value-type="string" calcext:value-type="string">
            <text:p>2016-02-26 10:05:15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thescoopblog.dallasnews.com/2016/02/atheist-group-sues-gov-greg-abbott-over-removal-of-atheist-nativity-scene-with-bill-of-rights-in-a-manger.html/</text:p>
          </table:table-cell>
          <table:table-cell office:value-type="string" calcext:value-type="string">
            <text:p>feedly:http://www.dallasnews.com/news/20160226-group-sues-gov.-greg-abbott-over-removal-of-atheist-nativity-scene-from-capitol.ece</text:p>
          </table:table-cell>
          <table:table-cell table:formula="of:=HYPERLINK(CONCATENATE(&quot;http://localhost:3000/search?q=media_id:&quot;;[.E148];&quot; AND publish_date:[&quot;; LEFT( [.B148];10);&quot;T00:00:00Z TO &quot;;LEFT([.B1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scoopblog.dallasnews.com/2016/02/atheist-group-sues-gov-greg-abbott-over-removal-of-atheist-nativity-scene-with-bill-of-rights-in-a-manger.html/</text:p>
          </table:table-cell>
          <table:table-cell office:value-type="string" calcext:value-type="string">
            <text:p>Group sues Gov. Greg Abbott over removal of 'atheist nativity scene' from Capitol</text:p>
          </table:table-cell>
        </table:table-row>
        <table:table-row table:style-name="ro1">
          <table:table-cell table:formula="of:=RAND()" office:value-type="float" office:value="0.931839645092406" calcext:value-type="float">
            <text:p>0.9318396451</text:p>
          </table:table-cell>
          <table:table-cell office:value-type="string" calcext:value-type="string">
            <text:p>2016-03-22 19:26:30</text:p>
          </table:table-cell>
          <table:table-cell office:value-type="float" office:value="171751" calcext:value-type="float">
            <text:p>171751</text:p>
          </table:table-cell>
          <table:table-cell office:value-type="float" office:value="1" calcext:value-type="float">
            <text:p>1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2qf3h95a/*http%3A/sports.yahoo.com/news/lebron-shifts-playoff-mode-wants-cavs-195715450--nba.html</text:p>
          </table:table-cell>
          <table:table-cell office:value-type="string" calcext:value-type="string">
            <text:p>feedly:urn:newsml:sports.yahoo,lego:19780928:top,article,a8fa172a-e528-3734-87fb-a313f14a5044-l:1</text:p>
          </table:table-cell>
          <table:table-cell table:formula="of:=HYPERLINK(CONCATENATE(&quot;http://localhost:3000/search?q=media_id:&quot;;[.E149];&quot; AND publish_date:[&quot;; LEFT( [.B149];10);&quot;T00:00:00Z TO &quot;;LEFT([.B1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2qf3h95a/*http%3A//sports.yahoo.com/news/lebron-shifts-playoff-mode-wants-cavs-195715450--nba.html</text:p>
          </table:table-cell>
          <table:table-cell office:value-type="string" calcext:value-type="string">
            <text:p>LeBron steps away from social media, wants Cavs to follow (Yahoo Sports)</text:p>
          </table:table-cell>
        </table:table-row>
        <table:table-row table:style-name="ro1">
          <table:table-cell table:formula="of:=RAND()" office:value-type="float" office:value="0.22694765702065" calcext:value-type="float">
            <text:p>0.226947657</text:p>
          </table:table-cell>
          <table:table-cell office:value-type="string" calcext:value-type="string">
            <text:p>2015-07-22 19:34:04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1-ciclo-de-bondenonapropionatodianabol/</text:p>
          </table:table-cell>
          <table:table-cell office:value-type="string" calcext:value-type="string">
            <text:p>feedly:http://fisiculturismo.com.br/forum/topic/107911-ciclo-de-bondenonapropionatodianabol/</text:p>
          </table:table-cell>
          <table:table-cell table:formula="of:=HYPERLINK(CONCATENATE(&quot;http://localhost:3000/search?q=media_id:&quot;;[.E150];&quot; AND publish_date:[&quot;; LEFT( [.B150];10);&quot;T00:00:00Z TO &quot;;LEFT([.B1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1-ciclo-de-bondenonapropionatodianabol/</text:p>
          </table:table-cell>
          <table:table-cell office:value-type="string" calcext:value-type="string">
            <text:p>ciclo de bondenona+propionato+dianabol</text:p>
          </table:table-cell>
        </table:table-row>
        <table:table-row table:style-name="ro1">
          <table:table-cell table:formula="of:=RAND()" office:value-type="float" office:value="0.356441231507261" calcext:value-type="float">
            <text:p>0.3564412315</text:p>
          </table:table-cell>
          <table:table-cell office:value-type="string" calcext:value-type="string">
            <text:p>2016-03-21 14:45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1/14-ways-to-stick-to-healthy-diet?rssfeed=true</text:p>
          </table:table-cell>
          <table:table-cell office:value-type="string" calcext:value-type="string">
            <text:p>feedly:http://www.waltonsun.com/zz/lifestyle/20160321/14-ways-to-stick-to-healthy-diet</text:p>
          </table:table-cell>
          <table:table-cell table:formula="of:=HYPERLINK(CONCATENATE(&quot;http://localhost:3000/search?q=media_id:&quot;;[.E151];&quot; AND publish_date:[&quot;; LEFT( [.B151];10);&quot;T00:00:00Z TO &quot;;LEFT([.B1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1/14-ways-to-stick-to-healthy-diet?rssfeed=true</text:p>
          </table:table-cell>
          <table:table-cell office:value-type="string" calcext:value-type="string">
            <text:p>14 ways to stick to a healthy diet</text:p>
          </table:table-cell>
        </table:table-row>
        <table:table-row table:style-name="ro1">
          <table:table-cell table:formula="of:=RAND()" office:value-type="float" office:value="0.446201694981257" calcext:value-type="float">
            <text:p>0.446201695</text:p>
          </table:table-cell>
          <table:table-cell office:value-type="string" calcext:value-type="string">
            <text:p>2016-03-21 15:22:36</text:p>
          </table:table-cell>
          <table:table-cell office:value-type="float" office:value="119559" calcext:value-type="float">
            <text:p>119559</text:p>
          </table:table-cell>
          <table:table-cell office:value-type="float" office:value="1" calcext:value-type="float">
            <text:p>1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zjsxkvfulvu/0,2817,2501036,00.asp</text:p>
          </table:table-cell>
          <table:table-cell office:value-type="string" calcext:value-type="string">
            <text:p>feedly:http://feedproxy.google.com/~r/ziffdavis/pcmag/breakingnews/~3/zjsxKVFULvU/0,2817,2501036,00.asp</text:p>
          </table:table-cell>
          <table:table-cell table:formula="of:=HYPERLINK(CONCATENATE(&quot;http://localhost:3000/search?q=media_id:&quot;;[.E152];&quot; AND publish_date:[&quot;; LEFT( [.B152];10);&quot;T00:00:00Z TO &quot;;LEFT([.B1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zjsxKVFULvU/0,2817,2501036,00.asp</text:p>
          </table:table-cell>
          <table:table-cell office:value-type="string" calcext:value-type="string">
            <text:p>Apple iPhone SE Brings 6s Features to 4-Inch Device</text:p>
          </table:table-cell>
        </table:table-row>
        <table:table-row table:style-name="ro1">
          <table:table-cell table:formula="of:=RAND()" office:value-type="float" office:value="0.654939698369285" calcext:value-type="float">
            <text:p>0.6549396984</text:p>
          </table:table-cell>
          <table:table-cell office:value-type="string" calcext:value-type="string">
            <text:p>2016-03-18 12:17:43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3991.html</text:p>
          </table:table-cell>
          <table:table-cell office:value-type="string" calcext:value-type="string">
            <text:p>feedly:urn:lj:livejournal.com:atom1:lauriel_anarwen:2913991</text:p>
          </table:table-cell>
          <table:table-cell table:formula="of:=HYPERLINK(CONCATENATE(&quot;http://localhost:3000/search?q=media_id:&quot;;[.E153];&quot; AND publish_date:[&quot;; LEFT( [.B153];10);&quot;T00:00:00Z TO &quot;;LEFT([.B1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3991.html</text:p>
          </table:table-cell>
          <table:table-cell office:value-type="string" calcext:value-type="string">
            <text:p>ФутБОЛЬ</text:p>
          </table:table-cell>
        </table:table-row>
        <table:table-row table:style-name="ro2">
          <table:table-cell table:formula="of:=RAND()" office:value-type="float" office:value="0.00351308985399436" calcext:value-type="float">
            <text:p>0.0035130899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2/%D8%A8%D8%AF%D8%A7%D9%8A%D8%A7%D8%AA-%D8%AA%D8%A8%D9%84%D9%88%D8%B1-%D9%85%D8%B9%D8%A7%D8%B1%D8%B6%D8%A9-%D9%84%D9%84%D8%B3%D9%8A%D8%B3%D9%8A</text:p>
          </table:table-cell>
          <table:table-cell office:value-type="string" calcext:value-type="string">
            <text:p>feedly:http://www.rcssmideast.org/Article/4462/بدايات-تبلور-معارضة-للسيسي</text:p>
          </table:table-cell>
          <table:table-cell table:formula="of:=HYPERLINK(CONCATENATE(&quot;http://localhost:3000/search?q=media_id:&quot;;[.E154];&quot; AND publish_date:[&quot;; LEFT( [.B154];10);&quot;T00:00:00Z TO &quot;;LEFT([.B1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2/بدايات-تبلور-معارضة-للسيسي</text:p>
          </table:table-cell>
          <table:table-cell office:value-type="string" calcext:value-type="string">
            <text:p>&lt;div style="direction:rtl;text-align:right"&gt;بدايات تبلور معارضة للسيسي؟&lt;/div&gt;</text:p>
          </table:table-cell>
        </table:table-row>
        <table:table-row table:style-name="ro1">
          <table:table-cell table:formula="of:=RAND()" office:value-type="float" office:value="0.206477180912805" calcext:value-type="float">
            <text:p>0.2064771809</text:p>
          </table:table-cell>
          <table:table-cell office:value-type="string" calcext:value-type="string">
            <text:p>2016-03-23 10:30:26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islamic-state-suicide-bombers-details-revealed-about-secretive-isis-martyrs-brigade-2341951</text:p>
          </table:table-cell>
          <table:table-cell office:value-type="string" calcext:value-type="string">
            <text:p>feedly:http://www.ibtimes.com/islamic-state-suicide-bombers-details-revealed-about-secretive-isis-martyrs-brigade-2341951</text:p>
          </table:table-cell>
          <table:table-cell table:formula="of:=HYPERLINK(CONCATENATE(&quot;http://localhost:3000/search?q=media_id:&quot;;[.E155];&quot; AND publish_date:[&quot;; LEFT( [.B155];10);&quot;T00:00:00Z TO &quot;;LEFT([.B1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islamic-state-suicide-bombers-details-revealed-about-secretive-isis-martyrs-brigade-2341951</text:p>
          </table:table-cell>
          <table:table-cell office:value-type="string" calcext:value-type="string">
            <text:p>Islamic State Suicide Bombers: Details Revealed About Secretive ISIS Martyrs Brigade</text:p>
          </table:table-cell>
        </table:table-row>
        <table:table-row table:style-name="ro1">
          <table:table-cell table:formula="of:=RAND()" office:value-type="float" office:value="0.874606740985012" calcext:value-type="float">
            <text:p>0.874606741</text:p>
          </table:table-cell>
          <table:table-cell office:value-type="string" calcext:value-type="string">
            <text:p>2016-01-08 17:58:06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columnists/howgreatthoupart/2016/01/a-powerful-spiritual-reading.html</text:p>
          </table:table-cell>
          <table:table-cell office:value-type="string" calcext:value-type="string">
            <text:p>feedly:eb1a47061276446da220ac6ccf7295c9</text:p>
          </table:table-cell>
          <table:table-cell table:formula="of:=HYPERLINK(CONCATENATE(&quot;http://localhost:3000/search?q=media_id:&quot;;[.E156];&quot; AND publish_date:[&quot;; LEFT( [.B156];10);&quot;T00:00:00Z TO &quot;;LEFT([.B1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columnists/howgreatthoupart/2016/01/a-powerful-spiritual-reading.html</text:p>
          </table:table-cell>
          <table:table-cell office:value-type="string" calcext:value-type="string">
            <text:p>A Powerful <text:s/>Spiritual Reading</text:p>
          </table:table-cell>
        </table:table-row>
        <table:table-row table:style-name="ro1">
          <table:table-cell table:formula="of:=RAND()" office:value-type="float" office:value="0.259480084453523" calcext:value-type="float">
            <text:p>0.2594800845</text:p>
          </table:table-cell>
          <table:table-cell office:value-type="string" calcext:value-type="string">
            <text:p>2012-08-10 06:31:54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7747.brighton_canoeist_paddles_to_second_olympic_final/?ref=rss</text:p>
          </table:table-cell>
          <table:table-cell office:value-type="string" calcext:value-type="string">
            <text:p>feedly:003de660e320faa181e056e92f62d52c</text:p>
          </table:table-cell>
          <table:table-cell table:formula="of:=HYPERLINK(CONCATENATE(&quot;http://localhost:3000/search?q=media_id:&quot;;[.E157];&quot; AND publish_date:[&quot;; LEFT( [.B157];10);&quot;T00:00:00Z TO &quot;;LEFT([.B1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7747.Brighton_canoeist_paddles_to_second_Olympic_final/?ref=rss</text:p>
          </table:table-cell>
          <table:table-cell office:value-type="string" calcext:value-type="string">
            <text:p>Brighton canoeist paddles to second Olympic final</text:p>
          </table:table-cell>
        </table:table-row>
        <table:table-row table:style-name="ro1">
          <table:table-cell table:formula="of:=RAND()" office:value-type="float" office:value="0.00981152405288056" calcext:value-type="float">
            <text:p>0.0098115241</text:p>
          </table:table-cell>
          <table:table-cell office:value-type="string" calcext:value-type="string">
            <text:p>2016-03-15 07:12:20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80352.html</text:p>
          </table:table-cell>
          <table:table-cell office:value-type="string" calcext:value-type="string">
            <text:p>feedly:urn:lj:livejournal.com:atom1:pasya:1480352</text:p>
          </table:table-cell>
          <table:table-cell table:formula="of:=HYPERLINK(CONCATENATE(&quot;http://localhost:3000/search?q=media_id:&quot;;[.E158];&quot; AND publish_date:[&quot;; LEFT( [.B158];10);&quot;T00:00:00Z TO &quot;;LEFT([.B1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80352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345879541481133" calcext:value-type="float">
            <text:p>0.3458795415</text:p>
          </table:table-cell>
          <table:table-cell office:value-type="string" calcext:value-type="string">
            <text:p>2015-06-22 03:11:01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allow-farmers-to-take-their-own-decisions-iffco-md</text:p>
          </table:table-cell>
          <table:table-cell office:value-type="string" calcext:value-type="string">
            <text:p>feedly:http://southasia.oneworld.net/news/allow-farmers-to-take-their-own-decisions-iffco-md</text:p>
          </table:table-cell>
          <table:table-cell table:formula="of:=HYPERLINK(CONCATENATE(&quot;http://localhost:3000/search?q=media_id:&quot;;[.E159];&quot; AND publish_date:[&quot;; LEFT( [.B159];10);&quot;T00:00:00Z TO &quot;;LEFT([.B1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allow-farmers-to-take-their-own-decisions-iffco-md</text:p>
          </table:table-cell>
          <table:table-cell office:value-type="string" calcext:value-type="string">
            <text:p>Allow farmers to take their own decisions: IFFCO MD</text:p>
          </table:table-cell>
        </table:table-row>
        <table:table-row table:style-name="ro1">
          <table:table-cell table:formula="of:=RAND()" office:value-type="float" office:value="0.701391930427073" calcext:value-type="float">
            <text:p>0.7013919304</text:p>
          </table:table-cell>
          <table:table-cell office:value-type="string" calcext:value-type="string">
            <text:p>2016-03-02 04:47:45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4158.html</text:p>
          </table:table-cell>
          <table:table-cell office:value-type="string" calcext:value-type="string">
            <text:p>feedly:urn:lj:livejournal.com:atom1:latinyanin:354158</text:p>
          </table:table-cell>
          <table:table-cell table:formula="of:=HYPERLINK(CONCATENATE(&quot;http://localhost:3000/search?q=media_id:&quot;;[.E160];&quot; AND publish_date:[&quot;; LEFT( [.B160];10);&quot;T00:00:00Z TO &quot;;LEFT([.B1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4158.html</text:p>
          </table:table-cell>
          <table:table-cell office:value-type="string" calcext:value-type="string">
            <text:p>Пока не появятся дети...</text:p>
          </table:table-cell>
        </table:table-row>
        <table:table-row table:style-name="ro1">
          <table:table-cell table:formula="of:=RAND()" office:value-type="float" office:value="0.09619525961941" calcext:value-type="float">
            <text:p>0.0961952596</text:p>
          </table:table-cell>
          <table:table-cell office:value-type="string" calcext:value-type="string">
            <text:p>2014-11-20 05:40:32</text:p>
          </table:table-cell>
          <table:table-cell office:value-type="float" office:value="364242" calcext:value-type="float">
            <text:p>364242</text:p>
          </table:table-cell>
          <table:table-cell office:value-type="float" office:value="0" calcext:value-type="float">
            <text:p>0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2016-03-23 13:17:23</text:p>
          </table:table-cell>
          <table:table-cell office:value-type="string" calcext:value-type="string">
            <text:p>http://nosi.cv/index.php/pt/rss-destaques/795-nosi-no-roteiro-da-visita-da-missao-empresarial-da-ue-a-cabo-verde</text:p>
          </table:table-cell>
          <table:table-cell office:value-type="string" calcext:value-type="string">
            <text:p>feedly:http://www.nosi.cv/index.php/pt/rss-destaques/795-nosi-no-roteiro-da-visita-da-missao-empresarial-da-ue-a-cabo-verde</text:p>
          </table:table-cell>
          <table:table-cell table:formula="of:=HYPERLINK(CONCATENATE(&quot;http://localhost:3000/search?q=media_id:&quot;;[.E161];&quot; AND publish_date:[&quot;; LEFT( [.B161];10);&quot;T00:00:00Z TO &quot;;LEFT([.B1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si.cv/index.php/pt/rss-destaques/795-nosi-no-roteiro-da-visita-da-missao-empresarial-da-ue-a-cabo-verde</text:p>
          </table:table-cell>
          <table:table-cell office:value-type="string" calcext:value-type="string">
            <text:p>NOSi no Roteiro da visita da missão empresarial da UE a Cabo Verde.</text:p>
          </table:table-cell>
        </table:table-row>
        <table:table-row table:style-name="ro1">
          <table:table-cell table:formula="of:=RAND()" office:value-type="float" office:value="0.991951051904983" calcext:value-type="float">
            <text:p>0.9919510519</text:p>
          </table:table-cell>
          <table:table-cell office:value-type="string" calcext:value-type="string">
            <text:p>2014-11-04 13:25:34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when-all-is-quiet.html</text:p>
          </table:table-cell>
          <table:table-cell office:value-type="string" calcext:value-type="string">
            <text:p>feedly:http://www.x3confessions.com/men/confessions/when-all-is-quiet.html</text:p>
          </table:table-cell>
          <table:table-cell table:formula="of:=HYPERLINK(CONCATENATE(&quot;http://localhost:3000/search?q=media_id:&quot;;[.E162];&quot; AND publish_date:[&quot;; LEFT( [.B162];10);&quot;T00:00:00Z TO &quot;;LEFT([.B1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when-all-is-quiet.html</text:p>
          </table:table-cell>
          <table:table-cell office:value-type="string" calcext:value-type="string">
            <text:p>when all is quiet</text:p>
          </table:table-cell>
        </table:table-row>
        <table:table-row table:style-name="ro1">
          <table:table-cell table:formula="of:=RAND()" office:value-type="float" office:value="0.957948492504067" calcext:value-type="float">
            <text:p>0.9579484925</text:p>
          </table:table-cell>
          <table:table-cell office:value-type="string" calcext:value-type="string">
            <text:p>2016-03-22 06:42:07</text:p>
          </table:table-cell>
          <table:table-cell office:value-type="float" office:value="378587" calcext:value-type="float">
            <text:p>378587</text:p>
          </table:table-cell>
          <table:table-cell office:value-type="float" office:value="1" calcext:value-type="float">
            <text:p>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60030</text:p>
          </table:table-cell>
          <table:table-cell office:value-type="string" calcext:value-type="string">
            <text:p>feedly:http://EzineArticles.com/9360030</text:p>
          </table:table-cell>
          <table:table-cell table:formula="of:=HYPERLINK(CONCATENATE(&quot;http://localhost:3000/search?q=media_id:&quot;;[.E163];&quot; AND publish_date:[&quot;; LEFT( [.B163];10);&quot;T00:00:00Z TO &quot;;LEFT([.B1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60030</text:p>
          </table:table-cell>
          <table:table-cell office:value-type="string" calcext:value-type="string">
            <text:p>Why Invest In Multi Home Workout Equipment?</text:p>
          </table:table-cell>
        </table:table-row>
        <table:table-row table:style-name="ro1">
          <table:table-cell table:formula="of:=RAND()" office:value-type="float" office:value="0.450354129441653" calcext:value-type="float">
            <text:p>0.4503541294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6/3229411/ex-marlboro-man-dies-from-smoking.html</text:p>
          </table:table-cell>
          <table:table-cell office:value-type="string" calcext:value-type="string">
            <text:p>feedly:http://www.thestate.com/2014/01/26/3229411/ex-marlboro-man-dies-from-smoking.html#RSS=life_and_style</text:p>
          </table:table-cell>
          <table:table-cell table:formula="of:=HYPERLINK(CONCATENATE(&quot;http://localhost:3000/search?q=media_id:&quot;;[.E164];&quot; AND publish_date:[&quot;; LEFT( [.B164];10);&quot;T00:00:00Z TO &quot;;LEFT([.B1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6/3229411/ex-marlboro-man-dies-from-smoking.html#RSS=life_and_style</text:p>
          </table:table-cell>
          <table:table-cell office:value-type="string" calcext:value-type="string">
            <text:p>Ex-Marlboro Man dies from smoking-related disease</text:p>
          </table:table-cell>
        </table:table-row>
        <table:table-row table:style-name="ro1">
          <table:table-cell table:formula="of:=RAND()" office:value-type="float" office:value="0.546559518636063" calcext:value-type="float">
            <text:p>0.5465595186</text:p>
          </table:table-cell>
          <table:table-cell office:value-type="string" calcext:value-type="string">
            <text:p>2016-03-21 18:08:09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36725/haas-driver-romain-grosjean-wins-f1-first-driver-day-award</text:p>
          </table:table-cell>
          <table:table-cell office:value-type="string" calcext:value-type="string">
            <text:p>feedly:15036725</text:p>
          </table:table-cell>
          <table:table-cell table:formula="of:=HYPERLINK(CONCATENATE(&quot;http://localhost:3000/search?q=media_id:&quot;;[.E165];&quot; AND publish_date:[&quot;; LEFT( [.B165];10);&quot;T00:00:00Z TO &quot;;LEFT([.B1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36725/haas-driver-romain-grosjean-wins-f1-first-driver-day-award</text:p>
          </table:table-cell>
          <table:table-cell office:value-type="string" calcext:value-type="string">
            <text:p>Grosjean wins F1&amp;apos;s first Driver of the Day award</text:p>
          </table:table-cell>
        </table:table-row>
        <table:table-row table:style-name="ro1">
          <table:table-cell table:formula="of:=RAND()" office:value-type="float" office:value="0.135607885387015" calcext:value-type="float">
            <text:p>0.1356078854</text:p>
          </table:table-cell>
          <table:table-cell office:value-type="string" calcext:value-type="string">
            <text:p>2012-09-08 22:42:18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1360.html</text:p>
          </table:table-cell>
          <table:table-cell office:value-type="string" calcext:value-type="string">
            <text:p>feedly:urn:lj:livejournal.com:atom1:satis_fiction:501360</text:p>
          </table:table-cell>
          <table:table-cell table:formula="of:=HYPERLINK(CONCATENATE(&quot;http://localhost:3000/search?q=media_id:&quot;;[.E166];&quot; AND publish_date:[&quot;; LEFT( [.B166];10);&quot;T00:00:00Z TO &quot;;LEFT([.B1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1360.html</text:p>
          </table:table-cell>
          <table:table-cell office:value-type="string" calcext:value-type="string">
            <text:p>satis_fiction @ 2012-09-09T13:45:00</text:p>
          </table:table-cell>
        </table:table-row>
        <table:table-row table:style-name="ro1">
          <table:table-cell table:formula="of:=RAND()" office:value-type="float" office:value="0.0784586011425122" calcext:value-type="float">
            <text:p>0.0784586011</text:p>
          </table:table-cell>
          <table:table-cell office:value-type="string" calcext:value-type="string">
            <text:p>2016-03-22 13:29:27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terror-attack-algerian-gas-plant-raising-security-fears-north-africas-oil-gas-2341217</text:p>
          </table:table-cell>
          <table:table-cell office:value-type="string" calcext:value-type="string">
            <text:p>feedly:http://www.ibtimes.com/terror-attack-algerian-gas-plant-raising-security-fears-north-africas-oil-gas-2341217</text:p>
          </table:table-cell>
          <table:table-cell table:formula="of:=HYPERLINK(CONCATENATE(&quot;http://localhost:3000/search?q=media_id:&quot;;[.E167];&quot; AND publish_date:[&quot;; LEFT( [.B167];10);&quot;T00:00:00Z TO &quot;;LEFT([.B1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terror-attack-algerian-gas-plant-raising-security-fears-north-africas-oil-gas-2341217</text:p>
          </table:table-cell>
          <table:table-cell office:value-type="string" calcext:value-type="string">
            <text:p>Terror Attack On Algerian Gas Plant Raising Security Fears For North Africa’s Oil And Gas Infrastructure</text:p>
          </table:table-cell>
        </table:table-row>
        <table:table-row table:style-name="ro1">
          <table:table-cell table:formula="of:=RAND()" office:value-type="float" office:value="0.0126516029611102" calcext:value-type="float">
            <text:p>0.012651603</text:p>
          </table:table-cell>
          <table:table-cell office:value-type="string" calcext:value-type="string">
            <text:p>2016-03-14 12:42:11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43719</text:p>
          </table:table-cell>
          <table:table-cell office:value-type="string" calcext:value-type="string">
            <text:p>feedly:http://EzineArticles.com/9343719</text:p>
          </table:table-cell>
          <table:table-cell table:formula="of:=HYPERLINK(CONCATENATE(&quot;http://localhost:3000/search?q=media_id:&quot;;[.E168];&quot; AND publish_date:[&quot;; LEFT( [.B168];10);&quot;T00:00:00Z TO &quot;;LEFT([.B1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43719</text:p>
          </table:table-cell>
          <table:table-cell office:value-type="string" calcext:value-type="string">
            <text:p>Exerpeutic Folding Magnetic Upright Bike With Pulse</text:p>
          </table:table-cell>
        </table:table-row>
        <table:table-row table:style-name="ro1">
          <table:table-cell table:formula="of:=RAND()" office:value-type="float" office:value="0.873217506474166" calcext:value-type="float">
            <text:p>0.8732175065</text:p>
          </table:table-cell>
          <table:table-cell office:value-type="string" calcext:value-type="string">
            <text:p>2015-01-15 17:29:36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115-take-the-cure-in-lively-cocktail-form-at-remedy.ece</text:p>
          </table:table-cell>
          <table:table-cell office:value-type="string" calcext:value-type="string">
            <text:p>feedly:http://www.dallasnews.com/lifestyles/arts/columnists/mr-dallas/20150115-take-the-cure-in-lively-cocktail-form-at-remedy.ece</text:p>
          </table:table-cell>
          <table:table-cell table:formula="of:=HYPERLINK(CONCATENATE(&quot;http://localhost:3000/search?q=media_id:&quot;;[.E169];&quot; AND publish_date:[&quot;; LEFT( [.B169];10);&quot;T00:00:00Z TO &quot;;LEFT([.B1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115-take-the-cure-in-lively-cocktail-form-at-remedy.ece</text:p>
          </table:table-cell>
          <table:table-cell office:value-type="string" calcext:value-type="string">
            <text:p>Take the cure in lively cocktail form at Remedy</text:p>
          </table:table-cell>
        </table:table-row>
        <table:table-row table:style-name="ro1">
          <table:table-cell table:formula="of:=RAND()" office:value-type="float" office:value="0.217867392639048" calcext:value-type="float">
            <text:p>0.2178673926</text:p>
          </table:table-cell>
          <table:table-cell office:value-type="string" calcext:value-type="string">
            <text:p>2015-07-24 11:21:55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9-oxandrolona-ajudem-pls/</text:p>
          </table:table-cell>
          <table:table-cell office:value-type="string" calcext:value-type="string">
            <text:p>feedly:http://fisiculturismo.com.br/forum/topic/107919-oxandrolona-ajudem-pls/</text:p>
          </table:table-cell>
          <table:table-cell table:formula="of:=HYPERLINK(CONCATENATE(&quot;http://localhost:3000/search?q=media_id:&quot;;[.E170];&quot; AND publish_date:[&quot;; LEFT( [.B170];10);&quot;T00:00:00Z TO &quot;;LEFT([.B1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9-oxandrolona-ajudem-pls/</text:p>
          </table:table-cell>
          <table:table-cell office:value-type="string" calcext:value-type="string">
            <text:p>Oxandrolona, ajudem pls!</text:p>
          </table:table-cell>
        </table:table-row>
        <table:table-row table:style-name="ro1">
          <table:table-cell table:formula="of:=RAND()" office:value-type="float" office:value="0.398539966142597" calcext:value-type="float">
            <text:p>0.3985399661</text:p>
          </table:table-cell>
          <table:table-cell office:value-type="string" calcext:value-type="string">
            <text:p>2016-03-23 12:57:13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ndia-vs-bangladesh-bcci-invites-indian-hockey-team-to-watch-bangladesh-match/</text:p>
          </table:table-cell>
          <table:table-cell office:value-type="string" calcext:value-type="string">
            <text:p>feedly:http://indianexpress.com/?post_type=article&amp;p=2722694</text:p>
          </table:table-cell>
          <table:table-cell table:formula="of:=HYPERLINK(CONCATENATE(&quot;http://localhost:3000/search?q=media_id:&quot;;[.E171];&quot; AND publish_date:[&quot;; LEFT( [.B171];10);&quot;T00:00:00Z TO &quot;;LEFT([.B1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ndia-vs-bangladesh-bcci-invites-indian-hockey-team-to-watch-bangladesh-match/</text:p>
          </table:table-cell>
          <table:table-cell office:value-type="string" calcext:value-type="string">
            <text:p>India vs Bangladesh: BCCI invites India hockey team to watch Ind vs Ban match</text:p>
          </table:table-cell>
        </table:table-row>
        <table:table-row table:style-name="ro1">
          <table:table-cell table:formula="of:=RAND()" office:value-type="float" office:value="0.587842433052673" calcext:value-type="float">
            <text:p>0.5878424331</text:p>
          </table:table-cell>
          <table:table-cell office:value-type="string" calcext:value-type="string">
            <text:p>2016-03-23 11:23:08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theverge.com/2016/3/23/11290588/fallout-4-automatron-dlc-review</text:p>
          </table:table-cell>
          <table:table-cell office:value-type="string" calcext:value-type="string">
            <text:p>feedly:2016/3/23/11290588/fallout-4-automatron-dlc-review</text:p>
          </table:table-cell>
          <table:table-cell table:formula="of:=HYPERLINK(CONCATENATE(&quot;http://localhost:3000/search?q=media_id:&quot;;[.E172];&quot; AND publish_date:[&quot;; LEFT( [.B172];10);&quot;T00:00:00Z TO &quot;;LEFT([.B1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verge.com/2016/3/23/11290588/fallout-4-automatron-dlc-review</text:p>
          </table:table-cell>
          <table:table-cell office:value-type="string" calcext:value-type="string">
            <text:p>Building a killer robot BFF in Fallout 4’s first add-on is a ton of fun</text:p>
          </table:table-cell>
        </table:table-row>
        <table:table-row table:style-name="ro1">
          <table:table-cell table:formula="of:=RAND()" office:value-type="float" office:value="0.300631756005746" calcext:value-type="float">
            <text:p>0.300631756</text:p>
          </table:table-cell>
          <table:table-cell office:value-type="string" calcext:value-type="string">
            <text:p>2016-03-22 23:26:22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2hf271s/*http%3A/sports.yahoo.com/news/whiteside-wade-lead-heat-past-pelicans-113-99-024004912--nba.html</text:p>
          </table:table-cell>
          <table:table-cell office:value-type="string" calcext:value-type="string">
            <text:p>feedly:urn:newsml:sports.yahoo,lego:19780928:top,article,9b2998d2-9145-3671-8738-a4fbe7fbe1a9-l:1</text:p>
          </table:table-cell>
          <table:table-cell table:formula="of:=HYPERLINK(CONCATENATE(&quot;http://localhost:3000/search?q=media_id:&quot;;[.E173];&quot; AND publish_date:[&quot;; LEFT( [.B173];10);&quot;T00:00:00Z TO &quot;;LEFT([.B1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2hf271s/*http%3A//sports.yahoo.com/news/whiteside-wade-lead-heat-past-pelicans-113-99-024004912--nba.html</text:p>
          </table:table-cell>
          <table:table-cell office:value-type="string" calcext:value-type="string">
            <text:p>Whiteside and Wade lead Heat past Pelicans, 113-99 (Yahoo Sports)</text:p>
          </table:table-cell>
        </table:table-row>
        <table:table-row table:style-name="ro1">
          <table:table-cell table:formula="of:=RAND()" office:value-type="float" office:value="0.554093213919731" calcext:value-type="float">
            <text:p>0.5540932139</text:p>
          </table:table-cell>
          <table:table-cell office:value-type="string" calcext:value-type="string">
            <text:p>2013-12-23 11:53:17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letter-to-an-indian-nanny-in-new-york/1210913/</text:p>
          </table:table-cell>
          <table:table-cell office:value-type="string" calcext:value-type="string">
            <text:p>feedly:http://www.indianexpress.com/news/letter-to-an-indian-nanny-in-new-york/1210913/</text:p>
          </table:table-cell>
          <table:table-cell table:formula="of:=HYPERLINK(CONCATENATE(&quot;http://localhost:3000/search?q=media_id:&quot;;[.E174];&quot; AND publish_date:[&quot;; LEFT( [.B174];10);&quot;T00:00:00Z TO &quot;;LEFT([.B1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letter-to-an-indian-nanny-in-new-york/1210913/</text:p>
          </table:table-cell>
          <table:table-cell office:value-type="string" calcext:value-type="string">
            <text:p>Letter to an Indian nanny in New York</text:p>
          </table:table-cell>
        </table:table-row>
        <table:table-row table:style-name="ro2">
          <table:table-cell table:formula="of:=RAND()" office:value-type="float" office:value="0.212309459163164" calcext:value-type="float">
            <text:p>0.2123094592</text:p>
          </table:table-cell>
          <table:table-cell office:value-type="string" calcext:value-type="string">
            <text:p>2016-02-25 04:29:57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a-sattire-on-fictitious-marriage-actress-meghana-raj-020891.html</text:p>
          </table:table-cell>
          <table:table-cell office:value-type="string" calcext:value-type="string">
            <text:p>feedly:http://kannada.filmibeat.com/gossips/a-sattire-on-fictitious-marriage-actress-meghana-raj-020891.html</text:p>
          </table:table-cell>
          <table:table-cell table:formula="of:=HYPERLINK(CONCATENATE(&quot;http://localhost:3000/search?q=media_id:&quot;;[.E175];&quot; AND publish_date:[&quot;; LEFT( [.B175];10);&quot;T00:00:00Z TO &quot;;LEFT([.B1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a-sattire-on-fictitious-marriage-actress-meghana-raj-020891.html</text:p>
          </table:table-cell>
          <table:table-cell office:value-type="string" calcext:value-type="string">
            <text:p>ಜನಾರ್ಧನ್ ರವರಿಗೆ ಮೇಘನಾ ರಾಜ್ ಎಷ್ಟನೇ ಹೆಂಡತಿ?</text:p>
          </table:table-cell>
        </table:table-row>
        <table:table-row table:style-name="ro1">
          <table:table-cell table:formula="of:=RAND()" office:value-type="float" office:value="0.369252270979459" calcext:value-type="float">
            <text:p>0.369252271</text:p>
          </table:table-cell>
          <table:table-cell office:value-type="string" calcext:value-type="string">
            <text:p>2016-03-23 11:28:30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yahoo.com/could-apple-next-game-changing-move-iphone-162830906.html</text:p>
          </table:table-cell>
          <table:table-cell office:value-type="string" calcext:value-type="string">
            <text:p>feedly:could-apple-next-game-changing-move-iphone-162830906</text:p>
          </table:table-cell>
          <table:table-cell table:formula="of:=HYPERLINK(CONCATENATE(&quot;http://localhost:3000/search?q=media_id:&quot;;[.E176];&quot; AND publish_date:[&quot;; LEFT( [.B176];10);&quot;T00:00:00Z TO &quot;;LEFT([.B1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ews.yahoo.com/could-apple-next-game-changing-move-iphone-162830906.html</text:p>
          </table:table-cell>
          <table:table-cell office:value-type="string" calcext:value-type="string">
            <text:p>This could be Apple’s next game-changing move with the iPhone</text:p>
          </table:table-cell>
        </table:table-row>
        <table:table-row table:style-name="ro1">
          <table:table-cell table:formula="of:=RAND()" office:value-type="float" office:value="0.941084437365928" calcext:value-type="float">
            <text:p>0.9410844374</text:p>
          </table:table-cell>
          <table:table-cell office:value-type="string" calcext:value-type="string">
            <text:p>2016-03-22 02:08:01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nykredit-kunder-er-roedgloedende/24c23c14-d5f9-4823-8311-349032883964/145/1156?utm_source=nyheder&amp;utm_medium=rss&amp;utm_campaign=erhverv</text:p>
          </table:table-cell>
          <table:table-cell office:value-type="string" calcext:value-type="string">
            <text:p>feedly:24c23c14-d5f9-4823-8311-349032883964</text:p>
          </table:table-cell>
          <table:table-cell table:formula="of:=HYPERLINK(CONCATENATE(&quot;http://localhost:3000/search?q=media_id:&quot;;[.E177];&quot; AND publish_date:[&quot;; LEFT( [.B177];10);&quot;T00:00:00Z TO &quot;;LEFT([.B1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nykredit-kunder-er-roedgloedende/24c23c14-d5f9-4823-8311-349032883964/145/1156?utm_source=nyheder&amp;utm_medium=rss&amp;utm_campaign=erhverv</text:p>
          </table:table-cell>
          <table:table-cell office:value-type="string" calcext:value-type="string">
            <text:p>Nykredit-kunder er rødglødende</text:p>
          </table:table-cell>
        </table:table-row>
        <table:table-row table:style-name="ro1">
          <table:table-cell table:formula="of:=RAND()" office:value-type="float" office:value="0.208079282686436" calcext:value-type="float">
            <text:p>0.2080792827</text:p>
          </table:table-cell>
          <table:table-cell office:value-type="string" calcext:value-type="string">
            <text:p>2012-06-06 12:50:28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60293.html</text:p>
          </table:table-cell>
          <table:table-cell office:value-type="string" calcext:value-type="string">
            <text:p>feedly:urn:lj:livejournal.com:atom1:fil_defense:260293</text:p>
          </table:table-cell>
          <table:table-cell table:formula="of:=HYPERLINK(CONCATENATE(&quot;http://localhost:3000/search?q=media_id:&quot;;[.E178];&quot; AND publish_date:[&quot;; LEFT( [.B178];10);&quot;T00:00:00Z TO &quot;;LEFT([.B1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60293.html</text:p>
          </table:table-cell>
          <table:table-cell office:value-type="string" calcext:value-type="string">
            <text:p>Никого не призываю</text:p>
          </table:table-cell>
        </table:table-row>
        <table:table-row table:style-name="ro1">
          <table:table-cell table:formula="of:=RAND()" office:value-type="float" office:value="0.0610196987543933" calcext:value-type="float">
            <text:p>0.0610196988</text:p>
          </table:table-cell>
          <table:table-cell office:value-type="string" calcext:value-type="string">
            <text:p>2016-02-20 12:09:06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4279.html</text:p>
          </table:table-cell>
          <table:table-cell office:value-type="string" calcext:value-type="string">
            <text:p>feedly:urn:lj:livejournal.com:atom1:ell_dagros:294279</text:p>
          </table:table-cell>
          <table:table-cell table:formula="of:=HYPERLINK(CONCATENATE(&quot;http://localhost:3000/search?q=media_id:&quot;;[.E179];&quot; AND publish_date:[&quot;; LEFT( [.B179];10);&quot;T00:00:00Z TO &quot;;LEFT([.B1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4279.html</text:p>
          </table:table-cell>
          <table:table-cell office:value-type="string" calcext:value-type="string">
            <text:p>В гостях у Димы Пришляка</text:p>
          </table:table-cell>
        </table:table-row>
        <table:table-row table:style-name="ro1">
          <table:table-cell table:formula="of:=RAND()" office:value-type="float" office:value="0.124048114771707" calcext:value-type="float">
            <text:p>0.1240481148</text:p>
          </table:table-cell>
          <table:table-cell office:value-type="string" calcext:value-type="string">
            <text:p>2015-08-19 00:26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_leaders_ride_to_ko_olina_closes_roads.html</text:p>
          </table:table-cell>
          <table:table-cell office:value-type="string" calcext:value-type="string">
            <text:p>feedly:http://www.staradvertiser.com/news/apec2011/20111114__Leaders_ride_to_Ko_Olina_closes_roads.html</text:p>
          </table:table-cell>
          <table:table-cell table:formula="of:=HYPERLINK(CONCATENATE(&quot;http://localhost:3000/search?q=media_id:&quot;;[.E180];&quot; AND publish_date:[&quot;; LEFT( [.B180];10);&quot;T00:00:00Z TO &quot;;LEFT([.B1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_Leaders_ride_to_Ko_Olina_closes_roads.html</text:p>
          </table:table-cell>
          <table:table-cell office:value-type="string" calcext:value-type="string">
            <text:p>Leaders' ride to Ko Olina closes roads</text:p>
          </table:table-cell>
        </table:table-row>
        <table:table-row table:style-name="ro1">
          <table:table-cell table:formula="of:=RAND()" office:value-type="float" office:value="0.150739680855347" calcext:value-type="float">
            <text:p>0.1507396809</text:p>
          </table:table-cell>
          <table:table-cell office:value-type="string" calcext:value-type="string">
            <text:p>2016-03-23 13:50:20</text:p>
          </table:table-cell>
          <table:table-cell office:value-type="float" office:value="106036" calcext:value-type="float">
            <text:p>106036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3:50:21</text:p>
          </table:table-cell>
          <table:table-cell office:value-type="string" calcext:value-type="string">
            <text:p>http://foxsports.com/college-basketball/story/texas-southern-tigers-southern-jaguars-swac-championship-game-deverell-biggs-coach-mike-davis-031415</text:p>
          </table:table-cell>
          <table:table-cell office:value-type="string" calcext:value-type="string">
            <text:p>feedly:http://www.foxsports.com/college-basketball/story/texas-southern-tigers-southern-jaguars-swac-championship-game-deverell-biggs-coach-mike-davis-031415</text:p>
          </table:table-cell>
          <table:table-cell table:formula="of:=HYPERLINK(CONCATENATE(&quot;http://localhost:3000/search?q=media_id:&quot;;[.E181];&quot; AND publish_date:[&quot;; LEFT( [.B181];10);&quot;T00:00:00Z TO &quot;;LEFT([.B1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texas-southern-tigers-southern-jaguars-swac-championship-game-deverell-biggs-coach-mike-davis-031415</text:p>
          </table:table-cell>
          <table:table-cell office:value-type="string" calcext:value-type="string">
            <text:p>With NCAA bid already sealed, Texas Southern claims SWAC title</text:p>
          </table:table-cell>
        </table:table-row>
        <table:table-row table:style-name="ro1">
          <table:table-cell table:formula="of:=RAND()" office:value-type="float" office:value="0.301975711464531" calcext:value-type="float">
            <text:p>0.3019757115</text:p>
          </table:table-cell>
          <table:table-cell office:value-type="string" calcext:value-type="string">
            <text:p>2014-12-26 17:11:45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41226-moonshine-is-having-its-moment.ece</text:p>
          </table:table-cell>
          <table:table-cell office:value-type="string" calcext:value-type="string">
            <text:p>feedly:http://www.dallasnews.com/lifestyles/arts/columnists/mr-dallas/20141226-moonshine-is-having-its-moment.ece</text:p>
          </table:table-cell>
          <table:table-cell table:formula="of:=HYPERLINK(CONCATENATE(&quot;http://localhost:3000/search?q=media_id:&quot;;[.E182];&quot; AND publish_date:[&quot;; LEFT( [.B182];10);&quot;T00:00:00Z TO &quot;;LEFT([.B1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41226-moonshine-is-having-its-moment.ece</text:p>
          </table:table-cell>
          <table:table-cell office:value-type="string" calcext:value-type="string">
            <text:p>Moonshine is having its moment</text:p>
          </table:table-cell>
        </table:table-row>
        <table:table-row table:style-name="ro1">
          <table:table-cell table:formula="of:=RAND()" office:value-type="float" office:value="0.776952705993738" calcext:value-type="float">
            <text:p>0.776952706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201/civilization</text:p>
          </table:table-cell>
          <table:table-cell office:value-type="string" calcext:value-type="string">
            <text:p>feedly:http://www.philstar.com/opinion/2016/03/24/1566201/civilization</text:p>
          </table:table-cell>
          <table:table-cell table:formula="of:=HYPERLINK(CONCATENATE(&quot;http://localhost:3000/search?q=media_id:&quot;;[.E183];&quot; AND publish_date:[&quot;; LEFT( [.B183];10);&quot;T00:00:00Z TO &quot;;LEFT([.B1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201/civilization</text:p>
          </table:table-cell>
          <table:table-cell office:value-type="string" calcext:value-type="string">
            <text:p>Civilization</text:p>
          </table:table-cell>
        </table:table-row>
        <table:table-row table:style-name="ro1">
          <table:table-cell table:formula="of:=RAND()" office:value-type="float" office:value="0.609386629862939" calcext:value-type="float">
            <text:p>0.6093866299</text:p>
          </table:table-cell>
          <table:table-cell office:value-type="string" calcext:value-type="string">
            <text:p>2016-01-21 15:04:54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2916.html</text:p>
          </table:table-cell>
          <table:table-cell office:value-type="string" calcext:value-type="string">
            <text:p>feedly:urn:lj:livejournal.com:atom1:latinyanin:352916</text:p>
          </table:table-cell>
          <table:table-cell table:formula="of:=HYPERLINK(CONCATENATE(&quot;http://localhost:3000/search?q=media_id:&quot;;[.E184];&quot; AND publish_date:[&quot;; LEFT( [.B184];10);&quot;T00:00:00Z TO &quot;;LEFT([.B1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2916.html</text:p>
          </table:table-cell>
          <table:table-cell office:value-type="string" calcext:value-type="string">
            <text:p>Для позитивного взгляда на вещи</text:p>
          </table:table-cell>
        </table:table-row>
        <table:table-row table:style-name="ro1">
          <table:table-cell table:formula="of:=RAND()" office:value-type="float" office:value="0.107143002490158" calcext:value-type="float">
            <text:p>0.1071430025</text:p>
          </table:table-cell>
          <table:table-cell office:value-type="string" calcext:value-type="string">
            <text:p>2016-03-18 05:40:01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80621.html</text:p>
          </table:table-cell>
          <table:table-cell office:value-type="string" calcext:value-type="string">
            <text:p>feedly:urn:lj:livejournal.com:atom1:pasya:1480621</text:p>
          </table:table-cell>
          <table:table-cell table:formula="of:=HYPERLINK(CONCATENATE(&quot;http://localhost:3000/search?q=media_id:&quot;;[.E185];&quot; AND publish_date:[&quot;; LEFT( [.B185];10);&quot;T00:00:00Z TO &quot;;LEFT([.B1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80621.html</text:p>
          </table:table-cell>
          <table:table-cell office:value-type="string" calcext:value-type="string">
            <text:p>Где я был</text:p>
          </table:table-cell>
        </table:table-row>
        <table:table-row table:style-name="ro1">
          <table:table-cell table:formula="of:=RAND()" office:value-type="float" office:value="0.918895361774897" calcext:value-type="float">
            <text:p>0.9188953618</text:p>
          </table:table-cell>
          <table:table-cell office:value-type="string" calcext:value-type="string">
            <text:p>2016-03-23 03:10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worldcup/news/y=2016/m=3/news=decisive-duel-await-for-asia-s-2018-hopefuls-2771545.html</text:p>
          </table:table-cell>
          <table:table-cell office:value-type="string" calcext:value-type="string">
            <text:p>feedly:http://www.fifa.com/worldcup/news/y=2016/m=3/news=decisive-duel-await-for-asia-s-2018-hopefuls-2771545.html</text:p>
          </table:table-cell>
          <table:table-cell table:formula="of:=HYPERLINK(CONCATENATE(&quot;http://localhost:3000/search?q=media_id:&quot;;[.E186];&quot; AND publish_date:[&quot;; LEFT( [.B186];10);&quot;T00:00:00Z TO &quot;;LEFT([.B1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worldcup/news/y=2016/m=3/news=decisive-duel-await-for-asia-s-2018-hopefuls-2771545.html</text:p>
          </table:table-cell>
          <table:table-cell office:value-type="string" calcext:value-type="string">
            <text:p>Decisive duels await Asia's 2018 hopefuls</text:p>
          </table:table-cell>
        </table:table-row>
        <table:table-row table:style-name="ro1">
          <table:table-cell table:formula="of:=RAND()" office:value-type="float" office:value="0.445018845917824" calcext:value-type="float">
            <text:p>0.4450188459</text:p>
          </table:table-cell>
          <table:table-cell office:value-type="string" calcext:value-type="string">
            <text:p>2014-09-28 08:27:03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press-release/commonwealth-secretary-general-congratulates-newly-elected-prime-minister-fiji</text:p>
          </table:table-cell>
          <table:table-cell office:value-type="string" calcext:value-type="string">
            <text:p>feedly:4852 at http://thecommonwealth.org</text:p>
          </table:table-cell>
          <table:table-cell table:formula="of:=HYPERLINK(CONCATENATE(&quot;http://localhost:3000/search?q=media_id:&quot;;[.E187];&quot; AND publish_date:[&quot;; LEFT( [.B187];10);&quot;T00:00:00Z TO &quot;;LEFT([.B1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press-release/commonwealth-secretary-general-congratulates-newly-elected-prime-minister-fiji</text:p>
          </table:table-cell>
          <table:table-cell office:value-type="string" calcext:value-type="string">
            <text:p>Commonwealth Secretary-General congratulates newly elected Prime Minister of Fiji</text:p>
          </table:table-cell>
        </table:table-row>
        <table:table-row table:style-name="ro1">
          <table:table-cell table:formula="of:=RAND()" office:value-type="float" office:value="0.883560516870224" calcext:value-type="float">
            <text:p>0.8835605169</text:p>
          </table:table-cell>
          <table:table-cell office:value-type="string" calcext:value-type="string">
            <text:p>2009-08-31 00:37:20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8/31/announcement-marwa-rakha-egypts-first-literary-audio-book-in-english/</text:p>
          </table:table-cell>
          <table:table-cell office:value-type="string" calcext:value-type="string">
            <text:p>feedly:http://thepoisontree.wordpress.com/?p=4</text:p>
          </table:table-cell>
          <table:table-cell table:formula="of:=HYPERLINK(CONCATENATE(&quot;http://localhost:3000/search?q=media_id:&quot;;[.E188];&quot; AND publish_date:[&quot;; LEFT( [.B188];10);&quot;T00:00:00Z TO &quot;;LEFT([.B1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8/31/announcement-marwa-rakha-egypts-first-literary-audio-book-in-english/</text:p>
          </table:table-cell>
          <table:table-cell office:value-type="string" calcext:value-type="string">
            <text:p>ANNOUNCEMENT: MARWA RAKHA: EGYPT’S FIRST LITERARY AUDIO BOOK IN ENGLISH</text:p>
          </table:table-cell>
        </table:table-row>
        <table:table-row table:style-name="ro1">
          <table:table-cell table:formula="of:=RAND()" office:value-type="float" office:value="0.889342447748633" calcext:value-type="float">
            <text:p>0.8893424477</text:p>
          </table:table-cell>
          <table:table-cell office:value-type="string" calcext:value-type="string">
            <text:p>2015-02-13 06:55:55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4110.html</text:p>
          </table:table-cell>
          <table:table-cell office:value-type="string" calcext:value-type="string">
            <text:p>feedly:urn:lj:livejournal.com:atom1:lavababe:214110</text:p>
          </table:table-cell>
          <table:table-cell table:formula="of:=HYPERLINK(CONCATENATE(&quot;http://localhost:3000/search?q=media_id:&quot;;[.E189];&quot; AND publish_date:[&quot;; LEFT( [.B189];10);&quot;T00:00:00Z TO &quot;;LEFT([.B1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4110.html</text:p>
          </table:table-cell>
          <table:table-cell office:value-type="string" calcext:value-type="string">
            <text:p>Пятница. 13е</text:p>
          </table:table-cell>
        </table:table-row>
        <table:table-row table:style-name="ro1">
          <table:table-cell table:formula="of:=RAND()" office:value-type="float" office:value="0.362296502566248" calcext:value-type="float">
            <text:p>0.3622965026</text:p>
          </table:table-cell>
          <table:table-cell office:value-type="string" calcext:value-type="string">
            <text:p>2015-10-01 11:17:41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4158.html</text:p>
          </table:table-cell>
          <table:table-cell office:value-type="string" calcext:value-type="string">
            <text:p>feedly:urn:lj:livejournal.com:atom1:valerkka:624158</text:p>
          </table:table-cell>
          <table:table-cell table:formula="of:=HYPERLINK(CONCATENATE(&quot;http://localhost:3000/search?q=media_id:&quot;;[.E190];&quot; AND publish_date:[&quot;; LEFT( [.B190];10);&quot;T00:00:00Z TO &quot;;LEFT([.B1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4158.html</text:p>
          </table:table-cell>
          <table:table-cell office:value-type="string" calcext:value-type="string">
            <text:p>Реабилитация Тома Харди</text:p>
          </table:table-cell>
        </table:table-row>
        <table:table-row table:style-name="ro1">
          <table:table-cell table:formula="of:=RAND()" office:value-type="float" office:value="0.994530031209164" calcext:value-type="float">
            <text:p>0.9945300312</text:p>
          </table:table-cell>
          <table:table-cell office:value-type="string" calcext:value-type="string">
            <text:p>2016-02-27 16:36:22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4818.html</text:p>
          </table:table-cell>
          <table:table-cell office:value-type="string" calcext:value-type="string">
            <text:p>feedly:urn:lj:livejournal.com:atom1:ell_dagros:294818</text:p>
          </table:table-cell>
          <table:table-cell table:formula="of:=HYPERLINK(CONCATENATE(&quot;http://localhost:3000/search?q=media_id:&quot;;[.E191];&quot; AND publish_date:[&quot;; LEFT( [.B191];10);&quot;T00:00:00Z TO &quot;;LEFT([.B1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4818.html</text:p>
          </table:table-cell>
          <table:table-cell office:value-type="string" calcext:value-type="string">
            <text:p>Боян про Моузеса</text:p>
          </table:table-cell>
        </table:table-row>
        <table:table-row table:style-name="ro1">
          <table:table-cell table:formula="of:=RAND()" office:value-type="float" office:value="0.325695965936885" calcext:value-type="float">
            <text:p>0.3256959659</text:p>
          </table:table-cell>
          <table:table-cell office:value-type="string" calcext:value-type="string">
            <text:p>2016-03-18 14:17:53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gn-sekat4ps/0,2817,2500963,00.asp</text:p>
          </table:table-cell>
          <table:table-cell office:value-type="string" calcext:value-type="string">
            <text:p>feedly:http://feedproxy.google.com/~r/ziffdavis/pcmag/breakingnews/~3/GN-seKaT4ps/0,2817,2500963,00.asp</text:p>
          </table:table-cell>
          <table:table-cell table:formula="of:=HYPERLINK(CONCATENATE(&quot;http://localhost:3000/search?q=media_id:&quot;;[.E192];&quot; AND publish_date:[&quot;; LEFT( [.B192];10);&quot;T00:00:00Z TO &quot;;LEFT([.B1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GN-seKaT4ps/0,2817,2500963,00.asp</text:p>
          </table:table-cell>
          <table:table-cell office:value-type="string" calcext:value-type="string">
            <text:p>How to Play Basketball in Facebook Messenger</text:p>
          </table:table-cell>
        </table:table-row>
        <table:table-row table:style-name="ro1">
          <table:table-cell table:formula="of:=RAND()" office:value-type="float" office:value="0.213709427937797" calcext:value-type="float">
            <text:p>0.2137094279</text:p>
          </table:table-cell>
          <table:table-cell office:value-type="string" calcext:value-type="string">
            <text:p>2016-01-29 11:45:03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profile/anetejordanedeoliveira?xg_source=activity</text:p>
          </table:table-cell>
          <table:table-cell office:value-type="string" calcext:value-type="string">
            <text:p>feedly:00000000005104b700000000123d6443ccfd20765ea7afc2</text:p>
          </table:table-cell>
          <table:table-cell table:formula="of:=HYPERLINK(CONCATENATE(&quot;http://localhost:3000/search?q=media_id:&quot;;[.E193];&quot; AND publish_date:[&quot;; LEFT( [.B193];10);&quot;T00:00:00Z TO &quot;;LEFT([.B1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profile/AneteJordanedeOliveira?xg_source=activity</text:p>
          </table:table-cell>
          <table:table-cell office:value-type="string" calcext:value-type="string">
            <text:p>Anete Jordane de Oliveira é agora um membro de Águas do Gandarela</text:p>
          </table:table-cell>
        </table:table-row>
        <table:table-row table:style-name="ro1">
          <table:table-cell table:formula="of:=RAND()" office:value-type="float" office:value="0.323286288559811" calcext:value-type="float">
            <text:p>0.3232862886</text:p>
          </table:table-cell>
          <table:table-cell office:value-type="string" calcext:value-type="string">
            <text:p>2016-03-23 05:25:24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5%8F%B0%E7%81%A3%E6%8C%87%E6%95%B8%E5%85%AC%E5%8F%B8%E6%8E%88%E6%AC%8A%E6%8A%95%E4%BF%A1%E7%99%BC%E5%B1%95%E9%87%91%E8%9E%8D%E6%A7%93%E6%A1%BF%E8%88%87%E5%8F%8D%E5%90%91%E6%8C%87%E6%95%B8-102524934.html</text:p>
          </table:table-cell>
          <table:table-cell office:value-type="string" calcext:value-type="string">
            <text:p>feedly:%E5%8F%B0%E7%81%A3%E6%8C%87%E6%95%B8%E5%85%AC%E5%8F%B8%E6%8E%88%E6%AC%8A%E6%8A%95%E4%BF%A1%E7%99%BC%E5%B1%95%E9%87%91%E8%9E%8D%E6%A7%93%E6%A1%BF%E8%88%87%E5%8F%8D%E5%90%91%E6%8C%87%E6%95%B8-102524934</text:p>
          </table:table-cell>
          <table:table-cell table:formula="of:=HYPERLINK(CONCATENATE(&quot;http://localhost:3000/search?q=media_id:&quot;;[.E194];&quot; AND publish_date:[&quot;; LEFT( [.B194];10);&quot;T00:00:00Z TO &quot;;LEFT([.B1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5%8F%B0%E7%81%A3%E6%8C%87%E6%95%B8%E5%85%AC%E5%8F%B8%E6%8E%88%E6%AC%8A%E6%8A%95%E4%BF%A1%E7%99%BC%E5%B1%95%E9%87%91%E8%9E%8D%E6%A7%93%E6%A1%BF%E8%88%87%E5%8F%8D%E5%90%91%E6%8C%87%E6%95%B8-102524934.html</text:p>
          </table:table-cell>
          <table:table-cell office:value-type="string" calcext:value-type="string">
            <text:p>台灣指數公司授權投信發展金融槓桿與反向指數</text:p>
          </table:table-cell>
        </table:table-row>
        <table:table-row table:style-name="ro1">
          <table:table-cell table:formula="of:=RAND()" office:value-type="float" office:value="0.649769459743354" calcext:value-type="float">
            <text:p>0.6497694597</text:p>
          </table:table-cell>
          <table:table-cell office:value-type="string" calcext:value-type="string">
            <text:p>2015-01-10 14:52:44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1384.html</text:p>
          </table:table-cell>
          <table:table-cell office:value-type="string" calcext:value-type="string">
            <text:p>feedly:urn:lj:livejournal.com:atom1:olgazhuravliova:2831384</text:p>
          </table:table-cell>
          <table:table-cell table:formula="of:=HYPERLINK(CONCATENATE(&quot;http://localhost:3000/search?q=media_id:&quot;;[.E195];&quot; AND publish_date:[&quot;; LEFT( [.B195];10);&quot;T00:00:00Z TO &quot;;LEFT([.B1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1384.html</text:p>
          </table:table-cell>
          <table:table-cell office:value-type="string" calcext:value-type="string">
            <text:p>пять сумок от Журавлёвой)))</text:p>
          </table:table-cell>
        </table:table-row>
        <table:table-row table:style-name="ro1">
          <table:table-cell table:formula="of:=RAND()" office:value-type="float" office:value="0.589367271625436" calcext:value-type="float">
            <text:p>0.5893672716</text:p>
          </table:table-cell>
          <table:table-cell office:value-type="string" calcext:value-type="string">
            <text:p>2012-03-19 12:15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ato-contra-agressao-racista-em-blumenau.html</text:p>
          </table:table-cell>
          <table:table-cell office:value-type="string" calcext:value-type="string">
            <text:p>feedly:tag:blogger.com,1999:blog-8906733803857889605.post-5788022846930987073</text:p>
          </table:table-cell>
          <table:table-cell table:formula="of:=HYPERLINK(CONCATENATE(&quot;http://localhost:3000/search?q=media_id:&quot;;[.E196];&quot; AND publish_date:[&quot;; LEFT( [.B196];10);&quot;T00:00:00Z TO &quot;;LEFT([.B1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ato-contra-agressao-racista-em-blumenau.html</text:p>
          </table:table-cell>
          <table:table-cell office:value-type="string" calcext:value-type="string">
            <text:p>Ato Contra Agressão Racista em Blumenau</text:p>
          </table:table-cell>
        </table:table-row>
        <table:table-row table:style-name="ro1">
          <table:table-cell table:formula="of:=RAND()" office:value-type="float" office:value="0.031764303913679" calcext:value-type="float">
            <text:p>0.0317643039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five-biggest-opening-weekend-shockers-in-recent-years-032315</text:p>
          </table:table-cell>
          <table:table-cell office:value-type="string" calcext:value-type="string">
            <text:p>feedly:http://www.foxsports.com/college-basketball/story/five-biggest-opening-weekend-shockers-in-recent-years-032315</text:p>
          </table:table-cell>
          <table:table-cell table:formula="of:=HYPERLINK(CONCATENATE(&quot;http://localhost:3000/search?q=media_id:&quot;;[.E197];&quot; AND publish_date:[&quot;; LEFT( [.B197];10);&quot;T00:00:00Z TO &quot;;LEFT([.B1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five-biggest-opening-weekend-shockers-in-recent-years-032315</text:p>
          </table:table-cell>
          <table:table-cell office:value-type="string" calcext:value-type="string">
            <text:p>Five biggest opening weekend shockers in recent years</text:p>
          </table:table-cell>
        </table:table-row>
        <table:table-row table:style-name="ro1">
          <table:table-cell table:formula="of:=RAND()" office:value-type="float" office:value="0.13697728391106" calcext:value-type="float">
            <text:p>0.1369772839</text:p>
          </table:table-cell>
          <table:table-cell office:value-type="string" calcext:value-type="string">
            <text:p>2010-03-24 08:10:22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4614.html</text:p>
          </table:table-cell>
          <table:table-cell office:value-type="string" calcext:value-type="string">
            <text:p>feedly:urn:lj:livejournal.com:atom1:provokatorinfo:44614</text:p>
          </table:table-cell>
          <table:table-cell table:formula="of:=HYPERLINK(CONCATENATE(&quot;http://localhost:3000/search?q=media_id:&quot;;[.E198];&quot; AND publish_date:[&quot;; LEFT( [.B198];10);&quot;T00:00:00Z TO &quot;;LEFT([.B1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4614.html</text:p>
          </table:table-cell>
          <table:table-cell office:value-type="string" calcext:value-type="string">
            <text:p>О ТОМ, КАК ТАДЖИКИ ОБИДЕЛИСЬ НА «НАШУ RUSSIA»</text:p>
          </table:table-cell>
        </table:table-row>
        <table:table-row table:style-name="ro1">
          <table:table-cell table:formula="of:=RAND()" office:value-type="float" office:value="0.952213905972977" calcext:value-type="float">
            <text:p>0.952213906</text:p>
          </table:table-cell>
          <table:table-cell office:value-type="string" calcext:value-type="string">
            <text:p>2016-02-12 19:50:12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3992.html</text:p>
          </table:table-cell>
          <table:table-cell office:value-type="string" calcext:value-type="string">
            <text:p>feedly:urn:lj:livejournal.com:atom1:latinyanin:353992</text:p>
          </table:table-cell>
          <table:table-cell table:formula="of:=HYPERLINK(CONCATENATE(&quot;http://localhost:3000/search?q=media_id:&quot;;[.E199];&quot; AND publish_date:[&quot;; LEFT( [.B199];10);&quot;T00:00:00Z TO &quot;;LEFT([.B1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3992.html</text:p>
          </table:table-cell>
          <table:table-cell office:value-type="string" calcext:value-type="string">
            <text:p>Сетевым параноикам на замнетку</text:p>
          </table:table-cell>
        </table:table-row>
        <table:table-row table:style-name="ro2">
          <table:table-cell table:formula="of:=RAND()" office:value-type="float" office:value="0.80426845146375" calcext:value-type="float">
            <text:p>0.8042684515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3/%D8%A7%D9%84%D8%AC%D8%A7%D9%86%D8%A8-%D8%A7%D9%84%D8%B4%D8%B1%D9%8A%D8%B1-%D9%85%D9%86-%D8%A7%D9%84%D8%AA%D8%A7%D8%B1%D9%8A%D8%AE</text:p>
          </table:table-cell>
          <table:table-cell office:value-type="string" calcext:value-type="string">
            <text:p>feedly:http://www.rcssmideast.org/Article/4463/الجانب-الشرير-من-التاريخ</text:p>
          </table:table-cell>
          <table:table-cell table:formula="of:=HYPERLINK(CONCATENATE(&quot;http://localhost:3000/search?q=media_id:&quot;;[.E200];&quot; AND publish_date:[&quot;; LEFT( [.B200];10);&quot;T00:00:00Z TO &quot;;LEFT([.B2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3/الجانب-الشرير-من-التاريخ</text:p>
          </table:table-cell>
          <table:table-cell office:value-type="string" calcext:value-type="string">
            <text:p>&lt;div style="direction:rtl;text-align:right"&gt;الجانب الشرير من التاريخ&lt;/div&gt;</text:p>
          </table:table-cell>
        </table:table-row>
        <table:table-row table:style-name="ro2">
          <table:table-cell table:formula="of:=RAND()" office:value-type="float" office:value="0.116658271486282" calcext:value-type="float">
            <text:p>0.1166582715</text:p>
          </table:table-cell>
          <table:table-cell office:value-type="string" calcext:value-type="string">
            <text:p>2016-03-23 10:29:32</text:p>
          </table:table-cell>
          <table:table-cell office:value-type="float" office:value="372579" calcext:value-type="float">
            <text:p>372579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no-holi-celebration-in-bishana-village-695020</text:p>
          </table:table-cell>
          <table:table-cell office:value-type="string" calcext:value-type="string">
            <text:p>feedly:national-no-holi-celebration-in-bishana-village-695020</text:p>
          </table:table-cell>
          <table:table-cell table:formula="of:=HYPERLINK(CONCATENATE(&quot;http://localhost:3000/search?q=media_id:&quot;;[.E201];&quot; AND publish_date:[&quot;; LEFT( [.B201];10);&quot;T00:00:00Z TO &quot;;LEFT([.B2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no-holi-celebration-in-bishana-village-695020</text:p>
          </table:table-cell>
          <table:table-cell office:value-type="string" calcext:value-type="string">
            <text:p>बिसाहड़ा में नहीं मनेगी होली, मंदिर में शुरू हुआ धरना</text:p>
          </table:table-cell>
        </table:table-row>
        <table:table-row table:style-name="ro1">
          <table:table-cell table:formula="of:=RAND()" office:value-type="float" office:value="0.751593846305732" calcext:value-type="float">
            <text:p>0.7515938463</text:p>
          </table:table-cell>
          <table:table-cell office:value-type="string" calcext:value-type="string">
            <text:p>2011-09-16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09/s0022922.mp4</text:p>
          </table:table-cell>
          <table:table-cell office:value-type="string" calcext:value-type="string">
            <text:p>feedly:http://lrt-live.data.lt:8080/media/VIDEO/2011-09/S0022922.mp4</text:p>
          </table:table-cell>
          <table:table-cell table:formula="of:=HYPERLINK(CONCATENATE(&quot;http://localhost:3000/search?q=media_id:&quot;;[.E202];&quot; AND publish_date:[&quot;; LEFT( [.B202];10);&quot;T00:00:00Z TO &quot;;LEFT([.B2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09/S0022922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609476711917666" calcext:value-type="float">
            <text:p>0.6094767119</text:p>
          </table:table-cell>
          <table:table-cell office:value-type="string" calcext:value-type="string">
            <text:p>2012-05-08 11:51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5/blog-post.html</text:p>
          </table:table-cell>
          <table:table-cell office:value-type="string" calcext:value-type="string">
            <text:p>feedly:tag:blogger.com,1999:blog-8906733803857889605.post-1124290360880354001</text:p>
          </table:table-cell>
          <table:table-cell table:formula="of:=HYPERLINK(CONCATENATE(&quot;http://localhost:3000/search?q=media_id:&quot;;[.E203];&quot; AND publish_date:[&quot;; LEFT( [.B203];10);&quot;T00:00:00Z TO &quot;;LEFT([.B2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5/blog-post.html</text:p>
          </table:table-cell>
          <table:table-cell office:value-type="string" calcext:value-type="string">
            <text:p>Primeira reunião de organização 3ª Semana das Religiões de Matrizes Africanas de Blumenau</text:p>
          </table:table-cell>
        </table:table-row>
        <table:table-row table:style-name="ro2">
          <table:table-cell table:formula="of:=RAND()" office:value-type="float" office:value="0.398415396134026" calcext:value-type="float">
            <text:p>0.3984153961</text:p>
          </table:table-cell>
          <table:table-cell office:value-type="string" calcext:value-type="string">
            <text:p>2016-03-21 09:40:05</text:p>
          </table:table-cell>
          <table:table-cell office:value-type="float" office:value="375035" calcext:value-type="float">
            <text:p>375035</text:p>
          </table:table-cell>
          <table:table-cell office:value-type="float" office:value="0" calcext:value-type="float">
            <text:p>0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753/%D8%AA%D8%B1%D9%83%D9%8A%D8%A7-%D8%AA%D8%AA%D8%A8%D8%B9-3-%D8%A7%D9%86%D8%AA%D8%AD%D8%A7%D8%B1%D9%8A%D9%8A%D9%86-%D9%8A%D9%86%D8%AA%D9%85%D9%88%D9%86-%D9%84%D8%AF%D8%A7%D8%B9%D8%B4-%D8%B9%D9%84%D9%89-%D8%AE%D9%84%D9%81%D9%8A%D8%A9-%D8%AA%D9%81%D8%AC%D9%8A%D8%B1-%D8%A5%D8%B3%D8%B7%D9%86%D8%A8%D9%88%D9%84</text:p>
          </table:table-cell>
          <table:table-cell office:value-type="string" calcext:value-type="string">
            <text:p>feedly:http://www.elshaab.org/news/221753/%D8%AA%D8%B1%D9%83%D9%8A%D8%A7-%D8%AA%D8%AA%D8%A8%D8%B9-3-%D8%A7%D9%86%D8%AA%D8%AD%D8%A7%D8%B1%D9%8A%D9%8A%D9%86-%D9%8A%D9%86%D8%AA%D9%85%D9%88%D9%86-%D9%84%D8%AF%D8%A7%D8%B9%D8%B4-%D8%B9%D9%84%D9%89-%D8%AE%D9%84%D9%81%D9%8A%D8%A9-%D8%AA%D9%81%D8%AC%D9%8A%D8%B1-%D8%A5%D8%B3%D8%B7%D9%86%D8%A8%D9%88%D9%84#ref=rss_feed</text:p>
          </table:table-cell>
          <table:table-cell table:formula="of:=HYPERLINK(CONCATENATE(&quot;http://localhost:3000/search?q=media_id:&quot;;[.E204];&quot; AND publish_date:[&quot;; LEFT( [.B204];10);&quot;T00:00:00Z TO &quot;;LEFT([.B2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753/%D8%AA%D8%B1%D9%83%D9%8A%D8%A7-%D8%AA%D8%AA%D8%A8%D8%B9-3-%D8%A7%D9%86%D8%AA%D8%AD%D8%A7%D8%B1%D9%8A%D9%8A%D9%86-%D9%8A%D9%86%D8%AA%D9%85%D9%88%D9%86-%D9%84%D8%AF%D8%A7%D8%B9%D8%B4-%D8%B9%D9%84%D9%89-%D8%AE%D9%84%D9%81%D9%8A%D8%A9-%D8%AA%D9%81%D8%AC%D9%8A%D8%B1-%D8%A5%D8%B3%D8%B7%D9%86%D8%A8%D9%88%D9%84#ref=rss_feed</text:p>
          </table:table-cell>
          <table:table-cell office:value-type="string" calcext:value-type="string">
            <text:p>&lt;div style="direction:rtl;text-align:right"&gt;تركيا تتبع 3 انتحاريين ينتمون لداعش على خلفية تفجير إسطنبول&lt;/div&gt;</text:p>
          </table:table-cell>
        </table:table-row>
        <table:table-row table:style-name="ro1">
          <table:table-cell table:formula="of:=RAND()" office:value-type="float" office:value="0.0729897912725935" calcext:value-type="float">
            <text:p>0.0729897913</text:p>
          </table:table-cell>
          <table:table-cell office:value-type="string" calcext:value-type="string">
            <text:p>2014-09-15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6/4352118/for-boise-man-retirement-brought.html</text:p>
          </table:table-cell>
          <table:table-cell office:value-type="string" calcext:value-type="string">
            <text:p>feedly:http://www.miamiherald.com/2014/09/16/4352118/for-boise-man-retirement-brought.html</text:p>
          </table:table-cell>
          <table:table-cell table:formula="of:=HYPERLINK(CONCATENATE(&quot;http://localhost:3000/search?q=media_id:&quot;;[.E205];&quot; AND publish_date:[&quot;; LEFT( [.B205];10);&quot;T00:00:00Z TO &quot;;LEFT([.B2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6/4352118/for-boise-man-retirement-brought.html</text:p>
          </table:table-cell>
          <table:table-cell office:value-type="string" calcext:value-type="string">
            <text:p>For Boise man, retirement brought a new passion: Saving the sage grouse</text:p>
          </table:table-cell>
        </table:table-row>
        <table:table-row table:style-name="ro1">
          <table:table-cell table:formula="of:=RAND()" office:value-type="float" office:value="0.70179062321487" calcext:value-type="float">
            <text:p>0.7017906232</text:p>
          </table:table-cell>
          <table:table-cell office:value-type="string" calcext:value-type="string">
            <text:p>2011-10-28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1/lai09157.mp4</text:p>
          </table:table-cell>
          <table:table-cell office:value-type="string" calcext:value-type="string">
            <text:p>feedly:http://lrt-live.data.lt:8080/media/VIDEO/2011-11/LAI09157.mp4</text:p>
          </table:table-cell>
          <table:table-cell table:formula="of:=HYPERLINK(CONCATENATE(&quot;http://localhost:3000/search?q=media_id:&quot;;[.E206];&quot; AND publish_date:[&quot;; LEFT( [.B206];10);&quot;T00:00:00Z TO &quot;;LEFT([.B2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1/LAI09157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185594764676765" calcext:value-type="float">
            <text:p>0.1855947647</text:p>
          </table:table-cell>
          <table:table-cell office:value-type="string" calcext:value-type="string">
            <text:p>2012-03-19 12:32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cidadania-em-debate-consciencia-negra.html</text:p>
          </table:table-cell>
          <table:table-cell office:value-type="string" calcext:value-type="string">
            <text:p>feedly:tag:blogger.com,1999:blog-8906733803857889605.post-4231666580957392977</text:p>
          </table:table-cell>
          <table:table-cell table:formula="of:=HYPERLINK(CONCATENATE(&quot;http://localhost:3000/search?q=media_id:&quot;;[.E207];&quot; AND publish_date:[&quot;; LEFT( [.B207];10);&quot;T00:00:00Z TO &quot;;LEFT([.B2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cidadania-em-debate-consciencia-negra.html</text:p>
          </table:table-cell>
          <table:table-cell office:value-type="string" calcext:value-type="string">
            <text:p>Cidadania em Debate: Consciência Negra</text:p>
          </table:table-cell>
        </table:table-row>
        <table:table-row table:style-name="ro1">
          <table:table-cell table:formula="of:=RAND()" office:value-type="float" office:value="0.424504474136843" calcext:value-type="float">
            <text:p>0.4245044741</text:p>
          </table:table-cell>
          <table:table-cell office:value-type="string" calcext:value-type="string">
            <text:p>2016-03-10 08:00:37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photographyblog.dallasnews.com/2016/03/flashback-reflecting-on-two-decades-of-dmn-photo-rain-features.html/</text:p>
          </table:table-cell>
          <table:table-cell office:value-type="string" calcext:value-type="string">
            <text:p>feedly:http://www.dallasnews.com/photos/20160310-flashback-reflecting-on-two-decades-of-dmn-photo-rain-features.ece</text:p>
          </table:table-cell>
          <table:table-cell table:formula="of:=HYPERLINK(CONCATENATE(&quot;http://localhost:3000/search?q=media_id:&quot;;[.E208];&quot; AND publish_date:[&quot;; LEFT( [.B208];10);&quot;T00:00:00Z TO &quot;;LEFT([.B2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hotographyblog.dallasnews.com/2016/03/flashback-reflecting-on-two-decades-of-dmn-photo-rain-features.html/</text:p>
          </table:table-cell>
          <table:table-cell office:value-type="string" calcext:value-type="string">
            <text:p>Flashback: Reflecting on two decades of DMN Photo "rain features"</text:p>
          </table:table-cell>
        </table:table-row>
        <table:table-row table:style-name="ro1">
          <table:table-cell table:formula="of:=RAND()" office:value-type="float" office:value="0.599083050886334" calcext:value-type="float">
            <text:p>0.5990830509</text:p>
          </table:table-cell>
          <table:table-cell office:value-type="string" calcext:value-type="string">
            <text:p>2016-03-23 10:59:35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shahid-afridis-statements-on-kashmir-not-politically-correct-anurag-thakur/</text:p>
          </table:table-cell>
          <table:table-cell office:value-type="string" calcext:value-type="string">
            <text:p>feedly:http://indianexpress.com/?post_type=article&amp;p=2722531</text:p>
          </table:table-cell>
          <table:table-cell table:formula="of:=HYPERLINK(CONCATENATE(&quot;http://localhost:3000/search?q=media_id:&quot;;[.E209];&quot; AND publish_date:[&quot;; LEFT( [.B209];10);&quot;T00:00:00Z TO &quot;;LEFT([.B2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shahid-afridis-statements-on-kashmir-not-politically-correct-anurag-thakur/</text:p>
          </table:table-cell>
          <table:table-cell office:value-type="string" calcext:value-type="string">
            <text:p>Shahid Afridi’s statements on Kashmir not politically correct: Anurag Thakur</text:p>
          </table:table-cell>
        </table:table-row>
        <table:table-row table:style-name="ro1">
          <table:table-cell table:formula="of:=RAND()" office:value-type="float" office:value="0.509591218827967" calcext:value-type="float">
            <text:p>0.5095912188</text:p>
          </table:table-cell>
          <table:table-cell office:value-type="string" calcext:value-type="string">
            <text:p>2016-03-17 03:35:44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29849.html</text:p>
          </table:table-cell>
          <table:table-cell office:value-type="string" calcext:value-type="string">
            <text:p>feedly:urn:lj:livejournal.com:atom1:freigeist25:829849</text:p>
          </table:table-cell>
          <table:table-cell table:formula="of:=HYPERLINK(CONCATENATE(&quot;http://localhost:3000/search?q=media_id:&quot;;[.E210];&quot; AND publish_date:[&quot;; LEFT( [.B210];10);&quot;T00:00:00Z TO &quot;;LEFT([.B2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29849.html</text:p>
          </table:table-cell>
          <table:table-cell office:value-type="string" calcext:value-type="string">
            <text:p>Основные вопросы метафизики</text:p>
          </table:table-cell>
        </table:table-row>
        <table:table-row table:style-name="ro1">
          <table:table-cell table:formula="of:=RAND()" office:value-type="float" office:value="0.161966857533522" calcext:value-type="float">
            <text:p>0.1619668575</text:p>
          </table:table-cell>
          <table:table-cell office:value-type="string" calcext:value-type="string">
            <text:p>2013-03-08 16:37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pwrfmaromoq/etape-in-dezvoltarea-personala.html</text:p>
          </table:table-cell>
          <table:table-cell office:value-type="string" calcext:value-type="string">
            <text:p>feedly:tag:blogger.com,1999:blog-4453621283980099982.post-1816464007589476308</text:p>
          </table:table-cell>
          <table:table-cell table:formula="of:=HYPERLINK(CONCATENATE(&quot;http://localhost:3000/search?q=media_id:&quot;;[.E211];&quot; AND publish_date:[&quot;; LEFT( [.B211];10);&quot;T00:00:00Z TO &quot;;LEFT([.B2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PwrFMaRomoQ/etape-in-dezvoltarea-personala.html</text:p>
          </table:table-cell>
          <table:table-cell office:value-type="string" calcext:value-type="string">
            <text:p>Etape in dezvoltarea personala</text:p>
          </table:table-cell>
        </table:table-row>
        <table:table-row table:style-name="ro1">
          <table:table-cell table:formula="of:=RAND()" office:value-type="float" office:value="0.995637302716766" calcext:value-type="float">
            <text:p>0.9956373027</text:p>
          </table:table-cell>
          <table:table-cell office:value-type="string" calcext:value-type="string">
            <text:p>2015-02-14 03:13:12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2888.html</text:p>
          </table:table-cell>
          <table:table-cell office:value-type="string" calcext:value-type="string">
            <text:p>feedly:urn:lj:livejournal.com:atom1:olgazhuravliova:2832888</text:p>
          </table:table-cell>
          <table:table-cell table:formula="of:=HYPERLINK(CONCATENATE(&quot;http://localhost:3000/search?q=media_id:&quot;;[.E212];&quot; AND publish_date:[&quot;; LEFT( [.B212];10);&quot;T00:00:00Z TO &quot;;LEFT([.B2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2888.html</text:p>
          </table:table-cell>
          <table:table-cell office:value-type="string" calcext:value-type="string">
            <text:p>Женская любовь…</text:p>
          </table:table-cell>
        </table:table-row>
        <table:table-row table:style-name="ro1">
          <table:table-cell table:formula="of:=RAND()" office:value-type="float" office:value="0.767007303666905" calcext:value-type="float">
            <text:p>0.7670073037</text:p>
          </table:table-cell>
          <table:table-cell office:value-type="string" calcext:value-type="string">
            <text:p>2016-01-03 12:19:49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pet-business-viaje-a-sao-paulo-com-seu-pet/</text:p>
          </table:table-cell>
          <table:table-cell office:value-type="string" calcext:value-type="string">
            <text:p>feedly:http://www.dogurbano.com.br/pet-business-viaje-a-sao-paulo-com-seu-pet/</text:p>
          </table:table-cell>
          <table:table-cell table:formula="of:=HYPERLINK(CONCATENATE(&quot;http://localhost:3000/search?q=media_id:&quot;;[.E213];&quot; AND publish_date:[&quot;; LEFT( [.B213];10);&quot;T00:00:00Z TO &quot;;LEFT([.B2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pet-business-viaje-a-sao-paulo-com-seu-pet/</text:p>
          </table:table-cell>
          <table:table-cell office:value-type="string" calcext:value-type="string">
            <text:p>Pet Business: Viaje a São Paulo com seu pet</text:p>
          </table:table-cell>
        </table:table-row>
        <table:table-row table:style-name="ro1">
          <table:table-cell table:formula="of:=RAND()" office:value-type="float" office:value="0.31238893618021" calcext:value-type="float">
            <text:p>0.3123889362</text:p>
          </table:table-cell>
          <table:table-cell office:value-type="string" calcext:value-type="string">
            <text:p>2016-03-21 06:28:20</text:p>
          </table:table-cell>
          <table:table-cell office:value-type="float" office:value="364242" calcext:value-type="float">
            <text:p>364242</text:p>
          </table:table-cell>
          <table:table-cell office:value-type="float" office:value="0" calcext:value-type="float">
            <text:p>0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2016-03-23 13:17:23</text:p>
          </table:table-cell>
          <table:table-cell office:value-type="string" calcext:value-type="string">
            <text:p>http://nosi.cv/index.php/pt/rss-destaques/883-nosi-garante-resultados-das-legislativas-em-menos-de-duas-horas</text:p>
          </table:table-cell>
          <table:table-cell office:value-type="string" calcext:value-type="string">
            <text:p>feedly:http://www.nosi.cv/index.php/pt/rss-destaques/883-nosi-garante-resultados-das-legislativas-em-menos-de-duas-horas</text:p>
          </table:table-cell>
          <table:table-cell table:formula="of:=HYPERLINK(CONCATENATE(&quot;http://localhost:3000/search?q=media_id:&quot;;[.E214];&quot; AND publish_date:[&quot;; LEFT( [.B214];10);&quot;T00:00:00Z TO &quot;;LEFT([.B2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si.cv/index.php/pt/rss-destaques/883-nosi-garante-resultados-das-legislativas-em-menos-de-duas-horas</text:p>
          </table:table-cell>
          <table:table-cell office:value-type="string" calcext:value-type="string">
            <text:p>NOSI garante resultados das legislativas em menos de duas horas</text:p>
          </table:table-cell>
        </table:table-row>
        <table:table-row table:style-name="ro1">
          <table:table-cell table:formula="of:=RAND()" office:value-type="float" office:value="0.407394455201546" calcext:value-type="float">
            <text:p>0.4073944552</text:p>
          </table:table-cell>
          <table:table-cell office:value-type="string" calcext:value-type="string">
            <text:p>2016-03-23 09:24:15</text:p>
          </table:table-cell>
          <table:table-cell office:value-type="float" office:value="119559" calcext:value-type="float">
            <text:p>119559</text:p>
          </table:table-cell>
          <table:table-cell office:value-type="float" office:value="1" calcext:value-type="float">
            <text:p>1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8e9hkrhsmg8/0,2817,2501081,00.asp</text:p>
          </table:table-cell>
          <table:table-cell office:value-type="string" calcext:value-type="string">
            <text:p>feedly:http://feedproxy.google.com/~r/ziffdavis/pcmag/breakingnews/~3/8E9HKrhsMg8/0,2817,2501081,00.asp</text:p>
          </table:table-cell>
          <table:table-cell table:formula="of:=HYPERLINK(CONCATENATE(&quot;http://localhost:3000/search?q=media_id:&quot;;[.E215];&quot; AND publish_date:[&quot;; LEFT( [.B215];10);&quot;T00:00:00Z TO &quot;;LEFT([.B2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8E9HKrhsMg8/0,2817,2501081,00.asp</text:p>
          </table:table-cell>
          <table:table-cell office:value-type="string" calcext:value-type="string">
            <text:p>9.7-Inch iPad Pro vs. Surface Pro 4: What's Best for Business?</text:p>
          </table:table-cell>
        </table:table-row>
        <table:table-row table:style-name="ro1">
          <table:table-cell table:formula="of:=RAND()" office:value-type="float" office:value="0.623667145184439" calcext:value-type="float">
            <text:p>0.6236671452</text:p>
          </table:table-cell>
          <table:table-cell office:value-type="string" calcext:value-type="string">
            <text:p>2016-03-22 10:18:27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3/argentina-is-mobilized/</text:p>
          </table:table-cell>
          <table:table-cell office:value-type="string" calcext:value-type="string">
            <text:p>feedly:https://blog.witness.org/?p=24498</text:p>
          </table:table-cell>
          <table:table-cell table:formula="of:=HYPERLINK(CONCATENATE(&quot;http://localhost:3000/search?q=media_id:&quot;;[.E216];&quot; AND publish_date:[&quot;; LEFT( [.B216];10);&quot;T00:00:00Z TO &quot;;LEFT([.B2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3/argentina-is-mobilized/</text:p>
          </table:table-cell>
          <table:table-cell office:value-type="string" calcext:value-type="string">
            <text:p>Argentina Mobilizes for the Right to Document Protests</text:p>
          </table:table-cell>
        </table:table-row>
        <table:table-row table:style-name="ro1">
          <table:table-cell table:formula="of:=RAND()" office:value-type="float" office:value="0.0173967005616628" calcext:value-type="float">
            <text:p>0.0173967006</text:p>
          </table:table-cell>
          <table:table-cell office:value-type="string" calcext:value-type="string">
            <text:p>2016-02-17 11:36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futsalworldcup/news/y=2016/m=2/news=quartet-book-tickets-to-colombia-2765663.html</text:p>
          </table:table-cell>
          <table:table-cell office:value-type="string" calcext:value-type="string">
            <text:p>feedly:http://www.fifa.com/futsalworldcup/news/y=2016/m=2/news=quartet-book-tickets-to-colombia-2765663.html</text:p>
          </table:table-cell>
          <table:table-cell table:formula="of:=HYPERLINK(CONCATENATE(&quot;http://localhost:3000/search?q=media_id:&quot;;[.E217];&quot; AND publish_date:[&quot;; LEFT( [.B217];10);&quot;T00:00:00Z TO &quot;;LEFT([.B2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futsalworldcup/news/y=2016/m=2/news=quartet-book-tickets-to-colombia-2765663.html</text:p>
          </table:table-cell>
          <table:table-cell office:value-type="string" calcext:value-type="string">
            <text:p>Quartet book tickets to Colombia</text:p>
          </table:table-cell>
        </table:table-row>
        <table:table-row table:style-name="ro1">
          <table:table-cell table:formula="of:=RAND()" office:value-type="float" office:value="0.60872441247379" calcext:value-type="float">
            <text:p>0.6087244125</text:p>
          </table:table-cell>
          <table:table-cell office:value-type="string" calcext:value-type="string">
            <text:p>2016-03-18 15:54:12</text:p>
          </table:table-cell>
          <table:table-cell office:value-type="float" office:value="39642" calcext:value-type="float">
            <text:p>39642</text:p>
          </table:table-cell>
          <table:table-cell office:value-type="float" office:value="1" calcext:value-type="float">
            <text:p>1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now-captured-abdeslam-traveled-europe-before-paris-attacks/article_c5321b8c-0e0a-5bf7-9a9c-8f074a2c2f92.html</text:p>
          </table:table-cell>
          <table:table-cell office:value-type="string" calcext:value-type="string">
            <text:p>feedly:http://globegazette.com/tncms/asset/editorial/c5321b8c-0e0a-5bf7-9a9c-8f074a2c2f92</text:p>
          </table:table-cell>
          <table:table-cell table:formula="of:=HYPERLINK(CONCATENATE(&quot;http://localhost:3000/search?q=media_id:&quot;;[.E218];&quot; AND publish_date:[&quot;; LEFT( [.B218];10);&quot;T00:00:00Z TO &quot;;LEFT([.B2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now-captured-abdeslam-traveled-europe-before-paris-attacks/article_c5321b8c-0e0a-5bf7-9a9c-8f074a2c2f92.html</text:p>
          </table:table-cell>
          <table:table-cell office:value-type="string" calcext:value-type="string">
            <text:p>Now captured, Abdeslam traveled Europe before Paris attacks</text:p>
          </table:table-cell>
        </table:table-row>
        <table:table-row table:style-name="ro1">
          <table:table-cell table:formula="of:=RAND()" office:value-type="float" office:value="0.281333590951752" calcext:value-type="float">
            <text:p>0.281333591</text:p>
          </table:table-cell>
          <table:table-cell office:value-type="string" calcext:value-type="string">
            <text:p>2014-11-14 12:32:57</text:p>
          </table:table-cell>
          <table:table-cell office:value-type="float" office:value="347845" calcext:value-type="float">
            <text:p>347845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2016-03-23 12:58:07</text:p>
          </table:table-cell>
          <table:table-cell office:value-type="string" calcext:value-type="string">
            <text:p>http://rightontheright.com/be-on-top-be-a-cop/</text:p>
          </table:table-cell>
          <table:table-cell office:value-type="string" calcext:value-type="string">
            <text:p>feedly:http://www.rightontheright.com/?p=7</text:p>
          </table:table-cell>
          <table:table-cell table:formula="of:=HYPERLINK(CONCATENATE(&quot;http://localhost:3000/search?q=media_id:&quot;;[.E219];&quot; AND publish_date:[&quot;; LEFT( [.B219];10);&quot;T00:00:00Z TO &quot;;LEFT([.B2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ightontheright.com/be-on-top-be-a-cop/</text:p>
          </table:table-cell>
          <table:table-cell office:value-type="string" calcext:value-type="string">
            <text:p>Be on Top, Be a Cop</text:p>
          </table:table-cell>
        </table:table-row>
        <table:table-row table:style-name="ro1">
          <table:table-cell table:formula="of:=RAND()" office:value-type="float" office:value="0.660617337216994" calcext:value-type="float">
            <text:p>0.6606173372</text:p>
          </table:table-cell>
          <table:table-cell office:value-type="string" calcext:value-type="string">
            <text:p>2012-06-06 06:59:56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9829.html</text:p>
          </table:table-cell>
          <table:table-cell office:value-type="string" calcext:value-type="string">
            <text:p>feedly:urn:lj:livejournal.com:atom1:fil_defense:259829</text:p>
          </table:table-cell>
          <table:table-cell table:formula="of:=HYPERLINK(CONCATENATE(&quot;http://localhost:3000/search?q=media_id:&quot;;[.E220];&quot; AND publish_date:[&quot;; LEFT( [.B220];10);&quot;T00:00:00Z TO &quot;;LEFT([.B2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9829.html</text:p>
          </table:table-cell>
          <table:table-cell office:value-type="string" calcext:value-type="string">
            <text:p>Больше трех не собираться</text:p>
          </table:table-cell>
        </table:table-row>
        <table:table-row table:style-name="ro1">
          <table:table-cell table:formula="of:=RAND()" office:value-type="float" office:value="0.607741337541797" calcext:value-type="float">
            <text:p>0.6077413375</text:p>
          </table:table-cell>
          <table:table-cell office:value-type="string" calcext:value-type="string">
            <text:p>2016-02-25 02:35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futsalworldcup/news/y=2016/m=2/news=shocks-galore-as-iranians-reclaim-asian-crown-2766953.html</text:p>
          </table:table-cell>
          <table:table-cell office:value-type="string" calcext:value-type="string">
            <text:p>feedly:http://www.fifa.com/futsalworldcup/news/y=2016/m=2/news=shocks-galore-as-iranians-reclaim-asian-crown-2766953.html</text:p>
          </table:table-cell>
          <table:table-cell table:formula="of:=HYPERLINK(CONCATENATE(&quot;http://localhost:3000/search?q=media_id:&quot;;[.E221];&quot; AND publish_date:[&quot;; LEFT( [.B221];10);&quot;T00:00:00Z TO &quot;;LEFT([.B2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futsalworldcup/news/y=2016/m=2/news=shocks-galore-as-iranians-reclaim-asian-crown-2766953.html</text:p>
          </table:table-cell>
          <table:table-cell office:value-type="string" calcext:value-type="string">
            <text:p>Shocks galore as Iran reclaim Asian crown</text:p>
          </table:table-cell>
        </table:table-row>
        <table:table-row table:style-name="ro1">
          <table:table-cell table:formula="of:=RAND()" office:value-type="float" office:value="0.508115437649959" calcext:value-type="float">
            <text:p>0.5081154376</text:p>
          </table:table-cell>
          <table:table-cell office:value-type="string" calcext:value-type="string">
            <text:p>2016-03-09 17:45:18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309-jeffers-unwieldy-ballots-producing-fluky--make-that-scary--election-outcomes.ece</text:p>
          </table:table-cell>
          <table:table-cell office:value-type="string" calcext:value-type="string">
            <text:p>feedly:http://www.dallasnews.com/news/columnists/gromer-jeffers-jr/20160309-jeffers-unwieldy-ballots-producing-fluky--make-that-scary--election-outcomes.ece</text:p>
          </table:table-cell>
          <table:table-cell table:formula="of:=HYPERLINK(CONCATENATE(&quot;http://localhost:3000/search?q=media_id:&quot;;[.E222];&quot; AND publish_date:[&quot;; LEFT( [.B222];10);&quot;T00:00:00Z TO &quot;;LEFT([.B2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309-jeffers-unwieldy-ballots-producing-fluky--make-that-scary--election-outcomes.ece</text:p>
          </table:table-cell>
          <table:table-cell office:value-type="string" calcext:value-type="string">
            <text:p>Jeffers: Unwieldy ballots producing fluky — make that scary — election outcomes</text:p>
          </table:table-cell>
        </table:table-row>
        <table:table-row table:style-name="ro1">
          <table:table-cell table:formula="of:=RAND()" office:value-type="float" office:value="0.146540393160656" calcext:value-type="float">
            <text:p>0.1465403932</text:p>
          </table:table-cell>
          <table:table-cell office:value-type="string" calcext:value-type="string">
            <text:p>2012-08-13 21:56:18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2-08-13/magnificence-magnified</text:p>
          </table:table-cell>
          <table:table-cell office:value-type="string" calcext:value-type="string">
            <text:p>feedly:46754 at http://www.guardian.co.tt</text:p>
          </table:table-cell>
          <table:table-cell table:formula="of:=HYPERLINK(CONCATENATE(&quot;http://localhost:3000/search?q=media_id:&quot;;[.E223];&quot; AND publish_date:[&quot;; LEFT( [.B223];10);&quot;T00:00:00Z TO &quot;;LEFT([.B2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2-08-13/magnificence-magnified</text:p>
          </table:table-cell>
          <table:table-cell office:value-type="string" calcext:value-type="string">
            <text:p>Magnificence magnified</text:p>
          </table:table-cell>
        </table:table-row>
        <table:table-row table:style-name="ro1">
          <table:table-cell table:formula="of:=RAND()" office:value-type="float" office:value="0.677076033655939" calcext:value-type="float">
            <text:p>0.6770760337</text:p>
          </table:table-cell>
          <table:table-cell office:value-type="string" calcext:value-type="string">
            <text:p>2014-03-14 00:03:46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80300.html</text:p>
          </table:table-cell>
          <table:table-cell office:value-type="string" calcext:value-type="string">
            <text:p>feedly:urn:lj:livejournal.com:atom1:alex_spd:80300</text:p>
          </table:table-cell>
          <table:table-cell table:formula="of:=HYPERLINK(CONCATENATE(&quot;http://localhost:3000/search?q=media_id:&quot;;[.E224];&quot; AND publish_date:[&quot;; LEFT( [.B224];10);&quot;T00:00:00Z TO &quot;;LEFT([.B2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80300.html</text:p>
          </table:table-cell>
          <table:table-cell office:value-type="string" calcext:value-type="string">
            <text:p>Цензура</text:p>
          </table:table-cell>
        </table:table-row>
        <table:table-row table:style-name="ro1">
          <table:table-cell table:formula="of:=RAND()" office:value-type="float" office:value="0.517842352635186" calcext:value-type="float">
            <text:p>0.5178423526</text:p>
          </table:table-cell>
          <table:table-cell office:value-type="string" calcext:value-type="string">
            <text:p>2016-03-23 10:02:08</text:p>
          </table:table-cell>
          <table:table-cell office:value-type="float" office:value="171570" calcext:value-type="float">
            <text:p>171570</text:p>
          </table:table-cell>
          <table:table-cell office:value-type="float" office:value="1" calcext:value-type="float">
            <text:p>1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racing/indycar/story/_/id/15049206/series-good-place-coming-success-st-pete</text:p>
          </table:table-cell>
          <table:table-cell office:value-type="string" calcext:value-type="string">
            <text:p>feedly:15049206</text:p>
          </table:table-cell>
          <table:table-cell table:formula="of:=HYPERLINK(CONCATENATE(&quot;http://localhost:3000/search?q=media_id:&quot;;[.E225];&quot; AND publish_date:[&quot;; LEFT( [.B225];10);&quot;T00:00:00Z TO &quot;;LEFT([.B2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racing/indycar/story/_/id/15049206/series-good-place-coming-success-st-pete</text:p>
          </table:table-cell>
          <table:table-cell office:value-type="string" calcext:value-type="string">
            <text:p>Oreovicz: Positives abound after St. Pete opener</text:p>
          </table:table-cell>
        </table:table-row>
        <table:table-row table:style-name="ro1">
          <table:table-cell table:formula="of:=RAND()" office:value-type="float" office:value="0.412468146385565" calcext:value-type="float">
            <text:p>0.4124681464</text:p>
          </table:table-cell>
          <table:table-cell office:value-type="string" calcext:value-type="string">
            <text:p>2016-03-02 16:32:13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302-for-north-texas-legislators-incumbency-has-its-benefits.ece</text:p>
          </table:table-cell>
          <table:table-cell office:value-type="string" calcext:value-type="string">
            <text:p>feedly:http://www.dallasnews.com/news/columnists/gromer-jeffers-jr/20160302-for-north-texas-legislators-incumbency-has-its-benefits.ece</text:p>
          </table:table-cell>
          <table:table-cell table:formula="of:=HYPERLINK(CONCATENATE(&quot;http://localhost:3000/search?q=media_id:&quot;;[.E226];&quot; AND publish_date:[&quot;; LEFT( [.B226];10);&quot;T00:00:00Z TO &quot;;LEFT([.B2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302-for-north-texas-legislators-incumbency-has-its-benefits.ece</text:p>
          </table:table-cell>
          <table:table-cell office:value-type="string" calcext:value-type="string">
            <text:p>For North Texas legislators, incumbency has its benefits</text:p>
          </table:table-cell>
        </table:table-row>
        <table:table-row table:style-name="ro1">
          <table:table-cell table:formula="of:=RAND()" office:value-type="float" office:value="0.577447093448772" calcext:value-type="float">
            <text:p>0.5774470934</text:p>
          </table:table-cell>
          <table:table-cell office:value-type="string" calcext:value-type="string">
            <text:p>2013-11-08 16:48:30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large-runner-up-pioneer-natural-resources-feels-right-at-home-in-the-top-three.ece</text:p>
          </table:table-cell>
          <table:table-cell office:value-type="string" calcext:value-type="string">
            <text:p>feedly:http://www.dallasnews.com/business/top-100/headlines/20131108-large-runner-up-pioneer-natural-resources-feels-right-at-home-in-the-top-three.ece</text:p>
          </table:table-cell>
          <table:table-cell table:formula="of:=HYPERLINK(CONCATENATE(&quot;http://localhost:3000/search?q=media_id:&quot;;[.E227];&quot; AND publish_date:[&quot;; LEFT( [.B227];10);&quot;T00:00:00Z TO &quot;;LEFT([.B2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large-runner-up-pioneer-natural-resources-feels-right-at-home-in-the-top-three.ece</text:p>
          </table:table-cell>
          <table:table-cell office:value-type="string" calcext:value-type="string">
            <text:p>Large runner-up: Pioneer Natural Resources feels right at home in the top three</text:p>
          </table:table-cell>
        </table:table-row>
        <table:table-row table:style-name="ro1">
          <table:table-cell table:formula="of:=RAND()" office:value-type="float" office:value="0.5872831599596" calcext:value-type="float">
            <text:p>0.58728316</text:p>
          </table:table-cell>
          <table:table-cell office:value-type="string" calcext:value-type="string">
            <text:p>2016-03-20 00:50:13</text:p>
          </table:table-cell>
          <table:table-cell office:value-type="float" office:value="359337" calcext:value-type="float">
            <text:p>359337</text:p>
          </table:table-cell>
          <table:table-cell office:value-type="float" office:value="1" calcext:value-type="float">
            <text:p>1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90104.html</text:p>
          </table:table-cell>
          <table:table-cell office:value-type="string" calcext:value-type="string">
            <text:p>feedly:urn:lj:livejournal.com:atom1:ma79:2090104</text:p>
          </table:table-cell>
          <table:table-cell table:formula="of:=HYPERLINK(CONCATENATE(&quot;http://localhost:3000/search?q=media_id:&quot;;[.E228];&quot; AND publish_date:[&quot;; LEFT( [.B228];10);&quot;T00:00:00Z TO &quot;;LEFT([.B2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90104.html</text:p>
          </table:table-cell>
          <table:table-cell office:value-type="string" calcext:value-type="string">
            <text:p>впереди одни неприятности</text:p>
          </table:table-cell>
        </table:table-row>
        <table:table-row table:style-name="ro2">
          <table:table-cell table:formula="of:=RAND()" office:value-type="float" office:value="0.517249698978852" calcext:value-type="float">
            <text:p>0.517249699</text:p>
          </table:table-cell>
          <table:table-cell office:value-type="string" calcext:value-type="string">
            <text:p>2016-03-16 08:22:01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android-n-is-apparently-known-internally-as-new-york-cheesecake-690375</text:p>
          </table:table-cell>
          <table:table-cell office:value-type="string" calcext:value-type="string">
            <text:p>feedly:technology/new-launches-android-n-is-apparently-known-internally-as-new-york-cheesecake-690375</text:p>
          </table:table-cell>
          <table:table-cell table:formula="of:=HYPERLINK(CONCATENATE(&quot;http://localhost:3000/search?q=media_id:&quot;;[.E229];&quot; AND publish_date:[&quot;; LEFT( [.B229];10);&quot;T00:00:00Z TO &quot;;LEFT([.B2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android-n-is-apparently-known-internally-as-new-york-cheesecake-690375</text:p>
          </table:table-cell>
          <table:table-cell office:value-type="string" calcext:value-type="string">
            <text:p>'एंड्रॉयड एन' के लिए यूजर्स से मांगा नाम का सुझाव</text:p>
          </table:table-cell>
        </table:table-row>
        <table:table-row table:style-name="ro1">
          <table:table-cell table:formula="of:=RAND()" office:value-type="float" office:value="0.173958371764428" calcext:value-type="float">
            <text:p>0.1739583718</text:p>
          </table:table-cell>
          <table:table-cell office:value-type="string" calcext:value-type="string">
            <text:p>2015-10-29 06:23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1" calcext:value-type="float">
            <text:p>1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3a9c7d15/sc/3/l/0l0sdigitalspy0o0csoaps0cs150chome0eand0eaway0cnews0ca6761780chome0eand0eaway0ewatch0ejosh0ebarretts0eloved0eones0eprepare0eto0eturn0eoff0ehis0elife0esupport0bhtml0drss/story01.htm</text:p>
          </table:table-cell>
          <table:table-cell office:value-type="string" calcext:value-type="string">
            <text:p>feedly:http://www.digitalspy.co.uk/soaps/s15/home-and-away/news/a676178/home-and-away-watch-josh-barretts-loved-ones-prepare-to-turn-off-his-life-support.html</text:p>
          </table:table-cell>
          <table:table-cell table:formula="of:=HYPERLINK(CONCATENATE(&quot;http://localhost:3000/search?q=media_id:&quot;;[.E230];&quot; AND publish_date:[&quot;; LEFT( [.B230];10);&quot;T00:00:00Z TO &quot;;LEFT([.B2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3a9c7d15/sc/3/l/0L0Sdigitalspy0O0Csoaps0Cs150Chome0Eand0Eaway0Cnews0Ca6761780Chome0Eand0Eaway0Ewatch0Ejosh0Ebarretts0Eloved0Eones0Eprepare0Eto0Eturn0Eoff0Ehis0Elife0Esupport0Bhtml0Drss/story01.htm</text:p>
          </table:table-cell>
          <table:table-cell office:value-type="string" calcext:value-type="string">
            <text:p>Home and Away: Watch Josh Barrett's loved ones prepare to turn off his life support</text:p>
          </table:table-cell>
        </table:table-row>
        <table:table-row table:style-name="ro1">
          <table:table-cell table:formula="of:=RAND()" office:value-type="float" office:value="0.455396535957502" calcext:value-type="float">
            <text:p>0.455396536</text:p>
          </table:table-cell>
          <table:table-cell office:value-type="string" calcext:value-type="string">
            <text:p>2016-03-08 06:08:27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79569.html</text:p>
          </table:table-cell>
          <table:table-cell office:value-type="string" calcext:value-type="string">
            <text:p>feedly:urn:lj:livejournal.com:atom1:pasya:1479569</text:p>
          </table:table-cell>
          <table:table-cell table:formula="of:=HYPERLINK(CONCATENATE(&quot;http://localhost:3000/search?q=media_id:&quot;;[.E231];&quot; AND publish_date:[&quot;; LEFT( [.B231];10);&quot;T00:00:00Z TO &quot;;LEFT([.B2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79569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0517038868581201" calcext:value-type="float">
            <text:p>0.0517038869</text:p>
          </table:table-cell>
          <table:table-cell office:value-type="string" calcext:value-type="string">
            <text:p>2015-07-24 01:02:32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8-sou-pobre-mas-quero-fazer-dieta/</text:p>
          </table:table-cell>
          <table:table-cell office:value-type="string" calcext:value-type="string">
            <text:p>feedly:http://fisiculturismo.com.br/forum/topic/107918-sou-pobre-mas-quero-fazer-dieta/</text:p>
          </table:table-cell>
          <table:table-cell table:formula="of:=HYPERLINK(CONCATENATE(&quot;http://localhost:3000/search?q=media_id:&quot;;[.E232];&quot; AND publish_date:[&quot;; LEFT( [.B232];10);&quot;T00:00:00Z TO &quot;;LEFT([.B2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8-sou-pobre-mas-quero-fazer-dieta/</text:p>
          </table:table-cell>
          <table:table-cell office:value-type="string" calcext:value-type="string">
            <text:p>Sou pobre mas quero fazer dieta</text:p>
          </table:table-cell>
        </table:table-row>
        <table:table-row table:style-name="ro1">
          <table:table-cell table:formula="of:=RAND()" office:value-type="float" office:value="0.187805945058385" calcext:value-type="float">
            <text:p>0.1878059451</text:p>
          </table:table-cell>
          <table:table-cell office:value-type="string" calcext:value-type="string">
            <text:p>2016-03-23 13:48:20</text:p>
          </table:table-cell>
          <table:table-cell office:value-type="float" office:value="106036" calcext:value-type="float">
            <text:p>106036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3:50:21</text:p>
          </table:table-cell>
          <table:table-cell office:value-type="string" calcext:value-type="string">
            <text:p>http://foxsports.com/college-basketball/story/xavier-66-iupui-43-trevon-bluiett-12-points-remy-abell-11-points-120914</text:p>
          </table:table-cell>
          <table:table-cell office:value-type="string" calcext:value-type="string">
            <text:p>feedly:http://www.foxsports.com/college-basketball/story/xavier-66-iupui-43-trevon-bluiett-12-points-remy-abell-11-points-120914</text:p>
          </table:table-cell>
          <table:table-cell table:formula="of:=HYPERLINK(CONCATENATE(&quot;http://localhost:3000/search?q=media_id:&quot;;[.E233];&quot; AND publish_date:[&quot;; LEFT( [.B233];10);&quot;T00:00:00Z TO &quot;;LEFT([.B2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xavier-66-iupui-43-trevon-bluiett-12-points-remy-abell-11-points-120914</text:p>
          </table:table-cell>
          <table:table-cell office:value-type="string" calcext:value-type="string">
            <text:p>Xavier's dynamic duo leads Musketeers past IUPUI with ease</text:p>
          </table:table-cell>
        </table:table-row>
        <table:table-row table:style-name="ro1">
          <table:table-cell table:formula="of:=RAND()" office:value-type="float" office:value="0.833139888969936" calcext:value-type="float">
            <text:p>0.833139889</text:p>
          </table:table-cell>
          <table:table-cell office:value-type="string" calcext:value-type="string">
            <text:p>2014-03-20 08:42:24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81fd84/sc/17/l/0l0sboston0n0csports0csoccer0cblog0c20a140c0a30cwatch0iamazing0i550eyard0igoal0iby0iwayne0irooney0bhtml/story01.htm</text:p>
          </table:table-cell>
          <table:table-cell office:value-type="string" calcext:value-type="string">
            <text:p>feedly:http://www.boston.com/sports/soccer/blog/2014/03/watch_amazing_55-yard_goal_by_wayne_rooney.html</text:p>
          </table:table-cell>
          <table:table-cell table:formula="of:=HYPERLINK(CONCATENATE(&quot;http://localhost:3000/search?q=media_id:&quot;;[.E234];&quot; AND publish_date:[&quot;; LEFT( [.B234];10);&quot;T00:00:00Z TO &quot;;LEFT([.B2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81fd84/sc/17/l/0L0Sboston0N0Csports0Csoccer0Cblog0C20A140C0A30Cwatch0Iamazing0I550Eyard0Igoal0Iby0Iwayne0Irooney0Bhtml/story01.htm</text:p>
          </table:table-cell>
          <table:table-cell office:value-type="string" calcext:value-type="string">
            <text:p>WATCH: Amazing, 55-yard goal by Wayne Rooney</text:p>
          </table:table-cell>
        </table:table-row>
        <table:table-row table:style-name="ro1">
          <table:table-cell table:formula="of:=RAND()" office:value-type="float" office:value="0.59839415757123" calcext:value-type="float">
            <text:p>0.5983941576</text:p>
          </table:table-cell>
          <table:table-cell office:value-type="string" calcext:value-type="string">
            <text:p>2012-04-03 07:02:50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8704.html</text:p>
          </table:table-cell>
          <table:table-cell office:value-type="string" calcext:value-type="string">
            <text:p>feedly:urn:lj:livejournal.com:atom1:fil_defense:258704</text:p>
          </table:table-cell>
          <table:table-cell table:formula="of:=HYPERLINK(CONCATENATE(&quot;http://localhost:3000/search?q=media_id:&quot;;[.E235];&quot; AND publish_date:[&quot;; LEFT( [.B235];10);&quot;T00:00:00Z TO &quot;;LEFT([.B2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8704.html</text:p>
          </table:table-cell>
          <table:table-cell office:value-type="string" calcext:value-type="string">
            <text:p>Окончание истории с капитаном Петровым</text:p>
          </table:table-cell>
        </table:table-row>
        <table:table-row table:style-name="ro1">
          <table:table-cell table:formula="of:=RAND()" office:value-type="float" office:value="0.755743123006722" calcext:value-type="float">
            <text:p>0.755743123</text:p>
          </table:table-cell>
          <table:table-cell office:value-type="string" calcext:value-type="string">
            <text:p>2015-06-05 07:15:44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dutch-pm-bats-for-farmer-owned-joint-businesses</text:p>
          </table:table-cell>
          <table:table-cell office:value-type="string" calcext:value-type="string">
            <text:p>feedly:http://southasia.oneworld.net/news/dutch-pm-bats-for-farmer-owned-joint-businesses</text:p>
          </table:table-cell>
          <table:table-cell table:formula="of:=HYPERLINK(CONCATENATE(&quot;http://localhost:3000/search?q=media_id:&quot;;[.E236];&quot; AND publish_date:[&quot;; LEFT( [.B236];10);&quot;T00:00:00Z TO &quot;;LEFT([.B2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dutch-pm-bats-for-farmer-owned-joint-businesses</text:p>
          </table:table-cell>
          <table:table-cell office:value-type="string" calcext:value-type="string">
            <text:p>Dutch PM bats for farmer owned joint businesses</text:p>
          </table:table-cell>
        </table:table-row>
        <table:table-row table:style-name="ro1">
          <table:table-cell table:formula="of:=RAND()" office:value-type="float" office:value="0.972838691640504" calcext:value-type="float">
            <text:p>0.9728386916</text:p>
          </table:table-cell>
          <table:table-cell office:value-type="string" calcext:value-type="string">
            <text:p>2016-03-22 13:37:54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gr-live-meet-makers-salt-sanctuary-ps4/</text:p>
          </table:table-cell>
          <table:table-cell office:value-type="string" calcext:value-type="string">
            <text:p>feedly:http://www.gamesradar.com/gr-live-meet-makers-salt-sanctuary-ps4/</text:p>
          </table:table-cell>
          <table:table-cell table:formula="of:=HYPERLINK(CONCATENATE(&quot;http://localhost:3000/search?q=media_id:&quot;;[.E237];&quot; AND publish_date:[&quot;; LEFT( [.B237];10);&quot;T00:00:00Z TO &quot;;LEFT([.B2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gr-live-meet-makers-salt-sanctuary-ps4/</text:p>
          </table:table-cell>
          <table:table-cell office:value-type="string" calcext:value-type="string">
            <text:p>GR+ Live: Meet the makers of Salt &amp; Sanctuary for PS4</text:p>
          </table:table-cell>
        </table:table-row>
        <table:table-row table:style-name="ro1">
          <table:table-cell table:formula="of:=RAND()" office:value-type="float" office:value="0.855285115829375" calcext:value-type="float">
            <text:p>0.8552851158</text:p>
          </table:table-cell>
          <table:table-cell office:value-type="string" calcext:value-type="string">
            <text:p>2009-01-17 05:38:55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penny-herscher/the-rise-in-ceo-turnover_b_158736.html</text:p>
          </table:table-cell>
          <table:table-cell office:value-type="string" calcext:value-type="string">
            <text:p>feedly:http://www.huffingtonpost.com/penny-herscher/the-rise-in-ceo-turnover_b_158736.html</text:p>
          </table:table-cell>
          <table:table-cell table:formula="of:=HYPERLINK(CONCATENATE(&quot;http://localhost:3000/search?q=media_id:&quot;;[.E238];&quot; AND publish_date:[&quot;; LEFT( [.B238];10);&quot;T00:00:00Z TO &quot;;LEFT([.B2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penny-herscher/the-rise-in-ceo-turnover_b_158736.html</text:p>
          </table:table-cell>
          <table:table-cell office:value-type="string" calcext:value-type="string">
            <text:p>Penny Herscher: <text:s/>The Rise in CEO Turnover Is a Sign of the Times -- Both Good and Bad</text:p>
          </table:table-cell>
        </table:table-row>
        <table:table-row table:style-name="ro1">
          <table:table-cell table:formula="of:=RAND()" office:value-type="float" office:value="0.621967388704234" calcext:value-type="float">
            <text:p>0.6219673887</text:p>
          </table:table-cell>
          <table:table-cell office:value-type="string" calcext:value-type="string">
            <text:p>2015-11-22 18:37:43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2-monday-s-tvradio-listings-nov.-23.ece</text:p>
          </table:table-cell>
          <table:table-cell office:value-type="string" calcext:value-type="string">
            <text:p>feedly:http://www.dallasnews.com/sports/more-sports/tv-radio-listings/20151122-monday-s-tvradio-listings-nov.-23.ece</text:p>
          </table:table-cell>
          <table:table-cell table:formula="of:=HYPERLINK(CONCATENATE(&quot;http://localhost:3000/search?q=media_id:&quot;;[.E239];&quot; AND publish_date:[&quot;; LEFT( [.B239];10);&quot;T00:00:00Z TO &quot;;LEFT([.B2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2-monday-s-tvradio-listings-nov.-23.ece</text:p>
          </table:table-cell>
          <table:table-cell office:value-type="string" calcext:value-type="string">
            <text:p>Monday's TV/Radio listings (Nov. 23)</text:p>
          </table:table-cell>
        </table:table-row>
        <table:table-row table:style-name="ro1">
          <table:table-cell table:formula="of:=RAND()" office:value-type="float" office:value="0.533148603088242" calcext:value-type="float">
            <text:p>0.5331486031</text:p>
          </table:table-cell>
          <table:table-cell office:value-type="string" calcext:value-type="string">
            <text:p>2014-08-22 11:38:29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f07810f6-293f-11e4-8b81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f07810f6-293f-11e4-8b81-00144feabdc0.html?ftcamp=published_links%2Frss%2Fcomment_columnists_christopher-caldwell%2Ffeed%2F%2Fproduct</text:p>
          </table:table-cell>
          <table:table-cell table:formula="of:=HYPERLINK(CONCATENATE(&quot;http://localhost:3000/search?q=media_id:&quot;;[.E240];&quot; AND publish_date:[&quot;; LEFT( [.B240];10);&quot;T00:00:00Z TO &quot;;LEFT([.B2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f07810f6-293f-11e4-8b81-00144feabdc0.html?ftcamp=published_links%2Frss%2Fcomment_columnists_christopher-caldwell%2Ffeed%2F%2Fproduct</text:p>
          </table:table-cell>
          <table:table-cell office:value-type="string" calcext:value-type="string">
            <text:p>Plouffe to retell Uber’s tale of red tape</text:p>
          </table:table-cell>
        </table:table-row>
        <table:table-row table:style-name="ro1">
          <table:table-cell table:formula="of:=RAND()" office:value-type="float" office:value="0.246526796472262" calcext:value-type="float">
            <text:p>0.2465267965</text:p>
          </table:table-cell>
          <table:table-cell office:value-type="string" calcext:value-type="string">
            <text:p>2014-05-26 13:56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-skid_t9nme/locuri-de-vizitat-comuna-moeciu-brasov.html</text:p>
          </table:table-cell>
          <table:table-cell office:value-type="string" calcext:value-type="string">
            <text:p>feedly:tag:blogger.com,1999:blog-4453621283980099982.post-4163134896009133899</text:p>
          </table:table-cell>
          <table:table-cell table:formula="of:=HYPERLINK(CONCATENATE(&quot;http://localhost:3000/search?q=media_id:&quot;;[.E241];&quot; AND publish_date:[&quot;; LEFT( [.B241];10);&quot;T00:00:00Z TO &quot;;LEFT([.B2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-SkiD_T9NME/locuri-de-vizitat-comuna-moeciu-brasov.html</text:p>
          </table:table-cell>
          <table:table-cell office:value-type="string" calcext:value-type="string">
            <text:p>Locuri de vizitat: Comuna Moeciu, Brasov, Romania</text:p>
          </table:table-cell>
        </table:table-row>
        <table:table-row table:style-name="ro1">
          <table:table-cell table:formula="of:=RAND()" office:value-type="float" office:value="0.134674801393412" calcext:value-type="float">
            <text:p>0.1346748014</text:p>
          </table:table-cell>
          <table:table-cell office:value-type="string" calcext:value-type="string">
            <text:p>2015-04-30 05:11:03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5146.html</text:p>
          </table:table-cell>
          <table:table-cell office:value-type="string" calcext:value-type="string">
            <text:p>feedly:urn:lj:livejournal.com:atom1:lavababe:215146</text:p>
          </table:table-cell>
          <table:table-cell table:formula="of:=HYPERLINK(CONCATENATE(&quot;http://localhost:3000/search?q=media_id:&quot;;[.E242];&quot; AND publish_date:[&quot;; LEFT( [.B242];10);&quot;T00:00:00Z TO &quot;;LEFT([.B2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5146.html</text:p>
          </table:table-cell>
          <table:table-cell office:value-type="string" calcext:value-type="string">
            <text:p>Праздничное гадание «Майский шест».</text:p>
          </table:table-cell>
        </table:table-row>
        <table:table-row table:style-name="ro1">
          <table:table-cell table:formula="of:=RAND()" office:value-type="float" office:value="0.687551359348222" calcext:value-type="float">
            <text:p>0.6875513593</text:p>
          </table:table-cell>
          <table:table-cell office:value-type="string" calcext:value-type="string">
            <text:p>2015-09-10 00:15:02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dallas-cowboys-roster-ranking-numbers-20-1.html/</text:p>
          </table:table-cell>
          <table:table-cell office:value-type="string" calcext:value-type="string">
            <text:p>feedly:http://cowboysblog.dallasnewsblogs.com/?p=84765</text:p>
          </table:table-cell>
          <table:table-cell table:formula="of:=HYPERLINK(CONCATENATE(&quot;http://localhost:3000/search?q=media_id:&quot;;[.E243];&quot; AND publish_date:[&quot;; LEFT( [.B243];10);&quot;T00:00:00Z TO &quot;;LEFT([.B2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dallas-cowboys-roster-ranking-numbers-20-1.html/</text:p>
          </table:table-cell>
          <table:table-cell office:value-type="string" calcext:value-type="string">
            <text:p>Dallas Cowboys roster ranking, numbers 20-1</text:p>
          </table:table-cell>
        </table:table-row>
        <table:table-row table:style-name="ro1">
          <table:table-cell table:formula="of:=RAND()" office:value-type="float" office:value="0.80125850521944" calcext:value-type="float">
            <text:p>0.8012585052</text:p>
          </table:table-cell>
          <table:table-cell office:value-type="string" calcext:value-type="string">
            <text:p>2016-03-11 10:36:03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3/curating-online-videos-monitor-human-rights-western-sahara/</text:p>
          </table:table-cell>
          <table:table-cell office:value-type="string" calcext:value-type="string">
            <text:p>feedly:https://lab.witness.org/?p=49922</text:p>
          </table:table-cell>
          <table:table-cell table:formula="of:=HYPERLINK(CONCATENATE(&quot;http://localhost:3000/search?q=media_id:&quot;;[.E244];&quot; AND publish_date:[&quot;; LEFT( [.B244];10);&quot;T00:00:00Z TO &quot;;LEFT([.B2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3/curating-online-videos-monitor-human-rights-western-sahara/</text:p>
          </table:table-cell>
          <table:table-cell office:value-type="string" calcext:value-type="string">
            <text:p>Curating Online Videos to Monitor Human Rights in Western Sahara</text:p>
          </table:table-cell>
        </table:table-row>
        <table:table-row table:style-name="ro1">
          <table:table-cell table:formula="of:=RAND()" office:value-type="float" office:value="0.0870810198927649" calcext:value-type="float">
            <text:p>0.0870810199</text:p>
          </table:table-cell>
          <table:table-cell office:value-type="string" calcext:value-type="string">
            <text:p>2016-03-23 10:55:22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qlo1ouvkugo/softball_sweeps_aquinas_colleg.html</text:p>
          </table:table-cell>
          <table:table-cell office:value-type="string" calcext:value-type="string">
            <text:p>feedly:tag:www.mlive.com,2016:/cardinals/index.ssf/4941.18251481</text:p>
          </table:table-cell>
          <table:table-cell table:formula="of:=HYPERLINK(CONCATENATE(&quot;http://localhost:3000/search?q=media_id:&quot;;[.E245];&quot; AND publish_date:[&quot;; LEFT( [.B245];10);&quot;T00:00:00Z TO &quot;;LEFT([.B2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qLO1ouVkuGo/softball_sweeps_aquinas_colleg.html</text:p>
          </table:table-cell>
          <table:table-cell office:value-type="string" calcext:value-type="string">
            <text:p>Softball sweeps Aquinas College in 2016 home opener</text:p>
          </table:table-cell>
        </table:table-row>
        <table:table-row table:style-name="ro1">
          <table:table-cell table:formula="of:=RAND()" office:value-type="float" office:value="0.246006605653298" calcext:value-type="float">
            <text:p>0.2460066057</text:p>
          </table:table-cell>
          <table:table-cell office:value-type="string" calcext:value-type="string">
            <text:p>2014-09-16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7/4353556/scientists-probe-secrets-of-dry.html</text:p>
          </table:table-cell>
          <table:table-cell office:value-type="string" calcext:value-type="string">
            <text:p>feedly:http://www.miamiherald.com/2014/09/17/4353556/scientists-probe-secrets-of-dry.html</text:p>
          </table:table-cell>
          <table:table-cell table:formula="of:=HYPERLINK(CONCATENATE(&quot;http://localhost:3000/search?q=media_id:&quot;;[.E246];&quot; AND publish_date:[&quot;; LEFT( [.B246];10);&quot;T00:00:00Z TO &quot;;LEFT([.B2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7/4353556/scientists-probe-secrets-of-dry.html</text:p>
          </table:table-cell>
          <table:table-cell office:value-type="string" calcext:value-type="string">
            <text:p>Scientists probe secrets of Dry Tortugas</text:p>
          </table:table-cell>
        </table:table-row>
        <table:table-row table:style-name="ro1">
          <table:table-cell table:formula="of:=RAND()" office:value-type="float" office:value="0.281495821172039" calcext:value-type="float">
            <text:p>0.2814958212</text:p>
          </table:table-cell>
          <table:table-cell office:value-type="string" calcext:value-type="string">
            <text:p>2014-06-24 09:23:41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8537.html</text:p>
          </table:table-cell>
          <table:table-cell office:value-type="string" calcext:value-type="string">
            <text:p>feedly:http://ame-lee.livejournal.com/1038537.html</text:p>
          </table:table-cell>
          <table:table-cell table:formula="of:=HYPERLINK(CONCATENATE(&quot;http://localhost:3000/search?q=media_id:&quot;;[.E247];&quot; AND publish_date:[&quot;; LEFT( [.B247];10);&quot;T00:00:00Z TO &quot;;LEFT([.B2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8537.html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table:formula="of:=RAND()" office:value-type="float" office:value="0.735747487058845" calcext:value-type="float">
            <text:p>0.7357474871</text:p>
          </table:table-cell>
          <table:table-cell office:value-type="string" calcext:value-type="string">
            <text:p>2013-06-19 21:25:49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3-06-19/glen-signs-contract-indian-premier-league-club</text:p>
          </table:table-cell>
          <table:table-cell office:value-type="string" calcext:value-type="string">
            <text:p>feedly:69416 at http://www.guardian.co.tt</text:p>
          </table:table-cell>
          <table:table-cell table:formula="of:=HYPERLINK(CONCATENATE(&quot;http://localhost:3000/search?q=media_id:&quot;;[.E248];&quot; AND publish_date:[&quot;; LEFT( [.B248];10);&quot;T00:00:00Z TO &quot;;LEFT([.B2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3-06-19/glen-signs-contract-indian-premier-league-club</text:p>
          </table:table-cell>
          <table:table-cell office:value-type="string" calcext:value-type="string">
            <text:p>Glen signs contract with Indian Premier League club</text:p>
          </table:table-cell>
        </table:table-row>
        <table:table-row table:style-name="ro1">
          <table:table-cell table:formula="of:=RAND()" office:value-type="float" office:value="0.583904545279337" calcext:value-type="float">
            <text:p>0.5839045453</text:p>
          </table:table-cell>
          <table:table-cell office:value-type="string" calcext:value-type="string">
            <text:p>2012-05-08 11:56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5/historia-da-umbanda-sua-organizacao-em.html</text:p>
          </table:table-cell>
          <table:table-cell office:value-type="string" calcext:value-type="string">
            <text:p>feedly:tag:blogger.com,1999:blog-8906733803857889605.post-1077403957544976662</text:p>
          </table:table-cell>
          <table:table-cell table:formula="of:=HYPERLINK(CONCATENATE(&quot;http://localhost:3000/search?q=media_id:&quot;;[.E249];&quot; AND publish_date:[&quot;; LEFT( [.B249];10);&quot;T00:00:00Z TO &quot;;LEFT([.B2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5/historia-da-umbanda-sua-organizacao-em.html</text:p>
          </table:table-cell>
          <table:table-cell office:value-type="string" calcext:value-type="string">
            <text:p>História da Umbanda sua organização em Blumenau</text:p>
          </table:table-cell>
        </table:table-row>
        <table:table-row table:style-name="ro1">
          <table:table-cell table:formula="of:=RAND()" office:value-type="float" office:value="0.238668008773015" calcext:value-type="float">
            <text:p>0.2386680088</text:p>
          </table:table-cell>
          <table:table-cell office:value-type="string" calcext:value-type="string">
            <text:p>2010-05-06 10:13:01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4890.html</text:p>
          </table:table-cell>
          <table:table-cell office:value-type="string" calcext:value-type="string">
            <text:p>feedly:urn:lj:livejournal.com:atom1:provokatorinfo:44890</text:p>
          </table:table-cell>
          <table:table-cell table:formula="of:=HYPERLINK(CONCATENATE(&quot;http://localhost:3000/search?q=media_id:&quot;;[.E250];&quot; AND publish_date:[&quot;; LEFT( [.B250];10);&quot;T00:00:00Z TO &quot;;LEFT([.B2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4890.html</text:p>
          </table:table-cell>
          <table:table-cell office:value-type="string" calcext:value-type="string">
            <text:p>Митрополит Владимир освятит храм во имя жертв блокады Ленинграда</text:p>
          </table:table-cell>
        </table:table-row>
        <table:table-row table:style-name="ro1">
          <table:table-cell table:formula="of:=RAND()" office:value-type="float" office:value="0.586150077196687" calcext:value-type="float">
            <text:p>0.5861500772</text:p>
          </table:table-cell>
          <table:table-cell office:value-type="string" calcext:value-type="string">
            <text:p>2015-01-29 16:07:05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129-renowned-dallas-brand-sfuzzi-gets-a-new-lease-on-life-on-cedar-springs-road.ece</text:p>
          </table:table-cell>
          <table:table-cell office:value-type="string" calcext:value-type="string">
            <text:p>feedly:http://www.dallasnews.com/lifestyles/arts/columnists/mr-dallas/20150129-renowned-dallas-brand-sfuzzi-gets-a-new-lease-on-life-on-cedar-springs-road.ece</text:p>
          </table:table-cell>
          <table:table-cell table:formula="of:=HYPERLINK(CONCATENATE(&quot;http://localhost:3000/search?q=media_id:&quot;;[.E251];&quot; AND publish_date:[&quot;; LEFT( [.B251];10);&quot;T00:00:00Z TO &quot;;LEFT([.B2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129-renowned-dallas-brand-sfuzzi-gets-a-new-lease-on-life-on-cedar-springs-road.ece</text:p>
          </table:table-cell>
          <table:table-cell office:value-type="string" calcext:value-type="string">
            <text:p>Renowned Dallas brand Sfuzzi gets a new lease on life on Cedar Springs Road</text:p>
          </table:table-cell>
        </table:table-row>
        <table:table-row table:style-name="ro1">
          <table:table-cell table:formula="of:=RAND()" office:value-type="float" office:value="0.278204796041544" calcext:value-type="float">
            <text:p>0.278204796</text:p>
          </table:table-cell>
          <table:table-cell office:value-type="string" calcext:value-type="string">
            <text:p>2014-03-10 23:26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9/303100051/1002/rss02</text:p>
          </table:table-cell>
          <table:table-cell office:value-type="string" calcext:value-type="string">
            <text:p>feedly:http://archive.delawareonline.com/article/20140310/SPORTS09/303100051/1002/RSS02</text:p>
          </table:table-cell>
          <table:table-cell table:formula="of:=HYPERLINK(CONCATENATE(&quot;http://localhost:3000/search?q=media_id:&quot;;[.E252];&quot; AND publish_date:[&quot;; LEFT( [.B252];10);&quot;T00:00:00Z TO &quot;;LEFT([.B2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9/303100051/1002/RSS02</text:p>
          </table:table-cell>
          <table:table-cell office:value-type="string" calcext:value-type="string">
            <text:p>Dover Downs entries March 11; results March 10</text:p>
          </table:table-cell>
        </table:table-row>
        <table:table-row table:style-name="ro1">
          <table:table-cell table:formula="of:=RAND()" office:value-type="float" office:value="0.371142116852705" calcext:value-type="float">
            <text:p>0.3711421169</text:p>
          </table:table-cell>
          <table:table-cell office:value-type="string" calcext:value-type="string">
            <text:p>2015-06-18 10:45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-you-can-use/press-release/indianised-solutions-key-to-fight-climate-change-minster</text:p>
          </table:table-cell>
          <table:table-cell office:value-type="string" calcext:value-type="string">
            <text:p>feedly:http://southasia.oneworld.net/news-you-can-use/press-release/indianised-solutions-key-to-fight-climate-change-minster</text:p>
          </table:table-cell>
          <table:table-cell table:formula="of:=HYPERLINK(CONCATENATE(&quot;http://localhost:3000/search?q=media_id:&quot;;[.E253];&quot; AND publish_date:[&quot;; LEFT( [.B253];10);&quot;T00:00:00Z TO &quot;;LEFT([.B2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-you-can-use/press-release/indianised-solutions-key-to-fight-climate-change-minster</text:p>
          </table:table-cell>
          <table:table-cell office:value-type="string" calcext:value-type="string">
            <text:p>Indianised solutions key to fight climate change: Minster</text:p>
          </table:table-cell>
        </table:table-row>
        <table:table-row table:style-name="ro1">
          <table:table-cell table:formula="of:=RAND()" office:value-type="float" office:value="0.257331752703213" calcext:value-type="float">
            <text:p>0.2573317527</text:p>
          </table:table-cell>
          <table:table-cell office:value-type="string" calcext:value-type="string">
            <text:p>2016-03-23 09:00:01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one-crore-concrete-houses-will-be-made-in-villages-of-poors-694956</text:p>
          </table:table-cell>
          <table:table-cell office:value-type="string" calcext:value-type="string">
            <text:p>feedly:national-one-crore-concrete-houses-will-be-made-in-villages-of-poors-694956</text:p>
          </table:table-cell>
          <table:table-cell table:formula="of:=HYPERLINK(CONCATENATE(&quot;http://localhost:3000/search?q=media_id:&quot;;[.E254];&quot; AND publish_date:[&quot;; LEFT( [.B254];10);&quot;T00:00:00Z TO &quot;;LEFT([.B2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one-crore-concrete-houses-will-be-made-in-villages-of-poors-694956</text:p>
          </table:table-cell>
          <table:table-cell office:value-type="string" calcext:value-type="string">
            <text:p>गांवों में एक करोड़ गरीबों के बनेंगे पक्के मकान</text:p>
          </table:table-cell>
        </table:table-row>
        <table:table-row table:style-name="ro1">
          <table:table-cell table:formula="of:=RAND()" office:value-type="float" office:value="0.174569904412034" calcext:value-type="float">
            <text:p>0.1745699044</text:p>
          </table:table-cell>
          <table:table-cell office:value-type="string" calcext:value-type="string">
            <text:p>2013-11-11 12:20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3/11/cisne-negro-realiza-10-semana-de.html</text:p>
          </table:table-cell>
          <table:table-cell office:value-type="string" calcext:value-type="string">
            <text:p>feedly:tag:blogger.com,1999:blog-8906733803857889605.post-8299261392102613430</text:p>
          </table:table-cell>
          <table:table-cell table:formula="of:=HYPERLINK(CONCATENATE(&quot;http://localhost:3000/search?q=media_id:&quot;;[.E255];&quot; AND publish_date:[&quot;; LEFT( [.B255];10);&quot;T00:00:00Z TO &quot;;LEFT([.B2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3/11/cisne-negro-realiza-10-semana-de.html</text:p>
          </table:table-cell>
          <table:table-cell office:value-type="string" calcext:value-type="string">
            <text:p>CISNE NEGRO REALIZA 10ª SEMANA DE CONSCIÊNCIA NEGRA EM BLUMENAU</text:p>
          </table:table-cell>
        </table:table-row>
        <table:table-row table:style-name="ro1">
          <table:table-cell table:formula="of:=RAND()" office:value-type="float" office:value="0.0235511549506421" calcext:value-type="float">
            <text:p>0.023551155</text:p>
          </table:table-cell>
          <table:table-cell office:value-type="string" calcext:value-type="string">
            <text:p>2016-03-22 13:49:48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208</text:p>
          </table:table-cell>
          <table:table-cell office:value-type="string" calcext:value-type="string">
            <text:p>feedly:https://communities.intel.com/thread/100208</text:p>
          </table:table-cell>
          <table:table-cell table:formula="of:=HYPERLINK(CONCATENATE(&quot;http://localhost:3000/search?q=media_id:&quot;;[.E256];&quot; AND publish_date:[&quot;; LEFT( [.B256];10);&quot;T00:00:00Z TO &quot;;LEFT([.B2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208</text:p>
          </table:table-cell>
          <table:table-cell office:value-type="string" calcext:value-type="string">
            <text:p>Is my 6700k bad sample? Temps go up very fast with load and rocket down instantly when load has been lifted.</text:p>
          </table:table-cell>
        </table:table-row>
        <table:table-row table:style-name="ro1">
          <table:table-cell table:formula="of:=RAND()" office:value-type="float" office:value="0.897906665662364" calcext:value-type="float">
            <text:p>0.8979066657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203/dots-star-rating-program-finally-put-hold</text:p>
          </table:table-cell>
          <table:table-cell office:value-type="string" calcext:value-type="string">
            <text:p>feedly:http://www.philstar.com/opinion/2016/03/24/1566203/dots-star-rating-program-finally-put-hold</text:p>
          </table:table-cell>
          <table:table-cell table:formula="of:=HYPERLINK(CONCATENATE(&quot;http://localhost:3000/search?q=media_id:&quot;;[.E257];&quot; AND publish_date:[&quot;; LEFT( [.B257];10);&quot;T00:00:00Z TO &quot;;LEFT([.B2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203/dots-star-rating-program-finally-put-hold</text:p>
          </table:table-cell>
          <table:table-cell office:value-type="string" calcext:value-type="string">
            <text:p>DOT’s star rating program finally put on hold!</text:p>
          </table:table-cell>
        </table:table-row>
        <table:table-row table:style-name="ro1">
          <table:table-cell table:formula="of:=RAND()" office:value-type="float" office:value="0.640889673269444" calcext:value-type="float">
            <text:p>0.6408896733</text:p>
          </table:table-cell>
          <table:table-cell office:value-type="string" calcext:value-type="string">
            <text:p>2015-01-30 08:20:03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2439.html</text:p>
          </table:table-cell>
          <table:table-cell office:value-type="string" calcext:value-type="string">
            <text:p>feedly:urn:lj:livejournal.com:atom1:olgazhuravliova:2832439</text:p>
          </table:table-cell>
          <table:table-cell table:formula="of:=HYPERLINK(CONCATENATE(&quot;http://localhost:3000/search?q=media_id:&quot;;[.E258];&quot; AND publish_date:[&quot;; LEFT( [.B258];10);&quot;T00:00:00Z TO &quot;;LEFT([.B2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2439.html</text:p>
          </table:table-cell>
          <table:table-cell office:value-type="string" calcext:value-type="string">
            <text:p>Томас Джеферсон о России, о русских людях и о свободе, как ею распорядиться.</text:p>
          </table:table-cell>
        </table:table-row>
        <table:table-row table:style-name="ro1">
          <table:table-cell table:formula="of:=RAND()" office:value-type="float" office:value="0.0669820711630965" calcext:value-type="float">
            <text:p>0.0669820712</text:p>
          </table:table-cell>
          <table:table-cell office:value-type="string" calcext:value-type="string">
            <text:p>2016-03-22 05:0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2/spring-clean-your-health-video?rssfeed=true</text:p>
          </table:table-cell>
          <table:table-cell office:value-type="string" calcext:value-type="string">
            <text:p>feedly:http://www.waltonsun.com/zz/lifestyle/20160322/spring-clean-your-health-video</text:p>
          </table:table-cell>
          <table:table-cell table:formula="of:=HYPERLINK(CONCATENATE(&quot;http://localhost:3000/search?q=media_id:&quot;;[.E259];&quot; AND publish_date:[&quot;; LEFT( [.B259];10);&quot;T00:00:00Z TO &quot;;LEFT([.B2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2/spring-clean-your-health-video?rssfeed=true</text:p>
          </table:table-cell>
          <table:table-cell office:value-type="string" calcext:value-type="string">
            <text:p>Spring clean your health [video]</text:p>
          </table:table-cell>
        </table:table-row>
        <table:table-row table:style-name="ro1">
          <table:table-cell table:formula="of:=RAND()" office:value-type="float" office:value="0.327214767483052" calcext:value-type="float">
            <text:p>0.3272147675</text:p>
          </table:table-cell>
          <table:table-cell office:value-type="string" calcext:value-type="string">
            <text:p>2016-02-15 06:34:46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religious-observances/7-activities-to-try-during-lent.aspx</text:p>
          </table:table-cell>
          <table:table-cell office:value-type="string" calcext:value-type="string">
            <text:p>feedly:d815761421ab43de931cd4162d7f925f</text:p>
          </table:table-cell>
          <table:table-cell table:formula="of:=HYPERLINK(CONCATENATE(&quot;http://localhost:3000/search?q=media_id:&quot;;[.E260];&quot; AND publish_date:[&quot;; LEFT( [.B260];10);&quot;T00:00:00Z TO &quot;;LEFT([.B2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Religious-Observances/7-Activities-to-Try-During-Lent.aspx</text:p>
          </table:table-cell>
          <table:table-cell office:value-type="string" calcext:value-type="string">
            <text:p>7 Activities to Try During Lent</text:p>
          </table:table-cell>
        </table:table-row>
        <table:table-row table:style-name="ro1">
          <table:table-cell table:formula="of:=RAND()" office:value-type="float" office:value="0.529323460252085" calcext:value-type="float">
            <text:p>0.5293234603</text:p>
          </table:table-cell>
          <table:table-cell office:value-type="string" calcext:value-type="string">
            <text:p>2015-09-21 00:43:28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klina-s-football-girls-dream-came-true-09-18-2015</text:p>
          </table:table-cell>
          <table:table-cell office:value-type="string" calcext:value-type="string">
            <text:p>feedly:http://www.balkaninsight.com/en/article/klina-s-football-girls-dream-came-true-09-18-2015</text:p>
          </table:table-cell>
          <table:table-cell table:formula="of:=HYPERLINK(CONCATENATE(&quot;http://localhost:3000/search?q=media_id:&quot;;[.E261];&quot; AND publish_date:[&quot;; LEFT( [.B261];10);&quot;T00:00:00Z TO &quot;;LEFT([.B2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klina-s-football-girls-dream-came-true-09-18-2015</text:p>
          </table:table-cell>
          <table:table-cell office:value-type="string" calcext:value-type="string">
            <text:p>Kosovo Girls' Football Team Dreams of Success</text:p>
          </table:table-cell>
        </table:table-row>
        <table:table-row table:style-name="ro1">
          <table:table-cell table:formula="of:=RAND()" office:value-type="float" office:value="0.187562637591735" calcext:value-type="float">
            <text:p>0.1875626376</text:p>
          </table:table-cell>
          <table:table-cell office:value-type="string" calcext:value-type="string">
            <text:p>2016-03-22 07:44:41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belgium-security-services-crackdown-terrorists-accelerated-deadly-attacks-brussels-2340901</text:p>
          </table:table-cell>
          <table:table-cell office:value-type="string" calcext:value-type="string">
            <text:p>feedly:http://www.ibtimes.com/belgium-security-services-crackdown-terrorists-accelerated-deadly-attacks-brussels-2340901</text:p>
          </table:table-cell>
          <table:table-cell table:formula="of:=HYPERLINK(CONCATENATE(&quot;http://localhost:3000/search?q=media_id:&quot;;[.E262];&quot; AND publish_date:[&quot;; LEFT( [.B262];10);&quot;T00:00:00Z TO &quot;;LEFT([.B2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belgium-security-services-crackdown-terrorists-accelerated-deadly-attacks-brussels-2340901</text:p>
          </table:table-cell>
          <table:table-cell office:value-type="string" calcext:value-type="string">
            <text:p>Belgium Security Services Crackdown On Terrorists Accelerated Deadly Attacks On Brussels Airport, Metro: Security Experts</text:p>
          </table:table-cell>
        </table:table-row>
        <table:table-row table:style-name="ro1">
          <table:table-cell table:formula="of:=RAND()" office:value-type="float" office:value="0.0517137524781245" calcext:value-type="float">
            <text:p>0.0517137525</text:p>
          </table:table-cell>
          <table:table-cell office:value-type="string" calcext:value-type="string">
            <text:p>2016-03-08 10:42:11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three-women-challenge-putin-and-kremlin-a-1081026.html</text:p>
          </table:table-cell>
          <table:table-cell office:value-type="string" calcext:value-type="string">
            <text:p>feedly:http://www.spiegel.de/international/world/three-women-challenge-putin-and-kremlin-a-1081026.html</text:p>
          </table:table-cell>
          <table:table-cell table:formula="of:=HYPERLINK(CONCATENATE(&quot;http://localhost:3000/search?q=media_id:&quot;;[.E263];&quot; AND publish_date:[&quot;; LEFT( [.B263];10);&quot;T00:00:00Z TO &quot;;LEFT([.B2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three-women-challenge-putin-and-kremlin-a-1081026.html#ref=rss</text:p>
          </table:table-cell>
          <table:table-cell office:value-type="string" calcext:value-type="string">
            <text:p>Daughters of the Opposition: A Trio of Women Challenging Putin and the Kremlin</text:p>
          </table:table-cell>
        </table:table-row>
        <table:table-row table:style-name="ro1">
          <table:table-cell table:formula="of:=RAND()" office:value-type="float" office:value="0.122347004694472" calcext:value-type="float">
            <text:p>0.1223470047</text:p>
          </table:table-cell>
          <table:table-cell office:value-type="string" calcext:value-type="string">
            <text:p>2016-02-15 00:56:42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3386.html</text:p>
          </table:table-cell>
          <table:table-cell office:value-type="string" calcext:value-type="string">
            <text:p>feedly:urn:lj:livejournal.com:atom1:ell_dagros:293386</text:p>
          </table:table-cell>
          <table:table-cell table:formula="of:=HYPERLINK(CONCATENATE(&quot;http://localhost:3000/search?q=media_id:&quot;;[.E264];&quot; AND publish_date:[&quot;; LEFT( [.B264];10);&quot;T00:00:00Z TO &quot;;LEFT([.B2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3386.html</text:p>
          </table:table-cell>
          <table:table-cell office:value-type="string" calcext:value-type="string">
            <text:p>Уже скоро</text:p>
          </table:table-cell>
        </table:table-row>
        <table:table-row table:style-name="ro1">
          <table:table-cell table:formula="of:=RAND()" office:value-type="float" office:value="0.196816397923403" calcext:value-type="float">
            <text:p>0.1968163979</text:p>
          </table:table-cell>
          <table:table-cell office:value-type="string" calcext:value-type="string">
            <text:p>2016-03-23 08:22:12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india-supplies-electricity-to-bangladesh-gets-internet-bandwidth-from-the-country-694929</text:p>
          </table:table-cell>
          <table:table-cell office:value-type="string" calcext:value-type="string">
            <text:p>feedly:national-india-supplies-electricity-to-bangladesh-gets-internet-bandwidth-from-the-country-694929</text:p>
          </table:table-cell>
          <table:table-cell table:formula="of:=HYPERLINK(CONCATENATE(&quot;http://localhost:3000/search?q=media_id:&quot;;[.E265];&quot; AND publish_date:[&quot;; LEFT( [.B265];10);&quot;T00:00:00Z TO &quot;;LEFT([.B2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india-supplies-electricity-to-bangladesh-gets-internet-bandwidth-from-the-country-694929</text:p>
          </table:table-cell>
          <table:table-cell office:value-type="string" calcext:value-type="string">
            <text:p>भारत ने बांग्लादेश के लिए बिजली आपूर्ति शुरू की</text:p>
          </table:table-cell>
        </table:table-row>
        <table:table-row table:style-name="ro1">
          <table:table-cell table:formula="of:=RAND()" office:value-type="float" office:value="0.710640615217927" calcext:value-type="float">
            <text:p>0.7106406152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football/outkick-the-coverage/odds-to-win-the-conference-tournaments-030815</text:p>
          </table:table-cell>
          <table:table-cell office:value-type="string" calcext:value-type="string">
            <text:p>feedly:http://www.foxsports.com/college-football/outkick-the-coverage/odds-to-win-the-conference-tournaments-030815</text:p>
          </table:table-cell>
          <table:table-cell table:formula="of:=HYPERLINK(CONCATENATE(&quot;http://localhost:3000/search?q=media_id:&quot;;[.E266];&quot; AND publish_date:[&quot;; LEFT( [.B266];10);&quot;T00:00:00Z TO &quot;;LEFT([.B2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football/outkick-the-coverage/odds-to-win-the-conference-tournaments-030815</text:p>
          </table:table-cell>
          <table:table-cell office:value-type="string" calcext:value-type="string">
            <text:p>Odds to win the conference tournaments</text:p>
          </table:table-cell>
        </table:table-row>
        <table:table-row table:style-name="ro1">
          <table:table-cell table:formula="of:=RAND()" office:value-type="float" office:value="0.829297505166906" calcext:value-type="float">
            <text:p>0.8292975052</text:p>
          </table:table-cell>
          <table:table-cell office:value-type="string" calcext:value-type="string">
            <text:p>2015-01-06 15:54:25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el-brief-para-diseno-de-experiencia-de-usuarios/?utm_source=rss&amp;utm_medium=rss&amp;utm_campaign=el-brief-para-diseno-de-experiencia-de-usuarios</text:p>
          </table:table-cell>
          <table:table-cell office:value-type="string" calcext:value-type="string">
            <text:p>feedly:http://www.jbarahona.com/?p=2492</text:p>
          </table:table-cell>
          <table:table-cell table:formula="of:=HYPERLINK(CONCATENATE(&quot;http://localhost:3000/search?q=media_id:&quot;;[.E267];&quot; AND publish_date:[&quot;; LEFT( [.B267];10);&quot;T00:00:00Z TO &quot;;LEFT([.B2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el-brief-para-diseno-de-experiencia-de-usuarios/?utm_source=rss&amp;utm_medium=rss&amp;utm_campaign=el-brief-para-diseno-de-experiencia-de-usuarios</text:p>
          </table:table-cell>
          <table:table-cell office:value-type="string" calcext:value-type="string">
            <text:p>El brief para Diseño de Experiencia de usuarios</text:p>
          </table:table-cell>
        </table:table-row>
        <table:table-row table:style-name="ro1">
          <table:table-cell table:formula="of:=RAND()" office:value-type="float" office:value="0.757995597332026" calcext:value-type="float">
            <text:p>0.7579955973</text:p>
          </table:table-cell>
          <table:table-cell office:value-type="string" calcext:value-type="string">
            <text:p>2012-05-16 16:46:35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educator-par-excellence/950157/</text:p>
          </table:table-cell>
          <table:table-cell office:value-type="string" calcext:value-type="string">
            <text:p>feedly:http://www.indianexpress.com/news/educator-par-excellence/950157/</text:p>
          </table:table-cell>
          <table:table-cell table:formula="of:=HYPERLINK(CONCATENATE(&quot;http://localhost:3000/search?q=media_id:&quot;;[.E268];&quot; AND publish_date:[&quot;; LEFT( [.B268];10);&quot;T00:00:00Z TO &quot;;LEFT([.B2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educator-par-excellence/950157/</text:p>
          </table:table-cell>
          <table:table-cell office:value-type="string" calcext:value-type="string">
            <text:p>Educator par excellence</text:p>
          </table:table-cell>
        </table:table-row>
        <table:table-row table:style-name="ro1">
          <table:table-cell table:formula="of:=RAND()" office:value-type="float" office:value="0.0190856639180883" calcext:value-type="float">
            <text:p>0.0190856639</text:p>
          </table:table-cell>
          <table:table-cell office:value-type="string" calcext:value-type="string">
            <text:p>2015-12-02 19:30:02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202-thursday-s-tvradio-listings-dec.-3.ece</text:p>
          </table:table-cell>
          <table:table-cell office:value-type="string" calcext:value-type="string">
            <text:p>feedly:http://www.dallasnews.com/sports/more-sports/tv-radio-listings/20151202-thursday-s-tvradio-listings-dec.-3.ece</text:p>
          </table:table-cell>
          <table:table-cell table:formula="of:=HYPERLINK(CONCATENATE(&quot;http://localhost:3000/search?q=media_id:&quot;;[.E269];&quot; AND publish_date:[&quot;; LEFT( [.B269];10);&quot;T00:00:00Z TO &quot;;LEFT([.B2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202-thursday-s-tvradio-listings-dec.-3.ece</text:p>
          </table:table-cell>
          <table:table-cell office:value-type="string" calcext:value-type="string">
            <text:p>Thursday's TV/Radio listings (Dec. 3)</text:p>
          </table:table-cell>
        </table:table-row>
        <table:table-row table:style-name="ro1">
          <table:table-cell table:formula="of:=RAND()" office:value-type="float" office:value="0.723111951081187" calcext:value-type="float">
            <text:p>0.7231119511</text:p>
          </table:table-cell>
          <table:table-cell office:value-type="string" calcext:value-type="string">
            <text:p>2009-09-25 13:17:39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9/25/published-who-needs-publishers-when-he-has-friends-updated-25-september-2009/</text:p>
          </table:table-cell>
          <table:table-cell office:value-type="string" calcext:value-type="string">
            <text:p>feedly:http://thepoisontree.wordpress.com/2009/09/25/published-who-needs-publishers-when-he-has-friends-updated-25-september-2009/</text:p>
          </table:table-cell>
          <table:table-cell table:formula="of:=HYPERLINK(CONCATENATE(&quot;http://localhost:3000/search?q=media_id:&quot;;[.E270];&quot; AND publish_date:[&quot;; LEFT( [.B270];10);&quot;T00:00:00Z TO &quot;;LEFT([.B2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9/25/published-who-needs-publishers-when-he-has-friends-updated-25-september-2009/</text:p>
          </table:table-cell>
          <table:table-cell office:value-type="string" calcext:value-type="string">
            <text:p>PUBLISHED: WHO NEEDS PUBLISHERS WHEN HE HAS FRIENDS (updated 25 September 2009)</text:p>
          </table:table-cell>
        </table:table-row>
        <table:table-row table:style-name="ro1">
          <table:table-cell table:formula="of:=RAND()" office:value-type="float" office:value="0.527877555108511" calcext:value-type="float">
            <text:p>0.5278775551</text:p>
          </table:table-cell>
          <table:table-cell office:value-type="string" calcext:value-type="string">
            <text:p>2009-09-01 19:32:12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9/02/the-poison-tree-reviews-interviews/</text:p>
          </table:table-cell>
          <table:table-cell office:value-type="string" calcext:value-type="string">
            <text:p>feedly:http://thepoisontree.wordpress.com/?p=21</text:p>
          </table:table-cell>
          <table:table-cell table:formula="of:=HYPERLINK(CONCATENATE(&quot;http://localhost:3000/search?q=media_id:&quot;;[.E271];&quot; AND publish_date:[&quot;; LEFT( [.B271];10);&quot;T00:00:00Z TO &quot;;LEFT([.B2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9/02/the-poison-tree-reviews-interviews/</text:p>
          </table:table-cell>
          <table:table-cell office:value-type="string" calcext:value-type="string">
            <text:p>The Poison Tree – Reviews &amp; Interviews</text:p>
          </table:table-cell>
        </table:table-row>
        <table:table-row table:style-name="ro1">
          <table:table-cell table:formula="of:=RAND()" office:value-type="float" office:value="0.488968798632091" calcext:value-type="float">
            <text:p>0.4889687986</text:p>
          </table:table-cell>
          <table:table-cell office:value-type="string" calcext:value-type="string">
            <text:p>2014-11-04 13:23:59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women/confessions/increasing-temptations.html</text:p>
          </table:table-cell>
          <table:table-cell office:value-type="string" calcext:value-type="string">
            <text:p>feedly:http://www.x3confessions.com/women/confessions/increasing-temptations.html</text:p>
          </table:table-cell>
          <table:table-cell table:formula="of:=HYPERLINK(CONCATENATE(&quot;http://localhost:3000/search?q=media_id:&quot;;[.E272];&quot; AND publish_date:[&quot;; LEFT( [.B272];10);&quot;T00:00:00Z TO &quot;;LEFT([.B2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women/confessions/increasing-temptations.html</text:p>
          </table:table-cell>
          <table:table-cell office:value-type="string" calcext:value-type="string">
            <text:p>Increasing Temptations</text:p>
          </table:table-cell>
        </table:table-row>
        <table:table-row table:style-name="ro1">
          <table:table-cell table:formula="of:=RAND()" office:value-type="float" office:value="0.5700102147611" calcext:value-type="float">
            <text:p>0.5700102148</text:p>
          </table:table-cell>
          <table:table-cell office:value-type="string" calcext:value-type="string">
            <text:p>2016-03-23 04:43:28</text:p>
          </table:table-cell>
          <table:table-cell office:value-type="float" office:value="16349" calcext:value-type="float">
            <text:p>16349</text:p>
          </table:table-cell>
          <table:table-cell office:value-type="float" office:value="1" calcext:value-type="float">
            <text:p>1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257</text:p>
          </table:table-cell>
          <table:table-cell office:value-type="string" calcext:value-type="string">
            <text:p>feedly:https://communities.intel.com/thread/100257</text:p>
          </table:table-cell>
          <table:table-cell table:formula="of:=HYPERLINK(CONCATENATE(&quot;http://localhost:3000/search?q=media_id:&quot;;[.E273];&quot; AND publish_date:[&quot;; LEFT( [.B273];10);&quot;T00:00:00Z TO &quot;;LEFT([.B2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257</text:p>
          </table:table-cell>
          <table:table-cell office:value-type="string" calcext:value-type="string">
            <text:p>Windows 10 64 Bit - WPA2 personal + AES = Regular disconnects. <text:s/>TKIP = OK.</text:p>
          </table:table-cell>
        </table:table-row>
        <table:table-row table:style-name="ro1">
          <table:table-cell table:formula="of:=RAND()" office:value-type="float" office:value="0.661110330202464" calcext:value-type="float">
            <text:p>0.6611103302</text:p>
          </table:table-cell>
          <table:table-cell office:value-type="string" calcext:value-type="string">
            <text:p>2016-02-04 15:12:27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10787</text:p>
          </table:table-cell>
          <table:table-cell office:value-type="string" calcext:value-type="string">
            <text:p>feedly:http://EzineArticles.com/9310787</text:p>
          </table:table-cell>
          <table:table-cell table:formula="of:=HYPERLINK(CONCATENATE(&quot;http://localhost:3000/search?q=media_id:&quot;;[.E274];&quot; AND publish_date:[&quot;; LEFT( [.B274];10);&quot;T00:00:00Z TO &quot;;LEFT([.B2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0787</text:p>
          </table:table-cell>
          <table:table-cell office:value-type="string" calcext:value-type="string">
            <text:p>NordicTrack 1750 Vs 2450 Treadmill Comparison - What's the Difference? Which Is Best For You?</text:p>
          </table:table-cell>
        </table:table-row>
        <table:table-row table:style-name="ro1">
          <table:table-cell table:formula="of:=RAND()" office:value-type="float" office:value="0.865159126224858" calcext:value-type="float">
            <text:p>0.8651591262</text:p>
          </table:table-cell>
          <table:table-cell office:value-type="string" calcext:value-type="string">
            <text:p>2016-03-23 10:34:18</text:p>
          </table:table-cell>
          <table:table-cell office:value-type="float" office:value="372579" calcext:value-type="float">
            <text:p>372579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pm-modi-give-tribute-to-martyr-bhagat-singh-695024</text:p>
          </table:table-cell>
          <table:table-cell office:value-type="string" calcext:value-type="string">
            <text:p>feedly:national-pm-modi-give-tribute-to-martyr-bhagat-singh-695024</text:p>
          </table:table-cell>
          <table:table-cell table:formula="of:=HYPERLINK(CONCATENATE(&quot;http://localhost:3000/search?q=media_id:&quot;;[.E275];&quot; AND publish_date:[&quot;; LEFT( [.B275];10);&quot;T00:00:00Z TO &quot;;LEFT([.B2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pm-modi-give-tribute-to-martyr-bhagat-singh-695024</text:p>
          </table:table-cell>
          <table:table-cell office:value-type="string" calcext:value-type="string">
            <text:p>शहीद दिवस पर मोदी की भगत सिंह को श्रद्धांजलि</text:p>
          </table:table-cell>
        </table:table-row>
        <table:table-row table:style-name="ro1">
          <table:table-cell table:formula="of:=RAND()" office:value-type="float" office:value="0.414128578792591" calcext:value-type="float">
            <text:p>0.4141285788</text:p>
          </table:table-cell>
          <table:table-cell office:value-type="string" calcext:value-type="string">
            <text:p>2013-07-06 09:40:39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8853.html</text:p>
          </table:table-cell>
          <table:table-cell office:value-type="string" calcext:value-type="string">
            <text:p>feedly:urn:lj:livejournal.com:atom1:alex_spd:78853</text:p>
          </table:table-cell>
          <table:table-cell table:formula="of:=HYPERLINK(CONCATENATE(&quot;http://localhost:3000/search?q=media_id:&quot;;[.E276];&quot; AND publish_date:[&quot;; LEFT( [.B276];10);&quot;T00:00:00Z TO &quot;;LEFT([.B2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8853.html</text:p>
          </table:table-cell>
          <table:table-cell office:value-type="string" calcext:value-type="string">
            <text:p>Почта России + таможня России :)</text:p>
          </table:table-cell>
        </table:table-row>
        <table:table-row table:style-name="ro1">
          <table:table-cell table:formula="of:=RAND()" office:value-type="float" office:value="0.986682517409873" calcext:value-type="float">
            <text:p>0.9866825174</text:p>
          </table:table-cell>
          <table:table-cell office:value-type="string" calcext:value-type="string">
            <text:p>2016-03-18 10:19:01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0905.html</text:p>
          </table:table-cell>
          <table:table-cell office:value-type="string" calcext:value-type="string">
            <text:p>feedly:urn:lj:livejournal.com:atom1:freigeist25:830905</text:p>
          </table:table-cell>
          <table:table-cell table:formula="of:=HYPERLINK(CONCATENATE(&quot;http://localhost:3000/search?q=media_id:&quot;;[.E277];&quot; AND publish_date:[&quot;; LEFT( [.B277];10);&quot;T00:00:00Z TO &quot;;LEFT([.B2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0905.html</text:p>
          </table:table-cell>
          <table:table-cell office:value-type="string" calcext:value-type="string">
            <text:p>О недоверии к философам</text:p>
          </table:table-cell>
        </table:table-row>
        <table:table-row table:style-name="ro1">
          <table:table-cell table:formula="of:=RAND()" office:value-type="float" office:value="0.0113263590484799" calcext:value-type="float">
            <text:p>0.011326359</text:p>
          </table:table-cell>
          <table:table-cell office:value-type="string" calcext:value-type="string">
            <text:p>2014-11-28 11:50:31</text:p>
          </table:table-cell>
          <table:table-cell office:value-type="float" office:value="347845" calcext:value-type="float">
            <text:p>347845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2016-03-23 12:58:07</text:p>
          </table:table-cell>
          <table:table-cell office:value-type="string" calcext:value-type="string">
            <text:p>http://rightontheright.com/police-profession-and-long-term-care/</text:p>
          </table:table-cell>
          <table:table-cell office:value-type="string" calcext:value-type="string">
            <text:p>feedly:http://www.rightontheright.com/?p=11</text:p>
          </table:table-cell>
          <table:table-cell table:formula="of:=HYPERLINK(CONCATENATE(&quot;http://localhost:3000/search?q=media_id:&quot;;[.E278];&quot; AND publish_date:[&quot;; LEFT( [.B278];10);&quot;T00:00:00Z TO &quot;;LEFT([.B2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ightontheright.com/police-profession-and-long-term-care/</text:p>
          </table:table-cell>
          <table:table-cell office:value-type="string" calcext:value-type="string">
            <text:p>Police Profession and Long Term Care</text:p>
          </table:table-cell>
        </table:table-row>
        <table:table-row table:style-name="ro1">
          <table:table-cell table:formula="of:=RAND()" office:value-type="float" office:value="0.0429338677620344" calcext:value-type="float">
            <text:p>0.0429338678</text:p>
          </table:table-cell>
          <table:table-cell office:value-type="string" calcext:value-type="string">
            <text:p>2010-03-04 14:10:04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4/forum-in-nassau-tonight-hosted-by-the-lambi-coalition/</text:p>
          </table:table-cell>
          <table:table-cell office:value-type="string" calcext:value-type="string">
            <text:p>feedly:http://bahatiansolidarity.wordpress.com/2010/03/04/forum-in-nassau-tonight-hosted-by-the-lambi-coalition/</text:p>
          </table:table-cell>
          <table:table-cell table:formula="of:=HYPERLINK(CONCATENATE(&quot;http://localhost:3000/search?q=media_id:&quot;;[.E279];&quot; AND publish_date:[&quot;; LEFT( [.B279];10);&quot;T00:00:00Z TO &quot;;LEFT([.B2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4/forum-in-nassau-tonight-hosted-by-the-lambi-coalition/</text:p>
          </table:table-cell>
          <table:table-cell office:value-type="string" calcext:value-type="string">
            <text:p>Forum in Nassau TONIGHT hosted by The Lambi Coalition</text:p>
          </table:table-cell>
        </table:table-row>
        <table:table-row table:style-name="ro1">
          <table:table-cell table:formula="of:=RAND()" office:value-type="float" office:value="0.71852787761695" calcext:value-type="float">
            <text:p>0.7185278776</text:p>
          </table:table-cell>
          <table:table-cell office:value-type="string" calcext:value-type="string">
            <text:p>2016-03-23 08:42:14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68934/sc/3/l/0lcn0breuters0n0carticle0cusa0estocks0eidcnl3s16v43l0dfeedtype0frss0gfeedname0fcnmktnews/story01.htm</text:p>
          </table:table-cell>
          <table:table-cell office:value-type="string" calcext:value-type="string">
            <text:p>feedly:CNL3S16V43L</text:p>
          </table:table-cell>
          <table:table-cell table:formula="of:=HYPERLINK(CONCATENATE(&quot;http://localhost:3000/search?q=media_id:&quot;;[.E280];&quot; AND publish_date:[&quot;; LEFT( [.B280];10);&quot;T00:00:00Z TO &quot;;LEFT([.B2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68934/sc/3/l/0Lcn0Breuters0N0Carticle0Cusa0Estocks0EidCNL3S16V43L0DfeedType0FRSS0GfeedName0FcnMktNews/story01.htm</text:p>
          </table:table-cell>
          <table:table-cell office:value-type="string" calcext:value-type="string">
            <text:p>美国股市：开盘下跌，因油价走低</text:p>
          </table:table-cell>
        </table:table-row>
        <table:table-row table:style-name="ro1">
          <table:table-cell table:formula="of:=RAND()" office:value-type="float" office:value="0.590948752303039" calcext:value-type="float">
            <text:p>0.5909487523</text:p>
          </table:table-cell>
          <table:table-cell office:value-type="string" calcext:value-type="string">
            <text:p>2014-03-22 13:39:59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7e5795/sc/8/l/0l0sboston0n0csports0csoccer0cblog0c20a140c0a30cthree0ithoughts0ion0ithe0irevolutions0idraw0iwith0ivancouver0bhtml/story01.htm</text:p>
          </table:table-cell>
          <table:table-cell office:value-type="string" calcext:value-type="string">
            <text:p>feedly:http://www.boston.com/sports/soccer/blog/2014/03/three_thoughts_on_the_revolutions_draw_with_vancouver.html</text:p>
          </table:table-cell>
          <table:table-cell table:formula="of:=HYPERLINK(CONCATENATE(&quot;http://localhost:3000/search?q=media_id:&quot;;[.E281];&quot; AND publish_date:[&quot;; LEFT( [.B281];10);&quot;T00:00:00Z TO &quot;;LEFT([.B2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7e5795/sc/8/l/0L0Sboston0N0Csports0Csoccer0Cblog0C20A140C0A30Cthree0Ithoughts0Ion0Ithe0Irevolutions0Idraw0Iwith0Ivancouver0Bhtml/story01.htm</text:p>
          </table:table-cell>
          <table:table-cell office:value-type="string" calcext:value-type="string">
            <text:p>Three thoughts on the Revolution's draw with Vancouver</text:p>
          </table:table-cell>
        </table:table-row>
        <table:table-row table:style-name="ro1">
          <table:table-cell table:formula="of:=RAND()" office:value-type="float" office:value="0.3562422231916" calcext:value-type="float">
            <text:p>0.3562422232</text:p>
          </table:table-cell>
          <table:table-cell office:value-type="string" calcext:value-type="string">
            <text:p>2016-02-08 17:05:04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8003.html</text:p>
          </table:table-cell>
          <table:table-cell office:value-type="string" calcext:value-type="string">
            <text:p>feedly:urn:lj:livejournal.com:atom1:pekelnyi_bulba:1128003</text:p>
          </table:table-cell>
          <table:table-cell table:formula="of:=HYPERLINK(CONCATENATE(&quot;http://localhost:3000/search?q=media_id:&quot;;[.E282];&quot; AND publish_date:[&quot;; LEFT( [.B282];10);&quot;T00:00:00Z TO &quot;;LEFT([.B2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8003.html</text:p>
          </table:table-cell>
          <table:table-cell office:value-type="string" calcext:value-type="string">
            <text:p>pekelnyi_bulba @ 2016-02-09T01:05:00</text:p>
          </table:table-cell>
        </table:table-row>
        <table:table-row table:style-name="ro1">
          <table:table-cell table:formula="of:=RAND()" office:value-type="float" office:value="0.462453796081249" calcext:value-type="float">
            <text:p>0.4624537961</text:p>
          </table:table-cell>
          <table:table-cell office:value-type="string" calcext:value-type="string">
            <text:p>2016-03-07 13:30:09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boston-marathon-bombing-survivor-killed-in-dubai-car-crash/article_c4f9c6b1-f0b3-5284-a0a1-72acde20e0f5.html</text:p>
          </table:table-cell>
          <table:table-cell office:value-type="string" calcext:value-type="string">
            <text:p>feedly:http://globegazette.com/tncms/asset/editorial/c4f9c6b1-f0b3-5284-a0a1-72acde20e0f5</text:p>
          </table:table-cell>
          <table:table-cell table:formula="of:=HYPERLINK(CONCATENATE(&quot;http://localhost:3000/search?q=media_id:&quot;;[.E283];&quot; AND publish_date:[&quot;; LEFT( [.B283];10);&quot;T00:00:00Z TO &quot;;LEFT([.B2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boston-marathon-bombing-survivor-killed-in-dubai-car-crash/article_c4f9c6b1-f0b3-5284-a0a1-72acde20e0f5.html</text:p>
          </table:table-cell>
          <table:table-cell office:value-type="string" calcext:value-type="string">
            <text:p>Boston Marathon bombing survivor killed in Dubai car crash</text:p>
          </table:table-cell>
        </table:table-row>
        <table:table-row table:style-name="ro1">
          <table:table-cell table:formula="of:=RAND()" office:value-type="float" office:value="0.337254510916743" calcext:value-type="float">
            <text:p>0.3372545109</text:p>
          </table:table-cell>
          <table:table-cell office:value-type="string" calcext:value-type="string">
            <text:p>2015-10-15 17:39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environment_science/firefighter-injured-in-cienega-blaze-tempered-by-weather/article_99edafb8-738d-11e5-87ad-179db5d6bae3.html</text:p>
          </table:table-cell>
          <table:table-cell office:value-type="string" calcext:value-type="string">
            <text:p>feedly:tncms-asset-99edafb8-738d-11e5-87ad-179db5d6bae3</text:p>
          </table:table-cell>
          <table:table-cell table:formula="of:=HYPERLINK(CONCATENATE(&quot;http://localhost:3000/search?q=media_id:&quot;;[.E284];&quot; AND publish_date:[&quot;; LEFT( [.B284];10);&quot;T00:00:00Z TO &quot;;LEFT([.B2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environment_science/firefighter-injured-in-cienega-blaze-tempered-by-weather/article_99edafb8-738d-11e5-87ad-179db5d6bae3.html</text:p>
          </table:table-cell>
          <table:table-cell office:value-type="string" calcext:value-type="string">
            <text:p>Firefighter injured in Cienega blaze tempered by weather</text:p>
          </table:table-cell>
        </table:table-row>
        <table:table-row table:style-name="ro1">
          <table:table-cell table:formula="of:=RAND()" office:value-type="float" office:value="0.533808389350504" calcext:value-type="float">
            <text:p>0.5338083894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the-bob-knight-era-at-espn-is-officially-over-040215</text:p>
          </table:table-cell>
          <table:table-cell office:value-type="string" calcext:value-type="string">
            <text:p>feedly:http://www.foxsports.com/college-basketball/story/the-bob-knight-era-at-espn-is-officially-over-040215</text:p>
          </table:table-cell>
          <table:table-cell table:formula="of:=HYPERLINK(CONCATENATE(&quot;http://localhost:3000/search?q=media_id:&quot;;[.E285];&quot; AND publish_date:[&quot;; LEFT( [.B285];10);&quot;T00:00:00Z TO &quot;;LEFT([.B2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the-bob-knight-era-at-espn-is-officially-over-040215</text:p>
          </table:table-cell>
          <table:table-cell office:value-type="string" calcext:value-type="string">
            <text:p>The Bob Knight Era at ESPN is officially over</text:p>
          </table:table-cell>
        </table:table-row>
        <table:table-row table:style-name="ro1">
          <table:table-cell table:formula="of:=RAND()" office:value-type="float" office:value="0.460047885289977" calcext:value-type="float">
            <text:p>0.4600478853</text:p>
          </table:table-cell>
          <table:table-cell office:value-type="string" calcext:value-type="string">
            <text:p>2010-03-23 11:39:40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23/stand-with-haiti-reports-from-partners-in-health/</text:p>
          </table:table-cell>
          <table:table-cell office:value-type="string" calcext:value-type="string">
            <text:p>feedly:http://bahatiansolidarity.wordpress.com/?p=295</text:p>
          </table:table-cell>
          <table:table-cell table:formula="of:=HYPERLINK(CONCATENATE(&quot;http://localhost:3000/search?q=media_id:&quot;;[.E286];&quot; AND publish_date:[&quot;; LEFT( [.B286];10);&quot;T00:00:00Z TO &quot;;LEFT([.B2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23/stand-with-haiti-reports-from-partners-in-health/</text:p>
          </table:table-cell>
          <table:table-cell office:value-type="string" calcext:value-type="string">
            <text:p>Stand with Haiti – Reports from Partners in Health</text:p>
          </table:table-cell>
        </table:table-row>
        <table:table-row table:style-name="ro2">
          <table:table-cell table:formula="of:=RAND()" office:value-type="float" office:value="0.920505573252496" calcext:value-type="float">
            <text:p>0.9205055733</text:p>
          </table:table-cell>
          <table:table-cell office:value-type="string" calcext:value-type="string">
            <text:p>2016-02-17 01:51:02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director-a-harsha-s-next-movie-titled-kapicheshte-020815.html</text:p>
          </table:table-cell>
          <table:table-cell office:value-type="string" calcext:value-type="string">
            <text:p>feedly:http://kannada.filmibeat.com/gossips/director-a-harsha-s-next-movie-titled-kapicheshte-020815.html</text:p>
          </table:table-cell>
          <table:table-cell table:formula="of:=HYPERLINK(CONCATENATE(&quot;http://localhost:3000/search?q=media_id:&quot;;[.E287];&quot; AND publish_date:[&quot;; LEFT( [.B287];10);&quot;T00:00:00Z TO &quot;;LEFT([.B2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director-a-harsha-s-next-movie-titled-kapicheshte-020815.html</text:p>
          </table:table-cell>
          <table:table-cell office:value-type="string" calcext:value-type="string">
            <text:p>'ಭಜರಂಗಿ' ನಿರ್ದೇಶಕ ಹರ್ಷ ರವರ ಇದೆಂಥ 'ಕಪಿಚೇಷ್ಟೆ'?</text:p>
          </table:table-cell>
        </table:table-row>
        <table:table-row table:style-name="ro2">
          <table:table-cell table:formula="of:=RAND()" office:value-type="float" office:value="0.660894351531796" calcext:value-type="float">
            <text:p>0.6608943515</text:p>
          </table:table-cell>
          <table:table-cell office:value-type="string" calcext:value-type="string">
            <text:p>2016-03-23 01:21:35</text:p>
          </table:table-cell>
          <table:table-cell office:value-type="float" office:value="123340" calcext:value-type="float">
            <text:p>123340</text:p>
          </table:table-cell>
          <table:table-cell office:value-type="float" office:value="0" calcext:value-type="float">
            <text:p>0</text:p>
          </table:table-cell>
          <table:table-cell office:value-type="float" office:value="65914" calcext:value-type="float">
            <text:p>65914</text:p>
          </table:table-cell>
          <table:table-cell office:value-type="string" calcext:value-type="string">
            <text:p>2016-03-23 13:43:51</text:p>
          </table:table-cell>
          <table:table-cell office:value-type="string" calcext:value-type="string">
            <text:p>https://paltoday.ps/ar/post/266137/%D9%85%D8%B3%D8%AA%D9%88%D8%B7%D9%86%D9%88%D9%86-%D9%8A%D9%86%D8%B4%D8%A6%D9%88%D9%86-%D9%88%D8%AD%D8%AF%D8%A9-%D8%B4%D8%B1%D8%B7%D9%8A%D8%A9-%D9%84%D9%84%D8%AA%D8%B5%D8%AF%D9%8A-%D9%84%D9%84%D8%A8%D9%86%D8%A7%D8%A1-%D8%A7%D9%84%D9%81%D9%84%D8%B3%D8%B7%D9%8A%D9%86%D9%8A</text:p>
          </table:table-cell>
          <table:table-cell office:value-type="string" calcext:value-type="string">
            <text:p>feedly:https://paltoday.ps/ar/post/266137/مستوطنون-ينشئون-وحدة-شرطية-للتصدي-للبناء-الفلسطيني</text:p>
          </table:table-cell>
          <table:table-cell table:formula="of:=HYPERLINK(CONCATENATE(&quot;http://localhost:3000/search?q=media_id:&quot;;[.E288];&quot; AND publish_date:[&quot;; LEFT( [.B288];10);&quot;T00:00:00Z TO &quot;;LEFT([.B2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paltoday.ps/ar/post/266137/مستوطنون-ينشئون-وحدة-شرطية-للتصدي-للبناء-الفلسطيني</text:p>
          </table:table-cell>
          <table:table-cell office:value-type="string" calcext:value-type="string">
            <text:p>&lt;div style="direction:rtl;text-align:right"&gt;مستوطنون ينشئون وحدة شرطية للتصدي للبناء الفلسطيني&lt;/div&gt;</text:p>
          </table:table-cell>
        </table:table-row>
        <table:table-row table:style-name="ro1">
          <table:table-cell table:formula="of:=RAND()" office:value-type="float" office:value="0.683326116290233" calcext:value-type="float">
            <text:p>0.6833261163</text:p>
          </table:table-cell>
          <table:table-cell office:value-type="string" calcext:value-type="string">
            <text:p>2016-03-21 09:3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zapowiedzi/artykuly/516175,pat-metheny-nowa-plyta-premiera-unity-group-cuong-vu.html</text:p>
          </table:table-cell>
          <table:table-cell office:value-type="string" calcext:value-type="string">
            <text:p>feedly:http://muzyka.dziennik.pl/zapowiedzi/artykuly/516175,pat-metheny-nowa-plyta-premiera-unity-group-cuong-vu.html</text:p>
          </table:table-cell>
          <table:table-cell table:formula="of:=HYPERLINK(CONCATENATE(&quot;http://localhost:3000/search?q=media_id:&quot;;[.E289];&quot; AND publish_date:[&quot;; LEFT( [.B289];10);&quot;T00:00:00Z TO &quot;;LEFT([.B2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zapowiedzi/artykuly/516175,pat-metheny-nowa-plyta-premiera-unity-group-cuong-vu.html</text:p>
          </table:table-cell>
          <table:table-cell office:value-type="string" calcext:value-type="string">
            <text:p>Pat Metheny zapowiada nie jedną, a dwie nowe płyty</text:p>
          </table:table-cell>
        </table:table-row>
        <table:table-row table:style-name="ro1">
          <table:table-cell table:formula="of:=RAND()" office:value-type="float" office:value="0.732453367802808" calcext:value-type="float">
            <text:p>0.7324533678</text:p>
          </table:table-cell>
          <table:table-cell office:value-type="string" calcext:value-type="string">
            <text:p>2016-03-18 15:00:00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best-console-games-we-saw-gdc-2016/</text:p>
          </table:table-cell>
          <table:table-cell office:value-type="string" calcext:value-type="string">
            <text:p>feedly:http://www.gamesradar.com/best-console-games-we-saw-gdc-2016/</text:p>
          </table:table-cell>
          <table:table-cell table:formula="of:=HYPERLINK(CONCATENATE(&quot;http://localhost:3000/search?q=media_id:&quot;;[.E290];&quot; AND publish_date:[&quot;; LEFT( [.B290];10);&quot;T00:00:00Z TO &quot;;LEFT([.B2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best-console-games-we-saw-gdc-2016/</text:p>
          </table:table-cell>
          <table:table-cell office:value-type="string" calcext:value-type="string">
            <text:p>The best console games we saw at GDC 2016</text:p>
          </table:table-cell>
        </table:table-row>
        <table:table-row table:style-name="ro1">
          <table:table-cell table:formula="of:=RAND()" office:value-type="float" office:value="0.0950410827313946" calcext:value-type="float">
            <text:p>0.0950410827</text:p>
          </table:table-cell>
          <table:table-cell office:value-type="string" calcext:value-type="string">
            <text:p>2015-08-05 04:48:21</text:p>
          </table:table-cell>
          <table:table-cell office:value-type="float" office:value="364242" calcext:value-type="float">
            <text:p>364242</text:p>
          </table:table-cell>
          <table:table-cell office:value-type="float" office:value="0" calcext:value-type="float">
            <text:p>0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2016-03-23 13:17:23</text:p>
          </table:table-cell>
          <table:table-cell office:value-type="string" calcext:value-type="string">
            <text:p>http://nosi.cv/index.php/pt/rss-destaques/856-anuncio-de-concurso-recrutamento-de-tecnicos-informaticos</text:p>
          </table:table-cell>
          <table:table-cell office:value-type="string" calcext:value-type="string">
            <text:p>feedly:http://www.nosi.cv/index.php/pt/rss-destaques/856-anuncio-de-concurso-recrutamento-de-tecnicos-informaticos</text:p>
          </table:table-cell>
          <table:table-cell table:formula="of:=HYPERLINK(CONCATENATE(&quot;http://localhost:3000/search?q=media_id:&quot;;[.E291];&quot; AND publish_date:[&quot;; LEFT( [.B291];10);&quot;T00:00:00Z TO &quot;;LEFT([.B2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si.cv/index.php/pt/rss-destaques/856-anuncio-de-concurso-recrutamento-de-tecnicos-informaticos</text:p>
          </table:table-cell>
          <table:table-cell office:value-type="string" calcext:value-type="string">
            <text:p>ANÚNCIO DE CONCURSO: Recrutamento de Técnicos Informáticos</text:p>
          </table:table-cell>
        </table:table-row>
        <table:table-row table:style-name="ro1">
          <table:table-cell table:formula="of:=RAND()" office:value-type="float" office:value="0.730486524920356" calcext:value-type="float">
            <text:p>0.7304865249</text:p>
          </table:table-cell>
          <table:table-cell office:value-type="string" calcext:value-type="string">
            <text:p>2016-03-21 14:32:05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1/breakfast-in-box-debate-over-cereals-health-benefits?rssfeed=true</text:p>
          </table:table-cell>
          <table:table-cell office:value-type="string" calcext:value-type="string">
            <text:p>feedly:http://www.waltonsun.com/zz/lifestyle/20160321/breakfast-in-box-debate-over-cereals-health-benefits</text:p>
          </table:table-cell>
          <table:table-cell table:formula="of:=HYPERLINK(CONCATENATE(&quot;http://localhost:3000/search?q=media_id:&quot;;[.E292];&quot; AND publish_date:[&quot;; LEFT( [.B292];10);&quot;T00:00:00Z TO &quot;;LEFT([.B2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1/breakfast-in-box-debate-over-cereals-health-benefits?rssfeed=true</text:p>
          </table:table-cell>
          <table:table-cell office:value-type="string" calcext:value-type="string">
            <text:p>Breakfast in a box: The debate over cereal's health benefits</text:p>
          </table:table-cell>
        </table:table-row>
        <table:table-row table:style-name="ro1">
          <table:table-cell table:formula="of:=RAND()" office:value-type="float" office:value="0.397786706542034" calcext:value-type="float">
            <text:p>0.3977867065</text:p>
          </table:table-cell>
          <table:table-cell office:value-type="string" calcext:value-type="string">
            <text:p>2016-01-07 17:49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environment_science/deadline-approaches-for-pinnacles-restoration-internship/article_44fb7abe-b599-11e5-8de8-cfc9c59853a4.html</text:p>
          </table:table-cell>
          <table:table-cell office:value-type="string" calcext:value-type="string">
            <text:p>feedly:tncms-asset-44fb7abe-b599-11e5-8de8-cfc9c59853a4</text:p>
          </table:table-cell>
          <table:table-cell table:formula="of:=HYPERLINK(CONCATENATE(&quot;http://localhost:3000/search?q=media_id:&quot;;[.E293];&quot; AND publish_date:[&quot;; LEFT( [.B293];10);&quot;T00:00:00Z TO &quot;;LEFT([.B2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environment_science/deadline-approaches-for-pinnacles-restoration-internship/article_44fb7abe-b599-11e5-8de8-cfc9c59853a4.html</text:p>
          </table:table-cell>
          <table:table-cell office:value-type="string" calcext:value-type="string">
            <text:p>Deadline approaches for Pinnacles restoration internship</text:p>
          </table:table-cell>
        </table:table-row>
        <table:table-row table:style-name="ro2">
          <table:table-cell table:formula="of:=RAND()" office:value-type="float" office:value="0.819781662364358" calcext:value-type="float">
            <text:p>0.8197816624</text:p>
          </table:table-cell>
          <table:table-cell office:value-type="string" calcext:value-type="string">
            <text:p>2016-03-23 09:00:14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976/%D8%A3%D9%88%D8%BA%D9%84%D9%88-%D9%8A%D8%B4%D8%A8%D9%87-%D8%B5%D8%B9%D9%88%D8%A8%D8%A9-%D8%AD%D9%8A%D8%A7%D8%A9-%D9%85%D9%86-%D8%B3%D9%82%D8%B7%D9%88%D8%A7-%D8%A8%D8%AA%D9%81%D8%AC%D9%8A%D8%B1%D8%A7%D8%AA-%D8%A3%D9%86%D9%82%D8%B1%D8%A9-%D8%A8%D9%80%D8%A8%D8%B1%D9%88%D9%83%D8%B3%D9%84</text:p>
          </table:table-cell>
          <table:table-cell office:value-type="string" calcext:value-type="string">
            <text:p>feedly:http://www.elshaab.org/news/221976/%D8%A3%D9%88%D8%BA%D9%84%D9%88-%D9%8A%D8%B4%D8%A8%D9%87-%D8%B5%D8%B9%D9%88%D8%A8%D8%A9-%D8%AD%D9%8A%D8%A7%D8%A9-%D9%85%D9%86-%D8%B3%D9%82%D8%B7%D9%88%D8%A7-%D8%A8%D8%AA%D9%81%D8%AC%D9%8A%D8%B1%D8%A7%D8%AA-%D8%A3%D9%86%D9%82%D8%B1%D8%A9-%D8%A8%D9%80%D8%A8%D8%B1%D9%88%D9%83%D8%B3%D9%84#ref=rss_feed</text:p>
          </table:table-cell>
          <table:table-cell table:formula="of:=HYPERLINK(CONCATENATE(&quot;http://localhost:3000/search?q=media_id:&quot;;[.E294];&quot; AND publish_date:[&quot;; LEFT( [.B294];10);&quot;T00:00:00Z TO &quot;;LEFT([.B2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976/%D8%A3%D9%88%D8%BA%D9%84%D9%88-%D9%8A%D8%B4%D8%A8%D9%87-%D8%B5%D8%B9%D9%88%D8%A8%D8%A9-%D8%AD%D9%8A%D8%A7%D8%A9-%D9%85%D9%86-%D8%B3%D9%82%D8%B7%D9%88%D8%A7-%D8%A8%D8%AA%D9%81%D8%AC%D9%8A%D8%B1%D8%A7%D8%AA-%D8%A3%D9%86%D9%82%D8%B1%D8%A9-%D8%A8%D9%80%D8%A8%D8%B1%D9%88%D9%83%D8%B3%D9%84#ref=rss_feed</text:p>
          </table:table-cell>
          <table:table-cell office:value-type="string" calcext:value-type="string">
            <text:p>&lt;div style="direction:rtl;text-align:right"&gt;"أوغلو" يشبه صعوبة حياة من سقطوا بتفجيرات "أنقرة" بـ"بروكسل"&lt;/div&gt;</text:p>
          </table:table-cell>
        </table:table-row>
        <table:table-row table:style-name="ro1">
          <table:table-cell table:formula="of:=RAND()" office:value-type="float" office:value="0.121886088162015" calcext:value-type="float">
            <text:p>0.1218860882</text:p>
          </table:table-cell>
          <table:table-cell office:value-type="string" calcext:value-type="string">
            <text:p>2016-03-23 08:47:11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68931/sc/17/l/0lcn0breuters0n0carticle0ccanada0ebudget0eidcnl3s16v4380dfeedtype0frss0gfeedname0fcnmktnews/story01.htm</text:p>
          </table:table-cell>
          <table:table-cell office:value-type="string" calcext:value-type="string">
            <text:p>feedly:CNL3S16V438</text:p>
          </table:table-cell>
          <table:table-cell table:formula="of:=HYPERLINK(CONCATENATE(&quot;http://localhost:3000/search?q=media_id:&quot;;[.E295];&quot; AND publish_date:[&quot;; LEFT( [.B295];10);&quot;T00:00:00Z TO &quot;;LEFT([.B2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68931/sc/17/l/0Lcn0Breuters0N0Carticle0Ccanada0Ebudget0EidCNL3S16V4380DfeedType0FRSS0GfeedName0FcnMktNews/story01.htm</text:p>
          </table:table-cell>
          <table:table-cell office:value-type="string" calcext:value-type="string">
            <text:p>标题新闻：加拿大总理特鲁多称多快能消除预算赤字取决于经济成长的力度</text:p>
          </table:table-cell>
        </table:table-row>
        <table:table-row table:style-name="ro1">
          <table:table-cell table:formula="of:=RAND()" office:value-type="float" office:value="0.680555099529835" calcext:value-type="float">
            <text:p>0.6805550995</text:p>
          </table:table-cell>
          <table:table-cell office:value-type="string" calcext:value-type="string">
            <text:p>2016-01-12 12:28:41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10-sinais-que-seu-caogato-nao-esta-feliz/</text:p>
          </table:table-cell>
          <table:table-cell office:value-type="string" calcext:value-type="string">
            <text:p>feedly:http://www.dogurbano.com.br/10-sinais-que-seu-caogato-nao-esta-feliz/</text:p>
          </table:table-cell>
          <table:table-cell table:formula="of:=HYPERLINK(CONCATENATE(&quot;http://localhost:3000/search?q=media_id:&quot;;[.E296];&quot; AND publish_date:[&quot;; LEFT( [.B296];10);&quot;T00:00:00Z TO &quot;;LEFT([.B2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10-sinais-que-seu-caogato-nao-esta-feliz/</text:p>
          </table:table-cell>
          <table:table-cell office:value-type="string" calcext:value-type="string">
            <text:p>10 sinais que seu cão/gato não está feliz</text:p>
          </table:table-cell>
        </table:table-row>
        <table:table-row table:style-name="ro1">
          <table:table-cell table:formula="of:=RAND()" office:value-type="float" office:value="0.917790136551682" calcext:value-type="float">
            <text:p>0.9177901366</text:p>
          </table:table-cell>
          <table:table-cell office:value-type="string" calcext:value-type="string">
            <text:p>2014-11-13 14:25:06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41321.html</text:p>
          </table:table-cell>
          <table:table-cell office:value-type="string" calcext:value-type="string">
            <text:p>feedly:http://ame-lee.livejournal.com/1041321.html</text:p>
          </table:table-cell>
          <table:table-cell table:formula="of:=HYPERLINK(CONCATENATE(&quot;http://localhost:3000/search?q=media_id:&quot;;[.E297];&quot; AND publish_date:[&quot;; LEFT( [.B297];10);&quot;T00:00:00Z TO &quot;;LEFT([.B2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41321.html</text:p>
          </table:table-cell>
          <table:table-cell office:value-type="string" calcext:value-type="string">
            <text:p>про жж</text:p>
          </table:table-cell>
        </table:table-row>
        <table:table-row table:style-name="ro1">
          <table:table-cell table:formula="of:=RAND()" office:value-type="float" office:value="0.196284020398481" calcext:value-type="float">
            <text:p>0.1962840204</text:p>
          </table:table-cell>
          <table:table-cell office:value-type="string" calcext:value-type="string">
            <text:p>2014-09-18 21:57:43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el-turismo-digital-es-el-nuevo-campo-de-batalla/?utm_source=rss&amp;utm_medium=rss&amp;utm_campaign=el-turismo-digital-es-el-nuevo-campo-de-batalla</text:p>
          </table:table-cell>
          <table:table-cell office:value-type="string" calcext:value-type="string">
            <text:p>feedly:http://www.jbarahona.com/?p=2461</text:p>
          </table:table-cell>
          <table:table-cell table:formula="of:=HYPERLINK(CONCATENATE(&quot;http://localhost:3000/search?q=media_id:&quot;;[.E298];&quot; AND publish_date:[&quot;; LEFT( [.B298];10);&quot;T00:00:00Z TO &quot;;LEFT([.B2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el-turismo-digital-es-el-nuevo-campo-de-batalla/?utm_source=rss&amp;utm_medium=rss&amp;utm_campaign=el-turismo-digital-es-el-nuevo-campo-de-batalla</text:p>
          </table:table-cell>
          <table:table-cell office:value-type="string" calcext:value-type="string">
            <text:p>El turismo digital es el nuevo campo de batalla</text:p>
          </table:table-cell>
        </table:table-row>
        <table:table-row table:style-name="ro1">
          <table:table-cell table:formula="of:=RAND()" office:value-type="float" office:value="0.223019018797681" calcext:value-type="float">
            <text:p>0.2230190188</text:p>
          </table:table-cell>
          <table:table-cell office:value-type="string" calcext:value-type="string">
            <text:p>2016-03-22 06:42:41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27981.ece/benzinepompen-massaal-in-de-fout</text:p>
          </table:table-cell>
          <table:table-cell office:value-type="string" calcext:value-type="string">
            <text:p>feedly:http://www.noordhollandsdagblad.nl/stadstreek/kennemerland/article27927981.ece/Benzinepompen-massaal-in-de-fout</text:p>
          </table:table-cell>
          <table:table-cell table:formula="of:=HYPERLINK(CONCATENATE(&quot;http://localhost:3000/search?q=media_id:&quot;;[.E299];&quot; AND publish_date:[&quot;; LEFT( [.B299];10);&quot;T00:00:00Z TO &quot;;LEFT([.B2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27981.ece/Benzinepompen-massaal-in-de-fout</text:p>
          </table:table-cell>
          <table:table-cell office:value-type="string" calcext:value-type="string">
            <text:p>Benzinepompen massaal in de fout</text:p>
          </table:table-cell>
        </table:table-row>
        <table:table-row table:style-name="ro1">
          <table:table-cell table:formula="of:=RAND()" office:value-type="float" office:value="0.883232535869775" calcext:value-type="float">
            <text:p>0.8832325359</text:p>
          </table:table-cell>
          <table:table-cell office:value-type="string" calcext:value-type="string">
            <text:p>2012-03-29 07:04:56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8348.html</text:p>
          </table:table-cell>
          <table:table-cell office:value-type="string" calcext:value-type="string">
            <text:p>feedly:urn:lj:livejournal.com:atom1:fil_defense:258348</text:p>
          </table:table-cell>
          <table:table-cell table:formula="of:=HYPERLINK(CONCATENATE(&quot;http://localhost:3000/search?q=media_id:&quot;;[.E300];&quot; AND publish_date:[&quot;; LEFT( [.B300];10);&quot;T00:00:00Z TO &quot;;LEFT([.B3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8348.html</text:p>
          </table:table-cell>
          <table:table-cell office:value-type="string" calcext:value-type="string">
            <text:p>Капитан Петров на страже нерезиновой</text:p>
          </table:table-cell>
        </table:table-row>
        <table:table-row table:style-name="ro1">
          <table:table-cell table:formula="of:=RAND()" office:value-type="float" office:value="0.47636315968791" calcext:value-type="float">
            <text:p>0.4763631597</text:p>
          </table:table-cell>
          <table:table-cell office:value-type="string" calcext:value-type="string">
            <text:p>2016-03-02 05:35:17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78998.html</text:p>
          </table:table-cell>
          <table:table-cell office:value-type="string" calcext:value-type="string">
            <text:p>feedly:urn:lj:livejournal.com:atom1:pasya:1478998</text:p>
          </table:table-cell>
          <table:table-cell table:formula="of:=HYPERLINK(CONCATENATE(&quot;http://localhost:3000/search?q=media_id:&quot;;[.E301];&quot; AND publish_date:[&quot;; LEFT( [.B301];10);&quot;T00:00:00Z TO &quot;;LEFT([.B3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78998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8130662447395" calcext:value-type="float">
            <text:p>0.8130662447</text:p>
          </table:table-cell>
          <table:table-cell office:value-type="string" calcext:value-type="string">
            <text:p>2016-01-10 20:18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mensolympic/news/y=2016/m=1/news=asian-hopefuls-set-sights-on-rio-2016-2754587.html</text:p>
          </table:table-cell>
          <table:table-cell office:value-type="string" calcext:value-type="string">
            <text:p>feedly:http://www.fifa.com/mensolympic/news/y=2016/m=1/news=asian-hopefuls-set-sights-on-rio-2016-2754587.html</text:p>
          </table:table-cell>
          <table:table-cell table:formula="of:=HYPERLINK(CONCATENATE(&quot;http://localhost:3000/search?q=media_id:&quot;;[.E302];&quot; AND publish_date:[&quot;; LEFT( [.B302];10);&quot;T00:00:00Z TO &quot;;LEFT([.B3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mensolympic/news/y=2016/m=1/news=asian-hopefuls-set-sights-on-rio-2016-2754587.html</text:p>
          </table:table-cell>
          <table:table-cell office:value-type="string" calcext:value-type="string">
            <text:p>Asian hopefuls set sights on Rio 2016</text:p>
          </table:table-cell>
        </table:table-row>
        <table:table-row table:style-name="ro1">
          <table:table-cell table:formula="of:=RAND()" office:value-type="float" office:value="0.410768596610345" calcext:value-type="float">
            <text:p>0.4107685966</text:p>
          </table:table-cell>
          <table:table-cell office:value-type="string" calcext:value-type="string">
            <text:p>2016-03-21 15:22:36</text:p>
          </table:table-cell>
          <table:table-cell office:value-type="float" office:value="119559" calcext:value-type="float">
            <text:p>119559</text:p>
          </table:table-cell>
          <table:table-cell office:value-type="float" office:value="1" calcext:value-type="float">
            <text:p>1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dczepoxj_ou/0,2817,2501007,00.asp</text:p>
          </table:table-cell>
          <table:table-cell office:value-type="string" calcext:value-type="string">
            <text:p>feedly:http://feedproxy.google.com/~r/ziffdavis/pcmag/breakingnews/~3/dcZePoXj_oU/0,2817,2501007,00.asp</text:p>
          </table:table-cell>
          <table:table-cell table:formula="of:=HYPERLINK(CONCATENATE(&quot;http://localhost:3000/search?q=media_id:&quot;;[.E303];&quot; AND publish_date:[&quot;; LEFT( [.B303];10);&quot;T00:00:00Z TO &quot;;LEFT([.B3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dcZePoXj_oU/0,2817,2501007,00.asp</text:p>
          </table:table-cell>
          <table:table-cell office:value-type="string" calcext:value-type="string">
            <text:p>Arrested for Providing Web Access: Q&amp;A With Ex-Cuban Prisoner Alan Gross</text:p>
          </table:table-cell>
        </table:table-row>
        <table:table-row table:style-name="ro2">
          <table:table-cell table:formula="of:=RAND()" office:value-type="float" office:value="0.841444625931961" calcext:value-type="float">
            <text:p>0.8414446259</text:p>
          </table:table-cell>
          <table:table-cell office:value-type="string" calcext:value-type="string">
            <text:p>2016-02-20 23:06:33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in-pic-darshan-and-ambareesh-in-jaggu-dada-shooting-spot-020851.html</text:p>
          </table:table-cell>
          <table:table-cell office:value-type="string" calcext:value-type="string">
            <text:p>feedly:http://kannada.filmibeat.com/gossips/in-pic-darshan-and-ambareesh-in-jaggu-dada-shooting-spot-020851.html</text:p>
          </table:table-cell>
          <table:table-cell table:formula="of:=HYPERLINK(CONCATENATE(&quot;http://localhost:3000/search?q=media_id:&quot;;[.E304];&quot; AND publish_date:[&quot;; LEFT( [.B304];10);&quot;T00:00:00Z TO &quot;;LEFT([.B3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in-pic-darshan-and-ambareesh-in-jaggu-dada-shooting-spot-020851.html</text:p>
          </table:table-cell>
          <table:table-cell office:value-type="string" calcext:value-type="string">
            <text:p>'ಜಗ್ಗು ದಾದಾ' ಚಿತ್ರದಲ್ಲಿ ದರ್ಶನ್ ಜೊತೆ ಅಂಬರೀಶ್?</text:p>
          </table:table-cell>
        </table:table-row>
        <table:table-row table:style-name="ro1">
          <table:table-cell table:formula="of:=RAND()" office:value-type="float" office:value="0.8882549770251" calcext:value-type="float">
            <text:p>0.888254977</text:p>
          </table:table-cell>
          <table:table-cell office:value-type="string" calcext:value-type="string">
            <text:p>2016-03-23 04:17:10</text:p>
          </table:table-cell>
          <table:table-cell office:value-type="float" office:value="81108" calcext:value-type="float">
            <text:p>81108</text:p>
          </table:table-cell>
          <table:table-cell office:value-type="float" office:value="1" calcext:value-type="float">
            <text:p>1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il-metodo-renzise-ne-parla-alla-feltrinelli_1173562_11/</text:p>
          </table:table-cell>
          <table:table-cell office:value-type="string" calcext:value-type="string">
            <text:p>feedly:http://www.ecodibergamo.it/stories/il-piacere-di-leggere/il-metodo-renzise-ne-parla-alla-feltrinelli_1173562_11/</text:p>
          </table:table-cell>
          <table:table-cell table:formula="of:=HYPERLINK(CONCATENATE(&quot;http://localhost:3000/search?q=media_id:&quot;;[.E305];&quot; AND publish_date:[&quot;; LEFT( [.B305];10);&quot;T00:00:00Z TO &quot;;LEFT([.B3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il-metodo-renzise-ne-parla-alla-feltrinelli_1173562_11/</text:p>
          </table:table-cell>
          <table:table-cell office:value-type="string" calcext:value-type="string">
            <text:p>«Il metodo Renzi» Se ne parla alla Feltrinelli</text:p>
          </table:table-cell>
        </table:table-row>
        <table:table-row table:style-name="ro1">
          <table:table-cell table:formula="of:=RAND()" office:value-type="float" office:value="0.224477492393758" calcext:value-type="float">
            <text:p>0.2244774924</text:p>
          </table:table-cell>
          <table:table-cell office:value-type="string" calcext:value-type="string">
            <text:p>2016-02-21 09:46:37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2925.html</text:p>
          </table:table-cell>
          <table:table-cell office:value-type="string" calcext:value-type="string">
            <text:p>feedly:urn:lj:livejournal.com:atom1:sio13:572925</text:p>
          </table:table-cell>
          <table:table-cell table:formula="of:=HYPERLINK(CONCATENATE(&quot;http://localhost:3000/search?q=media_id:&quot;;[.E306];&quot; AND publish_date:[&quot;; LEFT( [.B306];10);&quot;T00:00:00Z TO &quot;;LEFT([.B3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2925.html</text:p>
          </table:table-cell>
          <table:table-cell office:value-type="string" calcext:value-type="string">
            <text:p>Марафон, рис. 5: Зимние забавы</text:p>
          </table:table-cell>
        </table:table-row>
        <table:table-row table:style-name="ro1">
          <table:table-cell table:formula="of:=RAND()" office:value-type="float" office:value="0.102174485333052" calcext:value-type="float">
            <text:p>0.1021744853</text:p>
          </table:table-cell>
          <table:table-cell office:value-type="string" calcext:value-type="string">
            <text:p>2016-01-21 00:36:01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50562.html</text:p>
          </table:table-cell>
          <table:table-cell office:value-type="string" calcext:value-type="string">
            <text:p>feedly:urn:lj:livejournal.com:atom1:golosrazuma:250562</text:p>
          </table:table-cell>
          <table:table-cell table:formula="of:=HYPERLINK(CONCATENATE(&quot;http://localhost:3000/search?q=media_id:&quot;;[.E307];&quot; AND publish_date:[&quot;; LEFT( [.B307];10);&quot;T00:00:00Z TO &quot;;LEFT([.B3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50562.html</text:p>
          </table:table-cell>
          <table:table-cell office:value-type="string" calcext:value-type="string">
            <text:p>Просто он работает волшебником</text:p>
          </table:table-cell>
        </table:table-row>
        <table:table-row table:style-name="ro1">
          <table:table-cell table:formula="of:=RAND()" office:value-type="float" office:value="0.332682681773267" calcext:value-type="float">
            <text:p>0.3326826818</text:p>
          </table:table-cell>
          <table:table-cell office:value-type="string" calcext:value-type="string">
            <text:p>2016-03-23 08:09:34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tkxba_qlerw/cmus_kavon_fraziers_pro_day_ma.html</text:p>
          </table:table-cell>
          <table:table-cell office:value-type="string" calcext:value-type="string">
            <text:p>feedly:tag:www.mlive.com,2016:/sports/3866.18250513</text:p>
          </table:table-cell>
          <table:table-cell table:formula="of:=HYPERLINK(CONCATENATE(&quot;http://localhost:3000/search?q=media_id:&quot;;[.E308];&quot; AND publish_date:[&quot;; LEFT( [.B308];10);&quot;T00:00:00Z TO &quot;;LEFT([.B3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TKxbA_QlERw/cmus_kavon_fraziers_pro_day_ma.html</text:p>
          </table:table-cell>
          <table:table-cell office:value-type="string" calcext:value-type="string">
            <text:p>CMU's Kavon Frazier's pro day may have helped his draft status</text:p>
          </table:table-cell>
        </table:table-row>
        <table:table-row table:style-name="ro1">
          <table:table-cell table:formula="of:=RAND()" office:value-type="float" office:value="0.546373566697927" calcext:value-type="float">
            <text:p>0.5463735667</text:p>
          </table:table-cell>
          <table:table-cell office:value-type="string" calcext:value-type="string">
            <text:p>2016-03-20 23:10:42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20-staff-photos-of-the-week-march-14---20.ece</text:p>
          </table:table-cell>
          <table:table-cell office:value-type="string" calcext:value-type="string">
            <text:p>feedly:http://www.dallasnews.com/photos/20160320-staff-photos-of-the-week-march-14---20.ece</text:p>
          </table:table-cell>
          <table:table-cell table:formula="of:=HYPERLINK(CONCATENATE(&quot;http://localhost:3000/search?q=media_id:&quot;;[.E309];&quot; AND publish_date:[&quot;; LEFT( [.B309];10);&quot;T00:00:00Z TO &quot;;LEFT([.B3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20-staff-photos-of-the-week-march-14---20.ece</text:p>
          </table:table-cell>
          <table:table-cell office:value-type="string" calcext:value-type="string">
            <text:p>Staff Photos of The Week: March 14 - 20</text:p>
          </table:table-cell>
        </table:table-row>
        <table:table-row table:style-name="ro1">
          <table:table-cell table:formula="of:=RAND()" office:value-type="float" office:value="0.990750775295927" calcext:value-type="float">
            <text:p>0.9907507753</text:p>
          </table:table-cell>
          <table:table-cell office:value-type="string" calcext:value-type="string">
            <text:p>2013-06-24 23:36:47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3436.html</text:p>
          </table:table-cell>
          <table:table-cell office:value-type="string" calcext:value-type="string">
            <text:p>feedly:http://ame-lee.livejournal.com/1033436.html</text:p>
          </table:table-cell>
          <table:table-cell table:formula="of:=HYPERLINK(CONCATENATE(&quot;http://localhost:3000/search?q=media_id:&quot;;[.E310];&quot; AND publish_date:[&quot;; LEFT( [.B310];10);&quot;T00:00:00Z TO &quot;;LEFT([.B3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3436.html</text:p>
          </table:table-cell>
          <table:table-cell office:value-type="string" calcext:value-type="string">
            <text:p>внезапно</text:p>
          </table:table-cell>
        </table:table-row>
        <table:table-row table:style-name="ro1">
          <table:table-cell table:formula="of:=RAND()" office:value-type="float" office:value="0.676635303053821" calcext:value-type="float">
            <text:p>0.6766353031</text:p>
          </table:table-cell>
          <table:table-cell office:value-type="string" calcext:value-type="string">
            <text:p>2016-02-19 02:53:33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8328.html</text:p>
          </table:table-cell>
          <table:table-cell office:value-type="string" calcext:value-type="string">
            <text:p>feedly:urn:lj:livejournal.com:atom1:pekelnyi_bulba:1128328</text:p>
          </table:table-cell>
          <table:table-cell table:formula="of:=HYPERLINK(CONCATENATE(&quot;http://localhost:3000/search?q=media_id:&quot;;[.E311];&quot; AND publish_date:[&quot;; LEFT( [.B311];10);&quot;T00:00:00Z TO &quot;;LEFT([.B3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8328.html</text:p>
          </table:table-cell>
          <table:table-cell office:value-type="string" calcext:value-type="string">
            <text:p>шо вам ще сказати...</text:p>
          </table:table-cell>
        </table:table-row>
        <table:table-row table:style-name="ro1">
          <table:table-cell table:formula="of:=RAND()" office:value-type="float" office:value="0.723389948965601" calcext:value-type="float">
            <text:p>0.723389949</text:p>
          </table:table-cell>
          <table:table-cell office:value-type="string" calcext:value-type="string">
            <text:p>2016-03-14 23:51:09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14-staff-photos-of-the-week-march-7---13.ece</text:p>
          </table:table-cell>
          <table:table-cell office:value-type="string" calcext:value-type="string">
            <text:p>feedly:http://www.dallasnews.com/photos/20160314-staff-photos-of-the-week-march-7---13.ece</text:p>
          </table:table-cell>
          <table:table-cell table:formula="of:=HYPERLINK(CONCATENATE(&quot;http://localhost:3000/search?q=media_id:&quot;;[.E312];&quot; AND publish_date:[&quot;; LEFT( [.B312];10);&quot;T00:00:00Z TO &quot;;LEFT([.B3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14-staff-photos-of-the-week-march-7---13.ece</text:p>
          </table:table-cell>
          <table:table-cell office:value-type="string" calcext:value-type="string">
            <text:p>Staff Photos Of The Week: March 7 - 13</text:p>
          </table:table-cell>
        </table:table-row>
        <table:table-row table:style-name="ro1">
          <table:table-cell table:formula="of:=RAND()" office:value-type="float" office:value="0.0413643766885687" calcext:value-type="float">
            <text:p>0.0413643767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200/mar-has-4ps-jojo-has-5ps-digong-6ps</text:p>
          </table:table-cell>
          <table:table-cell office:value-type="string" calcext:value-type="string">
            <text:p>feedly:http://www.philstar.com/opinion/2016/03/24/1566200/mar-has-4ps-jojo-has-5ps-digong-6ps</text:p>
          </table:table-cell>
          <table:table-cell table:formula="of:=HYPERLINK(CONCATENATE(&quot;http://localhost:3000/search?q=media_id:&quot;;[.E313];&quot; AND publish_date:[&quot;; LEFT( [.B313];10);&quot;T00:00:00Z TO &quot;;LEFT([.B3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200/mar-has-4ps-jojo-has-5ps-digong-6ps</text:p>
          </table:table-cell>
          <table:table-cell office:value-type="string" calcext:value-type="string">
            <text:p>Mar has 4Ps? Jojo has 5Ps, Digong 6Ps</text:p>
          </table:table-cell>
        </table:table-row>
        <table:table-row table:style-name="ro1">
          <table:table-cell table:formula="of:=RAND()" office:value-type="float" office:value="0.488657911461256" calcext:value-type="float">
            <text:p>0.4886579115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florida-gators-eli-carter-transfer-guard-billy-donovan-rutgers--042715</text:p>
          </table:table-cell>
          <table:table-cell office:value-type="string" calcext:value-type="string">
            <text:p>feedly:http://www.foxsports.com/college-basketball/story/florida-gators-eli-carter-transfer-guard-billy-donovan-rutgers--042715</text:p>
          </table:table-cell>
          <table:table-cell table:formula="of:=HYPERLINK(CONCATENATE(&quot;http://localhost:3000/search?q=media_id:&quot;;[.E314];&quot; AND publish_date:[&quot;; LEFT( [.B314];10);&quot;T00:00:00Z TO &quot;;LEFT([.B3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florida-gators-eli-carter-transfer-guard-billy-donovan-rutgers--042715</text:p>
          </table:table-cell>
          <table:table-cell office:value-type="string" calcext:value-type="string">
            <text:p>Florida guard Eli Carter announces he is transferring again</text:p>
          </table:table-cell>
        </table:table-row>
        <table:table-row table:style-name="ro1">
          <table:table-cell table:formula="of:=RAND()" office:value-type="float" office:value="0.562436525293808" calcext:value-type="float">
            <text:p>0.5624365253</text:p>
          </table:table-cell>
          <table:table-cell office:value-type="string" calcext:value-type="string">
            <text:p>2016-03-21 07:59:42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fly-til-aalborg-forsinket-16-timer/6cc8913b-751e-48ae-afcb-7b9016e33345/145/1156?utm_source=nyheder&amp;utm_medium=rss&amp;utm_campaign=erhverv</text:p>
          </table:table-cell>
          <table:table-cell office:value-type="string" calcext:value-type="string">
            <text:p>feedly:6cc8913b-751e-48ae-afcb-7b9016e33345</text:p>
          </table:table-cell>
          <table:table-cell table:formula="of:=HYPERLINK(CONCATENATE(&quot;http://localhost:3000/search?q=media_id:&quot;;[.E315];&quot; AND publish_date:[&quot;; LEFT( [.B315];10);&quot;T00:00:00Z TO &quot;;LEFT([.B3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fly-til-aalborg-forsinket-16-timer/6cc8913b-751e-48ae-afcb-7b9016e33345/145/1156?utm_source=nyheder&amp;utm_medium=rss&amp;utm_campaign=erhverv</text:p>
          </table:table-cell>
          <table:table-cell office:value-type="string" calcext:value-type="string">
            <text:p>Fly til Aalborg forsinket 16 timer</text:p>
          </table:table-cell>
        </table:table-row>
        <table:table-row table:style-name="ro1">
          <table:table-cell table:formula="of:=RAND()" office:value-type="float" office:value="0.418796339419021" calcext:value-type="float">
            <text:p>0.4187963394</text:p>
          </table:table-cell>
          <table:table-cell office:value-type="string" calcext:value-type="string">
            <text:p>2016-03-02 11:30:28</text:p>
          </table:table-cell>
          <table:table-cell office:value-type="float" office:value="352095" calcext:value-type="float">
            <text:p>352095</text:p>
          </table:table-cell>
          <table:table-cell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news/religion/20160302-evangelical-crusade-hopes-to-fill-att-stadium.ece</text:p>
          </table:table-cell>
          <table:table-cell office:value-type="string" calcext:value-type="string">
            <text:p>feedly:http://www.dallasnews.com/news/religion/20160302-evangelical-crusade-hopes-to-fill-att-stadium.ece</text:p>
          </table:table-cell>
          <table:table-cell table:formula="of:=HYPERLINK(CONCATENATE(&quot;http://localhost:3000/search?q=media_id:&quot;;[.E316];&quot; AND publish_date:[&quot;; LEFT( [.B316];10);&quot;T00:00:00Z TO &quot;;LEFT([.B3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religion/20160302-evangelical-crusade-hopes-to-fill-att-stadium.ece</text:p>
          </table:table-cell>
          <table:table-cell office:value-type="string" calcext:value-type="string">
            <text:p>Evangelical crusade hopes to fill AT&amp;T Stadium</text:p>
          </table:table-cell>
        </table:table-row>
        <table:table-row table:style-name="ro1">
          <table:table-cell table:formula="of:=RAND()" office:value-type="float" office:value="0.907735156118838" calcext:value-type="float">
            <text:p>0.9077351561</text:p>
          </table:table-cell>
          <table:table-cell office:value-type="string" calcext:value-type="string">
            <text:p>2013-02-09 09:43:11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3685.html</text:p>
          </table:table-cell>
          <table:table-cell office:value-type="string" calcext:value-type="string">
            <text:p>feedly:urn:lj:livejournal.com:atom1:satis_fiction:503685</text:p>
          </table:table-cell>
          <table:table-cell table:formula="of:=HYPERLINK(CONCATENATE(&quot;http://localhost:3000/search?q=media_id:&quot;;[.E317];&quot; AND publish_date:[&quot;; LEFT( [.B317];10);&quot;T00:00:00Z TO &quot;;LEFT([.B3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3685.html</text:p>
          </table:table-cell>
          <table:table-cell office:value-type="string" calcext:value-type="string">
            <text:p>satis_fiction @ 2013-02-09T23:49:00</text:p>
          </table:table-cell>
        </table:table-row>
        <table:table-row table:style-name="ro1">
          <table:table-cell table:formula="of:=RAND()" office:value-type="float" office:value="0.0809716432012933" calcext:value-type="float">
            <text:p>0.0809716432</text:p>
          </table:table-cell>
          <table:table-cell office:value-type="string" calcext:value-type="string">
            <text:p>2016-03-11 14:47:49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5928.html</text:p>
          </table:table-cell>
          <table:table-cell office:value-type="string" calcext:value-type="string">
            <text:p>feedly:urn:lj:livejournal.com:atom1:ell_dagros:295928</text:p>
          </table:table-cell>
          <table:table-cell table:formula="of:=HYPERLINK(CONCATENATE(&quot;http://localhost:3000/search?q=media_id:&quot;;[.E318];&quot; AND publish_date:[&quot;; LEFT( [.B318];10);&quot;T00:00:00Z TO &quot;;LEFT([.B3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5928.html</text:p>
          </table:table-cell>
          <table:table-cell office:value-type="string" calcext:value-type="string">
            <text:p>ell_dagros @ 2016-03-11T23:47:00</text:p>
          </table:table-cell>
        </table:table-row>
        <table:table-row table:style-name="ro1">
          <table:table-cell table:formula="of:=RAND()" office:value-type="float" office:value="0.945510256437094" calcext:value-type="float">
            <text:p>0.9455102564</text:p>
          </table:table-cell>
          <table:table-cell office:value-type="string" calcext:value-type="string">
            <text:p>2015-02-22 00:04:01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4344.html</text:p>
          </table:table-cell>
          <table:table-cell office:value-type="string" calcext:value-type="string">
            <text:p>feedly:urn:lj:livejournal.com:atom1:lavababe:214344</text:p>
          </table:table-cell>
          <table:table-cell table:formula="of:=HYPERLINK(CONCATENATE(&quot;http://localhost:3000/search?q=media_id:&quot;;[.E319];&quot; AND publish_date:[&quot;; LEFT( [.B319];10);&quot;T00:00:00Z TO &quot;;LEFT([.B3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4344.html</text:p>
          </table:table-cell>
          <table:table-cell office:value-type="string" calcext:value-type="string">
            <text:p>#ЭтойВесной 1-8 марта.</text:p>
          </table:table-cell>
        </table:table-row>
        <table:table-row table:style-name="ro1">
          <table:table-cell table:formula="of:=RAND()" office:value-type="float" office:value="0.648159170794481" calcext:value-type="float">
            <text:p>0.6481591708</text:p>
          </table:table-cell>
          <table:table-cell office:value-type="string" calcext:value-type="string">
            <text:p>2015-07-23 16:56:46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6-uso-de-termog%C3%AAnico-com-anti-inflamat%C3%B3rios/</text:p>
          </table:table-cell>
          <table:table-cell office:value-type="string" calcext:value-type="string">
            <text:p>feedly:http://fisiculturismo.com.br/forum/topic/107916-uso-de-termogênico-com-anti-inflamatórios/</text:p>
          </table:table-cell>
          <table:table-cell table:formula="of:=HYPERLINK(CONCATENATE(&quot;http://localhost:3000/search?q=media_id:&quot;;[.E320];&quot; AND publish_date:[&quot;; LEFT( [.B320];10);&quot;T00:00:00Z TO &quot;;LEFT([.B3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6-uso-de-termogênico-com-anti-inflamatórios/</text:p>
          </table:table-cell>
          <table:table-cell office:value-type="string" calcext:value-type="string">
            <text:p>Uso de termogênico com anti inflamatórios</text:p>
          </table:table-cell>
        </table:table-row>
        <table:table-row table:style-name="ro2">
          <table:table-cell table:formula="of:=RAND()" office:value-type="float" office:value="0.35952807449588" calcext:value-type="float">
            <text:p>0.3595280745</text:p>
          </table:table-cell>
          <table:table-cell office:value-type="string" calcext:value-type="string">
            <text:p>2016-03-23 12:04:36</text:p>
          </table:table-cell>
          <table:table-cell office:value-type="float" office:value="123340" calcext:value-type="float">
            <text:p>123340</text:p>
          </table:table-cell>
          <table:table-cell office:value-type="float" office:value="0" calcext:value-type="float">
            <text:p>0</text:p>
          </table:table-cell>
          <table:table-cell office:value-type="float" office:value="65914" calcext:value-type="float">
            <text:p>65914</text:p>
          </table:table-cell>
          <table:table-cell office:value-type="string" calcext:value-type="string">
            <text:p>2016-03-23 13:43:51</text:p>
          </table:table-cell>
          <table:table-cell office:value-type="string" calcext:value-type="string">
            <text:p>https://paltoday.ps/ar/post/266205/%D9%85%D8%B4%D8%B1%D9%88%D8%B9-%D9%82%D8%B1%D8%A7%D8%B1-%D9%84%D9%84%D9%83%D9%86%D9%8A%D8%B3%D8%AA-%D9%84%D8%AD%D8%AC%D8%A8-%D8%A7%D9%84%D8%AB%D9%82%D8%A9-%D8%B9%D9%86-%D8%AD%D9%83%D9%88%D9%85%D8%A9-%D9%86%D8%AA%D9%86%D9%8A%D8%A7%D9%87%D9%88</text:p>
          </table:table-cell>
          <table:table-cell office:value-type="string" calcext:value-type="string">
            <text:p>feedly:https://paltoday.ps/ar/post/266205/مشروع-قرار-للكنيست-لحجب-الثقة-عن-حكومة-نتنياهو</text:p>
          </table:table-cell>
          <table:table-cell table:formula="of:=HYPERLINK(CONCATENATE(&quot;http://localhost:3000/search?q=media_id:&quot;;[.E321];&quot; AND publish_date:[&quot;; LEFT( [.B321];10);&quot;T00:00:00Z TO &quot;;LEFT([.B3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paltoday.ps/ar/post/266205/مشروع-قرار-للكنيست-لحجب-الثقة-عن-حكومة-نتنياهو</text:p>
          </table:table-cell>
          <table:table-cell office:value-type="string" calcext:value-type="string">
            <text:p>&lt;div style="direction:rtl;text-align:right"&gt;مشروع قرار للكنيست لحجب الثقة عن حكومة نتنياهو&lt;/div&gt;</text:p>
          </table:table-cell>
        </table:table-row>
        <table:table-row table:style-name="ro1">
          <table:table-cell table:formula="of:=RAND()" office:value-type="float" office:value="0.553502574982995" calcext:value-type="float">
            <text:p>0.553502575</text:p>
          </table:table-cell>
          <table:table-cell office:value-type="string" calcext:value-type="string">
            <text:p>2013-05-25 14:35:39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2659.html</text:p>
          </table:table-cell>
          <table:table-cell office:value-type="string" calcext:value-type="string">
            <text:p>feedly:http://ame-lee.livejournal.com/1032659.html</text:p>
          </table:table-cell>
          <table:table-cell table:formula="of:=HYPERLINK(CONCATENATE(&quot;http://localhost:3000/search?q=media_id:&quot;;[.E322];&quot; AND publish_date:[&quot;; LEFT( [.B322];10);&quot;T00:00:00Z TO &quot;;LEFT([.B3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2659.html</text:p>
          </table:table-cell>
          <table:table-cell office:value-type="string" calcext:value-type="string">
            <text:p>да)</text:p>
          </table:table-cell>
        </table:table-row>
        <table:table-row table:style-name="ro1">
          <table:table-cell table:formula="of:=RAND()" office:value-type="float" office:value="0.641506966740034" calcext:value-type="float">
            <text:p>0.6415069667</text:p>
          </table:table-cell>
          <table:table-cell office:value-type="string" calcext:value-type="string">
            <text:p>2016-03-22 12:00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sexe-et-mst-des-idees-fausses-qui-ont-la-vie-dure_11836734.html</text:p>
          </table:table-cell>
          <table:table-cell office:value-type="string" calcext:value-type="string">
            <text:p>feedly:http://www.larep.fr/france-monde/actualites/societe/sante-beaute/2016/03/22/sexe-et-mst-des-idees-fausses-qui-ont-la-vie-dure_11836734.html</text:p>
          </table:table-cell>
          <table:table-cell table:formula="of:=HYPERLINK(CONCATENATE(&quot;http://localhost:3000/search?q=media_id:&quot;;[.E323];&quot; AND publish_date:[&quot;; LEFT( [.B323];10);&quot;T00:00:00Z TO &quot;;LEFT([.B3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sexe-et-mst-des-idees-fausses-qui-ont-la-vie-dure_11836734.html</text:p>
          </table:table-cell>
          <table:table-cell office:value-type="string" calcext:value-type="string">
            <text:p>Sexe et MST: des idées fausses qui ont la vie dure</text:p>
          </table:table-cell>
        </table:table-row>
        <table:table-row table:style-name="ro1">
          <table:table-cell table:formula="of:=RAND()" office:value-type="float" office:value="0.651338000772252" calcext:value-type="float">
            <text:p>0.6513380008</text:p>
          </table:table-cell>
          <table:table-cell office:value-type="string" calcext:value-type="string">
            <text:p>2015-01-08 16:07:44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briefing-en-diseno-de-experiencia-de-usuarios/?utm_source=rss&amp;utm_medium=rss&amp;utm_campaign=briefing-en-diseno-de-experiencia-de-usuarios</text:p>
          </table:table-cell>
          <table:table-cell office:value-type="string" calcext:value-type="string">
            <text:p>feedly:http://www.jbarahona.com/?p=2509</text:p>
          </table:table-cell>
          <table:table-cell table:formula="of:=HYPERLINK(CONCATENATE(&quot;http://localhost:3000/search?q=media_id:&quot;;[.E324];&quot; AND publish_date:[&quot;; LEFT( [.B324];10);&quot;T00:00:00Z TO &quot;;LEFT([.B3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briefing-en-diseno-de-experiencia-de-usuarios/?utm_source=rss&amp;utm_medium=rss&amp;utm_campaign=briefing-en-diseno-de-experiencia-de-usuarios</text:p>
          </table:table-cell>
          <table:table-cell office:value-type="string" calcext:value-type="string">
            <text:p>Briefing en Diseño de Experiencia de Usuarios</text:p>
          </table:table-cell>
        </table:table-row>
        <table:table-row table:style-name="ro1">
          <table:table-cell table:formula="of:=RAND()" office:value-type="float" office:value="0.179080461821909" calcext:value-type="float">
            <text:p>0.1790804618</text:p>
          </table:table-cell>
          <table:table-cell office:value-type="string" calcext:value-type="string">
            <text:p>2016-03-23 10:48:29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bill-cosby-sued-defamation-allowed-to-view-andrea-constand-case-file/</text:p>
          </table:table-cell>
          <table:table-cell office:value-type="string" calcext:value-type="string">
            <text:p>feedly:http://globalgrind.com/?p=4159647</text:p>
          </table:table-cell>
          <table:table-cell table:formula="of:=HYPERLINK(CONCATENATE(&quot;http://localhost:3000/search?q=media_id:&quot;;[.E325];&quot; AND publish_date:[&quot;; LEFT( [.B325];10);&quot;T00:00:00Z TO &quot;;LEFT([.B3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bill-cosby-sued-defamation-allowed-to-view-andrea-constand-case-file/</text:p>
          </table:table-cell>
          <table:table-cell office:value-type="string" calcext:value-type="string">
            <text:p>Women Suing Bill Cosby For Defamation Allowed To View Andrea Constand’s Case File</text:p>
          </table:table-cell>
        </table:table-row>
        <table:table-row table:style-name="ro1">
          <table:table-cell table:formula="of:=RAND()" office:value-type="float" office:value="0.444283129826492" calcext:value-type="float">
            <text:p>0.4442831298</text:p>
          </table:table-cell>
          <table:table-cell office:value-type="string" calcext:value-type="string">
            <text:p>2016-03-22 16:56:45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191</text:p>
          </table:table-cell>
          <table:table-cell office:value-type="string" calcext:value-type="string">
            <text:p>feedly:https://communities.intel.com/thread/100191</text:p>
          </table:table-cell>
          <table:table-cell table:formula="of:=HYPERLINK(CONCATENATE(&quot;http://localhost:3000/search?q=media_id:&quot;;[.E326];&quot; AND publish_date:[&quot;; LEFT( [.B326];10);&quot;T00:00:00Z TO &quot;;LEFT([.B3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191</text:p>
          </table:table-cell>
          <table:table-cell office:value-type="string" calcext:value-type="string">
            <text:p>Rapid Start Technology Vs Windows 7 hiberfil.sys</text:p>
          </table:table-cell>
        </table:table-row>
        <table:table-row table:style-name="ro1">
          <table:table-cell table:formula="of:=RAND()" office:value-type="float" office:value="0.00798837415433525" calcext:value-type="float">
            <text:p>0.0079883742</text:p>
          </table:table-cell>
          <table:table-cell office:value-type="string" calcext:value-type="string">
            <text:p>2016-03-21 11:58:0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a-former-east-german-citizen-visits-the-new-havana-a-1082460.html</text:p>
          </table:table-cell>
          <table:table-cell office:value-type="string" calcext:value-type="string">
            <text:p>feedly:http://www.spiegel.de/international/world/a-former-east-german-citizen-visits-the-new-havana-a-1082460.html</text:p>
          </table:table-cell>
          <table:table-cell table:formula="of:=HYPERLINK(CONCATENATE(&quot;http://localhost:3000/search?q=media_id:&quot;;[.E327];&quot; AND publish_date:[&quot;; LEFT( [.B327];10);&quot;T00:00:00Z TO &quot;;LEFT([.B3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a-former-east-german-citizen-visits-the-new-havana-a-1082460.html#ref=rss</text:p>
          </table:table-cell>
          <table:table-cell office:value-type="string" calcext:value-type="string">
            <text:p>Last Chance, Amigo?: You Can Never Be Too Late in Havana</text:p>
          </table:table-cell>
        </table:table-row>
        <table:table-row table:style-name="ro1">
          <table:table-cell table:formula="of:=RAND()" office:value-type="float" office:value="0.214530929449312" calcext:value-type="float">
            <text:p>0.2145309294</text:p>
          </table:table-cell>
          <table:table-cell office:value-type="string" calcext:value-type="string">
            <text:p>2016-02-18 05:00:54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rise-of-the-machines-this-robot-wont-take-your-job-but-will-help-you-at-it/articleshow/51040654.cms</text:p>
          </table:table-cell>
          <table:table-cell office:value-type="string" calcext:value-type="string">
            <text:p>feedly:Article at EconomicTimes.com with article id : 51040654</text:p>
          </table:table-cell>
          <table:table-cell table:formula="of:=HYPERLINK(CONCATENATE(&quot;http://localhost:3000/search?q=media_id:&quot;;[.E328];&quot; AND publish_date:[&quot;; LEFT( [.B328];10);&quot;T00:00:00Z TO &quot;;LEFT([.B3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rise-of-the-machines-this-robot-wont-take-your-job-but-will-help-you-at-it/articleshow/51040654.cms</text:p>
          </table:table-cell>
          <table:table-cell office:value-type="string" calcext:value-type="string">
            <text:p>Rise of the machines: This robot won't take your job, but will help you at it</text:p>
          </table:table-cell>
        </table:table-row>
        <table:table-row table:style-name="ro1">
          <table:table-cell table:formula="of:=RAND()" office:value-type="float" office:value="0.992267567816699" calcext:value-type="float">
            <text:p>0.9922675678</text:p>
          </table:table-cell>
          <table:table-cell office:value-type="string" calcext:value-type="string">
            <text:p>2016-03-21 20:35:10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1/stocks-shake-early-loss-and-end-slight-gains/</text:p>
          </table:table-cell>
          <table:table-cell office:value-type="string" calcext:value-type="string">
            <text:p>feedly:http://www.newstribune.com/news/2016/mar/21/stocks-shake-early-loss-and-end-slight-gains/</text:p>
          </table:table-cell>
          <table:table-cell table:formula="of:=HYPERLINK(CONCATENATE(&quot;http://localhost:3000/search?q=media_id:&quot;;[.E329];&quot; AND publish_date:[&quot;; LEFT( [.B329];10);&quot;T00:00:00Z TO &quot;;LEFT([.B3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1/stocks-shake-early-loss-and-end-slight-gains/</text:p>
          </table:table-cell>
          <table:table-cell office:value-type="string" calcext:value-type="string">
            <text:p>Stocks shake off early loss and end with slight gains</text:p>
          </table:table-cell>
        </table:table-row>
        <table:table-row table:style-name="ro1">
          <table:table-cell table:formula="of:=RAND()" office:value-type="float" office:value="0.159638582289215" calcext:value-type="float">
            <text:p>0.1596385823</text:p>
          </table:table-cell>
          <table:table-cell office:value-type="string" calcext:value-type="string">
            <text:p>2016-03-23 12:17:56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tyga-sued-by-landlord-abandoning-clothing-store/</text:p>
          </table:table-cell>
          <table:table-cell office:value-type="string" calcext:value-type="string">
            <text:p>feedly:http://globalgrind.com/?p=4159565</text:p>
          </table:table-cell>
          <table:table-cell table:formula="of:=HYPERLINK(CONCATENATE(&quot;http://localhost:3000/search?q=media_id:&quot;;[.E330];&quot; AND publish_date:[&quot;; LEFT( [.B330];10);&quot;T00:00:00Z TO &quot;;LEFT([.B3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tyga-sued-by-landlord-abandoning-clothing-store/</text:p>
          </table:table-cell>
          <table:table-cell office:value-type="string" calcext:value-type="string">
            <text:p>Tyga Sued By Landlord After Allegedly Abandoning Clothing Store</text:p>
          </table:table-cell>
        </table:table-row>
        <table:table-row table:style-name="ro1">
          <table:table-cell table:formula="of:=RAND()" office:value-type="float" office:value="0.605113654926867" calcext:value-type="float">
            <text:p>0.6051136549</text:p>
          </table:table-cell>
          <table:table-cell office:value-type="string" calcext:value-type="string">
            <text:p>2016-03-20 03:55:00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0/jefferson-city-food-service-inspections-february-2/</text:p>
          </table:table-cell>
          <table:table-cell office:value-type="string" calcext:value-type="string">
            <text:p>feedly:http://www.newstribune.com/news/2016/mar/20/jefferson-city-food-service-inspections-february-2/</text:p>
          </table:table-cell>
          <table:table-cell table:formula="of:=HYPERLINK(CONCATENATE(&quot;http://localhost:3000/search?q=media_id:&quot;;[.E331];&quot; AND publish_date:[&quot;; LEFT( [.B331];10);&quot;T00:00:00Z TO &quot;;LEFT([.B3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0/jefferson-city-food-service-inspections-february-2/</text:p>
          </table:table-cell>
          <table:table-cell office:value-type="string" calcext:value-type="string">
            <text:p>Jefferson City food service inspections for February 2016</text:p>
          </table:table-cell>
        </table:table-row>
        <table:table-row table:style-name="ro1">
          <table:table-cell table:formula="of:=RAND()" office:value-type="float" office:value="0.311195849958792" calcext:value-type="float">
            <text:p>0.31119585</text:p>
          </table:table-cell>
          <table:table-cell office:value-type="string" calcext:value-type="string">
            <text:p>2015-11-23 21:27:34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3-tuesday-s-tvradio-listings-nov.-24.ece</text:p>
          </table:table-cell>
          <table:table-cell office:value-type="string" calcext:value-type="string">
            <text:p>feedly:http://www.dallasnews.com/sports/more-sports/tv-radio-listings/20151123-tuesday-s-tvradio-listings-nov.-24.ece</text:p>
          </table:table-cell>
          <table:table-cell table:formula="of:=HYPERLINK(CONCATENATE(&quot;http://localhost:3000/search?q=media_id:&quot;;[.E332];&quot; AND publish_date:[&quot;; LEFT( [.B332];10);&quot;T00:00:00Z TO &quot;;LEFT([.B3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3-tuesday-s-tvradio-listings-nov.-24.ece</text:p>
          </table:table-cell>
          <table:table-cell office:value-type="string" calcext:value-type="string">
            <text:p>Tuesday's TV/Radio listings (Nov. 24)</text:p>
          </table:table-cell>
        </table:table-row>
        <table:table-row table:style-name="ro1">
          <table:table-cell table:formula="of:=RAND()" office:value-type="float" office:value="0.191651045520582" calcext:value-type="float">
            <text:p>0.1916510455</text:p>
          </table:table-cell>
          <table:table-cell office:value-type="string" calcext:value-type="string">
            <text:p>2016-03-18 11:11:51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final-fantasy-15-deserves-easy-mode/</text:p>
          </table:table-cell>
          <table:table-cell office:value-type="string" calcext:value-type="string">
            <text:p>feedly:http://www.gamesradar.com/final-fantasy-15-deserves-easy-mode/</text:p>
          </table:table-cell>
          <table:table-cell table:formula="of:=HYPERLINK(CONCATENATE(&quot;http://localhost:3000/search?q=media_id:&quot;;[.E333];&quot; AND publish_date:[&quot;; LEFT( [.B333];10);&quot;T00:00:00Z TO &quot;;LEFT([.B3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final-fantasy-15-deserves-easy-mode/</text:p>
          </table:table-cell>
          <table:table-cell office:value-type="string" calcext:value-type="string">
            <text:p>Final Fantasy 15 deserves an easy mode</text:p>
          </table:table-cell>
        </table:table-row>
        <table:table-row table:style-name="ro1">
          <table:table-cell table:formula="of:=RAND()" office:value-type="float" office:value="0.0172902221557555" calcext:value-type="float">
            <text:p>0.0172902222</text:p>
          </table:table-cell>
          <table:table-cell office:value-type="string" calcext:value-type="string">
            <text:p>2012-04-30 06:03:26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chto-posmotret-v-2012-godu</text:p>
          </table:table-cell>
          <table:table-cell office:value-type="string" calcext:value-type="string">
            <text:p>feedly:http://globalist.org.ua/tau/?p=677</text:p>
          </table:table-cell>
          <table:table-cell table:formula="of:=HYPERLINK(CONCATENATE(&quot;http://localhost:3000/search?q=media_id:&quot;;[.E334];&quot; AND publish_date:[&quot;; LEFT( [.B334];10);&quot;T00:00:00Z TO &quot;;LEFT([.B3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chto-posmotret-v-2012-godu</text:p>
          </table:table-cell>
          <table:table-cell office:value-type="string" calcext:value-type="string">
            <text:p>Что посмотреть в 2012 году?</text:p>
          </table:table-cell>
        </table:table-row>
        <table:table-row table:style-name="ro1">
          <table:table-cell table:formula="of:=RAND()" office:value-type="float" office:value="0.280927054310549" calcext:value-type="float">
            <text:p>0.2809270543</text:p>
          </table:table-cell>
          <table:table-cell office:value-type="string" calcext:value-type="string">
            <text:p>2016-03-08 07:41:47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trump-candidacy-has-republicans-looking-for-an-alternative-a-1081222.html</text:p>
          </table:table-cell>
          <table:table-cell office:value-type="string" calcext:value-type="string">
            <text:p>feedly:http://www.spiegel.de/international/world/trump-candidacy-has-republicans-looking-for-an-alternative-a-1081222.html</text:p>
          </table:table-cell>
          <table:table-cell table:formula="of:=HYPERLINK(CONCATENATE(&quot;http://localhost:3000/search?q=media_id:&quot;;[.E335];&quot; AND publish_date:[&quot;; LEFT( [.B335];10);&quot;T00:00:00Z TO &quot;;LEFT([.B3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trump-candidacy-has-republicans-looking-for-an-alternative-a-1081222.html#ref=rss</text:p>
          </table:table-cell>
          <table:table-cell office:value-type="string" calcext:value-type="string">
            <text:p>America's White Revolt: Trump Tears the Republicans Apart</text:p>
          </table:table-cell>
        </table:table-row>
        <table:table-row table:style-name="ro1">
          <table:table-cell table:formula="of:=RAND()" office:value-type="float" office:value="0.0119697560594192" calcext:value-type="float">
            <text:p>0.0119697561</text:p>
          </table:table-cell>
          <table:table-cell office:value-type="string" calcext:value-type="string">
            <text:p>2016-03-21 03:52:46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146</text:p>
          </table:table-cell>
          <table:table-cell office:value-type="string" calcext:value-type="string">
            <text:p>feedly:https://communities.intel.com/thread/100146</text:p>
          </table:table-cell>
          <table:table-cell table:formula="of:=HYPERLINK(CONCATENATE(&quot;http://localhost:3000/search?q=media_id:&quot;;[.E336];&quot; AND publish_date:[&quot;; LEFT( [.B336];10);&quot;T00:00:00Z TO &quot;;LEFT([.B3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146</text:p>
          </table:table-cell>
          <table:table-cell office:value-type="string" calcext:value-type="string">
            <text:p>What a massively annoying website</text:p>
          </table:table-cell>
        </table:table-row>
        <table:table-row table:style-name="ro1">
          <table:table-cell table:formula="of:=RAND()" office:value-type="float" office:value="0.491576683217962" calcext:value-type="float">
            <text:p>0.4915766832</text:p>
          </table:table-cell>
          <table:table-cell office:value-type="string" calcext:value-type="string">
            <text:p>2015-08-11 09:05:30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la-digitalizacion-de-la-banca/?utm_source=rss&amp;utm_medium=rss&amp;utm_campaign=la-digitalizacion-de-la-banca</text:p>
          </table:table-cell>
          <table:table-cell office:value-type="string" calcext:value-type="string">
            <text:p>feedly:http://www.jbarahona.com/?p=2555</text:p>
          </table:table-cell>
          <table:table-cell table:formula="of:=HYPERLINK(CONCATENATE(&quot;http://localhost:3000/search?q=media_id:&quot;;[.E337];&quot; AND publish_date:[&quot;; LEFT( [.B337];10);&quot;T00:00:00Z TO &quot;;LEFT([.B3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la-digitalizacion-de-la-banca/?utm_source=rss&amp;utm_medium=rss&amp;utm_campaign=la-digitalizacion-de-la-banca</text:p>
          </table:table-cell>
          <table:table-cell office:value-type="string" calcext:value-type="string">
            <text:p>La digitalización de la banca</text:p>
          </table:table-cell>
        </table:table-row>
        <table:table-row table:style-name="ro1">
          <table:table-cell table:formula="of:=RAND()" office:value-type="float" office:value="0.357452508361471" calcext:value-type="float">
            <text:p>0.3574525084</text:p>
          </table:table-cell>
          <table:table-cell office:value-type="string" calcext:value-type="string">
            <text:p>2012-09-29 03:40:21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1784.html</text:p>
          </table:table-cell>
          <table:table-cell office:value-type="string" calcext:value-type="string">
            <text:p>feedly:urn:lj:livejournal.com:atom1:satis_fiction:501784</text:p>
          </table:table-cell>
          <table:table-cell table:formula="of:=HYPERLINK(CONCATENATE(&quot;http://localhost:3000/search?q=media_id:&quot;;[.E338];&quot; AND publish_date:[&quot;; LEFT( [.B338];10);&quot;T00:00:00Z TO &quot;;LEFT([.B3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1784.html</text:p>
          </table:table-cell>
          <table:table-cell office:value-type="string" calcext:value-type="string">
            <text:p>ACHTUNG!!!</text:p>
          </table:table-cell>
        </table:table-row>
        <table:table-row table:style-name="ro1">
          <table:table-cell table:formula="of:=RAND()" office:value-type="float" office:value="0.731134984067708" calcext:value-type="float">
            <text:p>0.7311349841</text:p>
          </table:table-cell>
          <table:table-cell office:value-type="string" calcext:value-type="string">
            <text:p>2013-04-22 00:47:02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3-04-22/forstemann-lights-skinner-park</text:p>
          </table:table-cell>
          <table:table-cell office:value-type="string" calcext:value-type="string">
            <text:p>feedly:65669 at http://www.guardian.co.tt</text:p>
          </table:table-cell>
          <table:table-cell table:formula="of:=HYPERLINK(CONCATENATE(&quot;http://localhost:3000/search?q=media_id:&quot;;[.E339];&quot; AND publish_date:[&quot;; LEFT( [.B339];10);&quot;T00:00:00Z TO &quot;;LEFT([.B3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3-04-22/forstemann-lights-skinner-park</text:p>
          </table:table-cell>
          <table:table-cell office:value-type="string" calcext:value-type="string">
            <text:p>Forstemann lights up Skinner Park</text:p>
          </table:table-cell>
        </table:table-row>
        <table:table-row table:style-name="ro1">
          <table:table-cell table:formula="of:=RAND()" office:value-type="float" office:value="0.93970749621279" calcext:value-type="float">
            <text:p>0.9397074962</text:p>
          </table:table-cell>
          <table:table-cell office:value-type="string" calcext:value-type="string">
            <text:p>2015-04-27 15:48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5/04/27/toc-toc</text:p>
          </table:table-cell>
          <table:table-cell office:value-type="string" calcext:value-type="string">
            <text:p>feedly:urn:md5:50a4c34506f9b4695c8e941c748cb003</text:p>
          </table:table-cell>
          <table:table-cell table:formula="of:=HYPERLINK(CONCATENATE(&quot;http://localhost:3000/search?q=media_id:&quot;;[.E340];&quot; AND publish_date:[&quot;; LEFT( [.B340];10);&quot;T00:00:00Z TO &quot;;LEFT([.B3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5/04/27/Toc-Toc</text:p>
          </table:table-cell>
          <table:table-cell office:value-type="string" calcext:value-type="string">
            <text:p>Toc Toc</text:p>
          </table:table-cell>
        </table:table-row>
        <table:table-row table:style-name="ro1">
          <table:table-cell table:formula="of:=RAND()" office:value-type="float" office:value="0.449579087788713" calcext:value-type="float">
            <text:p>0.4495790878</text:p>
          </table:table-cell>
          <table:table-cell office:value-type="string" calcext:value-type="string">
            <text:p>2014-03-22 13:39:18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7e5798/sc/12/l/0l0sboston0n0csports0csoccer0cblog0c20a140c0a30cfinal0irevolution0i0a0iwhitecaps0i0a0bhtml/story01.htm</text:p>
          </table:table-cell>
          <table:table-cell office:value-type="string" calcext:value-type="string">
            <text:p>feedly:http://www.boston.com/sports/soccer/blog/2014/03/final_revolution_0_whitecaps_0.html</text:p>
          </table:table-cell>
          <table:table-cell table:formula="of:=HYPERLINK(CONCATENATE(&quot;http://localhost:3000/search?q=media_id:&quot;;[.E341];&quot; AND publish_date:[&quot;; LEFT( [.B341];10);&quot;T00:00:00Z TO &quot;;LEFT([.B3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7e5798/sc/12/l/0L0Sboston0N0Csports0Csoccer0Cblog0C20A140C0A30Cfinal0Irevolution0I0A0Iwhitecaps0I0A0Bhtml/story01.htm</text:p>
          </table:table-cell>
          <table:table-cell office:value-type="string" calcext:value-type="string">
            <text:p>Final: Revolution 0, Whitecaps 0</text:p>
          </table:table-cell>
        </table:table-row>
        <table:table-row table:style-name="ro2">
          <table:table-cell table:formula="of:=RAND()" office:value-type="float" office:value="0.210081982077604" calcext:value-type="float">
            <text:p>0.2100819821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1/%D8%B3%D9%84%D8%A8%D9%8A%D8%A9-%D8%A3%D9%88%D8%A8%D8%A7%D9%85%D8%A7-%D9%81%D9%8A-%D8%B3%D9%88%D8%B1%D9%8A%D8%A7-%D8%AA%D8%AF%D8%A7%D8%B9%D9%8A%D8%A7%D8%AA-%D8%B9%D8%A7%D9%84%D9%85%D9%8A%D8%A9</text:p>
          </table:table-cell>
          <table:table-cell office:value-type="string" calcext:value-type="string">
            <text:p>feedly:http://www.rcssmideast.org/Article/4461/سلبية-أوباما-في-سوريا-تداعيات-عالمية</text:p>
          </table:table-cell>
          <table:table-cell table:formula="of:=HYPERLINK(CONCATENATE(&quot;http://localhost:3000/search?q=media_id:&quot;;[.E342];&quot; AND publish_date:[&quot;; LEFT( [.B342];10);&quot;T00:00:00Z TO &quot;;LEFT([.B3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1/سلبية-أوباما-في-سوريا-تداعيات-عالمية</text:p>
          </table:table-cell>
          <table:table-cell office:value-type="string" calcext:value-type="string">
            <text:p>&lt;div style="direction:rtl;text-align:right"&gt;سلبية أوباما في سوريا.. تداعيات عالمية&lt;/div&gt;</text:p>
          </table:table-cell>
        </table:table-row>
        <table:table-row table:style-name="ro1">
          <table:table-cell table:formula="of:=RAND()" office:value-type="float" office:value="0.257171146529593" calcext:value-type="float">
            <text:p>0.2571711465</text:p>
          </table:table-cell>
          <table:table-cell office:value-type="string" calcext:value-type="string">
            <text:p>2016-03-07 12:56:03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teen-pleads-no-contest-to-killing-girl-on-day-of/article_1ff8a607-84b4-50fe-88f0-22990f939826.html</text:p>
          </table:table-cell>
          <table:table-cell office:value-type="string" calcext:value-type="string">
            <text:p>feedly:http://globegazette.com/tncms/asset/editorial/1ff8a607-84b4-50fe-88f0-22990f939826</text:p>
          </table:table-cell>
          <table:table-cell table:formula="of:=HYPERLINK(CONCATENATE(&quot;http://localhost:3000/search?q=media_id:&quot;;[.E343];&quot; AND publish_date:[&quot;; LEFT( [.B343];10);&quot;T00:00:00Z TO &quot;;LEFT([.B3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teen-pleads-no-contest-to-killing-girl-on-day-of/article_1ff8a607-84b4-50fe-88f0-22990f939826.html</text:p>
          </table:table-cell>
          <table:table-cell office:value-type="string" calcext:value-type="string">
            <text:p>Teen pleads no contest to killing girl on day of junior prom</text:p>
          </table:table-cell>
        </table:table-row>
        <table:table-row table:style-name="ro1">
          <table:table-cell table:formula="of:=RAND()" office:value-type="float" office:value="0.781545788924447" calcext:value-type="float">
            <text:p>0.7815457889</text:p>
          </table:table-cell>
          <table:table-cell office:value-type="string" calcext:value-type="string">
            <text:p>2016-03-16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807</text:p>
          </table:table-cell>
          <table:table-cell office:value-type="string" calcext:value-type="string">
            <text:p>feedly:http://paloverdevalleytimes.com/Main.asp?SectionID=215&amp;SubSectionID=751&amp;ArticleID=22807</text:p>
          </table:table-cell>
          <table:table-cell table:formula="of:=HYPERLINK(CONCATENATE(&quot;http://localhost:3000/search?q=media_id:&quot;;[.E344];&quot; AND publish_date:[&quot;; LEFT( [.B344];10);&quot;T00:00:00Z TO &quot;;LEFT([.B3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807</text:p>
          </table:table-cell>
          <table:table-cell office:value-type="string" calcext:value-type="string">
            <text:p>Tickets still available for Latino Rock Festival</text:p>
          </table:table-cell>
        </table:table-row>
        <table:table-row table:style-name="ro1">
          <table:table-cell table:formula="of:=RAND()" office:value-type="float" office:value="0.0224205723444706" calcext:value-type="float">
            <text:p>0.0224205723</text:p>
          </table:table-cell>
          <table:table-cell office:value-type="string" calcext:value-type="string">
            <text:p>2015-05-27 05:00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-you-can-use/press-release/india-launches-first-tv-channel-dedicated-to-farmers</text:p>
          </table:table-cell>
          <table:table-cell office:value-type="string" calcext:value-type="string">
            <text:p>feedly:http://southasia.oneworld.net/news-you-can-use/press-release/india-launches-first-tv-channel-dedicated-to-farmers</text:p>
          </table:table-cell>
          <table:table-cell table:formula="of:=HYPERLINK(CONCATENATE(&quot;http://localhost:3000/search?q=media_id:&quot;;[.E345];&quot; AND publish_date:[&quot;; LEFT( [.B345];10);&quot;T00:00:00Z TO &quot;;LEFT([.B3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-you-can-use/press-release/india-launches-first-tv-channel-dedicated-to-farmers</text:p>
          </table:table-cell>
          <table:table-cell office:value-type="string" calcext:value-type="string">
            <text:p>India launches first TV channel dedicated to farmers</text:p>
          </table:table-cell>
        </table:table-row>
        <table:table-row table:style-name="ro1">
          <table:table-cell table:formula="of:=RAND()" office:value-type="float" office:value="0.137729263991967" calcext:value-type="float">
            <text:p>0.137729264</text:p>
          </table:table-cell>
          <table:table-cell office:value-type="string" calcext:value-type="string">
            <text:p>2013-09-08 08:52:03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2013/09/08/yahoo-intern-max-ma-logo_n_3890451.html</text:p>
          </table:table-cell>
          <table:table-cell office:value-type="string" calcext:value-type="string">
            <text:p>feedly:http://www.huffingtonpost.com/2013/09/08/yahoo-intern-max-ma-logo_n_3890451.html</text:p>
          </table:table-cell>
          <table:table-cell table:formula="of:=HYPERLINK(CONCATENATE(&quot;http://localhost:3000/search?q=media_id:&quot;;[.E346];&quot; AND publish_date:[&quot;; LEFT( [.B346];10);&quot;T00:00:00Z TO &quot;;LEFT([.B3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2013/09/08/yahoo-intern-max-ma-logo_n_3890451.html</text:p>
          </table:table-cell>
          <table:table-cell office:value-type="string" calcext:value-type="string">
            <text:p>The Yahoo Logo You Were Never Supposed To See</text:p>
          </table:table-cell>
        </table:table-row>
        <table:table-row table:style-name="ro1">
          <table:table-cell table:formula="of:=RAND()" office:value-type="float" office:value="0.0256736553087278" calcext:value-type="float">
            <text:p>0.0256736553</text:p>
          </table:table-cell>
          <table:table-cell office:value-type="string" calcext:value-type="string">
            <text:p>2013-04-09 13:13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sp7tj-wmqpi/programul-lui-john-maxwell.html</text:p>
          </table:table-cell>
          <table:table-cell office:value-type="string" calcext:value-type="string">
            <text:p>feedly:tag:blogger.com,1999:blog-4453621283980099982.post-3494055250697083060</text:p>
          </table:table-cell>
          <table:table-cell table:formula="of:=HYPERLINK(CONCATENATE(&quot;http://localhost:3000/search?q=media_id:&quot;;[.E347];&quot; AND publish_date:[&quot;; LEFT( [.B347];10);&quot;T00:00:00Z TO &quot;;LEFT([.B3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sP7TJ-WmqpI/programul-lui-john-maxwell.html</text:p>
          </table:table-cell>
          <table:table-cell office:value-type="string" calcext:value-type="string">
            <text:p>Programul lui John Maxwell</text:p>
          </table:table-cell>
        </table:table-row>
        <table:table-row table:style-name="ro1">
          <table:table-cell table:formula="of:=RAND()" office:value-type="float" office:value="0.133131337176579" calcext:value-type="float">
            <text:p>0.1331313372</text:p>
          </table:table-cell>
          <table:table-cell office:value-type="string" calcext:value-type="string">
            <text:p>2016-03-23 09:55:26</text:p>
          </table:table-cell>
          <table:table-cell office:value-type="float" office:value="372579" calcext:value-type="float">
            <text:p>372579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current-account-payment-is-in-control-due-to-foreign-monetary-speed-lackness-695005</text:p>
          </table:table-cell>
          <table:table-cell office:value-type="string" calcext:value-type="string">
            <text:p>feedly:national-current-account-payment-is-in-control-due-to-foreign-monetary-speed-lackness-695005</text:p>
          </table:table-cell>
          <table:table-cell table:formula="of:=HYPERLINK(CONCATENATE(&quot;http://localhost:3000/search?q=media_id:&quot;;[.E348];&quot; AND publish_date:[&quot;; LEFT( [.B348];10);&quot;T00:00:00Z TO &quot;;LEFT([.B3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current-account-payment-is-in-control-due-to-foreign-monetary-speed-lackness-695005</text:p>
          </table:table-cell>
          <table:table-cell office:value-type="string" calcext:value-type="string">
            <text:p>फॉरेक्स भुगतान के घटते बोझ ने संभाली खजाने की सेहत</text:p>
          </table:table-cell>
        </table:table-row>
        <table:table-row table:style-name="ro1">
          <table:table-cell table:formula="of:=RAND()" office:value-type="float" office:value="0.904635350077587" calcext:value-type="float">
            <text:p>0.9046353501</text:p>
          </table:table-cell>
          <table:table-cell office:value-type="string" calcext:value-type="string">
            <text:p>2016-02-28 23:00:28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essen-herz-schonen-6166140.html?cmp=defrss</text:p>
          </table:table-cell>
          <table:table-cell office:value-type="string" calcext:value-type="string">
            <text:p>feedly:http://www.merkur.de/lokales/muenchen-lk-sued/landkreis/essen-herz-schonen-6166140.html</text:p>
          </table:table-cell>
          <table:table-cell table:formula="of:=HYPERLINK(CONCATENATE(&quot;http://localhost:3000/search?q=media_id:&quot;;[.E349];&quot; AND publish_date:[&quot;; LEFT( [.B349];10);&quot;T00:00:00Z TO &quot;;LEFT([.B3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essen-herz-schonen-6166140.html?cmp=defrss</text:p>
          </table:table-cell>
          <table:table-cell office:value-type="string" calcext:value-type="string">
            <text:p>Gut essen, Herz schonen</text:p>
          </table:table-cell>
        </table:table-row>
        <table:table-row table:style-name="ro1">
          <table:table-cell table:formula="of:=RAND()" office:value-type="float" office:value="0.680916958224811" calcext:value-type="float">
            <text:p>0.6809169582</text:p>
          </table:table-cell>
          <table:table-cell office:value-type="string" calcext:value-type="string">
            <text:p>2016-03-23 12:0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1" calcext:value-type="float">
            <text:p>1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3/how-to-stay-motivated-with-your-fitness-routine?rssfeed=true</text:p>
          </table:table-cell>
          <table:table-cell office:value-type="string" calcext:value-type="string">
            <text:p>feedly:http://www.waltonsun.com/zz/lifestyle/20160323/how-to-stay-motivated-with-your-fitness-routine</text:p>
          </table:table-cell>
          <table:table-cell table:formula="of:=HYPERLINK(CONCATENATE(&quot;http://localhost:3000/search?q=media_id:&quot;;[.E350];&quot; AND publish_date:[&quot;; LEFT( [.B350];10);&quot;T00:00:00Z TO &quot;;LEFT([.B3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3/how-to-stay-motivated-with-your-fitness-routine?rssfeed=true</text:p>
          </table:table-cell>
          <table:table-cell office:value-type="string" calcext:value-type="string">
            <text:p>How to stay motivated with your fitness routine</text:p>
          </table:table-cell>
        </table:table-row>
        <table:table-row table:style-name="ro1">
          <table:table-cell table:formula="of:=RAND()" office:value-type="float" office:value="0.149591552716872" calcext:value-type="float">
            <text:p>0.1495915527</text:p>
          </table:table-cell>
          <table:table-cell office:value-type="string" calcext:value-type="string">
            <text:p>2015-10-28 08:24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5ec29d9d/sc/3/l/0l0sdigitalspy0o0csoaps0cs20ceastenders0cnews0ca6760a310ceastenders0ehalloween0especial0epays0ehomage0eto0eclassic0ehorror0emovies0bhtml0drss/story01.htm</text:p>
          </table:table-cell>
          <table:table-cell office:value-type="string" calcext:value-type="string">
            <text:p>feedly:http://www.digitalspy.co.uk/soaps/s2/eastenders/news/a676031/eastenders-halloween-special-pays-homage-to-classic-horror-movies.html</text:p>
          </table:table-cell>
          <table:table-cell table:formula="of:=HYPERLINK(CONCATENATE(&quot;http://localhost:3000/search?q=media_id:&quot;;[.E351];&quot; AND publish_date:[&quot;; LEFT( [.B351];10);&quot;T00:00:00Z TO &quot;;LEFT([.B3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5ec29d9d/sc/3/l/0L0Sdigitalspy0O0Csoaps0Cs20Ceastenders0Cnews0Ca6760A310Ceastenders0Ehalloween0Especial0Epays0Ehomage0Eto0Eclassic0Ehorror0Emovies0Bhtml0Drss/story01.htm</text:p>
          </table:table-cell>
          <table:table-cell office:value-type="string" calcext:value-type="string">
            <text:p>EastEnders Halloween special pays homage to classic horror movies</text:p>
          </table:table-cell>
        </table:table-row>
        <table:table-row table:style-name="ro1">
          <table:table-cell table:formula="of:=RAND()" office:value-type="float" office:value="0.956143208724345" calcext:value-type="float">
            <text:p>0.9561432087</text:p>
          </table:table-cell>
          <table:table-cell office:value-type="string" calcext:value-type="string">
            <text:p>2013-01-27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karada_ve_denizde_yeni_oyun_plani-1118798</text:p>
          </table:table-cell>
          <table:table-cell office:value-type="string" calcext:value-type="string">
            <text:p>feedly:http://www.radikal.com.tr/yazarlar/tan_morgul/karada_ve_denizde_yeni_oyun_plani-1118798</text:p>
          </table:table-cell>
          <table:table-cell table:formula="of:=HYPERLINK(CONCATENATE(&quot;http://localhost:3000/search?q=media_id:&quot;;[.E352];&quot; AND publish_date:[&quot;; LEFT( [.B352];10);&quot;T00:00:00Z TO &quot;;LEFT([.B3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karada_ve_denizde_yeni_oyun_plani-1118798</text:p>
          </table:table-cell>
          <table:table-cell office:value-type="string" calcext:value-type="string">
            <text:p>Karada ve denizde yeni 'oyun' planı</text:p>
          </table:table-cell>
        </table:table-row>
        <table:table-row table:style-name="ro1">
          <table:table-cell table:formula="of:=RAND()" office:value-type="float" office:value="0.194346592277072" calcext:value-type="float">
            <text:p>0.1943465923</text:p>
          </table:table-cell>
          <table:table-cell office:value-type="string" calcext:value-type="string">
            <text:p>2016-03-07 13:43:45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the-latest-polygamous-leader-to-remain-jailed-in-fraud-case/article_b08e8279-f11d-56de-a5eb-a3562fd0ebb4.html</text:p>
          </table:table-cell>
          <table:table-cell office:value-type="string" calcext:value-type="string">
            <text:p>feedly:http://globegazette.com/tncms/asset/editorial/b08e8279-f11d-56de-a5eb-a3562fd0ebb4</text:p>
          </table:table-cell>
          <table:table-cell table:formula="of:=HYPERLINK(CONCATENATE(&quot;http://localhost:3000/search?q=media_id:&quot;;[.E353];&quot; AND publish_date:[&quot;; LEFT( [.B353];10);&quot;T00:00:00Z TO &quot;;LEFT([.B3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the-latest-polygamous-leader-to-remain-jailed-in-fraud-case/article_b08e8279-f11d-56de-a5eb-a3562fd0ebb4.html</text:p>
          </table:table-cell>
          <table:table-cell office:value-type="string" calcext:value-type="string">
            <text:p>The Latest: Polygamous leader to remain jailed in fraud case</text:p>
          </table:table-cell>
        </table:table-row>
        <table:table-row table:style-name="ro1">
          <table:table-cell table:formula="of:=RAND()" office:value-type="float" office:value="0.973363198661079" calcext:value-type="float">
            <text:p>0.9733631987</text:p>
          </table:table-cell>
          <table:table-cell office:value-type="string" calcext:value-type="string">
            <text:p>2014-09-17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8/4355509/bees-at-the-brink-fields-of-green.html</text:p>
          </table:table-cell>
          <table:table-cell office:value-type="string" calcext:value-type="string">
            <text:p>feedly:http://www.miamiherald.com/2014/09/18/4355509/bees-at-the-brink-fields-of-green.html</text:p>
          </table:table-cell>
          <table:table-cell table:formula="of:=HYPERLINK(CONCATENATE(&quot;http://localhost:3000/search?q=media_id:&quot;;[.E354];&quot; AND publish_date:[&quot;; LEFT( [.B354];10);&quot;T00:00:00Z TO &quot;;LEFT([.B3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8/4355509/bees-at-the-brink-fields-of-green.html</text:p>
          </table:table-cell>
          <table:table-cell office:value-type="string" calcext:value-type="string">
            <text:p>Bees at the Brink: Fields of green are a desert for bees</text:p>
          </table:table-cell>
        </table:table-row>
        <table:table-row table:style-name="ro1">
          <table:table-cell table:formula="of:=RAND()" office:value-type="float" office:value="0.153206508143648" calcext:value-type="float">
            <text:p>0.1532065081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five-college-coaches-who-should-be-given-a-bigger-program-041315</text:p>
          </table:table-cell>
          <table:table-cell office:value-type="string" calcext:value-type="string">
            <text:p>feedly:http://www.foxsports.com/college-basketball/story/five-college-coaches-who-should-be-given-a-bigger-program-041315</text:p>
          </table:table-cell>
          <table:table-cell table:formula="of:=HYPERLINK(CONCATENATE(&quot;http://localhost:3000/search?q=media_id:&quot;;[.E355];&quot; AND publish_date:[&quot;; LEFT( [.B355];10);&quot;T00:00:00Z TO &quot;;LEFT([.B3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five-college-coaches-who-should-be-given-a-bigger-program-041315</text:p>
          </table:table-cell>
          <table:table-cell office:value-type="string" calcext:value-type="string">
            <text:p>Five college coaches who should be given a bigger program</text:p>
          </table:table-cell>
        </table:table-row>
        <table:table-row table:style-name="ro1">
          <table:table-cell table:formula="of:=RAND()" office:value-type="float" office:value="0.505001390036468" calcext:value-type="float">
            <text:p>0.50500139</text:p>
          </table:table-cell>
          <table:table-cell office:value-type="string" calcext:value-type="string">
            <text:p>2016-03-23 11:29:54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khloe-kardashian-organized-color-coordinated-fitness-closet/</text:p>
          </table:table-cell>
          <table:table-cell office:value-type="string" calcext:value-type="string">
            <text:p>feedly:http://globalgrind.com/?p=4159523</text:p>
          </table:table-cell>
          <table:table-cell table:formula="of:=HYPERLINK(CONCATENATE(&quot;http://localhost:3000/search?q=media_id:&quot;;[.E356];&quot; AND publish_date:[&quot;; LEFT( [.B356];10);&quot;T00:00:00Z TO &quot;;LEFT([.B3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khloe-kardashian-organized-color-coordinated-fitness-closet/</text:p>
          </table:table-cell>
          <table:table-cell office:value-type="string" calcext:value-type="string">
            <text:p>Khloe Kardashian’s Insanely Organized, Color-Coordinated Fitness Closet Will Make You Jealous</text:p>
          </table:table-cell>
        </table:table-row>
        <table:table-row table:style-name="ro1">
          <table:table-cell table:formula="of:=RAND()" office:value-type="float" office:value="0.496004873442758" calcext:value-type="float">
            <text:p>0.4960048734</text:p>
          </table:table-cell>
          <table:table-cell office:value-type="string" calcext:value-type="string">
            <text:p>2016-03-23 00:16:50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c4ked29/*http%3A/sports.yahoo.com/news/westbrooks-triple-double-leads-thunder-past-rockets-111-030602590--nba.html</text:p>
          </table:table-cell>
          <table:table-cell office:value-type="string" calcext:value-type="string">
            <text:p>feedly:urn:newsml:sports.yahoo,lego:19780928:top,article,0e2725f2-b129-3903-a1b2-33af46e44e2f-l:1</text:p>
          </table:table-cell>
          <table:table-cell table:formula="of:=HYPERLINK(CONCATENATE(&quot;http://localhost:3000/search?q=media_id:&quot;;[.E357];&quot; AND publish_date:[&quot;; LEFT( [.B357];10);&quot;T00:00:00Z TO &quot;;LEFT([.B3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c4ked29/*http%3A//sports.yahoo.com/news/westbrooks-triple-double-leads-thunder-past-rockets-111-030602590--nba.html</text:p>
          </table:table-cell>
          <table:table-cell office:value-type="string" calcext:value-type="string">
            <text:p>Westbrook's triple-double leads Thunder past Rockets 111-107 (Yahoo Sports)</text:p>
          </table:table-cell>
        </table:table-row>
        <table:table-row table:style-name="ro1">
          <table:table-cell table:formula="of:=RAND()" office:value-type="float" office:value="0.423043021684351" calcext:value-type="float">
            <text:p>0.4230430217</text:p>
          </table:table-cell>
          <table:table-cell office:value-type="string" calcext:value-type="string">
            <text:p>2010-10-24 15:22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0/10/24/entendu-a-paris-s-arrete</text:p>
          </table:table-cell>
          <table:table-cell office:value-type="string" calcext:value-type="string">
            <text:p>feedly:urn:md5:9b5f6925619ce69a6127afac5e876872</text:p>
          </table:table-cell>
          <table:table-cell table:formula="of:=HYPERLINK(CONCATENATE(&quot;http://localhost:3000/search?q=media_id:&quot;;[.E358];&quot; AND publish_date:[&quot;; LEFT( [.B358];10);&quot;T00:00:00Z TO &quot;;LEFT([.B3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0/10/24/Entendu-a-Paris-s-arrete</text:p>
          </table:table-cell>
          <table:table-cell office:value-type="string" calcext:value-type="string">
            <text:p>Entendu à Paris s'arrête (sous cette forme)</text:p>
          </table:table-cell>
        </table:table-row>
        <table:table-row table:style-name="ro1">
          <table:table-cell table:formula="of:=RAND()" office:value-type="float" office:value="0.430710291137822" calcext:value-type="float">
            <text:p>0.4307102911</text:p>
          </table:table-cell>
          <table:table-cell office:value-type="string" calcext:value-type="string">
            <text:p>2014-09-16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7/4354201/feds-say-nurseries-could-save.html</text:p>
          </table:table-cell>
          <table:table-cell office:value-type="string" calcext:value-type="string">
            <text:p>feedly:http://www.miamiherald.com/2014/09/17/4354201/feds-say-nurseries-could-save.html</text:p>
          </table:table-cell>
          <table:table-cell table:formula="of:=HYPERLINK(CONCATENATE(&quot;http://localhost:3000/search?q=media_id:&quot;;[.E359];&quot; AND publish_date:[&quot;; LEFT( [.B359];10);&quot;T00:00:00Z TO &quot;;LEFT([.B3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7/4354201/feds-say-nurseries-could-save.html</text:p>
          </table:table-cell>
          <table:table-cell office:value-type="string" calcext:value-type="string">
            <text:p>Feds say ‘nurseries’ could save Government Cut coral</text:p>
          </table:table-cell>
        </table:table-row>
        <table:table-row table:style-name="ro1">
          <table:table-cell table:formula="of:=RAND()" office:value-type="float" office:value="0.874154451726781" calcext:value-type="float">
            <text:p>0.8741544517</text:p>
          </table:table-cell>
          <table:table-cell office:value-type="string" calcext:value-type="string">
            <text:p>2016-03-20 07:12:58</text:p>
          </table:table-cell>
          <table:table-cell office:value-type="float" office:value="38837" calcext:value-type="float">
            <text:p>38837</text:p>
          </table:table-cell>
          <table:table-cell office:value-type="float" office:value="1" calcext:value-type="float">
            <text:p>1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5292.html</text:p>
          </table:table-cell>
          <table:table-cell office:value-type="string" calcext:value-type="string">
            <text:p>feedly:urn:lj:livejournal.com:atom1:lauriel_anarwen:2915292</text:p>
          </table:table-cell>
          <table:table-cell table:formula="of:=HYPERLINK(CONCATENATE(&quot;http://localhost:3000/search?q=media_id:&quot;;[.E360];&quot; AND publish_date:[&quot;; LEFT( [.B360];10);&quot;T00:00:00Z TO &quot;;LEFT([.B3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5292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126867368830876" calcext:value-type="float">
            <text:p>0.1268673688</text:p>
          </table:table-cell>
          <table:table-cell office:value-type="string" calcext:value-type="string">
            <text:p>2016-03-23 11:07:15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be9gsml5v70/saginaw_spirit_captain_connor.html</text:p>
          </table:table-cell>
          <table:table-cell office:value-type="string" calcext:value-type="string">
            <text:p>feedly:tag:www.mlive.com,2016:/spirit/index.ssf/4074.18251567</text:p>
          </table:table-cell>
          <table:table-cell table:formula="of:=HYPERLINK(CONCATENATE(&quot;http://localhost:3000/search?q=media_id:&quot;;[.E361];&quot; AND publish_date:[&quot;; LEFT( [.B361];10);&quot;T00:00:00Z TO &quot;;LEFT([.B3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be9gsmL5v70/saginaw_spirit_captain_connor.html</text:p>
          </table:table-cell>
          <table:table-cell office:value-type="string" calcext:value-type="string">
            <text:p>Saginaw Spirit captain Connor Brown eager for final playoff run</text:p>
          </table:table-cell>
        </table:table-row>
        <table:table-row table:style-name="ro1">
          <table:table-cell table:formula="of:=RAND()" office:value-type="float" office:value="0.490977549812152" calcext:value-type="float">
            <text:p>0.4909775498</text:p>
          </table:table-cell>
          <table:table-cell office:value-type="string" calcext:value-type="string">
            <text:p>2016-03-09 05:30:04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security/seven-ways-to-detect-ransomware-beyond-antivirus/articleshow/51328701.cms</text:p>
          </table:table-cell>
          <table:table-cell office:value-type="string" calcext:value-type="string">
            <text:p>feedly:Article at EconomicTimes.com with article id : 51328701</text:p>
          </table:table-cell>
          <table:table-cell table:formula="of:=HYPERLINK(CONCATENATE(&quot;http://localhost:3000/search?q=media_id:&quot;;[.E362];&quot; AND publish_date:[&quot;; LEFT( [.B362];10);&quot;T00:00:00Z TO &quot;;LEFT([.B3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security/seven-ways-to-detect-ransomware-beyond-antivirus/articleshow/51328701.cms</text:p>
          </table:table-cell>
          <table:table-cell office:value-type="string" calcext:value-type="string">
            <text:p>Seven ways to detect ransomware beyond antivirus</text:p>
          </table:table-cell>
        </table:table-row>
        <table:table-row table:style-name="ro1">
          <table:table-cell table:formula="of:=RAND()" office:value-type="float" office:value="0.48307564060561" calcext:value-type="float">
            <text:p>0.4830756406</text:p>
          </table:table-cell>
          <table:table-cell office:value-type="string" calcext:value-type="string">
            <text:p>2012-04-03 10:05:47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udachnoe-reshenie-dlya-nebolshoj-kompanii-%E2%80%93-domashnij-buxgalter</text:p>
          </table:table-cell>
          <table:table-cell office:value-type="string" calcext:value-type="string">
            <text:p>feedly:http://globalist.org.ua/tau/?p=671</text:p>
          </table:table-cell>
          <table:table-cell table:formula="of:=HYPERLINK(CONCATENATE(&quot;http://localhost:3000/search?q=media_id:&quot;;[.E363];&quot; AND publish_date:[&quot;; LEFT( [.B363];10);&quot;T00:00:00Z TO &quot;;LEFT([.B3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udachnoe-reshenie-dlya-nebolshoj-kompanii-%e2%80%93-domashnij-buxgalter</text:p>
          </table:table-cell>
          <table:table-cell office:value-type="string" calcext:value-type="string">
            <text:p>Удачное решение для небольшой компании – домашний бухгалтер</text:p>
          </table:table-cell>
        </table:table-row>
        <table:table-row table:style-name="ro1">
          <table:table-cell table:formula="of:=RAND()" office:value-type="float" office:value="0.872126324605623" calcext:value-type="float">
            <text:p>0.8721263246</text:p>
          </table:table-cell>
          <table:table-cell office:value-type="string" calcext:value-type="string">
            <text:p>2011-10-14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0/s0023410.mp4</text:p>
          </table:table-cell>
          <table:table-cell office:value-type="string" calcext:value-type="string">
            <text:p>feedly:http://lrt-live.data.lt:8080/media/VIDEO/2011-10/S0023410.mp4</text:p>
          </table:table-cell>
          <table:table-cell table:formula="of:=HYPERLINK(CONCATENATE(&quot;http://localhost:3000/search?q=media_id:&quot;;[.E364];&quot; AND publish_date:[&quot;; LEFT( [.B364];10);&quot;T00:00:00Z TO &quot;;LEFT([.B3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0/S0023410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577803667672438" calcext:value-type="float">
            <text:p>0.5778036677</text:p>
          </table:table-cell>
          <table:table-cell office:value-type="string" calcext:value-type="string">
            <text:p>2016-03-01 12:41:37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mettere-i-cyberbulli-al-tappetoun-manuale-per-i-ragazzi-sui-social_1169707_11/</text:p>
          </table:table-cell>
          <table:table-cell office:value-type="string" calcext:value-type="string">
            <text:p>feedly:http://www.ecodibergamo.it/stories/il-piacere-di-leggere/mettere-i-cyberbulli-al-tappetoun-manuale-per-i-ragazzi-sui-social_1169707_11/</text:p>
          </table:table-cell>
          <table:table-cell table:formula="of:=HYPERLINK(CONCATENATE(&quot;http://localhost:3000/search?q=media_id:&quot;;[.E365];&quot; AND publish_date:[&quot;; LEFT( [.B365];10);&quot;T00:00:00Z TO &quot;;LEFT([.B3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mettere-i-cyberbulli-al-tappetoun-manuale-per-i-ragazzi-sui-social_1169707_11/</text:p>
          </table:table-cell>
          <table:table-cell office:value-type="string" calcext:value-type="string">
            <text:p>Mettere i «Cyberbulli al tappeto» Un manuale per i ragazzi sui social</text:p>
          </table:table-cell>
        </table:table-row>
        <table:table-row table:style-name="ro1">
          <table:table-cell table:formula="of:=RAND()" office:value-type="float" office:value="0.557192224260003" calcext:value-type="float">
            <text:p>0.5571922243</text:p>
          </table:table-cell>
          <table:table-cell office:value-type="string" calcext:value-type="string">
            <text:p>2016-03-14 04:19:59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4177.html</text:p>
          </table:table-cell>
          <table:table-cell office:value-type="string" calcext:value-type="string">
            <text:p>feedly:urn:lj:livejournal.com:atom1:sio13:574177</text:p>
          </table:table-cell>
          <table:table-cell table:formula="of:=HYPERLINK(CONCATENATE(&quot;http://localhost:3000/search?q=media_id:&quot;;[.E366];&quot; AND publish_date:[&quot;; LEFT( [.B366];10);&quot;T00:00:00Z TO &quot;;LEFT([.B3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4177.html</text:p>
          </table:table-cell>
          <table:table-cell office:value-type="string" calcext:value-type="string">
            <text:p>Марафон, рис. 8: Рога</text:p>
          </table:table-cell>
        </table:table-row>
        <table:table-row table:style-name="ro1">
          <table:table-cell table:formula="of:=RAND()" office:value-type="float" office:value="0.386922607960062" calcext:value-type="float">
            <text:p>0.386922608</text:p>
          </table:table-cell>
          <table:table-cell office:value-type="string" calcext:value-type="string">
            <text:p>2016-03-22 02:25:20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kinesere-vil-koebe-bogo/a1e26dda-71ee-4b17-a61e-bdc34a194108/145/1156?utm_source=nyheder&amp;utm_medium=rss&amp;utm_campaign=erhverv</text:p>
          </table:table-cell>
          <table:table-cell office:value-type="string" calcext:value-type="string">
            <text:p>feedly:a1e26dda-71ee-4b17-a61e-bdc34a194108</text:p>
          </table:table-cell>
          <table:table-cell table:formula="of:=HYPERLINK(CONCATENATE(&quot;http://localhost:3000/search?q=media_id:&quot;;[.E367];&quot; AND publish_date:[&quot;; LEFT( [.B367];10);&quot;T00:00:00Z TO &quot;;LEFT([.B3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kinesere-vil-koebe-bogo/a1e26dda-71ee-4b17-a61e-bdc34a194108/145/1156?utm_source=nyheder&amp;utm_medium=rss&amp;utm_campaign=erhverv</text:p>
          </table:table-cell>
          <table:table-cell office:value-type="string" calcext:value-type="string">
            <text:p>Kinesere vil købe B&amp;O</text:p>
          </table:table-cell>
        </table:table-row>
        <table:table-row table:style-name="ro1">
          <table:table-cell table:formula="of:=RAND()" office:value-type="float" office:value="0.574555032280121" calcext:value-type="float">
            <text:p>0.5745550323</text:p>
          </table:table-cell>
          <table:table-cell office:value-type="string" calcext:value-type="string">
            <text:p>2016-03-18 15:09:52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18/5-essentials-for-kids-room?rssfeed=true</text:p>
          </table:table-cell>
          <table:table-cell office:value-type="string" calcext:value-type="string">
            <text:p>feedly:http://www.waltonsun.com/zz/lifestyle/20160318/5-essentials-for-kids-room</text:p>
          </table:table-cell>
          <table:table-cell table:formula="of:=HYPERLINK(CONCATENATE(&quot;http://localhost:3000/search?q=media_id:&quot;;[.E368];&quot; AND publish_date:[&quot;; LEFT( [.B368];10);&quot;T00:00:00Z TO &quot;;LEFT([.B3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18/5-essentials-for-kids-room?rssfeed=true</text:p>
          </table:table-cell>
          <table:table-cell office:value-type="string" calcext:value-type="string">
            <text:p>5 essentials for a kid's room</text:p>
          </table:table-cell>
        </table:table-row>
        <table:table-row table:style-name="ro1">
          <table:table-cell table:formula="of:=RAND()" office:value-type="float" office:value="0.587130085509132" calcext:value-type="float">
            <text:p>0.5871300855</text:p>
          </table:table-cell>
          <table:table-cell office:value-type="string" calcext:value-type="string">
            <text:p>2016-03-19 13:08:39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4361.html</text:p>
          </table:table-cell>
          <table:table-cell office:value-type="string" calcext:value-type="string">
            <text:p>feedly:urn:lj:livejournal.com:atom1:sio13:574361</text:p>
          </table:table-cell>
          <table:table-cell table:formula="of:=HYPERLINK(CONCATENATE(&quot;http://localhost:3000/search?q=media_id:&quot;;[.E369];&quot; AND publish_date:[&quot;; LEFT( [.B369];10);&quot;T00:00:00Z TO &quot;;LEFT([.B3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4361.html</text:p>
          </table:table-cell>
          <table:table-cell office:value-type="string" calcext:value-type="string">
            <text:p>Марафон, рис. 9: Насекомые</text:p>
          </table:table-cell>
        </table:table-row>
        <table:table-row table:style-name="ro1">
          <table:table-cell table:formula="of:=RAND()" office:value-type="float" office:value="0.622780503142567" calcext:value-type="float">
            <text:p>0.6227805031</text:p>
          </table:table-cell>
          <table:table-cell office:value-type="string" calcext:value-type="string">
            <text:p>2016-03-22 13:18:15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islamic-state-pushes-abroad-brussels-attack-isis-losing-territory-syria-iraq-2341208</text:p>
          </table:table-cell>
          <table:table-cell office:value-type="string" calcext:value-type="string">
            <text:p>feedly:http://www.ibtimes.com/islamic-state-pushes-abroad-brussels-attack-isis-losing-territory-syria-iraq-2341208</text:p>
          </table:table-cell>
          <table:table-cell table:formula="of:=HYPERLINK(CONCATENATE(&quot;http://localhost:3000/search?q=media_id:&quot;;[.E370];&quot; AND publish_date:[&quot;; LEFT( [.B370];10);&quot;T00:00:00Z TO &quot;;LEFT([.B3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islamic-state-pushes-abroad-brussels-attack-isis-losing-territory-syria-iraq-2341208</text:p>
          </table:table-cell>
          <table:table-cell office:value-type="string" calcext:value-type="string">
            <text:p>As Islamic State Pushes Abroad With Brussels Attack, ISIS Is Losing Territory In Syria And Iraq</text:p>
          </table:table-cell>
        </table:table-row>
        <table:table-row table:style-name="ro1">
          <table:table-cell table:formula="of:=RAND()" office:value-type="float" office:value="0.520481621824742" calcext:value-type="float">
            <text:p>0.5204816218</text:p>
          </table:table-cell>
          <table:table-cell office:value-type="string" calcext:value-type="string">
            <text:p>2016-03-01 23:55:15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301-underdog-caraway-fumbled-in-dallas-county-commissioner-race.ece</text:p>
          </table:table-cell>
          <table:table-cell office:value-type="string" calcext:value-type="string">
            <text:p>feedly:http://www.dallasnews.com/news/columnists/gromer-jeffers-jr/20160301-underdog-caraway-fumbled-in-dallas-county-commissioner-race.ece</text:p>
          </table:table-cell>
          <table:table-cell table:formula="of:=HYPERLINK(CONCATENATE(&quot;http://localhost:3000/search?q=media_id:&quot;;[.E371];&quot; AND publish_date:[&quot;; LEFT( [.B371];10);&quot;T00:00:00Z TO &quot;;LEFT([.B3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301-underdog-caraway-fumbled-in-dallas-county-commissioner-race.ece</text:p>
          </table:table-cell>
          <table:table-cell office:value-type="string" calcext:value-type="string">
            <text:p>Underdog Caraway fumbled in Dallas County commissioner race</text:p>
          </table:table-cell>
        </table:table-row>
        <table:table-row table:style-name="ro1">
          <table:table-cell table:formula="of:=RAND()" office:value-type="float" office:value="0.88749173746904" calcext:value-type="float">
            <text:p>0.8874917375</text:p>
          </table:table-cell>
          <table:table-cell office:value-type="string" calcext:value-type="string">
            <text:p>2016-03-18 12:12:28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heres-60-videogames-spoiled-5-minutes/</text:p>
          </table:table-cell>
          <table:table-cell office:value-type="string" calcext:value-type="string">
            <text:p>feedly:http://www.gamesradar.com/heres-60-videogames-spoiled-5-minutes/</text:p>
          </table:table-cell>
          <table:table-cell table:formula="of:=HYPERLINK(CONCATENATE(&quot;http://localhost:3000/search?q=media_id:&quot;;[.E372];&quot; AND publish_date:[&quot;; LEFT( [.B372];10);&quot;T00:00:00Z TO &quot;;LEFT([.B3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heres-60-videogames-spoiled-5-minutes/</text:p>
          </table:table-cell>
          <table:table-cell office:value-type="string" calcext:value-type="string">
            <text:p>Here's 60 videogames spoiled in 5 minutes</text:p>
          </table:table-cell>
        </table:table-row>
        <table:table-row table:style-name="ro1">
          <table:table-cell table:formula="of:=RAND()" office:value-type="float" office:value="0.936237905161024" calcext:value-type="float">
            <text:p>0.9362379052</text:p>
          </table:table-cell>
          <table:table-cell office:value-type="string" calcext:value-type="string">
            <text:p>2016-02-08 10:53:33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7552.html</text:p>
          </table:table-cell>
          <table:table-cell office:value-type="string" calcext:value-type="string">
            <text:p>feedly:urn:lj:livejournal.com:atom1:ma79:2087552</text:p>
          </table:table-cell>
          <table:table-cell table:formula="of:=HYPERLINK(CONCATENATE(&quot;http://localhost:3000/search?q=media_id:&quot;;[.E373];&quot; AND publish_date:[&quot;; LEFT( [.B373];10);&quot;T00:00:00Z TO &quot;;LEFT([.B3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7552.html</text:p>
          </table:table-cell>
          <table:table-cell office:value-type="string" calcext:value-type="string">
            <text:p>Не про рэп</text:p>
          </table:table-cell>
        </table:table-row>
        <table:table-row table:style-name="ro1">
          <table:table-cell table:formula="of:=RAND()" office:value-type="float" office:value="0.873781030645284" calcext:value-type="float">
            <text:p>0.8737810306</text:p>
          </table:table-cell>
          <table:table-cell office:value-type="string" calcext:value-type="string">
            <text:p>2015-07-28 05:36:14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6878</text:p>
          </table:table-cell>
          <table:table-cell office:value-type="string" calcext:value-type="string">
            <text:p>feedly:ya.ru:62198540:26878</text:p>
          </table:table-cell>
          <table:table-cell table:formula="of:=HYPERLINK(CONCATENATE(&quot;http://localhost:3000/search?q=media_id:&quot;;[.E374];&quot; AND publish_date:[&quot;; LEFT( [.B374];10);&quot;T00:00:00Z TO &quot;;LEFT([.B3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6878</text:p>
          </table:table-cell>
          <table:table-cell office:value-type="string" calcext:value-type="string">
            <text:p>Летние новости Яндекс.Почты для мобильных браузеров</text:p>
          </table:table-cell>
        </table:table-row>
        <table:table-row table:style-name="ro1">
          <table:table-cell table:formula="of:=RAND()" office:value-type="float" office:value="0.10226280817224" calcext:value-type="float">
            <text:p>0.1022628082</text:p>
          </table:table-cell>
          <table:table-cell office:value-type="string" calcext:value-type="string">
            <text:p>2016-03-20 01:54:29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22844/fernando-alonso-walks-away-huge-accident-australian-grand-prix</text:p>
          </table:table-cell>
          <table:table-cell office:value-type="string" calcext:value-type="string">
            <text:p>feedly:15022844</text:p>
          </table:table-cell>
          <table:table-cell table:formula="of:=HYPERLINK(CONCATENATE(&quot;http://localhost:3000/search?q=media_id:&quot;;[.E375];&quot; AND publish_date:[&quot;; LEFT( [.B375];10);&quot;T00:00:00Z TO &quot;;LEFT([.B3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22844/fernando-alonso-walks-away-huge-accident-australian-grand-prix</text:p>
          </table:table-cell>
          <table:table-cell office:value-type="string" calcext:value-type="string">
            <text:p>Alonso walks away from huge accident</text:p>
          </table:table-cell>
        </table:table-row>
        <table:table-row table:style-name="ro1">
          <table:table-cell table:formula="of:=RAND()" office:value-type="float" office:value="0.998439367321924" calcext:value-type="float">
            <text:p>0.9984393673</text:p>
          </table:table-cell>
          <table:table-cell office:value-type="string" calcext:value-type="string">
            <text:p>2016-02-19 22:57:43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219-another-honor-for-dallas-attorney-marcos-ronquillo.ece</text:p>
          </table:table-cell>
          <table:table-cell office:value-type="string" calcext:value-type="string">
            <text:p>feedly:http://www.dallasnews.com/news/columnists/mercedes-olivera/20160219-another-honor-for-dallas-attorney-marcos-ronquillo.ece</text:p>
          </table:table-cell>
          <table:table-cell table:formula="of:=HYPERLINK(CONCATENATE(&quot;http://localhost:3000/search?q=media_id:&quot;;[.E376];&quot; AND publish_date:[&quot;; LEFT( [.B376];10);&quot;T00:00:00Z TO &quot;;LEFT([.B3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219-another-honor-for-dallas-attorney-marcos-ronquillo.ece</text:p>
          </table:table-cell>
          <table:table-cell office:value-type="string" calcext:value-type="string">
            <text:p>Another honor for Dallas attorney Marcos Ronquillo</text:p>
          </table:table-cell>
        </table:table-row>
        <table:table-row table:style-name="ro1">
          <table:table-cell table:formula="of:=RAND()" office:value-type="float" office:value="0.294579567930456" calcext:value-type="float">
            <text:p>0.2945795679</text:p>
          </table:table-cell>
          <table:table-cell office:value-type="string" calcext:value-type="string">
            <text:p>2015-11-12 02:48:00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shakespeare-reconnects-serbian-and-kosovar-theatregoers-11-06-2015</text:p>
          </table:table-cell>
          <table:table-cell office:value-type="string" calcext:value-type="string">
            <text:p>feedly:http://www.balkaninsight.com/en/article/shakespeare-reconnects-serbian-and-kosovar-theatregoers-11-06-2015</text:p>
          </table:table-cell>
          <table:table-cell table:formula="of:=HYPERLINK(CONCATENATE(&quot;http://localhost:3000/search?q=media_id:&quot;;[.E377];&quot; AND publish_date:[&quot;; LEFT( [.B377];10);&quot;T00:00:00Z TO &quot;;LEFT([.B3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shakespeare-reconnects-serbian-and-kosovar-theatregoers-11-06-2015</text:p>
          </table:table-cell>
          <table:table-cell office:value-type="string" calcext:value-type="string">
            <text:p>Shakespeare Reconnects Serbian and Kosovo Theatregoers</text:p>
          </table:table-cell>
        </table:table-row>
        <table:table-row table:style-name="ro1">
          <table:table-cell table:formula="of:=RAND()" office:value-type="float" office:value="0.203571649800555" calcext:value-type="float">
            <text:p>0.2035716498</text:p>
          </table:table-cell>
          <table:table-cell office:value-type="string" calcext:value-type="string">
            <text:p>2010-03-02 10:50:25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2/nassau-guardian-reports-on-status-of-haitian-migrants/</text:p>
          </table:table-cell>
          <table:table-cell office:value-type="string" calcext:value-type="string">
            <text:p>feedly:http://bahatiansolidarity.wordpress.com/?p=277</text:p>
          </table:table-cell>
          <table:table-cell table:formula="of:=HYPERLINK(CONCATENATE(&quot;http://localhost:3000/search?q=media_id:&quot;;[.E378];&quot; AND publish_date:[&quot;; LEFT( [.B378];10);&quot;T00:00:00Z TO &quot;;LEFT([.B3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2/nassau-guardian-reports-on-status-of-haitian-migrants/</text:p>
          </table:table-cell>
          <table:table-cell office:value-type="string" calcext:value-type="string">
            <text:p>Nassau Guardian reports on status of Haitian Migrants</text:p>
          </table:table-cell>
        </table:table-row>
        <table:table-row table:style-name="ro1">
          <table:table-cell table:formula="of:=RAND()" office:value-type="float" office:value="0.527129909939205" calcext:value-type="float">
            <text:p>0.5271299099</text:p>
          </table:table-cell>
          <table:table-cell office:value-type="string" calcext:value-type="string">
            <text:p>2016-03-22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0" calcext:value-type="float">
            <text:p>0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3/1565810/holy-week-peace</text:p>
          </table:table-cell>
          <table:table-cell office:value-type="string" calcext:value-type="string">
            <text:p>feedly:http://www.philstar.com/opinion/2016/03/23/1565810/holy-week-peace</text:p>
          </table:table-cell>
          <table:table-cell table:formula="of:=HYPERLINK(CONCATENATE(&quot;http://localhost:3000/search?q=media_id:&quot;;[.E379];&quot; AND publish_date:[&quot;; LEFT( [.B379];10);&quot;T00:00:00Z TO &quot;;LEFT([.B3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3/1565810/holy-week-peace</text:p>
          </table:table-cell>
          <table:table-cell office:value-type="string" calcext:value-type="string">
            <text:p>Holy Week peace</text:p>
          </table:table-cell>
        </table:table-row>
        <table:table-row table:style-name="ro1">
          <table:table-cell table:formula="of:=RAND()" office:value-type="float" office:value="0.608838113258022" calcext:value-type="float">
            <text:p>0.6088381133</text:p>
          </table:table-cell>
          <table:table-cell office:value-type="string" calcext:value-type="string">
            <text:p>2016-02-20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21-de-febrero-de-2016.html</text:p>
          </table:table-cell>
          <table:table-cell office:value-type="string" calcext:value-type="string">
            <text:p>feedly:http://www.cope.es/menu/programas/iglesia-noticia/inicio_Iglesia-Noticia-del-21-de-febrero-de-2016/seccion=2035&amp;idioma=es_ES&amp;activo=12&amp;id=2016022112240001.do</text:p>
          </table:table-cell>
          <table:table-cell table:formula="of:=HYPERLINK(CONCATENATE(&quot;http://localhost:3000/search?q=media_id:&quot;;[.E380];&quot; AND publish_date:[&quot;; LEFT( [.B380];10);&quot;T00:00:00Z TO &quot;;LEFT([.B3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21-de-febrero-de-2016.html</text:p>
          </table:table-cell>
          <table:table-cell office:value-type="string" calcext:value-type="string">
            <text:p>En Iglesia Noticia del 21 de febrero de 2016: Celebraciones y catequesis</text:p>
          </table:table-cell>
        </table:table-row>
        <table:table-row table:style-name="ro1">
          <table:table-cell table:formula="of:=RAND()" office:value-type="float" office:value="0.555466650766616" calcext:value-type="float">
            <text:p>0.5554666508</text:p>
          </table:table-cell>
          <table:table-cell office:value-type="string" calcext:value-type="string">
            <text:p>2016-02-10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31-de-enero-de-2016.html</text:p>
          </table:table-cell>
          <table:table-cell office:value-type="string" calcext:value-type="string">
            <text:p>feedly:http://www.cope.es/menu/programas/iglesia-noticia/inicio_Iglesia-Noticia-del-31-de-enero-de-2016/seccion=2035&amp;idioma=es_ES&amp;activo=12&amp;id=2016021112450002.do</text:p>
          </table:table-cell>
          <table:table-cell table:formula="of:=HYPERLINK(CONCATENATE(&quot;http://localhost:3000/search?q=media_id:&quot;;[.E381];&quot; AND publish_date:[&quot;; LEFT( [.B381];10);&quot;T00:00:00Z TO &quot;;LEFT([.B3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31-de-enero-de-2016.html</text:p>
          </table:table-cell>
          <table:table-cell office:value-type="string" calcext:value-type="string">
            <text:p>En Iglesia Noticia del 31 de enero de 2016: Audiencias y celebraciones</text:p>
          </table:table-cell>
        </table:table-row>
        <table:table-row table:style-name="ro1">
          <table:table-cell table:formula="of:=RAND()" office:value-type="float" office:value="0.956868427394305" calcext:value-type="float">
            <text:p>0.9568684274</text:p>
          </table:table-cell>
          <table:table-cell office:value-type="string" calcext:value-type="string">
            <text:p>2012-10-22 21:21:59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3020.html</text:p>
          </table:table-cell>
          <table:table-cell office:value-type="string" calcext:value-type="string">
            <text:p>feedly:urn:lj:livejournal.com:atom1:satis_fiction:503020</text:p>
          </table:table-cell>
          <table:table-cell table:formula="of:=HYPERLINK(CONCATENATE(&quot;http://localhost:3000/search?q=media_id:&quot;;[.E382];&quot; AND publish_date:[&quot;; LEFT( [.B382];10);&quot;T00:00:00Z TO &quot;;LEFT([.B3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3020.html</text:p>
          </table:table-cell>
          <table:table-cell office:value-type="string" calcext:value-type="string">
            <text:p>satis_fiction @ 2012-10-23T13:27:00</text:p>
          </table:table-cell>
        </table:table-row>
        <table:table-row table:style-name="ro1">
          <table:table-cell table:formula="of:=RAND()" office:value-type="float" office:value="0.21816381388867" calcext:value-type="float">
            <text:p>0.2181638139</text:p>
          </table:table-cell>
          <table:table-cell office:value-type="string" calcext:value-type="string">
            <text:p>2016-02-28 09:02:35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le-nuove-dieteestremismo-vegano_1169287_11/</text:p>
          </table:table-cell>
          <table:table-cell office:value-type="string" calcext:value-type="string">
            <text:p>feedly:http://www.ecodibergamo.it/stories/il-piacere-di-leggere/le-nuove-dieteestremismo-vegano_1169287_11/</text:p>
          </table:table-cell>
          <table:table-cell table:formula="of:=HYPERLINK(CONCATENATE(&quot;http://localhost:3000/search?q=media_id:&quot;;[.E383];&quot; AND publish_date:[&quot;; LEFT( [.B383];10);&quot;T00:00:00Z TO &quot;;LEFT([.B3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le-nuove-dieteestremismo-vegano_1169287_11/</text:p>
          </table:table-cell>
          <table:table-cell office:value-type="string" calcext:value-type="string">
            <text:p>Le nuove diete Estremismo vegano</text:p>
          </table:table-cell>
        </table:table-row>
        <table:table-row table:style-name="ro1">
          <table:table-cell table:formula="of:=RAND()" office:value-type="float" office:value="0.01400969669585" calcext:value-type="float">
            <text:p>0.0140096967</text:p>
          </table:table-cell>
          <table:table-cell office:value-type="string" calcext:value-type="string">
            <text:p>2012-03-19 12:04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2011-ano-da-igualdade-racial.html</text:p>
          </table:table-cell>
          <table:table-cell office:value-type="string" calcext:value-type="string">
            <text:p>feedly:tag:blogger.com,1999:blog-8906733803857889605.post-1821849261726611550</text:p>
          </table:table-cell>
          <table:table-cell table:formula="of:=HYPERLINK(CONCATENATE(&quot;http://localhost:3000/search?q=media_id:&quot;;[.E384];&quot; AND publish_date:[&quot;; LEFT( [.B384];10);&quot;T00:00:00Z TO &quot;;LEFT([.B3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2011-ano-da-igualdade-racial.html</text:p>
          </table:table-cell>
          <table:table-cell office:value-type="string" calcext:value-type="string">
            <text:p>2011: Ano da Igualdade Racial</text:p>
          </table:table-cell>
        </table:table-row>
        <table:table-row table:style-name="ro2">
          <table:table-cell table:formula="of:=RAND()" office:value-type="float" office:value="0.59911585937549" calcext:value-type="float">
            <text:p>0.5991158594</text:p>
          </table:table-cell>
          <table:table-cell office:value-type="string" calcext:value-type="string">
            <text:p>2016-03-21 15:14:43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apple-launches-its-new-i-pad-pro-in-an-event-693905</text:p>
          </table:table-cell>
          <table:table-cell office:value-type="string" calcext:value-type="string">
            <text:p>feedly:technology/new-launches-apple-launches-its-new-i-pad-pro-in-an-event-693905</text:p>
          </table:table-cell>
          <table:table-cell table:formula="of:=HYPERLINK(CONCATENATE(&quot;http://localhost:3000/search?q=media_id:&quot;;[.E385];&quot; AND publish_date:[&quot;; LEFT( [.B385];10);&quot;T00:00:00Z TO &quot;;LEFT([.B3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apple-launches-its-new-i-pad-pro-in-an-event-693905</text:p>
          </table:table-cell>
          <table:table-cell office:value-type="string" calcext:value-type="string">
            <text:p>9.7 इंच की डिस्प्ले के साथ ऐपल ने लांच किया नया 'आईपैड प्रो'</text:p>
          </table:table-cell>
        </table:table-row>
        <table:table-row table:style-name="ro1">
          <table:table-cell table:formula="of:=RAND()" office:value-type="float" office:value="0.225631635657181" calcext:value-type="float">
            <text:p>0.2256316357</text:p>
          </table:table-cell>
          <table:table-cell office:value-type="string" calcext:value-type="string">
            <text:p>2016-03-16 16:15:12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316-gop-needs-to-admit-trump-will-be-its-nominee.ece</text:p>
          </table:table-cell>
          <table:table-cell office:value-type="string" calcext:value-type="string">
            <text:p>feedly:http://www.dallasnews.com/news/columnists/gromer-jeffers-jr/20160316-gop-needs-to-admit-trump-will-be-its-nominee.ece</text:p>
          </table:table-cell>
          <table:table-cell table:formula="of:=HYPERLINK(CONCATENATE(&quot;http://localhost:3000/search?q=media_id:&quot;;[.E386];&quot; AND publish_date:[&quot;; LEFT( [.B386];10);&quot;T00:00:00Z TO &quot;;LEFT([.B3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316-gop-needs-to-admit-trump-will-be-its-nominee.ece</text:p>
          </table:table-cell>
          <table:table-cell office:value-type="string" calcext:value-type="string">
            <text:p>GOP needs to admit Trump will be its nominee</text:p>
          </table:table-cell>
        </table:table-row>
        <table:table-row table:style-name="ro1">
          <table:table-cell table:formula="of:=RAND()" office:value-type="float" office:value="0.623229435476242" calcext:value-type="float">
            <text:p>0.6232294355</text:p>
          </table:table-cell>
          <table:table-cell office:value-type="string" calcext:value-type="string">
            <text:p>2016-03-16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808</text:p>
          </table:table-cell>
          <table:table-cell office:value-type="string" calcext:value-type="string">
            <text:p>feedly:http://paloverdevalleytimes.com/Main.asp?SectionID=215&amp;SubSectionID=751&amp;ArticleID=22808</text:p>
          </table:table-cell>
          <table:table-cell table:formula="of:=HYPERLINK(CONCATENATE(&quot;http://localhost:3000/search?q=media_id:&quot;;[.E387];&quot; AND publish_date:[&quot;; LEFT( [.B387];10);&quot;T00:00:00Z TO &quot;;LEFT([.B3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808</text:p>
          </table:table-cell>
          <table:table-cell office:value-type="string" calcext:value-type="string">
            <text:p>Is that illness the dreaded Quartzsite/Blythe Crud?</text:p>
          </table:table-cell>
        </table:table-row>
        <table:table-row table:style-name="ro1">
          <table:table-cell table:formula="of:=RAND()" office:value-type="float" office:value="0.885746818127607" calcext:value-type="float">
            <text:p>0.8857468181</text:p>
          </table:table-cell>
          <table:table-cell office:value-type="string" calcext:value-type="string">
            <text:p>2016-03-22 06:17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news/artykuly/516250,ariana-grande-dangerous-woman-a-capella-wideo.html</text:p>
          </table:table-cell>
          <table:table-cell office:value-type="string" calcext:value-type="string">
            <text:p>feedly:http://muzyka.dziennik.pl/news/artykuly/516250,ariana-grande-dangerous-woman-a-capella-wideo.html</text:p>
          </table:table-cell>
          <table:table-cell table:formula="of:=HYPERLINK(CONCATENATE(&quot;http://localhost:3000/search?q=media_id:&quot;;[.E388];&quot; AND publish_date:[&quot;; LEFT( [.B388];10);&quot;T00:00:00Z TO &quot;;LEFT([.B3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news/artykuly/516250,ariana-grande-dangerous-woman-a-capella-wideo.html</text:p>
          </table:table-cell>
          <table:table-cell office:value-type="string" calcext:value-type="string">
            <text:p>Ariana Grande śpiewającym króliczkiem w lateksie. Znów zachwyciła internautów! WIDEO</text:p>
          </table:table-cell>
        </table:table-row>
        <table:table-row table:style-name="ro1">
          <table:table-cell table:formula="of:=RAND()" office:value-type="float" office:value="0.492517963778965" calcext:value-type="float">
            <text:p>0.4925179638</text:p>
          </table:table-cell>
          <table:table-cell office:value-type="string" calcext:value-type="string">
            <text:p>2010-12-02 17:47:46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6150.html</text:p>
          </table:table-cell>
          <table:table-cell office:value-type="string" calcext:value-type="string">
            <text:p>feedly:urn:lj:livejournal.com:atom1:provokatorinfo:46150</text:p>
          </table:table-cell>
          <table:table-cell table:formula="of:=HYPERLINK(CONCATENATE(&quot;http://localhost:3000/search?q=media_id:&quot;;[.E389];&quot; AND publish_date:[&quot;; LEFT( [.B389];10);&quot;T00:00:00Z TO &quot;;LEFT([.B3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6150.html</text:p>
          </table:table-cell>
          <table:table-cell office:value-type="string" calcext:value-type="string">
            <text:p>Повяжи белую ленточку в Международный день инвалида</text:p>
          </table:table-cell>
        </table:table-row>
        <table:table-row table:style-name="ro1">
          <table:table-cell table:formula="of:=RAND()" office:value-type="float" office:value="0.702583224082847" calcext:value-type="float">
            <text:p>0.7025832241</text:p>
          </table:table-cell>
          <table:table-cell office:value-type="string" calcext:value-type="string">
            <text:p>2015-10-28 06:33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28f02bfc/sc/3/l/0l0sdigitalspy0o0csoaps0cs20ceastenders0cnews0ca6759970ceastenders0espoilers0eben0emitchell0edemands0eanswers0efrom0ephil0ein0enew0epreview0evideo0bhtml0drss/story01.htm</text:p>
          </table:table-cell>
          <table:table-cell office:value-type="string" calcext:value-type="string">
            <text:p>feedly:http://www.digitalspy.co.uk/soaps/s2/eastenders/news/a675997/eastenders-spoilers-ben-mitchell-demands-answers-from-phil-in-new-preview-video.html</text:p>
          </table:table-cell>
          <table:table-cell table:formula="of:=HYPERLINK(CONCATENATE(&quot;http://localhost:3000/search?q=media_id:&quot;;[.E390];&quot; AND publish_date:[&quot;; LEFT( [.B390];10);&quot;T00:00:00Z TO &quot;;LEFT([.B3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28f02bfc/sc/3/l/0L0Sdigitalspy0O0Csoaps0Cs20Ceastenders0Cnews0Ca6759970Ceastenders0Espoilers0Eben0Emitchell0Edemands0Eanswers0Efrom0Ephil0Ein0Enew0Epreview0Evideo0Bhtml0Drss/story01.htm</text:p>
          </table:table-cell>
          <table:table-cell office:value-type="string" calcext:value-type="string">
            <text:p>EastEnders spoilers: Ben Mitchell demands answers from Phil in new preview video</text:p>
          </table:table-cell>
        </table:table-row>
        <table:table-row table:style-name="ro1">
          <table:table-cell table:formula="of:=RAND()" office:value-type="float" office:value="0.580462025228989" calcext:value-type="float">
            <text:p>0.5804620252</text:p>
          </table:table-cell>
          <table:table-cell office:value-type="string" calcext:value-type="string">
            <text:p>2016-03-22 18:57:20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2103.html</text:p>
          </table:table-cell>
          <table:table-cell office:value-type="string" calcext:value-type="string">
            <text:p>feedly:urn:lj:livejournal.com:atom1:freigeist25:832103</text:p>
          </table:table-cell>
          <table:table-cell table:formula="of:=HYPERLINK(CONCATENATE(&quot;http://localhost:3000/search?q=media_id:&quot;;[.E391];&quot; AND publish_date:[&quot;; LEFT( [.B391];10);&quot;T00:00:00Z TO &quot;;LEFT([.B3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2103.html</text:p>
          </table:table-cell>
          <table:table-cell office:value-type="string" calcext:value-type="string">
            <text:p>Жабы, зебры, <text:s/>лошади, - вы курить <text:s/>не бросили? или &amp;quot;ТолстоевскийПушкингений - не наше, и не всё</text:p>
          </table:table-cell>
        </table:table-row>
        <table:table-row table:style-name="ro1">
          <table:table-cell table:formula="of:=RAND()" office:value-type="float" office:value="0.250255413148813" calcext:value-type="float">
            <text:p>0.2502554131</text:p>
          </table:table-cell>
          <table:table-cell office:value-type="string" calcext:value-type="string">
            <text:p>2016-03-23 11:20:00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yahoo.com/first-look-2017-subaru-impreza-162000080.html</text:p>
          </table:table-cell>
          <table:table-cell office:value-type="string" calcext:value-type="string">
            <text:p>feedly:first-look-2017-subaru-impreza-162000080</text:p>
          </table:table-cell>
          <table:table-cell table:formula="of:=HYPERLINK(CONCATENATE(&quot;http://localhost:3000/search?q=media_id:&quot;;[.E392];&quot; AND publish_date:[&quot;; LEFT( [.B392];10);&quot;T00:00:00Z TO &quot;;LEFT([.B3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ews.yahoo.com/first-look-2017-subaru-impreza-162000080.html</text:p>
          </table:table-cell>
          <table:table-cell office:value-type="string" calcext:value-type="string">
            <text:p>First Look: 2017 Subaru Impreza</text:p>
          </table:table-cell>
        </table:table-row>
        <table:table-row table:style-name="ro1">
          <table:table-cell table:formula="of:=RAND()" office:value-type="float" office:value="0.123252695002776" calcext:value-type="float">
            <text:p>0.123252695</text:p>
          </table:table-cell>
          <table:table-cell office:value-type="string" calcext:value-type="string">
            <text:p>2011-09-30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09/lai08782.mp4</text:p>
          </table:table-cell>
          <table:table-cell office:value-type="string" calcext:value-type="string">
            <text:p>feedly:http://lrt-live.data.lt:8080/media/VIDEO/2011-09/LAI08782.mp4</text:p>
          </table:table-cell>
          <table:table-cell table:formula="of:=HYPERLINK(CONCATENATE(&quot;http://localhost:3000/search?q=media_id:&quot;;[.E393];&quot; AND publish_date:[&quot;; LEFT( [.B393];10);&quot;T00:00:00Z TO &quot;;LEFT([.B3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09/LAI08782.mp4</text:p>
          </table:table-cell>
          <table:table-cell office:value-type="string" calcext:value-type="string">
            <text:p>Inteligentai. Pagal Juozo Elicko kūrinius</text:p>
          </table:table-cell>
        </table:table-row>
        <table:table-row table:style-name="ro1">
          <table:table-cell table:formula="of:=RAND()" office:value-type="float" office:value="0.830469630031755" calcext:value-type="float">
            <text:p>0.83046963</text:p>
          </table:table-cell>
          <table:table-cell office:value-type="string" calcext:value-type="string">
            <text:p>2016-01-30 05:34:25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50656.html</text:p>
          </table:table-cell>
          <table:table-cell office:value-type="string" calcext:value-type="string">
            <text:p>feedly:urn:lj:livejournal.com:atom1:golosrazuma:250656</text:p>
          </table:table-cell>
          <table:table-cell table:formula="of:=HYPERLINK(CONCATENATE(&quot;http://localhost:3000/search?q=media_id:&quot;;[.E394];&quot; AND publish_date:[&quot;; LEFT( [.B394];10);&quot;T00:00:00Z TO &quot;;LEFT([.B3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50656.html</text:p>
          </table:table-cell>
          <table:table-cell office:value-type="string" calcext:value-type="string">
            <text:p>Знак времени</text:p>
          </table:table-cell>
        </table:table-row>
        <table:table-row table:style-name="ro2">
          <table:table-cell table:formula="of:=RAND()" office:value-type="float" office:value="0.327551044210525" calcext:value-type="float">
            <text:p>0.3275510442</text:p>
          </table:table-cell>
          <table:table-cell office:value-type="string" calcext:value-type="string">
            <text:p>2016-03-21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0" calcext:value-type="float">
            <text:p>0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59/-%D8%A7%D9%84%D8%AA%D8%A3%D8%AB%D9%8A%D8%B1%D8%A7%D8%AA-%D8%A7%D9%84%D8%B3%D9%8A%D8%A7%D8%B3%D9%8A%D8%A9-%D8%A7%D9%84%D8%AF%D8%A7%D8%AE%D9%84%D9%8A%D8%A9-%D9%84%D8%A3%D8%AD%D8%AF%D8%A7%D8%AB-%D8%A8%D9%86-%D9%82%D8%B1%D8%AF%D8%A7%D9%86-%D9%81%D9%8A-%D8%AA%D9%88%D9%86%D8%B3-</text:p>
          </table:table-cell>
          <table:table-cell office:value-type="string" calcext:value-type="string">
            <text:p>feedly:http://www.rcssmideast.org/Article/4459/-التأثيرات-السياسية-الداخلية-لأحداث-بن-قردان-في-تونس-</text:p>
          </table:table-cell>
          <table:table-cell table:formula="of:=HYPERLINK(CONCATENATE(&quot;http://localhost:3000/search?q=media_id:&quot;;[.E395];&quot; AND publish_date:[&quot;; LEFT( [.B395];10);&quot;T00:00:00Z TO &quot;;LEFT([.B3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59/-التأثيرات-السياسية-الداخلية-لأحداث-بن-قردان-في-تونس-</text:p>
          </table:table-cell>
          <table:table-cell office:value-type="string" calcext:value-type="string">
            <text:p>&lt;div style="direction:rtl;text-align:right"&gt;توابع غير مقصودة: <text:s/>التأثيرات السياسية الداخلية لأحداث "بن قردان" في تونس&lt;/div&gt;</text:p>
          </table:table-cell>
        </table:table-row>
        <table:table-row table:style-name="ro1">
          <table:table-cell table:formula="of:=RAND()" office:value-type="float" office:value="0.211435474195159" calcext:value-type="float">
            <text:p>0.2114354742</text:p>
          </table:table-cell>
          <table:table-cell office:value-type="string" calcext:value-type="string">
            <text:p>2016-03-18 11:25:04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318-how-will-latino-voters-react-to-anti-mexico-campaign-rhetoric.ece</text:p>
          </table:table-cell>
          <table:table-cell office:value-type="string" calcext:value-type="string">
            <text:p>feedly:http://www.dallasnews.com/news/columnists/mercedes-olivera/20160318-how-will-latino-voters-react-to-anti-mexico-campaign-rhetoric.ece</text:p>
          </table:table-cell>
          <table:table-cell table:formula="of:=HYPERLINK(CONCATENATE(&quot;http://localhost:3000/search?q=media_id:&quot;;[.E396];&quot; AND publish_date:[&quot;; LEFT( [.B396];10);&quot;T00:00:00Z TO &quot;;LEFT([.B3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318-how-will-latino-voters-react-to-anti-mexico-campaign-rhetoric.ece</text:p>
          </table:table-cell>
          <table:table-cell office:value-type="string" calcext:value-type="string">
            <text:p>How will Latino voters react to anti-Mexico campaign rhetoric?</text:p>
          </table:table-cell>
        </table:table-row>
        <table:table-row table:style-name="ro1">
          <table:table-cell table:formula="of:=RAND()" office:value-type="float" office:value="0.368644040398068" calcext:value-type="float">
            <text:p>0.3686440404</text:p>
          </table:table-cell>
          <table:table-cell office:value-type="string" calcext:value-type="string">
            <text:p>2016-02-27 03:53:08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3635.html</text:p>
          </table:table-cell>
          <table:table-cell office:value-type="string" calcext:value-type="string">
            <text:p>feedly:urn:lj:livejournal.com:atom1:sio13:573635</text:p>
          </table:table-cell>
          <table:table-cell table:formula="of:=HYPERLINK(CONCATENATE(&quot;http://localhost:3000/search?q=media_id:&quot;;[.E397];&quot; AND publish_date:[&quot;; LEFT( [.B397];10);&quot;T00:00:00Z TO &quot;;LEFT([.B3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3635.html</text:p>
          </table:table-cell>
          <table:table-cell office:value-type="string" calcext:value-type="string">
            <text:p>Так, навеяло чот</text:p>
          </table:table-cell>
        </table:table-row>
        <table:table-row table:style-name="ro1">
          <table:table-cell table:formula="of:=RAND()" office:value-type="float" office:value="0.351417393974906" calcext:value-type="float">
            <text:p>0.351417394</text:p>
          </table:table-cell>
          <table:table-cell office:value-type="string" calcext:value-type="string">
            <text:p>2015-02-20 16:18:24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4793</text:p>
          </table:table-cell>
          <table:table-cell office:value-type="string" calcext:value-type="string">
            <text:p>feedly:ya.ru:62198540:24793</text:p>
          </table:table-cell>
          <table:table-cell table:formula="of:=HYPERLINK(CONCATENATE(&quot;http://localhost:3000/search?q=media_id:&quot;;[.E398];&quot; AND publish_date:[&quot;; LEFT( [.B398];10);&quot;T00:00:00Z TO &quot;;LEFT([.B3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4793</text:p>
          </table:table-cell>
          <table:table-cell office:value-type="string" calcext:value-type="string">
            <text:p>Про недоступность Почты</text:p>
          </table:table-cell>
        </table:table-row>
        <table:table-row table:style-name="ro2">
          <table:table-cell table:formula="of:=RAND()" office:value-type="float" office:value="0.21007422642417" calcext:value-type="float">
            <text:p>0.2100742264</text:p>
          </table:table-cell>
          <table:table-cell office:value-type="string" calcext:value-type="string">
            <text:p>2016-03-23 13:07:10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2005/%D8%AA%D8%B1%D9%83%D9%8A%D8%A7-%D8%AA%D8%B3%D8%AA%D8%A3%D9%86%D9%81-%D8%BA%D8%A7%D8%B1%D8%A7%D8%AA%D9%87%D8%A7-%D8%A7%D9%84%D8%AC%D9%88%D9%8A%D8%A9-%D8%B9%D9%84%D9%89-%D9%85%D9%88%D8%A7%D9%82%D8%B9-%D8%AA%D8%A7%D8%A8%D8%B9%D8%A9-%D9%84%D9%84%D8%B9%D9%85%D8%A7%D9%84-%D8%A7%D9%84%D9%83%D8%B1%D8%AF%D8%B3%D8%AA%D8%A7%D9%86%D9%89</text:p>
          </table:table-cell>
          <table:table-cell office:value-type="string" calcext:value-type="string">
            <text:p>feedly:http://www.elshaab.org/news/222005/%D8%AA%D8%B1%D9%83%D9%8A%D8%A7-%D8%AA%D8%B3%D8%AA%D8%A3%D9%86%D9%81-%D8%BA%D8%A7%D8%B1%D8%A7%D8%AA%D9%87%D8%A7-%D8%A7%D9%84%D8%AC%D9%88%D9%8A%D8%A9-%D8%B9%D9%84%D9%89-%D9%85%D9%88%D8%A7%D9%82%D8%B9-%D8%AA%D8%A7%D8%A8%D8%B9%D8%A9-%D9%84%D9%84%D8%B9%D9%85%D8%A7%D9%84-%D8%A7%D9%84%D9%83%D8%B1%D8%AF%D8%B3%D8%AA%D8%A7%D9%86%D9%89#ref=rss_feed</text:p>
          </table:table-cell>
          <table:table-cell table:formula="of:=HYPERLINK(CONCATENATE(&quot;http://localhost:3000/search?q=media_id:&quot;;[.E399];&quot; AND publish_date:[&quot;; LEFT( [.B399];10);&quot;T00:00:00Z TO &quot;;LEFT([.B3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2005/%D8%AA%D8%B1%D9%83%D9%8A%D8%A7-%D8%AA%D8%B3%D8%AA%D8%A3%D9%86%D9%81-%D8%BA%D8%A7%D8%B1%D8%A7%D8%AA%D9%87%D8%A7-%D8%A7%D9%84%D8%AC%D9%88%D9%8A%D8%A9-%D8%B9%D9%84%D9%89-%D9%85%D9%88%D8%A7%D9%82%D8%B9-%D8%AA%D8%A7%D8%A8%D8%B9%D8%A9-%D9%84%D9%84%D8%B9%D9%85%D8%A7%D9%84-%D8%A7%D9%84%D9%83%D8%B1%D8%AF%D8%B3%D8%AA%D8%A7%D9%86%D9%89#ref=rss_feed</text:p>
          </table:table-cell>
          <table:table-cell office:value-type="string" calcext:value-type="string">
            <text:p>&lt;div style="direction:rtl;text-align:right"&gt;تركيا تستأنف غاراتها الجوية على مواقع تابعة للعمال الكردستانى&lt;/div&gt;</text:p>
          </table:table-cell>
        </table:table-row>
        <table:table-row table:style-name="ro1">
          <table:table-cell table:formula="of:=RAND()" office:value-type="float" office:value="0.331875124965886" calcext:value-type="float">
            <text:p>0.331875125</text:p>
          </table:table-cell>
          <table:table-cell office:value-type="string" calcext:value-type="string">
            <text:p>2016-03-23 01:30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3/recette-filet-de-porc-au-fromage-a-raclette-et-kiwi_11838027.html</text:p>
          </table:table-cell>
          <table:table-cell office:value-type="string" calcext:value-type="string">
            <text:p>feedly:http://www.larep.fr/france-monde/actualites/societe/sante-beaute/2016/03/23/recette-filet-de-porc-au-fromage-a-raclette-et-kiwi_11838027.html</text:p>
          </table:table-cell>
          <table:table-cell table:formula="of:=HYPERLINK(CONCATENATE(&quot;http://localhost:3000/search?q=media_id:&quot;;[.E400];&quot; AND publish_date:[&quot;; LEFT( [.B400];10);&quot;T00:00:00Z TO &quot;;LEFT([.B4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3/recette-filet-de-porc-au-fromage-a-raclette-et-kiwi_11838027.html</text:p>
          </table:table-cell>
          <table:table-cell office:value-type="string" calcext:value-type="string">
            <text:p>Recette : Filet de porc au fromage à raclette et kiwi</text:p>
          </table:table-cell>
        </table:table-row>
        <table:table-row table:style-name="ro1">
          <table:table-cell table:formula="of:=RAND()" office:value-type="float" office:value="0.812465230827285" calcext:value-type="float">
            <text:p>0.8124652308</text:p>
          </table:table-cell>
          <table:table-cell office:value-type="string" calcext:value-type="string">
            <text:p>2014-02-26 06:23:31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3742.html</text:p>
          </table:table-cell>
          <table:table-cell office:value-type="string" calcext:value-type="string">
            <text:p>feedly:urn:lj:livejournal.com:atom1:lavababe:213742</text:p>
          </table:table-cell>
          <table:table-cell table:formula="of:=HYPERLINK(CONCATENATE(&quot;http://localhost:3000/search?q=media_id:&quot;;[.E401];&quot; AND publish_date:[&quot;; LEFT( [.B401];10);&quot;T00:00:00Z TO &quot;;LEFT([.B4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3742.html</text:p>
          </table:table-cell>
          <table:table-cell office:value-type="string" calcext:value-type="string">
            <text:p>художественный флешмоб</text:p>
          </table:table-cell>
        </table:table-row>
        <table:table-row table:style-name="ro1">
          <table:table-cell table:formula="of:=RAND()" office:value-type="float" office:value="0.0945481307157627" calcext:value-type="float">
            <text:p>0.0945481307</text:p>
          </table:table-cell>
          <table:table-cell office:value-type="string" calcext:value-type="string">
            <text:p>2016-01-15 22:59:05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115-fort-worth-latinos-push-for-redistricting-plan.ece</text:p>
          </table:table-cell>
          <table:table-cell office:value-type="string" calcext:value-type="string">
            <text:p>feedly:http://www.dallasnews.com/news/columnists/mercedes-olivera/20160115-fort-worth-latinos-push-for-redistricting-plan.ece</text:p>
          </table:table-cell>
          <table:table-cell table:formula="of:=HYPERLINK(CONCATENATE(&quot;http://localhost:3000/search?q=media_id:&quot;;[.E402];&quot; AND publish_date:[&quot;; LEFT( [.B402];10);&quot;T00:00:00Z TO &quot;;LEFT([.B4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115-fort-worth-latinos-push-for-redistricting-plan.ece</text:p>
          </table:table-cell>
          <table:table-cell office:value-type="string" calcext:value-type="string">
            <text:p>Fort Worth Latinos push for redistricting plan</text:p>
          </table:table-cell>
        </table:table-row>
        <table:table-row table:style-name="ro1">
          <table:table-cell table:formula="of:=RAND()" office:value-type="float" office:value="0.671310843749742" calcext:value-type="float">
            <text:p>0.6713108437</text:p>
          </table:table-cell>
          <table:table-cell office:value-type="string" calcext:value-type="string">
            <text:p>2012-06-18 05:07:39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bukmekerskie-kontory-dlya-ukraincev</text:p>
          </table:table-cell>
          <table:table-cell office:value-type="string" calcext:value-type="string">
            <text:p>feedly:http://globalist.org.ua/tau/?p=683</text:p>
          </table:table-cell>
          <table:table-cell table:formula="of:=HYPERLINK(CONCATENATE(&quot;http://localhost:3000/search?q=media_id:&quot;;[.E403];&quot; AND publish_date:[&quot;; LEFT( [.B403];10);&quot;T00:00:00Z TO &quot;;LEFT([.B4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bukmekerskie-kontory-dlya-ukraincev</text:p>
          </table:table-cell>
          <table:table-cell office:value-type="string" calcext:value-type="string">
            <text:p>Букмекерские конторы для украинцев</text:p>
          </table:table-cell>
        </table:table-row>
        <table:table-row table:style-name="ro1">
          <table:table-cell table:formula="of:=RAND()" office:value-type="float" office:value="0.63733981485031" calcext:value-type="float">
            <text:p>0.6373398149</text:p>
          </table:table-cell>
          <table:table-cell office:value-type="string" calcext:value-type="string">
            <text:p>2015-05-28 14:30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mobile-services-to-benefit-7-crore-indian-farmers-report</text:p>
          </table:table-cell>
          <table:table-cell office:value-type="string" calcext:value-type="string">
            <text:p>feedly:http://southasia.oneworld.net/news/mobile-services-to-benefit-7-crore-indian-farmers-report</text:p>
          </table:table-cell>
          <table:table-cell table:formula="of:=HYPERLINK(CONCATENATE(&quot;http://localhost:3000/search?q=media_id:&quot;;[.E404];&quot; AND publish_date:[&quot;; LEFT( [.B404];10);&quot;T00:00:00Z TO &quot;;LEFT([.B4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mobile-services-to-benefit-7-crore-indian-farmers-report</text:p>
          </table:table-cell>
          <table:table-cell office:value-type="string" calcext:value-type="string">
            <text:p>Mobile services to benefit 7 crore Indian farmers: report</text:p>
          </table:table-cell>
        </table:table-row>
        <table:table-row table:style-name="ro1">
          <table:table-cell table:formula="of:=RAND()" office:value-type="float" office:value="0.0993471610681958" calcext:value-type="float">
            <text:p>0.0993471611</text:p>
          </table:table-cell>
          <table:table-cell office:value-type="string" calcext:value-type="string">
            <text:p>2016-03-21 13:00:17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1581.html</text:p>
          </table:table-cell>
          <table:table-cell office:value-type="string" calcext:value-type="string">
            <text:p>feedly:urn:lj:livejournal.com:atom1:freigeist25:831581</text:p>
          </table:table-cell>
          <table:table-cell table:formula="of:=HYPERLINK(CONCATENATE(&quot;http://localhost:3000/search?q=media_id:&quot;;[.E405];&quot; AND publish_date:[&quot;; LEFT( [.B405];10);&quot;T00:00:00Z TO &quot;;LEFT([.B4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1581.html</text:p>
          </table:table-cell>
          <table:table-cell office:value-type="string" calcext:value-type="string">
            <text:p>Естественные инстинкты</text:p>
          </table:table-cell>
        </table:table-row>
        <table:table-row table:style-name="ro1">
          <table:table-cell table:formula="of:=RAND()" office:value-type="float" office:value="0.34384488985192" calcext:value-type="float">
            <text:p>0.3438448899</text:p>
          </table:table-cell>
          <table:table-cell office:value-type="string" calcext:value-type="string">
            <text:p>2014-07-25 10:29:13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7c173578-1343-11e4-8244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7c173578-1343-11e4-8244-00144feabdc0.html?ftcamp=published_links%2Frss%2Fcomment_columnists_christopher-caldwell%2Ffeed%2F%2Fproduct</text:p>
          </table:table-cell>
          <table:table-cell table:formula="of:=HYPERLINK(CONCATENATE(&quot;http://localhost:3000/search?q=media_id:&quot;;[.E406];&quot; AND publish_date:[&quot;; LEFT( [.B406];10);&quot;T00:00:00Z TO &quot;;LEFT([.B4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7c173578-1343-11e4-8244-00144feabdc0.html?ftcamp=published_links%2Frss%2Fcomment_columnists_christopher-caldwell%2Ffeed%2F%2Fproduct</text:p>
          </table:table-cell>
          <table:table-cell office:value-type="string" calcext:value-type="string">
            <text:p>A summer with your head in the clouds</text:p>
          </table:table-cell>
        </table:table-row>
        <table:table-row table:style-name="ro1">
          <table:table-cell table:formula="of:=RAND()" office:value-type="float" office:value="0.190874180682212" calcext:value-type="float">
            <text:p>0.1908741807</text:p>
          </table:table-cell>
          <table:table-cell office:value-type="string" calcext:value-type="string">
            <text:p>2016-02-28 04:03:54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8573.html</text:p>
          </table:table-cell>
          <table:table-cell office:value-type="string" calcext:value-type="string">
            <text:p>feedly:urn:lj:livejournal.com:atom1:pekelnyi_bulba:1128573</text:p>
          </table:table-cell>
          <table:table-cell table:formula="of:=HYPERLINK(CONCATENATE(&quot;http://localhost:3000/search?q=media_id:&quot;;[.E407];&quot; AND publish_date:[&quot;; LEFT( [.B407];10);&quot;T00:00:00Z TO &quot;;LEFT([.B4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8573.html</text:p>
          </table:table-cell>
          <table:table-cell office:value-type="string" calcext:value-type="string">
            <text:p>pekelnyi_bulba @ 2016-02-28T12:04:00</text:p>
          </table:table-cell>
        </table:table-row>
        <table:table-row table:style-name="ro1">
          <table:table-cell table:formula="of:=RAND()" office:value-type="float" office:value="0.473583357406893" calcext:value-type="float">
            <text:p>0.4735833574</text:p>
          </table:table-cell>
          <table:table-cell office:value-type="string" calcext:value-type="string">
            <text:p>2016-03-23 10:54:20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nnduwo7jnyw/cj_turnage_earns_nabc_first_te.html</text:p>
          </table:table-cell>
          <table:table-cell office:value-type="string" calcext:value-type="string">
            <text:p>feedly:tag:www.mlive.com,2016:/cardinals/index.ssf/4941.18251494</text:p>
          </table:table-cell>
          <table:table-cell table:formula="of:=HYPERLINK(CONCATENATE(&quot;http://localhost:3000/search?q=media_id:&quot;;[.E408];&quot; AND publish_date:[&quot;; LEFT( [.B408];10);&quot;T00:00:00Z TO &quot;;LEFT([.B4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nNdUWo7jNyw/cj_turnage_earns_nabc_first_te.html</text:p>
          </table:table-cell>
          <table:table-cell office:value-type="string" calcext:value-type="string">
            <text:p>C.J. Turnage earns NABC First Team All-District honors for SVSU</text:p>
          </table:table-cell>
        </table:table-row>
        <table:table-row table:style-name="ro1">
          <table:table-cell table:formula="of:=RAND()" office:value-type="float" office:value="0.804746220187163" calcext:value-type="float">
            <text:p>0.8047462202</text:p>
          </table:table-cell>
          <table:table-cell office:value-type="string" calcext:value-type="string">
            <text:p>2016-02-26 07:36:29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4453.html</text:p>
          </table:table-cell>
          <table:table-cell office:value-type="string" calcext:value-type="string">
            <text:p>feedly:urn:lj:livejournal.com:atom1:ell_dagros:294453</text:p>
          </table:table-cell>
          <table:table-cell table:formula="of:=HYPERLINK(CONCATENATE(&quot;http://localhost:3000/search?q=media_id:&quot;;[.E409];&quot; AND publish_date:[&quot;; LEFT( [.B409];10);&quot;T00:00:00Z TO &quot;;LEFT([.B4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4453.html</text:p>
          </table:table-cell>
          <table:table-cell office:value-type="string" calcext:value-type="string">
            <text:p>Вон оно что</text:p>
          </table:table-cell>
        </table:table-row>
        <table:table-row table:style-name="ro1">
          <table:table-cell table:formula="of:=RAND()" office:value-type="float" office:value="0.83000742568317" calcext:value-type="float">
            <text:p>0.8300074257</text:p>
          </table:table-cell>
          <table:table-cell office:value-type="string" calcext:value-type="string">
            <text:p>2016-03-04 20:56:10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304-groups-credit-mexican-consulate-for-its-outreach.ece</text:p>
          </table:table-cell>
          <table:table-cell office:value-type="string" calcext:value-type="string">
            <text:p>feedly:http://www.dallasnews.com/news/columnists/mercedes-olivera/20160304-groups-credit-mexican-consulate-for-its-outreach.ece</text:p>
          </table:table-cell>
          <table:table-cell table:formula="of:=HYPERLINK(CONCATENATE(&quot;http://localhost:3000/search?q=media_id:&quot;;[.E410];&quot; AND publish_date:[&quot;; LEFT( [.B410];10);&quot;T00:00:00Z TO &quot;;LEFT([.B4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304-groups-credit-mexican-consulate-for-its-outreach.ece</text:p>
          </table:table-cell>
          <table:table-cell office:value-type="string" calcext:value-type="string">
            <text:p>Groups credit Mexican Consulate for its outreach</text:p>
          </table:table-cell>
        </table:table-row>
        <table:table-row table:style-name="ro1">
          <table:table-cell table:formula="of:=RAND()" office:value-type="float" office:value="0.0608418992665751" calcext:value-type="float">
            <text:p>0.0608418993</text:p>
          </table:table-cell>
          <table:table-cell office:value-type="string" calcext:value-type="string">
            <text:p>2011-11-04 17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1/lai09130.mp4</text:p>
          </table:table-cell>
          <table:table-cell office:value-type="string" calcext:value-type="string">
            <text:p>feedly:http://lrt-live.data.lt:8080/media/VIDEO/2011-11/LAI09130.mp4</text:p>
          </table:table-cell>
          <table:table-cell table:formula="of:=HYPERLINK(CONCATENATE(&quot;http://localhost:3000/search?q=media_id:&quot;;[.E411];&quot; AND publish_date:[&quot;; LEFT( [.B411];10);&quot;T00:00:00Z TO &quot;;LEFT([.B4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1/LAI09130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991642550312346" calcext:value-type="float">
            <text:p>0.9916425503</text:p>
          </table:table-cell>
          <table:table-cell office:value-type="string" calcext:value-type="string">
            <text:p>2016-03-22 02:30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pedalez-en-salle-coache-par-la-prof-de-beyonce_11836509.html</text:p>
          </table:table-cell>
          <table:table-cell office:value-type="string" calcext:value-type="string">
            <text:p>feedly:http://www.larep.fr/france-monde/actualites/societe/sante-beaute/2016/03/22/pedalez-en-salle-coache-par-la-prof-de-beyonce_11836509.html</text:p>
          </table:table-cell>
          <table:table-cell table:formula="of:=HYPERLINK(CONCATENATE(&quot;http://localhost:3000/search?q=media_id:&quot;;[.E412];&quot; AND publish_date:[&quot;; LEFT( [.B412];10);&quot;T00:00:00Z TO &quot;;LEFT([.B4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pedalez-en-salle-coache-par-la-prof-de-beyonce_11836509.html</text:p>
          </table:table-cell>
          <table:table-cell office:value-type="string" calcext:value-type="string">
            <text:p>Pédalez en salle, coaché par la prof de Beyoncé</text:p>
          </table:table-cell>
        </table:table-row>
        <table:table-row table:style-name="ro1">
          <table:table-cell table:formula="of:=RAND()" office:value-type="float" office:value="0.656714948882794" calcext:value-type="float">
            <text:p>0.6567149489</text:p>
          </table:table-cell>
          <table:table-cell office:value-type="string" calcext:value-type="string">
            <text:p>2015-08-19 00:22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some_say_summit_failed_to_project__the_spirit_of_hawaii_to_global_audience.html</text:p>
          </table:table-cell>
          <table:table-cell office:value-type="string" calcext:value-type="string">
            <text:p>feedly:http://www.staradvertiser.com/news/apec2011/20111114_Some_say_summit_failed_to_project__the_spirit_of_Hawaii_to_global_audience.html</text:p>
          </table:table-cell>
          <table:table-cell table:formula="of:=HYPERLINK(CONCATENATE(&quot;http://localhost:3000/search?q=media_id:&quot;;[.E413];&quot; AND publish_date:[&quot;; LEFT( [.B413];10);&quot;T00:00:00Z TO &quot;;LEFT([.B4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Some_say_summit_failed_to_project__the_spirit_of_Hawaii_to_global_audience.html</text:p>
          </table:table-cell>
          <table:table-cell office:value-type="string" calcext:value-type="string">
            <text:p>Some say summit fails to project the spirit of Hawaii to global audience</text:p>
          </table:table-cell>
        </table:table-row>
        <table:table-row table:style-name="ro1">
          <table:table-cell table:formula="of:=RAND()" office:value-type="float" office:value="0.934641854468858" calcext:value-type="float">
            <text:p>0.9346418545</text:p>
          </table:table-cell>
          <table:table-cell office:value-type="string" calcext:value-type="string">
            <text:p>2016-01-29 12:46:08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7074.html</text:p>
          </table:table-cell>
          <table:table-cell office:value-type="string" calcext:value-type="string">
            <text:p>feedly:urn:lj:livejournal.com:atom1:ma79:2087074</text:p>
          </table:table-cell>
          <table:table-cell table:formula="of:=HYPERLINK(CONCATENATE(&quot;http://localhost:3000/search?q=media_id:&quot;;[.E414];&quot; AND publish_date:[&quot;; LEFT( [.B414];10);&quot;T00:00:00Z TO &quot;;LEFT([.B4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7074.html</text:p>
          </table:table-cell>
          <table:table-cell office:value-type="string" calcext:value-type="string">
            <text:p>Про русские "нулевые" в кино</text:p>
          </table:table-cell>
        </table:table-row>
        <table:table-row table:style-name="ro1">
          <table:table-cell table:formula="of:=RAND()" office:value-type="float" office:value="0.272083917850037" calcext:value-type="float">
            <text:p>0.2720839179</text:p>
          </table:table-cell>
          <table:table-cell office:value-type="string" calcext:value-type="string">
            <text:p>2016-03-21 07:00:01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photographyblog.dallasnews.com/2016/03/staff-photos-of-the-week-march-14-20.html/</text:p>
          </table:table-cell>
          <table:table-cell office:value-type="string" calcext:value-type="string">
            <text:p>feedly:http://www.dallasnews.com/photos/20160321-staff-photos-of-the-week-march-14-20.ece</text:p>
          </table:table-cell>
          <table:table-cell table:formula="of:=HYPERLINK(CONCATENATE(&quot;http://localhost:3000/search?q=media_id:&quot;;[.E415];&quot; AND publish_date:[&quot;; LEFT( [.B415];10);&quot;T00:00:00Z TO &quot;;LEFT([.B4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hotographyblog.dallasnews.com/2016/03/staff-photos-of-the-week-march-14-20.html/</text:p>
          </table:table-cell>
          <table:table-cell office:value-type="string" calcext:value-type="string">
            <text:p>Staff Photos of the Week: March 14-20</text:p>
          </table:table-cell>
        </table:table-row>
        <table:table-row table:style-name="ro1">
          <table:table-cell table:formula="of:=RAND()" office:value-type="float" office:value="0.206031997286083" calcext:value-type="float">
            <text:p>0.2060319973</text:p>
          </table:table-cell>
          <table:table-cell office:value-type="string" calcext:value-type="string">
            <text:p>2016-03-23 04:2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koncerty/artykuly/516343,kings-of-leon-w-polsce-koncert-tauron-arena-krakow-bilety.html</text:p>
          </table:table-cell>
          <table:table-cell office:value-type="string" calcext:value-type="string">
            <text:p>feedly:http://muzyka.dziennik.pl/koncerty/artykuly/516343,kings-of-leon-w-polsce-koncert-tauron-arena-krakow-bilety.html</text:p>
          </table:table-cell>
          <table:table-cell table:formula="of:=HYPERLINK(CONCATENATE(&quot;http://localhost:3000/search?q=media_id:&quot;;[.E416];&quot; AND publish_date:[&quot;; LEFT( [.B416];10);&quot;T00:00:00Z TO &quot;;LEFT([.B4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koncerty/artykuly/516343,kings-of-leon-w-polsce-koncert-tauron-arena-krakow-bilety.html</text:p>
          </table:table-cell>
          <table:table-cell office:value-type="string" calcext:value-type="string">
            <text:p>Kings of Leon wraca do Polski na jeden koncert</text:p>
          </table:table-cell>
        </table:table-row>
        <table:table-row table:style-name="ro1">
          <table:table-cell table:formula="of:=RAND()" office:value-type="float" office:value="0.37264192637182" calcext:value-type="float">
            <text:p>0.3726419264</text:p>
          </table:table-cell>
          <table:table-cell office:value-type="string" calcext:value-type="string">
            <text:p>2015-10-28 05:43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74db5459/sc/3/l/0l0sdigitalspy0o0csoaps0cs150chome0eand0eaway0cnews0ca6759570chome0eand0eaway0emorag0ebellingham0eheading0eback0eto0esummer0ebay0eas0ecornelia0efrances0ereprises0erole0bhtml0drss/story01.htm</text:p>
          </table:table-cell>
          <table:table-cell office:value-type="string" calcext:value-type="string">
            <text:p>feedly:http://www.digitalspy.co.uk/soaps/s15/home-and-away/news/a675957/home-and-away-morag-bellingham-heading-back-to-summer-bay-as-cornelia-frances-reprises-role.html</text:p>
          </table:table-cell>
          <table:table-cell table:formula="of:=HYPERLINK(CONCATENATE(&quot;http://localhost:3000/search?q=media_id:&quot;;[.E417];&quot; AND publish_date:[&quot;; LEFT( [.B417];10);&quot;T00:00:00Z TO &quot;;LEFT([.B4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74db5459/sc/3/l/0L0Sdigitalspy0O0Csoaps0Cs150Chome0Eand0Eaway0Cnews0Ca6759570Chome0Eand0Eaway0Emorag0Ebellingham0Eheading0Eback0Eto0Esummer0Ebay0Eas0Ecornelia0Efrances0Ereprises0Erole0Bhtml0Drss/story01.htm</text:p>
          </table:table-cell>
          <table:table-cell office:value-type="string" calcext:value-type="string">
            <text:p>Home and Away: Morag Bellingham heading back to Summer Bay as Cornelia Frances reprises role</text:p>
          </table:table-cell>
        </table:table-row>
        <table:table-row table:style-name="ro1">
          <table:table-cell table:formula="of:=RAND()" office:value-type="float" office:value="0.524004089695821" calcext:value-type="float">
            <text:p>0.5240040897</text:p>
          </table:table-cell>
          <table:table-cell office:value-type="string" calcext:value-type="string">
            <text:p>2012-08-08 15:26:08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3032.gb_hockey_girls_lose_semi_final/?ref=rss</text:p>
          </table:table-cell>
          <table:table-cell office:value-type="string" calcext:value-type="string">
            <text:p>feedly:0e46a1b9d14cd28c28edddd3b7615f30</text:p>
          </table:table-cell>
          <table:table-cell table:formula="of:=HYPERLINK(CONCATENATE(&quot;http://localhost:3000/search?q=media_id:&quot;;[.E418];&quot; AND publish_date:[&quot;; LEFT( [.B418];10);&quot;T00:00:00Z TO &quot;;LEFT([.B4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3032.GB_hockey_girls_lose_semi_final/?ref=rss</text:p>
          </table:table-cell>
          <table:table-cell office:value-type="string" calcext:value-type="string">
            <text:p>GB hockey girls lose semi-final</text:p>
          </table:table-cell>
        </table:table-row>
        <table:table-row table:style-name="ro1">
          <table:table-cell table:formula="of:=RAND()" office:value-type="float" office:value="0.617788313434115" calcext:value-type="float">
            <text:p>0.6177883134</text:p>
          </table:table-cell>
          <table:table-cell office:value-type="string" calcext:value-type="string">
            <text:p>2015-09-10 15:05:10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babe-laufenberg-heres-my-only-concern-for-cowboys-in-opener-vs-giants.html/</text:p>
          </table:table-cell>
          <table:table-cell office:value-type="string" calcext:value-type="string">
            <text:p>feedly:http://cowboysblog.dallasnewsblogs.com/?p=84734</text:p>
          </table:table-cell>
          <table:table-cell table:formula="of:=HYPERLINK(CONCATENATE(&quot;http://localhost:3000/search?q=media_id:&quot;;[.E419];&quot; AND publish_date:[&quot;; LEFT( [.B419];10);&quot;T00:00:00Z TO &quot;;LEFT([.B4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babe-laufenberg-heres-my-only-concern-for-cowboys-in-opener-vs-giants.html/</text:p>
          </table:table-cell>
          <table:table-cell office:value-type="string" calcext:value-type="string">
            <text:p>Babe Laufenberg: Here's my only concern for Cowboys in opener vs. Giants</text:p>
          </table:table-cell>
        </table:table-row>
        <table:table-row table:style-name="ro1">
          <table:table-cell table:formula="of:=RAND()" office:value-type="float" office:value="0.75082656177396" calcext:value-type="float">
            <text:p>0.7508265618</text:p>
          </table:table-cell>
          <table:table-cell office:value-type="string" calcext:value-type="string">
            <text:p>2016-03-18 12:58:02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235gkvlc72q/0,2817,2500949,00.asp</text:p>
          </table:table-cell>
          <table:table-cell office:value-type="string" calcext:value-type="string">
            <text:p>feedly:http://feedproxy.google.com/~r/ziffdavis/pcmag/breakingnews/~3/235GKvlc72Q/0,2817,2500949,00.asp</text:p>
          </table:table-cell>
          <table:table-cell table:formula="of:=HYPERLINK(CONCATENATE(&quot;http://localhost:3000/search?q=media_id:&quot;;[.E420];&quot; AND publish_date:[&quot;; LEFT( [.B420];10);&quot;T00:00:00Z TO &quot;;LEFT([.B4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235GKvlc72Q/0,2817,2500949,00.asp</text:p>
          </table:table-cell>
          <table:table-cell office:value-type="string" calcext:value-type="string">
            <text:p>Uber Offers Rides from San Diego to Mexico</text:p>
          </table:table-cell>
        </table:table-row>
        <table:table-row table:style-name="ro1">
          <table:table-cell table:formula="of:=RAND()" office:value-type="float" office:value="0.167107897615223" calcext:value-type="float">
            <text:p>0.1671078976</text:p>
          </table:table-cell>
          <table:table-cell office:value-type="string" calcext:value-type="string">
            <text:p>2015-07-23 16:33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d59224f014ebcd650774212</text:p>
          </table:table-cell>
          <table:table-cell office:value-type="string" calcext:value-type="string">
            <text:p>feedly:http://www.firjan.org.br/contenthyperlink.jsp?lumItemId=2C908CEC4D59224F014EBCD650774212</text:p>
          </table:table-cell>
          <table:table-cell table:formula="of:=HYPERLINK(CONCATENATE(&quot;http://localhost:3000/search?q=media_id:&quot;;[.E421];&quot; AND publish_date:[&quot;; LEFT( [.B421];10);&quot;T00:00:00Z TO &quot;;LEFT([.B4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D59224F014EBCD650774212</text:p>
          </table:table-cell>
          <table:table-cell office:value-type="string" calcext:value-type="string">
            <text:p>Sistema FIRJAN dá início às obras da Casa FIRJAN da Indústria Criativa</text:p>
          </table:table-cell>
        </table:table-row>
        <table:table-row table:style-name="ro1">
          <table:table-cell table:formula="of:=RAND()" office:value-type="float" office:value="0.0372427729357858" calcext:value-type="float">
            <text:p>0.0372427729</text:p>
          </table:table-cell>
          <table:table-cell office:value-type="string" calcext:value-type="string">
            <text:p>2016-03-23 05:20:00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2%E6%9C%88%E5%B7%A5%E6%A5%AD%E7%94%9F%E7%94%A2%E6%8C%87%E6%95%B8%E9%80%A310%E9%BB%91-q1%E4%BC%B0%E8%B2%A0%E6%88%90%E9%95%B7-102000886.html</text:p>
          </table:table-cell>
          <table:table-cell office:value-type="string" calcext:value-type="string">
            <text:p>feedly:2%E6%9C%88%E5%B7%A5%E6%A5%AD%E7%94%9F%E7%94%A2%E6%8C%87%E6%95%B8%E9%80%A310%E9%BB%91-q1%E4%BC%B0%E8%B2%A0%E6%88%90%E9%95%B7-102000886</text:p>
          </table:table-cell>
          <table:table-cell table:formula="of:=HYPERLINK(CONCATENATE(&quot;http://localhost:3000/search?q=media_id:&quot;;[.E422];&quot; AND publish_date:[&quot;; LEFT( [.B422];10);&quot;T00:00:00Z TO &quot;;LEFT([.B4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2%E6%9C%88%E5%B7%A5%E6%A5%AD%E7%94%9F%E7%94%A2%E6%8C%87%E6%95%B8%E9%80%A310%E9%BB%91-q1%E4%BC%B0%E8%B2%A0%E6%88%90%E9%95%B7-102000886.html</text:p>
          </table:table-cell>
          <table:table-cell office:value-type="string" calcext:value-type="string">
            <text:p>受強震影響 工業指數連10黑</text:p>
          </table:table-cell>
        </table:table-row>
        <table:table-row table:style-name="ro1">
          <table:table-cell table:formula="of:=RAND()" office:value-type="float" office:value="0.122852930173351" calcext:value-type="float">
            <text:p>0.1228529302</text:p>
          </table:table-cell>
          <table:table-cell office:value-type="string" calcext:value-type="string">
            <text:p>2016-03-15 09:15:54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atholic/5-stereotypes-that-catholics-wish-would-go-away.aspx</text:p>
          </table:table-cell>
          <table:table-cell office:value-type="string" calcext:value-type="string">
            <text:p>feedly:92232fbc5fd346358d461bfccde24a28</text:p>
          </table:table-cell>
          <table:table-cell table:formula="of:=HYPERLINK(CONCATENATE(&quot;http://localhost:3000/search?q=media_id:&quot;;[.E423];&quot; AND publish_date:[&quot;; LEFT( [.B423];10);&quot;T00:00:00Z TO &quot;;LEFT([.B4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atholic/5-Stereotypes-That-Catholics-Wish-Would-Go-Away.aspx</text:p>
          </table:table-cell>
          <table:table-cell office:value-type="string" calcext:value-type="string">
            <text:p>5 Stereotypes That Catholics Wish Would Go Away</text:p>
          </table:table-cell>
        </table:table-row>
        <table:table-row table:style-name="ro1">
          <table:table-cell table:formula="of:=RAND()" office:value-type="float" office:value="0.628527356150172" calcext:value-type="float">
            <text:p>0.6285273562</text:p>
          </table:table-cell>
          <table:table-cell office:value-type="string" calcext:value-type="string">
            <text:p>2015-12-14 07:25:52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atholic/feast-of-the-holy-family-reflections.aspx</text:p>
          </table:table-cell>
          <table:table-cell office:value-type="string" calcext:value-type="string">
            <text:p>feedly:dec60acd49ad451e9d1e9f452a5b0b66</text:p>
          </table:table-cell>
          <table:table-cell table:formula="of:=HYPERLINK(CONCATENATE(&quot;http://localhost:3000/search?q=media_id:&quot;;[.E424];&quot; AND publish_date:[&quot;; LEFT( [.B424];10);&quot;T00:00:00Z TO &quot;;LEFT([.B4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atholic/Feast-of-the-Holy-Family-Reflections.aspx</text:p>
          </table:table-cell>
          <table:table-cell office:value-type="string" calcext:value-type="string">
            <text:p>Feast of the Holy Family Reflections</text:p>
          </table:table-cell>
        </table:table-row>
        <table:table-row table:style-name="ro1">
          <table:table-cell table:formula="of:=RAND()" office:value-type="float" office:value="0.0604823608483077" calcext:value-type="float">
            <text:p>0.0604823608</text:p>
          </table:table-cell>
          <table:table-cell office:value-type="string" calcext:value-type="string">
            <text:p>2016-03-23 11:06:30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cc-world-twenty20-semifinal-to-go-ahead-in-delhi-ddca-gets-clearance/</text:p>
          </table:table-cell>
          <table:table-cell office:value-type="string" calcext:value-type="string">
            <text:p>feedly:http://indianexpress.com/?post_type=article&amp;p=2722548</text:p>
          </table:table-cell>
          <table:table-cell table:formula="of:=HYPERLINK(CONCATENATE(&quot;http://localhost:3000/search?q=media_id:&quot;;[.E425];&quot; AND publish_date:[&quot;; LEFT( [.B425];10);&quot;T00:00:00Z TO &quot;;LEFT([.B4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cc-world-twenty20-semifinal-to-go-ahead-in-delhi-ddca-gets-clearance/</text:p>
          </table:table-cell>
          <table:table-cell office:value-type="string" calcext:value-type="string">
            <text:p>ICC World Twenty20 semifinal to go ahead in Delhi, DDCA gets clearance</text:p>
          </table:table-cell>
        </table:table-row>
        <table:table-row table:style-name="ro1">
          <table:table-cell table:formula="of:=RAND()" office:value-type="float" office:value="0.298294789201411" calcext:value-type="float">
            <text:p>0.2982947892</text:p>
          </table:table-cell>
          <table:table-cell office:value-type="string" calcext:value-type="string">
            <text:p>2016-03-21 13:20:21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26365.ece/man-ernstig-gewond-bij-ongeluk-met-minibike-in-beverwijk</text:p>
          </table:table-cell>
          <table:table-cell office:value-type="string" calcext:value-type="string">
            <text:p>feedly:http://www.noordhollandsdagblad.nl/stadstreek/kennemerland/article27926365.ece/Man-ernstig-gewond-bij-ongeluk-met-minibike-in-Beverwijk</text:p>
          </table:table-cell>
          <table:table-cell table:formula="of:=HYPERLINK(CONCATENATE(&quot;http://localhost:3000/search?q=media_id:&quot;;[.E426];&quot; AND publish_date:[&quot;; LEFT( [.B426];10);&quot;T00:00:00Z TO &quot;;LEFT([.B4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26365.ece/Man-ernstig-gewond-bij-ongeluk-met-minibike-in-Beverwijk</text:p>
          </table:table-cell>
          <table:table-cell office:value-type="string" calcext:value-type="string">
            <text:p>Man ernstig gewond bij ongeluk met minibike in Beverwijk</text:p>
          </table:table-cell>
        </table:table-row>
        <table:table-row table:style-name="ro1">
          <table:table-cell table:formula="of:=RAND()" office:value-type="float" office:value="0.0268806295515872" calcext:value-type="float">
            <text:p>0.0268806296</text:p>
          </table:table-cell>
          <table:table-cell office:value-type="string" calcext:value-type="string">
            <text:p>2016-03-20 06:06:43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23422/nico-rosberg-needed-start-2016-win-lewis-hamilton</text:p>
          </table:table-cell>
          <table:table-cell office:value-type="string" calcext:value-type="string">
            <text:p>feedly:15023422</text:p>
          </table:table-cell>
          <table:table-cell table:formula="of:=HYPERLINK(CONCATENATE(&quot;http://localhost:3000/search?q=media_id:&quot;;[.E427];&quot; AND publish_date:[&quot;; LEFT( [.B427];10);&quot;T00:00:00Z TO &quot;;LEFT([.B4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23422/nico-rosberg-needed-start-2016-win-lewis-hamilton</text:p>
          </table:table-cell>
          <table:table-cell office:value-type="string" calcext:value-type="string">
            <text:p>Lauda: Rosberg needed to beat Hamilton</text:p>
          </table:table-cell>
        </table:table-row>
        <table:table-row table:style-name="ro1">
          <table:table-cell table:formula="of:=RAND()" office:value-type="float" office:value="0.863255527074278" calcext:value-type="float">
            <text:p>0.8632555271</text:p>
          </table:table-cell>
          <table:table-cell office:value-type="string" calcext:value-type="string">
            <text:p>2010-03-23 15:59:42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3921.html</text:p>
          </table:table-cell>
          <table:table-cell office:value-type="string" calcext:value-type="string">
            <text:p>feedly:urn:lj:livejournal.com:atom1:provokatorinfo:43921</text:p>
          </table:table-cell>
          <table:table-cell table:formula="of:=HYPERLINK(CONCATENATE(&quot;http://localhost:3000/search?q=media_id:&quot;;[.E428];&quot; AND publish_date:[&quot;; LEFT( [.B428];10);&quot;T00:00:00Z TO &quot;;LEFT([.B4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3921.html</text:p>
          </table:table-cell>
          <table:table-cell office:value-type="string" calcext:value-type="string">
            <text:p>О ПАРАОЛИМПИЙЦАХ И ОЛИМПИЙЦАХ</text:p>
          </table:table-cell>
        </table:table-row>
        <table:table-row table:style-name="ro1">
          <table:table-cell table:formula="of:=RAND()" office:value-type="float" office:value="0.32088391015545" calcext:value-type="float">
            <text:p>0.3208839102</text:p>
          </table:table-cell>
          <table:table-cell office:value-type="string" calcext:value-type="string">
            <text:p>2012-09-19 05:30:30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1551.html</text:p>
          </table:table-cell>
          <table:table-cell office:value-type="string" calcext:value-type="string">
            <text:p>feedly:urn:lj:livejournal.com:atom1:satis_fiction:501551</text:p>
          </table:table-cell>
          <table:table-cell table:formula="of:=HYPERLINK(CONCATENATE(&quot;http://localhost:3000/search?q=media_id:&quot;;[.E429];&quot; AND publish_date:[&quot;; LEFT( [.B429];10);&quot;T00:00:00Z TO &quot;;LEFT([.B4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1551.html</text:p>
          </table:table-cell>
          <table:table-cell office:value-type="string" calcext:value-type="string">
            <text:p>satis_fiction @ 2012-09-19T20:34:00</text:p>
          </table:table-cell>
        </table:table-row>
        <table:table-row table:style-name="ro1">
          <table:table-cell table:formula="of:=RAND()" office:value-type="float" office:value="0.173046337371044" calcext:value-type="float">
            <text:p>0.1730463374</text:p>
          </table:table-cell>
          <table:table-cell office:value-type="string" calcext:value-type="string">
            <text:p>2016-03-23 06:55:03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novos-pengetank-svulmet-til-378-milliarder-kroner/7798d3d6-f9bc-4b15-bf91-881ec0b297c7/145/1156?utm_source=nyheder&amp;utm_medium=rss&amp;utm_campaign=erhverv</text:p>
          </table:table-cell>
          <table:table-cell office:value-type="string" calcext:value-type="string">
            <text:p>feedly:7798d3d6-f9bc-4b15-bf91-881ec0b297c7</text:p>
          </table:table-cell>
          <table:table-cell table:formula="of:=HYPERLINK(CONCATENATE(&quot;http://localhost:3000/search?q=media_id:&quot;;[.E430];&quot; AND publish_date:[&quot;; LEFT( [.B430];10);&quot;T00:00:00Z TO &quot;;LEFT([.B4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novos-pengetank-svulmet-til-378-milliarder-kroner/7798d3d6-f9bc-4b15-bf91-881ec0b297c7/145/1156?utm_source=nyheder&amp;utm_medium=rss&amp;utm_campaign=erhverv</text:p>
          </table:table-cell>
          <table:table-cell office:value-type="string" calcext:value-type="string">
            <text:p>Novos pengetank svulmet til 378 milliarder kroner</text:p>
          </table:table-cell>
        </table:table-row>
        <table:table-row table:style-name="ro1">
          <table:table-cell table:formula="of:=RAND()" office:value-type="float" office:value="0.163376496822191" calcext:value-type="float">
            <text:p>0.1633764968</text:p>
          </table:table-cell>
          <table:table-cell office:value-type="string" calcext:value-type="string">
            <text:p>2015-07-21 13:19:59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07-ciclo-ghhorm%C3%B4nio-crescimento-dura/</text:p>
          </table:table-cell>
          <table:table-cell office:value-type="string" calcext:value-type="string">
            <text:p>feedly:http://fisiculturismo.com.br/forum/topic/107907-ciclo-ghhormônio-crescimento-dura/</text:p>
          </table:table-cell>
          <table:table-cell table:formula="of:=HYPERLINK(CONCATENATE(&quot;http://localhost:3000/search?q=media_id:&quot;;[.E431];&quot; AND publish_date:[&quot;; LEFT( [.B431];10);&quot;T00:00:00Z TO &quot;;LEFT([.B4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07-ciclo-ghhormônio-crescimento-dura/</text:p>
          </table:table-cell>
          <table:table-cell office:value-type="string" calcext:value-type="string">
            <text:p>CICLO GH(Hormônio Crescimento) + DURA</text:p>
          </table:table-cell>
        </table:table-row>
        <table:table-row table:style-name="ro1">
          <table:table-cell table:formula="of:=RAND()" office:value-type="float" office:value="0.857223052687299" calcext:value-type="float">
            <text:p>0.8572230527</text:p>
          </table:table-cell>
          <table:table-cell office:value-type="string" calcext:value-type="string">
            <text:p>2016-02-25 11:36:10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32718</text:p>
          </table:table-cell>
          <table:table-cell office:value-type="string" calcext:value-type="string">
            <text:p>feedly:http://EzineArticles.com/9332718</text:p>
          </table:table-cell>
          <table:table-cell table:formula="of:=HYPERLINK(CONCATENATE(&quot;http://localhost:3000/search?q=media_id:&quot;;[.E432];&quot; AND publish_date:[&quot;; LEFT( [.B432];10);&quot;T00:00:00Z TO &quot;;LEFT([.B4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32718</text:p>
          </table:table-cell>
          <table:table-cell office:value-type="string" calcext:value-type="string">
            <text:p>Storing Grains in Silos</text:p>
          </table:table-cell>
        </table:table-row>
        <table:table-row table:style-name="ro1">
          <table:table-cell table:formula="of:=RAND()" office:value-type="float" office:value="0.709452805898983" calcext:value-type="float">
            <text:p>0.7094528059</text:p>
          </table:table-cell>
          <table:table-cell office:value-type="string" calcext:value-type="string">
            <text:p>2016-02-19 16:21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environment_science/group-paying-for-measure-j-legal-costs/article_0e3aa2e0-d757-11e5-b81f-a3a793ac1db9.html</text:p>
          </table:table-cell>
          <table:table-cell office:value-type="string" calcext:value-type="string">
            <text:p>feedly:tncms-asset-0e3aa2e0-d757-11e5-b81f-a3a793ac1db9</text:p>
          </table:table-cell>
          <table:table-cell table:formula="of:=HYPERLINK(CONCATENATE(&quot;http://localhost:3000/search?q=media_id:&quot;;[.E433];&quot; AND publish_date:[&quot;; LEFT( [.B433];10);&quot;T00:00:00Z TO &quot;;LEFT([.B4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environment_science/group-paying-for-measure-j-legal-costs/article_0e3aa2e0-d757-11e5-b81f-a3a793ac1db9.html</text:p>
          </table:table-cell>
          <table:table-cell office:value-type="string" calcext:value-type="string">
            <text:p>Group paying $684 for Measure J legal costs</text:p>
          </table:table-cell>
        </table:table-row>
        <table:table-row table:style-name="ro1">
          <table:table-cell table:formula="of:=RAND()" office:value-type="float" office:value="0.297768040900024" calcext:value-type="float">
            <text:p>0.2977680409</text:p>
          </table:table-cell>
          <table:table-cell office:value-type="string" calcext:value-type="string">
            <text:p>2015-01-22 16:08:17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122-death-co.-sells-its-recipe-for-success-at-midnight-rambler.ece</text:p>
          </table:table-cell>
          <table:table-cell office:value-type="string" calcext:value-type="string">
            <text:p>feedly:http://www.dallasnews.com/lifestyles/arts/columnists/mr-dallas/20150122-death-co.-sells-its-recipe-for-success-at-midnight-rambler.ece</text:p>
          </table:table-cell>
          <table:table-cell table:formula="of:=HYPERLINK(CONCATENATE(&quot;http://localhost:3000/search?q=media_id:&quot;;[.E434];&quot; AND publish_date:[&quot;; LEFT( [.B434];10);&quot;T00:00:00Z TO &quot;;LEFT([.B4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122-death-co.-sells-its-recipe-for-success-at-midnight-rambler.ece</text:p>
          </table:table-cell>
          <table:table-cell office:value-type="string" calcext:value-type="string">
            <text:p>Death &amp; Co. sells its recipe for success at Midnight Rambler</text:p>
          </table:table-cell>
        </table:table-row>
        <table:table-row table:style-name="ro1">
          <table:table-cell table:formula="of:=RAND()" office:value-type="float" office:value="0.18711013565909" calcext:value-type="float">
            <text:p>0.1871101357</text:p>
          </table:table-cell>
          <table:table-cell office:value-type="string" calcext:value-type="string">
            <text:p>2016-03-06 06:46:14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profile/danieldejesussoares?xg_source=activity</text:p>
          </table:table-cell>
          <table:table-cell office:value-type="string" calcext:value-type="string">
            <text:p>feedly:00000000005104b7000000001253318ba0e44dddb8498302</text:p>
          </table:table-cell>
          <table:table-cell table:formula="of:=HYPERLINK(CONCATENATE(&quot;http://localhost:3000/search?q=media_id:&quot;;[.E435];&quot; AND publish_date:[&quot;; LEFT( [.B435];10);&quot;T00:00:00Z TO &quot;;LEFT([.B4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profile/DanieldeJesusSoares?xg_source=activity</text:p>
          </table:table-cell>
          <table:table-cell office:value-type="string" calcext:value-type="string">
            <text:p>Daniel de Jesus Soares é agora um membro de Águas do Gandarela</text:p>
          </table:table-cell>
        </table:table-row>
        <table:table-row table:style-name="ro1">
          <table:table-cell table:formula="of:=RAND()" office:value-type="float" office:value="0.186043892278201" calcext:value-type="float">
            <text:p>0.1860438923</text:p>
          </table:table-cell>
          <table:table-cell office:value-type="string" calcext:value-type="string">
            <text:p>2015-09-20 16:07:03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como-identificar-dor-em-caes-2/</text:p>
          </table:table-cell>
          <table:table-cell office:value-type="string" calcext:value-type="string">
            <text:p>feedly:http://www.dogurbano.com.br/como-identificar-dor-em-caes-2/</text:p>
          </table:table-cell>
          <table:table-cell table:formula="of:=HYPERLINK(CONCATENATE(&quot;http://localhost:3000/search?q=media_id:&quot;;[.E436];&quot; AND publish_date:[&quot;; LEFT( [.B436];10);&quot;T00:00:00Z TO &quot;;LEFT([.B4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como-identificar-dor-em-caes-2/</text:p>
          </table:table-cell>
          <table:table-cell office:value-type="string" calcext:value-type="string">
            <text:p>Como identificar dor em cães?</text:p>
          </table:table-cell>
        </table:table-row>
        <table:table-row table:style-name="ro1">
          <table:table-cell table:formula="of:=RAND()" office:value-type="float" office:value="0.882866179894992" calcext:value-type="float">
            <text:p>0.8828661799</text:p>
          </table:table-cell>
          <table:table-cell office:value-type="string" calcext:value-type="string">
            <text:p>2016-01-06 14:14:09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1/ethical-wednesdays-eyewitness-footage-cannot-verified/</text:p>
          </table:table-cell>
          <table:table-cell office:value-type="string" calcext:value-type="string">
            <text:p>feedly:https://lab.witness.org/?p=49876</text:p>
          </table:table-cell>
          <table:table-cell table:formula="of:=HYPERLINK(CONCATENATE(&quot;http://localhost:3000/search?q=media_id:&quot;;[.E437];&quot; AND publish_date:[&quot;; LEFT( [.B437];10);&quot;T00:00:00Z TO &quot;;LEFT([.B4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1/ethical-wednesdays-eyewitness-footage-cannot-verified/</text:p>
          </table:table-cell>
          <table:table-cell office:value-type="string" calcext:value-type="string">
            <text:p>Ethical Wednesdays: When Eyewitness Footage Cannot be Verified</text:p>
          </table:table-cell>
        </table:table-row>
        <table:table-row table:style-name="ro1">
          <table:table-cell table:formula="of:=RAND()" office:value-type="float" office:value="0.332886325461296" calcext:value-type="float">
            <text:p>0.3328863255</text:p>
          </table:table-cell>
          <table:table-cell office:value-type="string" calcext:value-type="string">
            <text:p>2016-02-25 07:44:13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3253.html</text:p>
          </table:table-cell>
          <table:table-cell office:value-type="string" calcext:value-type="string">
            <text:p>feedly:urn:lj:livejournal.com:atom1:sio13:573253</text:p>
          </table:table-cell>
          <table:table-cell table:formula="of:=HYPERLINK(CONCATENATE(&quot;http://localhost:3000/search?q=media_id:&quot;;[.E438];&quot; AND publish_date:[&quot;; LEFT( [.B438];10);&quot;T00:00:00Z TO &quot;;LEFT([.B4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3253.html</text:p>
          </table:table-cell>
          <table:table-cell office:value-type="string" calcext:value-type="string">
            <text:p>Марафон, рис. 6: Маленький волшебник</text:p>
          </table:table-cell>
        </table:table-row>
        <table:table-row table:style-name="ro1">
          <table:table-cell table:formula="of:=RAND()" office:value-type="float" office:value="0.97287385823139" calcext:value-type="float">
            <text:p>0.9728738582</text:p>
          </table:table-cell>
          <table:table-cell office:value-type="string" calcext:value-type="string">
            <text:p>2016-03-15 14:56:55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thescoopblog.dallasnews.com/2016/03/sainthood-mother-teresa-pope.html/</text:p>
          </table:table-cell>
          <table:table-cell office:value-type="string" calcext:value-type="string">
            <text:p>feedly:http://www.dallasnews.com/news/religion/20160315-sainthood-awaits-mother-teresa-this-fall.ece</text:p>
          </table:table-cell>
          <table:table-cell table:formula="of:=HYPERLINK(CONCATENATE(&quot;http://localhost:3000/search?q=media_id:&quot;;[.E439];&quot; AND publish_date:[&quot;; LEFT( [.B439];10);&quot;T00:00:00Z TO &quot;;LEFT([.B4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scoopblog.dallasnews.com/2016/03/sainthood-mother-teresa-pope.html/</text:p>
          </table:table-cell>
          <table:table-cell office:value-type="string" calcext:value-type="string">
            <text:p>Sainthood awaits Mother Teresa this fall</text:p>
          </table:table-cell>
        </table:table-row>
        <table:table-row table:style-name="ro1">
          <table:table-cell table:formula="of:=RAND()" office:value-type="float" office:value="0.868927031566818" calcext:value-type="float">
            <text:p>0.8689270316</text:p>
          </table:table-cell>
          <table:table-cell office:value-type="string" calcext:value-type="string">
            <text:p>2016-01-25 04:57:44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6099.html</text:p>
          </table:table-cell>
          <table:table-cell office:value-type="string" calcext:value-type="string">
            <text:p>feedly:urn:lj:livejournal.com:atom1:ma79:2086099</text:p>
          </table:table-cell>
          <table:table-cell table:formula="of:=HYPERLINK(CONCATENATE(&quot;http://localhost:3000/search?q=media_id:&quot;;[.E440];&quot; AND publish_date:[&quot;; LEFT( [.B440];10);&quot;T00:00:00Z TO &quot;;LEFT([.B4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6099.html</text:p>
          </table:table-cell>
          <table:table-cell office:value-type="string" calcext:value-type="string">
            <text:p>разное, чтоб подумать</text:p>
          </table:table-cell>
        </table:table-row>
        <table:table-row table:style-name="ro1">
          <table:table-cell table:formula="of:=RAND()" office:value-type="float" office:value="0.604714414329863" calcext:value-type="float">
            <text:p>0.6047144143</text:p>
          </table:table-cell>
          <table:table-cell office:value-type="string" calcext:value-type="string">
            <text:p>2016-03-11 16:25:38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11-take-a-look-inside-the-new-downtown-dallas-westin-hotel.ece</text:p>
          </table:table-cell>
          <table:table-cell office:value-type="string" calcext:value-type="string">
            <text:p>feedly:http://www.dallasnews.com/photos/20160311-take-a-look-inside-the-new-downtown-dallas-westin-hotel.ece</text:p>
          </table:table-cell>
          <table:table-cell table:formula="of:=HYPERLINK(CONCATENATE(&quot;http://localhost:3000/search?q=media_id:&quot;;[.E441];&quot; AND publish_date:[&quot;; LEFT( [.B441];10);&quot;T00:00:00Z TO &quot;;LEFT([.B4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11-take-a-look-inside-the-new-downtown-dallas-westin-hotel.ece</text:p>
          </table:table-cell>
          <table:table-cell office:value-type="string" calcext:value-type="string">
            <text:p>Take a look inside the new downtown Dallas Westin hotel</text:p>
          </table:table-cell>
        </table:table-row>
        <table:table-row table:style-name="ro2">
          <table:table-cell table:formula="of:=RAND()" office:value-type="float" office:value="0.769651635617791" calcext:value-type="float">
            <text:p>0.7696516356</text:p>
          </table:table-cell>
          <table:table-cell office:value-type="string" calcext:value-type="string">
            <text:p>2016-03-10 09:37:50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panasonic-launches-smartphone-686487</text:p>
          </table:table-cell>
          <table:table-cell office:value-type="string" calcext:value-type="string">
            <text:p>feedly:technology/new-launches-panasonic-launches-smartphone-686487</text:p>
          </table:table-cell>
          <table:table-cell table:formula="of:=HYPERLINK(CONCATENATE(&quot;http://localhost:3000/search?q=media_id:&quot;;[.E442];&quot; AND publish_date:[&quot;; LEFT( [.B442];10);&quot;T00:00:00Z TO &quot;;LEFT([.B4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panasonic-launches-smartphone-686487</text:p>
          </table:table-cell>
          <table:table-cell office:value-type="string" calcext:value-type="string">
            <text:p>पैनासॉनिक ने लॉन्‍च किया 4,990 में स्मार्टफोन</text:p>
          </table:table-cell>
        </table:table-row>
        <table:table-row table:style-name="ro1">
          <table:table-cell table:formula="of:=RAND()" office:value-type="float" office:value="0.0244020992829756" calcext:value-type="float">
            <text:p>0.0244020993</text:p>
          </table:table-cell>
          <table:table-cell office:value-type="string" calcext:value-type="string">
            <text:p>2016-03-22 07:58:03</text:p>
          </table:table-cell>
          <table:table-cell office:value-type="float" office:value="359337" calcext:value-type="float">
            <text:p>359337</text:p>
          </table:table-cell>
          <table:table-cell office:value-type="float" office:value="1" calcext:value-type="float">
            <text:p>1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90706.html</text:p>
          </table:table-cell>
          <table:table-cell office:value-type="string" calcext:value-type="string">
            <text:p>feedly:urn:lj:livejournal.com:atom1:ma79:2090706</text:p>
          </table:table-cell>
          <table:table-cell table:formula="of:=HYPERLINK(CONCATENATE(&quot;http://localhost:3000/search?q=media_id:&quot;;[.E443];&quot; AND publish_date:[&quot;; LEFT( [.B443];10);&quot;T00:00:00Z TO &quot;;LEFT([.B4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90706.html</text:p>
          </table:table-cell>
          <table:table-cell office:value-type="string" calcext:value-type="string">
            <text:p>загнанных муравьев не пристреливают</text:p>
          </table:table-cell>
        </table:table-row>
        <table:table-row table:style-name="ro1">
          <table:table-cell table:formula="of:=RAND()" office:value-type="float" office:value="0.964971541109449" calcext:value-type="float">
            <text:p>0.9649715411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arizona/story/t-j-mcconnell-rondae-hollis-jefferson-stanley-johnson-all-pac-12-team-030915</text:p>
          </table:table-cell>
          <table:table-cell office:value-type="string" calcext:value-type="string">
            <text:p>feedly:http://www.foxsports.com/arizona/story/t-j-mcconnell-rondae-hollis-jefferson-stanley-johnson-all-pac-12-team-030915</text:p>
          </table:table-cell>
          <table:table-cell table:formula="of:=HYPERLINK(CONCATENATE(&quot;http://localhost:3000/search?q=media_id:&quot;;[.E444];&quot; AND publish_date:[&quot;; LEFT( [.B444];10);&quot;T00:00:00Z TO &quot;;LEFT([.B4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arizona/story/t-j-mcconnell-rondae-hollis-jefferson-stanley-johnson-all-pac-12-team-030915</text:p>
          </table:table-cell>
          <table:table-cell office:value-type="string" calcext:value-type="string">
            <text:p>McConnell, Hollis-Jefferson,Johnson earn All-Pac-12 honors</text:p>
          </table:table-cell>
        </table:table-row>
        <table:table-row table:style-name="ro1">
          <table:table-cell table:formula="of:=RAND()" office:value-type="float" office:value="0.605310849616843" calcext:value-type="float">
            <text:p>0.6053108496</text:p>
          </table:table-cell>
          <table:table-cell office:value-type="string" calcext:value-type="string">
            <text:p>2014-10-09 08:56:12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youthworkweek</text:p>
          </table:table-cell>
          <table:table-cell office:value-type="string" calcext:value-type="string">
            <text:p>feedly:4888 at http://thecommonwealth.org</text:p>
          </table:table-cell>
          <table:table-cell table:formula="of:=HYPERLINK(CONCATENATE(&quot;http://localhost:3000/search?q=media_id:&quot;;[.E445];&quot; AND publish_date:[&quot;; LEFT( [.B445];10);&quot;T00:00:00Z TO &quot;;LEFT([.B4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youthworkweek</text:p>
          </table:table-cell>
          <table:table-cell office:value-type="string" calcext:value-type="string">
            <text:p>Youth Work Week 2014</text:p>
          </table:table-cell>
        </table:table-row>
        <table:table-row table:style-name="ro1">
          <table:table-cell table:formula="of:=RAND()" office:value-type="float" office:value="0.348249718981147" calcext:value-type="float">
            <text:p>0.348249719</text:p>
          </table:table-cell>
          <table:table-cell office:value-type="string" calcext:value-type="string">
            <text:p>2012-06-06 09:29:45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9925.html</text:p>
          </table:table-cell>
          <table:table-cell office:value-type="string" calcext:value-type="string">
            <text:p>feedly:urn:lj:livejournal.com:atom1:fil_defense:259925</text:p>
          </table:table-cell>
          <table:table-cell table:formula="of:=HYPERLINK(CONCATENATE(&quot;http://localhost:3000/search?q=media_id:&quot;;[.E446];&quot; AND publish_date:[&quot;; LEFT( [.B446];10);&quot;T00:00:00Z TO &quot;;LEFT([.B4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9925.html</text:p>
          </table:table-cell>
          <table:table-cell office:value-type="string" calcext:value-type="string">
            <text:p>"на голосовании участвовал впервые, не знал всех правил"</text:p>
          </table:table-cell>
        </table:table-row>
        <table:table-row table:style-name="ro1">
          <table:table-cell table:formula="of:=RAND()" office:value-type="float" office:value="0.078134122366131" calcext:value-type="float">
            <text:p>0.0781341224</text:p>
          </table:table-cell>
          <table:table-cell office:value-type="string" calcext:value-type="string">
            <text:p>2016-03-06 10:23:37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si-corre-in-libreriaper-gestire-i-propri-soldi_1170565_11/</text:p>
          </table:table-cell>
          <table:table-cell office:value-type="string" calcext:value-type="string">
            <text:p>feedly:http://www.ecodibergamo.it/stories/il-piacere-di-leggere/si-corre-in-libreriaper-gestire-i-propri-soldi_1170565_11/</text:p>
          </table:table-cell>
          <table:table-cell table:formula="of:=HYPERLINK(CONCATENATE(&quot;http://localhost:3000/search?q=media_id:&quot;;[.E447];&quot; AND publish_date:[&quot;; LEFT( [.B447];10);&quot;T00:00:00Z TO &quot;;LEFT([.B4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si-corre-in-libreriaper-gestire-i-propri-soldi_1170565_11/</text:p>
          </table:table-cell>
          <table:table-cell office:value-type="string" calcext:value-type="string">
            <text:p>Si corre in libreria per gestire i propri soldi</text:p>
          </table:table-cell>
        </table:table-row>
        <table:table-row table:style-name="ro1">
          <table:table-cell table:formula="of:=RAND()" office:value-type="float" office:value="0.956027947220234" calcext:value-type="float">
            <text:p>0.9560279472</text:p>
          </table:table-cell>
          <table:table-cell office:value-type="string" calcext:value-type="string">
            <text:p>2016-03-07 13:41:37</text:p>
          </table:table-cell>
          <table:table-cell office:value-type="float" office:value="39642" calcext:value-type="float">
            <text:p>39642</text:p>
          </table:table-cell>
          <table:table-cell office:value-type="float" office:value="1" calcext:value-type="float">
            <text:p>1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polygamous-leader-to-remain-jailed-in-food-stamp-fraud-case/article_042a909c-407b-5ff1-ac86-28d9420c7061.html</text:p>
          </table:table-cell>
          <table:table-cell office:value-type="string" calcext:value-type="string">
            <text:p>feedly:http://globegazette.com/tncms/asset/editorial/042a909c-407b-5ff1-ac86-28d9420c7061</text:p>
          </table:table-cell>
          <table:table-cell table:formula="of:=HYPERLINK(CONCATENATE(&quot;http://localhost:3000/search?q=media_id:&quot;;[.E448];&quot; AND publish_date:[&quot;; LEFT( [.B448];10);&quot;T00:00:00Z TO &quot;;LEFT([.B4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polygamous-leader-to-remain-jailed-in-food-stamp-fraud-case/article_042a909c-407b-5ff1-ac86-28d9420c7061.html</text:p>
          </table:table-cell>
          <table:table-cell office:value-type="string" calcext:value-type="string">
            <text:p>Polygamous leader to remain jailed in food stamp fraud case</text:p>
          </table:table-cell>
        </table:table-row>
        <table:table-row table:style-name="ro1">
          <table:table-cell table:formula="of:=RAND()" office:value-type="float" office:value="0.762910448429199" calcext:value-type="float">
            <text:p>0.7629104484</text:p>
          </table:table-cell>
          <table:table-cell office:value-type="string" calcext:value-type="string">
            <text:p>2014-03-10 23:32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2/303100054/1002/rss02</text:p>
          </table:table-cell>
          <table:table-cell office:value-type="string" calcext:value-type="string">
            <text:p>feedly:http://archive.delawareonline.com/article/20140310/SPORTS02/303100054/1002/RSS02</text:p>
          </table:table-cell>
          <table:table-cell table:formula="of:=HYPERLINK(CONCATENATE(&quot;http://localhost:3000/search?q=media_id:&quot;;[.E449];&quot; AND publish_date:[&quot;; LEFT( [.B449];10);&quot;T00:00:00Z TO &quot;;LEFT([.B4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2/303100054/1002/RSS02</text:p>
          </table:table-cell>
          <table:table-cell office:value-type="string" calcext:value-type="string">
            <text:p>NFL: Seahawks, Michael Bennett agree to contract</text:p>
          </table:table-cell>
        </table:table-row>
        <table:table-row table:style-name="ro1">
          <table:table-cell table:formula="of:=RAND()" office:value-type="float" office:value="0.771838410110098" calcext:value-type="float">
            <text:p>0.7718384101</text:p>
          </table:table-cell>
          <table:table-cell office:value-type="string" calcext:value-type="string">
            <text:p>2015-08-28 10:19:37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office:value-type="string" calcext:value-type="string">
            <text:p>feedly:http://www.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table:formula="of:=HYPERLINK(CONCATENATE(&quot;http://localhost:3000/search?q=media_id:&quot;;[.E450];&quot; AND publish_date:[&quot;; LEFT( [.B450];10);&quot;T00:00:00Z TO &quot;;LEFT([.B4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entertainment/%E6%B8%85%E5%8E%9F%E5%92%8C%E5%8D%9A%E6%B0%8F-%E5%85%A5%E3%82%8C%E5%A2%A8%E8%AA%8D%E3%82%81%E3%81%9F%E3%81%8C%E8%96%AC%E7%89%A9%E3%81%AF%E5%90%A6%E5%AE%9A%E3%80%8C%E3%81%86%E3%82%89%E3%81%BF%E3%81%A4%E3%82%89%E3%81%BF%E3%82%92%E8%B2%B7%E3%81%A3%E3%81%A6%E3%82%8B%E3%80%8D/ar-BBmbOz3?srcref=rss</text:p>
          </table:table-cell>
          <table:table-cell office:value-type="string" calcext:value-type="string">
            <text:p>清原氏、薬物疑惑をきっぱり否定</text:p>
          </table:table-cell>
        </table:table-row>
        <table:table-row table:style-name="ro1">
          <table:table-cell table:formula="of:=RAND()" office:value-type="float" office:value="0.983851503837343" calcext:value-type="float">
            <text:p>0.9838515038</text:p>
          </table:table-cell>
          <table:table-cell office:value-type="string" calcext:value-type="string">
            <text:p>2014-09-17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8/4355012/living-smart-how-to-deal-confidently.html</text:p>
          </table:table-cell>
          <table:table-cell office:value-type="string" calcext:value-type="string">
            <text:p>feedly:http://www.miamiherald.com/2014/09/18/4355012/living-smart-how-to-deal-confidently.html</text:p>
          </table:table-cell>
          <table:table-cell table:formula="of:=HYPERLINK(CONCATENATE(&quot;http://localhost:3000/search?q=media_id:&quot;;[.E451];&quot; AND publish_date:[&quot;; LEFT( [.B451];10);&quot;T00:00:00Z TO &quot;;LEFT([.B4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8/4355012/living-smart-how-to-deal-confidently.html</text:p>
          </table:table-cell>
          <table:table-cell office:value-type="string" calcext:value-type="string">
            <text:p>Living Smart: How to deal confidently with contractor upselling</text:p>
          </table:table-cell>
        </table:table-row>
        <table:table-row table:style-name="ro1">
          <table:table-cell table:formula="of:=RAND()" office:value-type="float" office:value="0.566967136923233" calcext:value-type="float">
            <text:p>0.5669671369</text:p>
          </table:table-cell>
          <table:table-cell office:value-type="string" calcext:value-type="string">
            <text:p>2012-08-11 10:55:22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9391.no_medal_for_gb_hockey_men/?ref=rss</text:p>
          </table:table-cell>
          <table:table-cell office:value-type="string" calcext:value-type="string">
            <text:p>feedly:1635a621f68a9802abb96ad1bef9c12e</text:p>
          </table:table-cell>
          <table:table-cell table:formula="of:=HYPERLINK(CONCATENATE(&quot;http://localhost:3000/search?q=media_id:&quot;;[.E452];&quot; AND publish_date:[&quot;; LEFT( [.B452];10);&quot;T00:00:00Z TO &quot;;LEFT([.B4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9391.No_medal_for_GB_hockey_men/?ref=rss</text:p>
          </table:table-cell>
          <table:table-cell office:value-type="string" calcext:value-type="string">
            <text:p>No medal for GB hockey men</text:p>
          </table:table-cell>
        </table:table-row>
        <table:table-row table:style-name="ro1">
          <table:table-cell table:formula="of:=RAND()" office:value-type="float" office:value="0.861034971251129" calcext:value-type="float">
            <text:p>0.8610349713</text:p>
          </table:table-cell>
          <table:table-cell office:value-type="string" calcext:value-type="string">
            <text:p>2012-10-25 21:34:00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3161.html</text:p>
          </table:table-cell>
          <table:table-cell office:value-type="string" calcext:value-type="string">
            <text:p>feedly:urn:lj:livejournal.com:atom1:satis_fiction:503161</text:p>
          </table:table-cell>
          <table:table-cell table:formula="of:=HYPERLINK(CONCATENATE(&quot;http://localhost:3000/search?q=media_id:&quot;;[.E453];&quot; AND publish_date:[&quot;; LEFT( [.B453];10);&quot;T00:00:00Z TO &quot;;LEFT([.B4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3161.html</text:p>
          </table:table-cell>
          <table:table-cell office:value-type="string" calcext:value-type="string">
            <text:p>satis_fiction @ 2012-10-26T13:39:00</text:p>
          </table:table-cell>
        </table:table-row>
        <table:table-row table:style-name="ro1">
          <table:table-cell table:formula="of:=RAND()" office:value-type="float" office:value="0.650280561290753" calcext:value-type="float">
            <text:p>0.6502805613</text:p>
          </table:table-cell>
          <table:table-cell office:value-type="string" calcext:value-type="string">
            <text:p>2014-03-02 06:55:12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9433.html</text:p>
          </table:table-cell>
          <table:table-cell office:value-type="string" calcext:value-type="string">
            <text:p>feedly:urn:lj:livejournal.com:atom1:alex_spd:79433</text:p>
          </table:table-cell>
          <table:table-cell table:formula="of:=HYPERLINK(CONCATENATE(&quot;http://localhost:3000/search?q=media_id:&quot;;[.E454];&quot; AND publish_date:[&quot;; LEFT( [.B454];10);&quot;T00:00:00Z TO &quot;;LEFT([.B4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9433.html</text:p>
          </table:table-cell>
          <table:table-cell office:value-type="string" calcext:value-type="string">
            <text:p>Рубль в пике.</text:p>
          </table:table-cell>
        </table:table-row>
        <table:table-row table:style-name="ro1">
          <table:table-cell table:formula="of:=RAND()" office:value-type="float" office:value="0.270825068795359" calcext:value-type="float">
            <text:p>0.2708250688</text:p>
          </table:table-cell>
          <table:table-cell office:value-type="string" calcext:value-type="string">
            <text:p>2010-03-23 10:41:52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3521.html</text:p>
          </table:table-cell>
          <table:table-cell office:value-type="string" calcext:value-type="string">
            <text:p>feedly:urn:lj:livejournal.com:atom1:provokatorinfo:43521</text:p>
          </table:table-cell>
          <table:table-cell table:formula="of:=HYPERLINK(CONCATENATE(&quot;http://localhost:3000/search?q=media_id:&quot;;[.E455];&quot; AND publish_date:[&quot;; LEFT( [.B455];10);&quot;T00:00:00Z TO &quot;;LEFT([.B4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3521.html</text:p>
          </table:table-cell>
          <table:table-cell office:value-type="string" calcext:value-type="string">
            <text:p>РАШИДУ НУРГАЛИЕВУ ДАЛИ ИСПЫТАТЕЛЬНЫЙ СРОК?</text:p>
          </table:table-cell>
        </table:table-row>
        <table:table-row table:style-name="ro1">
          <table:table-cell table:formula="of:=RAND()" office:value-type="float" office:value="0.768615159607501" calcext:value-type="float">
            <text:p>0.7686151596</text:p>
          </table:table-cell>
          <table:table-cell office:value-type="string" calcext:value-type="string">
            <text:p>2014-02-03 13:05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t6ko2pz08wc/sa-redescopar-eul-interior.html</text:p>
          </table:table-cell>
          <table:table-cell office:value-type="string" calcext:value-type="string">
            <text:p>feedly:tag:blogger.com,1999:blog-4453621283980099982.post-7260178227537753504</text:p>
          </table:table-cell>
          <table:table-cell table:formula="of:=HYPERLINK(CONCATENATE(&quot;http://localhost:3000/search?q=media_id:&quot;;[.E456];&quot; AND publish_date:[&quot;; LEFT( [.B456];10);&quot;T00:00:00Z TO &quot;;LEFT([.B4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T6KO2Pz08Wc/sa-redescopar-eul-interior.html</text:p>
          </table:table-cell>
          <table:table-cell office:value-type="string" calcext:value-type="string">
            <text:p>Sa redescopar eul interior</text:p>
          </table:table-cell>
        </table:table-row>
        <table:table-row table:style-name="ro1">
          <table:table-cell table:formula="of:=RAND()" office:value-type="float" office:value="0.0610276237004633" calcext:value-type="float">
            <text:p>0.0610276237</text:p>
          </table:table-cell>
          <table:table-cell office:value-type="string" calcext:value-type="string">
            <text:p>2014-09-17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8/4355010/diggin-in-fall-brings-yellow-crownbeard.html</text:p>
          </table:table-cell>
          <table:table-cell office:value-type="string" calcext:value-type="string">
            <text:p>feedly:http://www.miamiherald.com/2014/09/18/4355010/diggin-in-fall-brings-yellow-crownbeard.html</text:p>
          </table:table-cell>
          <table:table-cell table:formula="of:=HYPERLINK(CONCATENATE(&quot;http://localhost:3000/search?q=media_id:&quot;;[.E457];&quot; AND publish_date:[&quot;; LEFT( [.B457];10);&quot;T00:00:00Z TO &quot;;LEFT([.B4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8/4355010/diggin-in-fall-brings-yellow-crownbeard.html</text:p>
          </table:table-cell>
          <table:table-cell office:value-type="string" calcext:value-type="string">
            <text:p>Diggin' In: Fall brings yellow crownbeard and its loyal soldier beetle</text:p>
          </table:table-cell>
        </table:table-row>
        <table:table-row table:style-name="ro1">
          <table:table-cell table:formula="of:=RAND()" office:value-type="float" office:value="0.383480826392441" calcext:value-type="float">
            <text:p>0.3834808264</text:p>
          </table:table-cell>
          <table:table-cell office:value-type="string" calcext:value-type="string">
            <text:p>2015-09-09 17:54:22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jeremy-mincey-cowboys-need-everyone-chipping-in-in-order-to-destroy-a-buffet-everybody-got-to-eat.html/</text:p>
          </table:table-cell>
          <table:table-cell office:value-type="string" calcext:value-type="string">
            <text:p>feedly:http://cowboysblog.dallasnewsblogs.com/?p=84728</text:p>
          </table:table-cell>
          <table:table-cell table:formula="of:=HYPERLINK(CONCATENATE(&quot;http://localhost:3000/search?q=media_id:&quot;;[.E458];&quot; AND publish_date:[&quot;; LEFT( [.B458];10);&quot;T00:00:00Z TO &quot;;LEFT([.B4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jeremy-mincey-cowboys-need-everyone-chipping-in-in-order-to-destroy-a-buffet-everybody-got-to-eat.html/</text:p>
          </table:table-cell>
          <table:table-cell office:value-type="string" calcext:value-type="string">
            <text:p>Jeremy Mincey: D-line needs everyone chipping in; 'To destroy a buffet, everybody got to eat'</text:p>
          </table:table-cell>
        </table:table-row>
        <table:table-row table:style-name="ro1">
          <table:table-cell table:formula="of:=RAND()" office:value-type="float" office:value="0.850531033753615" calcext:value-type="float">
            <text:p>0.8505310338</text:p>
          </table:table-cell>
          <table:table-cell office:value-type="string" calcext:value-type="string">
            <text:p>2011-12-25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2/lai09604.mp4</text:p>
          </table:table-cell>
          <table:table-cell office:value-type="string" calcext:value-type="string">
            <text:p>feedly:http://lrt-live.data.lt:8080/media/VIDEO/2011-12/LAI09604.mp4</text:p>
          </table:table-cell>
          <table:table-cell table:formula="of:=HYPERLINK(CONCATENATE(&quot;http://localhost:3000/search?q=media_id:&quot;;[.E459];&quot; AND publish_date:[&quot;; LEFT( [.B459];10);&quot;T00:00:00Z TO &quot;;LEFT([.B4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2/LAI09604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5084412637711" calcext:value-type="float">
            <text:p>0.5084412638</text:p>
          </table:table-cell>
          <table:table-cell office:value-type="string" calcext:value-type="string">
            <text:p>2015-04-15 08:26:21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5837</text:p>
          </table:table-cell>
          <table:table-cell office:value-type="string" calcext:value-type="string">
            <text:p>feedly:ya.ru:62198540:25837</text:p>
          </table:table-cell>
          <table:table-cell table:formula="of:=HYPERLINK(CONCATENATE(&quot;http://localhost:3000/search?q=media_id:&quot;;[.E460];&quot; AND publish_date:[&quot;; LEFT( [.B460];10);&quot;T00:00:00Z TO &quot;;LEFT([.B4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5837</text:p>
          </table:table-cell>
          <table:table-cell office:value-type="string" calcext:value-type="string">
            <text:p>Делитесь документами из Яндекс.Почты</text:p>
          </table:table-cell>
        </table:table-row>
        <table:table-row table:style-name="ro1">
          <table:table-cell table:formula="of:=RAND()" office:value-type="float" office:value="0.522976563529242" calcext:value-type="float">
            <text:p>0.5229765635</text:p>
          </table:table-cell>
          <table:table-cell office:value-type="string" calcext:value-type="string">
            <text:p>2016-03-23 10:18:05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techrepublic.com/article/how-one-ai-security-system-combines-humans-and-machine-learning-to-detect-cyberthreats/</text:p>
          </table:table-cell>
          <table:table-cell office:value-type="string" calcext:value-type="string">
            <text:p>feedly:article/how-one-ai-security-system-combines-humans-and-machine-learning-to-detect-cyberthreats/</text:p>
          </table:table-cell>
          <table:table-cell table:formula="of:=HYPERLINK(CONCATENATE(&quot;http://localhost:3000/search?q=media_id:&quot;;[.E461];&quot; AND publish_date:[&quot;; LEFT( [.B461];10);&quot;T00:00:00Z TO &quot;;LEFT([.B4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echrepublic.com/article/how-one-ai-security-system-combines-humans-and-machine-learning-to-detect-cyberthreats/</text:p>
          </table:table-cell>
          <table:table-cell office:value-type="string" calcext:value-type="string">
            <text:p>How one AI security system combines humans and machine learning to detect cyberthreats</text:p>
          </table:table-cell>
        </table:table-row>
        <table:table-row table:style-name="ro1">
          <table:table-cell table:formula="of:=RAND()" office:value-type="float" office:value="0.880689057023418" calcext:value-type="float">
            <text:p>0.880689057</text:p>
          </table:table-cell>
          <table:table-cell office:value-type="string" calcext:value-type="string">
            <text:p>2016-01-27 10:01:53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1/ethical-wednesdays-additional-resources-ethics-eyewitness-footage/</text:p>
          </table:table-cell>
          <table:table-cell office:value-type="string" calcext:value-type="string">
            <text:p>feedly:https://lab.witness.org/?p=49898</text:p>
          </table:table-cell>
          <table:table-cell table:formula="of:=HYPERLINK(CONCATENATE(&quot;http://localhost:3000/search?q=media_id:&quot;;[.E462];&quot; AND publish_date:[&quot;; LEFT( [.B462];10);&quot;T00:00:00Z TO &quot;;LEFT([.B4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1/ethical-wednesdays-additional-resources-ethics-eyewitness-footage/</text:p>
          </table:table-cell>
          <table:table-cell office:value-type="string" calcext:value-type="string">
            <text:p>Ethical Wednesdays: Additional Resources on Ethics and Eyewitness Footage</text:p>
          </table:table-cell>
        </table:table-row>
        <table:table-row table:style-name="ro1">
          <table:table-cell table:formula="of:=RAND()" office:value-type="float" office:value="0.583187696910452" calcext:value-type="float">
            <text:p>0.5831876969</text:p>
          </table:table-cell>
          <table:table-cell office:value-type="string" calcext:value-type="string">
            <text:p>2016-03-23 08:02:00</text:p>
          </table:table-cell>
          <table:table-cell office:value-type="float" office:value="53993" calcext:value-type="float">
            <text:p>53993</text:p>
          </table:table-cell>
          <table:table-cell office:value-type="float" office:value="1" calcext:value-type="float">
            <text:p>1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835</text:p>
          </table:table-cell>
          <table:table-cell office:value-type="string" calcext:value-type="string">
            <text:p>feedly:http://paloverdevalleytimes.com/Main.asp?SectionID=215&amp;SubSectionID=751&amp;ArticleID=22835</text:p>
          </table:table-cell>
          <table:table-cell table:formula="of:=HYPERLINK(CONCATENATE(&quot;http://localhost:3000/search?q=media_id:&quot;;[.E463];&quot; AND publish_date:[&quot;; LEFT( [.B463];10);&quot;T00:00:00Z TO &quot;;LEFT([.B4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835</text:p>
          </table:table-cell>
          <table:table-cell office:value-type="string" calcext:value-type="string">
            <text:p>Visitor numbers down this season, parks say</text:p>
          </table:table-cell>
        </table:table-row>
        <table:table-row table:style-name="ro1">
          <table:table-cell table:formula="of:=RAND()" office:value-type="float" office:value="0.734750531884303" calcext:value-type="float">
            <text:p>0.7347505319</text:p>
          </table:table-cell>
          <table:table-cell office:value-type="string" calcext:value-type="string">
            <text:p>2016-02-03 10:50:19</text:p>
          </table:table-cell>
          <table:table-cell office:value-type="float" office:value="379062" calcext:value-type="float">
            <text:p>379062</text:p>
          </table:table-cell>
          <table:table-cell office:value-type="float" office:value="1" calcext:value-type="float">
            <text:p>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02121</text:p>
          </table:table-cell>
          <table:table-cell office:value-type="string" calcext:value-type="string">
            <text:p>feedly:http://EzineArticles.com/9302121</text:p>
          </table:table-cell>
          <table:table-cell table:formula="of:=HYPERLINK(CONCATENATE(&quot;http://localhost:3000/search?q=media_id:&quot;;[.E464];&quot; AND publish_date:[&quot;; LEFT( [.B464];10);&quot;T00:00:00Z TO &quot;;LEFT([.B4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02121</text:p>
          </table:table-cell>
          <table:table-cell office:value-type="string" calcext:value-type="string">
            <text:p>Nano Silver Hydrogen Peroxide Based Agriculture Disinfectant</text:p>
          </table:table-cell>
        </table:table-row>
        <table:table-row table:style-name="ro1">
          <table:table-cell table:formula="of:=RAND()" office:value-type="float" office:value="0.447028964598121" calcext:value-type="float">
            <text:p>0.4470289646</text:p>
          </table:table-cell>
          <table:table-cell office:value-type="string" calcext:value-type="string">
            <text:p>2016-02-25 06:26:18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32637</text:p>
          </table:table-cell>
          <table:table-cell office:value-type="string" calcext:value-type="string">
            <text:p>feedly:http://EzineArticles.com/9332637</text:p>
          </table:table-cell>
          <table:table-cell table:formula="of:=HYPERLINK(CONCATENATE(&quot;http://localhost:3000/search?q=media_id:&quot;;[.E465];&quot; AND publish_date:[&quot;; LEFT( [.B465];10);&quot;T00:00:00Z TO &quot;;LEFT([.B4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32637</text:p>
          </table:table-cell>
          <table:table-cell office:value-type="string" calcext:value-type="string">
            <text:p>Predictions for 2016's Global Farming Outlook</text:p>
          </table:table-cell>
        </table:table-row>
        <table:table-row table:style-name="ro1">
          <table:table-cell table:formula="of:=RAND()" office:value-type="float" office:value="0.503678163240997" calcext:value-type="float">
            <text:p>0.5036781632</text:p>
          </table:table-cell>
          <table:table-cell office:value-type="string" calcext:value-type="string">
            <text:p>2016-03-19 07:25:25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4258.html</text:p>
          </table:table-cell>
          <table:table-cell office:value-type="string" calcext:value-type="string">
            <text:p>feedly:urn:lj:livejournal.com:atom1:lauriel_anarwen:2914258</text:p>
          </table:table-cell>
          <table:table-cell table:formula="of:=HYPERLINK(CONCATENATE(&quot;http://localhost:3000/search?q=media_id:&quot;;[.E466];&quot; AND publish_date:[&quot;; LEFT( [.B466];10);&quot;T00:00:00Z TO &quot;;LEFT([.B4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4258.html</text:p>
          </table:table-cell>
          <table:table-cell office:value-type="string" calcext:value-type="string">
            <text:p>Grimm 5х13</text:p>
          </table:table-cell>
        </table:table-row>
        <table:table-row table:style-name="ro1">
          <table:table-cell table:formula="of:=RAND()" office:value-type="float" office:value="0.550826676510517" calcext:value-type="float">
            <text:p>0.5508266765</text:p>
          </table:table-cell>
          <table:table-cell office:value-type="string" calcext:value-type="string">
            <text:p>2016-03-23 05:20:14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4%BA%8B%E6%AC%A3%E7%A7%91%E6%94%9C%E6%89%8B%E6%81%A9%E5%BE%B7%E5%90%88%E8%B3%877.6%E5%84%84%E5%85%83%E6%B7%B1%E5%85%A5%E8%88%AA%E5%A4%AA-%E5%9C%8B%E9%98%B2%E9%A0%98%E5%9F%9F-102014875.html</text:p>
          </table:table-cell>
          <table:table-cell office:value-type="string" calcext:value-type="string">
            <text:p>feedly:%E4%BA%8B%E6%AC%A3%E7%A7%91%E6%94%9C%E6%89%8B%E6%81%A9%E5%BE%B7%E5%90%88%E8%B3%877.6%E5%84%84%E5%85%83%E6%B7%B1%E5%85%A5%E8%88%AA%E5%A4%AA-%E5%9C%8B%E9%98%B2%E9%A0%98%E5%9F%9F-102014875</text:p>
          </table:table-cell>
          <table:table-cell table:formula="of:=HYPERLINK(CONCATENATE(&quot;http://localhost:3000/search?q=media_id:&quot;;[.E467];&quot; AND publish_date:[&quot;; LEFT( [.B467];10);&quot;T00:00:00Z TO &quot;;LEFT([.B4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4%BA%8B%E6%AC%A3%E7%A7%91%E6%94%9C%E6%89%8B%E6%81%A9%E5%BE%B7%E5%90%88%E8%B3%877.6%E5%84%84%E5%85%83%E6%B7%B1%E5%85%A5%E8%88%AA%E5%A4%AA-%E5%9C%8B%E9%98%B2%E9%A0%98%E5%9F%9F-102014875.html</text:p>
          </table:table-cell>
          <table:table-cell office:value-type="string" calcext:value-type="string">
            <text:p>事欣科攜手恩德合資7.6億元深入航太、國防領域</text:p>
          </table:table-cell>
        </table:table-row>
        <table:table-row table:style-name="ro1">
          <table:table-cell table:formula="of:=RAND()" office:value-type="float" office:value="0.20832908642658" calcext:value-type="float">
            <text:p>0.2083290864</text:p>
          </table:table-cell>
          <table:table-cell office:value-type="string" calcext:value-type="string">
            <text:p>2012-08-13 21:02:09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2-08-13/happy-glorious-games-says-rogge</text:p>
          </table:table-cell>
          <table:table-cell office:value-type="string" calcext:value-type="string">
            <text:p>feedly:46740 at http://www.guardian.co.tt</text:p>
          </table:table-cell>
          <table:table-cell table:formula="of:=HYPERLINK(CONCATENATE(&quot;http://localhost:3000/search?q=media_id:&quot;;[.E468];&quot; AND publish_date:[&quot;; LEFT( [.B468];10);&quot;T00:00:00Z TO &quot;;LEFT([.B4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2-08-13/happy-glorious-games-says-rogge</text:p>
          </table:table-cell>
          <table:table-cell office:value-type="string" calcext:value-type="string">
            <text:p>Happy, Glorious Games says Rogge</text:p>
          </table:table-cell>
        </table:table-row>
        <table:table-row table:style-name="ro1">
          <table:table-cell table:formula="of:=RAND()" office:value-type="float" office:value="0.657149061206359" calcext:value-type="float">
            <text:p>0.6571490612</text:p>
          </table:table-cell>
          <table:table-cell office:value-type="string" calcext:value-type="string">
            <text:p>2015-07-28 05:36:14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yandex.ru/blog/mail/26878</text:p>
          </table:table-cell>
          <table:table-cell office:value-type="string" calcext:value-type="string">
            <text:p>feedly:26878</text:p>
          </table:table-cell>
          <table:table-cell table:formula="of:=HYPERLINK(CONCATENATE(&quot;http://localhost:3000/search?q=media_id:&quot;;[.E469];&quot; AND publish_date:[&quot;; LEFT( [.B469];10);&quot;T00:00:00Z TO &quot;;LEFT([.B4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yandex.ru/blog/mail/26878</text:p>
          </table:table-cell>
          <table:table-cell office:value-type="string" calcext:value-type="string">
            <text:p>Летние новости Яндекс.Почты для мобильных браузеров</text:p>
          </table:table-cell>
        </table:table-row>
        <table:table-row table:style-name="ro1">
          <table:table-cell table:formula="of:=RAND()" office:value-type="float" office:value="0.460139787738998" calcext:value-type="float">
            <text:p>0.4601397877</text:p>
          </table:table-cell>
          <table:table-cell office:value-type="string" calcext:value-type="string">
            <text:p>2015-05-27 17:49:23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instagram/?utm_source=rss&amp;utm_medium=rss&amp;utm_campaign=instagram</text:p>
          </table:table-cell>
          <table:table-cell office:value-type="string" calcext:value-type="string">
            <text:p>feedly:http://www.jbarahona.com/?p=2534</text:p>
          </table:table-cell>
          <table:table-cell table:formula="of:=HYPERLINK(CONCATENATE(&quot;http://localhost:3000/search?q=media_id:&quot;;[.E470];&quot; AND publish_date:[&quot;; LEFT( [.B470];10);&quot;T00:00:00Z TO &quot;;LEFT([.B4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instagram/?utm_source=rss&amp;utm_medium=rss&amp;utm_campaign=instagram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table:formula="of:=RAND()" office:value-type="float" office:value="0.435084531450838" calcext:value-type="float">
            <text:p>0.4350845315</text:p>
          </table:table-cell>
          <table:table-cell office:value-type="string" calcext:value-type="string">
            <text:p>2016-03-22 15:09:19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0310.ece/beelden-van-overvallen-op-dominos-pizza-heemskerk-in-opsporing-verzocht</text:p>
          </table:table-cell>
          <table:table-cell office:value-type="string" calcext:value-type="string">
            <text:p>feedly:http://www.noordhollandsdagblad.nl/stadstreek/kennemerland/article27930310.ece/Beelden-van-overvallen-op-Dominos-Pizza-Heemskerk-in-Opsporing-Verzocht</text:p>
          </table:table-cell>
          <table:table-cell table:formula="of:=HYPERLINK(CONCATENATE(&quot;http://localhost:3000/search?q=media_id:&quot;;[.E471];&quot; AND publish_date:[&quot;; LEFT( [.B471];10);&quot;T00:00:00Z TO &quot;;LEFT([.B4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0310.ece/Beelden-van-overvallen-op-Dominos-Pizza-Heemskerk-in-Opsporing-Verzocht</text:p>
          </table:table-cell>
          <table:table-cell office:value-type="string" calcext:value-type="string">
            <text:p>Beelden van overvallen op Domino's Pizza Heemskerk in Opsporing Verzocht</text:p>
          </table:table-cell>
        </table:table-row>
        <table:table-row table:style-name="ro1">
          <table:table-cell table:formula="of:=RAND()" office:value-type="float" office:value="0.193276909232381" calcext:value-type="float">
            <text:p>0.1932769092</text:p>
          </table:table-cell>
          <table:table-cell office:value-type="string" calcext:value-type="string">
            <text:p>2015-08-19 00:20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leaders_chose_suits_over_exclusive_aloha_design.html</text:p>
          </table:table-cell>
          <table:table-cell office:value-type="string" calcext:value-type="string">
            <text:p>feedly:http://www.staradvertiser.com/news/apec2011/20111114_Leaders_chose_suits_over_exclusive_aloha_design.html</text:p>
          </table:table-cell>
          <table:table-cell table:formula="of:=HYPERLINK(CONCATENATE(&quot;http://localhost:3000/search?q=media_id:&quot;;[.E472];&quot; AND publish_date:[&quot;; LEFT( [.B472];10);&quot;T00:00:00Z TO &quot;;LEFT([.B4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Leaders_chose_suits_over_exclusive_aloha_design.html</text:p>
          </table:table-cell>
          <table:table-cell office:value-type="string" calcext:value-type="string">
            <text:p>Leaders choose suits over exclusive aloha design</text:p>
          </table:table-cell>
        </table:table-row>
        <table:table-row table:style-name="ro2">
          <table:table-cell table:formula="of:=RAND()" office:value-type="float" office:value="0.923170335789045" calcext:value-type="float">
            <text:p>0.9231703358</text:p>
          </table:table-cell>
          <table:table-cell office:value-type="string" calcext:value-type="string">
            <text:p>2016-02-16 04:39:29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superstar-rajinikanth-and-nagarjuna-to-remake-shivalinga-020807.html</text:p>
          </table:table-cell>
          <table:table-cell office:value-type="string" calcext:value-type="string">
            <text:p>feedly:http://kannada.filmibeat.com/gossips/superstar-rajinikanth-and-nagarjuna-to-remake-shivalinga-020807.html</text:p>
          </table:table-cell>
          <table:table-cell table:formula="of:=HYPERLINK(CONCATENATE(&quot;http://localhost:3000/search?q=media_id:&quot;;[.E473];&quot; AND publish_date:[&quot;; LEFT( [.B473];10);&quot;T00:00:00Z TO &quot;;LEFT([.B4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superstar-rajinikanth-and-nagarjuna-to-remake-shivalinga-020807.html</text:p>
          </table:table-cell>
          <table:table-cell office:value-type="string" calcext:value-type="string">
            <text:p>ತಮಿಳು-ತೆಲುಗಿನಲ್ಲು ಸದ್ದು ಮಾಡಲಿದೆಯಾ ಶಿವಣ್ಣನ 'ಶಿವಲಿಂಗ'</text:p>
          </table:table-cell>
        </table:table-row>
        <table:table-row table:style-name="ro1">
          <table:table-cell table:formula="of:=RAND()" office:value-type="float" office:value="0.679287790969145" calcext:value-type="float">
            <text:p>0.679287791</text:p>
          </table:table-cell>
          <table:table-cell office:value-type="string" calcext:value-type="string">
            <text:p>2014-03-10 23:26:00</text:p>
          </table:table-cell>
          <table:table-cell office:value-type="float" office:value="5655" calcext:value-type="float">
            <text:p>565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8/303100046/1002/rss02</text:p>
          </table:table-cell>
          <table:table-cell office:value-type="string" calcext:value-type="string">
            <text:p>feedly:http://archive.delawareonline.com/article/20140310/SPORTS08/303100046/1002/RSS02</text:p>
          </table:table-cell>
          <table:table-cell table:formula="of:=HYPERLINK(CONCATENATE(&quot;http://localhost:3000/search?q=media_id:&quot;;[.E474];&quot; AND publish_date:[&quot;; LEFT( [.B474];10);&quot;T00:00:00Z TO &quot;;LEFT([.B4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8/303100046/1002/RSS02</text:p>
          </table:table-cell>
          <table:table-cell office:value-type="string" calcext:value-type="string">
            <text:p>Local college roundup: DSU women's hoops season ends</text:p>
          </table:table-cell>
        </table:table-row>
        <table:table-row table:style-name="ro1">
          <table:table-cell table:formula="of:=RAND()" office:value-type="float" office:value="0.0321961082816393" calcext:value-type="float">
            <text:p>0.0321961083</text:p>
          </table:table-cell>
          <table:table-cell office:value-type="string" calcext:value-type="string">
            <text:p>2016-03-07 06:10:14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79410.html</text:p>
          </table:table-cell>
          <table:table-cell office:value-type="string" calcext:value-type="string">
            <text:p>feedly:urn:lj:livejournal.com:atom1:pasya:1479410</text:p>
          </table:table-cell>
          <table:table-cell table:formula="of:=HYPERLINK(CONCATENATE(&quot;http://localhost:3000/search?q=media_id:&quot;;[.E475];&quot; AND publish_date:[&quot;; LEFT( [.B475];10);&quot;T00:00:00Z TO &quot;;LEFT([.B4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79410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0553580140175199" calcext:value-type="float">
            <text:p>0.055358014</text:p>
          </table:table-cell>
          <table:table-cell office:value-type="string" calcext:value-type="string">
            <text:p>2015-08-28 09:04:21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video/%E4%B8%AD%E5%9B%BD%E6%B5%B7%E8%BB%8D%E3%80%81%E6%9D%B1%E3%82%B7%E3%83%8A%E6%B5%B7%E3%81%A7%E5%A4%A7%E8%A6%8F%E6%A8%A1%E5%AE%9F%E5%BC%BE%E6%BC%94%E7%BF%92/vi-bbmbd9y?srcref=rss</text:p>
          </table:table-cell>
          <table:table-cell office:value-type="string" calcext:value-type="string">
            <text:p>feedly:http://www.msn.com/ja-jp/news/video/%E4%B8%AD%E5%9B%BD%E6%B5%B7%E8%BB%8D%E3%80%81%E6%9D%B1%E3%82%B7%E3%83%8A%E6%B5%B7%E3%81%A7%E5%A4%A7%E8%A6%8F%E6%A8%A1%E5%AE%9F%E5%BC%BE%E6%BC%94%E7%BF%92/vi-BBmbD9y?srcref=rss</text:p>
          </table:table-cell>
          <table:table-cell table:formula="of:=HYPERLINK(CONCATENATE(&quot;http://localhost:3000/search?q=media_id:&quot;;[.E476];&quot; AND publish_date:[&quot;; LEFT( [.B476];10);&quot;T00:00:00Z TO &quot;;LEFT([.B4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video/%E4%B8%AD%E5%9B%BD%E6%B5%B7%E8%BB%8D%E3%80%81%E6%9D%B1%E3%82%B7%E3%83%8A%E6%B5%B7%E3%81%A7%E5%A4%A7%E8%A6%8F%E6%A8%A1%E5%AE%9F%E5%BC%BE%E6%BC%94%E7%BF%92/vi-BBmbD9y?srcref=rss</text:p>
          </table:table-cell>
          <table:table-cell office:value-type="string" calcext:value-type="string">
            <text:p>中国海軍、東シナ海で大規模実弾演習</text:p>
          </table:table-cell>
        </table:table-row>
        <table:table-row table:style-name="ro1">
          <table:table-cell table:formula="of:=RAND()" office:value-type="float" office:value="0.376389157483746" calcext:value-type="float">
            <text:p>0.3763891575</text:p>
          </table:table-cell>
          <table:table-cell office:value-type="string" calcext:value-type="string">
            <text:p>2016-03-10 10:50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nord/landkreis/wohnungshilfe-awo-landkreis-buerger-6198555.html?cmp=defrss</text:p>
          </table:table-cell>
          <table:table-cell office:value-type="string" calcext:value-type="string">
            <text:p>feedly:http://www.merkur.de/lokales/muenchen-lk-nord/landkreis/wohnungshilfe-awo-landkreis-buerger-6198555.html</text:p>
          </table:table-cell>
          <table:table-cell table:formula="of:=HYPERLINK(CONCATENATE(&quot;http://localhost:3000/search?q=media_id:&quot;;[.E477];&quot; AND publish_date:[&quot;; LEFT( [.B477];10);&quot;T00:00:00Z TO &quot;;LEFT([.B4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nord/landkreis/wohnungshilfe-awo-landkreis-buerger-6198555.html?cmp=defrss</text:p>
          </table:table-cell>
          <table:table-cell office:value-type="string" calcext:value-type="string">
            <text:p>Obdachlosigkeit: Arbeiterwohlfahrt schlägt Alarm</text:p>
          </table:table-cell>
        </table:table-row>
        <table:table-row table:style-name="ro2">
          <table:table-cell table:formula="of:=RAND()" office:value-type="float" office:value="0.0141167552306002" calcext:value-type="float">
            <text:p>0.0141167552</text:p>
          </table:table-cell>
          <table:table-cell office:value-type="string" calcext:value-type="string">
            <text:p>2016-03-21 15:58:18</text:p>
          </table:table-cell>
          <table:table-cell office:value-type="float" office:value="375035" calcext:value-type="float">
            <text:p>375035</text:p>
          </table:table-cell>
          <table:table-cell office:value-type="float" office:value="0" calcext:value-type="float">
            <text:p>0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802/%D8%AC%D9%86%D8%B1%D8%A7%D9%84-%D8%B5%D9%87%D9%8A%D9%88%D9%86%D9%8A-%D9%85%D8%B4%D8%A7%D9%83%D9%84%D9%86%D8%A7-%D9%85%D8%B9-%D8%AA%D8%B1%D9%83%D9%8A%D8%A7-%D8%A8%D8%A7%D9%82%D9%8A%D8%A9-%D8%A8%D9%88%D8%AC%D9%88%D8%AF-%D8%A3%D8%B1%D8%AF%D9%88%D8%BA%D8%A7%D9%86</text:p>
          </table:table-cell>
          <table:table-cell office:value-type="string" calcext:value-type="string">
            <text:p>feedly:http://www.elshaab.org/news/221802/%D8%AC%D9%86%D8%B1%D8%A7%D9%84-%D8%B5%D9%87%D9%8A%D9%88%D9%86%D9%8A-%D9%85%D8%B4%D8%A7%D9%83%D9%84%D9%86%D8%A7-%D9%85%D8%B9-%D8%AA%D8%B1%D9%83%D9%8A%D8%A7-%D8%A8%D8%A7%D9%82%D9%8A%D8%A9-%D8%A8%D9%88%D8%AC%D9%88%D8%AF-%D8%A3%D8%B1%D8%AF%D9%88%D8%BA%D8%A7%D9%86#ref=rss_feed</text:p>
          </table:table-cell>
          <table:table-cell table:formula="of:=HYPERLINK(CONCATENATE(&quot;http://localhost:3000/search?q=media_id:&quot;;[.E478];&quot; AND publish_date:[&quot;; LEFT( [.B478];10);&quot;T00:00:00Z TO &quot;;LEFT([.B4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802/%D8%AC%D9%86%D8%B1%D8%A7%D9%84-%D8%B5%D9%87%D9%8A%D9%88%D9%86%D9%8A-%D9%85%D8%B4%D8%A7%D9%83%D9%84%D9%86%D8%A7-%D9%85%D8%B9-%D8%AA%D8%B1%D9%83%D9%8A%D8%A7-%D8%A8%D8%A7%D9%82%D9%8A%D8%A9-%D8%A8%D9%88%D8%AC%D9%88%D8%AF-%D8%A3%D8%B1%D8%AF%D9%88%D8%BA%D8%A7%D9%86#ref=rss_feed</text:p>
          </table:table-cell>
          <table:table-cell office:value-type="string" calcext:value-type="string">
            <text:p>&lt;div style="direction:rtl;text-align:right"&gt;جنرال صهيوني: مشاكلنا مع تركيا باقية بوجود أردوغان&lt;/div&gt;</text:p>
          </table:table-cell>
        </table:table-row>
        <table:table-row table:style-name="ro1">
          <table:table-cell table:formula="of:=RAND()" office:value-type="float" office:value="0.160211070373302" calcext:value-type="float">
            <text:p>0.1602110704</text:p>
          </table:table-cell>
          <table:table-cell office:value-type="string" calcext:value-type="string">
            <text:p>2015-06-25 03:13:35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conexao-entre-cao-e-dono-e-semelhante-a-de-mae-e-filho-afirma-estudo/</text:p>
          </table:table-cell>
          <table:table-cell office:value-type="string" calcext:value-type="string">
            <text:p>feedly:http://www.dogurbano.com.br/conexao-entre-cao-e-dono-e-semelhante-a-de-mae-e-filho-afirma-estudo/</text:p>
          </table:table-cell>
          <table:table-cell table:formula="of:=HYPERLINK(CONCATENATE(&quot;http://localhost:3000/search?q=media_id:&quot;;[.E479];&quot; AND publish_date:[&quot;; LEFT( [.B479];10);&quot;T00:00:00Z TO &quot;;LEFT([.B4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conexao-entre-cao-e-dono-e-semelhante-a-de-mae-e-filho-afirma-estudo/</text:p>
          </table:table-cell>
          <table:table-cell office:value-type="string" calcext:value-type="string">
            <text:p>Conexão entre cão e dono é semelhante a de mãe e filho, afirma estudo</text:p>
          </table:table-cell>
        </table:table-row>
        <table:table-row table:style-name="ro1">
          <table:table-cell table:formula="of:=RAND()" office:value-type="float" office:value="0.193325891615094" calcext:value-type="float">
            <text:p>0.1933258916</text:p>
          </table:table-cell>
          <table:table-cell office:value-type="string" calcext:value-type="string">
            <text:p>2016-03-22 05:47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tendances-coiffures-ondulations-tresses-et-teintes-audacieuses-pour-le-printemps-ete-2016_11836546.html</text:p>
          </table:table-cell>
          <table:table-cell office:value-type="string" calcext:value-type="string">
            <text:p>feedly:http://www.larep.fr/france-monde/actualites/societe/sante-beaute/2016/03/22/tendances-coiffures-ondulations-tresses-et-teintes-audacieuses-pour-le-printemps-ete-2016_11836546.html</text:p>
          </table:table-cell>
          <table:table-cell table:formula="of:=HYPERLINK(CONCATENATE(&quot;http://localhost:3000/search?q=media_id:&quot;;[.E480];&quot; AND publish_date:[&quot;; LEFT( [.B480];10);&quot;T00:00:00Z TO &quot;;LEFT([.B4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tendances-coiffures-ondulations-tresses-et-teintes-audacieuses-pour-le-printemps-ete-2016_11836546.html</text:p>
          </table:table-cell>
          <table:table-cell office:value-type="string" calcext:value-type="string">
            <text:p>Tendances coiffures : ondulations, tresses et teintes audacieuses pour le printemps-été 2016</text:p>
          </table:table-cell>
        </table:table-row>
        <table:table-row table:style-name="ro1">
          <table:table-cell table:formula="of:=RAND()" office:value-type="float" office:value="0.504682510124075" calcext:value-type="float">
            <text:p>0.5046825101</text:p>
          </table:table-cell>
          <table:table-cell office:value-type="string" calcext:value-type="string">
            <text:p>2016-03-23 03:12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3/les-maquillages-printanniers-adoptent-les-teintes-monochromes_11838091.html</text:p>
          </table:table-cell>
          <table:table-cell office:value-type="string" calcext:value-type="string">
            <text:p>feedly:http://www.larep.fr/france-monde/actualites/societe/sante-beaute/2016/03/23/les-maquillages-printanniers-adoptent-les-teintes-monochromes_11838091.html</text:p>
          </table:table-cell>
          <table:table-cell table:formula="of:=HYPERLINK(CONCATENATE(&quot;http://localhost:3000/search?q=media_id:&quot;;[.E481];&quot; AND publish_date:[&quot;; LEFT( [.B481];10);&quot;T00:00:00Z TO &quot;;LEFT([.B4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3/les-maquillages-printanniers-adoptent-les-teintes-monochromes_11838091.html</text:p>
          </table:table-cell>
          <table:table-cell office:value-type="string" calcext:value-type="string">
            <text:p>Les maquillages printanniers adoptent les teintes monochromes</text:p>
          </table:table-cell>
        </table:table-row>
        <table:table-row table:style-name="ro1">
          <table:table-cell table:formula="of:=RAND()" office:value-type="float" office:value="0.138289278164449" calcext:value-type="float">
            <text:p>0.1382892782</text:p>
          </table:table-cell>
          <table:table-cell office:value-type="string" calcext:value-type="string">
            <text:p>2016-03-23 09:41:23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government-now-try-to-attract-foreign-investors-694991</text:p>
          </table:table-cell>
          <table:table-cell office:value-type="string" calcext:value-type="string">
            <text:p>feedly:national-government-now-try-to-attract-foreign-investors-694991</text:p>
          </table:table-cell>
          <table:table-cell table:formula="of:=HYPERLINK(CONCATENATE(&quot;http://localhost:3000/search?q=media_id:&quot;;[.E482];&quot; AND publish_date:[&quot;; LEFT( [.B482];10);&quot;T00:00:00Z TO &quot;;LEFT([.B4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government-now-try-to-attract-foreign-investors-694991</text:p>
          </table:table-cell>
          <table:table-cell office:value-type="string" calcext:value-type="string">
            <text:p>सुधारों के बाद अब निवेशकों को रिझाने की तैयारी</text:p>
          </table:table-cell>
        </table:table-row>
        <table:table-row table:style-name="ro1">
          <table:table-cell table:formula="of:=RAND()" office:value-type="float" office:value="0.155515450693502" calcext:value-type="float">
            <text:p>0.1555154507</text:p>
          </table:table-cell>
          <table:table-cell office:value-type="string" calcext:value-type="string">
            <text:p>2016-03-13 21:11:51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13-big-crowd-turns-out-for-annual-mansfield-pickle-parade.ece</text:p>
          </table:table-cell>
          <table:table-cell office:value-type="string" calcext:value-type="string">
            <text:p>feedly:http://www.dallasnews.com/photos/20160313-big-crowd-turns-out-for-annual-mansfield-pickle-parade.ece</text:p>
          </table:table-cell>
          <table:table-cell table:formula="of:=HYPERLINK(CONCATENATE(&quot;http://localhost:3000/search?q=media_id:&quot;;[.E483];&quot; AND publish_date:[&quot;; LEFT( [.B483];10);&quot;T00:00:00Z TO &quot;;LEFT([.B4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13-big-crowd-turns-out-for-annual-mansfield-pickle-parade.ece</text:p>
          </table:table-cell>
          <table:table-cell office:value-type="string" calcext:value-type="string">
            <text:p>Big crowd turns out for annual Mansfield Pickle Parade</text:p>
          </table:table-cell>
        </table:table-row>
        <table:table-row table:style-name="ro1">
          <table:table-cell table:formula="of:=RAND()" office:value-type="float" office:value="0.0458929230290501" calcext:value-type="float">
            <text:p>0.045892923</text:p>
          </table:table-cell>
          <table:table-cell office:value-type="string" calcext:value-type="string">
            <text:p>2016-03-21 14:34:30</text:p>
          </table:table-cell>
          <table:table-cell office:value-type="float" office:value="119559" calcext:value-type="float">
            <text:p>119559</text:p>
          </table:table-cell>
          <table:table-cell office:value-type="float" office:value="1" calcext:value-type="float">
            <text:p>1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g99wqlkqbs8/0,2817,2501037,00.asp</text:p>
          </table:table-cell>
          <table:table-cell office:value-type="string" calcext:value-type="string">
            <text:p>feedly:http://feedproxy.google.com/~r/ziffdavis/pcmag/breakingnews/~3/G99wqLKQbS8/0,2817,2501037,00.asp</text:p>
          </table:table-cell>
          <table:table-cell table:formula="of:=HYPERLINK(CONCATENATE(&quot;http://localhost:3000/search?q=media_id:&quot;;[.E484];&quot; AND publish_date:[&quot;; LEFT( [.B484];10);&quot;T00:00:00Z TO &quot;;LEFT([.B4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G99wqLKQbS8/0,2817,2501037,00.asp</text:p>
          </table:table-cell>
          <table:table-cell office:value-type="string" calcext:value-type="string">
            <text:p>Apple Tips Smaller, 9.7-Inch iPad Pro</text:p>
          </table:table-cell>
        </table:table-row>
        <table:table-row table:style-name="ro1">
          <table:table-cell table:formula="of:=RAND()" office:value-type="float" office:value="0.828302575765036" calcext:value-type="float">
            <text:p>0.8283025758</text:p>
          </table:table-cell>
          <table:table-cell office:value-type="string" calcext:value-type="string">
            <text:p>2016-02-04 07:57:36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profile/danielmonteirolacerda?xg_source=activity</text:p>
          </table:table-cell>
          <table:table-cell office:value-type="string" calcext:value-type="string">
            <text:p>feedly:00000000005104b700000000124137d9adc06b5d62f2f983</text:p>
          </table:table-cell>
          <table:table-cell table:formula="of:=HYPERLINK(CONCATENATE(&quot;http://localhost:3000/search?q=media_id:&quot;;[.E485];&quot; AND publish_date:[&quot;; LEFT( [.B485];10);&quot;T00:00:00Z TO &quot;;LEFT([.B4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profile/DanielMonteiroLacerda?xg_source=activity</text:p>
          </table:table-cell>
          <table:table-cell office:value-type="string" calcext:value-type="string">
            <text:p>Daniel Monteiro Lacerda é agora um membro de Águas do Gandarela</text:p>
          </table:table-cell>
        </table:table-row>
        <table:table-row table:style-name="ro1">
          <table:table-cell table:formula="of:=RAND()" office:value-type="float" office:value="0.173373078953968" calcext:value-type="float">
            <text:p>0.173373079</text:p>
          </table:table-cell>
          <table:table-cell office:value-type="string" calcext:value-type="string">
            <text:p>2016-02-28 15:37:19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5074.html</text:p>
          </table:table-cell>
          <table:table-cell office:value-type="string" calcext:value-type="string">
            <text:p>feedly:urn:lj:livejournal.com:atom1:ell_dagros:295074</text:p>
          </table:table-cell>
          <table:table-cell table:formula="of:=HYPERLINK(CONCATENATE(&quot;http://localhost:3000/search?q=media_id:&quot;;[.E486];&quot; AND publish_date:[&quot;; LEFT( [.B486];10);&quot;T00:00:00Z TO &quot;;LEFT([.B4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5074.html</text:p>
          </table:table-cell>
          <table:table-cell office:value-type="string" calcext:value-type="string">
            <text:p>ell_dagros @ 2016-02-29T00:37:00</text:p>
          </table:table-cell>
        </table:table-row>
        <table:table-row table:style-name="ro1">
          <table:table-cell table:formula="of:=RAND()" office:value-type="float" office:value="0.193453299808132" calcext:value-type="float">
            <text:p>0.1934532998</text:p>
          </table:table-cell>
          <table:table-cell office:value-type="string" calcext:value-type="string">
            <text:p>2016-03-23 10:31:16</text:p>
          </table:table-cell>
          <table:table-cell office:value-type="float" office:value="356805" calcext:value-type="float">
            <text:p>356805</text:p>
          </table:table-cell>
          <table:table-cell office:value-type="float" office:value="1" calcext:value-type="float">
            <text:p>1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3/what-alcohol-does-to-your-body-and-brain?rssfeed=true</text:p>
          </table:table-cell>
          <table:table-cell office:value-type="string" calcext:value-type="string">
            <text:p>feedly:http://www.waltonsun.com/zz/lifestyle/20160323/what-alcohol-does-to-your-body-and-brain</text:p>
          </table:table-cell>
          <table:table-cell table:formula="of:=HYPERLINK(CONCATENATE(&quot;http://localhost:3000/search?q=media_id:&quot;;[.E487];&quot; AND publish_date:[&quot;; LEFT( [.B487];10);&quot;T00:00:00Z TO &quot;;LEFT([.B4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3/what-alcohol-does-to-your-body-and-brain?rssfeed=true</text:p>
          </table:table-cell>
          <table:table-cell office:value-type="string" calcext:value-type="string">
            <text:p>What alcohol does to your body and brain</text:p>
          </table:table-cell>
        </table:table-row>
        <table:table-row table:style-name="ro1">
          <table:table-cell table:formula="of:=RAND()" office:value-type="float" office:value="0.353189249881781" calcext:value-type="float">
            <text:p>0.3531892499</text:p>
          </table:table-cell>
          <table:table-cell office:value-type="string" calcext:value-type="string">
            <text:p>2016-03-21 06:10:11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infocus-claims-to-launch-the-cheapest-marshmallo-android-smartphone-693574</text:p>
          </table:table-cell>
          <table:table-cell office:value-type="string" calcext:value-type="string">
            <text:p>feedly:technology/new-launches-infocus-claims-to-launch-the-cheapest-marshmallo-android-smartphone-693574</text:p>
          </table:table-cell>
          <table:table-cell table:formula="of:=HYPERLINK(CONCATENATE(&quot;http://localhost:3000/search?q=media_id:&quot;;[.E488];&quot; AND publish_date:[&quot;; LEFT( [.B488];10);&quot;T00:00:00Z TO &quot;;LEFT([.B4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infocus-claims-to-launch-the-cheapest-marshmallo-android-smartphone-693574</text:p>
          </table:table-cell>
          <table:table-cell office:value-type="string" calcext:value-type="string">
            <text:p>सबसे सस्ता एंड्रॉयड मार्शमेलो स्मार्टफोन लॉन्च करने का दावा</text:p>
          </table:table-cell>
        </table:table-row>
        <table:table-row table:style-name="ro1">
          <table:table-cell table:formula="of:=RAND()" office:value-type="float" office:value="0.365083296203989" calcext:value-type="float">
            <text:p>0.3650832962</text:p>
          </table:table-cell>
          <table:table-cell office:value-type="string" calcext:value-type="string">
            <text:p>2016-03-04 02:43:51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3822.html</text:p>
          </table:table-cell>
          <table:table-cell office:value-type="string" calcext:value-type="string">
            <text:p>feedly:urn:lj:livejournal.com:atom1:sio13:573822</text:p>
          </table:table-cell>
          <table:table-cell table:formula="of:=HYPERLINK(CONCATENATE(&quot;http://localhost:3000/search?q=media_id:&quot;;[.E489];&quot; AND publish_date:[&quot;; LEFT( [.B489];10);&quot;T00:00:00Z TO &quot;;LEFT([.B4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3822.html</text:p>
          </table:table-cell>
          <table:table-cell office:value-type="string" calcext:value-type="string">
            <text:p>Марафон, рис. 7: Очередь + сон про редис</text:p>
          </table:table-cell>
        </table:table-row>
        <table:table-row table:style-name="ro1">
          <table:table-cell table:formula="of:=RAND()" office:value-type="float" office:value="0.912008403556924" calcext:value-type="float">
            <text:p>0.9120084036</text:p>
          </table:table-cell>
          <table:table-cell office:value-type="string" calcext:value-type="string">
            <text:p>2016-01-28 17:33:03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3207.html</text:p>
          </table:table-cell>
          <table:table-cell office:value-type="string" calcext:value-type="string">
            <text:p>feedly:urn:lj:livejournal.com:atom1:latinyanin:353207</text:p>
          </table:table-cell>
          <table:table-cell table:formula="of:=HYPERLINK(CONCATENATE(&quot;http://localhost:3000/search?q=media_id:&quot;;[.E490];&quot; AND publish_date:[&quot;; LEFT( [.B490];10);&quot;T00:00:00Z TO &quot;;LEFT([.B4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3207.html</text:p>
          </table:table-cell>
          <table:table-cell office:value-type="string" calcext:value-type="string">
            <text:p>Антикризисные запасы</text:p>
          </table:table-cell>
        </table:table-row>
        <table:table-row table:style-name="ro1">
          <table:table-cell table:formula="of:=RAND()" office:value-type="float" office:value="0.750372730014552" calcext:value-type="float">
            <text:p>0.75037273</text:p>
          </table:table-cell>
          <table:table-cell office:value-type="string" calcext:value-type="string">
            <text:p>2016-03-23 09:20:33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jussie-smollett-hiv-awareness/</text:p>
          </table:table-cell>
          <table:table-cell office:value-type="string" calcext:value-type="string">
            <text:p>feedly:http://globalgrind.com/?p=4159581</text:p>
          </table:table-cell>
          <table:table-cell table:formula="of:=HYPERLINK(CONCATENATE(&quot;http://localhost:3000/search?q=media_id:&quot;;[.E491];&quot; AND publish_date:[&quot;; LEFT( [.B491];10);&quot;T00:00:00Z TO &quot;;LEFT([.B4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jussie-smollett-hiv-awareness/</text:p>
          </table:table-cell>
          <table:table-cell office:value-type="string" calcext:value-type="string">
            <text:p>NEWS ROUNDUP: Jussie Smollett Spreads Awareness About HIV Epidemic…AND MORE</text:p>
          </table:table-cell>
        </table:table-row>
        <table:table-row table:style-name="ro1">
          <table:table-cell table:formula="of:=RAND()" office:value-type="float" office:value="0.0724133671451065" calcext:value-type="float">
            <text:p>0.0724133671</text:p>
          </table:table-cell>
          <table:table-cell office:value-type="string" calcext:value-type="string">
            <text:p>2016-03-21 14:20:12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photographyblog.dallasnews.com/2016/03/photographing-aggies-basketball-historic-comeback-victory-over-uni.html/</text:p>
          </table:table-cell>
          <table:table-cell office:value-type="string" calcext:value-type="string">
            <text:p>feedly:http://www.dallasnews.com/photos/20160321-photographing-aggies-basketball-historic-comeback-victory-over-uni.ece</text:p>
          </table:table-cell>
          <table:table-cell table:formula="of:=HYPERLINK(CONCATENATE(&quot;http://localhost:3000/search?q=media_id:&quot;;[.E492];&quot; AND publish_date:[&quot;; LEFT( [.B492];10);&quot;T00:00:00Z TO &quot;;LEFT([.B4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hotographyblog.dallasnews.com/2016/03/photographing-aggies-basketball-historic-comeback-victory-over-uni.html/</text:p>
          </table:table-cell>
          <table:table-cell office:value-type="string" calcext:value-type="string">
            <text:p>Photographing Aggies basketball historic comeback victory over UNI</text:p>
          </table:table-cell>
        </table:table-row>
        <table:table-row table:style-name="ro1">
          <table:table-cell table:formula="of:=RAND()" office:value-type="float" office:value="0.279272678475965" calcext:value-type="float">
            <text:p>0.2792726785</text:p>
          </table:table-cell>
          <table:table-cell office:value-type="string" calcext:value-type="string">
            <text:p>2016-03-20 00:51:39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racing/story/_/id/15022526/jason-anderson-gets-monster-energy-ama-supercross-win-ryan-dungey-penalty</text:p>
          </table:table-cell>
          <table:table-cell office:value-type="string" calcext:value-type="string">
            <text:p>feedly:15022526</text:p>
          </table:table-cell>
          <table:table-cell table:formula="of:=HYPERLINK(CONCATENATE(&quot;http://localhost:3000/search?q=media_id:&quot;;[.E493];&quot; AND publish_date:[&quot;; LEFT( [.B493];10);&quot;T00:00:00Z TO &quot;;LEFT([.B4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racing/story/_/id/15022526/jason-anderson-gets-monster-energy-ama-supercross-win-ryan-dungey-penalty</text:p>
          </table:table-cell>
          <table:table-cell office:value-type="string" calcext:value-type="string">
            <text:p>Anderson gets Supercross win on Dungey penalty</text:p>
          </table:table-cell>
        </table:table-row>
        <table:table-row table:style-name="ro1">
          <table:table-cell table:formula="of:=RAND()" office:value-type="float" office:value="0.0288968991599928" calcext:value-type="float">
            <text:p>0.0288968992</text:p>
          </table:table-cell>
          <table:table-cell office:value-type="string" calcext:value-type="string">
            <text:p>2015-09-09 17:06:56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cowboys-coach-jason-garrett-says-it-doesnt-matter-who-starts-at-running-back.html/</text:p>
          </table:table-cell>
          <table:table-cell office:value-type="string" calcext:value-type="string">
            <text:p>feedly:http://cowboysblog.dallasnewsblogs.com/?p=84724</text:p>
          </table:table-cell>
          <table:table-cell table:formula="of:=HYPERLINK(CONCATENATE(&quot;http://localhost:3000/search?q=media_id:&quot;;[.E494];&quot; AND publish_date:[&quot;; LEFT( [.B494];10);&quot;T00:00:00Z TO &quot;;LEFT([.B4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cowboys-coach-jason-garrett-says-it-doesnt-matter-who-starts-at-running-back.html/</text:p>
          </table:table-cell>
          <table:table-cell office:value-type="string" calcext:value-type="string">
            <text:p>Cowboys coach Jason Garrett says 'it doesn't matter' who starts at running back</text:p>
          </table:table-cell>
        </table:table-row>
        <table:table-row table:style-name="ro1">
          <table:table-cell table:formula="of:=RAND()" office:value-type="float" office:value="0.0249410604589686" calcext:value-type="float">
            <text:p>0.0249410605</text:p>
          </table:table-cell>
          <table:table-cell office:value-type="string" calcext:value-type="string">
            <text:p>2016-03-22 12:0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shareable/20160322/care-and-feeding-of-picky-spouse?rssfeed=true</text:p>
          </table:table-cell>
          <table:table-cell office:value-type="string" calcext:value-type="string">
            <text:p>feedly:http://www.waltonsun.com/zz/shareable/20160322/care-and-feeding-of-picky-spouse</text:p>
          </table:table-cell>
          <table:table-cell table:formula="of:=HYPERLINK(CONCATENATE(&quot;http://localhost:3000/search?q=media_id:&quot;;[.E495];&quot; AND publish_date:[&quot;; LEFT( [.B495];10);&quot;T00:00:00Z TO &quot;;LEFT([.B4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shareable/20160322/care-and-feeding-of-picky-spouse?rssfeed=true</text:p>
          </table:table-cell>
          <table:table-cell office:value-type="string" calcext:value-type="string">
            <text:p>The care and feeding of a picky spouse</text:p>
          </table:table-cell>
        </table:table-row>
        <table:table-row table:style-name="ro1">
          <table:table-cell table:formula="of:=RAND()" office:value-type="float" office:value="0.828680462752601" calcext:value-type="float">
            <text:p>0.8286804628</text:p>
          </table:table-cell>
          <table:table-cell office:value-type="string" calcext:value-type="string">
            <text:p>2014-03-08 19:09:12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7f3840a/sc/7/l/0l0sboston0n0csports0csoccer0cblog0c20a140c0a30cnot0ithe0istart0ithey0iwanted0bhtml/story01.htm</text:p>
          </table:table-cell>
          <table:table-cell office:value-type="string" calcext:value-type="string">
            <text:p>feedly:http://www.boston.com/sports/soccer/blog/2014/03/not_the_start_they_wanted.html</text:p>
          </table:table-cell>
          <table:table-cell table:formula="of:=HYPERLINK(CONCATENATE(&quot;http://localhost:3000/search?q=media_id:&quot;;[.E496];&quot; AND publish_date:[&quot;; LEFT( [.B496];10);&quot;T00:00:00Z TO &quot;;LEFT([.B4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7f3840a/sc/7/l/0L0Sboston0N0Csports0Csoccer0Cblog0C20A140C0A30Cnot0Ithe0Istart0Ithey0Iwanted0Bhtml/story01.htm</text:p>
          </table:table-cell>
          <table:table-cell office:value-type="string" calcext:value-type="string">
            <text:p>Not the start the Revolution wanted</text:p>
          </table:table-cell>
        </table:table-row>
        <table:table-row table:style-name="ro1">
          <table:table-cell table:formula="of:=RAND()" office:value-type="float" office:value="0.525149898588008" calcext:value-type="float">
            <text:p>0.5251498986</text:p>
          </table:table-cell>
          <table:table-cell office:value-type="string" calcext:value-type="string">
            <text:p>2010-10-16 10:12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0/10/16/des-p%C3%A2tes%2C-des-p%C3%A2tes...</text:p>
          </table:table-cell>
          <table:table-cell office:value-type="string" calcext:value-type="string">
            <text:p>feedly:urn:md5:3f6b600495e6558330349616bb2615ce</text:p>
          </table:table-cell>
          <table:table-cell table:formula="of:=HYPERLINK(CONCATENATE(&quot;http://localhost:3000/search?q=media_id:&quot;;[.E497];&quot; AND publish_date:[&quot;; LEFT( [.B497];10);&quot;T00:00:00Z TO &quot;;LEFT([.B4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0/10/16/Des-p%C3%A2tes%2C-des-p%C3%A2tes...</text:p>
          </table:table-cell>
          <table:table-cell office:value-type="string" calcext:value-type="string">
            <text:p>Des pâtes, des pâtes...</text:p>
          </table:table-cell>
        </table:table-row>
        <table:table-row table:style-name="ro1">
          <table:table-cell table:formula="of:=RAND()" office:value-type="float" office:value="0.550981859633041" calcext:value-type="float">
            <text:p>0.5509818596</text:p>
          </table:table-cell>
          <table:table-cell office:value-type="string" calcext:value-type="string">
            <text:p>2016-03-15 14:45:09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xn/detail/5309623:photo:77508?xg_source=activity</text:p>
          </table:table-cell>
          <table:table-cell office:value-type="string" calcext:value-type="string">
            <text:p>feedly:00000000005104b70000000012193e31cdeeadb632d1ca46</text:p>
          </table:table-cell>
          <table:table-cell table:formula="of:=HYPERLINK(CONCATENATE(&quot;http://localhost:3000/search?q=media_id:&quot;;[.E498];&quot; AND publish_date:[&quot;; LEFT( [.B498];10);&quot;T00:00:00Z TO &quot;;LEFT([.B4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xn/detail/5309623:Photo:77508?xg_source=activity</text:p>
          </table:table-cell>
          <table:table-cell office:value-type="string" calcext:value-type="string">
            <text:p>Fran Viana postou uma foto</text:p>
          </table:table-cell>
        </table:table-row>
        <table:table-row table:style-name="ro2">
          <table:table-cell table:formula="of:=RAND()" office:value-type="float" office:value="0.466779797692533" calcext:value-type="float">
            <text:p>0.4667797977</text:p>
          </table:table-cell>
          <table:table-cell office:value-type="string" calcext:value-type="string">
            <text:p>2016-03-21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0" calcext:value-type="float">
            <text:p>0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0/%D9%83%D9%8A%D9%81-%D9%8A%D8%AA%D8%B9%D8%A7%D9%85%D9%84-%D8%A7%D9%84%D8%A5%D8%B9%D9%84%D8%A7%D9%85-%D8%A7%D9%84%D8%BA%D8%B1%D8%A8%D9%8A-%D9%85%D8%B9-%D8%A3%D8%AF%D8%A7%D8%A1-%D9%88%D8%B3%D8%A7%D8%A6%D9%84-%D8%A7%D9%84%D8%A5%D8%B9%D9%84%D8%A7%D9%85-%D8%A7%D9%84%D9%85%D8%B5%D8%B1%D9%8A%D8%A9----</text:p>
          </table:table-cell>
          <table:table-cell office:value-type="string" calcext:value-type="string">
            <text:p>feedly:http://www.rcssmideast.org/Article/4460/كيف-يتعامل-الإعلام-الغربي-مع-أداء-وسائل-الإعلام-المصرية----</text:p>
          </table:table-cell>
          <table:table-cell table:formula="of:=HYPERLINK(CONCATENATE(&quot;http://localhost:3000/search?q=media_id:&quot;;[.E499];&quot; AND publish_date:[&quot;; LEFT( [.B499];10);&quot;T00:00:00Z TO &quot;;LEFT([.B4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0/كيف-يتعامل-الإعلام-الغربي-مع-أداء-وسائل-الإعلام-المصرية----</text:p>
          </table:table-cell>
          <table:table-cell office:value-type="string" calcext:value-type="string">
            <text:p>&lt;div style="direction:rtl;text-align:right"&gt;إشكاليات مزدوجة: كيف يتعامل الإعلام الغربي مع أداء وسائل الإعلام المصرية؟&lt;/div&gt;</text:p>
          </table:table-cell>
        </table:table-row>
        <table:table-row table:style-name="ro1">
          <table:table-cell table:formula="of:=RAND()" office:value-type="float" office:value="0.976506500887358" calcext:value-type="float">
            <text:p>0.9765065009</text:p>
          </table:table-cell>
          <table:table-cell office:value-type="string" calcext:value-type="string">
            <text:p>2016-03-19 23:58:21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racing/story/_/id/15022159/pipo-derani-leads-tequila-patron-team-twelve-hours-sebring-win</text:p>
          </table:table-cell>
          <table:table-cell office:value-type="string" calcext:value-type="string">
            <text:p>feedly:15022159</text:p>
          </table:table-cell>
          <table:table-cell table:formula="of:=HYPERLINK(CONCATENATE(&quot;http://localhost:3000/search?q=media_id:&quot;;[.E500];&quot; AND publish_date:[&quot;; LEFT( [.B500];10);&quot;T00:00:00Z TO &quot;;LEFT([.B5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racing/story/_/id/15022159/pipo-derani-leads-tequila-patron-team-twelve-hours-sebring-win</text:p>
          </table:table-cell>
          <table:table-cell office:value-type="string" calcext:value-type="string">
            <text:p>Derani leads team to 12 Hours of Sebring win</text:p>
          </table:table-cell>
        </table:table-row>
        <table:table-row table:style-name="ro1">
          <table:table-cell table:formula="of:=RAND()" office:value-type="float" office:value="0.288043751302752" calcext:value-type="float">
            <text:p>0.2880437513</text:p>
          </table:table-cell>
          <table:table-cell office:value-type="string" calcext:value-type="string">
            <text:p>2012-10-06 09:18:42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2417.html</text:p>
          </table:table-cell>
          <table:table-cell office:value-type="string" calcext:value-type="string">
            <text:p>feedly:urn:lj:livejournal.com:atom1:satis_fiction:502417</text:p>
          </table:table-cell>
          <table:table-cell table:formula="of:=HYPERLINK(CONCATENATE(&quot;http://localhost:3000/search?q=media_id:&quot;;[.E501];&quot; AND publish_date:[&quot;; LEFT( [.B501];10);&quot;T00:00:00Z TO &quot;;LEFT([.B5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2417.html</text:p>
          </table:table-cell>
          <table:table-cell office:value-type="string" calcext:value-type="string">
            <text:p>satis_fiction @ 2012-10-07T00:23:00</text:p>
          </table:table-cell>
        </table:table-row>
        <table:table-row table:style-name="ro1">
          <table:table-cell table:formula="of:=RAND()" office:value-type="float" office:value="0.44659943078105" calcext:value-type="float">
            <text:p>0.4465994308</text:p>
          </table:table-cell>
          <table:table-cell office:value-type="string" calcext:value-type="string">
            <text:p>2012-01-23 08:24:05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phil-simon/scott-thompson-yahoo_b_1212706.html</text:p>
          </table:table-cell>
          <table:table-cell office:value-type="string" calcext:value-type="string">
            <text:p>feedly:http://www.huffingtonpost.com/phil-simon/scott-thompson-yahoo_b_1212706.html</text:p>
          </table:table-cell>
          <table:table-cell table:formula="of:=HYPERLINK(CONCATENATE(&quot;http://localhost:3000/search?q=media_id:&quot;;[.E502];&quot; AND publish_date:[&quot;; LEFT( [.B502];10);&quot;T00:00:00Z TO &quot;;LEFT([.B5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phil-simon/scott-thompson-yahoo_b_1212706.html</text:p>
          </table:table-cell>
          <table:table-cell office:value-type="string" calcext:value-type="string">
            <text:p>Phil Simon: <text:s/>Why Yahoo! Isn't Google: A Theory</text:p>
          </table:table-cell>
        </table:table-row>
        <table:table-row table:style-name="ro1">
          <table:table-cell table:formula="of:=RAND()" office:value-type="float" office:value="0.724035702842469" calcext:value-type="float">
            <text:p>0.7240357028</text:p>
          </table:table-cell>
          <table:table-cell office:value-type="string" calcext:value-type="string">
            <text:p>2012-12-06 07:03:14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61419.html</text:p>
          </table:table-cell>
          <table:table-cell office:value-type="string" calcext:value-type="string">
            <text:p>feedly:urn:lj:livejournal.com:atom1:fil_defense:261419</text:p>
          </table:table-cell>
          <table:table-cell table:formula="of:=HYPERLINK(CONCATENATE(&quot;http://localhost:3000/search?q=media_id:&quot;;[.E503];&quot; AND publish_date:[&quot;; LEFT( [.B503];10);&quot;T00:00:00Z TO &quot;;LEFT([.B5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61419.html</text:p>
          </table:table-cell>
          <table:table-cell office:value-type="string" calcext:value-type="string">
            <text:p>Прелесть какая!</text:p>
          </table:table-cell>
        </table:table-row>
        <table:table-row table:style-name="ro1">
          <table:table-cell table:formula="of:=RAND()" office:value-type="float" office:value="0.556415943534455" calcext:value-type="float">
            <text:p>0.5564159435</text:p>
          </table:table-cell>
          <table:table-cell office:value-type="string" calcext:value-type="string">
            <text:p>2014-08-15 11:40:37</text:p>
          </table:table-cell>
          <table:table-cell office:value-type="float" office:value="78597" calcext:value-type="float">
            <text:p>78597</text:p>
          </table:table-cell>
          <table:table-cell office:value-type="float" office:value="1" calcext:value-type="float">
            <text:p>1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0f27d868-23b1-11e4-be13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0f27d868-23b1-11e4-be13-00144feabdc0.html?ftcamp=published_links%2Frss%2Fcomment_columnists_christopher-caldwell%2Ffeed%2F%2Fproduct</text:p>
          </table:table-cell>
          <table:table-cell table:formula="of:=HYPERLINK(CONCATENATE(&quot;http://localhost:3000/search?q=media_id:&quot;;[.E504];&quot; AND publish_date:[&quot;; LEFT( [.B504];10);&quot;T00:00:00Z TO &quot;;LEFT([.B5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0f27d868-23b1-11e4-be13-00144feabdc0.html?ftcamp=published_links%2Frss%2Fcomment_columnists_christopher-caldwell%2Ffeed%2F%2Fproduct</text:p>
          </table:table-cell>
          <table:table-cell office:value-type="string" calcext:value-type="string">
            <text:p>Online trolls are not always off-key</text:p>
          </table:table-cell>
        </table:table-row>
        <table:table-row table:style-name="ro1">
          <table:table-cell table:formula="of:=RAND()" office:value-type="float" office:value="0.975684838818783" calcext:value-type="float">
            <text:p>0.9756848388</text:p>
          </table:table-cell>
          <table:table-cell office:value-type="string" calcext:value-type="string">
            <text:p>2015-03-29 02:19:20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4625.html</text:p>
          </table:table-cell>
          <table:table-cell office:value-type="string" calcext:value-type="string">
            <text:p>feedly:urn:lj:livejournal.com:atom1:lavababe:214625</text:p>
          </table:table-cell>
          <table:table-cell table:formula="of:=HYPERLINK(CONCATENATE(&quot;http://localhost:3000/search?q=media_id:&quot;;[.E505];&quot; AND publish_date:[&quot;; LEFT( [.B505];10);&quot;T00:00:00Z TO &quot;;LEFT([.B5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4625.html</text:p>
          </table:table-cell>
          <table:table-cell office:value-type="string" calcext:value-type="string">
            <text:p>Психология влияния, Роберт Чалдини</text:p>
          </table:table-cell>
        </table:table-row>
        <table:table-row table:style-name="ro1">
          <table:table-cell table:formula="of:=RAND()" office:value-type="float" office:value="0.307131780474561" calcext:value-type="float">
            <text:p>0.3071317805</text:p>
          </table:table-cell>
          <table:table-cell office:value-type="string" calcext:value-type="string">
            <text:p>2016-03-23 01:54:01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saa-meget-vil-kineserne-betale-for-bogo/c5d313f1-3727-4380-8b1d-5de370611492/145/1156?utm_source=nyheder&amp;utm_medium=rss&amp;utm_campaign=erhverv</text:p>
          </table:table-cell>
          <table:table-cell office:value-type="string" calcext:value-type="string">
            <text:p>feedly:c5d313f1-3727-4380-8b1d-5de370611492</text:p>
          </table:table-cell>
          <table:table-cell table:formula="of:=HYPERLINK(CONCATENATE(&quot;http://localhost:3000/search?q=media_id:&quot;;[.E506];&quot; AND publish_date:[&quot;; LEFT( [.B506];10);&quot;T00:00:00Z TO &quot;;LEFT([.B5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saa-meget-vil-kineserne-betale-for-bogo/c5d313f1-3727-4380-8b1d-5de370611492/145/1156?utm_source=nyheder&amp;utm_medium=rss&amp;utm_campaign=erhverv</text:p>
          </table:table-cell>
          <table:table-cell office:value-type="string" calcext:value-type="string">
            <text:p>Så meget vil kineserne betale for B&amp;O</text:p>
          </table:table-cell>
        </table:table-row>
        <table:table-row table:style-name="ro1">
          <table:table-cell table:formula="of:=RAND()" office:value-type="float" office:value="0.568808921874621" calcext:value-type="float">
            <text:p>0.5688089219</text:p>
          </table:table-cell>
          <table:table-cell office:value-type="string" calcext:value-type="string">
            <text:p>2016-01-29 22:08:00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129-foundation-working-to-preserve-sculptor-jesus-moroles-legacy.ece</text:p>
          </table:table-cell>
          <table:table-cell office:value-type="string" calcext:value-type="string">
            <text:p>feedly:http://www.dallasnews.com/news/columnists/mercedes-olivera/20160129-foundation-working-to-preserve-sculptor-jesus-moroles-legacy.ece</text:p>
          </table:table-cell>
          <table:table-cell table:formula="of:=HYPERLINK(CONCATENATE(&quot;http://localhost:3000/search?q=media_id:&quot;;[.E507];&quot; AND publish_date:[&quot;; LEFT( [.B507];10);&quot;T00:00:00Z TO &quot;;LEFT([.B5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129-foundation-working-to-preserve-sculptor-jesus-moroles-legacy.ece</text:p>
          </table:table-cell>
          <table:table-cell office:value-type="string" calcext:value-type="string">
            <text:p>Foundation working to preserve sculptor Jesus Moroles’ legacy</text:p>
          </table:table-cell>
        </table:table-row>
        <table:table-row table:style-name="ro1">
          <table:table-cell table:formula="of:=RAND()" office:value-type="float" office:value="0.974344694032811" calcext:value-type="float">
            <text:p>0.974344694</text:p>
          </table:table-cell>
          <table:table-cell office:value-type="string" calcext:value-type="string">
            <text:p>2016-02-01 01:56:48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7540.html</text:p>
          </table:table-cell>
          <table:table-cell office:value-type="string" calcext:value-type="string">
            <text:p>feedly:urn:lj:livejournal.com:atom1:pekelnyi_bulba:1127540</text:p>
          </table:table-cell>
          <table:table-cell table:formula="of:=HYPERLINK(CONCATENATE(&quot;http://localhost:3000/search?q=media_id:&quot;;[.E508];&quot; AND publish_date:[&quot;; LEFT( [.B508];10);&quot;T00:00:00Z TO &quot;;LEFT([.B5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7540.html</text:p>
          </table:table-cell>
          <table:table-cell office:value-type="string" calcext:value-type="string">
            <text:p>Культ мертвих</text:p>
          </table:table-cell>
        </table:table-row>
        <table:table-row table:style-name="ro1">
          <table:table-cell table:formula="of:=RAND()" office:value-type="float" office:value="0.918216505713646" calcext:value-type="float">
            <text:p>0.9182165057</text:p>
          </table:table-cell>
          <table:table-cell office:value-type="string" calcext:value-type="string">
            <text:p>2016-03-07 12:58:09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powerful-thunderstorms-rage-throughout-california/article_6ff420a8-dbba-5adb-b660-a74ee8b4adee.html</text:p>
          </table:table-cell>
          <table:table-cell office:value-type="string" calcext:value-type="string">
            <text:p>feedly:http://globegazette.com/tncms/asset/editorial/6ff420a8-dbba-5adb-b660-a74ee8b4adee</text:p>
          </table:table-cell>
          <table:table-cell table:formula="of:=HYPERLINK(CONCATENATE(&quot;http://localhost:3000/search?q=media_id:&quot;;[.E509];&quot; AND publish_date:[&quot;; LEFT( [.B509];10);&quot;T00:00:00Z TO &quot;;LEFT([.B5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powerful-thunderstorms-rage-throughout-california/article_6ff420a8-dbba-5adb-b660-a74ee8b4adee.html</text:p>
          </table:table-cell>
          <table:table-cell office:value-type="string" calcext:value-type="string">
            <text:p>Powerful thunderstorms rage throughout California</text:p>
          </table:table-cell>
        </table:table-row>
        <table:table-row table:style-name="ro1">
          <table:table-cell table:formula="of:=RAND()" office:value-type="float" office:value="0.541512578098206" calcext:value-type="float">
            <text:p>0.5415125781</text:p>
          </table:table-cell>
          <table:table-cell office:value-type="string" calcext:value-type="string">
            <text:p>2012-05-07 19:14:00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2012/05/08/yahoo-ceo-scott-thompson-apologizes_n_1498627.html</text:p>
          </table:table-cell>
          <table:table-cell office:value-type="string" calcext:value-type="string">
            <text:p>feedly:http://www.huffingtonpost.com/2012/05/08/yahoo-ceo-scott-thompson-apologizes_n_1498627.html</text:p>
          </table:table-cell>
          <table:table-cell table:formula="of:=HYPERLINK(CONCATENATE(&quot;http://localhost:3000/search?q=media_id:&quot;;[.E510];&quot; AND publish_date:[&quot;; LEFT( [.B510];10);&quot;T00:00:00Z TO &quot;;LEFT([.B5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2012/05/08/yahoo-ceo-scott-thompson-apologizes_n_1498627.html</text:p>
          </table:table-cell>
          <table:table-cell office:value-type="string" calcext:value-type="string">
            <text:p>Yahoo CEO Apologizes For Resume Error Fallout</text:p>
          </table:table-cell>
        </table:table-row>
        <table:table-row table:style-name="ro1">
          <table:table-cell table:formula="of:=RAND()" office:value-type="float" office:value="0.277321826608467" calcext:value-type="float">
            <text:p>0.2773218266</text:p>
          </table:table-cell>
          <table:table-cell office:value-type="string" calcext:value-type="string">
            <text:p>2016-03-21 12:16:19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5775.html</text:p>
          </table:table-cell>
          <table:table-cell office:value-type="string" calcext:value-type="string">
            <text:p>feedly:urn:lj:livejournal.com:atom1:lauriel_anarwen:2915775</text:p>
          </table:table-cell>
          <table:table-cell table:formula="of:=HYPERLINK(CONCATENATE(&quot;http://localhost:3000/search?q=media_id:&quot;;[.E511];&quot; AND publish_date:[&quot;; LEFT( [.B511];10);&quot;T00:00:00Z TO &quot;;LEFT([.B5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5775.html</text:p>
          </table:table-cell>
          <table:table-cell office:value-type="string" calcext:value-type="string">
            <text:p>Футбол и всё-всё-всё</text:p>
          </table:table-cell>
        </table:table-row>
        <table:table-row table:style-name="ro1">
          <table:table-cell table:formula="of:=RAND()" office:value-type="float" office:value="0.60515700711131" calcext:value-type="float">
            <text:p>0.6051570071</text:p>
          </table:table-cell>
          <table:table-cell office:value-type="string" calcext:value-type="string">
            <text:p>2016-03-23 05:15:27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7%BF%81%E5%95%9F%E6%83%A0%E5%A5%B3%E8%B3%BC%E6%B5%A9%E9%BC%8E%E4%B8%89%E5%8D%83%E5%BC%B5%E8%82%A1-%E9%87%91%E7%AE%A1%E6%9C%83-%E9%80%81%E6%AA%A2%E8%AA%BF-101527833--finance.html</text:p>
          </table:table-cell>
          <table:table-cell office:value-type="string" calcext:value-type="string">
            <text:p>feedly:%E7%BF%81%E5%95%9F%E6%83%A0%E5%A5%B3%E8%B3%BC%E6%B5%A9%E9%BC%8E%E4%B8%89%E5%8D%83%E5%BC%B5%E8%82%A1-%E9%87%91%E7%AE%A1%E6%9C%83-%E9%80%81%E6%AA%A2%E8%AA%BF-101527833--finance</text:p>
          </table:table-cell>
          <table:table-cell table:formula="of:=HYPERLINK(CONCATENATE(&quot;http://localhost:3000/search?q=media_id:&quot;;[.E512];&quot; AND publish_date:[&quot;; LEFT( [.B512];10);&quot;T00:00:00Z TO &quot;;LEFT([.B5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7%BF%81%E5%95%9F%E6%83%A0%E5%A5%B3%E8%B3%BC%E6%B5%A9%E9%BC%8E%E4%B8%89%E5%8D%83%E5%BC%B5%E8%82%A1-%E9%87%91%E7%AE%A1%E6%9C%83-%E9%80%81%E6%AA%A2%E8%AA%BF-101527833--finance.html</text:p>
          </table:table-cell>
          <table:table-cell office:value-type="string" calcext:value-type="string">
            <text:p>翁啟惠女購浩鼎三千張股 金管會:送檢調</text:p>
          </table:table-cell>
        </table:table-row>
        <table:table-row table:style-name="ro1">
          <table:table-cell table:formula="of:=RAND()" office:value-type="float" office:value="0.22985027816906" calcext:value-type="float">
            <text:p>0.2298502782</text:p>
          </table:table-cell>
          <table:table-cell office:value-type="string" calcext:value-type="string">
            <text:p>2014-03-31 10:05:52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d10b90/sc/46/l/0l0sboston0n0csports0csoccer0cblog0c20a140c0a30cmy0ilast0ientry0bhtml/story01.htm</text:p>
          </table:table-cell>
          <table:table-cell office:value-type="string" calcext:value-type="string">
            <text:p>feedly:http://www.boston.com/sports/soccer/blog/2014/03/my_last_entry.html</text:p>
          </table:table-cell>
          <table:table-cell table:formula="of:=HYPERLINK(CONCATENATE(&quot;http://localhost:3000/search?q=media_id:&quot;;[.E513];&quot; AND publish_date:[&quot;; LEFT( [.B513];10);&quot;T00:00:00Z TO &quot;;LEFT([.B5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d10b90/sc/46/l/0L0Sboston0N0Csports0Csoccer0Cblog0C20A140C0A30Cmy0Ilast0Ientry0Bhtml/story01.htm</text:p>
          </table:table-cell>
          <table:table-cell office:value-type="string" calcext:value-type="string">
            <text:p>My last entry</text:p>
          </table:table-cell>
        </table:table-row>
        <table:table-row table:style-name="ro1">
          <table:table-cell table:formula="of:=RAND()" office:value-type="float" office:value="0.396612286448107" calcext:value-type="float">
            <text:p>0.3966122864</text:p>
          </table:table-cell>
          <table:table-cell office:value-type="string" calcext:value-type="string">
            <text:p>2016-03-07 13:23:28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class-action-suit-filed-by-residents-over-flint-water-crisis/article_6782f49b-b22c-5eed-979b-2545caee26ae.html</text:p>
          </table:table-cell>
          <table:table-cell office:value-type="string" calcext:value-type="string">
            <text:p>feedly:http://globegazette.com/tncms/asset/editorial/6782f49b-b22c-5eed-979b-2545caee26ae</text:p>
          </table:table-cell>
          <table:table-cell table:formula="of:=HYPERLINK(CONCATENATE(&quot;http://localhost:3000/search?q=media_id:&quot;;[.E514];&quot; AND publish_date:[&quot;; LEFT( [.B514];10);&quot;T00:00:00Z TO &quot;;LEFT([.B5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class-action-suit-filed-by-residents-over-flint-water-crisis/article_6782f49b-b22c-5eed-979b-2545caee26ae.html</text:p>
          </table:table-cell>
          <table:table-cell office:value-type="string" calcext:value-type="string">
            <text:p>Class action suit filed by residents over Flint water crisis</text:p>
          </table:table-cell>
        </table:table-row>
        <table:table-row table:style-name="ro2">
          <table:table-cell table:formula="of:=RAND()" office:value-type="float" office:value="0.287033645454184" calcext:value-type="float">
            <text:p>0.2870336455</text:p>
          </table:table-cell>
          <table:table-cell office:value-type="string" calcext:value-type="string">
            <text:p>2016-03-22 11:26:08</text:p>
          </table:table-cell>
          <table:table-cell office:value-type="float" office:value="375035" calcext:value-type="float">
            <text:p>375035</text:p>
          </table:table-cell>
          <table:table-cell office:value-type="float" office:value="0" calcext:value-type="float">
            <text:p>0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886/%D8%A7%D9%84%D9%85%D8%AF%D9%81%D8%B9%D9%8A%D8%A9-%D8%A7%D9%84%D8%AA%D8%B1%D9%83%D9%8A%D8%A9-%D8%AA%D8%B5%D8%AF-%D9%87%D8%AC%D9%88%D9%85%D8%A7%D9%8B-%D9%84%D8%AF%D8%A7%D8%B9%D8%B4-%D8%B4%D9%85%D8%A7%D9%84-%D8%A7%D9%84%D8%B9%D8%B1%D8%A7%D9%82</text:p>
          </table:table-cell>
          <table:table-cell office:value-type="string" calcext:value-type="string">
            <text:p>feedly:http://www.elshaab.org/news/221886/%D8%A7%D9%84%D9%85%D8%AF%D9%81%D8%B9%D9%8A%D8%A9-%D8%A7%D9%84%D8%AA%D8%B1%D9%83%D9%8A%D8%A9-%D8%AA%D8%B5%D8%AF-%D9%87%D8%AC%D9%88%D9%85%D8%A7%D9%8B-%D9%84%D8%AF%D8%A7%D8%B9%D8%B4-%D8%B4%D9%85%D8%A7%D9%84-%D8%A7%D9%84%D8%B9%D8%B1%D8%A7%D9%82#ref=rss_feed</text:p>
          </table:table-cell>
          <table:table-cell table:formula="of:=HYPERLINK(CONCATENATE(&quot;http://localhost:3000/search?q=media_id:&quot;;[.E515];&quot; AND publish_date:[&quot;; LEFT( [.B515];10);&quot;T00:00:00Z TO &quot;;LEFT([.B5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886/%D8%A7%D9%84%D9%85%D8%AF%D9%81%D8%B9%D9%8A%D8%A9-%D8%A7%D9%84%D8%AA%D8%B1%D9%83%D9%8A%D8%A9-%D8%AA%D8%B5%D8%AF-%D9%87%D8%AC%D9%88%D9%85%D8%A7%D9%8B-%D9%84%D8%AF%D8%A7%D8%B9%D8%B4-%D8%B4%D9%85%D8%A7%D9%84-%D8%A7%D9%84%D8%B9%D8%B1%D8%A7%D9%82#ref=rss_feed</text:p>
          </table:table-cell>
          <table:table-cell office:value-type="string" calcext:value-type="string">
            <text:p>&lt;div style="direction:rtl;text-align:right"&gt;المدفعية التركية تصد هجوماً لداعش شمال العراق&lt;/div&gt;</text:p>
          </table:table-cell>
        </table:table-row>
        <table:table-row table:style-name="ro1">
          <table:table-cell table:formula="of:=RAND()" office:value-type="float" office:value="0.787110333317507" calcext:value-type="float">
            <text:p>0.7871103333</text:p>
          </table:table-cell>
          <table:table-cell office:value-type="string" calcext:value-type="string">
            <text:p>2016-03-23 06:35:12</text:p>
          </table:table-cell>
          <table:table-cell office:value-type="float" office:value="82151" calcext:value-type="float">
            <text:p>82151</text:p>
          </table:table-cell>
          <table:table-cell office:value-type="float" office:value="0" calcext:value-type="float">
            <text:p>0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5ef85/sc/14/l/0lcn0breuters0n0carticle0cidcnl3s16v3od0dfeedtype0frss0gfeedname0fcnmktnews/story01.htm</text:p>
          </table:table-cell>
          <table:table-cell office:value-type="string" calcext:value-type="string">
            <text:p>feedly:CNL3S16V3OD</text:p>
          </table:table-cell>
          <table:table-cell table:formula="of:=HYPERLINK(CONCATENATE(&quot;http://localhost:3000/search?q=media_id:&quot;;[.E516];&quot; AND publish_date:[&quot;; LEFT( [.B516];10);&quot;T00:00:00Z TO &quot;;LEFT([.B5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5ef85/sc/14/l/0Lcn0Breuters0N0Carticle0CidCNL3S16V3OD0DfeedType0FRSS0GfeedName0FcnMktNews/story01.htm</text:p>
          </table:table-cell>
          <table:table-cell office:value-type="string" calcext:value-type="string">
            <text:p>投行观点：野村将Chimera Investment Corp 目标价从16美元下调至15，评级为买入</text:p>
          </table:table-cell>
        </table:table-row>
        <table:table-row table:style-name="ro1">
          <table:table-cell table:formula="of:=RAND()" office:value-type="float" office:value="0.237323638813201" calcext:value-type="float">
            <text:p>0.2373236388</text:p>
          </table:table-cell>
          <table:table-cell office:value-type="string" calcext:value-type="string">
            <text:p>2016-03-23 13:17:06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ndia-vs-bangladesh-where-to-watch-india-vs-bangladesh-live/</text:p>
          </table:table-cell>
          <table:table-cell office:value-type="string" calcext:value-type="string">
            <text:p>feedly:http://indianexpress.com/?post_type=article&amp;p=2722715</text:p>
          </table:table-cell>
          <table:table-cell table:formula="of:=HYPERLINK(CONCATENATE(&quot;http://localhost:3000/search?q=media_id:&quot;;[.E517];&quot; AND publish_date:[&quot;; LEFT( [.B517];10);&quot;T00:00:00Z TO &quot;;LEFT([.B5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ndia-vs-bangladesh-where-to-watch-india-vs-bangladesh-live/</text:p>
          </table:table-cell>
          <table:table-cell office:value-type="string" calcext:value-type="string">
            <text:p>India vs Bangladesh: Where to watch India vs Bangladesh live</text:p>
          </table:table-cell>
        </table:table-row>
        <table:table-row table:style-name="ro1">
          <table:table-cell table:formula="of:=RAND()" office:value-type="float" office:value="0.380178964473395" calcext:value-type="float">
            <text:p>0.3801789645</text:p>
          </table:table-cell>
          <table:table-cell office:value-type="string" calcext:value-type="string">
            <text:p>2014-07-18 12:27:50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525804b8-0da0-11e4-b149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525804b8-0da0-11e4-b149-00144feabdc0.html?ftcamp=published_links%2Frss%2Fcomment_columnists_christopher-caldwell%2Ffeed%2F%2Fproduct</text:p>
          </table:table-cell>
          <table:table-cell table:formula="of:=HYPERLINK(CONCATENATE(&quot;http://localhost:3000/search?q=media_id:&quot;;[.E518];&quot; AND publish_date:[&quot;; LEFT( [.B518];10);&quot;T00:00:00Z TO &quot;;LEFT([.B5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525804b8-0da0-11e4-b149-00144feabdc0.html?ftcamp=published_links%2Frss%2Fcomment_columnists_christopher-caldwell%2Ffeed%2F%2Fproduct</text:p>
          </table:table-cell>
          <table:table-cell office:value-type="string" calcext:value-type="string">
            <text:p>Border trouble adds to Obama’s woes</text:p>
          </table:table-cell>
        </table:table-row>
        <table:table-row table:style-name="ro1">
          <table:table-cell table:formula="of:=RAND()" office:value-type="float" office:value="0.603804341944" calcext:value-type="float">
            <text:p>0.6038043419</text:p>
          </table:table-cell>
          <table:table-cell office:value-type="string" calcext:value-type="string">
            <text:p>2016-03-07 16:37:49</text:p>
          </table:table-cell>
          <table:table-cell office:value-type="float" office:value="39642" calcext:value-type="float">
            <text:p>39642</text:p>
          </table:table-cell>
          <table:table-cell office:value-type="float" office:value="1" calcext:value-type="float">
            <text:p>1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sports/national_sports/the-latest-jury-awards-erin-andrews-m-in-lawsuit/article_01e181ac-7413-53e3-8611-dfd99c8059dc.html</text:p>
          </table:table-cell>
          <table:table-cell office:value-type="string" calcext:value-type="string">
            <text:p>feedly:http://globegazette.com/tncms/asset/editorial/01e181ac-7413-53e3-8611-dfd99c8059dc</text:p>
          </table:table-cell>
          <table:table-cell table:formula="of:=HYPERLINK(CONCATENATE(&quot;http://localhost:3000/search?q=media_id:&quot;;[.E519];&quot; AND publish_date:[&quot;; LEFT( [.B519];10);&quot;T00:00:00Z TO &quot;;LEFT([.B5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sports/national_sports/the-latest-jury-awards-erin-andrews-m-in-lawsuit/article_01e181ac-7413-53e3-8611-dfd99c8059dc.html</text:p>
          </table:table-cell>
          <table:table-cell office:value-type="string" calcext:value-type="string">
            <text:p>The Latest: Jury awards Erin Andrews $55M in lawsuit</text:p>
          </table:table-cell>
        </table:table-row>
        <table:table-row table:style-name="ro1">
          <table:table-cell table:formula="of:=RAND()" office:value-type="float" office:value="0.430017155025403" calcext:value-type="float">
            <text:p>0.430017155</text:p>
          </table:table-cell>
          <table:table-cell office:value-type="string" calcext:value-type="string">
            <text:p>2015-06-26 08:04:42</text:p>
          </table:table-cell>
          <table:table-cell office:value-type="float" office:value="364242" calcext:value-type="float">
            <text:p>364242</text:p>
          </table:table-cell>
          <table:table-cell office:value-type="float" office:value="0" calcext:value-type="float">
            <text:p>0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2016-03-23 13:17:23</text:p>
          </table:table-cell>
          <table:table-cell office:value-type="string" calcext:value-type="string">
            <text:p>http://nosi.cv/index.php/pt/rss-destaques/845-nosi-recebe-delegacao-de-alto-nivel-da-cedeao</text:p>
          </table:table-cell>
          <table:table-cell office:value-type="string" calcext:value-type="string">
            <text:p>feedly:http://www.nosi.cv/index.php/pt/rss-destaques/845-nosi-recebe-delegacao-de-alto-nivel-da-cedeao</text:p>
          </table:table-cell>
          <table:table-cell table:formula="of:=HYPERLINK(CONCATENATE(&quot;http://localhost:3000/search?q=media_id:&quot;;[.E520];&quot; AND publish_date:[&quot;; LEFT( [.B520];10);&quot;T00:00:00Z TO &quot;;LEFT([.B5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si.cv/index.php/pt/rss-destaques/845-nosi-recebe-delegacao-de-alto-nivel-da-cedeao</text:p>
          </table:table-cell>
          <table:table-cell office:value-type="string" calcext:value-type="string">
            <text:p>NOSi recebe delegação de alto Nivel da CEDEAO</text:p>
          </table:table-cell>
        </table:table-row>
        <table:table-row table:style-name="ro1">
          <table:table-cell table:formula="of:=RAND()" office:value-type="float" office:value="0.10330521050163" calcext:value-type="float">
            <text:p>0.1033052105</text:p>
          </table:table-cell>
          <table:table-cell office:value-type="string" calcext:value-type="string">
            <text:p>2015-08-19 00:36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_protest_group__blocks_highway_with_help_from_honolulu_police.html</text:p>
          </table:table-cell>
          <table:table-cell office:value-type="string" calcext:value-type="string">
            <text:p>feedly:http://www.staradvertiser.com/news/apec2011/20111114__Protest_group__blocks_highway_with_help_from_Honolulu_police.html</text:p>
          </table:table-cell>
          <table:table-cell table:formula="of:=HYPERLINK(CONCATENATE(&quot;http://localhost:3000/search?q=media_id:&quot;;[.E521];&quot; AND publish_date:[&quot;; LEFT( [.B521];10);&quot;T00:00:00Z TO &quot;;LEFT([.B5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_Protest_group__blocks_highway_with_help_from_Honolulu_police.html</text:p>
          </table:table-cell>
          <table:table-cell office:value-type="string" calcext:value-type="string">
            <text:p>Protest group blocks highway with help from Honolulu police</text:p>
          </table:table-cell>
        </table:table-row>
        <table:table-row table:style-name="ro1">
          <table:table-cell table:formula="of:=RAND()" office:value-type="float" office:value="0.911809165022476" calcext:value-type="float">
            <text:p>0.911809165</text:p>
          </table:table-cell>
          <table:table-cell office:value-type="string" calcext:value-type="string">
            <text:p>2015-07-29 18:26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dc27c9586444</text:p>
          </table:table-cell>
          <table:table-cell office:value-type="string" calcext:value-type="string">
            <text:p>feedly:http://www.firjan.org.br/contenthyperlink.jsp?lumItemId=2C908CEC4EC02DBB014EDC27C9586444</text:p>
          </table:table-cell>
          <table:table-cell table:formula="of:=HYPERLINK(CONCATENATE(&quot;http://localhost:3000/search?q=media_id:&quot;;[.E522];&quot; AND publish_date:[&quot;; LEFT( [.B522];10);&quot;T00:00:00Z TO &quot;;LEFT([.B5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DC27C9586444</text:p>
          </table:table-cell>
          <table:table-cell office:value-type="string" calcext:value-type="string">
            <text:p>Decisão Copom: FIRJAN defende ajuste que priorize diminuição dos gastos públicos</text:p>
          </table:table-cell>
        </table:table-row>
        <table:table-row table:style-name="ro1">
          <table:table-cell table:formula="of:=RAND()" office:value-type="float" office:value="0.815349502003895" calcext:value-type="float">
            <text:p>0.815349502</text:p>
          </table:table-cell>
          <table:table-cell office:value-type="string" calcext:value-type="string">
            <text:p>2012-03-01 07:05:34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57479.html</text:p>
          </table:table-cell>
          <table:table-cell office:value-type="string" calcext:value-type="string">
            <text:p>feedly:urn:lj:livejournal.com:atom1:fil_defense:257479</text:p>
          </table:table-cell>
          <table:table-cell table:formula="of:=HYPERLINK(CONCATENATE(&quot;http://localhost:3000/search?q=media_id:&quot;;[.E523];&quot; AND publish_date:[&quot;; LEFT( [.B523];10);&quot;T00:00:00Z TO &quot;;LEFT([.B5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57479.html</text:p>
          </table:table-cell>
          <table:table-cell office:value-type="string" calcext:value-type="string">
            <text:p>KermlinRussia: калькулятор против Путина</text:p>
          </table:table-cell>
        </table:table-row>
        <table:table-row table:style-name="ro1">
          <table:table-cell table:formula="of:=RAND()" office:value-type="float" office:value="0.49702720111748" calcext:value-type="float">
            <text:p>0.4970272011</text:p>
          </table:table-cell>
          <table:table-cell office:value-type="string" calcext:value-type="string">
            <text:p>2015-04-02 05:41:04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5518</text:p>
          </table:table-cell>
          <table:table-cell office:value-type="string" calcext:value-type="string">
            <text:p>feedly:ya.ru:62198540:25518</text:p>
          </table:table-cell>
          <table:table-cell table:formula="of:=HYPERLINK(CONCATENATE(&quot;http://localhost:3000/search?q=media_id:&quot;;[.E524];&quot; AND publish_date:[&quot;; LEFT( [.B524];10);&quot;T00:00:00Z TO &quot;;LEFT([.B5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5518</text:p>
          </table:table-cell>
          <table:table-cell office:value-type="string" calcext:value-type="string">
            <text:p>Новая Яндекс.Почта для iPhone</text:p>
          </table:table-cell>
        </table:table-row>
        <table:table-row table:style-name="ro1">
          <table:table-cell table:formula="of:=RAND()" office:value-type="float" office:value="0.841003263472225" calcext:value-type="float">
            <text:p>0.8410032635</text:p>
          </table:table-cell>
          <table:table-cell office:value-type="string" calcext:value-type="string">
            <text:p>2010-10-16 10:08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0/10/16/m-tout-court</text:p>
          </table:table-cell>
          <table:table-cell office:value-type="string" calcext:value-type="string">
            <text:p>feedly:urn:md5:c9fd318032ee7539de914f33768a08b4</text:p>
          </table:table-cell>
          <table:table-cell table:formula="of:=HYPERLINK(CONCATENATE(&quot;http://localhost:3000/search?q=media_id:&quot;;[.E525];&quot; AND publish_date:[&quot;; LEFT( [.B525];10);&quot;T00:00:00Z TO &quot;;LEFT([.B5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0/10/16/M-tout-court</text:p>
          </table:table-cell>
          <table:table-cell office:value-type="string" calcext:value-type="string">
            <text:p>M tout court</text:p>
          </table:table-cell>
        </table:table-row>
        <table:table-row table:style-name="ro1">
          <table:table-cell table:formula="of:=RAND()" office:value-type="float" office:value="0.378547498180806" calcext:value-type="float">
            <text:p>0.3785474982</text:p>
          </table:table-cell>
          <table:table-cell office:value-type="string" calcext:value-type="string">
            <text:p>2016-02-02 11:14:29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7811.html</text:p>
          </table:table-cell>
          <table:table-cell office:value-type="string" calcext:value-type="string">
            <text:p>feedly:urn:lj:livejournal.com:atom1:pekelnyi_bulba:1127811</text:p>
          </table:table-cell>
          <table:table-cell table:formula="of:=HYPERLINK(CONCATENATE(&quot;http://localhost:3000/search?q=media_id:&quot;;[.E526];&quot; AND publish_date:[&quot;; LEFT( [.B526];10);&quot;T00:00:00Z TO &quot;;LEFT([.B5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7811.html</text:p>
          </table:table-cell>
          <table:table-cell office:value-type="string" calcext:value-type="string">
            <text:p>pekelnyi_bulba @ 2016-02-02T19:14:00</text:p>
          </table:table-cell>
        </table:table-row>
        <table:table-row table:style-name="ro1">
          <table:table-cell table:formula="of:=RAND()" office:value-type="float" office:value="0.175898715755313" calcext:value-type="float">
            <text:p>0.1758987158</text:p>
          </table:table-cell>
          <table:table-cell office:value-type="string" calcext:value-type="string">
            <text:p>2012-10-06 08:20:12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2157.html</text:p>
          </table:table-cell>
          <table:table-cell office:value-type="string" calcext:value-type="string">
            <text:p>feedly:urn:lj:livejournal.com:atom1:satis_fiction:502157</text:p>
          </table:table-cell>
          <table:table-cell table:formula="of:=HYPERLINK(CONCATENATE(&quot;http://localhost:3000/search?q=media_id:&quot;;[.E527];&quot; AND publish_date:[&quot;; LEFT( [.B527];10);&quot;T00:00:00Z TO &quot;;LEFT([.B5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2157.html</text:p>
          </table:table-cell>
          <table:table-cell office:value-type="string" calcext:value-type="string">
            <text:p>satis_fiction @ 2012-10-06T23:24:00</text:p>
          </table:table-cell>
        </table:table-row>
        <table:table-row table:style-name="ro1">
          <table:table-cell table:formula="of:=RAND()" office:value-type="float" office:value="0.554929808924837" calcext:value-type="float">
            <text:p>0.5549298089</text:p>
          </table:table-cell>
          <table:table-cell office:value-type="string" calcext:value-type="string">
            <text:p>2016-03-09 08:22:0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opinion-why-donald-trump-stands-a-good-chance-of-winning-a-1081434.html</text:p>
          </table:table-cell>
          <table:table-cell office:value-type="string" calcext:value-type="string">
            <text:p>feedly:http://www.spiegel.de/international/world/opinion-why-donald-trump-stands-a-good-chance-of-winning-a-1081434.html</text:p>
          </table:table-cell>
          <table:table-cell table:formula="of:=HYPERLINK(CONCATENATE(&quot;http://localhost:3000/search?q=media_id:&quot;;[.E528];&quot; AND publish_date:[&quot;; LEFT( [.B528];10);&quot;T00:00:00Z TO &quot;;LEFT([.B5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opinion-why-donald-trump-stands-a-good-chance-of-winning-a-1081434.html#ref=rss</text:p>
          </table:table-cell>
          <table:table-cell office:value-type="string" calcext:value-type="string">
            <text:p>Opinion: America's Trumper-Tantrum</text:p>
          </table:table-cell>
        </table:table-row>
        <table:table-row table:style-name="ro1">
          <table:table-cell table:formula="of:=RAND()" office:value-type="float" office:value="0.648273790301453" calcext:value-type="float">
            <text:p>0.6482737903</text:p>
          </table:table-cell>
          <table:table-cell office:value-type="string" calcext:value-type="string">
            <text:p>2015-10-25 05:28:55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5021.html</text:p>
          </table:table-cell>
          <table:table-cell office:value-type="string" calcext:value-type="string">
            <text:p>feedly:urn:lj:livejournal.com:atom1:valerkka:625021</text:p>
          </table:table-cell>
          <table:table-cell table:formula="of:=HYPERLINK(CONCATENATE(&quot;http://localhost:3000/search?q=media_id:&quot;;[.E529];&quot; AND publish_date:[&quot;; LEFT( [.B529];10);&quot;T00:00:00Z TO &quot;;LEFT([.B5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5021.html</text:p>
          </table:table-cell>
          <table:table-cell office:value-type="string" calcext:value-type="string">
            <text:p>Кип Торн. Наука за кадром. Интерстеллар.</text:p>
          </table:table-cell>
        </table:table-row>
        <table:table-row table:style-name="ro1">
          <table:table-cell table:formula="of:=RAND()" office:value-type="float" office:value="0.569982341071463" calcext:value-type="float">
            <text:p>0.5699823411</text:p>
          </table:table-cell>
          <table:table-cell office:value-type="string" calcext:value-type="string">
            <text:p>2016-03-21 07:09:51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fungus-would-be-helpful-to-creat-advanced-battery-693604</text:p>
          </table:table-cell>
          <table:table-cell office:value-type="string" calcext:value-type="string">
            <text:p>feedly:technology/new-launches-fungus-would-be-helpful-to-creat-advanced-battery-693604</text:p>
          </table:table-cell>
          <table:table-cell table:formula="of:=HYPERLINK(CONCATENATE(&quot;http://localhost:3000/search?q=media_id:&quot;;[.E530];&quot; AND publish_date:[&quot;; LEFT( [.B530];10);&quot;T00:00:00Z TO &quot;;LEFT([.B5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fungus-would-be-helpful-to-creat-advanced-battery-693604</text:p>
          </table:table-cell>
          <table:table-cell office:value-type="string" calcext:value-type="string">
            <text:p>चार्ज होने वाली उन्नत बैटरी बनाने में मददगार होगा फंगस</text:p>
          </table:table-cell>
        </table:table-row>
        <table:table-row table:style-name="ro1">
          <table:table-cell table:formula="of:=RAND()" office:value-type="float" office:value="0.474047735544804" calcext:value-type="float">
            <text:p>0.4740477355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205/living-under-martial-law</text:p>
          </table:table-cell>
          <table:table-cell office:value-type="string" calcext:value-type="string">
            <text:p>feedly:http://www.philstar.com/opinion/2016/03/24/1566205/living-under-martial-law</text:p>
          </table:table-cell>
          <table:table-cell table:formula="of:=HYPERLINK(CONCATENATE(&quot;http://localhost:3000/search?q=media_id:&quot;;[.E531];&quot; AND publish_date:[&quot;; LEFT( [.B531];10);&quot;T00:00:00Z TO &quot;;LEFT([.B5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205/living-under-martial-law</text:p>
          </table:table-cell>
          <table:table-cell office:value-type="string" calcext:value-type="string">
            <text:p>Living under Martial Law</text:p>
          </table:table-cell>
        </table:table-row>
        <table:table-row table:style-name="ro1">
          <table:table-cell table:formula="of:=RAND()" office:value-type="float" office:value="0.322701020599761" calcext:value-type="float">
            <text:p>0.3227010206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199/editorial-borderless-war</text:p>
          </table:table-cell>
          <table:table-cell office:value-type="string" calcext:value-type="string">
            <text:p>feedly:http://www.philstar.com/opinion/2016/03/24/1566199/editorial-borderless-war</text:p>
          </table:table-cell>
          <table:table-cell table:formula="of:=HYPERLINK(CONCATENATE(&quot;http://localhost:3000/search?q=media_id:&quot;;[.E532];&quot; AND publish_date:[&quot;; LEFT( [.B532];10);&quot;T00:00:00Z TO &quot;;LEFT([.B5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199/editorial-borderless-war</text:p>
          </table:table-cell>
          <table:table-cell office:value-type="string" calcext:value-type="string">
            <text:p>EDITORIAL - A borderless war</text:p>
          </table:table-cell>
        </table:table-row>
        <table:table-row table:style-name="ro1">
          <table:table-cell table:formula="of:=RAND()" office:value-type="float" office:value="0.645678606658541" calcext:value-type="float">
            <text:p>0.6456786067</text:p>
          </table:table-cell>
          <table:table-cell office:value-type="string" calcext:value-type="string">
            <text:p>2016-01-16 15:25:32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6693.html</text:p>
          </table:table-cell>
          <table:table-cell office:value-type="string" calcext:value-type="string">
            <text:p>feedly:urn:lj:livejournal.com:atom1:pekelnyi_bulba:1126693</text:p>
          </table:table-cell>
          <table:table-cell table:formula="of:=HYPERLINK(CONCATENATE(&quot;http://localhost:3000/search?q=media_id:&quot;;[.E533];&quot; AND publish_date:[&quot;; LEFT( [.B533];10);&quot;T00:00:00Z TO &quot;;LEFT([.B5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6693.html</text:p>
          </table:table-cell>
          <table:table-cell office:value-type="string" calcext:value-type="string">
            <text:p>pekelnyi_bulba @ 2016-01-16T23:25:00</text:p>
          </table:table-cell>
        </table:table-row>
        <table:table-row table:style-name="ro1">
          <table:table-cell table:formula="of:=RAND()" office:value-type="float" office:value="0.557270935671536" calcext:value-type="float">
            <text:p>0.5572709357</text:p>
          </table:table-cell>
          <table:table-cell office:value-type="string" calcext:value-type="string">
            <text:p>2016-03-02 11:30:28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news/religion/20160302-harvest-america-crusade-aims-to-fill-att-stadium-with-spirit-today.ece</text:p>
          </table:table-cell>
          <table:table-cell office:value-type="string" calcext:value-type="string">
            <text:p>feedly:http://www.dallasnews.com/news/religion/20160302-harvest-america-crusade-aims-to-fill-att-stadium-with-spirit-today.ece</text:p>
          </table:table-cell>
          <table:table-cell table:formula="of:=HYPERLINK(CONCATENATE(&quot;http://localhost:3000/search?q=media_id:&quot;;[.E534];&quot; AND publish_date:[&quot;; LEFT( [.B534];10);&quot;T00:00:00Z TO &quot;;LEFT([.B5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religion/20160302-harvest-america-crusade-aims-to-fill-att-stadium-with-spirit-today.ece</text:p>
          </table:table-cell>
          <table:table-cell office:value-type="string" calcext:value-type="string">
            <text:p>Harvest America crusade aims to fill AT&amp;T Stadium with spirit today</text:p>
          </table:table-cell>
        </table:table-row>
        <table:table-row table:style-name="ro1">
          <table:table-cell table:formula="of:=RAND()" office:value-type="float" office:value="0.772769232478867" calcext:value-type="float">
            <text:p>0.7727692325</text:p>
          </table:table-cell>
          <table:table-cell office:value-type="string" calcext:value-type="string">
            <text:p>2016-03-20 10:36:19</text:p>
          </table:table-cell>
          <table:table-cell office:value-type="float" office:value="81108" calcext:value-type="float">
            <text:p>81108</text:p>
          </table:table-cell>
          <table:table-cell office:value-type="float" office:value="1" calcext:value-type="float">
            <text:p>1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addio-gigantiin-unitalia-di-pigmei_1173053_11/</text:p>
          </table:table-cell>
          <table:table-cell office:value-type="string" calcext:value-type="string">
            <text:p>feedly:http://www.ecodibergamo.it/stories/il-piacere-di-leggere/addio-gigantiin-unitalia-di-pigmei_1173053_11/</text:p>
          </table:table-cell>
          <table:table-cell table:formula="of:=HYPERLINK(CONCATENATE(&quot;http://localhost:3000/search?q=media_id:&quot;;[.E535];&quot; AND publish_date:[&quot;; LEFT( [.B535];10);&quot;T00:00:00Z TO &quot;;LEFT([.B5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addio-gigantiin-unitalia-di-pigmei_1173053_11/</text:p>
          </table:table-cell>
          <table:table-cell office:value-type="string" calcext:value-type="string">
            <text:p>Addio Giganti in un’Italia di pigmei</text:p>
          </table:table-cell>
        </table:table-row>
        <table:table-row table:style-name="ro1">
          <table:table-cell table:formula="of:=RAND()" office:value-type="float" office:value="0.557714780648108" calcext:value-type="float">
            <text:p>0.5577147806</text:p>
          </table:table-cell>
          <table:table-cell office:value-type="string" calcext:value-type="string">
            <text:p>2010-03-09 07:58:59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9/report-from-port-au-prince/</text:p>
          </table:table-cell>
          <table:table-cell office:value-type="string" calcext:value-type="string">
            <text:p>feedly:http://bahatiansolidarity.wordpress.com/?p=290</text:p>
          </table:table-cell>
          <table:table-cell table:formula="of:=HYPERLINK(CONCATENATE(&quot;http://localhost:3000/search?q=media_id:&quot;;[.E536];&quot; AND publish_date:[&quot;; LEFT( [.B536];10);&quot;T00:00:00Z TO &quot;;LEFT([.B5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9/report-from-port-au-prince/</text:p>
          </table:table-cell>
          <table:table-cell office:value-type="string" calcext:value-type="string">
            <text:p>Report from Port-au-Prince</text:p>
          </table:table-cell>
        </table:table-row>
        <table:table-row table:style-name="ro1">
          <table:table-cell table:formula="of:=RAND()" office:value-type="float" office:value="0.216458679060129" calcext:value-type="float">
            <text:p>0.2164586791</text:p>
          </table:table-cell>
          <table:table-cell office:value-type="string" calcext:value-type="string">
            <text:p>2016-03-23 06:22:00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7%B6%93%E9%83%A8%E6%94%9C%E6%89%8B%E5%A4%A7%E5%BB%A0-%E5%8A%A9%E4%B8%AD%E5%B0%8F%E4%BC%81%E6%A5%AD%E6%8E%8C%E6%8F%A1o2o%E5%95%86%E6%A9%9F-112200757.html</text:p>
          </table:table-cell>
          <table:table-cell office:value-type="string" calcext:value-type="string">
            <text:p>feedly:%E7%B6%93%E9%83%A8%E6%94%9C%E6%89%8B%E5%A4%A7%E5%BB%A0-%E5%8A%A9%E4%B8%AD%E5%B0%8F%E4%BC%81%E6%A5%AD%E6%8E%8C%E6%8F%A1o2o%E5%95%86%E6%A9%9F-112200757</text:p>
          </table:table-cell>
          <table:table-cell table:formula="of:=HYPERLINK(CONCATENATE(&quot;http://localhost:3000/search?q=media_id:&quot;;[.E537];&quot; AND publish_date:[&quot;; LEFT( [.B537];10);&quot;T00:00:00Z TO &quot;;LEFT([.B5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7%B6%93%E9%83%A8%E6%94%9C%E6%89%8B%E5%A4%A7%E5%BB%A0-%E5%8A%A9%E4%B8%AD%E5%B0%8F%E4%BC%81%E6%A5%AD%E6%8E%8C%E6%8F%A1o2o%E5%95%86%E6%A9%9F-112200757.html</text:p>
          </table:table-cell>
          <table:table-cell office:value-type="string" calcext:value-type="string">
            <text:p>經部攜手大廠 助中小企業掌握O2O商機</text:p>
          </table:table-cell>
        </table:table-row>
        <table:table-row table:style-name="ro1">
          <table:table-cell table:formula="of:=RAND()" office:value-type="float" office:value="0.896582440594391" calcext:value-type="float">
            <text:p>0.8965824406</text:p>
          </table:table-cell>
          <table:table-cell office:value-type="string" calcext:value-type="string">
            <text:p>2010-03-01 20:22:24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1/caricom-in-the-news/</text:p>
          </table:table-cell>
          <table:table-cell office:value-type="string" calcext:value-type="string">
            <text:p>feedly:http://bahatiansolidarity.wordpress.com/?p=268</text:p>
          </table:table-cell>
          <table:table-cell table:formula="of:=HYPERLINK(CONCATENATE(&quot;http://localhost:3000/search?q=media_id:&quot;;[.E538];&quot; AND publish_date:[&quot;; LEFT( [.B538];10);&quot;T00:00:00Z TO &quot;;LEFT([.B5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1/caricom-in-the-news/</text:p>
          </table:table-cell>
          <table:table-cell office:value-type="string" calcext:value-type="string">
            <text:p>CARICOM in the News</text:p>
          </table:table-cell>
        </table:table-row>
        <table:table-row table:style-name="ro1">
          <table:table-cell table:formula="of:=RAND()" office:value-type="float" office:value="0.160226031402211" calcext:value-type="float">
            <text:p>0.1602260314</text:p>
          </table:table-cell>
          <table:table-cell office:value-type="string" calcext:value-type="string">
            <text:p>2016-03-17 06:23:23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independent-ott-platform-pressplay-tv-announces-major-makeover/articleshow/51442162.cms</text:p>
          </table:table-cell>
          <table:table-cell office:value-type="string" calcext:value-type="string">
            <text:p>feedly:Article at EconomicTimes.com with article id : 51442162</text:p>
          </table:table-cell>
          <table:table-cell table:formula="of:=HYPERLINK(CONCATENATE(&quot;http://localhost:3000/search?q=media_id:&quot;;[.E539];&quot; AND publish_date:[&quot;; LEFT( [.B539];10);&quot;T00:00:00Z TO &quot;;LEFT([.B5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independent-ott-platform-pressplay-tv-announces-major-makeover/articleshow/51442162.cms</text:p>
          </table:table-cell>
          <table:table-cell office:value-type="string" calcext:value-type="string">
            <text:p>Independent OTT platform PressPlay TV announces major makeover</text:p>
          </table:table-cell>
        </table:table-row>
        <table:table-row table:style-name="ro1">
          <table:table-cell table:formula="of:=RAND()" office:value-type="float" office:value="0.0253239224116822" calcext:value-type="float">
            <text:p>0.0253239224</text:p>
          </table:table-cell>
          <table:table-cell office:value-type="string" calcext:value-type="string">
            <text:p>2014-03-22 13:54:31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7ec8bf/sc/12/l/0l0sboston0n0csports0csoccer0cblog0c20a140c0a30cgoncalves0ireturns0ias0irevolution0idraw0ihome0iopener0bhtml/story01.htm</text:p>
          </table:table-cell>
          <table:table-cell office:value-type="string" calcext:value-type="string">
            <text:p>feedly:http://www.boston.com/sports/soccer/blog/2014/03/goncalves_returns_as_revolution_draw_home_opener.html</text:p>
          </table:table-cell>
          <table:table-cell table:formula="of:=HYPERLINK(CONCATENATE(&quot;http://localhost:3000/search?q=media_id:&quot;;[.E540];&quot; AND publish_date:[&quot;; LEFT( [.B540];10);&quot;T00:00:00Z TO &quot;;LEFT([.B5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7ec8bf/sc/12/l/0L0Sboston0N0Csports0Csoccer0Cblog0C20A140C0A30Cgoncalves0Ireturns0Ias0Irevolution0Idraw0Ihome0Iopener0Bhtml/story01.htm</text:p>
          </table:table-cell>
          <table:table-cell office:value-type="string" calcext:value-type="string">
            <text:p>Goncalves returns as Revolution draw home opener</text:p>
          </table:table-cell>
        </table:table-row>
        <table:table-row table:style-name="ro2">
          <table:table-cell table:formula="of:=RAND()" office:value-type="float" office:value="0.3026491440029" calcext:value-type="float">
            <text:p>0.302649144</text:p>
          </table:table-cell>
          <table:table-cell office:value-type="string" calcext:value-type="string">
            <text:p>2016-02-17 02:30:22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hot-topic-prajwal-devaraj-wife-ragini-chandran-to-make-small-screen-debut-020816.html</text:p>
          </table:table-cell>
          <table:table-cell office:value-type="string" calcext:value-type="string">
            <text:p>feedly:http://kannada.filmibeat.com/gossips/hot-topic-prajwal-devaraj-wife-ragini-chandran-to-make-small-screen-debut-020816.html</text:p>
          </table:table-cell>
          <table:table-cell table:formula="of:=HYPERLINK(CONCATENATE(&quot;http://localhost:3000/search?q=media_id:&quot;;[.E541];&quot; AND publish_date:[&quot;; LEFT( [.B541];10);&quot;T00:00:00Z TO &quot;;LEFT([.B5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hot-topic-prajwal-devaraj-wife-ragini-chandran-to-make-small-screen-debut-020816.html</text:p>
          </table:table-cell>
          <table:table-cell office:value-type="string" calcext:value-type="string">
            <text:p>ಪ್ರಜ್ವಲ್ ದೇವರಾಜ್ ಪತ್ನಿ ರಾಗಿಣಿ ಬಗ್ಗೆ ಹಬ್ಬಿರುವ ಸುದ್ದಿ ನಿಜವೇ?</text:p>
          </table:table-cell>
        </table:table-row>
        <table:table-row table:style-name="ro1">
          <table:table-cell table:formula="of:=RAND()" office:value-type="float" office:value="0.584874828280011" calcext:value-type="float">
            <text:p>0.5848748283</text:p>
          </table:table-cell>
          <table:table-cell office:value-type="string" calcext:value-type="string">
            <text:p>2015-10-29 05:13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1" calcext:value-type="float">
            <text:p>1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65e1f776/sc/3/l/0l0sdigitalspy0o0csoaps0cs30ccoronation0estreet0cnews0ca6761730cuk0etv0eratings0ecoronation0estreet0ebrings0ein0e67m0efor0etyrones0econfession0eto0ekevin0bhtml0drss/story01.htm</text:p>
          </table:table-cell>
          <table:table-cell office:value-type="string" calcext:value-type="string">
            <text:p>feedly:http://www.digitalspy.co.uk/soaps/s3/coronation-street/news/a676173/uk-tv-ratings-coronation-street-brings-in-67m-for-tyrones-confession-to-kevin.html</text:p>
          </table:table-cell>
          <table:table-cell table:formula="of:=HYPERLINK(CONCATENATE(&quot;http://localhost:3000/search?q=media_id:&quot;;[.E542];&quot; AND publish_date:[&quot;; LEFT( [.B542];10);&quot;T00:00:00Z TO &quot;;LEFT([.B5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65e1f776/sc/3/l/0L0Sdigitalspy0O0Csoaps0Cs30Ccoronation0Estreet0Cnews0Ca6761730Cuk0Etv0Eratings0Ecoronation0Estreet0Ebrings0Ein0E67m0Efor0Etyrones0Econfession0Eto0Ekevin0Bhtml0Drss/story01.htm</text:p>
          </table:table-cell>
          <table:table-cell office:value-type="string" calcext:value-type="string">
            <text:p>UK TV ratings: Coronation Street brings in 6.7m for Tyrone's confession to Kevin</text:p>
          </table:table-cell>
        </table:table-row>
        <table:table-row table:style-name="ro1">
          <table:table-cell table:formula="of:=RAND()" office:value-type="float" office:value="0.189880989929266" calcext:value-type="float">
            <text:p>0.1898809899</text:p>
          </table:table-cell>
          <table:table-cell office:value-type="string" calcext:value-type="string">
            <text:p>2016-03-11 17:16:09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dallasnews.com/photos/20160311-tacos-technology-and-a-tarmac-the-president-of-the-united-states-kicks-off-sxsw-in-austin.ece</text:p>
          </table:table-cell>
          <table:table-cell office:value-type="string" calcext:value-type="string">
            <text:p>feedly:http://www.dallasnews.com/photos/20160311-tacos-technology-and-a-tarmac-the-president-of-the-united-states-kicks-off-sxsw-in-austin.ece</text:p>
          </table:table-cell>
          <table:table-cell table:formula="of:=HYPERLINK(CONCATENATE(&quot;http://localhost:3000/search?q=media_id:&quot;;[.E543];&quot; AND publish_date:[&quot;; LEFT( [.B543];10);&quot;T00:00:00Z TO &quot;;LEFT([.B5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photos/20160311-tacos-technology-and-a-tarmac-the-president-of-the-united-states-kicks-off-sxsw-in-austin.ece</text:p>
          </table:table-cell>
          <table:table-cell office:value-type="string" calcext:value-type="string">
            <text:p>Tacos, technology, and a tarmac: The President of the United States kicks off SXSW in Austin</text:p>
          </table:table-cell>
        </table:table-row>
        <table:table-row table:style-name="ro1">
          <table:table-cell table:formula="of:=RAND()" office:value-type="float" office:value="0.762423614206238" calcext:value-type="float">
            <text:p>0.7624236142</text:p>
          </table:table-cell>
          <table:table-cell office:value-type="string" calcext:value-type="string">
            <text:p>2015-05-28 04:56:55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asia-pacific-region-has-achieved-mdg2019s-hunger-target-fao</text:p>
          </table:table-cell>
          <table:table-cell office:value-type="string" calcext:value-type="string">
            <text:p>feedly:http://southasia.oneworld.net/news/asia-pacific-region-has-achieved-mdg2019s-hunger-target-fao</text:p>
          </table:table-cell>
          <table:table-cell table:formula="of:=HYPERLINK(CONCATENATE(&quot;http://localhost:3000/search?q=media_id:&quot;;[.E544];&quot; AND publish_date:[&quot;; LEFT( [.B544];10);&quot;T00:00:00Z TO &quot;;LEFT([.B5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asia-pacific-region-has-achieved-mdg2019s-hunger-target-fao</text:p>
          </table:table-cell>
          <table:table-cell office:value-type="string" calcext:value-type="string">
            <text:p>Asia-Pacific region has achieved MDG’s hunger target: FAO</text:p>
          </table:table-cell>
        </table:table-row>
        <table:table-row table:style-name="ro1">
          <table:table-cell table:formula="of:=RAND()" office:value-type="float" office:value="0.206690186092545" calcext:value-type="float">
            <text:p>0.2066901861</text:p>
          </table:table-cell>
          <table:table-cell office:value-type="string" calcext:value-type="string">
            <text:p>2015-03-02 05:30:49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5028</text:p>
          </table:table-cell>
          <table:table-cell office:value-type="string" calcext:value-type="string">
            <text:p>feedly:ya.ru:62198540:25028</text:p>
          </table:table-cell>
          <table:table-cell table:formula="of:=HYPERLINK(CONCATENATE(&quot;http://localhost:3000/search?q=media_id:&quot;;[.E545];&quot; AND publish_date:[&quot;; LEFT( [.B545];10);&quot;T00:00:00Z TO &quot;;LEFT([.B5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5028</text:p>
          </table:table-cell>
          <table:table-cell office:value-type="string" calcext:value-type="string">
            <text:p>Отвечайте быстрее (ещё быстрее!)</text:p>
          </table:table-cell>
        </table:table-row>
        <table:table-row table:style-name="ro1">
          <table:table-cell table:formula="of:=RAND()" office:value-type="float" office:value="0.514584059115388" calcext:value-type="float">
            <text:p>0.5145840591</text:p>
          </table:table-cell>
          <table:table-cell office:value-type="string" calcext:value-type="string">
            <text:p>2016-03-23 09:20:15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6cd51/sc/24/l/0lcn0breuters0n0carticle0cidcnl3s16v3xz0dfeedtype0frss0gfeedname0fcnmktnews/story01.htm</text:p>
          </table:table-cell>
          <table:table-cell office:value-type="string" calcext:value-type="string">
            <text:p>feedly:CNL3S16V3XZ</text:p>
          </table:table-cell>
          <table:table-cell table:formula="of:=HYPERLINK(CONCATENATE(&quot;http://localhost:3000/search?q=media_id:&quot;;[.E546];&quot; AND publish_date:[&quot;; LEFT( [.B546];10);&quot;T00:00:00Z TO &quot;;LEFT([.B5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6cd51/sc/24/l/0Lcn0Breuters0N0Carticle0CidCNL3S16V3XZ0DfeedType0FRSS0GfeedName0FcnMktNews/story01.htm</text:p>
          </table:table-cell>
          <table:table-cell office:value-type="string" calcext:value-type="string">
            <text:p>美国热股：耐克下挫逾4%，此前至少四家券商下调对耐克的股票评级</text:p>
          </table:table-cell>
        </table:table-row>
        <table:table-row table:style-name="ro1">
          <table:table-cell table:formula="of:=RAND()" office:value-type="float" office:value="0.347757901491186" calcext:value-type="float">
            <text:p>0.3477579015</text:p>
          </table:table-cell>
          <table:table-cell office:value-type="string" calcext:value-type="string">
            <text:p>2015-07-23 15:09:49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5-come%C3%A7ando-do-zero/</text:p>
          </table:table-cell>
          <table:table-cell office:value-type="string" calcext:value-type="string">
            <text:p>feedly:http://fisiculturismo.com.br/forum/topic/107915-começando-do-zero/</text:p>
          </table:table-cell>
          <table:table-cell table:formula="of:=HYPERLINK(CONCATENATE(&quot;http://localhost:3000/search?q=media_id:&quot;;[.E547];&quot; AND publish_date:[&quot;; LEFT( [.B547];10);&quot;T00:00:00Z TO &quot;;LEFT([.B5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5-começando-do-zero/</text:p>
          </table:table-cell>
          <table:table-cell office:value-type="string" calcext:value-type="string">
            <text:p>Começando do zero !</text:p>
          </table:table-cell>
        </table:table-row>
        <table:table-row table:style-name="ro1">
          <table:table-cell table:formula="of:=RAND()" office:value-type="float" office:value="0.745902125412958" calcext:value-type="float">
            <text:p>0.7459021254</text:p>
          </table:table-cell>
          <table:table-cell office:value-type="string" calcext:value-type="string">
            <text:p>2015-01-19 13:24:18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41823.html</text:p>
          </table:table-cell>
          <table:table-cell office:value-type="string" calcext:value-type="string">
            <text:p>feedly:http://ame-lee.livejournal.com/1041823.html</text:p>
          </table:table-cell>
          <table:table-cell table:formula="of:=HYPERLINK(CONCATENATE(&quot;http://localhost:3000/search?q=media_id:&quot;;[.E548];&quot; AND publish_date:[&quot;; LEFT( [.B548];10);&quot;T00:00:00Z TO &quot;;LEFT([.B5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41823.html</text:p>
          </table:table-cell>
          <table:table-cell office:value-type="string" calcext:value-type="string">
            <text:p>Нм злобу дня))</text:p>
          </table:table-cell>
        </table:table-row>
        <table:table-row table:style-name="ro1">
          <table:table-cell table:formula="of:=RAND()" office:value-type="float" office:value="0.826608493534553" calcext:value-type="float">
            <text:p>0.8266084935</text:p>
          </table:table-cell>
          <table:table-cell office:value-type="string" calcext:value-type="string">
            <text:p>2016-03-22 10:57:47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29653.ece/geen-cameras-of-gebiedsverbod-na-busbekogelingen-maerelaan_</text:p>
          </table:table-cell>
          <table:table-cell office:value-type="string" calcext:value-type="string">
            <text:p>feedly:http://www.noordhollandsdagblad.nl/stadstreek/kennemerland/article27929653.ece/Geen-cameras-of-gebiedsverbod-na-busbekogelingen-Maerelaan_</text:p>
          </table:table-cell>
          <table:table-cell table:formula="of:=HYPERLINK(CONCATENATE(&quot;http://localhost:3000/search?q=media_id:&quot;;[.E549];&quot; AND publish_date:[&quot;; LEFT( [.B549];10);&quot;T00:00:00Z TO &quot;;LEFT([.B5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29653.ece/Geen-cameras-of-gebiedsverbod-na-busbekogelingen-Maerelaan_</text:p>
          </table:table-cell>
          <table:table-cell office:value-type="string" calcext:value-type="string">
            <text:p>Geen camera’s of gebiedsverbod na busbekogelingen Maerelaan</text:p>
          </table:table-cell>
        </table:table-row>
        <table:table-row table:style-name="ro1">
          <table:table-cell table:formula="of:=RAND()" office:value-type="float" office:value="0.414727065959468" calcext:value-type="float">
            <text:p>0.414727066</text:p>
          </table:table-cell>
          <table:table-cell office:value-type="string" calcext:value-type="string">
            <text:p>2013-02-03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1" calcext:value-type="float">
            <text:p>1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daimioteki_kopekbaligi-1119814</text:p>
          </table:table-cell>
          <table:table-cell office:value-type="string" calcext:value-type="string">
            <text:p>feedly:http://www.radikal.com.tr/yazarlar/tan_morgul/daimioteki_kopekbaligi-1119814</text:p>
          </table:table-cell>
          <table:table-cell table:formula="of:=HYPERLINK(CONCATENATE(&quot;http://localhost:3000/search?q=media_id:&quot;;[.E550];&quot; AND publish_date:[&quot;; LEFT( [.B550];10);&quot;T00:00:00Z TO &quot;;LEFT([.B5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daimioteki_kopekbaligi-1119814</text:p>
          </table:table-cell>
          <table:table-cell office:value-type="string" calcext:value-type="string">
            <text:p>Daimi'öteki': Köpekbalığı</text:p>
          </table:table-cell>
        </table:table-row>
        <table:table-row table:style-name="ro1">
          <table:table-cell table:formula="of:=RAND()" office:value-type="float" office:value="0.125640519472576" calcext:value-type="float">
            <text:p>0.1256405195</text:p>
          </table:table-cell>
          <table:table-cell office:value-type="string" calcext:value-type="string">
            <text:p>2016-02-04 12:32:32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10667</text:p>
          </table:table-cell>
          <table:table-cell office:value-type="string" calcext:value-type="string">
            <text:p>feedly:http://EzineArticles.com/9310667</text:p>
          </table:table-cell>
          <table:table-cell table:formula="of:=HYPERLINK(CONCATENATE(&quot;http://localhost:3000/search?q=media_id:&quot;;[.E551];&quot; AND publish_date:[&quot;; LEFT( [.B551];10);&quot;T00:00:00Z TO &quot;;LEFT([.B5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0667</text:p>
          </table:table-cell>
          <table:table-cell office:value-type="string" calcext:value-type="string">
            <text:p>Boston Marathon Treadmill Review - A Good Buy For You or A Waste Of Money?</text:p>
          </table:table-cell>
        </table:table-row>
        <table:table-row table:style-name="ro1">
          <table:table-cell table:formula="of:=RAND()" office:value-type="float" office:value="0.0849027943391704" calcext:value-type="float">
            <text:p>0.0849027943</text:p>
          </table:table-cell>
          <table:table-cell office:value-type="string" calcext:value-type="string">
            <text:p>2016-03-07 13:32:11</text:p>
          </table:table-cell>
          <table:table-cell office:value-type="float" office:value="39642" calcext:value-type="float">
            <text:p>39642</text:p>
          </table:table-cell>
          <table:table-cell office:value-type="float" office:value="0" calcext:value-type="float">
            <text:p>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2016-03-23 12:23:35</text:p>
          </table:table-cell>
          <table:table-cell office:value-type="string" calcext:value-type="string">
            <text:p>http://globegazette.com/news/national/cornell-president-dies-of-cancer-after-less-than-year-on/article_c7f96052-131b-53b5-83f2-d0194726f374.html</text:p>
          </table:table-cell>
          <table:table-cell office:value-type="string" calcext:value-type="string">
            <text:p>feedly:http://globegazette.com/tncms/asset/editorial/c7f96052-131b-53b5-83f2-d0194726f374</text:p>
          </table:table-cell>
          <table:table-cell table:formula="of:=HYPERLINK(CONCATENATE(&quot;http://localhost:3000/search?q=media_id:&quot;;[.E552];&quot; AND publish_date:[&quot;; LEFT( [.B552];10);&quot;T00:00:00Z TO &quot;;LEFT([.B5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egazette.com/news/national/cornell-president-dies-of-cancer-after-less-than-year-on/article_c7f96052-131b-53b5-83f2-d0194726f374.html</text:p>
          </table:table-cell>
          <table:table-cell office:value-type="string" calcext:value-type="string">
            <text:p>Cornell president dies of cancer after less than year on job</text:p>
          </table:table-cell>
        </table:table-row>
        <table:table-row table:style-name="ro1">
          <table:table-cell table:formula="of:=RAND()" office:value-type="float" office:value="0.798482560454775" calcext:value-type="float">
            <text:p>0.7984825605</text:p>
          </table:table-cell>
          <table:table-cell office:value-type="string" calcext:value-type="string">
            <text:p>2016-02-27 23:52:42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227-building-to-be-dallas-countys-first-named-for-a-latino.ece</text:p>
          </table:table-cell>
          <table:table-cell office:value-type="string" calcext:value-type="string">
            <text:p>feedly:http://www.dallasnews.com/news/columnists/mercedes-olivera/20160227-building-to-be-dallas-countys-first-named-for-a-latino.ece</text:p>
          </table:table-cell>
          <table:table-cell table:formula="of:=HYPERLINK(CONCATENATE(&quot;http://localhost:3000/search?q=media_id:&quot;;[.E553];&quot; AND publish_date:[&quot;; LEFT( [.B553];10);&quot;T00:00:00Z TO &quot;;LEFT([.B5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227-building-to-be-dallas-countys-first-named-for-a-latino.ece</text:p>
          </table:table-cell>
          <table:table-cell office:value-type="string" calcext:value-type="string">
            <text:p>Building to be Dallas County’s first named for a Latino</text:p>
          </table:table-cell>
        </table:table-row>
        <table:table-row table:style-name="ro1">
          <table:table-cell table:formula="of:=RAND()" office:value-type="float" office:value="0.478351911112874" calcext:value-type="float">
            <text:p>0.4783519111</text:p>
          </table:table-cell>
          <table:table-cell office:value-type="string" calcext:value-type="string">
            <text:p>2015-09-24 04:21:16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como-alimentar-seu-pet-2/</text:p>
          </table:table-cell>
          <table:table-cell office:value-type="string" calcext:value-type="string">
            <text:p>feedly:http://www.dogurbano.com.br/como-alimentar-seu-pet-2/</text:p>
          </table:table-cell>
          <table:table-cell table:formula="of:=HYPERLINK(CONCATENATE(&quot;http://localhost:3000/search?q=media_id:&quot;;[.E554];&quot; AND publish_date:[&quot;; LEFT( [.B554];10);&quot;T00:00:00Z TO &quot;;LEFT([.B5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como-alimentar-seu-pet-2/</text:p>
          </table:table-cell>
          <table:table-cell office:value-type="string" calcext:value-type="string">
            <text:p>Como alimentar seu pet</text:p>
          </table:table-cell>
        </table:table-row>
        <table:table-row table:style-name="ro1">
          <table:table-cell table:formula="of:=RAND()" office:value-type="float" office:value="0.629271874107618" calcext:value-type="float">
            <text:p>0.6292718741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nit-temple-owls-old-dominion-monarchs-colorado-state-rams-richmond-spiders-uconn-huskies-national-invitation-tournament--031515</text:p>
          </table:table-cell>
          <table:table-cell office:value-type="string" calcext:value-type="string">
            <text:p>feedly:http://www.foxsports.com/college-basketball/story/nit-temple-owls-old-dominion-monarchs-colorado-state-rams-richmond-spiders-uconn-huskies-national-invitation-tournament--031515</text:p>
          </table:table-cell>
          <table:table-cell table:formula="of:=HYPERLINK(CONCATENATE(&quot;http://localhost:3000/search?q=media_id:&quot;;[.E555];&quot; AND publish_date:[&quot;; LEFT( [.B555];10);&quot;T00:00:00Z TO &quot;;LEFT([.B5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nit-temple-owls-old-dominion-monarchs-colorado-state-rams-richmond-spiders-uconn-huskies-national-invitation-tournament--031515</text:p>
          </table:table-cell>
          <table:table-cell office:value-type="string" calcext:value-type="string">
            <text:p>UConn a 4-seed, Temple, ODU, CSU &amp; Richmond top NIT field</text:p>
          </table:table-cell>
        </table:table-row>
        <table:table-row table:style-name="ro1">
          <table:table-cell table:formula="of:=RAND()" office:value-type="float" office:value="0.0351515703860963" calcext:value-type="float">
            <text:p>0.0351515704</text:p>
          </table:table-cell>
          <table:table-cell office:value-type="string" calcext:value-type="string">
            <text:p>2015-11-13 02:31:25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5407.html</text:p>
          </table:table-cell>
          <table:table-cell office:value-type="string" calcext:value-type="string">
            <text:p>feedly:urn:lj:livejournal.com:atom1:valerkka:625407</text:p>
          </table:table-cell>
          <table:table-cell table:formula="of:=HYPERLINK(CONCATENATE(&quot;http://localhost:3000/search?q=media_id:&quot;;[.E556];&quot; AND publish_date:[&quot;; LEFT( [.B556];10);&quot;T00:00:00Z TO &quot;;LEFT([.B5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5407.html</text:p>
          </table:table-cell>
          <table:table-cell office:value-type="string" calcext:value-type="string">
            <text:p>Культурная программа на выходные</text:p>
          </table:table-cell>
        </table:table-row>
        <table:table-row table:style-name="ro1">
          <table:table-cell table:formula="of:=RAND()" office:value-type="float" office:value="0.088927596649098" calcext:value-type="float">
            <text:p>0.0889275966</text:p>
          </table:table-cell>
          <table:table-cell office:value-type="string" calcext:value-type="string">
            <text:p>2016-02-04 19:01:57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rubriche/mario-merelli-in-un-libro-la-sua-vita-e-le-tante-imprese_1165038_11/</text:p>
          </table:table-cell>
          <table:table-cell office:value-type="string" calcext:value-type="string">
            <text:p>feedly:http://www.ecodibergamo.it/stories/Rubriche/mario-merelli-in-un-libro-la-sua-vita-e-le-tante-imprese_1165038_11/</text:p>
          </table:table-cell>
          <table:table-cell table:formula="of:=HYPERLINK(CONCATENATE(&quot;http://localhost:3000/search?q=media_id:&quot;;[.E557];&quot; AND publish_date:[&quot;; LEFT( [.B557];10);&quot;T00:00:00Z TO &quot;;LEFT([.B5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Rubriche/mario-merelli-in-un-libro-la-sua-vita-e-le-tante-imprese_1165038_11/</text:p>
          </table:table-cell>
          <table:table-cell office:value-type="string" calcext:value-type="string">
            <text:p>Mario Merelli in un libro <text:s/>La sua vita e le tante imprese</text:p>
          </table:table-cell>
        </table:table-row>
        <table:table-row table:style-name="ro1">
          <table:table-cell table:formula="of:=RAND()" office:value-type="float" office:value="0.599930499538194" calcext:value-type="float">
            <text:p>0.5999304995</text:p>
          </table:table-cell>
          <table:table-cell office:value-type="string" calcext:value-type="string">
            <text:p>2016-03-22 13:09:00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muslims-blame-brussels-terror-attacks-un-warns-against-refugee-backlash-amid-2341196</text:p>
          </table:table-cell>
          <table:table-cell office:value-type="string" calcext:value-type="string">
            <text:p>feedly:http://www.ibtimes.com/muslims-blame-brussels-terror-attacks-un-warns-against-refugee-backlash-amid-2341196</text:p>
          </table:table-cell>
          <table:table-cell table:formula="of:=HYPERLINK(CONCATENATE(&quot;http://localhost:3000/search?q=media_id:&quot;;[.E558];&quot; AND publish_date:[&quot;; LEFT( [.B558];10);&quot;T00:00:00Z TO &quot;;LEFT([.B5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muslims-blame-brussels-terror-attacks-un-warns-against-refugee-backlash-amid-2341196</text:p>
          </table:table-cell>
          <table:table-cell office:value-type="string" calcext:value-type="string">
            <text:p>Muslims To Blame For Brussels Terror Attacks? <text:s/>UN Warns Against Refugee Backlash Amid Islamophobia Debate</text:p>
          </table:table-cell>
        </table:table-row>
        <table:table-row table:style-name="ro1">
          <table:table-cell table:formula="of:=RAND()" office:value-type="float" office:value="0.529755501713149" calcext:value-type="float">
            <text:p>0.5297555017</text:p>
          </table:table-cell>
          <table:table-cell office:value-type="string" calcext:value-type="string">
            <text:p>2014-01-05 06:28:05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5715.html</text:p>
          </table:table-cell>
          <table:table-cell office:value-type="string" calcext:value-type="string">
            <text:p>feedly:http://ame-lee.livejournal.com/1035715.html</text:p>
          </table:table-cell>
          <table:table-cell table:formula="of:=HYPERLINK(CONCATENATE(&quot;http://localhost:3000/search?q=media_id:&quot;;[.E559];&quot; AND publish_date:[&quot;; LEFT( [.B559];10);&quot;T00:00:00Z TO &quot;;LEFT([.B5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5715.html</text:p>
          </table:table-cell>
          <table:table-cell office:value-type="string" calcext:value-type="string">
            <text:p>re-post</text:p>
          </table:table-cell>
        </table:table-row>
        <table:table-row table:style-name="ro1">
          <table:table-cell table:formula="of:=RAND()" office:value-type="float" office:value="0.795528601029322" calcext:value-type="float">
            <text:p>0.795528601</text:p>
          </table:table-cell>
          <table:table-cell office:value-type="string" calcext:value-type="string">
            <text:p>2016-03-22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0" calcext:value-type="float">
            <text:p>0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3/1565806/editorial-water-and-jobs</text:p>
          </table:table-cell>
          <table:table-cell office:value-type="string" calcext:value-type="string">
            <text:p>feedly:http://www.philstar.com/opinion/2016/03/23/1565806/editorial-water-and-jobs</text:p>
          </table:table-cell>
          <table:table-cell table:formula="of:=HYPERLINK(CONCATENATE(&quot;http://localhost:3000/search?q=media_id:&quot;;[.E560];&quot; AND publish_date:[&quot;; LEFT( [.B560];10);&quot;T00:00:00Z TO &quot;;LEFT([.B5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3/1565806/editorial-water-and-jobs</text:p>
          </table:table-cell>
          <table:table-cell office:value-type="string" calcext:value-type="string">
            <text:p>EDITORIAL - Water and jobs</text:p>
          </table:table-cell>
        </table:table-row>
        <table:table-row table:style-name="ro1">
          <table:table-cell table:formula="of:=RAND()" office:value-type="float" office:value="0.272465773235121" calcext:value-type="float">
            <text:p>0.2724657732</text:p>
          </table:table-cell>
          <table:table-cell office:value-type="string" calcext:value-type="string">
            <text:p>2013-09-08 14:09:38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welfare-haves-and-havenots/1166442/</text:p>
          </table:table-cell>
          <table:table-cell office:value-type="string" calcext:value-type="string">
            <text:p>feedly:http://www.indianexpress.com/news/welfare-haves-and-havenots/1166442/</text:p>
          </table:table-cell>
          <table:table-cell table:formula="of:=HYPERLINK(CONCATENATE(&quot;http://localhost:3000/search?q=media_id:&quot;;[.E561];&quot; AND publish_date:[&quot;; LEFT( [.B561];10);&quot;T00:00:00Z TO &quot;;LEFT([.B5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welfare-haves-and-havenots/1166442/</text:p>
          </table:table-cell>
          <table:table-cell office:value-type="string" calcext:value-type="string">
            <text:p>Welfare haves and have-nots</text:p>
          </table:table-cell>
        </table:table-row>
        <table:table-row table:style-name="ro1">
          <table:table-cell table:formula="of:=RAND()" office:value-type="float" office:value="0.0339582496615136" calcext:value-type="float">
            <text:p>0.0339582497</text:p>
          </table:table-cell>
          <table:table-cell office:value-type="string" calcext:value-type="string">
            <text:p>2011-10-10 04:30:55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2011/10/10/jerry-yang-yahoo-buyout_n_1003230.html</text:p>
          </table:table-cell>
          <table:table-cell office:value-type="string" calcext:value-type="string">
            <text:p>feedly:http://www.huffingtonpost.com/2011/10/10/jerry-yang-yahoo-buyout_n_1003230.html</text:p>
          </table:table-cell>
          <table:table-cell table:formula="of:=HYPERLINK(CONCATENATE(&quot;http://localhost:3000/search?q=media_id:&quot;;[.E562];&quot; AND publish_date:[&quot;; LEFT( [.B562];10);&quot;T00:00:00Z TO &quot;;LEFT([.B5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2011/10/10/jerry-yang-yahoo-buyout_n_1003230.html</text:p>
          </table:table-cell>
          <table:table-cell office:value-type="string" calcext:value-type="string">
            <text:p>Yahoo Co-Founder Wants To Take Company Private: Report</text:p>
          </table:table-cell>
        </table:table-row>
        <table:table-row table:style-name="ro1">
          <table:table-cell table:formula="of:=RAND()" office:value-type="float" office:value="0.867957466075041" calcext:value-type="float">
            <text:p>0.8679574661</text:p>
          </table:table-cell>
          <table:table-cell office:value-type="string" calcext:value-type="string">
            <text:p>2014-03-08 16:30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fcwu-witcgm/scrisoare-de-dragoste-subconstient.html</text:p>
          </table:table-cell>
          <table:table-cell office:value-type="string" calcext:value-type="string">
            <text:p>feedly:tag:blogger.com,1999:blog-4453621283980099982.post-2625454114111089898</text:p>
          </table:table-cell>
          <table:table-cell table:formula="of:=HYPERLINK(CONCATENATE(&quot;http://localhost:3000/search?q=media_id:&quot;;[.E563];&quot; AND publish_date:[&quot;; LEFT( [.B563];10);&quot;T00:00:00Z TO &quot;;LEFT([.B5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fCWu-wItCgM/scrisoare-de-dragoste-subconstient.html</text:p>
          </table:table-cell>
          <table:table-cell office:value-type="string" calcext:value-type="string">
            <text:p>Scrisoare de dragoste pentru subconstient</text:p>
          </table:table-cell>
        </table:table-row>
        <table:table-row table:style-name="ro1">
          <table:table-cell table:formula="of:=RAND()" office:value-type="float" office:value="0.0200951542399357" calcext:value-type="float">
            <text:p>0.0200951542</text:p>
          </table:table-cell>
          <table:table-cell office:value-type="string" calcext:value-type="string">
            <text:p>2016-03-23 10:16:43</text:p>
          </table:table-cell>
          <table:table-cell office:value-type="float" office:value="123311" calcext:value-type="float">
            <text:p>123311</text:p>
          </table:table-cell>
          <table:table-cell office:value-type="float" office:value="1" calcext:value-type="float">
            <text:p>1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3/watching-protests-western-sahara/</text:p>
          </table:table-cell>
          <table:table-cell office:value-type="string" calcext:value-type="string">
            <text:p>feedly:https://lab.witness.org/?p=49949</text:p>
          </table:table-cell>
          <table:table-cell table:formula="of:=HYPERLINK(CONCATENATE(&quot;http://localhost:3000/search?q=media_id:&quot;;[.E564];&quot; AND publish_date:[&quot;; LEFT( [.B564];10);&quot;T00:00:00Z TO &quot;;LEFT([.B5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3/watching-protests-western-sahara/</text:p>
          </table:table-cell>
          <table:table-cell office:value-type="string" calcext:value-type="string">
            <text:p>Watching Protests in Western Sahara</text:p>
          </table:table-cell>
        </table:table-row>
        <table:table-row table:style-name="ro1">
          <table:table-cell table:formula="of:=RAND()" office:value-type="float" office:value="0.267886746630819" calcext:value-type="float">
            <text:p>0.2678867466</text:p>
          </table:table-cell>
          <table:table-cell office:value-type="string" calcext:value-type="string">
            <text:p>2016-03-01 05:11:2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anne-marie-slaughter-on-women-in-politics-and-business-a-1079892.html</text:p>
          </table:table-cell>
          <table:table-cell office:value-type="string" calcext:value-type="string">
            <text:p>feedly:http://www.spiegel.de/international/world/anne-marie-slaughter-on-women-in-politics-and-business-a-1079892.html</text:p>
          </table:table-cell>
          <table:table-cell table:formula="of:=HYPERLINK(CONCATENATE(&quot;http://localhost:3000/search?q=media_id:&quot;;[.E565];&quot; AND publish_date:[&quot;; LEFT( [.B565];10);&quot;T00:00:00Z TO &quot;;LEFT([.B5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anne-marie-slaughter-on-women-in-politics-and-business-a-1079892.html#ref=rss</text:p>
          </table:table-cell>
          <table:table-cell office:value-type="string" calcext:value-type="string">
            <text:p>Anne-Marie Slaughter: 'This Country Is Ready for a Woman in the White House'</text:p>
          </table:table-cell>
        </table:table-row>
        <table:table-row table:style-name="ro1">
          <table:table-cell table:formula="of:=RAND()" office:value-type="float" office:value="0.97576669481306" calcext:value-type="float">
            <text:p>0.9757666948</text:p>
          </table:table-cell>
          <table:table-cell office:value-type="string" calcext:value-type="string">
            <text:p>2013-11-15 18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almanya_beat_vatan-1161166</text:p>
          </table:table-cell>
          <table:table-cell office:value-type="string" calcext:value-type="string">
            <text:p>feedly:http://www.radikal.com.tr/yazarlar/tan_morgul/almanya_beat_vatan-1161166</text:p>
          </table:table-cell>
          <table:table-cell table:formula="of:=HYPERLINK(CONCATENATE(&quot;http://localhost:3000/search?q=media_id:&quot;;[.E566];&quot; AND publish_date:[&quot;; LEFT( [.B566];10);&quot;T00:00:00Z TO &quot;;LEFT([.B5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almanya_beat_vatan-1161166</text:p>
          </table:table-cell>
          <table:table-cell office:value-type="string" calcext:value-type="string">
            <text:p>Almanya 'beat' vatan</text:p>
          </table:table-cell>
        </table:table-row>
        <table:table-row table:style-name="ro1">
          <table:table-cell table:formula="of:=RAND()" office:value-type="float" office:value="0.293117447244154" calcext:value-type="float">
            <text:p>0.2931174472</text:p>
          </table:table-cell>
          <table:table-cell office:value-type="string" calcext:value-type="string">
            <text:p>2016-03-23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" calcext:value-type="float">
            <text:p>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4/1566202/fasting-and-saving</text:p>
          </table:table-cell>
          <table:table-cell office:value-type="string" calcext:value-type="string">
            <text:p>feedly:http://www.philstar.com/opinion/2016/03/24/1566202/fasting-and-saving</text:p>
          </table:table-cell>
          <table:table-cell table:formula="of:=HYPERLINK(CONCATENATE(&quot;http://localhost:3000/search?q=media_id:&quot;;[.E567];&quot; AND publish_date:[&quot;; LEFT( [.B567];10);&quot;T00:00:00Z TO &quot;;LEFT([.B5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4/1566202/fasting-and-saving</text:p>
          </table:table-cell>
          <table:table-cell office:value-type="string" calcext:value-type="string">
            <text:p>Fasting and saving</text:p>
          </table:table-cell>
        </table:table-row>
        <table:table-row table:style-name="ro1">
          <table:table-cell table:formula="of:=RAND()" office:value-type="float" office:value="0.672755972757304" calcext:value-type="float">
            <text:p>0.6727559728</text:p>
          </table:table-cell>
          <table:table-cell office:value-type="string" calcext:value-type="string">
            <text:p>2016-02-02 10:00:35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atholic/articles/the-name-of-god-is-mercy.aspx</text:p>
          </table:table-cell>
          <table:table-cell office:value-type="string" calcext:value-type="string">
            <text:p>feedly:7e4c2f1b0f934500a86aa59f0a78fe69</text:p>
          </table:table-cell>
          <table:table-cell table:formula="of:=HYPERLINK(CONCATENATE(&quot;http://localhost:3000/search?q=media_id:&quot;;[.E568];&quot; AND publish_date:[&quot;; LEFT( [.B568];10);&quot;T00:00:00Z TO &quot;;LEFT([.B5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atholic/Articles/The-Name-of-God-is-Mercy.aspx</text:p>
          </table:table-cell>
          <table:table-cell office:value-type="string" calcext:value-type="string">
            <text:p>The Name of God is Mercy</text:p>
          </table:table-cell>
        </table:table-row>
        <table:table-row table:style-name="ro1">
          <table:table-cell table:formula="of:=RAND()" office:value-type="float" office:value="0.696298981798183" calcext:value-type="float">
            <text:p>0.6962989818</text:p>
          </table:table-cell>
          <table:table-cell office:value-type="string" calcext:value-type="string">
            <text:p>2014-03-17 09:20:10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6be89a/sc/12/l/0l0sboston0n0csports0csoccer0cblog0c20a140c0a30cfocus0ishifts0ito0ihome0iopener0ivs0ivancouver0bhtml/story01.htm</text:p>
          </table:table-cell>
          <table:table-cell office:value-type="string" calcext:value-type="string">
            <text:p>feedly:http://www.boston.com/sports/soccer/blog/2014/03/focus_shifts_to_home_opener_vs_vancouver.html</text:p>
          </table:table-cell>
          <table:table-cell table:formula="of:=HYPERLINK(CONCATENATE(&quot;http://localhost:3000/search?q=media_id:&quot;;[.E569];&quot; AND publish_date:[&quot;; LEFT( [.B569];10);&quot;T00:00:00Z TO &quot;;LEFT([.B5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6be89a/sc/12/l/0L0Sboston0N0Csports0Csoccer0Cblog0C20A140C0A30Cfocus0Ishifts0Ito0Ihome0Iopener0Ivs0Ivancouver0Bhtml/story01.htm</text:p>
          </table:table-cell>
          <table:table-cell office:value-type="string" calcext:value-type="string">
            <text:p>Revolution put faith in home field for clash vs dangerous Whitecaps</text:p>
          </table:table-cell>
        </table:table-row>
        <table:table-row table:style-name="ro1">
          <table:table-cell table:formula="of:=RAND()" office:value-type="float" office:value="0.14203972477032" calcext:value-type="float">
            <text:p>0.1420397248</text:p>
          </table:table-cell>
          <table:table-cell office:value-type="string" calcext:value-type="string">
            <text:p>2016-03-23 05:19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koncerty/artykuly/516349,festiwal-audioriver-2016-plock-gwiazda-jamie-woon-trade-mefjus.html</text:p>
          </table:table-cell>
          <table:table-cell office:value-type="string" calcext:value-type="string">
            <text:p>feedly:http://muzyka.dziennik.pl/koncerty/artykuly/516349,festiwal-audioriver-2016-plock-gwiazda-jamie-woon-trade-mefjus.html</text:p>
          </table:table-cell>
          <table:table-cell table:formula="of:=HYPERLINK(CONCATENATE(&quot;http://localhost:3000/search?q=media_id:&quot;;[.E570];&quot; AND publish_date:[&quot;; LEFT( [.B570];10);&quot;T00:00:00Z TO &quot;;LEFT([.B5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koncerty/artykuly/516349,festiwal-audioriver-2016-plock-gwiazda-jamie-woon-trade-mefjus.html</text:p>
          </table:table-cell>
          <table:table-cell office:value-type="string" calcext:value-type="string">
            <text:p>Jamie Woon gwiazdą Audioriver 2016 w Płocku. Nie jedyną!</text:p>
          </table:table-cell>
        </table:table-row>
        <table:table-row table:style-name="ro1">
          <table:table-cell table:formula="of:=RAND()" office:value-type="float" office:value="0.468958377273418" calcext:value-type="float">
            <text:p>0.4689583773</text:p>
          </table:table-cell>
          <table:table-cell office:value-type="string" calcext:value-type="string">
            <text:p>2010-08-08 03:55:19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5918.html</text:p>
          </table:table-cell>
          <table:table-cell office:value-type="string" calcext:value-type="string">
            <text:p>feedly:urn:lj:livejournal.com:atom1:provokatorinfo:45918</text:p>
          </table:table-cell>
          <table:table-cell table:formula="of:=HYPERLINK(CONCATENATE(&quot;http://localhost:3000/search?q=media_id:&quot;;[.E571];&quot; AND publish_date:[&quot;; LEFT( [.B571];10);&quot;T00:00:00Z TO &quot;;LEFT([.B5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5918.html</text:p>
          </table:table-cell>
          <table:table-cell office:value-type="string" calcext:value-type="string">
            <text:p>Гуманитарная помощь пострадавшим во время пожаров в России</text:p>
          </table:table-cell>
        </table:table-row>
        <table:table-row table:style-name="ro1">
          <table:table-cell table:formula="of:=RAND()" office:value-type="float" office:value="0.206664689770928" calcext:value-type="float">
            <text:p>0.2066646898</text:p>
          </table:table-cell>
          <table:table-cell office:value-type="string" calcext:value-type="string">
            <text:p>2016-03-20 16:32:19</text:p>
          </table:table-cell>
          <table:table-cell office:value-type="float" office:value="171570" calcext:value-type="float">
            <text:p>171570</text:p>
          </table:table-cell>
          <table:table-cell office:value-type="float" office:value="1" calcext:value-type="float">
            <text:p>1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racing/story/_/id/15026528/brittany-force-gets-1st-top-fuel-win-gatornationals</text:p>
          </table:table-cell>
          <table:table-cell office:value-type="string" calcext:value-type="string">
            <text:p>feedly:15026528</text:p>
          </table:table-cell>
          <table:table-cell table:formula="of:=HYPERLINK(CONCATENATE(&quot;http://localhost:3000/search?q=media_id:&quot;;[.E572];&quot; AND publish_date:[&quot;; LEFT( [.B572];10);&quot;T00:00:00Z TO &quot;;LEFT([.B5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racing/story/_/id/15026528/brittany-force-gets-1st-top-fuel-win-gatornationals</text:p>
          </table:table-cell>
          <table:table-cell office:value-type="string" calcext:value-type="string">
            <text:p>Brittany Force gets first Top Fuel victory</text:p>
          </table:table-cell>
        </table:table-row>
        <table:table-row table:style-name="ro2">
          <table:table-cell table:formula="of:=RAND()" office:value-type="float" office:value="0.993490293948696" calcext:value-type="float">
            <text:p>0.9934902939</text:p>
          </table:table-cell>
          <table:table-cell office:value-type="string" calcext:value-type="string">
            <text:p>2009-10-24 23:51:03</text:p>
          </table:table-cell>
          <table:table-cell office:value-type="float" office:value="361203" calcext:value-type="float">
            <text:p>361203</text:p>
          </table:table-cell>
          <table:table-cell office:value-type="float" office:value="1" calcext:value-type="float">
            <text:p>1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10/25/%D8%AA%D8%AD%D8%AF%D9%8A%D8%AB-%D8%AD%D9%85%D9%84%D8%A9-%D9%85%D8%B1%D9%88%D8%A9-%D8%B1%D8%AE%D8%A7-%D8%B6%D8%AF-%D8%AF%D9%88%D8%B1-%D8%A7%D9%84%D9%86%D8%B4%D8%B1-%D8%A7%D9%84%D9%85%D8%B3%D8%AA%D8%BA/</text:p>
          </table:table-cell>
          <table:table-cell office:value-type="string" calcext:value-type="string">
            <text:p>feedly:http://thepoisontree.wordpress.com/?p=56</text:p>
          </table:table-cell>
          <table:table-cell table:formula="of:=HYPERLINK(CONCATENATE(&quot;http://localhost:3000/search?q=media_id:&quot;;[.E573];&quot; AND publish_date:[&quot;; LEFT( [.B573];10);&quot;T00:00:00Z TO &quot;;LEFT([.B5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10/25/%d8%aa%d8%ad%d8%af%d9%8a%d8%ab-%d8%ad%d9%85%d9%84%d8%a9-%d9%85%d8%b1%d9%88%d8%a9-%d8%b1%d8%ae%d8%a7-%d8%b6%d8%af-%d8%af%d9%88%d8%b1-%d8%a7%d9%84%d9%86%d8%b4%d8%b1-%d8%a7%d9%84%d9%85%d8%b3%d8%aa%d8%ba/</text:p>
          </table:table-cell>
          <table:table-cell office:value-type="string" calcext:value-type="string">
            <text:p>&lt;div style="direction:rtl;text-align:right"&gt;تحديث: حملة مروة رخا ضد دور النشر المستغلة&lt;/div&gt;</text:p>
          </table:table-cell>
        </table:table-row>
        <table:table-row table:style-name="ro1">
          <table:table-cell table:formula="of:=RAND()" office:value-type="float" office:value="0.691595119954666" calcext:value-type="float">
            <text:p>0.69159512</text:p>
          </table:table-cell>
          <table:table-cell office:value-type="string" calcext:value-type="string">
            <text:p>2012-04-01 16:39:54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letter-from-the-beyond/931267/</text:p>
          </table:table-cell>
          <table:table-cell office:value-type="string" calcext:value-type="string">
            <text:p>feedly:http://www.indianexpress.com/news/letter-from-the-beyond/931267/</text:p>
          </table:table-cell>
          <table:table-cell table:formula="of:=HYPERLINK(CONCATENATE(&quot;http://localhost:3000/search?q=media_id:&quot;;[.E574];&quot; AND publish_date:[&quot;; LEFT( [.B574];10);&quot;T00:00:00Z TO &quot;;LEFT([.B5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letter-from-the-beyond/931267/</text:p>
          </table:table-cell>
          <table:table-cell office:value-type="string" calcext:value-type="string">
            <text:p>Letter from the Beyond</text:p>
          </table:table-cell>
        </table:table-row>
        <table:table-row table:style-name="ro1">
          <table:table-cell table:formula="of:=RAND()" office:value-type="float" office:value="0.463120228311951" calcext:value-type="float">
            <text:p>0.4631202283</text:p>
          </table:table-cell>
          <table:table-cell office:value-type="string" calcext:value-type="string">
            <text:p>2016-03-23 14:10:48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-had-warned-of-this-slide-says-shoaib-akhtar-on-pakistans-poor-run-at-world-twenty20/</text:p>
          </table:table-cell>
          <table:table-cell office:value-type="string" calcext:value-type="string">
            <text:p>feedly:http://indianexpress.com/?post_type=article&amp;p=2722747</text:p>
          </table:table-cell>
          <table:table-cell table:formula="of:=HYPERLINK(CONCATENATE(&quot;http://localhost:3000/search?q=media_id:&quot;;[.E575];&quot; AND publish_date:[&quot;; LEFT( [.B575];10);&quot;T00:00:00Z TO &quot;;LEFT([.B5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-had-warned-of-this-slide-says-shoaib-akhtar-on-pakistans-poor-run-at-world-twenty20/</text:p>
          </table:table-cell>
          <table:table-cell office:value-type="string" calcext:value-type="string">
            <text:p>I had warned of this slide, says Shoaib Akhtar on Pakistan’s poor run at World Twenty20</text:p>
          </table:table-cell>
        </table:table-row>
        <table:table-row table:style-name="ro1">
          <table:table-cell table:formula="of:=RAND()" office:value-type="float" office:value="0.950963546683519" calcext:value-type="float">
            <text:p>0.9509635467</text:p>
          </table:table-cell>
          <table:table-cell office:value-type="string" calcext:value-type="string">
            <text:p>2014-06-18 23:56:26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4-06-19/blackwood-key-was-playing-my-natural-game</text:p>
          </table:table-cell>
          <table:table-cell office:value-type="string" calcext:value-type="string">
            <text:p>feedly:88216 at http://www.guardian.co.tt</text:p>
          </table:table-cell>
          <table:table-cell table:formula="of:=HYPERLINK(CONCATENATE(&quot;http://localhost:3000/search?q=media_id:&quot;;[.E576];&quot; AND publish_date:[&quot;; LEFT( [.B576];10);&quot;T00:00:00Z TO &quot;;LEFT([.B5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4-06-19/blackwood-key-was-playing-my-natural-game</text:p>
          </table:table-cell>
          <table:table-cell office:value-type="string" calcext:value-type="string">
            <text:p>Blackwood: The key was playing my natural game</text:p>
          </table:table-cell>
        </table:table-row>
        <table:table-row table:style-name="ro1">
          <table:table-cell table:formula="of:=RAND()" office:value-type="float" office:value="0.256954038438305" calcext:value-type="float">
            <text:p>0.2569540384</text:p>
          </table:table-cell>
          <table:table-cell office:value-type="string" calcext:value-type="string">
            <text:p>2016-02-11 12:54:40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13163</text:p>
          </table:table-cell>
          <table:table-cell office:value-type="string" calcext:value-type="string">
            <text:p>feedly:http://EzineArticles.com/9313163</text:p>
          </table:table-cell>
          <table:table-cell table:formula="of:=HYPERLINK(CONCATENATE(&quot;http://localhost:3000/search?q=media_id:&quot;;[.E577];&quot; AND publish_date:[&quot;; LEFT( [.B577];10);&quot;T00:00:00Z TO &quot;;LEFT([.B5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3163</text:p>
          </table:table-cell>
          <table:table-cell office:value-type="string" calcext:value-type="string">
            <text:p>Trampoline for Fun &amp; Fitness</text:p>
          </table:table-cell>
        </table:table-row>
        <table:table-row table:style-name="ro1">
          <table:table-cell table:formula="of:=RAND()" office:value-type="float" office:value="0.40147799085489" calcext:value-type="float">
            <text:p>0.4014779909</text:p>
          </table:table-cell>
          <table:table-cell office:value-type="string" calcext:value-type="string">
            <text:p>2016-01-29 13:04:03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3067.html</text:p>
          </table:table-cell>
          <table:table-cell office:value-type="string" calcext:value-type="string">
            <text:p>feedly:urn:lj:livejournal.com:atom1:ell_dagros:293067</text:p>
          </table:table-cell>
          <table:table-cell table:formula="of:=HYPERLINK(CONCATENATE(&quot;http://localhost:3000/search?q=media_id:&quot;;[.E578];&quot; AND publish_date:[&quot;; LEFT( [.B578];10);&quot;T00:00:00Z TO &quot;;LEFT([.B5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3067.html</text:p>
          </table:table-cell>
          <table:table-cell office:value-type="string" calcext:value-type="string">
            <text:p>ell_dagros @ 2016-01-29T22:03:00</text:p>
          </table:table-cell>
        </table:table-row>
        <table:table-row table:style-name="ro1">
          <table:table-cell table:formula="of:=RAND()" office:value-type="float" office:value="0.477540416672983" calcext:value-type="float">
            <text:p>0.4775404167</text:p>
          </table:table-cell>
          <table:table-cell office:value-type="string" calcext:value-type="string">
            <text:p>2016-03-20 03:57:36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0/bizbeat-event-space-opens-historic-venue/</text:p>
          </table:table-cell>
          <table:table-cell office:value-type="string" calcext:value-type="string">
            <text:p>feedly:http://www.newstribune.com/news/2016/mar/20/bizbeat-event-space-opens-historic-venue/</text:p>
          </table:table-cell>
          <table:table-cell table:formula="of:=HYPERLINK(CONCATENATE(&quot;http://localhost:3000/search?q=media_id:&quot;;[.E579];&quot; AND publish_date:[&quot;; LEFT( [.B579];10);&quot;T00:00:00Z TO &quot;;LEFT([.B5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0/bizbeat-event-space-opens-historic-venue/</text:p>
          </table:table-cell>
          <table:table-cell office:value-type="string" calcext:value-type="string">
            <text:p>BizBeat: Event space opens in historic venue</text:p>
          </table:table-cell>
        </table:table-row>
        <table:table-row table:style-name="ro1">
          <table:table-cell table:formula="of:=RAND()" office:value-type="float" office:value="0.752462793513656" calcext:value-type="float">
            <text:p>0.7524627935</text:p>
          </table:table-cell>
          <table:table-cell office:value-type="string" calcext:value-type="string">
            <text:p>2015-11-21 17:23:37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1-sunday-s-tvradio-listings-nov.-22.ece</text:p>
          </table:table-cell>
          <table:table-cell office:value-type="string" calcext:value-type="string">
            <text:p>feedly:http://www.dallasnews.com/sports/more-sports/tv-radio-listings/20151121-sunday-s-tvradio-listings-nov.-22.ece</text:p>
          </table:table-cell>
          <table:table-cell table:formula="of:=HYPERLINK(CONCATENATE(&quot;http://localhost:3000/search?q=media_id:&quot;;[.E580];&quot; AND publish_date:[&quot;; LEFT( [.B580];10);&quot;T00:00:00Z TO &quot;;LEFT([.B5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1-sunday-s-tvradio-listings-nov.-22.ece</text:p>
          </table:table-cell>
          <table:table-cell office:value-type="string" calcext:value-type="string">
            <text:p>Sunday's TV/Radio listings (Nov. 22)</text:p>
          </table:table-cell>
        </table:table-row>
        <table:table-row table:style-name="ro1">
          <table:table-cell table:formula="of:=RAND()" office:value-type="float" office:value="0.136087168334189" calcext:value-type="float">
            <text:p>0.1360871683</text:p>
          </table:table-cell>
          <table:table-cell office:value-type="string" calcext:value-type="string">
            <text:p>2014-05-15 14:44:45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7679.html</text:p>
          </table:table-cell>
          <table:table-cell office:value-type="string" calcext:value-type="string">
            <text:p>feedly:http://ame-lee.livejournal.com/1037679.html</text:p>
          </table:table-cell>
          <table:table-cell table:formula="of:=HYPERLINK(CONCATENATE(&quot;http://localhost:3000/search?q=media_id:&quot;;[.E581];&quot; AND publish_date:[&quot;; LEFT( [.B581];10);&quot;T00:00:00Z TO &quot;;LEFT([.B5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7679.html</text:p>
          </table:table-cell>
          <table:table-cell office:value-type="string" calcext:value-type="string">
            <text:p>такси</text:p>
          </table:table-cell>
        </table:table-row>
        <table:table-row table:style-name="ro1">
          <table:table-cell table:formula="of:=RAND()" office:value-type="float" office:value="0.154778511513242" calcext:value-type="float">
            <text:p>0.1547785115</text:p>
          </table:table-cell>
          <table:table-cell office:value-type="string" calcext:value-type="string">
            <text:p>2016-03-15 12:09:50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</text:p>
          </table:table-cell>
          <table:table-cell office:value-type="string" calcext:value-type="string">
            <text:p>feedly:00000000005104b7000000000598b2ee41ec1943862c63d7</text:p>
          </table:table-cell>
          <table:table-cell table:formula="of:=HYPERLINK(CONCATENATE(&quot;http://localhost:3000/search?q=media_id:&quot;;[.E582];&quot; AND publish_date:[&quot;; LEFT( [.B582];10);&quot;T00:00:00Z TO &quot;;LEFT([.B5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</text:p>
          </table:table-cell>
          <table:table-cell office:value-type="string" calcext:value-type="string">
            <text:p>Maurílio Nogueira postou uma nota</text:p>
          </table:table-cell>
        </table:table-row>
        <table:table-row table:style-name="ro1">
          <table:table-cell table:formula="of:=RAND()" office:value-type="float" office:value="0.857277645432339" calcext:value-type="float">
            <text:p>0.8572776454</text:p>
          </table:table-cell>
          <table:table-cell office:value-type="string" calcext:value-type="string">
            <text:p>2016-03-22 21:07:12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f2duqpx8xt4/</text:p>
          </table:table-cell>
          <table:table-cell office:value-type="string" calcext:value-type="string">
            <text:p>feedly:tag:www.mlive.com,2016:/sports/saginaw/index.ssf/3473.18249401</text:p>
          </table:table-cell>
          <table:table-cell table:formula="of:=HYPERLINK(CONCATENATE(&quot;http://localhost:3000/search?q=media_id:&quot;;[.E583];&quot; AND publish_date:[&quot;; LEFT( [.B583];10);&quot;T00:00:00Z TO &quot;;LEFT([.B5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F2dUqPX8Xt4/</text:p>
          </table:table-cell>
          <table:table-cell office:value-type="string" calcext:value-type="string">
            <text:p>Beecher marches back to Breslin Center to defend title but 'not satisfied' yet</text:p>
          </table:table-cell>
        </table:table-row>
        <table:table-row table:style-name="ro1">
          <table:table-cell table:formula="of:=RAND()" office:value-type="float" office:value="0.66513841308172" calcext:value-type="float">
            <text:p>0.6651384131</text:p>
          </table:table-cell>
          <table:table-cell office:value-type="string" calcext:value-type="string">
            <text:p>2015-11-10 01:49:59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kosovo-survey-reflects-conservative-moral-values-11-09-2015</text:p>
          </table:table-cell>
          <table:table-cell office:value-type="string" calcext:value-type="string">
            <text:p>feedly:http://www.balkaninsight.com/en/article/kosovo-survey-reflects-conservative-moral-values-11-09-2015</text:p>
          </table:table-cell>
          <table:table-cell table:formula="of:=HYPERLINK(CONCATENATE(&quot;http://localhost:3000/search?q=media_id:&quot;;[.E584];&quot; AND publish_date:[&quot;; LEFT( [.B584];10);&quot;T00:00:00Z TO &quot;;LEFT([.B5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kosovo-survey-reflects-conservative-moral-values-11-09-2015</text:p>
          </table:table-cell>
          <table:table-cell office:value-type="string" calcext:value-type="string">
            <text:p>Kosovo Survey Reflects Conservative Moral Values</text:p>
          </table:table-cell>
        </table:table-row>
        <table:table-row table:style-name="ro1">
          <table:table-cell table:formula="of:=RAND()" office:value-type="float" office:value="0.15790791465272" calcext:value-type="float">
            <text:p>0.1579079147</text:p>
          </table:table-cell>
          <table:table-cell office:value-type="string" calcext:value-type="string">
            <text:p>2015-06-29 03:22:15</text:p>
          </table:table-cell>
          <table:table-cell office:value-type="float" office:value="154150" calcext:value-type="float">
            <text:p>154150</text:p>
          </table:table-cell>
          <table:table-cell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string" calcext:value-type="string">
            <text:p>2016-03-23 12:41:10</text:p>
          </table:table-cell>
          <table:table-cell office:value-type="string" calcext:value-type="string">
            <text:p>http://dogurbano.com.br/pesquisadores-afirmam-que-as-femeas-caninas-sao-mais-sociaveis-do-que-os-machos/</text:p>
          </table:table-cell>
          <table:table-cell office:value-type="string" calcext:value-type="string">
            <text:p>feedly:http://www.dogurbano.com.br/pesquisadores-afirmam-que-as-femeas-caninas-sao-mais-sociaveis-do-que-os-machos/</text:p>
          </table:table-cell>
          <table:table-cell table:formula="of:=HYPERLINK(CONCATENATE(&quot;http://localhost:3000/search?q=media_id:&quot;;[.E585];&quot; AND publish_date:[&quot;; LEFT( [.B585];10);&quot;T00:00:00Z TO &quot;;LEFT([.B5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ogurbano.com.br/pesquisadores-afirmam-que-as-femeas-caninas-sao-mais-sociaveis-do-que-os-machos/</text:p>
          </table:table-cell>
          <table:table-cell office:value-type="string" calcext:value-type="string">
            <text:p>Pesquisadores afirmam que as fêmeas caninas são mais sociáveis do que os machos</text:p>
          </table:table-cell>
        </table:table-row>
        <table:table-row table:style-name="ro1">
          <table:table-cell table:formula="of:=RAND()" office:value-type="float" office:value="0.944127848953485" calcext:value-type="float">
            <text:p>0.944127849</text:p>
          </table:table-cell>
          <table:table-cell office:value-type="string" calcext:value-type="string">
            <text:p>2010-03-23 08:59:58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3266.html</text:p>
          </table:table-cell>
          <table:table-cell office:value-type="string" calcext:value-type="string">
            <text:p>feedly:urn:lj:livejournal.com:atom1:provokatorinfo:43266</text:p>
          </table:table-cell>
          <table:table-cell table:formula="of:=HYPERLINK(CONCATENATE(&quot;http://localhost:3000/search?q=media_id:&quot;;[.E586];&quot; AND publish_date:[&quot;; LEFT( [.B586];10);&quot;T00:00:00Z TO &quot;;LEFT([.B5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3266.html</text:p>
          </table:table-cell>
          <table:table-cell office:value-type="string" calcext:value-type="string">
            <text:p>МИЛЛИАРДЕР САМ ВЗЯЛСЯ ЗА РЕКЛАМУ СВОЕЙ КОМПАНИИ</text:p>
          </table:table-cell>
        </table:table-row>
        <table:table-row table:style-name="ro1">
          <table:table-cell table:formula="of:=RAND()" office:value-type="float" office:value="0.47739293502501" calcext:value-type="float">
            <text:p>0.477392935</text:p>
          </table:table-cell>
          <table:table-cell office:value-type="string" calcext:value-type="string">
            <text:p>2016-03-22 20:58:41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2o6rc1ab/*http%3A/sports.yahoo.com/news/los-angeles-host-2018-nba-star-game-001703523--nba.html</text:p>
          </table:table-cell>
          <table:table-cell office:value-type="string" calcext:value-type="string">
            <text:p>feedly:urn:newsml:sports.yahoo,lego:19780928:top,article,03934e0f-1992-38cc-a811-fa88229119b5-l:1</text:p>
          </table:table-cell>
          <table:table-cell table:formula="of:=HYPERLINK(CONCATENATE(&quot;http://localhost:3000/search?q=media_id:&quot;;[.E587];&quot; AND publish_date:[&quot;; LEFT( [.B587];10);&quot;T00:00:00Z TO &quot;;LEFT([.B5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2o6rc1ab/*http%3A//sports.yahoo.com/news/los-angeles-host-2018-nba-star-game-001703523--nba.html</text:p>
          </table:table-cell>
          <table:table-cell office:value-type="string" calcext:value-type="string">
            <text:p>Los Angeles will host the 2018 NBA All-Star Game (Yahoo Sports)</text:p>
          </table:table-cell>
        </table:table-row>
        <table:table-row table:style-name="ro1">
          <table:table-cell table:formula="of:=RAND()" office:value-type="float" office:value="0.998092600449727" calcext:value-type="float">
            <text:p>0.9980926004</text:p>
          </table:table-cell>
          <table:table-cell office:value-type="string" calcext:value-type="string">
            <text:p>2014-03-10 14:04:52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80066.html</text:p>
          </table:table-cell>
          <table:table-cell office:value-type="string" calcext:value-type="string">
            <text:p>feedly:urn:lj:livejournal.com:atom1:alex_spd:80066</text:p>
          </table:table-cell>
          <table:table-cell table:formula="of:=HYPERLINK(CONCATENATE(&quot;http://localhost:3000/search?q=media_id:&quot;;[.E588];&quot; AND publish_date:[&quot;; LEFT( [.B588];10);&quot;T00:00:00Z TO &quot;;LEFT([.B5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80066.html</text:p>
          </table:table-cell>
          <table:table-cell office:value-type="string" calcext:value-type="string">
            <text:p>Крым сливают?</text:p>
          </table:table-cell>
        </table:table-row>
        <table:table-row table:style-name="ro1">
          <table:table-cell table:formula="of:=RAND()" office:value-type="float" office:value="0.479842208528788" calcext:value-type="float">
            <text:p>0.4798422085</text:p>
          </table:table-cell>
          <table:table-cell office:value-type="string" calcext:value-type="string">
            <text:p>2015-12-15 07:19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development/news/y=2015/m=12/news=world-cup-to-boost-jordan-s-women-s-football-pioneers-2744733.html</text:p>
          </table:table-cell>
          <table:table-cell office:value-type="string" calcext:value-type="string">
            <text:p>feedly:http://www.fifa.com/development/news/y=2015/m=12/news=world-cup-to-boost-jordan-s-women-s-football-pioneers-2744733.html</text:p>
          </table:table-cell>
          <table:table-cell table:formula="of:=HYPERLINK(CONCATENATE(&quot;http://localhost:3000/search?q=media_id:&quot;;[.E589];&quot; AND publish_date:[&quot;; LEFT( [.B589];10);&quot;T00:00:00Z TO &quot;;LEFT([.B5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development/news/y=2015/m=12/news=world-cup-to-boost-jordan-s-women-s-football-pioneers-2744733.html</text:p>
          </table:table-cell>
          <table:table-cell office:value-type="string" calcext:value-type="string">
            <text:p>World Cup to boost Jordan's women's football pioneers</text:p>
          </table:table-cell>
        </table:table-row>
        <table:table-row table:style-name="ro1">
          <table:table-cell table:formula="of:=RAND()" office:value-type="float" office:value="0.805068757332975" calcext:value-type="float">
            <text:p>0.8050687573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31/want-to-get-the-flu-volunteers.html</text:p>
          </table:table-cell>
          <table:table-cell office:value-type="string" calcext:value-type="string">
            <text:p>feedly:http://www.thestate.com/2014/01/27/3229731/want-to-get-the-flu-volunteers.html#RSS=life_and_style</text:p>
          </table:table-cell>
          <table:table-cell table:formula="of:=HYPERLINK(CONCATENATE(&quot;http://localhost:3000/search?q=media_id:&quot;;[.E590];&quot; AND publish_date:[&quot;; LEFT( [.B590];10);&quot;T00:00:00Z TO &quot;;LEFT([.B5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31/want-to-get-the-flu-volunteers.html#RSS=life_and_style</text:p>
          </table:table-cell>
          <table:table-cell office:value-type="string" calcext:value-type="string">
            <text:p>Want to get the flu? Volunteers sneeze for science</text:p>
          </table:table-cell>
        </table:table-row>
        <table:table-row table:style-name="ro1">
          <table:table-cell table:formula="of:=RAND()" office:value-type="float" office:value="0.821582694956157" calcext:value-type="float">
            <text:p>0.821582695</text:p>
          </table:table-cell>
          <table:table-cell office:value-type="string" calcext:value-type="string">
            <text:p>2016-02-15 23:01:01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security/staying-secure-on-the-go-essential-security-habits-for-every-business-traveler/articleshow/51005502.cms</text:p>
          </table:table-cell>
          <table:table-cell office:value-type="string" calcext:value-type="string">
            <text:p>feedly:Article at EconomicTimes.com with article id : 51005502</text:p>
          </table:table-cell>
          <table:table-cell table:formula="of:=HYPERLINK(CONCATENATE(&quot;http://localhost:3000/search?q=media_id:&quot;;[.E591];&quot; AND publish_date:[&quot;; LEFT( [.B591];10);&quot;T00:00:00Z TO &quot;;LEFT([.B5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security/staying-secure-on-the-go-essential-security-habits-for-every-business-traveler/articleshow/51005502.cms</text:p>
          </table:table-cell>
          <table:table-cell office:value-type="string" calcext:value-type="string">
            <text:p>Staying secure on the go: Essential security habits for every business traveler</text:p>
          </table:table-cell>
        </table:table-row>
        <table:table-row table:style-name="ro1">
          <table:table-cell table:formula="of:=RAND()" office:value-type="float" office:value="0.181804039584775" calcext:value-type="float">
            <text:p>0.1818040396</text:p>
          </table:table-cell>
          <table:table-cell office:value-type="string" calcext:value-type="string">
            <text:p>2016-03-23 06:31:21</text:p>
          </table:table-cell>
          <table:table-cell office:value-type="float" office:value="379062" calcext:value-type="float">
            <text:p>379062</text:p>
          </table:table-cell>
          <table:table-cell office:value-type="float" office:value="1" calcext:value-type="float">
            <text:p>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61368</text:p>
          </table:table-cell>
          <table:table-cell office:value-type="string" calcext:value-type="string">
            <text:p>feedly:http://EzineArticles.com/9361368</text:p>
          </table:table-cell>
          <table:table-cell table:formula="of:=HYPERLINK(CONCATENATE(&quot;http://localhost:3000/search?q=media_id:&quot;;[.E592];&quot; AND publish_date:[&quot;; LEFT( [.B592];10);&quot;T00:00:00Z TO &quot;;LEFT([.B5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61368</text:p>
          </table:table-cell>
          <table:table-cell office:value-type="string" calcext:value-type="string">
            <text:p>Buoyant Lamb Prices - Can They Last?</text:p>
          </table:table-cell>
        </table:table-row>
        <table:table-row table:style-name="ro1">
          <table:table-cell table:formula="of:=RAND()" office:value-type="float" office:value="0.279150670977248" calcext:value-type="float">
            <text:p>0.279150671</text:p>
          </table:table-cell>
          <table:table-cell office:value-type="string" calcext:value-type="string">
            <text:p>2016-03-20 10:37:19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technical-support-will-be-caught-immediately-bogus-pan-693092</text:p>
          </table:table-cell>
          <table:table-cell office:value-type="string" calcext:value-type="string">
            <text:p>feedly:technology/new-launches-technical-support-will-be-caught-immediately-bogus-pan-693092</text:p>
          </table:table-cell>
          <table:table-cell table:formula="of:=HYPERLINK(CONCATENATE(&quot;http://localhost:3000/search?q=media_id:&quot;;[.E593];&quot; AND publish_date:[&quot;; LEFT( [.B593];10);&quot;T00:00:00Z TO &quot;;LEFT([.B5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technical-support-will-be-caught-immediately-bogus-pan-693092</text:p>
          </table:table-cell>
          <table:table-cell office:value-type="string" calcext:value-type="string">
            <text:p>तकनीक के सहारे तुरंत पकड़े जाएंगे फर्जी पैन</text:p>
          </table:table-cell>
        </table:table-row>
        <table:table-row table:style-name="ro1">
          <table:table-cell table:formula="of:=RAND()" office:value-type="float" office:value="0.402270763963321" calcext:value-type="float">
            <text:p>0.402270764</text:p>
          </table:table-cell>
          <table:table-cell office:value-type="string" calcext:value-type="string">
            <text:p>2012-03-19 12:19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presidente-de-movimento-faz-denuncia-de.html</text:p>
          </table:table-cell>
          <table:table-cell office:value-type="string" calcext:value-type="string">
            <text:p>feedly:tag:blogger.com,1999:blog-8906733803857889605.post-8007924163747277809</text:p>
          </table:table-cell>
          <table:table-cell table:formula="of:=HYPERLINK(CONCATENATE(&quot;http://localhost:3000/search?q=media_id:&quot;;[.E594];&quot; AND publish_date:[&quot;; LEFT( [.B594];10);&quot;T00:00:00Z TO &quot;;LEFT([.B5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presidente-de-movimento-faz-denuncia-de.html</text:p>
          </table:table-cell>
          <table:table-cell office:value-type="string" calcext:value-type="string">
            <text:p>Presidente de movimento faz denuncia de preconceito</text:p>
          </table:table-cell>
        </table:table-row>
        <table:table-row table:style-name="ro1">
          <table:table-cell table:formula="of:=RAND()" office:value-type="float" office:value="0.286401749047298" calcext:value-type="float">
            <text:p>0.286401749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74/5-things-to-know-in-florida-for.html</text:p>
          </table:table-cell>
          <table:table-cell office:value-type="string" calcext:value-type="string">
            <text:p>feedly:http://www.thestate.com/2014/01/27/3229774/5-things-to-know-in-florida-for.html#RSS=life_and_style</text:p>
          </table:table-cell>
          <table:table-cell table:formula="of:=HYPERLINK(CONCATENATE(&quot;http://localhost:3000/search?q=media_id:&quot;;[.E595];&quot; AND publish_date:[&quot;; LEFT( [.B595];10);&quot;T00:00:00Z TO &quot;;LEFT([.B5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74/5-things-to-know-in-florida-for.html#RSS=life_and_style</text:p>
          </table:table-cell>
          <table:table-cell office:value-type="string" calcext:value-type="string">
            <text:p>5 Things to Know in Florida for Jan. 27</text:p>
          </table:table-cell>
        </table:table-row>
        <table:table-row table:style-name="ro1">
          <table:table-cell table:formula="of:=RAND()" office:value-type="float" office:value="0.945520555365974" calcext:value-type="float">
            <text:p>0.9455205554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national/%E9%83%BD%E5%86%85%EF%BD%8A%EF%BD%92%E3%81%A7%E7%9B%B8%E6%AC%A1%E3%81%90%E3%82%B1%E3%83%BC%E3%83%96%E3%83%AB%E7%81%AB%E7%81%BD-%E4%BB%8A%E6%9C%88%EF%BC%93%E4%BB%B6%E3%80%81%E6%94%BE%E7%81%AB%E3%81%AE%E7%96%91%E3%81%84%E3%82%82/ar-bbmcpti?srcref=rss</text:p>
          </table:table-cell>
          <table:table-cell office:value-type="string" calcext:value-type="string">
            <text:p>feedly:http://www.msn.com/ja-jp/news/national/%E9%83%BD%E5%86%85%EF%BD%8A%EF%BD%92%E3%81%A7%E7%9B%B8%E6%AC%A1%E3%81%90%E3%82%B1%E3%83%BC%E3%83%96%E3%83%AB%E7%81%AB%E7%81%BD-%E4%BB%8A%E6%9C%88%EF%BC%93%E4%BB%B6%E3%80%81%E6%94%BE%E7%81%AB%E3%81%AE%E7%96%91%E3%81%84%E3%82%82/ar-BBmcpTi?srcref=rss</text:p>
          </table:table-cell>
          <table:table-cell table:formula="of:=HYPERLINK(CONCATENATE(&quot;http://localhost:3000/search?q=media_id:&quot;;[.E596];&quot; AND publish_date:[&quot;; LEFT( [.B596];10);&quot;T00:00:00Z TO &quot;;LEFT([.B5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9%83%BD%E5%86%85%EF%BD%8A%EF%BD%92%E3%81%A7%E7%9B%B8%E6%AC%A1%E3%81%90%E3%82%B1%E3%83%BC%E3%83%96%E3%83%AB%E7%81%AB%E7%81%BD-%E4%BB%8A%E6%9C%88%EF%BC%93%E4%BB%B6%E3%80%81%E6%94%BE%E7%81%AB%E3%81%AE%E7%96%91%E3%81%84%E3%82%82/ar-BBmcpTi?srcref=rss</text:p>
          </table:table-cell>
          <table:table-cell office:value-type="string" calcext:value-type="string">
            <text:p>相次ぐJRケーブル火災、放火の疑いも</text:p>
          </table:table-cell>
        </table:table-row>
        <table:table-row table:style-name="ro1">
          <table:table-cell table:formula="of:=RAND()" office:value-type="float" office:value="0.317542525423736" calcext:value-type="float">
            <text:p>0.3175425254</text:p>
          </table:table-cell>
          <table:table-cell office:value-type="string" calcext:value-type="string">
            <text:p>2016-03-21 20:34:11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1/apple-unveils-new-smaller-iphone-ipad/</text:p>
          </table:table-cell>
          <table:table-cell office:value-type="string" calcext:value-type="string">
            <text:p>feedly:http://www.newstribune.com/news/2016/mar/21/apple-unveils-new-smaller-iphone-ipad/</text:p>
          </table:table-cell>
          <table:table-cell table:formula="of:=HYPERLINK(CONCATENATE(&quot;http://localhost:3000/search?q=media_id:&quot;;[.E597];&quot; AND publish_date:[&quot;; LEFT( [.B597];10);&quot;T00:00:00Z TO &quot;;LEFT([.B5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1/apple-unveils-new-smaller-iphone-ipad/</text:p>
          </table:table-cell>
          <table:table-cell office:value-type="string" calcext:value-type="string">
            <text:p>Apple unveils new smaller iPhone, iPad</text:p>
          </table:table-cell>
        </table:table-row>
        <table:table-row table:style-name="ro1">
          <table:table-cell table:formula="of:=RAND()" office:value-type="float" office:value="0.0623929443962154" calcext:value-type="float">
            <text:p>0.0623929444</text:p>
          </table:table-cell>
          <table:table-cell office:value-type="string" calcext:value-type="string">
            <text:p>2016-03-23 14:36:33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icc-world-twenty20-2016-england-survive-collapse-to-sink-afghanistan/</text:p>
          </table:table-cell>
          <table:table-cell office:value-type="string" calcext:value-type="string">
            <text:p>feedly:http://indianexpress.com/?post_type=article&amp;p=2722847</text:p>
          </table:table-cell>
          <table:table-cell table:formula="of:=HYPERLINK(CONCATENATE(&quot;http://localhost:3000/search?q=media_id:&quot;;[.E598];&quot; AND publish_date:[&quot;; LEFT( [.B598];10);&quot;T00:00:00Z TO &quot;;LEFT([.B5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icc-world-twenty20-2016-england-survive-collapse-to-sink-afghanistan/</text:p>
          </table:table-cell>
          <table:table-cell office:value-type="string" calcext:value-type="string">
            <text:p>England survive collapse to sink Afghanistan</text:p>
          </table:table-cell>
        </table:table-row>
        <table:table-row table:style-name="ro1">
          <table:table-cell table:formula="of:=RAND()" office:value-type="float" office:value="0.667533202208118" calcext:value-type="float">
            <text:p>0.6675332022</text:p>
          </table:table-cell>
          <table:table-cell office:value-type="string" calcext:value-type="string">
            <text:p>2016-02-05 10:21:28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trailblazersblog.dallasnews.com/2016/02/gov-greg-abbott-says-cross-on-patrol-vehicles-are-ok-too.html/</text:p>
          </table:table-cell>
          <table:table-cell office:value-type="string" calcext:value-type="string">
            <text:p>feedly:http://www.dallasnews.com/news/20160205-gov.-greg-abbott-says-crosses-are-ok-on-law-enforcement-patrol-vehicles-too.ece</text:p>
          </table:table-cell>
          <table:table-cell table:formula="of:=HYPERLINK(CONCATENATE(&quot;http://localhost:3000/search?q=media_id:&quot;;[.E599];&quot; AND publish_date:[&quot;; LEFT( [.B599];10);&quot;T00:00:00Z TO &quot;;LEFT([.B5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railblazersblog.dallasnews.com/2016/02/gov-greg-abbott-says-cross-on-patrol-vehicles-are-ok-too.html/</text:p>
          </table:table-cell>
          <table:table-cell office:value-type="string" calcext:value-type="string">
            <text:p>Gov. Greg Abbott says crosses are OK on law enforcement patrol vehicles, too</text:p>
          </table:table-cell>
        </table:table-row>
        <table:table-row table:style-name="ro1">
          <table:table-cell table:formula="of:=RAND()" office:value-type="float" office:value="0.0528044318165418" calcext:value-type="float">
            <text:p>0.0528044318</text:p>
          </table:table-cell>
          <table:table-cell office:value-type="string" calcext:value-type="string">
            <text:p>2013-05-06 06:12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p5rx-jpvila/beneficiile-gandirii-pozitive.html</text:p>
          </table:table-cell>
          <table:table-cell office:value-type="string" calcext:value-type="string">
            <text:p>feedly:tag:blogger.com,1999:blog-4453621283980099982.post-2199201443570193363</text:p>
          </table:table-cell>
          <table:table-cell table:formula="of:=HYPERLINK(CONCATENATE(&quot;http://localhost:3000/search?q=media_id:&quot;;[.E600];&quot; AND publish_date:[&quot;; LEFT( [.B600];10);&quot;T00:00:00Z TO &quot;;LEFT([.B6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p5rX-jPVIlA/beneficiile-gandirii-pozitive.html</text:p>
          </table:table-cell>
          <table:table-cell office:value-type="string" calcext:value-type="string">
            <text:p>Beneficiile gandirii pozitive</text:p>
          </table:table-cell>
        </table:table-row>
        <table:table-row table:style-name="ro1">
          <table:table-cell table:formula="of:=RAND()" office:value-type="float" office:value="0.290579386965089" calcext:value-type="float">
            <text:p>0.290579387</text:p>
          </table:table-cell>
          <table:table-cell office:value-type="string" calcext:value-type="string">
            <text:p>2016-02-11 14:12:05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8031.html</text:p>
          </table:table-cell>
          <table:table-cell office:value-type="string" calcext:value-type="string">
            <text:p>feedly:urn:lj:livejournal.com:atom1:ma79:2088031</text:p>
          </table:table-cell>
          <table:table-cell table:formula="of:=HYPERLINK(CONCATENATE(&quot;http://localhost:3000/search?q=media_id:&quot;;[.E601];&quot; AND publish_date:[&quot;; LEFT( [.B601];10);&quot;T00:00:00Z TO &quot;;LEFT([.B6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8031.html</text:p>
          </table:table-cell>
          <table:table-cell office:value-type="string" calcext:value-type="string">
            <text:p>о принципах</text:p>
          </table:table-cell>
        </table:table-row>
        <table:table-row table:style-name="ro1">
          <table:table-cell table:formula="of:=RAND()" office:value-type="float" office:value="0.56212830714968" calcext:value-type="float">
            <text:p>0.5621283071</text:p>
          </table:table-cell>
          <table:table-cell office:value-type="string" calcext:value-type="string">
            <text:p>2016-02-23 13:38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planegg-landkreis-muenchen-heimmitarbeiter-vergeht-sich-demenzkranker-seniorin-6149385.html?cmp=defrss</text:p>
          </table:table-cell>
          <table:table-cell office:value-type="string" calcext:value-type="string">
            <text:p>feedly:http://www.merkur.de/lokales/muenchen-lk-sued/landkreis/planegg-landkreis-muenchen-heimmitarbeiter-vergeht-sich-demenzkranker-seniorin-6149385.html</text:p>
          </table:table-cell>
          <table:table-cell table:formula="of:=HYPERLINK(CONCATENATE(&quot;http://localhost:3000/search?q=media_id:&quot;;[.E602];&quot; AND publish_date:[&quot;; LEFT( [.B602];10);&quot;T00:00:00Z TO &quot;;LEFT([.B6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planegg-landkreis-muenchen-heimmitarbeiter-vergeht-sich-demenzkranker-seniorin-6149385.html?cmp=defrss</text:p>
          </table:table-cell>
          <table:table-cell office:value-type="string" calcext:value-type="string">
            <text:p>Heimmitarbeiter vergeht sich an demenzkranker Seniorin</text:p>
          </table:table-cell>
        </table:table-row>
        <table:table-row table:style-name="ro1">
          <table:table-cell table:formula="of:=RAND()" office:value-type="float" office:value="0.0486703555480483" calcext:value-type="float">
            <text:p>0.0486703555</text:p>
          </table:table-cell>
          <table:table-cell office:value-type="string" calcext:value-type="string">
            <text:p>2015-07-24 09:01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c05fad3e4948</text:p>
          </table:table-cell>
          <table:table-cell office:value-type="string" calcext:value-type="string">
            <text:p>feedly:http://www.firjan.org.br/contenthyperlink.jsp?lumItemId=2C908CEC4EC02DBB014EC05FAD3E4948</text:p>
          </table:table-cell>
          <table:table-cell table:formula="of:=HYPERLINK(CONCATENATE(&quot;http://localhost:3000/search?q=media_id:&quot;;[.E603];&quot; AND publish_date:[&quot;; LEFT( [.B603];10);&quot;T00:00:00Z TO &quot;;LEFT([.B6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C05FAD3E4948</text:p>
          </table:table-cell>
          <table:table-cell office:value-type="string" calcext:value-type="string">
            <text:p>Faculdade SENAI Rio prorroga vestibular agendado para graduação tecnológica</text:p>
          </table:table-cell>
        </table:table-row>
        <table:table-row table:style-name="ro1">
          <table:table-cell table:formula="of:=RAND()" office:value-type="float" office:value="0.65960367532362" calcext:value-type="float">
            <text:p>0.6596036753</text:p>
          </table:table-cell>
          <table:table-cell office:value-type="string" calcext:value-type="string">
            <text:p>2016-03-23 05:16:00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2%E6%9C%88%E9%80%A3%E5%81%87%E5%95%86%E6%A9%9F%E5%A4%A7-%E9%A4%90%E9%A3%B2-%E9%9B%B6%E5%94%AE%E7%87%9F%E6%A5%AD%E5%89%B5%E5%90%8C%E6%9C%9F%E6%96%B0%E9%AB%98-101600617--finance.html</text:p>
          </table:table-cell>
          <table:table-cell office:value-type="string" calcext:value-type="string">
            <text:p>feedly:2%E6%9C%88%E9%80%A3%E5%81%87%E5%95%86%E6%A9%9F%E5%A4%A7-%E9%A4%90%E9%A3%B2-%E9%9B%B6%E5%94%AE%E7%87%9F%E6%A5%AD%E5%89%B5%E5%90%8C%E6%9C%9F%E6%96%B0%E9%AB%98-101600617--finance</text:p>
          </table:table-cell>
          <table:table-cell table:formula="of:=HYPERLINK(CONCATENATE(&quot;http://localhost:3000/search?q=media_id:&quot;;[.E604];&quot; AND publish_date:[&quot;; LEFT( [.B604];10);&quot;T00:00:00Z TO &quot;;LEFT([.B6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2%E6%9C%88%E9%80%A3%E5%81%87%E5%95%86%E6%A9%9F%E5%A4%A7-%E9%A4%90%E9%A3%B2-%E9%9B%B6%E5%94%AE%E7%87%9F%E6%A5%AD%E5%89%B5%E5%90%8C%E6%9C%9F%E6%96%B0%E9%AB%98-101600617--finance.html</text:p>
          </table:table-cell>
          <table:table-cell office:value-type="string" calcext:value-type="string">
            <text:p>2月連假商機大 餐飲、零售營業創同期新高</text:p>
          </table:table-cell>
        </table:table-row>
        <table:table-row table:style-name="ro1">
          <table:table-cell table:formula="of:=RAND()" office:value-type="float" office:value="0.39259118686842" calcext:value-type="float">
            <text:p>0.3925911869</text:p>
          </table:table-cell>
          <table:table-cell office:value-type="string" calcext:value-type="string">
            <text:p>2015-06-19 14:30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private-investment-crucial-for-indian-agriculture-govt</text:p>
          </table:table-cell>
          <table:table-cell office:value-type="string" calcext:value-type="string">
            <text:p>feedly:http://southasia.oneworld.net/news/private-investment-crucial-for-indian-agriculture-govt</text:p>
          </table:table-cell>
          <table:table-cell table:formula="of:=HYPERLINK(CONCATENATE(&quot;http://localhost:3000/search?q=media_id:&quot;;[.E605];&quot; AND publish_date:[&quot;; LEFT( [.B605];10);&quot;T00:00:00Z TO &quot;;LEFT([.B6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private-investment-crucial-for-indian-agriculture-govt</text:p>
          </table:table-cell>
          <table:table-cell office:value-type="string" calcext:value-type="string">
            <text:p>Private investment crucial for Indian agriculture: Govt</text:p>
          </table:table-cell>
        </table:table-row>
        <table:table-row table:style-name="ro2">
          <table:table-cell table:formula="of:=RAND()" office:value-type="float" office:value="0.0743855064753972" calcext:value-type="float">
            <text:p>0.0743855065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6/%D8%A3%D9%88%D8%B1%D9%88%D8%A8%D8%A7-%D8%A8%D8%B9%D8%AF-%D9%87%D8%AC%D9%85%D8%A7%D8%AA-%D8%A8%D8%B1%D9%88%D9%83%D8%B3%D9%84-%D8%A5%D8%AC%D8%B1%D8%A7%D8%A1%D8%A7%D8%AA-%D8%A3%D9%85%D9%86%D9%8A%D8%A9-%D9%88%D9%82%D9%84%D9%82-%D8%AD%D9%82%D9%88%D9%82%D9%8A--</text:p>
          </table:table-cell>
          <table:table-cell office:value-type="string" calcext:value-type="string">
            <text:p>feedly:http://www.rcssmideast.org/Article/4466/أوروبا-بعد-هجمات-بروكسل-إجراءات-أمنية-وقلق-حقوقي--</text:p>
          </table:table-cell>
          <table:table-cell table:formula="of:=HYPERLINK(CONCATENATE(&quot;http://localhost:3000/search?q=media_id:&quot;;[.E606];&quot; AND publish_date:[&quot;; LEFT( [.B606];10);&quot;T00:00:00Z TO &quot;;LEFT([.B6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6/أوروبا-بعد-هجمات-بروكسل-إجراءات-أمنية-وقلق-حقوقي--</text:p>
          </table:table-cell>
          <table:table-cell office:value-type="string" calcext:value-type="string">
            <text:p>&lt;div style="direction:rtl;text-align:right"&gt;معضلة مزدوجة: أوروبا بعد هجمات بروكسل.. إجراءات أمنية وقلق حقوقي&lt;/div&gt;</text:p>
          </table:table-cell>
        </table:table-row>
        <table:table-row table:style-name="ro1">
          <table:table-cell table:formula="of:=RAND()" office:value-type="float" office:value="0.692048324862414" calcext:value-type="float">
            <text:p>0.6920483249</text:p>
          </table:table-cell>
          <table:table-cell office:value-type="string" calcext:value-type="string">
            <text:p>2013-05-24 02:04:14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8408.html</text:p>
          </table:table-cell>
          <table:table-cell office:value-type="string" calcext:value-type="string">
            <text:p>feedly:urn:lj:livejournal.com:atom1:alex_spd:78408</text:p>
          </table:table-cell>
          <table:table-cell table:formula="of:=HYPERLINK(CONCATENATE(&quot;http://localhost:3000/search?q=media_id:&quot;;[.E607];&quot; AND publish_date:[&quot;; LEFT( [.B607];10);&quot;T00:00:00Z TO &quot;;LEFT([.B6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8408.html</text:p>
          </table:table-cell>
          <table:table-cell office:value-type="string" calcext:value-type="string">
            <text:p>Случилось странное...</text:p>
          </table:table-cell>
        </table:table-row>
        <table:table-row table:style-name="ro1">
          <table:table-cell table:formula="of:=RAND()" office:value-type="float" office:value="0.227012557961438" calcext:value-type="float">
            <text:p>0.227012558</text:p>
          </table:table-cell>
          <table:table-cell office:value-type="string" calcext:value-type="string">
            <text:p>2016-03-22 16:14:01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2t9n78v/*http%3A/sports.yahoo.com/news/god-good-mutombo-ok-belgium-terrorist-attacks-211401160--nba.html</text:p>
          </table:table-cell>
          <table:table-cell office:value-type="string" calcext:value-type="string">
            <text:p>feedly:urn:newsml:sports.yahoo,lego:19780928:top,article,17de0849-71e8-3c5c-b261-e92af550c00a-l:1</text:p>
          </table:table-cell>
          <table:table-cell table:formula="of:=HYPERLINK(CONCATENATE(&quot;http://localhost:3000/search?q=media_id:&quot;;[.E608];&quot; AND publish_date:[&quot;; LEFT( [.B608];10);&quot;T00:00:00Z TO &quot;;LEFT([.B6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2t9n78v/*http%3A//sports.yahoo.com/news/god-good-mutombo-ok-belgium-terrorist-attacks-211401160--nba.html</text:p>
          </table:table-cell>
          <table:table-cell office:value-type="string" calcext:value-type="string">
            <text:p>'God is good:' Mutombo OK after Belgium terrorist attacks (Yahoo Sports)</text:p>
          </table:table-cell>
        </table:table-row>
        <table:table-row table:style-name="ro1">
          <table:table-cell table:formula="of:=RAND()" office:value-type="float" office:value="0.121957545348952" calcext:value-type="float">
            <text:p>0.1219575453</text:p>
          </table:table-cell>
          <table:table-cell office:value-type="string" calcext:value-type="string">
            <text:p>2015-04-28 03:38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5/04/28/unique-en-son-genre</text:p>
          </table:table-cell>
          <table:table-cell office:value-type="string" calcext:value-type="string">
            <text:p>feedly:urn:md5:f7f115de567f511c78bb4e5c5f6ae2ae</text:p>
          </table:table-cell>
          <table:table-cell table:formula="of:=HYPERLINK(CONCATENATE(&quot;http://localhost:3000/search?q=media_id:&quot;;[.E609];&quot; AND publish_date:[&quot;; LEFT( [.B609];10);&quot;T00:00:00Z TO &quot;;LEFT([.B6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5/04/28/Unique-en-son-genre</text:p>
          </table:table-cell>
          <table:table-cell office:value-type="string" calcext:value-type="string">
            <text:p>Unique en son genre</text:p>
          </table:table-cell>
        </table:table-row>
        <table:table-row table:style-name="ro1">
          <table:table-cell table:formula="of:=RAND()" office:value-type="float" office:value="0.238466743780872" calcext:value-type="float">
            <text:p>0.2384667438</text:p>
          </table:table-cell>
          <table:table-cell office:value-type="string" calcext:value-type="string">
            <text:p>2016-02-01 11:04:58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02445</text:p>
          </table:table-cell>
          <table:table-cell office:value-type="string" calcext:value-type="string">
            <text:p>feedly:http://EzineArticles.com/9302445</text:p>
          </table:table-cell>
          <table:table-cell table:formula="of:=HYPERLINK(CONCATENATE(&quot;http://localhost:3000/search?q=media_id:&quot;;[.E610];&quot; AND publish_date:[&quot;; LEFT( [.B610];10);&quot;T00:00:00Z TO &quot;;LEFT([.B6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02445</text:p>
          </table:table-cell>
          <table:table-cell office:value-type="string" calcext:value-type="string">
            <text:p>Learning The Types And Uses Of Various Dairy Equipment</text:p>
          </table:table-cell>
        </table:table-row>
        <table:table-row table:style-name="ro1">
          <table:table-cell table:formula="of:=RAND()" office:value-type="float" office:value="0.578683444715668" calcext:value-type="float">
            <text:p>0.5786834447</text:p>
          </table:table-cell>
          <table:table-cell office:value-type="string" calcext:value-type="string">
            <text:p>2012-04-17 03:23:49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dzhinsovyj-trend-v-plyazhnoj-mode-%E2%80%93-2012</text:p>
          </table:table-cell>
          <table:table-cell office:value-type="string" calcext:value-type="string">
            <text:p>feedly:http://globalist.org.ua/tau/?p=673</text:p>
          </table:table-cell>
          <table:table-cell table:formula="of:=HYPERLINK(CONCATENATE(&quot;http://localhost:3000/search?q=media_id:&quot;;[.E611];&quot; AND publish_date:[&quot;; LEFT( [.B611];10);&quot;T00:00:00Z TO &quot;;LEFT([.B6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dzhinsovyj-trend-v-plyazhnoj-mode-%e2%80%93-2012</text:p>
          </table:table-cell>
          <table:table-cell office:value-type="string" calcext:value-type="string">
            <text:p>Джинсовый тренд в пляжной моде – 2012</text:p>
          </table:table-cell>
        </table:table-row>
        <table:table-row table:style-name="ro1">
          <table:table-cell table:formula="of:=RAND()" office:value-type="float" office:value="0.217086848978239" calcext:value-type="float">
            <text:p>0.217086849</text:p>
          </table:table-cell>
          <table:table-cell office:value-type="string" calcext:value-type="string">
            <text:p>2015-01-08 10:40:04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1270.html</text:p>
          </table:table-cell>
          <table:table-cell office:value-type="string" calcext:value-type="string">
            <text:p>feedly:urn:lj:livejournal.com:atom1:olgazhuravliova:2831270</text:p>
          </table:table-cell>
          <table:table-cell table:formula="of:=HYPERLINK(CONCATENATE(&quot;http://localhost:3000/search?q=media_id:&quot;;[.E612];&quot; AND publish_date:[&quot;; LEFT( [.B612];10);&quot;T00:00:00Z TO &quot;;LEFT([.B6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1270.html</text:p>
          </table:table-cell>
          <table:table-cell office:value-type="string" calcext:value-type="string">
            <text:p>из эфира............. (верное)</text:p>
          </table:table-cell>
        </table:table-row>
        <table:table-row table:style-name="ro1">
          <table:table-cell table:formula="of:=RAND()" office:value-type="float" office:value="0.0434624701754559" calcext:value-type="float">
            <text:p>0.0434624702</text:p>
          </table:table-cell>
          <table:table-cell office:value-type="string" calcext:value-type="string">
            <text:p>2016-02-21 07:51:32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tornano-i-faraonie-i-misteri-dellegitto_1167969_11/</text:p>
          </table:table-cell>
          <table:table-cell office:value-type="string" calcext:value-type="string">
            <text:p>feedly:http://www.ecodibergamo.it/stories/il-piacere-di-leggere/tornano-i-faraonie-i-misteri-dellegitto_1167969_11/</text:p>
          </table:table-cell>
          <table:table-cell table:formula="of:=HYPERLINK(CONCATENATE(&quot;http://localhost:3000/search?q=media_id:&quot;;[.E613];&quot; AND publish_date:[&quot;; LEFT( [.B613];10);&quot;T00:00:00Z TO &quot;;LEFT([.B6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tornano-i-faraonie-i-misteri-dellegitto_1167969_11/</text:p>
          </table:table-cell>
          <table:table-cell office:value-type="string" calcext:value-type="string">
            <text:p>Tornano i faraoni e i misteri dell’Egitto</text:p>
          </table:table-cell>
        </table:table-row>
        <table:table-row table:style-name="ro1">
          <table:table-cell table:formula="of:=RAND()" office:value-type="float" office:value="0.339685108247739" calcext:value-type="float">
            <text:p>0.3396851082</text:p>
          </table:table-cell>
          <table:table-cell office:value-type="string" calcext:value-type="string">
            <text:p>2014-11-03 15:53:10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attacks-from-the-devil.html</text:p>
          </table:table-cell>
          <table:table-cell office:value-type="string" calcext:value-type="string">
            <text:p>feedly:http://www.x3confessions.com/men/confessions/attacks-from-the-devil.html</text:p>
          </table:table-cell>
          <table:table-cell table:formula="of:=HYPERLINK(CONCATENATE(&quot;http://localhost:3000/search?q=media_id:&quot;;[.E614];&quot; AND publish_date:[&quot;; LEFT( [.B614];10);&quot;T00:00:00Z TO &quot;;LEFT([.B6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attacks-from-the-devil.html</text:p>
          </table:table-cell>
          <table:table-cell office:value-type="string" calcext:value-type="string">
            <text:p>Attacks from the devil</text:p>
          </table:table-cell>
        </table:table-row>
        <table:table-row table:style-name="ro1">
          <table:table-cell table:formula="of:=RAND()" office:value-type="float" office:value="0.75469588928806" calcext:value-type="float">
            <text:p>0.7546958893</text:p>
          </table:table-cell>
          <table:table-cell office:value-type="string" calcext:value-type="string">
            <text:p>2016-03-22 21:51:32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2420.html</text:p>
          </table:table-cell>
          <table:table-cell office:value-type="string" calcext:value-type="string">
            <text:p>feedly:urn:lj:livejournal.com:atom1:freigeist25:832420</text:p>
          </table:table-cell>
          <table:table-cell table:formula="of:=HYPERLINK(CONCATENATE(&quot;http://localhost:3000/search?q=media_id:&quot;;[.E615];&quot; AND publish_date:[&quot;; LEFT( [.B615];10);&quot;T00:00:00Z TO &quot;;LEFT([.B6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2420.html</text:p>
          </table:table-cell>
          <table:table-cell office:value-type="string" calcext:value-type="string">
            <text:p>Caramell - Simsalabim</text:p>
          </table:table-cell>
        </table:table-row>
        <table:table-row table:style-name="ro1">
          <table:table-cell table:formula="of:=RAND()" office:value-type="float" office:value="0.826600386505288" calcext:value-type="float">
            <text:p>0.8266003865</text:p>
          </table:table-cell>
          <table:table-cell office:value-type="string" calcext:value-type="string">
            <text:p>2015-09-09 16:47:24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lucky-whitehead-talks-about-making-the-team-how-he-got-his-name-and-his-dreadlocks.html/</text:p>
          </table:table-cell>
          <table:table-cell office:value-type="string" calcext:value-type="string">
            <text:p>feedly:http://cowboysblog.dallasnewsblogs.com/?p=84697</text:p>
          </table:table-cell>
          <table:table-cell table:formula="of:=HYPERLINK(CONCATENATE(&quot;http://localhost:3000/search?q=media_id:&quot;;[.E616];&quot; AND publish_date:[&quot;; LEFT( [.B616];10);&quot;T00:00:00Z TO &quot;;LEFT([.B6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lucky-whitehead-talks-about-making-the-team-how-he-got-his-name-and-his-dreadlocks.html/</text:p>
          </table:table-cell>
          <table:table-cell office:value-type="string" calcext:value-type="string">
            <text:p>Lucky Whitehead talks about making the team, how he got his name, and his dreadlocks</text:p>
          </table:table-cell>
        </table:table-row>
        <table:table-row table:style-name="ro1">
          <table:table-cell table:formula="of:=RAND()" office:value-type="float" office:value="0.711050491652576" calcext:value-type="float">
            <text:p>0.7110504917</text:p>
          </table:table-cell>
          <table:table-cell office:value-type="string" calcext:value-type="string">
            <text:p>2016-03-21 12:2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teledyski/artykuly/516197,sia-meddie-ziegler-teledyski-cheap-thrills-wideo-album-this-is-acting.html</text:p>
          </table:table-cell>
          <table:table-cell office:value-type="string" calcext:value-type="string">
            <text:p>feedly:http://muzyka.dziennik.pl/teledyski/artykuly/516197,sia-meddie-ziegler-teledyski-cheap-thrills-wideo-album-this-is-acting.html</text:p>
          </table:table-cell>
          <table:table-cell table:formula="of:=HYPERLINK(CONCATENATE(&quot;http://localhost:3000/search?q=media_id:&quot;;[.E617];&quot; AND publish_date:[&quot;; LEFT( [.B617];10);&quot;T00:00:00Z TO &quot;;LEFT([.B6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teledyski/artykuly/516197,sia-meddie-ziegler-teledyski-cheap-thrills-wideo-album-this-is-acting.html</text:p>
          </table:table-cell>
          <table:table-cell office:value-type="string" calcext:value-type="string">
            <text:p>Mała Meddie znów tańczy dla Sii! Zobacz TELEDYSK do "Cheap Thrills"</text:p>
          </table:table-cell>
        </table:table-row>
        <table:table-row table:style-name="ro1">
          <table:table-cell table:formula="of:=RAND()" office:value-type="float" office:value="0.708784342554536" calcext:value-type="float">
            <text:p>0.7087843426</text:p>
          </table:table-cell>
          <table:table-cell office:value-type="string" calcext:value-type="string">
            <text:p>2016-03-23 06:02:16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wv376oiizny/</text:p>
          </table:table-cell>
          <table:table-cell office:value-type="string" calcext:value-type="string">
            <text:p>feedly:tag:www.mlive.com,2016:/sports/saginaw/index.ssf/3473.18250298</text:p>
          </table:table-cell>
          <table:table-cell table:formula="of:=HYPERLINK(CONCATENATE(&quot;http://localhost:3000/search?q=media_id:&quot;;[.E618];&quot; AND publish_date:[&quot;; LEFT( [.B618];10);&quot;T00:00:00Z TO &quot;;LEFT([.B6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wv376oiIzNY/</text:p>
          </table:table-cell>
          <table:table-cell office:value-type="string" calcext:value-type="string">
            <text:p>Payton Dewildt ends high school career as one of top players in Midland High history</text:p>
          </table:table-cell>
        </table:table-row>
        <table:table-row table:style-name="ro1">
          <table:table-cell table:formula="of:=RAND()" office:value-type="float" office:value="0.348723585382374" calcext:value-type="float">
            <text:p>0.3487235854</text:p>
          </table:table-cell>
          <table:table-cell office:value-type="string" calcext:value-type="string">
            <text:p>2014-03-15 16:13:08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3a07d8/sc/13/l/0l0sboston0n0csports0csoccer0cblog0c20a140c0a30crevolution0ifall0iat0iphiladelphia0i10e0a0bhtml/story01.htm</text:p>
          </table:table-cell>
          <table:table-cell office:value-type="string" calcext:value-type="string">
            <text:p>feedly:http://www.boston.com/sports/soccer/blog/2014/03/revolution_fall_at_philadelphia_1-0.html</text:p>
          </table:table-cell>
          <table:table-cell table:formula="of:=HYPERLINK(CONCATENATE(&quot;http://localhost:3000/search?q=media_id:&quot;;[.E619];&quot; AND publish_date:[&quot;; LEFT( [.B619];10);&quot;T00:00:00Z TO &quot;;LEFT([.B6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3a07d8/sc/13/l/0L0Sboston0N0Csports0Csoccer0Cblog0C20A140C0A30Crevolution0Ifall0Iat0Iphiladelphia0I10E0A0Bhtml/story01.htm</text:p>
          </table:table-cell>
          <table:table-cell office:value-type="string" calcext:value-type="string">
            <text:p>Revolution fall at Philadelphia 1-0</text:p>
          </table:table-cell>
        </table:table-row>
        <table:table-row table:style-name="ro1">
          <table:table-cell table:formula="of:=RAND()" office:value-type="float" office:value="0.831253179559611" calcext:value-type="float">
            <text:p>0.8312531796</text:p>
          </table:table-cell>
          <table:table-cell office:value-type="string" calcext:value-type="string">
            <text:p>2015-10-21 14:22:44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desde-el-diseno-de-experiencia-de-usuarios-ux-al-diseno-de-experiencia-de-clientes-cx/?utm_source=rss&amp;utm_medium=rss&amp;utm_campaign=desde-el-diseno-de-experiencia-de-usuarios-ux-al-diseno-de-experiencia-de-clientes-cx</text:p>
          </table:table-cell>
          <table:table-cell office:value-type="string" calcext:value-type="string">
            <text:p>feedly:http://www.jbarahona.com/?p=2587</text:p>
          </table:table-cell>
          <table:table-cell table:formula="of:=HYPERLINK(CONCATENATE(&quot;http://localhost:3000/search?q=media_id:&quot;;[.E620];&quot; AND publish_date:[&quot;; LEFT( [.B620];10);&quot;T00:00:00Z TO &quot;;LEFT([.B6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desde-el-diseno-de-experiencia-de-usuarios-ux-al-diseno-de-experiencia-de-clientes-cx/?utm_source=rss&amp;utm_medium=rss&amp;utm_campaign=desde-el-diseno-de-experiencia-de-usuarios-ux-al-diseno-de-experiencia-de-clientes-cx</text:p>
          </table:table-cell>
          <table:table-cell office:value-type="string" calcext:value-type="string">
            <text:p>Desde el Diseño de Experiencia de usuarios (UX) al Diseño de Experiencia de clientes (CX)</text:p>
          </table:table-cell>
        </table:table-row>
        <table:table-row table:style-name="ro1">
          <table:table-cell table:formula="of:=RAND()" office:value-type="float" office:value="0.569271472935741" calcext:value-type="float">
            <text:p>0.5692714729</text:p>
          </table:table-cell>
          <table:table-cell office:value-type="string" calcext:value-type="string">
            <text:p>2015-08-28 09:36:23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sports/%EF%BD%84%EF%BD%85%EF%BD%8E%EF%BD%81%EF%BC%96%E9%80%A3%E6%95%97%E3%81%A7%E6%AD%A2%E3%81%BE%E3%82%8B%E3%80%81%E7%AD%92%E9%A6%99%E3%81%8C%E6%BA%80%E5%A1%81%E5%BC%BE%E3%80%8C%E3%82%82%E3%81%86%EF%BC%91%E5%BA%A6%E4%B8%8A%E4%BD%8D%E3%82%92%E3%80%8D/ar-bbmbhux?srcref=rss</text:p>
          </table:table-cell>
          <table:table-cell office:value-type="string" calcext:value-type="string">
            <text:p>feedly:http://www.msn.com/ja-jp/news/sports/%EF%BD%84%EF%BD%85%EF%BD%8E%EF%BD%81%EF%BC%96%E9%80%A3%E6%95%97%E3%81%A7%E6%AD%A2%E3%81%BE%E3%82%8B%E3%80%81%E7%AD%92%E9%A6%99%E3%81%8C%E6%BA%80%E5%A1%81%E5%BC%BE%E3%80%8C%E3%82%82%E3%81%86%EF%BC%91%E5%BA%A6%E4%B8%8A%E4%BD%8D%E3%82%92%E3%80%8D/ar-BBmbHux?srcref=rss</text:p>
          </table:table-cell>
          <table:table-cell table:formula="of:=HYPERLINK(CONCATENATE(&quot;http://localhost:3000/search?q=media_id:&quot;;[.E621];&quot; AND publish_date:[&quot;; LEFT( [.B621];10);&quot;T00:00:00Z TO &quot;;LEFT([.B6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sports/%EF%BD%84%EF%BD%85%EF%BD%8E%EF%BD%81%EF%BC%96%E9%80%A3%E6%95%97%E3%81%A7%E6%AD%A2%E3%81%BE%E3%82%8B%E3%80%81%E7%AD%92%E9%A6%99%E3%81%8C%E6%BA%80%E5%A1%81%E5%BC%BE%E3%80%8C%E3%82%82%E3%81%86%EF%BC%91%E5%BA%A6%E4%B8%8A%E4%BD%8D%E3%82%92%E3%80%8D/ar-BBmbHux?srcref=rss</text:p>
          </table:table-cell>
          <table:table-cell office:value-type="string" calcext:value-type="string">
            <text:p>ＤｅＮＡ６連敗で止まる、筒香が満塁弾「もう１度上位を」</text:p>
          </table:table-cell>
        </table:table-row>
        <table:table-row table:style-name="ro1">
          <table:table-cell table:formula="of:=RAND()" office:value-type="float" office:value="0.198852495419474" calcext:value-type="float">
            <text:p>0.1988524954</text:p>
          </table:table-cell>
          <table:table-cell office:value-type="string" calcext:value-type="string">
            <text:p>2010-03-20 23:49:24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10/03/21/finally-download-for-free-marwa-rakha-audio-book-the-poison-tree-planted-grown-in-egypt/</text:p>
          </table:table-cell>
          <table:table-cell office:value-type="string" calcext:value-type="string">
            <text:p>feedly:http://thepoisontree.wordpress.com/?p=60</text:p>
          </table:table-cell>
          <table:table-cell table:formula="of:=HYPERLINK(CONCATENATE(&quot;http://localhost:3000/search?q=media_id:&quot;;[.E622];&quot; AND publish_date:[&quot;; LEFT( [.B622];10);&quot;T00:00:00Z TO &quot;;LEFT([.B6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10/03/21/finally-download-for-free-marwa-rakha-audio-book-the-poison-tree-planted-grown-in-egypt/</text:p>
          </table:table-cell>
          <table:table-cell office:value-type="string" calcext:value-type="string">
            <text:p>FINALLY! DOWNLOAD FOR FREE: MARWA RAKHA: AUDIO BOOK: THE POISON TREE – PLANTED &amp; GROWN IN EGYPT</text:p>
          </table:table-cell>
        </table:table-row>
        <table:table-row table:style-name="ro1">
          <table:table-cell table:formula="of:=RAND()" office:value-type="float" office:value="0.523300391428696" calcext:value-type="float">
            <text:p>0.5233003914</text:p>
          </table:table-cell>
          <table:table-cell office:value-type="string" calcext:value-type="string">
            <text:p>2015-09-10 21:10:41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the-cowboys-blog-has-moved-heres-the-link-to-find-up-to-date-stories.html/</text:p>
          </table:table-cell>
          <table:table-cell office:value-type="string" calcext:value-type="string">
            <text:p>feedly:http://cowboysblog.dallasnewsblogs.com/?p=84777</text:p>
          </table:table-cell>
          <table:table-cell table:formula="of:=HYPERLINK(CONCATENATE(&quot;http://localhost:3000/search?q=media_id:&quot;;[.E623];&quot; AND publish_date:[&quot;; LEFT( [.B623];10);&quot;T00:00:00Z TO &quot;;LEFT([.B6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the-cowboys-blog-has-moved-heres-the-link-to-find-up-to-date-stories.html/</text:p>
          </table:table-cell>
          <table:table-cell office:value-type="string" calcext:value-type="string">
            <text:p>The Cowboys blog has moved: Here's the link to find up-to-date stories</text:p>
          </table:table-cell>
        </table:table-row>
        <table:table-row table:style-name="ro1">
          <table:table-cell table:formula="of:=RAND()" office:value-type="float" office:value="0.0414418443061883" calcext:value-type="float">
            <text:p>0.0414418443</text:p>
          </table:table-cell>
          <table:table-cell office:value-type="string" calcext:value-type="string">
            <text:p>2016-03-02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30</text:p>
          </table:table-cell>
          <table:table-cell office:value-type="string" calcext:value-type="string">
            <text:p>feedly:http://paloverdevalleytimes.com/Main.asp?SectionID=215&amp;SubSectionID=751&amp;ArticleID=22730</text:p>
          </table:table-cell>
          <table:table-cell table:formula="of:=HYPERLINK(CONCATENATE(&quot;http://localhost:3000/search?q=media_id:&quot;;[.E624];&quot; AND publish_date:[&quot;; LEFT( [.B624];10);&quot;T00:00:00Z TO &quot;;LEFT([.B6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30</text:p>
          </table:table-cell>
          <table:table-cell office:value-type="string" calcext:value-type="string">
            <text:p>Q.I.A. gets a great turnout for firefighter benefit</text:p>
          </table:table-cell>
        </table:table-row>
        <table:table-row table:style-name="ro1">
          <table:table-cell table:formula="of:=RAND()" office:value-type="float" office:value="0.100375022074514" calcext:value-type="float">
            <text:p>0.1003750221</text:p>
          </table:table-cell>
          <table:table-cell office:value-type="string" calcext:value-type="string">
            <text:p>2016-03-23 12:58:56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live-cricket-score-india-vs-bangladesh-icc-world-twenty20-live-cricket-streaming-bangalore/</text:p>
          </table:table-cell>
          <table:table-cell office:value-type="string" calcext:value-type="string">
            <text:p>feedly:http://indianexpress.com/?post_type=article&amp;p=2722658</text:p>
          </table:table-cell>
          <table:table-cell table:formula="of:=HYPERLINK(CONCATENATE(&quot;http://localhost:3000/search?q=media_id:&quot;;[.E625];&quot; AND publish_date:[&quot;; LEFT( [.B625];10);&quot;T00:00:00Z TO &quot;;LEFT([.B6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live-cricket-score-india-vs-bangladesh-icc-world-twenty20-live-cricket-streaming-bangalore/</text:p>
          </table:table-cell>
          <table:table-cell office:value-type="string" calcext:value-type="string">
            <text:p>Live Cricket Score, India vs Bangladesh, ICC World Twenty20: India lose toss, asked to bat first by Bangladesh in Bangalore</text:p>
          </table:table-cell>
        </table:table-row>
        <table:table-row table:style-name="ro1">
          <table:table-cell table:formula="of:=RAND()" office:value-type="float" office:value="0.166995657125923" calcext:value-type="float">
            <text:p>0.1669956571</text:p>
          </table:table-cell>
          <table:table-cell office:value-type="string" calcext:value-type="string">
            <text:p>2015-08-19 00:34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_security_hundreds_of_guard_troops_called_to_duty.html</text:p>
          </table:table-cell>
          <table:table-cell office:value-type="string" calcext:value-type="string">
            <text:p>feedly:http://www.staradvertiser.com/news/apec2011/20111114__security_Hundreds_of_Guard_troops_called_to_duty.html</text:p>
          </table:table-cell>
          <table:table-cell table:formula="of:=HYPERLINK(CONCATENATE(&quot;http://localhost:3000/search?q=media_id:&quot;;[.E626];&quot; AND publish_date:[&quot;; LEFT( [.B626];10);&quot;T00:00:00Z TO &quot;;LEFT([.B6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_security_Hundreds_of_Guard_troops_called_to_duty.html</text:p>
          </table:table-cell>
          <table:table-cell office:value-type="string" calcext:value-type="string">
            <text:p>Hundreds of Guard troops called to duty</text:p>
          </table:table-cell>
        </table:table-row>
        <table:table-row table:style-name="ro1">
          <table:table-cell table:formula="of:=RAND()" office:value-type="float" office:value="0.501213778314777" calcext:value-type="float">
            <text:p>0.5012137783</text:p>
          </table:table-cell>
          <table:table-cell office:value-type="string" calcext:value-type="string">
            <text:p>2016-03-19 07:51:29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4440.html</text:p>
          </table:table-cell>
          <table:table-cell office:value-type="string" calcext:value-type="string">
            <text:p>feedly:urn:lj:livejournal.com:atom1:lauriel_anarwen:2914440</text:p>
          </table:table-cell>
          <table:table-cell table:formula="of:=HYPERLINK(CONCATENATE(&quot;http://localhost:3000/search?q=media_id:&quot;;[.E627];&quot; AND publish_date:[&quot;; LEFT( [.B627];10);&quot;T00:00:00Z TO &quot;;LEFT([.B6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4440.html</text:p>
          </table:table-cell>
          <table:table-cell office:value-type="string" calcext:value-type="string">
            <text:p>Ещё футболоанкетка</text:p>
          </table:table-cell>
        </table:table-row>
        <table:table-row table:style-name="ro1">
          <table:table-cell table:formula="of:=RAND()" office:value-type="float" office:value="0.347341495990418" calcext:value-type="float">
            <text:p>0.347341496</text:p>
          </table:table-cell>
          <table:table-cell office:value-type="string" calcext:value-type="string">
            <text:p>2016-03-23 11:01:41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et3mq4hwfam/svsu_mens_basketball_set_for_e.html</text:p>
          </table:table-cell>
          <table:table-cell office:value-type="string" calcext:value-type="string">
            <text:p>feedly:tag:www.mlive.com,2016:/cardinals/index.ssf/4941.18251526</text:p>
          </table:table-cell>
          <table:table-cell table:formula="of:=HYPERLINK(CONCATENATE(&quot;http://localhost:3000/search?q=media_id:&quot;;[.E628];&quot; AND publish_date:[&quot;; LEFT( [.B628];10);&quot;T00:00:00Z TO &quot;;LEFT([.B6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Et3mQ4HWFAM/svsu_mens_basketball_set_for_e.html</text:p>
          </table:table-cell>
          <table:table-cell office:value-type="string" calcext:value-type="string">
            <text:p>SVSU Men's Basketball Set for Elight Eight opener tonight in Texas</text:p>
          </table:table-cell>
        </table:table-row>
        <table:table-row table:style-name="ro1">
          <table:table-cell table:formula="of:=RAND()" office:value-type="float" office:value="0.554359334536408" calcext:value-type="float">
            <text:p>0.5543593345</text:p>
          </table:table-cell>
          <table:table-cell office:value-type="string" calcext:value-type="string">
            <text:p>2015-12-01 19:29:03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201-wednesday-s-tvradio-listings-dec.-2.ece</text:p>
          </table:table-cell>
          <table:table-cell office:value-type="string" calcext:value-type="string">
            <text:p>feedly:http://www.dallasnews.com/sports/more-sports/tv-radio-listings/20151201-wednesday-s-tvradio-listings-dec.-2.ece</text:p>
          </table:table-cell>
          <table:table-cell table:formula="of:=HYPERLINK(CONCATENATE(&quot;http://localhost:3000/search?q=media_id:&quot;;[.E629];&quot; AND publish_date:[&quot;; LEFT( [.B629];10);&quot;T00:00:00Z TO &quot;;LEFT([.B6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201-wednesday-s-tvradio-listings-dec.-2.ece</text:p>
          </table:table-cell>
          <table:table-cell office:value-type="string" calcext:value-type="string">
            <text:p>Wednesday's TV/Radio listings (Dec. 2)</text:p>
          </table:table-cell>
        </table:table-row>
        <table:table-row table:style-name="ro1">
          <table:table-cell table:formula="of:=RAND()" office:value-type="float" office:value="0.570635392924305" calcext:value-type="float">
            <text:p>0.5706353929</text:p>
          </table:table-cell>
          <table:table-cell office:value-type="string" calcext:value-type="string">
            <text:p>2016-03-23 11:24:00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engadget.com/2016/03/23/xbox-one-xbox-360-games-update/?ncid=txtlnkusaolp00000589</text:p>
          </table:table-cell>
          <table:table-cell office:value-type="string" calcext:value-type="string">
            <text:p>feedly:2016/03/23/xbox-one-xbox-360-games-update/</text:p>
          </table:table-cell>
          <table:table-cell table:formula="of:=HYPERLINK(CONCATENATE(&quot;http://localhost:3000/search?q=media_id:&quot;;[.E630];&quot; AND publish_date:[&quot;; LEFT( [.B630];10);&quot;T00:00:00Z TO &quot;;LEFT([.B6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gadget.com/2016/03/23/xbox-one-xbox-360-games-update/?ncid=txtlnkusaolp00000589</text:p>
          </table:table-cell>
          <table:table-cell office:value-type="string" calcext:value-type="string">
            <text:p>You are now free to buy Xbox 360 games on your Xbox One</text:p>
          </table:table-cell>
        </table:table-row>
        <table:table-row table:style-name="ro1">
          <table:table-cell table:formula="of:=RAND()" office:value-type="float" office:value="0.0381079429645435" calcext:value-type="float">
            <text:p>0.038107943</text:p>
          </table:table-cell>
          <table:table-cell office:value-type="string" calcext:value-type="string">
            <text:p>2016-03-23 00:34:55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us-army-mulling-deploy-thaad-missile-systems-europe-middle-east-2341594</text:p>
          </table:table-cell>
          <table:table-cell office:value-type="string" calcext:value-type="string">
            <text:p>feedly:http://www.ibtimes.com/us-army-mulling-deploy-thaad-missile-systems-europe-middle-east-2341594</text:p>
          </table:table-cell>
          <table:table-cell table:formula="of:=HYPERLINK(CONCATENATE(&quot;http://localhost:3000/search?q=media_id:&quot;;[.E631];&quot; AND publish_date:[&quot;; LEFT( [.B631];10);&quot;T00:00:00Z TO &quot;;LEFT([.B6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us-army-mulling-deploy-thaad-missile-systems-europe-middle-east-2341594</text:p>
          </table:table-cell>
          <table:table-cell office:value-type="string" calcext:value-type="string">
            <text:p>US Army Mulling To Deploy THAAD Missile Systems In Europe, Middle East</text:p>
          </table:table-cell>
        </table:table-row>
        <table:table-row table:style-name="ro1">
          <table:table-cell table:formula="of:=RAND()" office:value-type="float" office:value="0.230477270524559" calcext:value-type="float">
            <text:p>0.2304772705</text:p>
          </table:table-cell>
          <table:table-cell office:value-type="string" calcext:value-type="string">
            <text:p>2016-03-08 17:20:06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99692</text:p>
          </table:table-cell>
          <table:table-cell office:value-type="string" calcext:value-type="string">
            <text:p>feedly:https://communities.intel.com/thread/99692</text:p>
          </table:table-cell>
          <table:table-cell table:formula="of:=HYPERLINK(CONCATENATE(&quot;http://localhost:3000/search?q=media_id:&quot;;[.E632];&quot; AND publish_date:[&quot;; LEFT( [.B632];10);&quot;T00:00:00Z TO &quot;;LEFT([.B6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99692</text:p>
          </table:table-cell>
          <table:table-cell office:value-type="string" calcext:value-type="string">
            <text:p>WHEA Errors on Skylake NUCs NUC6i5SYK/H and NUC6i3SYK/H</text:p>
          </table:table-cell>
        </table:table-row>
        <table:table-row table:style-name="ro1">
          <table:table-cell table:formula="of:=RAND()" office:value-type="float" office:value="0.0143734574251282" calcext:value-type="float">
            <text:p>0.0143734574</text:p>
          </table:table-cell>
          <table:table-cell office:value-type="string" calcext:value-type="string">
            <text:p>2016-03-23 09:34:04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tirupati-temple-wants-gold-rather-than-cash-under-governments-monetisation-scheme-694981</text:p>
          </table:table-cell>
          <table:table-cell office:value-type="string" calcext:value-type="string">
            <text:p>feedly:national-tirupati-temple-wants-gold-rather-than-cash-under-governments-monetisation-scheme-694981</text:p>
          </table:table-cell>
          <table:table-cell table:formula="of:=HYPERLINK(CONCATENATE(&quot;http://localhost:3000/search?q=media_id:&quot;;[.E633];&quot; AND publish_date:[&quot;; LEFT( [.B633];10);&quot;T00:00:00Z TO &quot;;LEFT([.B6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tirupati-temple-wants-gold-rather-than-cash-under-governments-monetisation-scheme-694981</text:p>
          </table:table-cell>
          <table:table-cell office:value-type="string" calcext:value-type="string">
            <text:p>तिरुपति मंदिर चाहता है सोना के ब्याज में सोना</text:p>
          </table:table-cell>
        </table:table-row>
        <table:table-row table:style-name="ro1">
          <table:table-cell table:formula="of:=RAND()" office:value-type="float" office:value="0.821726629994628" calcext:value-type="float">
            <text:p>0.82172663</text:p>
          </table:table-cell>
          <table:table-cell office:value-type="string" calcext:value-type="string">
            <text:p>2016-03-22 22:34:28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1d9sgtj/*http%3A/sports.yahoo.com/news/batum-scores-23-points-hornets-beat-nets-105-020832842--nba.html</text:p>
          </table:table-cell>
          <table:table-cell office:value-type="string" calcext:value-type="string">
            <text:p>feedly:urn:newsml:sports.yahoo,lego:19780928:top,article,a1be63d1-0715-3372-8ad0-499a239c57fa-l:1</text:p>
          </table:table-cell>
          <table:table-cell table:formula="of:=HYPERLINK(CONCATENATE(&quot;http://localhost:3000/search?q=media_id:&quot;;[.E634];&quot; AND publish_date:[&quot;; LEFT( [.B634];10);&quot;T00:00:00Z TO &quot;;LEFT([.B6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1d9sgtj/*http%3A//sports.yahoo.com/news/batum-scores-23-points-hornets-beat-nets-105-020832842--nba.html</text:p>
          </table:table-cell>
          <table:table-cell office:value-type="string" calcext:value-type="string">
            <text:p>Batum scores 23 points, Hornets beat Nets 105-100 (Yahoo Sports)</text:p>
          </table:table-cell>
        </table:table-row>
        <table:table-row table:style-name="ro1">
          <table:table-cell table:formula="of:=RAND()" office:value-type="float" office:value="0.864834842463055" calcext:value-type="float">
            <text:p>0.8648348425</text:p>
          </table:table-cell>
          <table:table-cell office:value-type="string" calcext:value-type="string">
            <text:p>2015-12-27 20:26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worldcup/news/y=2015/m=12/news=thrillers-galore-and-surprises-aplenty-in-asia-2747968.html</text:p>
          </table:table-cell>
          <table:table-cell office:value-type="string" calcext:value-type="string">
            <text:p>feedly:http://www.fifa.com/worldcup/news/y=2015/m=12/news=thrillers-galore-and-surprises-aplenty-in-asia-2747968.html</text:p>
          </table:table-cell>
          <table:table-cell table:formula="of:=HYPERLINK(CONCATENATE(&quot;http://localhost:3000/search?q=media_id:&quot;;[.E635];&quot; AND publish_date:[&quot;; LEFT( [.B635];10);&quot;T00:00:00Z TO &quot;;LEFT([.B6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worldcup/news/y=2015/m=12/news=thrillers-galore-and-surprises-aplenty-in-asia-2747968.html</text:p>
          </table:table-cell>
          <table:table-cell office:value-type="string" calcext:value-type="string">
            <text:p>Thrillers galore and surprises aplenty in Asia</text:p>
          </table:table-cell>
        </table:table-row>
        <table:table-row table:style-name="ro1">
          <table:table-cell table:formula="of:=RAND()" office:value-type="float" office:value="0.826452732678732" calcext:value-type="float">
            <text:p>0.8264527327</text:p>
          </table:table-cell>
          <table:table-cell office:value-type="string" calcext:value-type="string">
            <text:p>2016-03-23 02:04:02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2tsjrono/*http%3A/sports.yahoo.com/news/lakers-hold-off-grizzlies-107-100-snap-4-051526167--nba.html</text:p>
          </table:table-cell>
          <table:table-cell office:value-type="string" calcext:value-type="string">
            <text:p>feedly:urn:newsml:sports.yahoo,lego:19780928:top,article,4ff80cf7-c395-3c28-b92e-8737a1384c59-l:1</text:p>
          </table:table-cell>
          <table:table-cell table:formula="of:=HYPERLINK(CONCATENATE(&quot;http://localhost:3000/search?q=media_id:&quot;;[.E636];&quot; AND publish_date:[&quot;; LEFT( [.B636];10);&quot;T00:00:00Z TO &quot;;LEFT([.B6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2tsjrono/*http%3A//sports.yahoo.com/news/lakers-hold-off-grizzlies-107-100-snap-4-051526167--nba.html</text:p>
          </table:table-cell>
          <table:table-cell office:value-type="string" calcext:value-type="string">
            <text:p>Lakers hold off Grizzlies 107-100, snap 4-game skid (Yahoo Sports)</text:p>
          </table:table-cell>
        </table:table-row>
        <table:table-row table:style-name="ro1">
          <table:table-cell table:formula="of:=RAND()" office:value-type="float" office:value="0.502911828629249" calcext:value-type="float">
            <text:p>0.5029118286</text:p>
          </table:table-cell>
          <table:table-cell office:value-type="string" calcext:value-type="string">
            <text:p>2015-01-26 08:29:29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como-hacer-una-propuesta-comercial-para-proyectos-de-diseno-de-experiencia-de-usuarios/?utm_source=rss&amp;utm_medium=rss&amp;utm_campaign=como-hacer-una-propuesta-comercial-para-proyectos-de-diseno-de-experiencia-de-usuarios</text:p>
          </table:table-cell>
          <table:table-cell office:value-type="string" calcext:value-type="string">
            <text:p>feedly:http://www.jbarahona.com/?p=2517</text:p>
          </table:table-cell>
          <table:table-cell table:formula="of:=HYPERLINK(CONCATENATE(&quot;http://localhost:3000/search?q=media_id:&quot;;[.E637];&quot; AND publish_date:[&quot;; LEFT( [.B637];10);&quot;T00:00:00Z TO &quot;;LEFT([.B6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como-hacer-una-propuesta-comercial-para-proyectos-de-diseno-de-experiencia-de-usuarios/?utm_source=rss&amp;utm_medium=rss&amp;utm_campaign=como-hacer-una-propuesta-comercial-para-proyectos-de-diseno-de-experiencia-de-usuarios</text:p>
          </table:table-cell>
          <table:table-cell office:value-type="string" calcext:value-type="string">
            <text:p>¿Cómo hacer una propuesta comercial para proyectos de Diseño de experiencia de usuarios?</text:p>
          </table:table-cell>
        </table:table-row>
        <table:table-row table:style-name="ro1">
          <table:table-cell table:formula="of:=RAND()" office:value-type="float" office:value="0.935179927144438" calcext:value-type="float">
            <text:p>0.9351799271</text:p>
          </table:table-cell>
          <table:table-cell office:value-type="string" calcext:value-type="string">
            <text:p>2016-02-29 10:10:56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</text:p>
          </table:table-cell>
          <table:table-cell office:value-type="string" calcext:value-type="string">
            <text:p>feedly:00000000005104b7000000000598b2eef25d278861a79981</text:p>
          </table:table-cell>
          <table:table-cell table:formula="of:=HYPERLINK(CONCATENATE(&quot;http://localhost:3000/search?q=media_id:&quot;;[.E638];&quot; AND publish_date:[&quot;; LEFT( [.B638];10);&quot;T00:00:00Z TO &quot;;LEFT([.B6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</text:p>
          </table:table-cell>
          <table:table-cell office:value-type="string" calcext:value-type="string">
            <text:p>Maurílio Nogueira postou uma nota</text:p>
          </table:table-cell>
        </table:table-row>
        <table:table-row table:style-name="ro1">
          <table:table-cell table:formula="of:=RAND()" office:value-type="float" office:value="0.48444526436754" calcext:value-type="float">
            <text:p>0.4844452644</text:p>
          </table:table-cell>
          <table:table-cell office:value-type="string" calcext:value-type="string">
            <text:p>2016-03-09 08:29:37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hristianity/galleries/what-are-the-12-fruits-of-the-holy-spirit.aspx</text:p>
          </table:table-cell>
          <table:table-cell office:value-type="string" calcext:value-type="string">
            <text:p>feedly:7808ab2b18f7489586284c0497eb09a7</text:p>
          </table:table-cell>
          <table:table-cell table:formula="of:=HYPERLINK(CONCATENATE(&quot;http://localhost:3000/search?q=media_id:&quot;;[.E639];&quot; AND publish_date:[&quot;; LEFT( [.B639];10);&quot;T00:00:00Z TO &quot;;LEFT([.B6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hristianity/Galleries/What-Are-the-12-Fruits-of-the-Holy-Spirit.aspx</text:p>
          </table:table-cell>
          <table:table-cell office:value-type="string" calcext:value-type="string">
            <text:p>What Are the 12 Fruits of the Holy Spirit?</text:p>
          </table:table-cell>
        </table:table-row>
        <table:table-row table:style-name="ro1">
          <table:table-cell table:formula="of:=RAND()" office:value-type="float" office:value="0.370102094416626" calcext:value-type="float">
            <text:p>0.3701020944</text:p>
          </table:table-cell>
          <table:table-cell office:value-type="string" calcext:value-type="string">
            <text:p>2008-12-08 09:06:25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susan-mernit/yahoo-layoffs-cutting-by_b_149357.html</text:p>
          </table:table-cell>
          <table:table-cell office:value-type="string" calcext:value-type="string">
            <text:p>feedly:http://www.huffingtonpost.com/susan-mernit/yahoo-layoffs-cutting-by_b_149357.html</text:p>
          </table:table-cell>
          <table:table-cell table:formula="of:=HYPERLINK(CONCATENATE(&quot;http://localhost:3000/search?q=media_id:&quot;;[.E640];&quot; AND publish_date:[&quot;; LEFT( [.B640];10);&quot;T00:00:00Z TO &quot;;LEFT([.B6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susan-mernit/yahoo-layoffs-cutting-by_b_149357.html</text:p>
          </table:table-cell>
          <table:table-cell office:value-type="string" calcext:value-type="string">
            <text:p>Susan Mernit: <text:s/>Yahoo Layoffs: Cutting by the Numbers, and Not Making the Same Mistakes Again</text:p>
          </table:table-cell>
        </table:table-row>
        <table:table-row table:style-name="ro1">
          <table:table-cell table:formula="of:=RAND()" office:value-type="float" office:value="0.10964844626972" calcext:value-type="float">
            <text:p>0.1096484463</text:p>
          </table:table-cell>
          <table:table-cell office:value-type="string" calcext:value-type="string">
            <text:p>2015-09-10 15:05:06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babe-laufenberg-this-under-the-radar-player-should-help-cowboys-pass-rush.html/</text:p>
          </table:table-cell>
          <table:table-cell office:value-type="string" calcext:value-type="string">
            <text:p>feedly:http://cowboysblog.dallasnewsblogs.com/?p=84736</text:p>
          </table:table-cell>
          <table:table-cell table:formula="of:=HYPERLINK(CONCATENATE(&quot;http://localhost:3000/search?q=media_id:&quot;;[.E641];&quot; AND publish_date:[&quot;; LEFT( [.B641];10);&quot;T00:00:00Z TO &quot;;LEFT([.B6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babe-laufenberg-this-under-the-radar-player-should-help-cowboys-pass-rush.html/</text:p>
          </table:table-cell>
          <table:table-cell office:value-type="string" calcext:value-type="string">
            <text:p>Babe Laufenberg: This under-the-radar player should help Cowboys' pass rush</text:p>
          </table:table-cell>
        </table:table-row>
        <table:table-row table:style-name="ro1">
          <table:table-cell table:formula="of:=RAND()" office:value-type="float" office:value="0.961405284371508" calcext:value-type="float">
            <text:p>0.9614052844</text:p>
          </table:table-cell>
          <table:table-cell office:value-type="string" calcext:value-type="string">
            <text:p>2016-03-09 11:54:40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340860</text:p>
          </table:table-cell>
          <table:table-cell office:value-type="string" calcext:value-type="string">
            <text:p>feedly:http://EzineArticles.com/9340860</text:p>
          </table:table-cell>
          <table:table-cell table:formula="of:=HYPERLINK(CONCATENATE(&quot;http://localhost:3000/search?q=media_id:&quot;;[.E642];&quot; AND publish_date:[&quot;; LEFT( [.B642];10);&quot;T00:00:00Z TO &quot;;LEFT([.B6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40860</text:p>
          </table:table-cell>
          <table:table-cell office:value-type="string" calcext:value-type="string">
            <text:p>Recumbent Bike Workout Plan - Everything You Need to Know</text:p>
          </table:table-cell>
        </table:table-row>
        <table:table-row table:style-name="ro1">
          <table:table-cell table:formula="of:=RAND()" office:value-type="float" office:value="0.473125921936166" calcext:value-type="float">
            <text:p>0.4731259219</text:p>
          </table:table-cell>
          <table:table-cell office:value-type="string" calcext:value-type="string">
            <text:p>2016-03-22 02:53:06</text:p>
          </table:table-cell>
          <table:table-cell office:value-type="float" office:value="76054" calcext:value-type="float">
            <text:p>76054</text:p>
          </table:table-cell>
          <table:table-cell office:value-type="float" office:value="1" calcext:value-type="float">
            <text:p>1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arne-andersen---vraa-melder-om-fremgang/3a48bb00-0bf5-4826-90a3-22d6b39f10eb/145/1156?utm_source=nyheder&amp;utm_medium=rss&amp;utm_campaign=erhverv</text:p>
          </table:table-cell>
          <table:table-cell office:value-type="string" calcext:value-type="string">
            <text:p>feedly:3a48bb00-0bf5-4826-90a3-22d6b39f10eb</text:p>
          </table:table-cell>
          <table:table-cell table:formula="of:=HYPERLINK(CONCATENATE(&quot;http://localhost:3000/search?q=media_id:&quot;;[.E643];&quot; AND publish_date:[&quot;; LEFT( [.B643];10);&quot;T00:00:00Z TO &quot;;LEFT([.B6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arne-andersen---vraa-melder-om-fremgang/3a48bb00-0bf5-4826-90a3-22d6b39f10eb/145/1156?utm_source=nyheder&amp;utm_medium=rss&amp;utm_campaign=erhverv</text:p>
          </table:table-cell>
          <table:table-cell office:value-type="string" calcext:value-type="string">
            <text:p>Arne Andersen - Vrå melder om fremgang</text:p>
          </table:table-cell>
        </table:table-row>
        <table:table-row table:style-name="ro1">
          <table:table-cell table:formula="of:=RAND()" office:value-type="float" office:value="0.296097968167097" calcext:value-type="float">
            <text:p>0.2960979682</text:p>
          </table:table-cell>
          <table:table-cell office:value-type="string" calcext:value-type="string">
            <text:p>2014-03-10 23:29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4/303100050/1002/rss02</text:p>
          </table:table-cell>
          <table:table-cell office:value-type="string" calcext:value-type="string">
            <text:p>feedly:http://archive.delawareonline.com/article/20140310/SPORTS04/303100050/1002/RSS02</text:p>
          </table:table-cell>
          <table:table-cell table:formula="of:=HYPERLINK(CONCATENATE(&quot;http://localhost:3000/search?q=media_id:&quot;;[.E644];&quot; AND publish_date:[&quot;; LEFT( [.B644];10);&quot;T00:00:00Z TO &quot;;LEFT([.B6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4/303100050/1002/RSS02</text:p>
          </table:table-cell>
          <table:table-cell office:value-type="string" calcext:value-type="string">
            <text:p>Flyers' shutdown trio stays prepared</text:p>
          </table:table-cell>
        </table:table-row>
        <table:table-row table:style-name="ro1">
          <table:table-cell table:formula="of:=RAND()" office:value-type="float" office:value="0.342600025307976" calcext:value-type="float">
            <text:p>0.3426000253</text:p>
          </table:table-cell>
          <table:table-cell office:value-type="string" calcext:value-type="string">
            <text:p>2016-02-18 02:01:59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security/f-secure-labs-releases-top-10-android-threats-of-2015-payment-apps-to-be-target-this-year/articleshow/51038008.cms</text:p>
          </table:table-cell>
          <table:table-cell office:value-type="string" calcext:value-type="string">
            <text:p>feedly:Article at EconomicTimes.com with article id : 51038008</text:p>
          </table:table-cell>
          <table:table-cell table:formula="of:=HYPERLINK(CONCATENATE(&quot;http://localhost:3000/search?q=media_id:&quot;;[.E645];&quot; AND publish_date:[&quot;; LEFT( [.B645];10);&quot;T00:00:00Z TO &quot;;LEFT([.B6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security/f-secure-labs-releases-top-10-android-threats-of-2015-payment-apps-to-be-target-this-year/articleshow/51038008.cms</text:p>
          </table:table-cell>
          <table:table-cell office:value-type="string" calcext:value-type="string">
            <text:p>F-Secure Labs releases top 10 Android threats of 2015, payment apps to be target this year</text:p>
          </table:table-cell>
        </table:table-row>
        <table:table-row table:style-name="ro1">
          <table:table-cell table:formula="of:=RAND()" office:value-type="float" office:value="0.222331418116546" calcext:value-type="float">
            <text:p>0.2223314181</text:p>
          </table:table-cell>
          <table:table-cell office:value-type="string" calcext:value-type="string">
            <text:p>2016-03-23 10:07:05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cnet.com/news/apples-ios-9-3-glitching-some-older-ipads/</text:p>
          </table:table-cell>
          <table:table-cell office:value-type="string" calcext:value-type="string">
            <text:p>feedly:news/apples-ios-9-3-glitching-some-older-ipads/</text:p>
          </table:table-cell>
          <table:table-cell table:formula="of:=HYPERLINK(CONCATENATE(&quot;http://localhost:3000/search?q=media_id:&quot;;[.E646];&quot; AND publish_date:[&quot;; LEFT( [.B646];10);&quot;T00:00:00Z TO &quot;;LEFT([.B6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net.com/news/apples-ios-9-3-glitching-some-older-ipads/</text:p>
          </table:table-cell>
          <table:table-cell office:value-type="string" calcext:value-type="string">
            <text:p>Apple's iOS 9.3 glitching some older iPads</text:p>
          </table:table-cell>
        </table:table-row>
        <table:table-row table:style-name="ro1">
          <table:table-cell table:formula="of:=RAND()" office:value-type="float" office:value="0.393285251743324" calcext:value-type="float">
            <text:p>0.3932852517</text:p>
          </table:table-cell>
          <table:table-cell office:value-type="string" calcext:value-type="string">
            <text:p>2015-08-28 09:04:21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national/%E3%80%90%E6%96%B0%E5%9B%BD%E7%AB%8B%E7%AB%B6%E6%8A%80%E5%A0%B4%E3%80%91%E9%A6%96%E7%9B%B8%E3%80%8C%E5%86%B7%E6%9A%96%E6%88%BF%E3%81%AF%E3%81%AA%E3%81%8F%E3%81%A6%E3%82%82%E3%81%84%E3%81%84%E3%82%93%E3%81%98%E3%82%83%E3%81%AA%E3%81%84%E3%81%8B%E2%80%A6%E3%80%8D-%E5%9C%9F%E5%A3%87%E5%A0%B4%E3%81%A7%E5%B7%A5%E8%B2%BB%E3%82%AB%E3%83%83%E3%83%88-%E9%A9%9A%E3%81%8F%E9%81%A0%E8%97%A4%E4%BA%94%E8%BC%AA%E7%9B%B8/ar-bbmbpgw?srcref=rss</text:p>
          </table:table-cell>
          <table:table-cell office:value-type="string" calcext:value-type="string">
            <text:p>feedly:http://www.msn.com/ja-jp/news/national/%E3%80%90%E6%96%B0%E5%9B%BD%E7%AB%8B%E7%AB%B6%E6%8A%80%E5%A0%B4%E3%80%91%E9%A6%96%E7%9B%B8%E3%80%8C%E5%86%B7%E6%9A%96%E6%88%BF%E3%81%AF%E3%81%AA%E3%81%8F%E3%81%A6%E3%82%82%E3%81%84%E3%81%84%E3%82%93%E3%81%98%E3%82%83%E3%81%AA%E3%81%84%E3%81%8B%E2%80%A6%E3%80%8D-%E5%9C%9F%E5%A3%87%E5%A0%B4%E3%81%A7%E5%B7%A5%E8%B2%BB%E3%82%AB%E3%83%83%E3%83%88-%E9%A9%9A%E3%81%8F%E9%81%A0%E8%97%A4%E4%BA%94%E8%BC%AA%E7%9B%B8/ar-BBmbPgw?srcref=rss</text:p>
          </table:table-cell>
          <table:table-cell table:formula="of:=HYPERLINK(CONCATENATE(&quot;http://localhost:3000/search?q=media_id:&quot;;[.E647];&quot; AND publish_date:[&quot;; LEFT( [.B647];10);&quot;T00:00:00Z TO &quot;;LEFT([.B6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3%80%90%E6%96%B0%E5%9B%BD%E7%AB%8B%E7%AB%B6%E6%8A%80%E5%A0%B4%E3%80%91%E9%A6%96%E7%9B%B8%E3%80%8C%E5%86%B7%E6%9A%96%E6%88%BF%E3%81%AF%E3%81%AA%E3%81%8F%E3%81%A6%E3%82%82%E3%81%84%E3%81%84%E3%82%93%E3%81%98%E3%82%83%E3%81%AA%E3%81%84%E3%81%8B%E2%80%A6%E3%80%8D-%E5%9C%9F%E5%A3%87%E5%A0%B4%E3%81%A7%E5%B7%A5%E8%B2%BB%E3%82%AB%E3%83%83%E3%83%88-%E9%A9%9A%E3%81%8F%E9%81%A0%E8%97%A4%E4%BA%94%E8%BC%AA%E7%9B%B8/ar-BBmbPgw?srcref=rss</text:p>
          </table:table-cell>
          <table:table-cell office:value-type="string" calcext:value-type="string">
            <text:p>遠藤五輪相、土壇場で工費削減に驚き</text:p>
          </table:table-cell>
        </table:table-row>
        <table:table-row table:style-name="ro1">
          <table:table-cell table:formula="of:=RAND()" office:value-type="float" office:value="0.986246182715003" calcext:value-type="float">
            <text:p>0.9862461827</text:p>
          </table:table-cell>
          <table:table-cell office:value-type="string" calcext:value-type="string">
            <text:p>2016-03-01 00:25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landkreis-zuschuss-mehr-lebensqualitaet-6167130.html?cmp=defrss</text:p>
          </table:table-cell>
          <table:table-cell office:value-type="string" calcext:value-type="string">
            <text:p>feedly:http://www.merkur.de/lokales/muenchen-lk-sued/landkreis/landkreis-zuschuss-mehr-lebensqualitaet-6167130.html</text:p>
          </table:table-cell>
          <table:table-cell table:formula="of:=HYPERLINK(CONCATENATE(&quot;http://localhost:3000/search?q=media_id:&quot;;[.E648];&quot; AND publish_date:[&quot;; LEFT( [.B648];10);&quot;T00:00:00Z TO &quot;;LEFT([.B6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landkreis-zuschuss-mehr-lebensqualitaet-6167130.html?cmp=defrss</text:p>
          </table:table-cell>
          <table:table-cell office:value-type="string" calcext:value-type="string">
            <text:p>Ein Zuschuss für mehr Lebensqualität</text:p>
          </table:table-cell>
        </table:table-row>
        <table:table-row table:style-name="ro2">
          <table:table-cell table:formula="of:=RAND()" office:value-type="float" office:value="0.689172852755381" calcext:value-type="float">
            <text:p>0.6891728528</text:p>
          </table:table-cell>
          <table:table-cell office:value-type="string" calcext:value-type="string">
            <text:p>2016-03-23 13:08:22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2006/%D8%A3%D8%B1%D8%AF%D9%88%D8%BA%D8%A7%D9%86-%D8%AD%D8%B0%D8%B1%D9%86%D8%A7-%D8%A8%D9%84%D8%AC%D9%8A%D9%83%D8%A7-%D9%85%D9%86-%D8%AA%D9%81%D8%AC%D9%8A%D8%B1%D8%A7%D8%AA-%D8%A8%D8%B1%D9%88%D9%83%D8%B3%D9%8A%D9%84-%D9%84%D9%83%D9%86%D9%87%D8%A7-%D8%AA%D8%AC%D8%A7%D9%87%D9%84%D8%AA</text:p>
          </table:table-cell>
          <table:table-cell office:value-type="string" calcext:value-type="string">
            <text:p>feedly:http://www.elshaab.org/news/222006/%D8%A3%D8%B1%D8%AF%D9%88%D8%BA%D8%A7%D9%86-%D8%AD%D8%B0%D8%B1%D9%86%D8%A7-%D8%A8%D9%84%D8%AC%D9%8A%D9%83%D8%A7-%D9%85%D9%86-%D8%AA%D9%81%D8%AC%D9%8A%D8%B1%D8%A7%D8%AA-%D8%A8%D8%B1%D9%88%D9%83%D8%B3%D9%8A%D9%84-%D9%84%D9%83%D9%86%D9%87%D8%A7-%D8%AA%D8%AC%D8%A7%D9%87%D9%84%D8%AA#ref=rss_feed</text:p>
          </table:table-cell>
          <table:table-cell table:formula="of:=HYPERLINK(CONCATENATE(&quot;http://localhost:3000/search?q=media_id:&quot;;[.E649];&quot; AND publish_date:[&quot;; LEFT( [.B649];10);&quot;T00:00:00Z TO &quot;;LEFT([.B6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2006/%D8%A3%D8%B1%D8%AF%D9%88%D8%BA%D8%A7%D9%86-%D8%AD%D8%B0%D8%B1%D9%86%D8%A7-%D8%A8%D9%84%D8%AC%D9%8A%D9%83%D8%A7-%D9%85%D9%86-%D8%AA%D9%81%D8%AC%D9%8A%D8%B1%D8%A7%D8%AA-%D8%A8%D8%B1%D9%88%D9%83%D8%B3%D9%8A%D9%84-%D9%84%D9%83%D9%86%D9%87%D8%A7-%D8%AA%D8%AC%D8%A7%D9%87%D9%84%D8%AA#ref=rss_feed</text:p>
          </table:table-cell>
          <table:table-cell office:value-type="string" calcext:value-type="string">
            <text:p>&lt;div style="direction:rtl;text-align:right"&gt;أردوغان: حذرنا بلجيكا من تفجيرات بروكسيل لكنها تجاهلت&lt;/div&gt;</text:p>
          </table:table-cell>
        </table:table-row>
        <table:table-row table:style-name="ro1">
          <table:table-cell table:formula="of:=RAND()" office:value-type="float" office:value="0.828972067157355" calcext:value-type="float">
            <text:p>0.8289720672</text:p>
          </table:table-cell>
          <table:table-cell office:value-type="string" calcext:value-type="string">
            <text:p>2013-02-10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serie_pesce_italya_balik_ligi-1120831</text:p>
          </table:table-cell>
          <table:table-cell office:value-type="string" calcext:value-type="string">
            <text:p>feedly:http://www.radikal.com.tr/yazarlar/tan_morgul/serie_pesce_italya_balik_ligi-1120831</text:p>
          </table:table-cell>
          <table:table-cell table:formula="of:=HYPERLINK(CONCATENATE(&quot;http://localhost:3000/search?q=media_id:&quot;;[.E650];&quot; AND publish_date:[&quot;; LEFT( [.B650];10);&quot;T00:00:00Z TO &quot;;LEFT([.B6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serie_pesce_italya_balik_ligi-1120831</text:p>
          </table:table-cell>
          <table:table-cell office:value-type="string" calcext:value-type="string">
            <text:p>Serie Pesce: İtalya balık ligi</text:p>
          </table:table-cell>
        </table:table-row>
        <table:table-row table:style-name="ro1">
          <table:table-cell table:formula="of:=RAND()" office:value-type="float" office:value="0.467080919711046" calcext:value-type="float">
            <text:p>0.4670809197</text:p>
          </table:table-cell>
          <table:table-cell office:value-type="string" calcext:value-type="string">
            <text:p>2015-11-27 20:47:19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7-saturday-s-tvradio-listings-nov.-28.ece</text:p>
          </table:table-cell>
          <table:table-cell office:value-type="string" calcext:value-type="string">
            <text:p>feedly:http://www.dallasnews.com/sports/more-sports/tv-radio-listings/20151127-saturday-s-tvradio-listings-nov.-28.ece</text:p>
          </table:table-cell>
          <table:table-cell table:formula="of:=HYPERLINK(CONCATENATE(&quot;http://localhost:3000/search?q=media_id:&quot;;[.E651];&quot; AND publish_date:[&quot;; LEFT( [.B651];10);&quot;T00:00:00Z TO &quot;;LEFT([.B6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7-saturday-s-tvradio-listings-nov.-28.ece</text:p>
          </table:table-cell>
          <table:table-cell office:value-type="string" calcext:value-type="string">
            <text:p>Saturday's TV/Radio listings (Nov. 28)</text:p>
          </table:table-cell>
        </table:table-row>
        <table:table-row table:style-name="ro1">
          <table:table-cell table:formula="of:=RAND()" office:value-type="float" office:value="0.447665585166084" calcext:value-type="float">
            <text:p>0.4476655852</text:p>
          </table:table-cell>
          <table:table-cell office:value-type="string" calcext:value-type="string">
            <text:p>2015-07-23 09:25:00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3-clembuterol-com-sibutramina/</text:p>
          </table:table-cell>
          <table:table-cell office:value-type="string" calcext:value-type="string">
            <text:p>feedly:http://fisiculturismo.com.br/forum/topic/107913-clembuterol-com-sibutramina/</text:p>
          </table:table-cell>
          <table:table-cell table:formula="of:=HYPERLINK(CONCATENATE(&quot;http://localhost:3000/search?q=media_id:&quot;;[.E652];&quot; AND publish_date:[&quot;; LEFT( [.B652];10);&quot;T00:00:00Z TO &quot;;LEFT([.B6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3-clembuterol-com-sibutramina/</text:p>
          </table:table-cell>
          <table:table-cell office:value-type="string" calcext:value-type="string">
            <text:p>Clembuterol com sibutramina</text:p>
          </table:table-cell>
        </table:table-row>
        <table:table-row table:style-name="ro1">
          <table:table-cell table:formula="of:=RAND()" office:value-type="float" office:value="0.150822760737174" calcext:value-type="float">
            <text:p>0.1508227607</text:p>
          </table:table-cell>
          <table:table-cell office:value-type="string" calcext:value-type="string">
            <text:p>2016-02-16 07:40:51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religious-observances/lent/6-reasons-to-observe-lent-even-if-youre-not-catholic.aspx</text:p>
          </table:table-cell>
          <table:table-cell office:value-type="string" calcext:value-type="string">
            <text:p>feedly:2435487f7f3d4e3486badec6bada64de</text:p>
          </table:table-cell>
          <table:table-cell table:formula="of:=HYPERLINK(CONCATENATE(&quot;http://localhost:3000/search?q=media_id:&quot;;[.E653];&quot; AND publish_date:[&quot;; LEFT( [.B653];10);&quot;T00:00:00Z TO &quot;;LEFT([.B6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Religious-Observances/Lent/6-Reasons-to-Observe-Lent-Even-if-Youre-Not-Catholic.aspx</text:p>
          </table:table-cell>
          <table:table-cell office:value-type="string" calcext:value-type="string">
            <text:p>6 Reasons to Observe Lent (Even if You’re Not Catholic)</text:p>
          </table:table-cell>
        </table:table-row>
        <table:table-row table:style-name="ro1">
          <table:table-cell table:formula="of:=RAND()" office:value-type="float" office:value="0.163504147231676" calcext:value-type="float">
            <text:p>0.1635041472</text:p>
          </table:table-cell>
          <table:table-cell office:value-type="string" calcext:value-type="string">
            <text:p>2016-03-23 09:17:13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driveclub-studio-failed-by-public-perception-not-lack-of-talent/</text:p>
          </table:table-cell>
          <table:table-cell office:value-type="string" calcext:value-type="string">
            <text:p>feedly:http://www.gamesradar.com/driveclub-studio-failed-by-public-perception-not-lack-of-talent/</text:p>
          </table:table-cell>
          <table:table-cell table:formula="of:=HYPERLINK(CONCATENATE(&quot;http://localhost:3000/search?q=media_id:&quot;;[.E654];&quot; AND publish_date:[&quot;; LEFT( [.B654];10);&quot;T00:00:00Z TO &quot;;LEFT([.B6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driveclub-studio-failed-by-public-perception-not-lack-of-talent/</text:p>
          </table:table-cell>
          <table:table-cell office:value-type="string" calcext:value-type="string">
            <text:p>The Driveclub studio was failed by public perception, not a lack of talent</text:p>
          </table:table-cell>
        </table:table-row>
        <table:table-row table:style-name="ro1">
          <table:table-cell table:formula="of:=RAND()" office:value-type="float" office:value="0.593857756077202" calcext:value-type="float">
            <text:p>0.5938577561</text:p>
          </table:table-cell>
          <table:table-cell office:value-type="string" calcext:value-type="string">
            <text:p>2016-01-06 06:48:35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9500.html</text:p>
          </table:table-cell>
          <table:table-cell office:value-type="string" calcext:value-type="string">
            <text:p>feedly:urn:lj:livejournal.com:atom1:golosrazuma:249500</text:p>
          </table:table-cell>
          <table:table-cell table:formula="of:=HYPERLINK(CONCATENATE(&quot;http://localhost:3000/search?q=media_id:&quot;;[.E655];&quot; AND publish_date:[&quot;; LEFT( [.B655];10);&quot;T00:00:00Z TO &quot;;LEFT([.B6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9500.html</text:p>
          </table:table-cell>
          <table:table-cell office:value-type="string" calcext:value-type="string">
            <text:p>Недетская ёлка</text:p>
          </table:table-cell>
        </table:table-row>
        <table:table-row table:style-name="ro1">
          <table:table-cell table:formula="of:=RAND()" office:value-type="float" office:value="0.322612465991636" calcext:value-type="float">
            <text:p>0.322612466</text:p>
          </table:table-cell>
          <table:table-cell office:value-type="string" calcext:value-type="string">
            <text:p>2016-03-23 16:18:19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england-vs-afghanistan-eoin-morgan-unperturbed-by-england-batting-collapse/</text:p>
          </table:table-cell>
          <table:table-cell office:value-type="string" calcext:value-type="string">
            <text:p>feedly:http://indianexpress.com/?post_type=article&amp;p=2722941</text:p>
          </table:table-cell>
          <table:table-cell table:formula="of:=HYPERLINK(CONCATENATE(&quot;http://localhost:3000/search?q=media_id:&quot;;[.E656];&quot; AND publish_date:[&quot;; LEFT( [.B656];10);&quot;T00:00:00Z TO &quot;;LEFT([.B6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england-vs-afghanistan-eoin-morgan-unperturbed-by-england-batting-collapse/</text:p>
          </table:table-cell>
          <table:table-cell office:value-type="string" calcext:value-type="string">
            <text:p>England vs Afghanistan: Eoin Morgan unperturbed by England batting collapse</text:p>
          </table:table-cell>
        </table:table-row>
        <table:table-row table:style-name="ro1">
          <table:table-cell table:formula="of:=RAND()" office:value-type="float" office:value="0.130486884487873" calcext:value-type="float">
            <text:p>0.1304868845</text:p>
          </table:table-cell>
          <table:table-cell office:value-type="string" calcext:value-type="string">
            <text:p>2016-03-23 08:46:48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68933/sc/27/l/0lcn0breuters0n0carticle0cidcnl3s16v3zk0dfeedtype0frss0gfeedname0fcnmktnews/story01.htm</text:p>
          </table:table-cell>
          <table:table-cell office:value-type="string" calcext:value-type="string">
            <text:p>feedly:CNL3S16V3ZK</text:p>
          </table:table-cell>
          <table:table-cell table:formula="of:=HYPERLINK(CONCATENATE(&quot;http://localhost:3000/search?q=media_id:&quot;;[.E657];&quot; AND publish_date:[&quot;; LEFT( [.B657];10);&quot;T00:00:00Z TO &quot;;LEFT([.B6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68933/sc/27/l/0Lcn0Breuters0N0Carticle0CidCNL3S16V3ZK0DfeedType0FRSS0GfeedName0FcnMktNews/story01.htm</text:p>
          </table:table-cell>
          <table:table-cell office:value-type="string" calcext:value-type="string">
            <text:p>美国热股：LUMBER LIQUIDATORS就一项甲醛超标事件达成和解，盘初小涨</text:p>
          </table:table-cell>
        </table:table-row>
        <table:table-row table:style-name="ro1">
          <table:table-cell table:formula="of:=RAND()" office:value-type="float" office:value="0.986862852379636" calcext:value-type="float">
            <text:p>0.9868628524</text:p>
          </table:table-cell>
          <table:table-cell office:value-type="string" calcext:value-type="string">
            <text:p>2016-03-22 15:38:59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lifestyles/arts/headlines/20160322-who-s-more-religious-men-or-women.ece</text:p>
          </table:table-cell>
          <table:table-cell office:value-type="string" calcext:value-type="string">
            <text:p>feedly:http://www.dallasnews.com/lifestyles/arts/headlines/20160322-who-s-more-religious-men-or-women.ece</text:p>
          </table:table-cell>
          <table:table-cell table:formula="of:=HYPERLINK(CONCATENATE(&quot;http://localhost:3000/search?q=media_id:&quot;;[.E658];&quot; AND publish_date:[&quot;; LEFT( [.B658];10);&quot;T00:00:00Z TO &quot;;LEFT([.B6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headlines/20160322-who-s-more-religious-men-or-women.ece</text:p>
          </table:table-cell>
          <table:table-cell office:value-type="string" calcext:value-type="string">
            <text:p>Who's more religious: men or women?</text:p>
          </table:table-cell>
        </table:table-row>
        <table:table-row table:style-name="ro1">
          <table:table-cell table:formula="of:=RAND()" office:value-type="float" office:value="0.452841544337109" calcext:value-type="float">
            <text:p>0.4528415443</text:p>
          </table:table-cell>
          <table:table-cell office:value-type="string" calcext:value-type="string">
            <text:p>2015-08-31 17:53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agriculture/fire-contained-near-pinnacles-national-park/article_0858b994-5033-11e5-a405-6b6b4d6db6a2.html</text:p>
          </table:table-cell>
          <table:table-cell office:value-type="string" calcext:value-type="string">
            <text:p>feedly:tncms-asset-0858b994-5033-11e5-a405-6b6b4d6db6a2</text:p>
          </table:table-cell>
          <table:table-cell table:formula="of:=HYPERLINK(CONCATENATE(&quot;http://localhost:3000/search?q=media_id:&quot;;[.E659];&quot; AND publish_date:[&quot;; LEFT( [.B659];10);&quot;T00:00:00Z TO &quot;;LEFT([.B6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agriculture/fire-contained-near-pinnacles-national-park/article_0858b994-5033-11e5-a405-6b6b4d6db6a2.html</text:p>
          </table:table-cell>
          <table:table-cell office:value-type="string" calcext:value-type="string">
            <text:p>Fire contained near Pinnacles National Park</text:p>
          </table:table-cell>
        </table:table-row>
        <table:table-row table:style-name="ro1">
          <table:table-cell table:formula="of:=RAND()" office:value-type="float" office:value="0.304287849746256" calcext:value-type="float">
            <text:p>0.3042878497</text:p>
          </table:table-cell>
          <table:table-cell office:value-type="string" calcext:value-type="string">
            <text:p>2016-03-09 08:00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76</text:p>
          </table:table-cell>
          <table:table-cell office:value-type="string" calcext:value-type="string">
            <text:p>feedly:http://paloverdevalleytimes.com/Main.asp?SectionID=215&amp;SubSectionID=751&amp;ArticleID=22776</text:p>
          </table:table-cell>
          <table:table-cell table:formula="of:=HYPERLINK(CONCATENATE(&quot;http://localhost:3000/search?q=media_id:&quot;;[.E660];&quot; AND publish_date:[&quot;; LEFT( [.B660];10);&quot;T00:00:00Z TO &quot;;LEFT([.B6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76</text:p>
          </table:table-cell>
          <table:table-cell office:value-type="string" calcext:value-type="string">
            <text:p>Prizes make for hopping good egg-hunt fun</text:p>
          </table:table-cell>
        </table:table-row>
        <table:table-row table:style-name="ro1">
          <table:table-cell table:formula="of:=RAND()" office:value-type="float" office:value="0.214538379339547" calcext:value-type="float">
            <text:p>0.2145383793</text:p>
          </table:table-cell>
          <table:table-cell office:value-type="string" calcext:value-type="string">
            <text:p>2012-06-08 08:22:05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kredity-v-ekaterinburge-na-sajte-kreditam</text:p>
          </table:table-cell>
          <table:table-cell office:value-type="string" calcext:value-type="string">
            <text:p>feedly:http://globalist.org.ua/tau/?p=679</text:p>
          </table:table-cell>
          <table:table-cell table:formula="of:=HYPERLINK(CONCATENATE(&quot;http://localhost:3000/search?q=media_id:&quot;;[.E661];&quot; AND publish_date:[&quot;; LEFT( [.B661];10);&quot;T00:00:00Z TO &quot;;LEFT([.B6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kredity-v-ekaterinburge-na-sajte-kreditam</text:p>
          </table:table-cell>
          <table:table-cell office:value-type="string" calcext:value-type="string">
            <text:p>Кредиты в Екатеринбурге на сайте kredit.am</text:p>
          </table:table-cell>
        </table:table-row>
        <table:table-row table:style-name="ro1">
          <table:table-cell table:formula="of:=RAND()" office:value-type="float" office:value="0.813061427935013" calcext:value-type="float">
            <text:p>0.8130614279</text:p>
          </table:table-cell>
          <table:table-cell office:value-type="string" calcext:value-type="string">
            <text:p>2016-03-18 05:43:41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80889.html</text:p>
          </table:table-cell>
          <table:table-cell office:value-type="string" calcext:value-type="string">
            <text:p>feedly:urn:lj:livejournal.com:atom1:pasya:1480889</text:p>
          </table:table-cell>
          <table:table-cell table:formula="of:=HYPERLINK(CONCATENATE(&quot;http://localhost:3000/search?q=media_id:&quot;;[.E662];&quot; AND publish_date:[&quot;; LEFT( [.B662];10);&quot;T00:00:00Z TO &quot;;LEFT([.B6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80889.html</text:p>
          </table:table-cell>
          <table:table-cell office:value-type="string" calcext:value-type="string">
            <text:p>Все братья - сёстры</text:p>
          </table:table-cell>
        </table:table-row>
        <table:table-row table:style-name="ro1">
          <table:table-cell table:formula="of:=RAND()" office:value-type="float" office:value="0.281103451696365" calcext:value-type="float">
            <text:p>0.2811034517</text:p>
          </table:table-cell>
          <table:table-cell office:value-type="string" calcext:value-type="string">
            <text:p>2014-10-06 11:16:31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news/political-director-commonwealth-secretariat-addresses-60th-commonwealth-parliamentary</text:p>
          </table:table-cell>
          <table:table-cell office:value-type="string" calcext:value-type="string">
            <text:p>feedly:4879 at http://thecommonwealth.org</text:p>
          </table:table-cell>
          <table:table-cell table:formula="of:=HYPERLINK(CONCATENATE(&quot;http://localhost:3000/search?q=media_id:&quot;;[.E663];&quot; AND publish_date:[&quot;; LEFT( [.B663];10);&quot;T00:00:00Z TO &quot;;LEFT([.B6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news/political-director-commonwealth-secretariat-addresses-60th-commonwealth-parliamentary</text:p>
          </table:table-cell>
          <table:table-cell office:value-type="string" calcext:value-type="string">
            <text:p>Political Director of Commonwealth Secretariat addresses 60th Commonwealth Parliamentary Conference</text:p>
          </table:table-cell>
        </table:table-row>
        <table:table-row table:style-name="ro1">
          <table:table-cell table:formula="of:=RAND()" office:value-type="float" office:value="0.0203881500998567" calcext:value-type="float">
            <text:p>0.0203881501</text:p>
          </table:table-cell>
          <table:table-cell office:value-type="string" calcext:value-type="string">
            <text:p>2016-01-25 04:27:13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atholic/5-resources-for-unemployed-and-underemployed-catholics.aspx</text:p>
          </table:table-cell>
          <table:table-cell office:value-type="string" calcext:value-type="string">
            <text:p>feedly:2e4e2fc73cb34026aa4ca6a6da1993c5</text:p>
          </table:table-cell>
          <table:table-cell table:formula="of:=HYPERLINK(CONCATENATE(&quot;http://localhost:3000/search?q=media_id:&quot;;[.E664];&quot; AND publish_date:[&quot;; LEFT( [.B664];10);&quot;T00:00:00Z TO &quot;;LEFT([.B6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atholic/5-Resources-for-Unemployed-and-Underemployed-Catholics.aspx</text:p>
          </table:table-cell>
          <table:table-cell office:value-type="string" calcext:value-type="string">
            <text:p>5 Resources for Unemployed and Underemployed Catholics</text:p>
          </table:table-cell>
        </table:table-row>
        <table:table-row table:style-name="ro1">
          <table:table-cell table:formula="of:=RAND()" office:value-type="float" office:value="0.310670127615423" calcext:value-type="float">
            <text:p>0.3106701276</text:p>
          </table:table-cell>
          <table:table-cell office:value-type="string" calcext:value-type="string">
            <text:p>2016-03-22 19:48:54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m7bm_uzz4ra/</text:p>
          </table:table-cell>
          <table:table-cell office:value-type="string" calcext:value-type="string">
            <text:p>feedly:tag:www.mlive.com,2016:/sports/saginaw/index.ssf/3473.18248988</text:p>
          </table:table-cell>
          <table:table-cell table:formula="of:=HYPERLINK(CONCATENATE(&quot;http://localhost:3000/search?q=media_id:&quot;;[.E665];&quot; AND publish_date:[&quot;; LEFT( [.B665];10);&quot;T00:00:00Z TO &quot;;LEFT([.B6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m7Bm_uzz4rA/</text:p>
          </table:table-cell>
          <table:table-cell office:value-type="string" calcext:value-type="string">
            <text:p>Bullock Creek's Adam McCann, Millington's Jared Roehl win fan vote as Saginaw-area's best wrestler in 2016</text:p>
          </table:table-cell>
        </table:table-row>
        <table:table-row table:style-name="ro1">
          <table:table-cell table:formula="of:=RAND()" office:value-type="float" office:value="0.840240551781566" calcext:value-type="float">
            <text:p>0.8402405518</text:p>
          </table:table-cell>
          <table:table-cell office:value-type="string" calcext:value-type="string">
            <text:p>2016-02-23 08:27:16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questo-e-il-mondo-di-rio-videola-storia-di-un-lupo-dei-monti-sibillini_1168368_11/</text:p>
          </table:table-cell>
          <table:table-cell office:value-type="string" calcext:value-type="string">
            <text:p>feedly:http://www.ecodibergamo.it/stories/il-piacere-di-leggere/questo-e-il-mondo-di-rio-videola-storia-di-un-lupo-dei-monti-sibillini_1168368_11/</text:p>
          </table:table-cell>
          <table:table-cell table:formula="of:=HYPERLINK(CONCATENATE(&quot;http://localhost:3000/search?q=media_id:&quot;;[.E666];&quot; AND publish_date:[&quot;; LEFT( [.B666];10);&quot;T00:00:00Z TO &quot;;LEFT([.B6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questo-e-il-mondo-di-rio-videola-storia-di-un-lupo-dei-monti-sibillini_1168368_11/</text:p>
          </table:table-cell>
          <table:table-cell office:value-type="string" calcext:value-type="string">
            <text:p>Questo è il mondo di Rio - video La storia di un lupo dei Monti Sibillini</text:p>
          </table:table-cell>
        </table:table-row>
        <table:table-row table:style-name="ro2">
          <table:table-cell table:formula="of:=RAND()" office:value-type="float" office:value="0.175850899708044" calcext:value-type="float">
            <text:p>0.1758508997</text:p>
          </table:table-cell>
          <table:table-cell office:value-type="string" calcext:value-type="string">
            <text:p>2016-03-15 23:43:21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lenovo-launched-budget-smartphone-vibe-k5-with-powerful-specifications-690219</text:p>
          </table:table-cell>
          <table:table-cell office:value-type="string" calcext:value-type="string">
            <text:p>feedly:technology/new-launches-lenovo-launched-budget-smartphone-vibe-k5-with-powerful-specifications-690219</text:p>
          </table:table-cell>
          <table:table-cell table:formula="of:=HYPERLINK(CONCATENATE(&quot;http://localhost:3000/search?q=media_id:&quot;;[.E667];&quot; AND publish_date:[&quot;; LEFT( [.B667];10);&quot;T00:00:00Z TO &quot;;LEFT([.B6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lenovo-launched-budget-smartphone-vibe-k5-with-powerful-specifications-690219</text:p>
          </table:table-cell>
          <table:table-cell office:value-type="string" calcext:value-type="string">
            <text:p>लेनोवो ने लांच किया बजट स्मार्टफोन vibe k5</text:p>
          </table:table-cell>
        </table:table-row>
        <table:table-row table:style-name="ro2">
          <table:table-cell table:formula="of:=RAND()" office:value-type="float" office:value="0.270030694681921" calcext:value-type="float">
            <text:p>0.2700306947</text:p>
          </table:table-cell>
          <table:table-cell office:value-type="string" calcext:value-type="string">
            <text:p>2016-02-24 03:10:23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ragini-dwivedi-starrer-amma-movie-delayed-what-is-the-reason-behind-020877.html</text:p>
          </table:table-cell>
          <table:table-cell office:value-type="string" calcext:value-type="string">
            <text:p>feedly:http://kannada.filmibeat.com/gossips/ragini-dwivedi-starrer-amma-movie-delayed-what-is-the-reason-behind-020877.html</text:p>
          </table:table-cell>
          <table:table-cell table:formula="of:=HYPERLINK(CONCATENATE(&quot;http://localhost:3000/search?q=media_id:&quot;;[.E668];&quot; AND publish_date:[&quot;; LEFT( [.B668];10);&quot;T00:00:00Z TO &quot;;LEFT([.B6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ragini-dwivedi-starrer-amma-movie-delayed-what-is-the-reason-behind-020877.html</text:p>
          </table:table-cell>
          <table:table-cell office:value-type="string" calcext:value-type="string">
            <text:p>ತುಪ್ಪದ ಬೆಡಗಿ ರಾಗಿಣಿ ಅಭಿನಯದ 'ಅಮ್ಮ' ಸಿನಿಮಾ ನಿಂತ್ಹೋಯ್ತಾ?</text:p>
          </table:table-cell>
        </table:table-row>
        <table:table-row table:style-name="ro1">
          <table:table-cell table:formula="of:=RAND()" office:value-type="float" office:value="0.632325341069593" calcext:value-type="float">
            <text:p>0.6323253411</text:p>
          </table:table-cell>
          <table:table-cell office:value-type="string" calcext:value-type="string">
            <text:p>2016-03-22 02:01:21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1932.html</text:p>
          </table:table-cell>
          <table:table-cell office:value-type="string" calcext:value-type="string">
            <text:p>feedly:urn:lj:livejournal.com:atom1:freigeist25:831932</text:p>
          </table:table-cell>
          <table:table-cell table:formula="of:=HYPERLINK(CONCATENATE(&quot;http://localhost:3000/search?q=media_id:&quot;;[.E669];&quot; AND publish_date:[&quot;; LEFT( [.B669];10);&quot;T00:00:00Z TO &quot;;LEFT([.B6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1932.html</text:p>
          </table:table-cell>
          <table:table-cell office:value-type="string" calcext:value-type="string">
            <text:p>No russian</text:p>
          </table:table-cell>
        </table:table-row>
        <table:table-row table:style-name="ro1">
          <table:table-cell table:formula="of:=RAND()" office:value-type="float" office:value="0.506312979457919" calcext:value-type="float">
            <text:p>0.5063129795</text:p>
          </table:table-cell>
          <table:table-cell office:value-type="string" calcext:value-type="string">
            <text:p>2016-03-23 12:39:25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asap-ferg-announces-always-strive-and-prosper-release-date-schoolboy-q-preview/</text:p>
          </table:table-cell>
          <table:table-cell office:value-type="string" calcext:value-type="string">
            <text:p>feedly:http://globalgrind.com/?p=4159654</text:p>
          </table:table-cell>
          <table:table-cell table:formula="of:=HYPERLINK(CONCATENATE(&quot;http://localhost:3000/search?q=media_id:&quot;;[.E670];&quot; AND publish_date:[&quot;; LEFT( [.B670];10);&quot;T00:00:00Z TO &quot;;LEFT([.B6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asap-ferg-announces-always-strive-and-prosper-release-date-schoolboy-q-preview/</text:p>
          </table:table-cell>
          <table:table-cell office:value-type="string" calcext:value-type="string">
            <text:p>A$AP Ferg Announces “Always Strive And Prosper” Release Date &amp; Shares ScHoolboy Q Preview</text:p>
          </table:table-cell>
        </table:table-row>
        <table:table-row table:style-name="ro1">
          <table:table-cell table:formula="of:=RAND()" office:value-type="float" office:value="0.712438647215213" calcext:value-type="float">
            <text:p>0.7124386472</text:p>
          </table:table-cell>
          <table:table-cell office:value-type="string" calcext:value-type="string">
            <text:p>2015-12-20 01:07:57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5506.html</text:p>
          </table:table-cell>
          <table:table-cell office:value-type="string" calcext:value-type="string">
            <text:p>feedly:urn:lj:livejournal.com:atom1:lavababe:215506</text:p>
          </table:table-cell>
          <table:table-cell table:formula="of:=HYPERLINK(CONCATENATE(&quot;http://localhost:3000/search?q=media_id:&quot;;[.E671];&quot; AND publish_date:[&quot;; LEFT( [.B671];10);&quot;T00:00:00Z TO &quot;;LEFT([.B6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5506.html</text:p>
          </table:table-cell>
          <table:table-cell office:value-type="string" calcext:value-type="string">
            <text:p>Мой Гороскоп 2016 от Огненной Обезьяны</text:p>
          </table:table-cell>
        </table:table-row>
        <table:table-row table:style-name="ro1">
          <table:table-cell table:formula="of:=RAND()" office:value-type="float" office:value="0.522650961396394" calcext:value-type="float">
            <text:p>0.5226509614</text:p>
          </table:table-cell>
          <table:table-cell office:value-type="string" calcext:value-type="string">
            <text:p>2014-08-29 12:09:38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91378e34-2e10-11e4-b330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91378e34-2e10-11e4-b330-00144feabdc0.html?ftcamp=published_links%2Frss%2Fcomment_columnists_christopher-caldwell%2Ffeed%2F%2Fproduct</text:p>
          </table:table-cell>
          <table:table-cell table:formula="of:=HYPERLINK(CONCATENATE(&quot;http://localhost:3000/search?q=media_id:&quot;;[.E672];&quot; AND publish_date:[&quot;; LEFT( [.B672];10);&quot;T00:00:00Z TO &quot;;LEFT([.B6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91378e34-2e10-11e4-b330-00144feabdc0.html?ftcamp=published_links%2Frss%2Fcomment_columnists_christopher-caldwell%2Ffeed%2F%2Fproduct</text:p>
          </table:table-cell>
          <table:table-cell office:value-type="string" calcext:value-type="string">
            <text:p>Perry and the fallibility of US justice</text:p>
          </table:table-cell>
        </table:table-row>
        <table:table-row table:style-name="ro1">
          <table:table-cell table:formula="of:=RAND()" office:value-type="float" office:value="0.593181339725093" calcext:value-type="float">
            <text:p>0.5931813397</text:p>
          </table:table-cell>
          <table:table-cell office:value-type="string" calcext:value-type="string">
            <text:p>2016-03-10 23:46:36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readying-finance-for-a-rapidly-changing-world/articleshow/51355155.cms</text:p>
          </table:table-cell>
          <table:table-cell office:value-type="string" calcext:value-type="string">
            <text:p>feedly:Article at EconomicTimes.com with article id : 51355155</text:p>
          </table:table-cell>
          <table:table-cell table:formula="of:=HYPERLINK(CONCATENATE(&quot;http://localhost:3000/search?q=media_id:&quot;;[.E673];&quot; AND publish_date:[&quot;; LEFT( [.B673];10);&quot;T00:00:00Z TO &quot;;LEFT([.B6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readying-finance-for-a-rapidly-changing-world/articleshow/51355155.cms</text:p>
          </table:table-cell>
          <table:table-cell office:value-type="string" calcext:value-type="string">
            <text:p>Readying finance for a rapidly-changing world</text:p>
          </table:table-cell>
        </table:table-row>
        <table:table-row table:style-name="ro1">
          <table:table-cell table:formula="of:=RAND()" office:value-type="float" office:value="0.874162902030597" calcext:value-type="float">
            <text:p>0.874162902</text:p>
          </table:table-cell>
          <table:table-cell office:value-type="string" calcext:value-type="string">
            <text:p>2015-07-29 10:52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da8a8cb41fdb</text:p>
          </table:table-cell>
          <table:table-cell office:value-type="string" calcext:value-type="string">
            <text:p>feedly:http://www.firjan.org.br/contenthyperlink.jsp?lumItemId=2C908CEC4EC02DBB014EDA8A8CB41FDB</text:p>
          </table:table-cell>
          <table:table-cell table:formula="of:=HYPERLINK(CONCATENATE(&quot;http://localhost:3000/search?q=media_id:&quot;;[.E674];&quot; AND publish_date:[&quot;; LEFT( [.B674];10);&quot;T00:00:00Z TO &quot;;LEFT([.B6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DA8A8CB41FDB</text:p>
          </table:table-cell>
          <table:table-cell office:value-type="string" calcext:value-type="string">
            <text:p>Projeto Comida de Rua forma 62 alunos no Rio de Janeiro</text:p>
          </table:table-cell>
        </table:table-row>
        <table:table-row table:style-name="ro1">
          <table:table-cell table:formula="of:=RAND()" office:value-type="float" office:value="0.446852261952501" calcext:value-type="float">
            <text:p>0.446852262</text:p>
          </table:table-cell>
          <table:table-cell office:value-type="string" calcext:value-type="string">
            <text:p>2010-03-01 20:29:11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1/several-doctors-nurses-sent-to-haiti/</text:p>
          </table:table-cell>
          <table:table-cell office:value-type="string" calcext:value-type="string">
            <text:p>feedly:http://bahatiansolidarity.wordpress.com/?p=271</text:p>
          </table:table-cell>
          <table:table-cell table:formula="of:=HYPERLINK(CONCATENATE(&quot;http://localhost:3000/search?q=media_id:&quot;;[.E675];&quot; AND publish_date:[&quot;; LEFT( [.B675];10);&quot;T00:00:00Z TO &quot;;LEFT([.B6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1/several-doctors-nurses-sent-to-haiti/</text:p>
          </table:table-cell>
          <table:table-cell office:value-type="string" calcext:value-type="string">
            <text:p>Several doctors, nurses sent to Haiti</text:p>
          </table:table-cell>
        </table:table-row>
        <table:table-row table:style-name="ro1">
          <table:table-cell table:formula="of:=RAND()" office:value-type="float" office:value="0.951835690761025" calcext:value-type="float">
            <text:p>0.9518356908</text:p>
          </table:table-cell>
          <table:table-cell office:value-type="string" calcext:value-type="string">
            <text:p>2015-10-16 09:59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agriculture/rain-possible-friday-saturday-in-hollister-area/article_79c5c8f4-7416-11e5-8820-2760f1c0e1ac.html</text:p>
          </table:table-cell>
          <table:table-cell office:value-type="string" calcext:value-type="string">
            <text:p>feedly:tncms-asset-79c5c8f4-7416-11e5-8820-2760f1c0e1ac</text:p>
          </table:table-cell>
          <table:table-cell table:formula="of:=HYPERLINK(CONCATENATE(&quot;http://localhost:3000/search?q=media_id:&quot;;[.E676];&quot; AND publish_date:[&quot;; LEFT( [.B676];10);&quot;T00:00:00Z TO &quot;;LEFT([.B6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agriculture/rain-possible-friday-saturday-in-hollister-area/article_79c5c8f4-7416-11e5-8820-2760f1c0e1ac.html</text:p>
          </table:table-cell>
          <table:table-cell office:value-type="string" calcext:value-type="string">
            <text:p>Rain possible Friday, Saturday in Hollister area</text:p>
          </table:table-cell>
        </table:table-row>
        <table:table-row table:style-name="ro1">
          <table:table-cell table:formula="of:=RAND()" office:value-type="float" office:value="0.936480202225201" calcext:value-type="float">
            <text:p>0.9364802022</text:p>
          </table:table-cell>
          <table:table-cell office:value-type="string" calcext:value-type="string">
            <text:p>2009-08-31 22:35:01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9/01/free-download-the-poison-tree-planted-grown-in-egypt-english-edition/</text:p>
          </table:table-cell>
          <table:table-cell office:value-type="string" calcext:value-type="string">
            <text:p>feedly:http://thepoisontree.wordpress.com/?p=13</text:p>
          </table:table-cell>
          <table:table-cell table:formula="of:=HYPERLINK(CONCATENATE(&quot;http://localhost:3000/search?q=media_id:&quot;;[.E677];&quot; AND publish_date:[&quot;; LEFT( [.B677];10);&quot;T00:00:00Z TO &quot;;LEFT([.B6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9/01/free-download-the-poison-tree-planted-grown-in-egypt-english-edition/</text:p>
          </table:table-cell>
          <table:table-cell office:value-type="string" calcext:value-type="string">
            <text:p>FREE DOWNLOAD: THE POISON TREE – PLANTED &amp; GROWN IN EGYPT (ENGLISH EDITION)</text:p>
          </table:table-cell>
        </table:table-row>
        <table:table-row table:style-name="ro1">
          <table:table-cell table:formula="of:=RAND()" office:value-type="float" office:value="0.907795804779538" calcext:value-type="float">
            <text:p>0.9077958048</text:p>
          </table:table-cell>
          <table:table-cell office:value-type="string" calcext:value-type="string">
            <text:p>2016-03-14 06:17:47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faiths/catholic/articles/7-things-you-probably-dont-know-about-confession.aspx</text:p>
          </table:table-cell>
          <table:table-cell office:value-type="string" calcext:value-type="string">
            <text:p>feedly:f42930401cd44ab2a4ea0829caccff18</text:p>
          </table:table-cell>
          <table:table-cell table:formula="of:=HYPERLINK(CONCATENATE(&quot;http://localhost:3000/search?q=media_id:&quot;;[.E678];&quot; AND publish_date:[&quot;; LEFT( [.B678];10);&quot;T00:00:00Z TO &quot;;LEFT([.B6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Faiths/Catholic/Articles/7-Things-You-Probably-Dont-Know-About-Confession.aspx</text:p>
          </table:table-cell>
          <table:table-cell office:value-type="string" calcext:value-type="string">
            <text:p>7 Things You Probably Don’t Know About Confession</text:p>
          </table:table-cell>
        </table:table-row>
        <table:table-row table:style-name="ro1">
          <table:table-cell table:formula="of:=RAND()" office:value-type="float" office:value="0.0929834399172949" calcext:value-type="float">
            <text:p>0.0929834399</text:p>
          </table:table-cell>
          <table:table-cell office:value-type="string" calcext:value-type="string">
            <text:p>2016-03-14 07:12:19</text:p>
          </table:table-cell>
          <table:table-cell office:value-type="float" office:value="30947" calcext:value-type="float">
            <text:p>30947</text:p>
          </table:table-cell>
          <table:table-cell office:value-type="float" office:value="0" calcext:value-type="float">
            <text:p>0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2016-03-23 13:13:41</text:p>
          </table:table-cell>
          <table:table-cell office:value-type="string" calcext:value-type="string">
            <text:p>http://pasya.livejournal.com/1480119.html</text:p>
          </table:table-cell>
          <table:table-cell office:value-type="string" calcext:value-type="string">
            <text:p>feedly:urn:lj:livejournal.com:atom1:pasya:1480119</text:p>
          </table:table-cell>
          <table:table-cell table:formula="of:=HYPERLINK(CONCATENATE(&quot;http://localhost:3000/search?q=media_id:&quot;;[.E679];&quot; AND publish_date:[&quot;; LEFT( [.B679];10);&quot;T00:00:00Z TO &quot;;LEFT([.B6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sya.livejournal.com/1480119.html</text:p>
          </table:table-cell>
          <table:table-cell office:value-type="string" calcext:value-type="string">
            <text:p>Мои твиты</text:p>
          </table:table-cell>
        </table:table-row>
        <table:table-row table:style-name="ro1">
          <table:table-cell table:formula="of:=RAND()" office:value-type="float" office:value="0.757022225389237" calcext:value-type="float">
            <text:p>0.7570222254</text:p>
          </table:table-cell>
          <table:table-cell office:value-type="string" calcext:value-type="string">
            <text:p>2015-08-28 09:34:55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office:value-type="string" calcext:value-type="string">
            <text:p>feedly: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table:formula="of:=HYPERLINK(CONCATENATE(&quot;http://localhost:3000/search?q=media_id:&quot;;[.E680];&quot; AND publish_date:[&quot;; LEFT( [.B680];10);&quot;T00:00:00Z TO &quot;;LEFT([.B6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Hcn?srcref=rss</text:p>
          </table:table-cell>
          <table:table-cell office:value-type="string" calcext:value-type="string">
            <text:p>ネスレ「奴隷労働」由来の製品販売か</text:p>
          </table:table-cell>
        </table:table-row>
        <table:table-row table:style-name="ro1">
          <table:table-cell table:formula="of:=RAND()" office:value-type="float" office:value="0.685679046224376" calcext:value-type="float">
            <text:p>0.6856790462</text:p>
          </table:table-cell>
          <table:table-cell office:value-type="string" calcext:value-type="string">
            <text:p>2015-10-28 19:00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7e512e69/sc/3/l/0l0sdigitalspy0o0csoaps0cs20ceastenders0cnews0ca676110a0cpotd0eeastenders0eben0emitchell0ehas0ea0eshowdown0ewith0egavin0esullivan0bhtml0drss/story01.htm</text:p>
          </table:table-cell>
          <table:table-cell office:value-type="string" calcext:value-type="string">
            <text:p>feedly:http://www.digitalspy.co.uk/soaps/s2/eastenders/news/a676110/potd-eastenders-ben-mitchell-has-a-showdown-with-gavin-sullivan.html</text:p>
          </table:table-cell>
          <table:table-cell table:formula="of:=HYPERLINK(CONCATENATE(&quot;http://localhost:3000/search?q=media_id:&quot;;[.E681];&quot; AND publish_date:[&quot;; LEFT( [.B681];10);&quot;T00:00:00Z TO &quot;;LEFT([.B6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7e512e69/sc/3/l/0L0Sdigitalspy0O0Csoaps0Cs20Ceastenders0Cnews0Ca676110A0Cpotd0Eeastenders0Eben0Emitchell0Ehas0Ea0Eshowdown0Ewith0Egavin0Esullivan0Bhtml0Drss/story01.htm</text:p>
          </table:table-cell>
          <table:table-cell office:value-type="string" calcext:value-type="string">
            <text:p>POTD: EastEnders' Ben Mitchell has a showdown with Gavin Sullivan</text:p>
          </table:table-cell>
        </table:table-row>
        <table:table-row table:style-name="ro1">
          <table:table-cell table:formula="of:=RAND()" office:value-type="float" office:value="0.634833645159937" calcext:value-type="float">
            <text:p>0.6348336452</text:p>
          </table:table-cell>
          <table:table-cell office:value-type="string" calcext:value-type="string">
            <text:p>2016-03-23 06:33:12</text:p>
          </table:table-cell>
          <table:table-cell office:value-type="float" office:value="82151" calcext:value-type="float">
            <text:p>82151</text:p>
          </table:table-cell>
          <table:table-cell office:value-type="float" office:value="0" calcext:value-type="float">
            <text:p>0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5ef87/sc/3/l/0lcn0breuters0n0carticle0cidcnl3s16v3o40dfeedtype0frss0gfeedname0fcnmktnews/story01.htm</text:p>
          </table:table-cell>
          <table:table-cell office:value-type="string" calcext:value-type="string">
            <text:p>feedly:CNL3S16V3O4</text:p>
          </table:table-cell>
          <table:table-cell table:formula="of:=HYPERLINK(CONCATENATE(&quot;http://localhost:3000/search?q=media_id:&quot;;[.E682];&quot; AND publish_date:[&quot;; LEFT( [.B682];10);&quot;T00:00:00Z TO &quot;;LEFT([.B6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5ef87/sc/3/l/0Lcn0Breuters0N0Carticle0CidCNL3S16V3O40DfeedType0FRSS0GfeedName0FcnMktNews/story01.htm</text:p>
          </table:table-cell>
          <table:table-cell office:value-type="string" calcext:value-type="string">
            <text:p>投行观点：高盛将Bruker Corp 目标价上调至21美元</text:p>
          </table:table-cell>
        </table:table-row>
        <table:table-row table:style-name="ro1">
          <table:table-cell table:formula="of:=RAND()" office:value-type="float" office:value="0.637421312295806" calcext:value-type="float">
            <text:p>0.6374213123</text:p>
          </table:table-cell>
          <table:table-cell office:value-type="string" calcext:value-type="string">
            <text:p>2013-03-21 16:17:28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a-quiet-hero/1091517/</text:p>
          </table:table-cell>
          <table:table-cell office:value-type="string" calcext:value-type="string">
            <text:p>feedly:http://www.indianexpress.com/news/a-quiet-hero/1091517/</text:p>
          </table:table-cell>
          <table:table-cell table:formula="of:=HYPERLINK(CONCATENATE(&quot;http://localhost:3000/search?q=media_id:&quot;;[.E683];&quot; AND publish_date:[&quot;; LEFT( [.B683];10);&quot;T00:00:00Z TO &quot;;LEFT([.B6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a-quiet-hero/1091517/</text:p>
          </table:table-cell>
          <table:table-cell office:value-type="string" calcext:value-type="string">
            <text:p>A quiet hero</text:p>
          </table:table-cell>
        </table:table-row>
        <table:table-row table:style-name="ro1">
          <table:table-cell table:formula="of:=RAND()" office:value-type="float" office:value="0.11525163901629" calcext:value-type="float">
            <text:p>0.115251639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national/%E6%96%B0%E5%9B%BD%E7%AB%8B%E3%80%81%EF%BC%91%E5%8D%83%E5%84%84%E5%86%86%E3%81%AE%E5%89%8A%E6%B8%9B%E5%B9%85%E9%87%8D%E8%A6%96-%E9%A6%96%E7%9B%B8%E3%81%AE%E4%B8%80%E5%A3%B0%E3%81%A7%E5%86%B7%E6%88%BF%E8%A6%8B%E9%80%81%E3%82%8A/ar-bbmci5u?srcref=rss</text:p>
          </table:table-cell>
          <table:table-cell office:value-type="string" calcext:value-type="string">
            <text:p>feedly:http://www.msn.com/ja-jp/news/national/%E6%96%B0%E5%9B%BD%E7%AB%8B%E3%80%81%EF%BC%91%E5%8D%83%E5%84%84%E5%86%86%E3%81%AE%E5%89%8A%E6%B8%9B%E5%B9%85%E9%87%8D%E8%A6%96-%E9%A6%96%E7%9B%B8%E3%81%AE%E4%B8%80%E5%A3%B0%E3%81%A7%E5%86%B7%E6%88%BF%E8%A6%8B%E9%80%81%E3%82%8A/ar-BBmci5U?srcref=rss</text:p>
          </table:table-cell>
          <table:table-cell table:formula="of:=HYPERLINK(CONCATENATE(&quot;http://localhost:3000/search?q=media_id:&quot;;[.E684];&quot; AND publish_date:[&quot;; LEFT( [.B684];10);&quot;T00:00:00Z TO &quot;;LEFT([.B6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6%96%B0%E5%9B%BD%E7%AB%8B%E3%80%81%EF%BC%91%E5%8D%83%E5%84%84%E5%86%86%E3%81%AE%E5%89%8A%E6%B8%9B%E5%B9%85%E9%87%8D%E8%A6%96-%E9%A6%96%E7%9B%B8%E3%81%AE%E4%B8%80%E5%A3%B0%E3%81%A7%E5%86%B7%E6%88%BF%E8%A6%8B%E9%80%81%E3%82%8A/ar-BBmci5U?srcref=rss</text:p>
          </table:table-cell>
          <table:table-cell office:value-type="string" calcext:value-type="string">
            <text:p>新国立、安倍首相の一声で冷房見送り</text:p>
          </table:table-cell>
        </table:table-row>
        <table:table-row table:style-name="ro1">
          <table:table-cell table:formula="of:=RAND()" office:value-type="float" office:value="0.59528595519874" calcext:value-type="float">
            <text:p>0.5952859552</text:p>
          </table:table-cell>
          <table:table-cell office:value-type="string" calcext:value-type="string">
            <text:p>2012-06-13 04:58:40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shtuchnyj-parket-yavlyaetsya-luchshim-pokrytiem-dlya-pola</text:p>
          </table:table-cell>
          <table:table-cell office:value-type="string" calcext:value-type="string">
            <text:p>feedly:http://globalist.org.ua/tau/?p=681</text:p>
          </table:table-cell>
          <table:table-cell table:formula="of:=HYPERLINK(CONCATENATE(&quot;http://localhost:3000/search?q=media_id:&quot;;[.E685];&quot; AND publish_date:[&quot;; LEFT( [.B685];10);&quot;T00:00:00Z TO &quot;;LEFT([.B6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shtuchnyj-parket-yavlyaetsya-luchshim-pokrytiem-dlya-pola</text:p>
          </table:table-cell>
          <table:table-cell office:value-type="string" calcext:value-type="string">
            <text:p>Штучный паркет является лучшим покрытием для пола</text:p>
          </table:table-cell>
        </table:table-row>
        <table:table-row table:style-name="ro1">
          <table:table-cell table:formula="of:=RAND()" office:value-type="float" office:value="0.0471027807354926" calcext:value-type="float">
            <text:p>0.0471027807</text:p>
          </table:table-cell>
          <table:table-cell office:value-type="string" calcext:value-type="string">
            <text:p>2016-02-29 09:27:00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shok-couldn-t-get-the-oscar-but-it-made-the-history-02-29-2016</text:p>
          </table:table-cell>
          <table:table-cell office:value-type="string" calcext:value-type="string">
            <text:p>feedly:http://www.balkaninsight.com/en/article/shok-couldn-t-get-the-oscar-but-it-made-the-history-02-29-2016</text:p>
          </table:table-cell>
          <table:table-cell table:formula="of:=HYPERLINK(CONCATENATE(&quot;http://localhost:3000/search?q=media_id:&quot;;[.E686];&quot; AND publish_date:[&quot;; LEFT( [.B686];10);&quot;T00:00:00Z TO &quot;;LEFT([.B6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shok-couldn-t-get-the-oscar-but-it-made-the-history-02-29-2016</text:p>
          </table:table-cell>
          <table:table-cell office:value-type="string" calcext:value-type="string">
            <text:p>Kosovo Film Makes History Despite Oscars Disappointment</text:p>
          </table:table-cell>
        </table:table-row>
        <table:table-row table:style-name="ro1">
          <table:table-cell table:formula="of:=RAND()" office:value-type="float" office:value="0.566494655355313" calcext:value-type="float">
            <text:p>0.5664946554</text:p>
          </table:table-cell>
          <table:table-cell office:value-type="string" calcext:value-type="string">
            <text:p>2014-11-30 12:47:05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0747.html</text:p>
          </table:table-cell>
          <table:table-cell office:value-type="string" calcext:value-type="string">
            <text:p>feedly:urn:lj:livejournal.com:atom1:olgazhuravliova:2830747</text:p>
          </table:table-cell>
          <table:table-cell table:formula="of:=HYPERLINK(CONCATENATE(&quot;http://localhost:3000/search?q=media_id:&quot;;[.E687];&quot; AND publish_date:[&quot;; LEFT( [.B687];10);&quot;T00:00:00Z TO &quot;;LEFT([.B6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0747.html</text:p>
          </table:table-cell>
          <table:table-cell office:value-type="string" calcext:value-type="string">
            <text:p>СОБАКЕНАМ НУЖНА МАМА!</text:p>
          </table:table-cell>
        </table:table-row>
        <table:table-row table:style-name="ro1">
          <table:table-cell table:formula="of:=RAND()" office:value-type="float" office:value="0.114273761711215" calcext:value-type="float">
            <text:p>0.1142737617</text:p>
          </table:table-cell>
          <table:table-cell office:value-type="string" calcext:value-type="string">
            <text:p>2016-03-20 06:50:09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23615/romain-grosjean-claims-sixth-amazing-haas-debut</text:p>
          </table:table-cell>
          <table:table-cell office:value-type="string" calcext:value-type="string">
            <text:p>feedly:15023615</text:p>
          </table:table-cell>
          <table:table-cell table:formula="of:=HYPERLINK(CONCATENATE(&quot;http://localhost:3000/search?q=media_id:&quot;;[.E688];&quot; AND publish_date:[&quot;; LEFT( [.B688];10);&quot;T00:00:00Z TO &quot;;LEFT([.B6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23615/romain-grosjean-claims-sixth-amazing-haas-debut</text:p>
          </table:table-cell>
          <table:table-cell office:value-type="string" calcext:value-type="string">
            <text:p>Grosjean claims sixth on &amp;apos;amazing&amp;apos; Haas debut</text:p>
          </table:table-cell>
        </table:table-row>
        <table:table-row table:style-name="ro1">
          <table:table-cell table:formula="of:=RAND()" office:value-type="float" office:value="0.799369574054423" calcext:value-type="float">
            <text:p>0.7993695741</text:p>
          </table:table-cell>
          <table:table-cell office:value-type="string" calcext:value-type="string">
            <text:p>2016-03-02 12:18:58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5196.html</text:p>
          </table:table-cell>
          <table:table-cell office:value-type="string" calcext:value-type="string">
            <text:p>feedly:urn:lj:livejournal.com:atom1:ell_dagros:295196</text:p>
          </table:table-cell>
          <table:table-cell table:formula="of:=HYPERLINK(CONCATENATE(&quot;http://localhost:3000/search?q=media_id:&quot;;[.E689];&quot; AND publish_date:[&quot;; LEFT( [.B689];10);&quot;T00:00:00Z TO &quot;;LEFT([.B6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5196.html</text:p>
          </table:table-cell>
          <table:table-cell office:value-type="string" calcext:value-type="string">
            <text:p>ell_dagros @ 2016-03-02T21:18:00</text:p>
          </table:table-cell>
        </table:table-row>
        <table:table-row table:style-name="ro1">
          <table:table-cell table:formula="of:=RAND()" office:value-type="float" office:value="0.337845268092509" calcext:value-type="float">
            <text:p>0.3378452681</text:p>
          </table:table-cell>
          <table:table-cell office:value-type="string" calcext:value-type="string">
            <text:p>2014-11-03 15:56:08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women/confessions/always-hurting.html</text:p>
          </table:table-cell>
          <table:table-cell office:value-type="string" calcext:value-type="string">
            <text:p>feedly:http://www.x3confessions.com/women/confessions/always-hurting.html</text:p>
          </table:table-cell>
          <table:table-cell table:formula="of:=HYPERLINK(CONCATENATE(&quot;http://localhost:3000/search?q=media_id:&quot;;[.E690];&quot; AND publish_date:[&quot;; LEFT( [.B690];10);&quot;T00:00:00Z TO &quot;;LEFT([.B6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women/confessions/always-hurting.html</text:p>
          </table:table-cell>
          <table:table-cell office:value-type="string" calcext:value-type="string">
            <text:p>always hurting</text:p>
          </table:table-cell>
        </table:table-row>
        <table:table-row table:style-name="ro1">
          <table:table-cell table:formula="of:=RAND()" office:value-type="float" office:value="0.706884089562565" calcext:value-type="float">
            <text:p>0.7068840896</text:p>
          </table:table-cell>
          <table:table-cell office:value-type="string" calcext:value-type="string">
            <text:p>2016-03-23 06:34:12</text:p>
          </table:table-cell>
          <table:table-cell office:value-type="float" office:value="82151" calcext:value-type="float">
            <text:p>82151</text:p>
          </table:table-cell>
          <table:table-cell office:value-type="float" office:value="1" calcext:value-type="float">
            <text:p>1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5ef86/sc/21/l/0lcn0breuters0n0carticle0cidcnl3s16v3oa0dfeedtype0frss0gfeedname0fcnmktnews/story01.htm</text:p>
          </table:table-cell>
          <table:table-cell office:value-type="string" calcext:value-type="string">
            <text:p>feedly:CNL3S16V3OA</text:p>
          </table:table-cell>
          <table:table-cell table:formula="of:=HYPERLINK(CONCATENATE(&quot;http://localhost:3000/search?q=media_id:&quot;;[.E691];&quot; AND publish_date:[&quot;; LEFT( [.B691];10);&quot;T00:00:00Z TO &quot;;LEFT([.B6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5ef86/sc/21/l/0Lcn0Breuters0N0Carticle0CidCNL3S16V3OA0DfeedType0FRSS0GfeedName0FcnMktNews/story01.htm</text:p>
          </table:table-cell>
          <table:table-cell office:value-type="string" calcext:value-type="string">
            <text:p>投行观点：Berenberg将万豪国际 目标价从90美元下调至86，评级为买入</text:p>
          </table:table-cell>
        </table:table-row>
        <table:table-row table:style-name="ro2">
          <table:table-cell table:formula="of:=RAND()" office:value-type="float" office:value="0.735470640318269" calcext:value-type="float">
            <text:p>0.7354706403</text:p>
          </table:table-cell>
          <table:table-cell office:value-type="string" calcext:value-type="string">
            <text:p>2016-02-24 03:11:43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rockline-venkatesh-shows-intreste-to-remake-shivalinga-in-hindi-020878.html</text:p>
          </table:table-cell>
          <table:table-cell office:value-type="string" calcext:value-type="string">
            <text:p>feedly:http://kannada.filmibeat.com/gossips/rockline-venkatesh-shows-intreste-to-remake-shivalinga-in-hindi-020878.html</text:p>
          </table:table-cell>
          <table:table-cell table:formula="of:=HYPERLINK(CONCATENATE(&quot;http://localhost:3000/search?q=media_id:&quot;;[.E692];&quot; AND publish_date:[&quot;; LEFT( [.B692];10);&quot;T00:00:00Z TO &quot;;LEFT([.B6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rockline-venkatesh-shows-intreste-to-remake-shivalinga-in-hindi-020878.html</text:p>
          </table:table-cell>
          <table:table-cell office:value-type="string" calcext:value-type="string">
            <text:p>ಬಾಲಿವುಡ್ ನಲ್ಲೂ ಸದ್ದು ಮಾಡಲಿದೆಯಾ 'ಶಿವಲಿಂಗ'?</text:p>
          </table:table-cell>
        </table:table-row>
        <table:table-row table:style-name="ro1">
          <table:table-cell table:formula="of:=RAND()" office:value-type="float" office:value="0.727884645858036" calcext:value-type="float">
            <text:p>0.7278846459</text:p>
          </table:table-cell>
          <table:table-cell office:value-type="string" calcext:value-type="string">
            <text:p>2014-09-12 13:04:48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9eb8d060-390d-11e4-9526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9eb8d060-390d-11e4-9526-00144feabdc0.html?ftcamp=published_links%2Frss%2Fcomment_columnists_christopher-caldwell%2Ffeed%2F%2Fproduct</text:p>
          </table:table-cell>
          <table:table-cell table:formula="of:=HYPERLINK(CONCATENATE(&quot;http://localhost:3000/search?q=media_id:&quot;;[.E693];&quot; AND publish_date:[&quot;; LEFT( [.B693];10);&quot;T00:00:00Z TO &quot;;LEFT([.B6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9eb8d060-390d-11e4-9526-00144feabdc0.html?ftcamp=published_links%2Frss%2Fcomment_columnists_christopher-caldwell%2Ffeed%2F%2Fproduct</text:p>
          </table:table-cell>
          <table:table-cell office:value-type="string" calcext:value-type="string">
            <text:p>How the rich influence American politics</text:p>
          </table:table-cell>
        </table:table-row>
        <table:table-row table:style-name="ro1">
          <table:table-cell table:formula="of:=RAND()" office:value-type="float" office:value="0.444290596671647" calcext:value-type="float">
            <text:p>0.4442905967</text:p>
          </table:table-cell>
          <table:table-cell office:value-type="string" calcext:value-type="string">
            <text:p>2016-03-18 04:35:47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30713.html</text:p>
          </table:table-cell>
          <table:table-cell office:value-type="string" calcext:value-type="string">
            <text:p>feedly:urn:lj:livejournal.com:atom1:freigeist25:830713</text:p>
          </table:table-cell>
          <table:table-cell table:formula="of:=HYPERLINK(CONCATENATE(&quot;http://localhost:3000/search?q=media_id:&quot;;[.E694];&quot; AND publish_date:[&quot;; LEFT( [.B694];10);&quot;T00:00:00Z TO &quot;;LEFT([.B6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30713.html</text:p>
          </table:table-cell>
          <table:table-cell office:value-type="string" calcext:value-type="string">
            <text:p>Одесса говорит нет русским фашистам!Одесса это Украина!Рашизм не пройдет!</text:p>
          </table:table-cell>
        </table:table-row>
        <table:table-row table:style-name="ro1">
          <table:table-cell table:formula="of:=RAND()" office:value-type="float" office:value="0.489062674052052" calcext:value-type="float">
            <text:p>0.4890626741</text:p>
          </table:table-cell>
          <table:table-cell office:value-type="string" calcext:value-type="string">
            <text:p>2016-03-22 15:15:08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3i1kk7q/*http%3A/sports.yahoo.com/news/ap-source-mavs-parsons-may-return-knee-surgery-192027524--nba.html</text:p>
          </table:table-cell>
          <table:table-cell office:value-type="string" calcext:value-type="string">
            <text:p>feedly:urn:newsml:sports.yahoo,lego:19780928:top,article,e1e0108d-c687-3a28-98bd-2b9292aef1fc-l:1</text:p>
          </table:table-cell>
          <table:table-cell table:formula="of:=HYPERLINK(CONCATENATE(&quot;http://localhost:3000/search?q=media_id:&quot;;[.E695];&quot; AND publish_date:[&quot;; LEFT( [.B695];10);&quot;T00:00:00Z TO &quot;;LEFT([.B6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3i1kk7q/*http%3A//sports.yahoo.com/news/ap-source-mavs-parsons-may-return-knee-surgery-192027524--nba.html</text:p>
          </table:table-cell>
          <table:table-cell office:value-type="string" calcext:value-type="string">
            <text:p>AP source: Mavs' Parsons may return after right knee surgery (Yahoo Sports)</text:p>
          </table:table-cell>
        </table:table-row>
        <table:table-row table:style-name="ro1">
          <table:table-cell table:formula="of:=RAND()" office:value-type="float" office:value="0.0882126098202633" calcext:value-type="float">
            <text:p>0.0882126098</text:p>
          </table:table-cell>
          <table:table-cell office:value-type="string" calcext:value-type="string">
            <text:p>2015-02-26 15:03:38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226-dallas-nightlife-faq-cocktail-bars.ece</text:p>
          </table:table-cell>
          <table:table-cell office:value-type="string" calcext:value-type="string">
            <text:p>feedly:http://www.dallasnews.com/lifestyles/arts/columnists/mr-dallas/20150226-dallas-nightlife-faq-cocktail-bars.ece</text:p>
          </table:table-cell>
          <table:table-cell table:formula="of:=HYPERLINK(CONCATENATE(&quot;http://localhost:3000/search?q=media_id:&quot;;[.E696];&quot; AND publish_date:[&quot;; LEFT( [.B696];10);&quot;T00:00:00Z TO &quot;;LEFT([.B6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226-dallas-nightlife-faq-cocktail-bars.ece</text:p>
          </table:table-cell>
          <table:table-cell office:value-type="string" calcext:value-type="string">
            <text:p>Dallas nightlife FAQ: cocktail bars</text:p>
          </table:table-cell>
        </table:table-row>
        <table:table-row table:style-name="ro1">
          <table:table-cell table:formula="of:=RAND()" office:value-type="float" office:value="0.555566731191876" calcext:value-type="float">
            <text:p>0.5555667312</text:p>
          </table:table-cell>
          <table:table-cell office:value-type="string" calcext:value-type="string">
            <text:p>2016-03-18 12:25:19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-j_zoigkrhy/0,2817,2500947,00.asp</text:p>
          </table:table-cell>
          <table:table-cell office:value-type="string" calcext:value-type="string">
            <text:p>feedly:http://feedproxy.google.com/~r/ziffdavis/pcmag/breakingnews/~3/-j_ZoigKRhY/0,2817,2500947,00.asp</text:p>
          </table:table-cell>
          <table:table-cell table:formula="of:=HYPERLINK(CONCATENATE(&quot;http://localhost:3000/search?q=media_id:&quot;;[.E697];&quot; AND publish_date:[&quot;; LEFT( [.B697];10);&quot;T00:00:00Z TO &quot;;LEFT([.B6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-j_ZoigKRhY/0,2817,2500947,00.asp</text:p>
          </table:table-cell>
          <table:table-cell office:value-type="string" calcext:value-type="string">
            <text:p>What to Expect at Apple's March 21 Event</text:p>
          </table:table-cell>
        </table:table-row>
        <table:table-row table:style-name="ro1">
          <table:table-cell table:formula="of:=RAND()" office:value-type="float" office:value="0.498293775632362" calcext:value-type="float">
            <text:p>0.4982937756</text:p>
          </table:table-cell>
          <table:table-cell office:value-type="string" calcext:value-type="string">
            <text:p>2016-01-16 10:34:30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50123.html</text:p>
          </table:table-cell>
          <table:table-cell office:value-type="string" calcext:value-type="string">
            <text:p>feedly:urn:lj:livejournal.com:atom1:golosrazuma:250123</text:p>
          </table:table-cell>
          <table:table-cell table:formula="of:=HYPERLINK(CONCATENATE(&quot;http://localhost:3000/search?q=media_id:&quot;;[.E698];&quot; AND publish_date:[&quot;; LEFT( [.B698];10);&quot;T00:00:00Z TO &quot;;LEFT([.B6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50123.html</text:p>
          </table:table-cell>
          <table:table-cell office:value-type="string" calcext:value-type="string">
            <text:p>Компьютерное</text:p>
          </table:table-cell>
        </table:table-row>
        <table:table-row table:style-name="ro1">
          <table:table-cell table:formula="of:=RAND()" office:value-type="float" office:value="0.532091521582156" calcext:value-type="float">
            <text:p>0.5320915216</text:p>
          </table:table-cell>
          <table:table-cell office:value-type="string" calcext:value-type="string">
            <text:p>2014-03-16 10:18:41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3d888a/sc/1/l/0l0sboston0n0csports0csoccer0cblog0c20a140c0a30crevolution0ihave0iearly0iseason0ichallenges0bhtml/story01.htm</text:p>
          </table:table-cell>
          <table:table-cell office:value-type="string" calcext:value-type="string">
            <text:p>feedly:http://www.boston.com/sports/soccer/blog/2014/03/revolution_have_early_season_challenges.html</text:p>
          </table:table-cell>
          <table:table-cell table:formula="of:=HYPERLINK(CONCATENATE(&quot;http://localhost:3000/search?q=media_id:&quot;;[.E699];&quot; AND publish_date:[&quot;; LEFT( [.B699];10);&quot;T00:00:00Z TO &quot;;LEFT([.B6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3d888a/sc/1/l/0L0Sboston0N0Csports0Csoccer0Cblog0C20A140C0A30Crevolution0Ihave0Iearly0Iseason0Ichallenges0Bhtml/story01.htm</text:p>
          </table:table-cell>
          <table:table-cell office:value-type="string" calcext:value-type="string">
            <text:p>Revolution have early season challenges</text:p>
          </table:table-cell>
        </table:table-row>
        <table:table-row table:style-name="ro1">
          <table:table-cell table:formula="of:=RAND()" office:value-type="float" office:value="0.124225112220635" calcext:value-type="float">
            <text:p>0.1242251122</text:p>
          </table:table-cell>
          <table:table-cell office:value-type="string" calcext:value-type="string">
            <text:p>2012-03-19 12:35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3/amor-nao-tem-cor.html</text:p>
          </table:table-cell>
          <table:table-cell office:value-type="string" calcext:value-type="string">
            <text:p>feedly:tag:blogger.com,1999:blog-8906733803857889605.post-7124039944009276211</text:p>
          </table:table-cell>
          <table:table-cell table:formula="of:=HYPERLINK(CONCATENATE(&quot;http://localhost:3000/search?q=media_id:&quot;;[.E700];&quot; AND publish_date:[&quot;; LEFT( [.B700];10);&quot;T00:00:00Z TO &quot;;LEFT([.B7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3/amor-nao-tem-cor.html</text:p>
          </table:table-cell>
          <table:table-cell office:value-type="string" calcext:value-type="string">
            <text:p>Amor não tem cor!</text:p>
          </table:table-cell>
        </table:table-row>
        <table:table-row table:style-name="ro1">
          <table:table-cell table:formula="of:=RAND()" office:value-type="float" office:value="0.799777719200343" calcext:value-type="float">
            <text:p>0.7997777192</text:p>
          </table:table-cell>
          <table:table-cell office:value-type="string" calcext:value-type="string">
            <text:p>2016-03-23 01:35:05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gegk4fm/*http%3A/sports.yahoo.com/news/lakers-examine-harassment-allegation-against-young-clarkson-235045274--nba.html</text:p>
          </table:table-cell>
          <table:table-cell office:value-type="string" calcext:value-type="string">
            <text:p>feedly:urn:newsml:sports.yahoo,lego:19780928:top,article,b3a57425-dd63-390c-b119-e804a193547c-l:1</text:p>
          </table:table-cell>
          <table:table-cell table:formula="of:=HYPERLINK(CONCATENATE(&quot;http://localhost:3000/search?q=media_id:&quot;;[.E701];&quot; AND publish_date:[&quot;; LEFT( [.B701];10);&quot;T00:00:00Z TO &quot;;LEFT([.B7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gegk4fm/*http%3A//sports.yahoo.com/news/lakers-examine-harassment-allegation-against-young-clarkson-235045274--nba.html</text:p>
          </table:table-cell>
          <table:table-cell office:value-type="string" calcext:value-type="string">
            <text:p>Lakers examine harassment allegation against Young, Clarkson (Yahoo Sports)</text:p>
          </table:table-cell>
        </table:table-row>
        <table:table-row table:style-name="ro1">
          <table:table-cell table:formula="of:=RAND()" office:value-type="float" office:value="0.533444509822779" calcext:value-type="float">
            <text:p>0.5334445098</text:p>
          </table:table-cell>
          <table:table-cell office:value-type="string" calcext:value-type="string">
            <text:p>2016-03-03 22:47:42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security/how-to-ensure-security-for-internet-of-things-iot-devices/articleshow/51250695.cms</text:p>
          </table:table-cell>
          <table:table-cell office:value-type="string" calcext:value-type="string">
            <text:p>feedly:Article at EconomicTimes.com with article id : 51250695</text:p>
          </table:table-cell>
          <table:table-cell table:formula="of:=HYPERLINK(CONCATENATE(&quot;http://localhost:3000/search?q=media_id:&quot;;[.E702];&quot; AND publish_date:[&quot;; LEFT( [.B702];10);&quot;T00:00:00Z TO &quot;;LEFT([.B7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security/how-to-ensure-security-for-internet-of-things-iot-devices/articleshow/51250695.cms</text:p>
          </table:table-cell>
          <table:table-cell office:value-type="string" calcext:value-type="string">
            <text:p>How to ensure security for Internet of Things (IoT) devices</text:p>
          </table:table-cell>
        </table:table-row>
        <table:table-row table:style-name="ro1">
          <table:table-cell table:formula="of:=RAND()" office:value-type="float" office:value="0.0526144504052586" calcext:value-type="float">
            <text:p>0.0526144504</text:p>
          </table:table-cell>
          <table:table-cell office:value-type="string" calcext:value-type="string">
            <text:p>2016-02-10 14:39:57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17018</text:p>
          </table:table-cell>
          <table:table-cell office:value-type="string" calcext:value-type="string">
            <text:p>feedly:http://EzineArticles.com/9317018</text:p>
          </table:table-cell>
          <table:table-cell table:formula="of:=HYPERLINK(CONCATENATE(&quot;http://localhost:3000/search?q=media_id:&quot;;[.E703];&quot; AND publish_date:[&quot;; LEFT( [.B703];10);&quot;T00:00:00Z TO &quot;;LEFT([.B7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17018</text:p>
          </table:table-cell>
          <table:table-cell office:value-type="string" calcext:value-type="string">
            <text:p>The 4 Benefits of Using a Trailer for Landscaping Businesses</text:p>
          </table:table-cell>
        </table:table-row>
        <table:table-row table:style-name="ro1">
          <table:table-cell table:formula="of:=RAND()" office:value-type="float" office:value="0.184643238084757" calcext:value-type="float">
            <text:p>0.1846432381</text:p>
          </table:table-cell>
          <table:table-cell office:value-type="string" calcext:value-type="string">
            <text:p>2016-03-22 07:05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mariage-quel-planning-beaute-a-un-mois-du-jour-j_11836606.html</text:p>
          </table:table-cell>
          <table:table-cell office:value-type="string" calcext:value-type="string">
            <text:p>feedly:http://www.larep.fr/france-monde/actualites/societe/sante-beaute/2016/03/22/mariage-quel-planning-beaute-a-un-mois-du-jour-j_11836606.html</text:p>
          </table:table-cell>
          <table:table-cell table:formula="of:=HYPERLINK(CONCATENATE(&quot;http://localhost:3000/search?q=media_id:&quot;;[.E704];&quot; AND publish_date:[&quot;; LEFT( [.B704];10);&quot;T00:00:00Z TO &quot;;LEFT([.B7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mariage-quel-planning-beaute-a-un-mois-du-jour-j_11836606.html</text:p>
          </table:table-cell>
          <table:table-cell office:value-type="string" calcext:value-type="string">
            <text:p>Mariage : quel planning beauté à un mois du jour J ?</text:p>
          </table:table-cell>
        </table:table-row>
        <table:table-row table:style-name="ro1">
          <table:table-cell table:formula="of:=RAND()" office:value-type="float" office:value="0.418252127804626" calcext:value-type="float">
            <text:p>0.4182521278</text:p>
          </table:table-cell>
          <table:table-cell office:value-type="string" calcext:value-type="string">
            <text:p>2014-12-19 18:06:42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41219-eureka-opens-in-uptown-with-suds-and-sips.ece</text:p>
          </table:table-cell>
          <table:table-cell office:value-type="string" calcext:value-type="string">
            <text:p>feedly:http://www.dallasnews.com/lifestyles/arts/columnists/mr-dallas/20141219-eureka-opens-in-uptown-with-suds-and-sips.ece</text:p>
          </table:table-cell>
          <table:table-cell table:formula="of:=HYPERLINK(CONCATENATE(&quot;http://localhost:3000/search?q=media_id:&quot;;[.E705];&quot; AND publish_date:[&quot;; LEFT( [.B705];10);&quot;T00:00:00Z TO &quot;;LEFT([.B7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41219-eureka-opens-in-uptown-with-suds-and-sips.ece</text:p>
          </table:table-cell>
          <table:table-cell office:value-type="string" calcext:value-type="string">
            <text:p>Eureka opens in Uptown with suds and sips</text:p>
          </table:table-cell>
        </table:table-row>
        <table:table-row table:style-name="ro1">
          <table:table-cell table:formula="of:=RAND()" office:value-type="float" office:value="0.246487606528434" calcext:value-type="float">
            <text:p>0.2464876065</text:p>
          </table:table-cell>
          <table:table-cell office:value-type="string" calcext:value-type="string">
            <text:p>2016-03-23 01:35:00</text:p>
          </table:table-cell>
          <table:table-cell office:value-type="float" office:value="348882" calcext:value-type="float">
            <text:p>34888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3/insurers-plot-test-build-better-provider-directori/</text:p>
          </table:table-cell>
          <table:table-cell office:value-type="string" calcext:value-type="string">
            <text:p>feedly:http://www.newstribune.com/news/2016/mar/23/insurers-plot-test-build-better-provider-directori/</text:p>
          </table:table-cell>
          <table:table-cell table:formula="of:=HYPERLINK(CONCATENATE(&quot;http://localhost:3000/search?q=media_id:&quot;;[.E706];&quot; AND publish_date:[&quot;; LEFT( [.B706];10);&quot;T00:00:00Z TO &quot;;LEFT([.B7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3/insurers-plot-test-build-better-provider-directori/</text:p>
          </table:table-cell>
          <table:table-cell office:value-type="string" calcext:value-type="string">
            <text:p>Insurers plot test to build better provider directories</text:p>
          </table:table-cell>
        </table:table-row>
        <table:table-row table:style-name="ro1">
          <table:table-cell table:formula="of:=RAND()" office:value-type="float" office:value="0.560585439750485" calcext:value-type="float">
            <text:p>0.5605854398</text:p>
          </table:table-cell>
          <table:table-cell office:value-type="string" calcext:value-type="string">
            <text:p>2016-03-23 07:22:00</text:p>
          </table:table-cell>
          <table:table-cell office:value-type="float" office:value="66918" calcext:value-type="float">
            <text:p>66918</text:p>
          </table:table-cell>
          <table:table-cell office:value-type="float" office:value="1" calcext:value-type="float">
            <text:p>1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2221.ece/georgische-wijn-ter-ere-van-vermoorde-soldaten_</text:p>
          </table:table-cell>
          <table:table-cell office:value-type="string" calcext:value-type="string">
            <text:p>feedly:http://www.noordhollandsdagblad.nl/stadstreek/kennemerland/article27932221.ece/Georgische-wijn-ter-ere-van-vermoorde-soldaten_</text:p>
          </table:table-cell>
          <table:table-cell table:formula="of:=HYPERLINK(CONCATENATE(&quot;http://localhost:3000/search?q=media_id:&quot;;[.E707];&quot; AND publish_date:[&quot;; LEFT( [.B707];10);&quot;T00:00:00Z TO &quot;;LEFT([.B7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2221.ece/Georgische-wijn-ter-ere-van-vermoorde-soldaten_</text:p>
          </table:table-cell>
          <table:table-cell office:value-type="string" calcext:value-type="string">
            <text:p>Georgische wijn ter ere van vermoorde soldaten</text:p>
          </table:table-cell>
        </table:table-row>
        <table:table-row table:style-name="ro1">
          <table:table-cell table:formula="of:=RAND()" office:value-type="float" office:value="0.978082960740792" calcext:value-type="float">
            <text:p>0.9780829607</text:p>
          </table:table-cell>
          <table:table-cell office:value-type="string" calcext:value-type="string">
            <text:p>2016-03-23 05:18:49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chennai-based-sp-robotics-raises-rs-2-crore-from-indian-angel-network-chennai-angels/articleshow/51527516.cms</text:p>
          </table:table-cell>
          <table:table-cell office:value-type="string" calcext:value-type="string">
            <text:p>feedly:Article at EconomicTimes.com with article id : 51527516</text:p>
          </table:table-cell>
          <table:table-cell table:formula="of:=HYPERLINK(CONCATENATE(&quot;http://localhost:3000/search?q=media_id:&quot;;[.E708];&quot; AND publish_date:[&quot;; LEFT( [.B708];10);&quot;T00:00:00Z TO &quot;;LEFT([.B7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chennai-based-sp-robotics-raises-rs-2-crore-from-indian-angel-network-chennai-angels/articleshow/51527516.cms</text:p>
          </table:table-cell>
          <table:table-cell office:value-type="string" calcext:value-type="string">
            <text:p>Chennai-based SP Robotics raises Rs 2 crore from Indian Angel Network, Chennai Angels</text:p>
          </table:table-cell>
        </table:table-row>
        <table:table-row table:style-name="ro1">
          <table:table-cell table:formula="of:=RAND()" office:value-type="float" office:value="0.338318921499367" calcext:value-type="float">
            <text:p>0.3383189215</text:p>
          </table:table-cell>
          <table:table-cell office:value-type="string" calcext:value-type="string">
            <text:p>2015-08-12 05:50:00</text:p>
          </table:table-cell>
          <table:table-cell office:value-type="float" office:value="115201" calcext:value-type="float">
            <text:p>115201</text:p>
          </table:table-cell>
          <table:table-cell office:value-type="float" office:value="0" calcext:value-type="float">
            <text:p>0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2016-03-23 14:07:33</text:p>
          </table:table-cell>
          <table:table-cell office:value-type="string" calcext:value-type="string">
            <text:p>http://southasia.oneworld.net/news/digital-sets-to-boost-agricultural-research-in-bangladesh</text:p>
          </table:table-cell>
          <table:table-cell office:value-type="string" calcext:value-type="string">
            <text:p>feedly:http://southasia.oneworld.net/news/digital-sets-to-boost-agricultural-research-in-bangladesh</text:p>
          </table:table-cell>
          <table:table-cell table:formula="of:=HYPERLINK(CONCATENATE(&quot;http://localhost:3000/search?q=media_id:&quot;;[.E709];&quot; AND publish_date:[&quot;; LEFT( [.B709];10);&quot;T00:00:00Z TO &quot;;LEFT([.B7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outhasia.oneworld.net/news/digital-sets-to-boost-agricultural-research-in-bangladesh</text:p>
          </table:table-cell>
          <table:table-cell office:value-type="string" calcext:value-type="string">
            <text:p>Digital sets to boost agricultural research in Bangladesh</text:p>
          </table:table-cell>
        </table:table-row>
        <table:table-row table:style-name="ro1">
          <table:table-cell table:formula="of:=RAND()" office:value-type="float" office:value="0.0431059106331337" calcext:value-type="float">
            <text:p>0.0431059106</text:p>
          </table:table-cell>
          <table:table-cell office:value-type="string" calcext:value-type="string">
            <text:p>2013-11-08 16:51:31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midsize-winner-annual-mothership-tour-takes-alliance-data-systems-boss-to-every-location.ece</text:p>
          </table:table-cell>
          <table:table-cell office:value-type="string" calcext:value-type="string">
            <text:p>feedly:http://www.dallasnews.com/business/top-100/headlines/20131108-midsize-winner-annual-mothership-tour-takes-alliance-data-systems-boss-to-every-location.ece</text:p>
          </table:table-cell>
          <table:table-cell table:formula="of:=HYPERLINK(CONCATENATE(&quot;http://localhost:3000/search?q=media_id:&quot;;[.E710];&quot; AND publish_date:[&quot;; LEFT( [.B710];10);&quot;T00:00:00Z TO &quot;;LEFT([.B7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midsize-winner-annual-mothership-tour-takes-alliance-data-systems-boss-to-every-location.ece</text:p>
          </table:table-cell>
          <table:table-cell office:value-type="string" calcext:value-type="string">
            <text:p>Midsize winner: Annual 'mothership tour' takes Alliance Data Systems boss to every location</text:p>
          </table:table-cell>
        </table:table-row>
        <table:table-row table:style-name="ro1">
          <table:table-cell table:formula="of:=RAND()" office:value-type="float" office:value="0.309470812909735" calcext:value-type="float">
            <text:p>0.3094708129</text:p>
          </table:table-cell>
          <table:table-cell office:value-type="string" calcext:value-type="string">
            <text:p>2016-02-25 21:06:02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225-tag-team-approach-not-enough-to-take-trump-down.ece</text:p>
          </table:table-cell>
          <table:table-cell office:value-type="string" calcext:value-type="string">
            <text:p>feedly:http://www.dallasnews.com/news/columnists/gromer-jeffers-jr/20160225-tag-team-approach-not-enough-to-take-trump-down.ece</text:p>
          </table:table-cell>
          <table:table-cell table:formula="of:=HYPERLINK(CONCATENATE(&quot;http://localhost:3000/search?q=media_id:&quot;;[.E711];&quot; AND publish_date:[&quot;; LEFT( [.B711];10);&quot;T00:00:00Z TO &quot;;LEFT([.B7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225-tag-team-approach-not-enough-to-take-trump-down.ece</text:p>
          </table:table-cell>
          <table:table-cell office:value-type="string" calcext:value-type="string">
            <text:p>Tag-team approach not enough to take Trump down</text:p>
          </table:table-cell>
        </table:table-row>
        <table:table-row table:style-name="ro1">
          <table:table-cell table:formula="of:=RAND()" office:value-type="float" office:value="0.982419812158698" calcext:value-type="float">
            <text:p>0.9824198122</text:p>
          </table:table-cell>
          <table:table-cell office:value-type="string" calcext:value-type="string">
            <text:p>2016-03-22 18:03:26</text:p>
          </table:table-cell>
          <table:table-cell office:value-type="float" office:value="171751" calcext:value-type="float">
            <text:p>17175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string" calcext:value-type="string">
            <text:p>2016-03-23 12:20:38</text:p>
          </table:table-cell>
          <table:table-cell office:value-type="string" calcext:value-type="string">
            <text:p>http://us.rd.yahoo.com/sports/rss/nba/sig=131u0s8qv/*https%3A/sports.yahoo.com/news/pelicans-anderson-remains-sidelined-vs-heat-230326137--nba.html</text:p>
          </table:table-cell>
          <table:table-cell office:value-type="string" calcext:value-type="string">
            <text:p>feedly:urn:newsml:sports.yahoo,lego:19780928:top,article,a15c0a57-d184-3408-b49d-583820962f7a-l:1</text:p>
          </table:table-cell>
          <table:table-cell table:formula="of:=HYPERLINK(CONCATENATE(&quot;http://localhost:3000/search?q=media_id:&quot;;[.E712];&quot; AND publish_date:[&quot;; LEFT( [.B712];10);&quot;T00:00:00Z TO &quot;;LEFT([.B7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us.rd.yahoo.com/sports/rss/nba/SIG=131u0s8qv/*https%3A//sports.yahoo.com/news/pelicans-anderson-remains-sidelined-vs-heat-230326137--nba.html</text:p>
          </table:table-cell>
          <table:table-cell office:value-type="string" calcext:value-type="string">
            <text:p>Pelicans' Anderson remains sidelined vs. Heat (Yahoo Sports)</text:p>
          </table:table-cell>
        </table:table-row>
        <table:table-row table:style-name="ro1">
          <table:table-cell table:formula="of:=RAND()" office:value-type="float" office:value="0.973585467950424" calcext:value-type="float">
            <text:p>0.973585468</text:p>
          </table:table-cell>
          <table:table-cell office:value-type="string" calcext:value-type="string">
            <text:p>2012-01-17 10:55:14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huffingtonpost.com/2012/01/17/jerry-yang-yahoo_n_1211509.html</text:p>
          </table:table-cell>
          <table:table-cell office:value-type="string" calcext:value-type="string">
            <text:p>feedly:http://www.huffingtonpost.com/2012/01/17/jerry-yang-yahoo_n_1211509.html</text:p>
          </table:table-cell>
          <table:table-cell table:formula="of:=HYPERLINK(CONCATENATE(&quot;http://localhost:3000/search?q=media_id:&quot;;[.E713];&quot; AND publish_date:[&quot;; LEFT( [.B713];10);&quot;T00:00:00Z TO &quot;;LEFT([.B7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2012/01/17/jerry-yang-yahoo_n_1211509.html</text:p>
          </table:table-cell>
          <table:table-cell office:value-type="string" calcext:value-type="string">
            <text:p>Yahoo Co-Founder Calls It Quits</text:p>
          </table:table-cell>
        </table:table-row>
        <table:table-row table:style-name="ro1">
          <table:table-cell table:formula="of:=RAND()" office:value-type="float" office:value="0.754271020971893" calcext:value-type="float">
            <text:p>0.754271021</text:p>
          </table:table-cell>
          <table:table-cell office:value-type="string" calcext:value-type="string">
            <text:p>2015-06-18 15:33:27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major-tom/?utm_source=rss&amp;utm_medium=rss&amp;utm_campaign=major-tom</text:p>
          </table:table-cell>
          <table:table-cell office:value-type="string" calcext:value-type="string">
            <text:p>feedly:http://www.jbarahona.com/?p=2539</text:p>
          </table:table-cell>
          <table:table-cell table:formula="of:=HYPERLINK(CONCATENATE(&quot;http://localhost:3000/search?q=media_id:&quot;;[.E714];&quot; AND publish_date:[&quot;; LEFT( [.B714];10);&quot;T00:00:00Z TO &quot;;LEFT([.B7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major-tom/?utm_source=rss&amp;utm_medium=rss&amp;utm_campaign=major-tom</text:p>
          </table:table-cell>
          <table:table-cell office:value-type="string" calcext:value-type="string">
            <text:p>Major Tom</text:p>
          </table:table-cell>
        </table:table-row>
        <table:table-row table:style-name="ro1">
          <table:table-cell table:formula="of:=RAND()" office:value-type="float" office:value="0.40371147862618" calcext:value-type="float">
            <text:p>0.4037114786</text:p>
          </table:table-cell>
          <table:table-cell office:value-type="string" calcext:value-type="string">
            <text:p>2015-08-28 10:19:37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office:value-type="string" calcext:value-type="string">
            <text:p>feedly:http://www.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table:formula="of:=HYPERLINK(CONCATENATE(&quot;http://localhost:3000/search?q=media_id:&quot;;[.E715];&quot; AND publish_date:[&quot;; LEFT( [.B715];10);&quot;T00:00:00Z TO &quot;;LEFT([.B7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money/%E3%83%88%E3%83%A8%E3%82%BF%E4%B8%96%E7%95%8C%E8%B2%A9%E5%A3%B2%E3%80%81%E5%86%8D%E3%81%B3%E9%A6%96%E4%BD%8D-%EF%BD%96%EF%BD%97%E4%B8%8A%E5%9B%9E%E3%82%8B-%EF%BC%91%EF%BC%95%E5%B9%B4%EF%BC%91%EF%BD%9E%EF%BC%97%E6%9C%88/ar-BBmc8gX?srcref=rss</text:p>
          </table:table-cell>
          <table:table-cell office:value-type="string" calcext:value-type="string">
            <text:p>トヨタ世界販売再び首位に VW上回る</text:p>
          </table:table-cell>
        </table:table-row>
        <table:table-row table:style-name="ro1">
          <table:table-cell table:formula="of:=RAND()" office:value-type="float" office:value="0.676463050293977" calcext:value-type="float">
            <text:p>0.6764630503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30/house-to-review-insurance-cyberbullying.html</text:p>
          </table:table-cell>
          <table:table-cell office:value-type="string" calcext:value-type="string">
            <text:p>feedly:http://www.thestate.com/2014/01/27/3229730/house-to-review-insurance-cyberbullying.html#RSS=life_and_style</text:p>
          </table:table-cell>
          <table:table-cell table:formula="of:=HYPERLINK(CONCATENATE(&quot;http://localhost:3000/search?q=media_id:&quot;;[.E716];&quot; AND publish_date:[&quot;; LEFT( [.B716];10);&quot;T00:00:00Z TO &quot;;LEFT([.B7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30/house-to-review-insurance-cyberbullying.html#RSS=life_and_style</text:p>
          </table:table-cell>
          <table:table-cell office:value-type="string" calcext:value-type="string">
            <text:p>House to review insurance, cyberbullying bills</text:p>
          </table:table-cell>
        </table:table-row>
        <table:table-row table:style-name="ro1">
          <table:table-cell table:formula="of:=RAND()" office:value-type="float" office:value="0.157160742170446" calcext:value-type="float">
            <text:p>0.1571607422</text:p>
          </table:table-cell>
          <table:table-cell office:value-type="string" calcext:value-type="string">
            <text:p>2016-03-23 09:25:26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obama-cuba-baseball-game-brussels-attacks/</text:p>
          </table:table-cell>
          <table:table-cell office:value-type="string" calcext:value-type="string">
            <text:p>feedly:http://globalgrind.com/?p=4159600</text:p>
          </table:table-cell>
          <table:table-cell table:formula="of:=HYPERLINK(CONCATENATE(&quot;http://localhost:3000/search?q=media_id:&quot;;[.E717];&quot; AND publish_date:[&quot;; LEFT( [.B717];10);&quot;T00:00:00Z TO &quot;;LEFT([.B7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obama-cuba-baseball-game-brussels-attacks/</text:p>
          </table:table-cell>
          <table:table-cell office:value-type="string" calcext:value-type="string">
            <text:p>Obama Hits Back At Critics After Attending Cuba Baseball Game Following Brussels Attacks</text:p>
          </table:table-cell>
        </table:table-row>
        <table:table-row table:style-name="ro2">
          <table:table-cell table:formula="of:=RAND()" office:value-type="float" office:value="0.183239823833409" calcext:value-type="float">
            <text:p>0.1832398238</text:p>
          </table:table-cell>
          <table:table-cell office:value-type="string" calcext:value-type="string">
            <text:p>2016-03-04 23:24:13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actress-bhavana-get-married-in-june-020961.html</text:p>
          </table:table-cell>
          <table:table-cell office:value-type="string" calcext:value-type="string">
            <text:p>feedly:http://kannada.filmibeat.com/gossips/actress-bhavana-get-married-in-june-020961.html</text:p>
          </table:table-cell>
          <table:table-cell table:formula="of:=HYPERLINK(CONCATENATE(&quot;http://localhost:3000/search?q=media_id:&quot;;[.E718];&quot; AND publish_date:[&quot;; LEFT( [.B718];10);&quot;T00:00:00Z TO &quot;;LEFT([.B7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actress-bhavana-get-married-in-june-020961.html</text:p>
          </table:table-cell>
          <table:table-cell office:value-type="string" calcext:value-type="string">
            <text:p>'ಜಾಕಿ' ಭಾವನಾ ಮದುವೆ ಆಗ್ತಿರೋದು ಇವರನ್ನಾ?</text:p>
          </table:table-cell>
        </table:table-row>
        <table:table-row table:style-name="ro1">
          <table:table-cell table:formula="of:=RAND()" office:value-type="float" office:value="0.576659146938159" calcext:value-type="float">
            <text:p>0.5766591469</text:p>
          </table:table-cell>
          <table:table-cell office:value-type="string" calcext:value-type="string">
            <text:p>2012-12-31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3-03/s0029648.mp4</text:p>
          </table:table-cell>
          <table:table-cell office:value-type="string" calcext:value-type="string">
            <text:p>feedly:http://lrt-live.data.lt:8080/media/VIDEO/2013-03/S0029648.mp4</text:p>
          </table:table-cell>
          <table:table-cell table:formula="of:=HYPERLINK(CONCATENATE(&quot;http://localhost:3000/search?q=media_id:&quot;;[.E719];&quot; AND publish_date:[&quot;; LEFT( [.B719];10);&quot;T00:00:00Z TO &quot;;LEFT([.B7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3-03/S0029648.mp4</text:p>
          </table:table-cell>
          <table:table-cell office:value-type="string" calcext:value-type="string">
            <text:p>"Inteligentai". J. Erlicko dainos.</text:p>
          </table:table-cell>
        </table:table-row>
        <table:table-row table:style-name="ro1">
          <table:table-cell table:formula="of:=RAND()" office:value-type="float" office:value="0.764450047863823" calcext:value-type="float">
            <text:p>0.7644500479</text:p>
          </table:table-cell>
          <table:table-cell office:value-type="string" calcext:value-type="string">
            <text:p>2016-03-20 03:14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news/y=2016/m=3/news=happy-birthday-to-you-2771232.html</text:p>
          </table:table-cell>
          <table:table-cell office:value-type="string" calcext:value-type="string">
            <text:p>feedly:http://www.fifa.com/news/y=2016/m=3/news=happy-birthday-to-you-2771232.html</text:p>
          </table:table-cell>
          <table:table-cell table:formula="of:=HYPERLINK(CONCATENATE(&quot;http://localhost:3000/search?q=media_id:&quot;;[.E720];&quot; AND publish_date:[&quot;; LEFT( [.B720];10);&quot;T00:00:00Z TO &quot;;LEFT([.B7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news/y=2016/m=3/news=happy-birthday-to-you-2771232.html</text:p>
          </table:table-cell>
          <table:table-cell office:value-type="string" calcext:value-type="string">
            <text:p>Happy Birthday to you!</text:p>
          </table:table-cell>
        </table:table-row>
        <table:table-row table:style-name="ro1">
          <table:table-cell table:formula="of:=RAND()" office:value-type="float" office:value="0.375361254062391" calcext:value-type="float">
            <text:p>0.3753612541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54/wilton-bald-eagle-dies-of-lead.html</text:p>
          </table:table-cell>
          <table:table-cell office:value-type="string" calcext:value-type="string">
            <text:p>feedly:http://www.thestate.com/2014/01/27/3229754/wilton-bald-eagle-dies-of-lead.html#RSS=life_and_style</text:p>
          </table:table-cell>
          <table:table-cell table:formula="of:=HYPERLINK(CONCATENATE(&quot;http://localhost:3000/search?q=media_id:&quot;;[.E721];&quot; AND publish_date:[&quot;; LEFT( [.B721];10);&quot;T00:00:00Z TO &quot;;LEFT([.B7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54/wilton-bald-eagle-dies-of-lead.html#RSS=life_and_style</text:p>
          </table:table-cell>
          <table:table-cell office:value-type="string" calcext:value-type="string">
            <text:p>Wilton bald eagle dies of lead poisoning</text:p>
          </table:table-cell>
        </table:table-row>
        <table:table-row table:style-name="ro1">
          <table:table-cell table:formula="of:=RAND()" office:value-type="float" office:value="0.236780407657837" calcext:value-type="float">
            <text:p>0.2367804077</text:p>
          </table:table-cell>
          <table:table-cell office:value-type="string" calcext:value-type="string">
            <text:p>2015-03-03 05:03:50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5044</text:p>
          </table:table-cell>
          <table:table-cell office:value-type="string" calcext:value-type="string">
            <text:p>feedly:ya.ru:62198540:25044</text:p>
          </table:table-cell>
          <table:table-cell table:formula="of:=HYPERLINK(CONCATENATE(&quot;http://localhost:3000/search?q=media_id:&quot;;[.E722];&quot; AND publish_date:[&quot;; LEFT( [.B722];10);&quot;T00:00:00Z TO &quot;;LEFT([.B7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5044</text:p>
          </table:table-cell>
          <table:table-cell office:value-type="string" calcext:value-type="string">
            <text:p>Файлы из предыдущего письма</text:p>
          </table:table-cell>
        </table:table-row>
        <table:table-row table:style-name="ro1">
          <table:table-cell table:formula="of:=RAND()" office:value-type="float" office:value="0.23894608515334" calcext:value-type="float">
            <text:p>0.2389460852</text:p>
          </table:table-cell>
          <table:table-cell office:value-type="string" calcext:value-type="string">
            <text:p>2015-08-28 09:36:23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world/%EF%BD%8E%EF%BD%81%EF%BD%94%EF%BD%8F%E3%82%B8%E3%83%A7%E3%83%BC%E3%82%B8%E3%82%A2%E3%81%AB%E3%80%8C%E8%A8%93%E7%B7%B4%E3%82%BB%E3%83%B3%E3%82%BF%E3%83%BC%E3%80%8D%E8%A8%AD%E7%AB%8B-%E9%9C%B2%E3%81%8C%E5%8F%8D%E7%99%BA/ar-bbmbly4?srcref=rss</text:p>
          </table:table-cell>
          <table:table-cell office:value-type="string" calcext:value-type="string">
            <text:p>feedly:http://www.msn.com/ja-jp/news/world/%EF%BD%8E%EF%BD%81%EF%BD%94%EF%BD%8F%E3%82%B8%E3%83%A7%E3%83%BC%E3%82%B8%E3%82%A2%E3%81%AB%E3%80%8C%E8%A8%93%E7%B7%B4%E3%82%BB%E3%83%B3%E3%82%BF%E3%83%BC%E3%80%8D%E8%A8%AD%E7%AB%8B-%E9%9C%B2%E3%81%8C%E5%8F%8D%E7%99%BA/ar-BBmbLy4?srcref=rss</text:p>
          </table:table-cell>
          <table:table-cell table:formula="of:=HYPERLINK(CONCATENATE(&quot;http://localhost:3000/search?q=media_id:&quot;;[.E723];&quot; AND publish_date:[&quot;; LEFT( [.B723];10);&quot;T00:00:00Z TO &quot;;LEFT([.B7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world/%EF%BD%8E%EF%BD%81%EF%BD%94%EF%BD%8F%E3%82%B8%E3%83%A7%E3%83%BC%E3%82%B8%E3%82%A2%E3%81%AB%E3%80%8C%E8%A8%93%E7%B7%B4%E3%82%BB%E3%83%B3%E3%82%BF%E3%83%BC%E3%80%8D%E8%A8%AD%E7%AB%8B-%E9%9C%B2%E3%81%8C%E5%8F%8D%E7%99%BA/ar-BBmbLy4?srcref=rss</text:p>
          </table:table-cell>
          <table:table-cell office:value-type="string" calcext:value-type="string">
            <text:p>NATO、ジョージアに訓練センター</text:p>
          </table:table-cell>
        </table:table-row>
        <table:table-row table:style-name="ro1">
          <table:table-cell table:formula="of:=RAND()" office:value-type="float" office:value="0.221634678323366" calcext:value-type="float">
            <text:p>0.2216346783</text:p>
          </table:table-cell>
          <table:table-cell office:value-type="string" calcext:value-type="string">
            <text:p>2016-03-22 23:10:30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6337.html</text:p>
          </table:table-cell>
          <table:table-cell office:value-type="string" calcext:value-type="string">
            <text:p>feedly:urn:lj:livejournal.com:atom1:lauriel_anarwen:2916337</text:p>
          </table:table-cell>
          <table:table-cell table:formula="of:=HYPERLINK(CONCATENATE(&quot;http://localhost:3000/search?q=media_id:&quot;;[.E724];&quot; AND publish_date:[&quot;; LEFT( [.B724];10);&quot;T00:00:00Z TO &quot;;LEFT([.B7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6337.html</text:p>
          </table:table-cell>
          <table:table-cell office:value-type="string" calcext:value-type="string">
            <text:p>Роха доставляет</text:p>
          </table:table-cell>
        </table:table-row>
        <table:table-row table:style-name="ro1">
          <table:table-cell table:formula="of:=RAND()" office:value-type="float" office:value="0.634654875849107" calcext:value-type="float">
            <text:p>0.6346548758</text:p>
          </table:table-cell>
          <table:table-cell office:value-type="string" calcext:value-type="string">
            <text:p>2016-02-23 13:59:43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26561</text:p>
          </table:table-cell>
          <table:table-cell office:value-type="string" calcext:value-type="string">
            <text:p>feedly:http://EzineArticles.com/9326561</text:p>
          </table:table-cell>
          <table:table-cell table:formula="of:=HYPERLINK(CONCATENATE(&quot;http://localhost:3000/search?q=media_id:&quot;;[.E725];&quot; AND publish_date:[&quot;; LEFT( [.B725];10);&quot;T00:00:00Z TO &quot;;LEFT([.B7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26561</text:p>
          </table:table-cell>
          <table:table-cell office:value-type="string" calcext:value-type="string">
            <text:p>From Trash to Savory Mushrooms</text:p>
          </table:table-cell>
        </table:table-row>
        <table:table-row table:style-name="ro1">
          <table:table-cell table:formula="of:=RAND()" office:value-type="float" office:value="0.213259140293722" calcext:value-type="float">
            <text:p>0.2132591403</text:p>
          </table:table-cell>
          <table:table-cell office:value-type="string" calcext:value-type="string">
            <text:p>2016-03-02 08:02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28</text:p>
          </table:table-cell>
          <table:table-cell office:value-type="string" calcext:value-type="string">
            <text:p>feedly:http://paloverdevalleytimes.com/Main.asp?SectionID=215&amp;SubSectionID=751&amp;ArticleID=22728</text:p>
          </table:table-cell>
          <table:table-cell table:formula="of:=HYPERLINK(CONCATENATE(&quot;http://localhost:3000/search?q=media_id:&quot;;[.E726];&quot; AND publish_date:[&quot;; LEFT( [.B726];10);&quot;T00:00:00Z TO &quot;;LEFT([.B7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28</text:p>
          </table:table-cell>
          <table:table-cell office:value-type="string" calcext:value-type="string">
            <text:p>Recycling guru back at it</text:p>
          </table:table-cell>
        </table:table-row>
        <table:table-row table:style-name="ro2">
          <table:table-cell table:formula="of:=RAND()" office:value-type="float" office:value="0.645237656366442" calcext:value-type="float">
            <text:p>0.6452376564</text:p>
          </table:table-cell>
          <table:table-cell office:value-type="string" calcext:value-type="string">
            <text:p>2016-03-21 15:18:55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apple-iphone-se-launch-key-points-at-a-glance-693894</text:p>
          </table:table-cell>
          <table:table-cell office:value-type="string" calcext:value-type="string">
            <text:p>feedly:technology/new-launches-apple-iphone-se-launch-key-points-at-a-glance-693894</text:p>
          </table:table-cell>
          <table:table-cell table:formula="of:=HYPERLINK(CONCATENATE(&quot;http://localhost:3000/search?q=media_id:&quot;;[.E727];&quot; AND publish_date:[&quot;; LEFT( [.B727];10);&quot;T00:00:00Z TO &quot;;LEFT([.B7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apple-iphone-se-launch-key-points-at-a-glance-693894</text:p>
          </table:table-cell>
          <table:table-cell office:value-type="string" calcext:value-type="string">
            <text:p>ऐपल आईफोन SE लांच, जानिए क्‍या है खास</text:p>
          </table:table-cell>
        </table:table-row>
        <table:table-row table:style-name="ro1">
          <table:table-cell table:formula="of:=RAND()" office:value-type="float" office:value="0.552164300696965" calcext:value-type="float">
            <text:p>0.5521643007</text:p>
          </table:table-cell>
          <table:table-cell office:value-type="string" calcext:value-type="string">
            <text:p>2013-11-08 16:58:56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small-no.-3-smith-thompson-home-security-fights-stress-with-twinkies.ece</text:p>
          </table:table-cell>
          <table:table-cell office:value-type="string" calcext:value-type="string">
            <text:p>feedly:http://www.dallasnews.com/business/top-100/headlines/20131108-small-no.-3-smith-thompson-home-security-fights-stress-with-twinkies.ece</text:p>
          </table:table-cell>
          <table:table-cell table:formula="of:=HYPERLINK(CONCATENATE(&quot;http://localhost:3000/search?q=media_id:&quot;;[.E728];&quot; AND publish_date:[&quot;; LEFT( [.B728];10);&quot;T00:00:00Z TO &quot;;LEFT([.B7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small-no.-3-smith-thompson-home-security-fights-stress-with-twinkies.ece</text:p>
          </table:table-cell>
          <table:table-cell office:value-type="string" calcext:value-type="string">
            <text:p>Small No. 3: Smith Thompson Home Security fights stress with Twinkies</text:p>
          </table:table-cell>
        </table:table-row>
        <table:table-row table:style-name="ro1">
          <table:table-cell table:formula="of:=RAND()" office:value-type="float" office:value="0.675388060834307" calcext:value-type="float">
            <text:p>0.6753880608</text:p>
          </table:table-cell>
          <table:table-cell office:value-type="string" calcext:value-type="string">
            <text:p>2016-03-20 05:39:31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0/hearing-set-2-lawsuits-over-cafo/</text:p>
          </table:table-cell>
          <table:table-cell office:value-type="string" calcext:value-type="string">
            <text:p>feedly:http://www.newstribune.com/news/2016/mar/20/hearing-set-2-lawsuits-over-cafo/</text:p>
          </table:table-cell>
          <table:table-cell table:formula="of:=HYPERLINK(CONCATENATE(&quot;http://localhost:3000/search?q=media_id:&quot;;[.E729];&quot; AND publish_date:[&quot;; LEFT( [.B729];10);&quot;T00:00:00Z TO &quot;;LEFT([.B7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0/hearing-set-2-lawsuits-over-cafo/</text:p>
          </table:table-cell>
          <table:table-cell office:value-type="string" calcext:value-type="string">
            <text:p>Hearing set on 2 lawsuits over CAFO</text:p>
          </table:table-cell>
        </table:table-row>
        <table:table-row table:style-name="ro1">
          <table:table-cell table:formula="of:=RAND()" office:value-type="float" office:value="0.0739934184557582" calcext:value-type="float">
            <text:p>0.0739934185</text:p>
          </table:table-cell>
          <table:table-cell office:value-type="string" calcext:value-type="string">
            <text:p>2014-12-09 01:33:01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0855.html</text:p>
          </table:table-cell>
          <table:table-cell office:value-type="string" calcext:value-type="string">
            <text:p>feedly:urn:lj:livejournal.com:atom1:olgazhuravliova:2830855</text:p>
          </table:table-cell>
          <table:table-cell table:formula="of:=HYPERLINK(CONCATENATE(&quot;http://localhost:3000/search?q=media_id:&quot;;[.E730];&quot; AND publish_date:[&quot;; LEFT( [.B730];10);&quot;T00:00:00Z TO &quot;;LEFT([.B7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0855.html</text:p>
          </table:table-cell>
          <table:table-cell office:value-type="string" calcext:value-type="string">
            <text:p>Присоединение Ирана к четырехсторонней группе по борьбе с наркотиками</text:p>
          </table:table-cell>
        </table:table-row>
        <table:table-row table:style-name="ro1">
          <table:table-cell table:formula="of:=RAND()" office:value-type="float" office:value="0.452605452835836" calcext:value-type="float">
            <text:p>0.4526054528</text:p>
          </table:table-cell>
          <table:table-cell office:value-type="string" calcext:value-type="string">
            <text:p>2015-07-22 13:57:01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0-whey-4hd-black-skull/</text:p>
          </table:table-cell>
          <table:table-cell office:value-type="string" calcext:value-type="string">
            <text:p>feedly:http://fisiculturismo.com.br/forum/topic/107910-whey-4hd-black-skull/</text:p>
          </table:table-cell>
          <table:table-cell table:formula="of:=HYPERLINK(CONCATENATE(&quot;http://localhost:3000/search?q=media_id:&quot;;[.E731];&quot; AND publish_date:[&quot;; LEFT( [.B731];10);&quot;T00:00:00Z TO &quot;;LEFT([.B7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0-whey-4hd-black-skull/</text:p>
          </table:table-cell>
          <table:table-cell office:value-type="string" calcext:value-type="string">
            <text:p>Whey 4hd black skull</text:p>
          </table:table-cell>
        </table:table-row>
        <table:table-row table:style-name="ro1">
          <table:table-cell table:formula="of:=RAND()" office:value-type="float" office:value="0.709373749736374" calcext:value-type="float">
            <text:p>0.7093737497</text:p>
          </table:table-cell>
          <table:table-cell office:value-type="string" calcext:value-type="string">
            <text:p>2015-09-09 16:13:40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eli-manning-says-creepy-tony-romo-did-great-job-in-his-directv-commercial.html/</text:p>
          </table:table-cell>
          <table:table-cell office:value-type="string" calcext:value-type="string">
            <text:p>feedly:http://cowboysblog.dallasnewsblogs.com/?p=84699</text:p>
          </table:table-cell>
          <table:table-cell table:formula="of:=HYPERLINK(CONCATENATE(&quot;http://localhost:3000/search?q=media_id:&quot;;[.E732];&quot; AND publish_date:[&quot;; LEFT( [.B732];10);&quot;T00:00:00Z TO &quot;;LEFT([.B7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eli-manning-says-creepy-tony-romo-did-great-job-in-his-directv-commercial.html/</text:p>
          </table:table-cell>
          <table:table-cell office:value-type="string" calcext:value-type="string">
            <text:p>Giants' Eli Manning enjoyed 'creepy' Tony Romo in DirecTV commercial</text:p>
          </table:table-cell>
        </table:table-row>
        <table:table-row table:style-name="ro1">
          <table:table-cell table:formula="of:=RAND()" office:value-type="float" office:value="0.423994152367781" calcext:value-type="float">
            <text:p>0.4239941524</text:p>
          </table:table-cell>
          <table:table-cell office:value-type="string" calcext:value-type="string">
            <text:p>2016-03-23 02:22:17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us-airstrike-targets-al-qaeda-fighters-training-camp-yemen-kills-dozens-militants-2341634</text:p>
          </table:table-cell>
          <table:table-cell office:value-type="string" calcext:value-type="string">
            <text:p>feedly:http://www.ibtimes.com/us-airstrike-targets-al-qaeda-fighters-training-camp-yemen-kills-dozens-militants-2341634</text:p>
          </table:table-cell>
          <table:table-cell table:formula="of:=HYPERLINK(CONCATENATE(&quot;http://localhost:3000/search?q=media_id:&quot;;[.E733];&quot; AND publish_date:[&quot;; LEFT( [.B733];10);&quot;T00:00:00Z TO &quot;;LEFT([.B7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us-airstrike-targets-al-qaeda-fighters-training-camp-yemen-kills-dozens-militants-2341634</text:p>
          </table:table-cell>
          <table:table-cell office:value-type="string" calcext:value-type="string">
            <text:p>US Airstrike Targets Al Qaeda Fighters’ Training Camp In Yemen, Kills Dozens Of Militants</text:p>
          </table:table-cell>
        </table:table-row>
        <table:table-row table:style-name="ro1">
          <table:table-cell table:formula="of:=RAND()" office:value-type="float" office:value="0.297253684393764" calcext:value-type="float">
            <text:p>0.2972536844</text:p>
          </table:table-cell>
          <table:table-cell office:value-type="string" calcext:value-type="string">
            <text:p>2016-03-18 02:20:59</text:p>
          </table:table-cell>
          <table:table-cell office:value-type="float" office:value="372328" calcext:value-type="float">
            <text:p>372328</text:p>
          </table:table-cell>
          <table:table-cell office:value-type="float" office:value="0" calcext:value-type="float">
            <text:p>0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2016-03-23 14:07:21</text:p>
          </table:table-cell>
          <table:table-cell office:value-type="string" calcext:value-type="string">
            <text:p>http://economictimes.indiatimes.com/small-biz/security-tech/technology/chinese-big-data-giant-cheetah-mobile-hints-at-new-products-overseas-growth/articleshow/51454265.cms</text:p>
          </table:table-cell>
          <table:table-cell office:value-type="string" calcext:value-type="string">
            <text:p>feedly:Article at EconomicTimes.com with article id : 51454265</text:p>
          </table:table-cell>
          <table:table-cell table:formula="of:=HYPERLINK(CONCATENATE(&quot;http://localhost:3000/search?q=media_id:&quot;;[.E734];&quot; AND publish_date:[&quot;; LEFT( [.B734];10);&quot;T00:00:00Z TO &quot;;LEFT([.B7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conomictimes.indiatimes.com/small-biz/security-tech/technology/chinese-big-data-giant-cheetah-mobile-hints-at-new-products-overseas-growth/articleshow/51454265.cms</text:p>
          </table:table-cell>
          <table:table-cell office:value-type="string" calcext:value-type="string">
            <text:p>Chinese big data giant Cheetah Mobile hints at new products, overseas growth</text:p>
          </table:table-cell>
        </table:table-row>
        <table:table-row table:style-name="ro1">
          <table:table-cell table:formula="of:=RAND()" office:value-type="float" office:value="0.88188251343918" calcext:value-type="float">
            <text:p>0.8818825134</text:p>
          </table:table-cell>
          <table:table-cell office:value-type="string" calcext:value-type="string">
            <text:p>2016-03-21 07:00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recenzje/artykuly/516160,recenzja-ewa-abart-tomek-slesicki-album-lucky-days.html</text:p>
          </table:table-cell>
          <table:table-cell office:value-type="string" calcext:value-type="string">
            <text:p>feedly:http://muzyka.dziennik.pl/recenzje/artykuly/516160,recenzja-ewa-abart-tomek-slesicki-album-lucky-days.html</text:p>
          </table:table-cell>
          <table:table-cell table:formula="of:=HYPERLINK(CONCATENATE(&quot;http://localhost:3000/search?q=media_id:&quot;;[.E735];&quot; AND publish_date:[&quot;; LEFT( [.B735];10);&quot;T00:00:00Z TO &quot;;LEFT([.B7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recenzje/artykuly/516160,recenzja-ewa-abart-tomek-slesicki-album-lucky-days.html</text:p>
          </table:table-cell>
          <table:table-cell office:value-type="string" calcext:value-type="string">
            <text:p>Szkoda, że nie po polsku. RECENZJA albumu Ewy Abart "Lucky Days"</text:p>
          </table:table-cell>
        </table:table-row>
        <table:table-row table:style-name="ro1">
          <table:table-cell table:formula="of:=RAND()" office:value-type="float" office:value="0.321887660754111" calcext:value-type="float">
            <text:p>0.3218876608</text:p>
          </table:table-cell>
          <table:table-cell office:value-type="string" calcext:value-type="string">
            <text:p>2016-01-14 10:21:00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kosovo-movie-reaches-hollywood-01-14-2016</text:p>
          </table:table-cell>
          <table:table-cell office:value-type="string" calcext:value-type="string">
            <text:p>feedly:http://www.balkaninsight.com/en/article/kosovo-movie-reaches-hollywood-01-14-2016</text:p>
          </table:table-cell>
          <table:table-cell table:formula="of:=HYPERLINK(CONCATENATE(&quot;http://localhost:3000/search?q=media_id:&quot;;[.E736];&quot; AND publish_date:[&quot;; LEFT( [.B736];10);&quot;T00:00:00Z TO &quot;;LEFT([.B7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kosovo-movie-reaches-hollywood-01-14-2016</text:p>
          </table:table-cell>
          <table:table-cell office:value-type="string" calcext:value-type="string">
            <text:p>Kosovo War Movie Nominated for Oscar</text:p>
          </table:table-cell>
        </table:table-row>
        <table:table-row table:style-name="ro1">
          <table:table-cell table:formula="of:=RAND()" office:value-type="float" office:value="0.599083676830275" calcext:value-type="float">
            <text:p>0.5990836768</text:p>
          </table:table-cell>
          <table:table-cell office:value-type="string" calcext:value-type="string">
            <text:p>2014-03-12 13:58:46</text:p>
          </table:table-cell>
          <table:table-cell office:value-type="float" office:value="182267" calcext:value-type="float">
            <text:p>182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23 12:28:44</text:p>
          </table:table-cell>
          <table:table-cell office:value-type="string" calcext:value-type="string">
            <text:p>http://feeds.boston.com/c/35022/f/647014/s/381a16e8/sc/13/l/0l0sboston0n0csports0csoccer0cblog0c20a140c0a30croma0eliverpool0ire0ematch0iis0ion0iat0ifenway0ithis0isummer0bhtml/story01.htm</text:p>
          </table:table-cell>
          <table:table-cell office:value-type="string" calcext:value-type="string">
            <text:p>feedly:http://www.boston.com/sports/soccer/blog/2014/03/roma-liverpool_re-match_is_on_at_fenway_this_summer.html</text:p>
          </table:table-cell>
          <table:table-cell table:formula="of:=HYPERLINK(CONCATENATE(&quot;http://localhost:3000/search?q=media_id:&quot;;[.E737];&quot; AND publish_date:[&quot;; LEFT( [.B737];10);&quot;T00:00:00Z TO &quot;;LEFT([.B7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s.boston.com/c/35022/f/647014/s/381a16e8/sc/13/l/0L0Sboston0N0Csports0Csoccer0Cblog0C20A140C0A30Croma0Eliverpool0Ire0Ematch0Iis0Ion0Iat0Ifenway0Ithis0Isummer0Bhtml/story01.htm</text:p>
          </table:table-cell>
          <table:table-cell office:value-type="string" calcext:value-type="string">
            <text:p>Roma-Liverpool re-match is on at Fenway this Summer</text:p>
          </table:table-cell>
        </table:table-row>
        <table:table-row table:style-name="ro1">
          <table:table-cell table:formula="of:=RAND()" office:value-type="float" office:value="0.454925683421126" calcext:value-type="float">
            <text:p>0.4549256834</text:p>
          </table:table-cell>
          <table:table-cell office:value-type="string" calcext:value-type="string">
            <text:p>2015-10-24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25-de-octubre-de-2015.html</text:p>
          </table:table-cell>
          <table:table-cell office:value-type="string" calcext:value-type="string">
            <text:p>feedly:http://www.cope.es/menu/programas/iglesia-noticia/inicio_Iglesia-Noticia-del-25-de-octubre-de-2015/seccion=2035&amp;idioma=es_ES&amp;activo=12&amp;id=2015102510190001.do</text:p>
          </table:table-cell>
          <table:table-cell table:formula="of:=HYPERLINK(CONCATENATE(&quot;http://localhost:3000/search?q=media_id:&quot;;[.E738];&quot; AND publish_date:[&quot;; LEFT( [.B738];10);&quot;T00:00:00Z TO &quot;;LEFT([.B7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25-de-octubre-de-2015.html</text:p>
          </table:table-cell>
          <table:table-cell office:value-type="string" calcext:value-type="string">
            <text:p>En Iglesia Noticia del 25 de octubre de 2015: Sínodo y hospitalarios</text:p>
          </table:table-cell>
        </table:table-row>
        <table:table-row table:style-name="ro1">
          <table:table-cell table:formula="of:=RAND()" office:value-type="float" office:value="0.0669434473873827" calcext:value-type="float">
            <text:p>0.0669434474</text:p>
          </table:table-cell>
          <table:table-cell office:value-type="string" calcext:value-type="string">
            <text:p>2016-03-09 08:02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775</text:p>
          </table:table-cell>
          <table:table-cell office:value-type="string" calcext:value-type="string">
            <text:p>feedly:http://paloverdevalleytimes.com/Main.asp?SectionID=215&amp;SubSectionID=751&amp;ArticleID=22775</text:p>
          </table:table-cell>
          <table:table-cell table:formula="of:=HYPERLINK(CONCATENATE(&quot;http://localhost:3000/search?q=media_id:&quot;;[.E739];&quot; AND publish_date:[&quot;; LEFT( [.B739];10);&quot;T00:00:00Z TO &quot;;LEFT([.B7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775</text:p>
          </table:table-cell>
          <table:table-cell office:value-type="string" calcext:value-type="string">
            <text:p>County, feds meet to discuss wild burro herds</text:p>
          </table:table-cell>
        </table:table-row>
        <table:table-row table:style-name="ro1">
          <table:table-cell table:formula="of:=RAND()" office:value-type="float" office:value="0.256614292246462" calcext:value-type="float">
            <text:p>0.2566142922</text:p>
          </table:table-cell>
          <table:table-cell office:value-type="string" calcext:value-type="string">
            <text:p>2015-04-10 03:30:28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5-04-10/windies-energised</text:p>
          </table:table-cell>
          <table:table-cell office:value-type="string" calcext:value-type="string">
            <text:p>feedly:101281 at http://www.guardian.co.tt</text:p>
          </table:table-cell>
          <table:table-cell table:formula="of:=HYPERLINK(CONCATENATE(&quot;http://localhost:3000/search?q=media_id:&quot;;[.E740];&quot; AND publish_date:[&quot;; LEFT( [.B740];10);&quot;T00:00:00Z TO &quot;;LEFT([.B7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5-04-10/windies-energised</text:p>
          </table:table-cell>
          <table:table-cell office:value-type="string" calcext:value-type="string">
            <text:p>Windies Energised</text:p>
          </table:table-cell>
        </table:table-row>
        <table:table-row table:style-name="ro1">
          <table:table-cell table:formula="of:=RAND()" office:value-type="float" office:value="0.401479223439357" calcext:value-type="float">
            <text:p>0.4014792234</text:p>
          </table:table-cell>
          <table:table-cell office:value-type="string" calcext:value-type="string">
            <text:p>2016-03-08 11:15:02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6711.html</text:p>
          </table:table-cell>
          <table:table-cell office:value-type="string" calcext:value-type="string">
            <text:p>feedly:urn:lj:livejournal.com:atom1:valerkka:626711</text:p>
          </table:table-cell>
          <table:table-cell table:formula="of:=HYPERLINK(CONCATENATE(&quot;http://localhost:3000/search?q=media_id:&quot;;[.E741];&quot; AND publish_date:[&quot;; LEFT( [.B741];10);&quot;T00:00:00Z TO &quot;;LEFT([.B7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6711.html</text:p>
          </table:table-cell>
          <table:table-cell office:value-type="string" calcext:value-type="string">
            <text:p>2000-е - взгляд в зазеркалье.</text:p>
          </table:table-cell>
        </table:table-row>
        <table:table-row table:style-name="ro1">
          <table:table-cell table:formula="of:=RAND()" office:value-type="float" office:value="0.413467476417586" calcext:value-type="float">
            <text:p>0.4134674764</text:p>
          </table:table-cell>
          <table:table-cell office:value-type="string" calcext:value-type="string">
            <text:p>2015-02-24 03:59:36</text:p>
          </table:table-cell>
          <table:table-cell office:value-type="float" office:value="14042" calcext:value-type="float">
            <text:p>14042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03-23 14:01:09</text:p>
          </table:table-cell>
          <table:table-cell office:value-type="string" calcext:value-type="string">
            <text:p>http://mail-blog.ya.ru/replies.xml?item_no=24893</text:p>
          </table:table-cell>
          <table:table-cell office:value-type="string" calcext:value-type="string">
            <text:p>feedly:ya.ru:62198540:24893</text:p>
          </table:table-cell>
          <table:table-cell table:formula="of:=HYPERLINK(CONCATENATE(&quot;http://localhost:3000/search?q=media_id:&quot;;[.E742];&quot; AND publish_date:[&quot;; LEFT( [.B742];10);&quot;T00:00:00Z TO &quot;;LEFT([.B7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il-blog.ya.ru/replies.xml?item_no=24893</text:p>
          </table:table-cell>
          <table:table-cell office:value-type="string" calcext:value-type="string">
            <text:p>Просмотр изображений в Яндекс.Почте для мобильных браузеров</text:p>
          </table:table-cell>
        </table:table-row>
        <table:table-row table:style-name="ro1">
          <table:table-cell table:formula="of:=RAND()" office:value-type="float" office:value="0.108512786942782" calcext:value-type="float">
            <text:p>0.1085127869</text:p>
          </table:table-cell>
          <table:table-cell office:value-type="string" calcext:value-type="string">
            <text:p>2014-11-03 15:56:19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women/confessions/i-want-to-be-free.html</text:p>
          </table:table-cell>
          <table:table-cell office:value-type="string" calcext:value-type="string">
            <text:p>feedly:http://www.x3confessions.com/women/confessions/i-want-to-be-free.html</text:p>
          </table:table-cell>
          <table:table-cell table:formula="of:=HYPERLINK(CONCATENATE(&quot;http://localhost:3000/search?q=media_id:&quot;;[.E743];&quot; AND publish_date:[&quot;; LEFT( [.B743];10);&quot;T00:00:00Z TO &quot;;LEFT([.B7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women/confessions/i-want-to-be-free.html</text:p>
          </table:table-cell>
          <table:table-cell office:value-type="string" calcext:value-type="string">
            <text:p>I want to be free</text:p>
          </table:table-cell>
        </table:table-row>
        <table:table-row table:style-name="ro1">
          <table:table-cell table:formula="of:=RAND()" office:value-type="float" office:value="0.79390680471778" calcext:value-type="float">
            <text:p>0.7939068047</text:p>
          </table:table-cell>
          <table:table-cell office:value-type="string" calcext:value-type="string">
            <text:p>2014-03-10 22:58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7/303100041/1002/rss02</text:p>
          </table:table-cell>
          <table:table-cell office:value-type="string" calcext:value-type="string">
            <text:p>feedly:http://archive.delawareonline.com/article/20140310/SPORTS07/303100041/1002/RSS02</text:p>
          </table:table-cell>
          <table:table-cell table:formula="of:=HYPERLINK(CONCATENATE(&quot;http://localhost:3000/search?q=media_id:&quot;;[.E744];&quot; AND publish_date:[&quot;; LEFT( [.B744];10);&quot;T00:00:00Z TO &quot;;LEFT([.B7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7/303100041/1002/RSS02</text:p>
          </table:table-cell>
          <table:table-cell office:value-type="string" calcext:value-type="string">
            <text:p>Let's Dance: Hens earn NCAA tourney berth</text:p>
          </table:table-cell>
        </table:table-row>
        <table:table-row table:style-name="ro1">
          <table:table-cell table:formula="of:=RAND()" office:value-type="float" office:value="0.57013378062547" calcext:value-type="float">
            <text:p>0.5701337806</text:p>
          </table:table-cell>
          <table:table-cell office:value-type="string" calcext:value-type="string">
            <text:p>2014-08-01 10:42:23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cadf218a-17fc-11e4-a82d-00144feabdc0.html?ftcamp=published_links%2Frss%2Fcomment_columnists_christopher-caldwell%2Ffeed%2F%2Fproduct</text:p>
          </table:table-cell>
          <table:table-cell office:value-type="string" calcext:value-type="string">
            <text:p>feedly:http://www.ft.com/cms/s/0/cadf218a-17fc-11e4-a82d-00144feabdc0.html?ftcamp=published_links%2Frss%2Fcomment_columnists_christopher-caldwell%2Ffeed%2F%2Fproduct</text:p>
          </table:table-cell>
          <table:table-cell table:formula="of:=HYPERLINK(CONCATENATE(&quot;http://localhost:3000/search?q=media_id:&quot;;[.E745];&quot; AND publish_date:[&quot;; LEFT( [.B745];10);&quot;T00:00:00Z TO &quot;;LEFT([.B7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cadf218a-17fc-11e4-a82d-00144feabdc0.html?ftcamp=published_links%2Frss%2Fcomment_columnists_christopher-caldwell%2Ffeed%2F%2Fproduct</text:p>
          </table:table-cell>
          <table:table-cell office:value-type="string" calcext:value-type="string">
            <text:p>OkCupid’s experiment was a poisoned arrow</text:p>
          </table:table-cell>
        </table:table-row>
        <table:table-row table:style-name="ro1">
          <table:table-cell table:formula="of:=RAND()" office:value-type="float" office:value="0.666175219326624" calcext:value-type="float">
            <text:p>0.6661752193</text:p>
          </table:table-cell>
          <table:table-cell office:value-type="string" calcext:value-type="string">
            <text:p>2015-09-11 06:18:17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3657.html</text:p>
          </table:table-cell>
          <table:table-cell office:value-type="string" calcext:value-type="string">
            <text:p>feedly:urn:lj:livejournal.com:atom1:valerkka:623657</text:p>
          </table:table-cell>
          <table:table-cell table:formula="of:=HYPERLINK(CONCATENATE(&quot;http://localhost:3000/search?q=media_id:&quot;;[.E746];&quot; AND publish_date:[&quot;; LEFT( [.B746];10);&quot;T00:00:00Z TO &quot;;LEFT([.B7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3657.html</text:p>
          </table:table-cell>
          <table:table-cell office:value-type="string" calcext:value-type="string">
            <text:p>Зачем вырубили полувековые деревья стадиона Юных пионеров у метро Динамо?</text:p>
          </table:table-cell>
        </table:table-row>
        <table:table-row table:style-name="ro1">
          <table:table-cell table:formula="of:=RAND()" office:value-type="float" office:value="0.748514142293455" calcext:value-type="float">
            <text:p>0.7485141423</text:p>
          </table:table-cell>
          <table:table-cell office:value-type="string" calcext:value-type="string">
            <text:p>2015-11-14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15-de-noviembre-de-2015.html</text:p>
          </table:table-cell>
          <table:table-cell office:value-type="string" calcext:value-type="string">
            <text:p>feedly:http://www.cope.es/menu/programas/iglesia-noticia/inicio_Iglesia-Noticia-del-15-de-noviembre-de-2015/seccion=2035&amp;idioma=es_ES&amp;activo=12&amp;id=2015111513120001.do</text:p>
          </table:table-cell>
          <table:table-cell table:formula="of:=HYPERLINK(CONCATENATE(&quot;http://localhost:3000/search?q=media_id:&quot;;[.E747];&quot; AND publish_date:[&quot;; LEFT( [.B747];10);&quot;T00:00:00Z TO &quot;;LEFT([.B7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15-de-noviembre-de-2015.html</text:p>
          </table:table-cell>
          <table:table-cell office:value-type="string" calcext:value-type="string">
            <text:p>En Iglesia Noticia del 15 de noviembre de 2015:</text:p>
          </table:table-cell>
        </table:table-row>
        <table:table-row table:style-name="ro1">
          <table:table-cell table:formula="of:=RAND()" office:value-type="float" office:value="0.709014943761977" calcext:value-type="float">
            <text:p>0.7090149438</text:p>
          </table:table-cell>
          <table:table-cell office:value-type="string" calcext:value-type="string">
            <text:p>2016-03-02 07:27:25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thomas-de-maiziere-faced-with-influx-of-afghan-refugees-a-1080125.html</text:p>
          </table:table-cell>
          <table:table-cell office:value-type="string" calcext:value-type="string">
            <text:p>feedly:http://www.spiegel.de/international/world/thomas-de-maiziere-faced-with-influx-of-afghan-refugees-a-1080125.html</text:p>
          </table:table-cell>
          <table:table-cell table:formula="of:=HYPERLINK(CONCATENATE(&quot;http://localhost:3000/search?q=media_id:&quot;;[.E748];&quot; AND publish_date:[&quot;; LEFT( [.B748];10);&quot;T00:00:00Z TO &quot;;LEFT([.B7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thomas-de-maiziere-faced-with-influx-of-afghan-refugees-a-1080125.html#ref=rss</text:p>
          </table:table-cell>
          <table:table-cell office:value-type="string" calcext:value-type="string">
            <text:p>Rolling Up the Welcome Mat: Berlin Moves to Curb Afghan Refugee Influx</text:p>
          </table:table-cell>
        </table:table-row>
        <table:table-row table:style-name="ro1">
          <table:table-cell table:formula="of:=RAND()" office:value-type="float" office:value="0.477574728691998" calcext:value-type="float">
            <text:p>0.4775747287</text:p>
          </table:table-cell>
          <table:table-cell office:value-type="string" calcext:value-type="string">
            <text:p>2012-05-08 12:02:00</text:p>
          </table:table-cell>
          <table:table-cell office:value-type="float" office:value="122524" calcext:value-type="float">
            <text:p>122524</text:p>
          </table:table-cell>
          <table:table-cell office:value-type="float" office:value="0" calcext:value-type="float">
            <text:p>0</text:p>
          </table:table-cell>
          <table:table-cell office:value-type="float" office:value="65332" calcext:value-type="float">
            <text:p>65332</text:p>
          </table:table-cell>
          <table:table-cell office:value-type="string" calcext:value-type="string">
            <text:p>2016-03-23 13:13:22</text:p>
          </table:table-cell>
          <table:table-cell office:value-type="string" calcext:value-type="string">
            <text:p>http://movimentocisnenegro.blogspot.com/2012/05/primeira-reuniao-de-organizacao-3.html</text:p>
          </table:table-cell>
          <table:table-cell office:value-type="string" calcext:value-type="string">
            <text:p>feedly:tag:blogger.com,1999:blog-8906733803857889605.post-5168732534558253400</text:p>
          </table:table-cell>
          <table:table-cell table:formula="of:=HYPERLINK(CONCATENATE(&quot;http://localhost:3000/search?q=media_id:&quot;;[.E749];&quot; AND publish_date:[&quot;; LEFT( [.B749];10);&quot;T00:00:00Z TO &quot;;LEFT([.B7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ovimentocisnenegro.blogspot.com/2012/05/primeira-reuniao-de-organizacao-3.html</text:p>
          </table:table-cell>
          <table:table-cell office:value-type="string" calcext:value-type="string">
            <text:p>Primeira reunião de organização 3ª Semana das Religiões de Matrizes Africanas de Blumenau</text:p>
          </table:table-cell>
        </table:table-row>
        <table:table-row table:style-name="ro1">
          <table:table-cell table:formula="of:=RAND()" office:value-type="float" office:value="0.574937672142349" calcext:value-type="float">
            <text:p>0.5749376721</text:p>
          </table:table-cell>
          <table:table-cell office:value-type="string" calcext:value-type="string">
            <text:p>2016-03-22 21:07:12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fnj9efht6zg/</text:p>
          </table:table-cell>
          <table:table-cell office:value-type="string" calcext:value-type="string">
            <text:p>feedly:tag:www.mlive.com,2016:/sports/saginaw/index.ssf/3473.18249402</text:p>
          </table:table-cell>
          <table:table-cell table:formula="of:=HYPERLINK(CONCATENATE(&quot;http://localhost:3000/search?q=media_id:&quot;;[.E750];&quot; AND publish_date:[&quot;; LEFT( [.B750];10);&quot;T00:00:00Z TO &quot;;LEFT([.B7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fnj9EFHT6Zg/</text:p>
          </table:table-cell>
          <table:table-cell office:value-type="string" calcext:value-type="string">
            <text:p>Macomb Dakota obstacle blocks Midland High's path, ends Chemics' playoff run</text:p>
          </table:table-cell>
        </table:table-row>
        <table:table-row table:style-name="ro1">
          <table:table-cell table:formula="of:=RAND()" office:value-type="float" office:value="0.0628271027356719" calcext:value-type="float">
            <text:p>0.0628271027</text:p>
          </table:table-cell>
          <table:table-cell office:value-type="string" calcext:value-type="string">
            <text:p>2015-10-30 02:35:22</text:p>
          </table:table-cell>
          <table:table-cell office:value-type="float" office:value="375452" calcext:value-type="float">
            <text:p>375452</text:p>
          </table:table-cell>
          <table:table-cell office:value-type="float" office:value="1" calcext:value-type="float">
            <text:p>1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indie-artists-held-back-by-kosovo-culture-policy-10-29-2015</text:p>
          </table:table-cell>
          <table:table-cell office:value-type="string" calcext:value-type="string">
            <text:p>feedly:http://www.balkaninsight.com/en/article/indie-artists-held-back-by-kosovo-culture-policy-10-29-2015</text:p>
          </table:table-cell>
          <table:table-cell table:formula="of:=HYPERLINK(CONCATENATE(&quot;http://localhost:3000/search?q=media_id:&quot;;[.E751];&quot; AND publish_date:[&quot;; LEFT( [.B751];10);&quot;T00:00:00Z TO &quot;;LEFT([.B7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indie-artists-held-back-by-kosovo-culture-policy-10-29-2015</text:p>
          </table:table-cell>
          <table:table-cell office:value-type="string" calcext:value-type="string">
            <text:p>Indie Artists ‘Held Back’ by Kosovo Culture Policy</text:p>
          </table:table-cell>
        </table:table-row>
        <table:table-row table:style-name="ro1">
          <table:table-cell table:formula="of:=RAND()" office:value-type="float" office:value="0.203220210647634" calcext:value-type="float">
            <text:p>0.2032202106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676/ohio-school-gets-air-force-grant.html</text:p>
          </table:table-cell>
          <table:table-cell office:value-type="string" calcext:value-type="string">
            <text:p>feedly:http://www.thestate.com/2014/01/27/3229676/ohio-school-gets-air-force-grant.html#RSS=life_and_style</text:p>
          </table:table-cell>
          <table:table-cell table:formula="of:=HYPERLINK(CONCATENATE(&quot;http://localhost:3000/search?q=media_id:&quot;;[.E752];&quot; AND publish_date:[&quot;; LEFT( [.B752];10);&quot;T00:00:00Z TO &quot;;LEFT([.B7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676/ohio-school-gets-air-force-grant.html#RSS=life_and_style</text:p>
          </table:table-cell>
          <table:table-cell office:value-type="string" calcext:value-type="string">
            <text:p>Ohio school gets Air Force grant for trauma study</text:p>
          </table:table-cell>
        </table:table-row>
        <table:table-row table:style-name="ro1">
          <table:table-cell table:formula="of:=RAND()" office:value-type="float" office:value="0.411177821702225" calcext:value-type="float">
            <text:p>0.4111778217</text:p>
          </table:table-cell>
          <table:table-cell office:value-type="string" calcext:value-type="string">
            <text:p>2016-03-21 13:00:00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sonys-already-doing-meetings-playstation-vr-and-other-gdc-2016-tidbits/</text:p>
          </table:table-cell>
          <table:table-cell office:value-type="string" calcext:value-type="string">
            <text:p>feedly:http://www.gamesradar.com/sonys-already-doing-meetings-playstation-vr-and-other-gdc-2016-tidbits/</text:p>
          </table:table-cell>
          <table:table-cell table:formula="of:=HYPERLINK(CONCATENATE(&quot;http://localhost:3000/search?q=media_id:&quot;;[.E753];&quot; AND publish_date:[&quot;; LEFT( [.B753];10);&quot;T00:00:00Z TO &quot;;LEFT([.B7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sonys-already-doing-meetings-playstation-vr-and-other-gdc-2016-tidbits/</text:p>
          </table:table-cell>
          <table:table-cell office:value-type="string" calcext:value-type="string">
            <text:p>Sony's already doing meetings in PlayStation VR… and other tidbits we learned at GDC 2016</text:p>
          </table:table-cell>
        </table:table-row>
        <table:table-row table:style-name="ro1">
          <table:table-cell table:formula="of:=RAND()" office:value-type="float" office:value="0.750977540030938" calcext:value-type="float">
            <text:p>0.75097754</text:p>
          </table:table-cell>
          <table:table-cell office:value-type="string" calcext:value-type="string">
            <text:p>2016-01-14 14:20:22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6624.html</text:p>
          </table:table-cell>
          <table:table-cell office:value-type="string" calcext:value-type="string">
            <text:p>feedly:urn:lj:livejournal.com:atom1:pekelnyi_bulba:1126624</text:p>
          </table:table-cell>
          <table:table-cell table:formula="of:=HYPERLINK(CONCATENATE(&quot;http://localhost:3000/search?q=media_id:&quot;;[.E754];&quot; AND publish_date:[&quot;; LEFT( [.B754];10);&quot;T00:00:00Z TO &quot;;LEFT([.B7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6624.html</text:p>
          </table:table-cell>
          <table:table-cell office:value-type="string" calcext:value-type="string">
            <text:p>pekelnyi_bulba @ 2016-01-14T22:21:00</text:p>
          </table:table-cell>
        </table:table-row>
        <table:table-row table:style-name="ro1">
          <table:table-cell table:formula="of:=RAND()" office:value-type="float" office:value="0.662685622703689" calcext:value-type="float">
            <text:p>0.6626856227</text:p>
          </table:table-cell>
          <table:table-cell office:value-type="string" calcext:value-type="string">
            <text:p>2015-07-23 16:36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d59224f014ebcd986e95ffc</text:p>
          </table:table-cell>
          <table:table-cell office:value-type="string" calcext:value-type="string">
            <text:p>feedly:http://www.firjan.org.br/contenthyperlink.jsp?lumItemId=2C908CEC4D59224F014EBCD986E95FFC</text:p>
          </table:table-cell>
          <table:table-cell table:formula="of:=HYPERLINK(CONCATENATE(&quot;http://localhost:3000/search?q=media_id:&quot;;[.E755];&quot; AND publish_date:[&quot;; LEFT( [.B755];10);&quot;T00:00:00Z TO &quot;;LEFT([.B7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D59224F014EBCD986E95FFC</text:p>
          </table:table-cell>
          <table:table-cell office:value-type="string" calcext:value-type="string">
            <text:p>Sistema FIRJAN oferece Programa de Adequação à NR 12</text:p>
          </table:table-cell>
        </table:table-row>
        <table:table-row table:style-name="ro1">
          <table:table-cell table:formula="of:=RAND()" office:value-type="float" office:value="0.130860787429408" calcext:value-type="float">
            <text:p>0.1308607874</text:p>
          </table:table-cell>
          <table:table-cell office:value-type="string" calcext:value-type="string">
            <text:p>2016-02-06 22:42:14</text:p>
          </table:table-cell>
          <table:table-cell office:value-type="float" office:value="352095" calcext:value-type="float">
            <text:p>352095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2016-03-23 14:03:50</text:p>
          </table:table-cell>
          <table:table-cell office:value-type="string" calcext:value-type="string">
            <text:p>http://dallasnews.com/news/nationworld/mexico/20160206-border-visit-will-cap-pope-francis-trip-to-mexico.ece</text:p>
          </table:table-cell>
          <table:table-cell office:value-type="string" calcext:value-type="string">
            <text:p>feedly:http://www.dallasnews.com/news/nationworld/mexico/20160206-border-visit-will-cap-pope-francis-trip-to-mexico.ece</text:p>
          </table:table-cell>
          <table:table-cell table:formula="of:=HYPERLINK(CONCATENATE(&quot;http://localhost:3000/search?q=media_id:&quot;;[.E756];&quot; AND publish_date:[&quot;; LEFT( [.B756];10);&quot;T00:00:00Z TO &quot;;LEFT([.B7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nationworld/mexico/20160206-border-visit-will-cap-pope-francis-trip-to-mexico.ece</text:p>
          </table:table-cell>
          <table:table-cell office:value-type="string" calcext:value-type="string">
            <text:p>Border visit will cap Pope Francis’ trip to Mexico</text:p>
          </table:table-cell>
        </table:table-row>
        <table:table-row table:style-name="ro1">
          <table:table-cell table:formula="of:=RAND()" office:value-type="float" office:value="0.4034361674763" calcext:value-type="float">
            <text:p>0.4034361675</text:p>
          </table:table-cell>
          <table:table-cell office:value-type="string" calcext:value-type="string">
            <text:p>2008-12-04 02:16:49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alleyinsider.com/2008/12/report-yahoos-bostock-wants-a-ceo-by-2009-yhoo</text:p>
          </table:table-cell>
          <table:table-cell office:value-type="string" calcext:value-type="string">
            <text:p>feedly:http://www.huffingtonpost.com/2008/12/04/new-yahoo-ceo-before-2009_n_148329.html</text:p>
          </table:table-cell>
          <table:table-cell table:formula="of:=HYPERLINK(CONCATENATE(&quot;http://localhost:3000/search?q=media_id:&quot;;[.E757];&quot; AND publish_date:[&quot;; LEFT( [.B757];10);&quot;T00:00:00Z TO &quot;;LEFT([.B7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alleyinsider.com/2008/12/report-yahoos-bostock-wants-a-ceo-by-2009-yhoo</text:p>
          </table:table-cell>
          <table:table-cell office:value-type="string" calcext:value-type="string">
            <text:p>New Yahoo CEO Before 2009, Says Chairman</text:p>
          </table:table-cell>
        </table:table-row>
        <table:table-row table:style-name="ro1">
          <table:table-cell table:formula="of:=RAND()" office:value-type="float" office:value="0.963309895788603" calcext:value-type="float">
            <text:p>0.9633098958</text:p>
          </table:table-cell>
          <table:table-cell office:value-type="string" calcext:value-type="string">
            <text:p>2015-08-28 09:36:23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sports/%E6%A2%85%E6%9C%A8%E7%9C%9F%E7%BE%8E%E3%80%81%E9%87%91%E3%83%A1%E3%83%80%E3%83%AB%E7%8D%B2%E5%BE%97%E2%80%A6%E4%B8%96%E7%95%8C%E6%9F%94%E9%81%93%EF%BC%97%EF%BC%98%E3%82%AD%E3%83%AD%E7%B4%9A/ar-bbmbfdg?srcref=rss</text:p>
          </table:table-cell>
          <table:table-cell office:value-type="string" calcext:value-type="string">
            <text:p>feedly:http://www.msn.com/ja-jp/news/sports/%E6%A2%85%E6%9C%A8%E7%9C%9F%E7%BE%8E%E3%80%81%E9%87%91%E3%83%A1%E3%83%80%E3%83%AB%E7%8D%B2%E5%BE%97%E2%80%A6%E4%B8%96%E7%95%8C%E6%9F%94%E9%81%93%EF%BC%97%EF%BC%98%E3%82%AD%E3%83%AD%E7%B4%9A/ar-BBmbFdG?srcref=rss</text:p>
          </table:table-cell>
          <table:table-cell table:formula="of:=HYPERLINK(CONCATENATE(&quot;http://localhost:3000/search?q=media_id:&quot;;[.E758];&quot; AND publish_date:[&quot;; LEFT( [.B758];10);&quot;T00:00:00Z TO &quot;;LEFT([.B7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sports/%E6%A2%85%E6%9C%A8%E7%9C%9F%E7%BE%8E%E3%80%81%E9%87%91%E3%83%A1%E3%83%80%E3%83%AB%E7%8D%B2%E5%BE%97%E2%80%A6%E4%B8%96%E7%95%8C%E6%9F%94%E9%81%93%EF%BC%97%EF%BC%98%E3%82%AD%E3%83%AD%E7%B4%9A/ar-BBmbFdG?srcref=rss</text:p>
          </table:table-cell>
          <table:table-cell office:value-type="string" calcext:value-type="string">
            <text:p>世界柔道78キロ級で梅木真美金メダル</text:p>
          </table:table-cell>
        </table:table-row>
        <table:table-row table:style-name="ro1">
          <table:table-cell table:formula="of:=RAND()" office:value-type="float" office:value="0.830882407231002" calcext:value-type="float">
            <text:p>0.8308824072</text:p>
          </table:table-cell>
          <table:table-cell office:value-type="string" calcext:value-type="string">
            <text:p>2012-11-29 09:45:16</text:p>
          </table:table-cell>
          <table:table-cell office:value-type="float" office:value="29828" calcext:value-type="float">
            <text:p>29828</text:p>
          </table:table-cell>
          <table:table-cell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2016-03-23 13:07:03</text:p>
          </table:table-cell>
          <table:table-cell office:value-type="string" calcext:value-type="string">
            <text:p>http://fil-defense.livejournal.com/261329.html</text:p>
          </table:table-cell>
          <table:table-cell office:value-type="string" calcext:value-type="string">
            <text:p>feedly:urn:lj:livejournal.com:atom1:fil_defense:261329</text:p>
          </table:table-cell>
          <table:table-cell table:formula="of:=HYPERLINK(CONCATENATE(&quot;http://localhost:3000/search?q=media_id:&quot;;[.E759];&quot; AND publish_date:[&quot;; LEFT( [.B759];10);&quot;T00:00:00Z TO &quot;;LEFT([.B7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l-defense.livejournal.com/261329.html</text:p>
          </table:table-cell>
          <table:table-cell office:value-type="string" calcext:value-type="string">
            <text:p>Жилинспектор-жлоб Петербурга капитулировал.</text:p>
          </table:table-cell>
        </table:table-row>
        <table:table-row table:style-name="ro1">
          <table:table-cell table:formula="of:=RAND()" office:value-type="float" office:value="0.792459309753389" calcext:value-type="float">
            <text:p>0.7924593098</text:p>
          </table:table-cell>
          <table:table-cell office:value-type="string" calcext:value-type="string">
            <text:p>2016-02-22 17:54:08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columnists/gromer-jeffers-jr/20160222-jeffers-caraways-outburst-against-price-came-at-the-worst-time.ece</text:p>
          </table:table-cell>
          <table:table-cell office:value-type="string" calcext:value-type="string">
            <text:p>feedly:http://www.dallasnews.com/news/columnists/gromer-jeffers-jr/20160222-jeffers-caraways-outburst-against-price-came-at-the-worst-time.ece</text:p>
          </table:table-cell>
          <table:table-cell table:formula="of:=HYPERLINK(CONCATENATE(&quot;http://localhost:3000/search?q=media_id:&quot;;[.E760];&quot; AND publish_date:[&quot;; LEFT( [.B760];10);&quot;T00:00:00Z TO &quot;;LEFT([.B7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gromer-jeffers-jr/20160222-jeffers-caraways-outburst-against-price-came-at-the-worst-time.ece</text:p>
          </table:table-cell>
          <table:table-cell office:value-type="string" calcext:value-type="string">
            <text:p>Jeffers: Caraway’s outburst against Price came at the worst time</text:p>
          </table:table-cell>
        </table:table-row>
        <table:table-row table:style-name="ro1">
          <table:table-cell table:formula="of:=RAND()" office:value-type="float" office:value="0.0733973849177148" calcext:value-type="float">
            <text:p>0.0733973849</text:p>
          </table:table-cell>
          <table:table-cell office:value-type="string" calcext:value-type="string">
            <text:p>2015-07-23 12:12:37</text:p>
          </table:table-cell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2016-03-23 13:58:07</text:p>
          </table:table-cell>
          <table:table-cell office:value-type="string" calcext:value-type="string">
            <text:p>http://fisiculturismo.com.br/forum/topic/107914-avalia%C3%A7%C3%A3o-trembolamasterondura/</text:p>
          </table:table-cell>
          <table:table-cell office:value-type="string" calcext:value-type="string">
            <text:p>feedly:http://fisiculturismo.com.br/forum/topic/107914-avaliação-trembolamasterondura/</text:p>
          </table:table-cell>
          <table:table-cell table:formula="of:=HYPERLINK(CONCATENATE(&quot;http://localhost:3000/search?q=media_id:&quot;;[.E761];&quot; AND publish_date:[&quot;; LEFT( [.B761];10);&quot;T00:00:00Z TO &quot;;LEFT([.B7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isiculturismo.com.br/forum/topic/107914-avaliação-trembolamasterondura/</text:p>
          </table:table-cell>
          <table:table-cell office:value-type="string" calcext:value-type="string">
            <text:p>Avaliação Trembola+Masteron+Dura</text:p>
          </table:table-cell>
        </table:table-row>
        <table:table-row table:style-name="ro1">
          <table:table-cell table:formula="of:=RAND()" office:value-type="float" office:value="0.562218896868771" calcext:value-type="float">
            <text:p>0.5622188969</text:p>
          </table:table-cell>
          <table:table-cell office:value-type="string" calcext:value-type="string">
            <text:p>2014-12-10 16:11:00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simple-no-es-sencillo/?utm_source=rss&amp;utm_medium=rss&amp;utm_campaign=simple-no-es-sencillo</text:p>
          </table:table-cell>
          <table:table-cell office:value-type="string" calcext:value-type="string">
            <text:p>feedly:http://www.jbarahona.com/?p=2469</text:p>
          </table:table-cell>
          <table:table-cell table:formula="of:=HYPERLINK(CONCATENATE(&quot;http://localhost:3000/search?q=media_id:&quot;;[.E762];&quot; AND publish_date:[&quot;; LEFT( [.B762];10);&quot;T00:00:00Z TO &quot;;LEFT([.B7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simple-no-es-sencillo/?utm_source=rss&amp;utm_medium=rss&amp;utm_campaign=simple-no-es-sencillo</text:p>
          </table:table-cell>
          <table:table-cell office:value-type="string" calcext:value-type="string">
            <text:p>Simple no es sencillo</text:p>
          </table:table-cell>
        </table:table-row>
        <table:table-row table:style-name="ro1">
          <table:table-cell table:formula="of:=RAND()" office:value-type="float" office:value="0.620932115672331" calcext:value-type="float">
            <text:p>0.6209321157</text:p>
          </table:table-cell>
          <table:table-cell office:value-type="string" calcext:value-type="string">
            <text:p>2016-03-23 11:27:48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jenna-dewan-tatum-channing-tatum-nbc-dance-competition/</text:p>
          </table:table-cell>
          <table:table-cell office:value-type="string" calcext:value-type="string">
            <text:p>feedly:http://globalgrind.com/?p=4159527</text:p>
          </table:table-cell>
          <table:table-cell table:formula="of:=HYPERLINK(CONCATENATE(&quot;http://localhost:3000/search?q=media_id:&quot;;[.E763];&quot; AND publish_date:[&quot;; LEFT( [.B763];10);&quot;T00:00:00Z TO &quot;;LEFT([.B7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jenna-dewan-tatum-channing-tatum-nbc-dance-competition/</text:p>
          </table:table-cell>
          <table:table-cell office:value-type="string" calcext:value-type="string">
            <text:p>What’s Happening In Hip-Pop: Jenna Dewan Tatum &amp; Channing Tatum Team Up For Dance Competition Series, &amp; More</text:p>
          </table:table-cell>
        </table:table-row>
        <table:table-row table:style-name="ro1">
          <table:table-cell table:formula="of:=RAND()" office:value-type="float" office:value="0.0543451009919779" calcext:value-type="float">
            <text:p>0.054345101</text:p>
          </table:table-cell>
          <table:table-cell office:value-type="string" calcext:value-type="string">
            <text:p>2016-03-08 23:56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landkreis-massnahmen-gegen-schaedling-scheinen-erfolg-haben-6191521.html?cmp=defrss</text:p>
          </table:table-cell>
          <table:table-cell office:value-type="string" calcext:value-type="string">
            <text:p>feedly:http://www.merkur.de/lokales/muenchen-lk-sued/landkreis/landkreis-massnahmen-gegen-schaedling-scheinen-erfolg-haben-6191521.html</text:p>
          </table:table-cell>
          <table:table-cell table:formula="of:=HYPERLINK(CONCATENATE(&quot;http://localhost:3000/search?q=media_id:&quot;;[.E764];&quot; AND publish_date:[&quot;; LEFT( [.B764];10);&quot;T00:00:00Z TO &quot;;LEFT([.B7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landkreis-massnahmen-gegen-schaedling-scheinen-erfolg-haben-6191521.html?cmp=defrss</text:p>
          </table:table-cell>
          <table:table-cell office:value-type="string" calcext:value-type="string">
            <text:p>Maßnahmen gegen Schädling scheinen Erfolg zu haben</text:p>
          </table:table-cell>
        </table:table-row>
        <table:table-row table:style-name="ro1">
          <table:table-cell table:formula="of:=RAND()" office:value-type="float" office:value="0.765592693237262" calcext:value-type="float">
            <text:p>0.7655926932</text:p>
          </table:table-cell>
          <table:table-cell office:value-type="string" calcext:value-type="string">
            <text:p>2015-11-28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29-de-noviembre-de-2015.html</text:p>
          </table:table-cell>
          <table:table-cell office:value-type="string" calcext:value-type="string">
            <text:p>feedly:http://www.cope.es/menu/programas/iglesia-noticia/inicio_Iglesia-Noticia-del-29-de-noviembre-de-2015/seccion=2035&amp;idioma=es_ES&amp;activo=12&amp;id=2015112910260001.do</text:p>
          </table:table-cell>
          <table:table-cell table:formula="of:=HYPERLINK(CONCATENATE(&quot;http://localhost:3000/search?q=media_id:&quot;;[.E765];&quot; AND publish_date:[&quot;; LEFT( [.B765];10);&quot;T00:00:00Z TO &quot;;LEFT([.B7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29-de-noviembre-de-2015.html</text:p>
          </table:table-cell>
          <table:table-cell office:value-type="string" calcext:value-type="string">
            <text:p>En Iglesia Noticia: Viaje papal a África y Nuevo Arzobispo de Burgos</text:p>
          </table:table-cell>
        </table:table-row>
        <table:table-row table:style-name="ro1">
          <table:table-cell table:formula="of:=RAND()" office:value-type="float" office:value="0.843037499126828" calcext:value-type="float">
            <text:p>0.8430374991</text:p>
          </table:table-cell>
          <table:table-cell office:value-type="string" calcext:value-type="string">
            <text:p>2011-09-13 08:53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1/09/13/r%C3%A9alite-augmentee</text:p>
          </table:table-cell>
          <table:table-cell office:value-type="string" calcext:value-type="string">
            <text:p>feedly:urn:md5:45520a23b83d0b811ca1256fb1ab233c</text:p>
          </table:table-cell>
          <table:table-cell table:formula="of:=HYPERLINK(CONCATENATE(&quot;http://localhost:3000/search?q=media_id:&quot;;[.E766];&quot; AND publish_date:[&quot;; LEFT( [.B766];10);&quot;T00:00:00Z TO &quot;;LEFT([.B7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1/09/13/R%C3%A9alite-augmentee</text:p>
          </table:table-cell>
          <table:table-cell office:value-type="string" calcext:value-type="string">
            <text:p>Réalité augmentée</text:p>
          </table:table-cell>
        </table:table-row>
        <table:table-row table:style-name="ro1">
          <table:table-cell table:formula="of:=RAND()" office:value-type="float" office:value="0.865056017997346" calcext:value-type="float">
            <text:p>0.865056018</text:p>
          </table:table-cell>
          <table:table-cell office:value-type="string" calcext:value-type="string">
            <text:p>2013-05-17 05:23:53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7994.html</text:p>
          </table:table-cell>
          <table:table-cell office:value-type="string" calcext:value-type="string">
            <text:p>feedly:urn:lj:livejournal.com:atom1:alex_spd:77994</text:p>
          </table:table-cell>
          <table:table-cell table:formula="of:=HYPERLINK(CONCATENATE(&quot;http://localhost:3000/search?q=media_id:&quot;;[.E767];&quot; AND publish_date:[&quot;; LEFT( [.B767];10);&quot;T00:00:00Z TO &quot;;LEFT([.B7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7994.html</text:p>
          </table:table-cell>
          <table:table-cell office:value-type="string" calcext:value-type="string">
            <text:p>для себя. не забыть бы</text:p>
          </table:table-cell>
        </table:table-row>
        <table:table-row table:style-name="ro1">
          <table:table-cell table:formula="of:=RAND()" office:value-type="float" office:value="0.0746280851896871" calcext:value-type="float">
            <text:p>0.0746280852</text:p>
          </table:table-cell>
          <table:table-cell office:value-type="string" calcext:value-type="string">
            <text:p>2016-03-18 17:31:53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4j_ckuunvtc/0,2817,2500977,00.asp</text:p>
          </table:table-cell>
          <table:table-cell office:value-type="string" calcext:value-type="string">
            <text:p>feedly:http://feedproxy.google.com/~r/ziffdavis/pcmag/breakingnews/~3/4J_ckuUnVTc/0,2817,2500977,00.asp</text:p>
          </table:table-cell>
          <table:table-cell table:formula="of:=HYPERLINK(CONCATENATE(&quot;http://localhost:3000/search?q=media_id:&quot;;[.E768];&quot; AND publish_date:[&quot;; LEFT( [.B768];10);&quot;T00:00:00Z TO &quot;;LEFT([.B7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4J_ckuUnVTc/0,2817,2500977,00.asp</text:p>
          </table:table-cell>
          <table:table-cell office:value-type="string" calcext:value-type="string">
            <text:p>Nintendo Launches First Smartphone App, Miitomo, in Japan</text:p>
          </table:table-cell>
        </table:table-row>
        <table:table-row table:style-name="ro1">
          <table:table-cell table:formula="of:=RAND()" office:value-type="float" office:value="0.787054902544145" calcext:value-type="float">
            <text:p>0.7870549025</text:p>
          </table:table-cell>
          <table:table-cell office:value-type="string" calcext:value-type="string">
            <text:p>2012-07-12 09:19:26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ip-videonablyudenie</text:p>
          </table:table-cell>
          <table:table-cell office:value-type="string" calcext:value-type="string">
            <text:p>feedly:http://globalist.org.ua/tau/?p=687</text:p>
          </table:table-cell>
          <table:table-cell table:formula="of:=HYPERLINK(CONCATENATE(&quot;http://localhost:3000/search?q=media_id:&quot;;[.E769];&quot; AND publish_date:[&quot;; LEFT( [.B769];10);&quot;T00:00:00Z TO &quot;;LEFT([.B7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ip-videonablyudenie</text:p>
          </table:table-cell>
          <table:table-cell office:value-type="string" calcext:value-type="string">
            <text:p>IP-видеонаблюдение</text:p>
          </table:table-cell>
        </table:table-row>
        <table:table-row table:style-name="ro1">
          <table:table-cell table:formula="of:=RAND()" office:value-type="float" office:value="0.484435301633047" calcext:value-type="float">
            <text:p>0.4844353016</text:p>
          </table:table-cell>
          <table:table-cell office:value-type="string" calcext:value-type="string">
            <text:p>2016-03-23 06:36:48</text:p>
          </table:table-cell>
          <table:table-cell office:value-type="float" office:value="82151" calcext:value-type="float">
            <text:p>82151</text:p>
          </table:table-cell>
          <table:table-cell office:value-type="float" office:value="0" calcext:value-type="float">
            <text:p>0</text:p>
          </table:table-cell>
          <table:table-cell office:value-type="float" office:value="40910" calcext:value-type="float">
            <text:p>40910</text:p>
          </table:table-cell>
          <table:table-cell office:value-type="string" calcext:value-type="string">
            <text:p>2016-03-23 12:41:15</text:p>
          </table:table-cell>
          <table:table-cell office:value-type="string" calcext:value-type="string">
            <text:p>http://cn.reuters.feedsportal.com/c/33087/f/535388/s/4e75ef84/sc/18/l/0lcn0breuters0n0carticle0cidcnl3s16v3m70dfeedtype0frss0gfeedname0fcnmktnews/story01.htm</text:p>
          </table:table-cell>
          <table:table-cell office:value-type="string" calcext:value-type="string">
            <text:p>feedly:CNL3S16V3M7</text:p>
          </table:table-cell>
          <table:table-cell table:formula="of:=HYPERLINK(CONCATENATE(&quot;http://localhost:3000/search?q=media_id:&quot;;[.E770];&quot; AND publish_date:[&quot;; LEFT( [.B770];10);&quot;T00:00:00Z TO &quot;;LEFT([.B7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n.reuters.feedsportal.com/c/33087/f/535388/s/4e75ef84/sc/18/l/0Lcn0Breuters0N0Carticle0CidCNL3S16V3M70DfeedType0FRSS0GfeedName0FcnMktNews/story01.htm</text:p>
          </table:table-cell>
          <table:table-cell office:value-type="string" calcext:value-type="string">
            <text:p>欧洲已公布经济指标--2016/3/23</text:p>
          </table:table-cell>
        </table:table-row>
        <table:table-row table:style-name="ro1">
          <table:table-cell table:formula="of:=RAND()" office:value-type="float" office:value="0.997213321280063" calcext:value-type="float">
            <text:p>0.9972133213</text:p>
          </table:table-cell>
          <table:table-cell office:value-type="string" calcext:value-type="string">
            <text:p>2015-12-14 00:26:55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kosovo-cows-give-birth-to-american-calves-12-11-2015</text:p>
          </table:table-cell>
          <table:table-cell office:value-type="string" calcext:value-type="string">
            <text:p>feedly:http://www.balkaninsight.com/en/article/kosovo-cows-give-birth-to-american-calves-12-11-2015</text:p>
          </table:table-cell>
          <table:table-cell table:formula="of:=HYPERLINK(CONCATENATE(&quot;http://localhost:3000/search?q=media_id:&quot;;[.E771];&quot; AND publish_date:[&quot;; LEFT( [.B771];10);&quot;T00:00:00Z TO &quot;;LEFT([.B7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kosovo-cows-give-birth-to-american-calves-12-11-2015</text:p>
          </table:table-cell>
          <table:table-cell office:value-type="string" calcext:value-type="string">
            <text:p>Kosovo Cows Give Birth to American Calves</text:p>
          </table:table-cell>
        </table:table-row>
        <table:table-row table:style-name="ro1">
          <table:table-cell table:formula="of:=RAND()" office:value-type="float" office:value="0.576091768580403" calcext:value-type="float">
            <text:p>0.5760917686</text:p>
          </table:table-cell>
          <table:table-cell office:value-type="string" calcext:value-type="string">
            <text:p>2016-02-13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14-de-febrero-de-2016.html</text:p>
          </table:table-cell>
          <table:table-cell office:value-type="string" calcext:value-type="string">
            <text:p>feedly:http://www.cope.es/menu/programas/iglesia-noticia/inicio_Iglesia-Noticia-del-14-de-febrero-de-2016/seccion=2035&amp;idioma=es_ES&amp;activo=12&amp;id=2016021412350001.do</text:p>
          </table:table-cell>
          <table:table-cell table:formula="of:=HYPERLINK(CONCATENATE(&quot;http://localhost:3000/search?q=media_id:&quot;;[.E772];&quot; AND publish_date:[&quot;; LEFT( [.B772];10);&quot;T00:00:00Z TO &quot;;LEFT([.B7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14-de-febrero-de-2016.html</text:p>
          </table:table-cell>
          <table:table-cell office:value-type="string" calcext:value-type="string">
            <text:p>En Iglesia Noticia del 14 de febrero de 2016: Cuaresma y Viajes pastorales</text:p>
          </table:table-cell>
        </table:table-row>
        <table:table-row table:style-name="ro2">
          <table:table-cell table:formula="of:=RAND()" office:value-type="float" office:value="0.625596378045448" calcext:value-type="float">
            <text:p>0.625596378</text:p>
          </table:table-cell>
          <table:table-cell office:value-type="string" calcext:value-type="string">
            <text:p>2016-03-23 06:45:46</text:p>
          </table:table-cell>
          <table:table-cell office:value-type="float" office:value="123340" calcext:value-type="float">
            <text:p>123340</text:p>
          </table:table-cell>
          <table:table-cell office:value-type="float" office:value="0" calcext:value-type="float">
            <text:p>0</text:p>
          </table:table-cell>
          <table:table-cell office:value-type="float" office:value="65914" calcext:value-type="float">
            <text:p>65914</text:p>
          </table:table-cell>
          <table:table-cell office:value-type="string" calcext:value-type="string">
            <text:p>2016-03-23 13:43:51</text:p>
          </table:table-cell>
          <table:table-cell office:value-type="string" calcext:value-type="string">
            <text:p>https://paltoday.ps/ar/post/266176/%D9%84%D8%AC%D9%86%D8%A9-%D8%A7%D9%84%D9%83%D9%86%D9%8A%D8%B3%D8%AA-%D8%AA%D8%B5%D8%A7%D8%AF%D9%82-%D8%B9%D9%84%D9%89-%D9%82%D8%A7%D9%86%D9%88%D9%86-%D8%A5%D8%A8%D8%B9%D8%A7%D8%AF-%D8%B9%D8%A7%D8%A6%D9%84%D8%A7%D8%AA-%D9%85%D9%86%D9%81%D8%B0%D9%8A-%D8%A7%D9%84%D8%B9%D9%85%D9%84%D9%8A%D8%A7%D8%AA</text:p>
          </table:table-cell>
          <table:table-cell office:value-type="string" calcext:value-type="string">
            <text:p>feedly:https://paltoday.ps/ar/post/266176/لجنة-الكنيست-تصادق-على-قانون-إبعاد-عائلات-منفذي-العمليات</text:p>
          </table:table-cell>
          <table:table-cell table:formula="of:=HYPERLINK(CONCATENATE(&quot;http://localhost:3000/search?q=media_id:&quot;;[.E773];&quot; AND publish_date:[&quot;; LEFT( [.B773];10);&quot;T00:00:00Z TO &quot;;LEFT([.B7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paltoday.ps/ar/post/266176/لجنة-الكنيست-تصادق-على-قانون-إبعاد-عائلات-منفذي-العمليات</text:p>
          </table:table-cell>
          <table:table-cell office:value-type="string" calcext:value-type="string">
            <text:p>&lt;div style="direction:rtl;text-align:right"&gt;لجنة الكنيست تصادق على قانون إبعاد عائلات منفذي العمليات&lt;/div&gt;</text:p>
          </table:table-cell>
        </table:table-row>
        <table:table-row table:style-name="ro1">
          <table:table-cell table:formula="of:=RAND()" office:value-type="float" office:value="0.053780983396619" calcext:value-type="float">
            <text:p>0.0537809834</text:p>
          </table:table-cell>
          <table:table-cell office:value-type="string" calcext:value-type="string">
            <text:p>2014-03-10 23:27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11/303100052/1002/rss02</text:p>
          </table:table-cell>
          <table:table-cell office:value-type="string" calcext:value-type="string">
            <text:p>feedly:http://archive.delawareonline.com/article/20140310/SPORTS11/303100052/1002/RSS02</text:p>
          </table:table-cell>
          <table:table-cell table:formula="of:=HYPERLINK(CONCATENATE(&quot;http://localhost:3000/search?q=media_id:&quot;;[.E774];&quot; AND publish_date:[&quot;; LEFT( [.B774];10);&quot;T00:00:00Z TO &quot;;LEFT([.B7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11/303100052/1002/RSS02</text:p>
          </table:table-cell>
          <table:table-cell office:value-type="string" calcext:value-type="string">
            <text:p>Sports dispatches, March 11</text:p>
          </table:table-cell>
        </table:table-row>
        <table:table-row table:style-name="ro1">
          <table:table-cell table:formula="of:=RAND()" office:value-type="float" office:value="0.573545469350922" calcext:value-type="float">
            <text:p>0.5735454694</text:p>
          </table:table-cell>
          <table:table-cell office:value-type="string" calcext:value-type="string">
            <text:p>2014-07-11 11:55:06</text:p>
          </table:table-cell>
          <table:table-cell office:value-type="float" office:value="78597" calcext:value-type="float">
            <text:p>78597</text:p>
          </table:table-cell>
          <table:table-cell office:value-type="float" office:value="0" calcext:value-type="float">
            <text:p>0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2016-03-23 12:34:39</text:p>
          </table:table-cell>
          <table:table-cell office:value-type="string" calcext:value-type="string">
            <text:p>http://ft.com/cms/s/0/f5ff744a-082b-11e4-9afc-00144feab7de.html?ftcamp=published_links%2Frss%2Fcomment_columnists_christopher-caldwell%2Ffeed%2F%2Fproduct</text:p>
          </table:table-cell>
          <table:table-cell office:value-type="string" calcext:value-type="string">
            <text:p>feedly:http://www.ft.com/cms/s/0/f5ff744a-082b-11e4-9afc-00144feab7de.html?ftcamp=published_links%2Frss%2Fcomment_columnists_christopher-caldwell%2Ffeed%2F%2Fproduct</text:p>
          </table:table-cell>
          <table:table-cell table:formula="of:=HYPERLINK(CONCATENATE(&quot;http://localhost:3000/search?q=media_id:&quot;;[.E775];&quot; AND publish_date:[&quot;; LEFT( [.B775];10);&quot;T00:00:00Z TO &quot;;LEFT([.B7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t.com/cms/s/0/f5ff744a-082b-11e4-9afc-00144feab7de.html?ftcamp=published_links%2Frss%2Fcomment_columnists_christopher-caldwell%2Ffeed%2F%2Fproduct</text:p>
          </table:table-cell>
          <table:table-cell office:value-type="string" calcext:value-type="string">
            <text:p>The limitations of democracy</text:p>
          </table:table-cell>
        </table:table-row>
        <table:table-row table:style-name="ro1">
          <table:table-cell table:formula="of:=RAND()" office:value-type="float" office:value="0.226824117321279" calcext:value-type="float">
            <text:p>0.2268241173</text:p>
          </table:table-cell>
          <table:table-cell office:value-type="string" calcext:value-type="string">
            <text:p>2016-03-23 03:07:02</text:p>
          </table:table-cell>
          <table:table-cell office:value-type="float" office:value="377983" calcext:value-type="float">
            <text:p>377983</text:p>
          </table:table-cell>
          <table:table-cell office:value-type="float" office:value="1" calcext:value-type="float">
            <text:p>1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4471.html</text:p>
          </table:table-cell>
          <table:table-cell office:value-type="string" calcext:value-type="string">
            <text:p>feedly:urn:lj:livejournal.com:atom1:sio13:574471</text:p>
          </table:table-cell>
          <table:table-cell table:formula="of:=HYPERLINK(CONCATENATE(&quot;http://localhost:3000/search?q=media_id:&quot;;[.E776];&quot; AND publish_date:[&quot;; LEFT( [.B776];10);&quot;T00:00:00Z TO &quot;;LEFT([.B7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4471.html</text:p>
          </table:table-cell>
          <table:table-cell office:value-type="string" calcext:value-type="string">
            <text:p>Вспомнился Брехт</text:p>
          </table:table-cell>
        </table:table-row>
        <table:table-row table:style-name="ro1">
          <table:table-cell table:formula="of:=RAND()" office:value-type="float" office:value="0.065189877341374" calcext:value-type="float">
            <text:p>0.0651898773</text:p>
          </table:table-cell>
          <table:table-cell office:value-type="string" calcext:value-type="string">
            <text:p>2013-03-17 02:30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xc8bwcgsmx0/esti-mai-puternic-decat-mintea-ta.html</text:p>
          </table:table-cell>
          <table:table-cell office:value-type="string" calcext:value-type="string">
            <text:p>feedly:tag:blogger.com,1999:blog-4453621283980099982.post-5709707096320088979</text:p>
          </table:table-cell>
          <table:table-cell table:formula="of:=HYPERLINK(CONCATENATE(&quot;http://localhost:3000/search?q=media_id:&quot;;[.E777];&quot; AND publish_date:[&quot;; LEFT( [.B777];10);&quot;T00:00:00Z TO &quot;;LEFT([.B7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xc8BWCGsmX0/esti-mai-puternic-decat-mintea-ta.html</text:p>
          </table:table-cell>
          <table:table-cell office:value-type="string" calcext:value-type="string">
            <text:p>Esti mai puternic decat mintea ta</text:p>
          </table:table-cell>
        </table:table-row>
        <table:table-row table:style-name="ro1">
          <table:table-cell table:formula="of:=RAND()" office:value-type="float" office:value="0.411629356664928" calcext:value-type="float">
            <text:p>0.4116293567</text:p>
          </table:table-cell>
          <table:table-cell office:value-type="string" calcext:value-type="string">
            <text:p>2012-08-11 09:01:12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9362.gb_hockey_men_bronze_medal_match_v_australia_live/?ref=rss</text:p>
          </table:table-cell>
          <table:table-cell office:value-type="string" calcext:value-type="string">
            <text:p>feedly:f4bd496ac4595efc610eb4de93509bf3</text:p>
          </table:table-cell>
          <table:table-cell table:formula="of:=HYPERLINK(CONCATENATE(&quot;http://localhost:3000/search?q=media_id:&quot;;[.E778];&quot; AND publish_date:[&quot;; LEFT( [.B778];10);&quot;T00:00:00Z TO &quot;;LEFT([.B7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9362.GB_hockey_men_bronze_medal_match_v_Australia_LIVE/?ref=rss</text:p>
          </table:table-cell>
          <table:table-cell office:value-type="string" calcext:value-type="string">
            <text:p>GB hockey men bronze medal match v Australia LIVE</text:p>
          </table:table-cell>
        </table:table-row>
        <table:table-row table:style-name="ro1">
          <table:table-cell table:formula="of:=RAND()" office:value-type="float" office:value="0.849747558754342" calcext:value-type="float">
            <text:p>0.8497475588</text:p>
          </table:table-cell>
          <table:table-cell office:value-type="string" calcext:value-type="string">
            <text:p>2016-03-22 02:19:25</text:p>
          </table:table-cell>
          <table:table-cell office:value-type="float" office:value="76054" calcext:value-type="float">
            <text:p>76054</text:p>
          </table:table-cell>
          <table:table-cell office:value-type="float" office:value="0" calcext:value-type="float">
            <text:p>0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jyske-bank-koeber-flere-aktier-i-nordjyske-bank/bc33dc63-067c-4aa7-96c6-48822f979cfb/145/1156?utm_source=nyheder&amp;utm_medium=rss&amp;utm_campaign=erhverv</text:p>
          </table:table-cell>
          <table:table-cell office:value-type="string" calcext:value-type="string">
            <text:p>feedly:bc33dc63-067c-4aa7-96c6-48822f979cfb</text:p>
          </table:table-cell>
          <table:table-cell table:formula="of:=HYPERLINK(CONCATENATE(&quot;http://localhost:3000/search?q=media_id:&quot;;[.E779];&quot; AND publish_date:[&quot;; LEFT( [.B779];10);&quot;T00:00:00Z TO &quot;;LEFT([.B7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jyske-bank-koeber-flere-aktier-i-nordjyske-bank/bc33dc63-067c-4aa7-96c6-48822f979cfb/145/1156?utm_source=nyheder&amp;utm_medium=rss&amp;utm_campaign=erhverv</text:p>
          </table:table-cell>
          <table:table-cell office:value-type="string" calcext:value-type="string">
            <text:p>Jyske Bank køber flere aktier i Nordjyske Bank</text:p>
          </table:table-cell>
        </table:table-row>
        <table:table-row table:style-name="ro1">
          <table:table-cell table:formula="of:=RAND()" office:value-type="float" office:value="0.553312200363646" calcext:value-type="float">
            <text:p>0.5533122004</text:p>
          </table:table-cell>
          <table:table-cell office:value-type="string" calcext:value-type="string">
            <text:p>2016-03-22 09:48:17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brussels-attacks-political-backlash-could-derail-europes-shaky-economic-recovery-2341021</text:p>
          </table:table-cell>
          <table:table-cell office:value-type="string" calcext:value-type="string">
            <text:p>feedly:http://www.ibtimes.com/brussels-attacks-political-backlash-could-derail-europes-shaky-economic-recovery-2341021</text:p>
          </table:table-cell>
          <table:table-cell table:formula="of:=HYPERLINK(CONCATENATE(&quot;http://localhost:3000/search?q=media_id:&quot;;[.E780];&quot; AND publish_date:[&quot;; LEFT( [.B780];10);&quot;T00:00:00Z TO &quot;;LEFT([.B7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brussels-attacks-political-backlash-could-derail-europes-shaky-economic-recovery-2341021</text:p>
          </table:table-cell>
          <table:table-cell office:value-type="string" calcext:value-type="string">
            <text:p>Brussels Attacks: Political Backlash Could Derail Europe’s Shaky Economic Recovery</text:p>
          </table:table-cell>
        </table:table-row>
        <table:table-row table:style-name="ro1">
          <table:table-cell table:formula="of:=RAND()" office:value-type="float" office:value="0.638758206129787" calcext:value-type="float">
            <text:p>0.6387582061</text:p>
          </table:table-cell>
          <table:table-cell office:value-type="string" calcext:value-type="string">
            <text:p>2016-03-18 13:3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18/4-things-you-can-literally-learn-while-you-sleep?rssfeed=true</text:p>
          </table:table-cell>
          <table:table-cell office:value-type="string" calcext:value-type="string">
            <text:p>feedly:http://www.waltonsun.com/zz/lifestyle/20160318/4-things-you-can-literally-learn-while-you-sleep</text:p>
          </table:table-cell>
          <table:table-cell table:formula="of:=HYPERLINK(CONCATENATE(&quot;http://localhost:3000/search?q=media_id:&quot;;[.E781];&quot; AND publish_date:[&quot;; LEFT( [.B781];10);&quot;T00:00:00Z TO &quot;;LEFT([.B7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18/4-things-you-can-literally-learn-while-you-sleep?rssfeed=true</text:p>
          </table:table-cell>
          <table:table-cell office:value-type="string" calcext:value-type="string">
            <text:p>4 things you can literally learn while you sleep</text:p>
          </table:table-cell>
        </table:table-row>
        <table:table-row table:style-name="ro1">
          <table:table-cell table:formula="of:=RAND()" office:value-type="float" office:value="0.454538971622991" calcext:value-type="float">
            <text:p>0.4545389716</text:p>
          </table:table-cell>
          <table:table-cell office:value-type="string" calcext:value-type="string">
            <text:p>2015-09-10 15:05:01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babe-laufenberg-michael-here-because-of-cowboys-rb-concerns-but-i-have-concerns-about-michael.html/</text:p>
          </table:table-cell>
          <table:table-cell office:value-type="string" calcext:value-type="string">
            <text:p>feedly:http://cowboysblog.dallasnewsblogs.com/?p=84738</text:p>
          </table:table-cell>
          <table:table-cell table:formula="of:=HYPERLINK(CONCATENATE(&quot;http://localhost:3000/search?q=media_id:&quot;;[.E782];&quot; AND publish_date:[&quot;; LEFT( [.B782];10);&quot;T00:00:00Z TO &quot;;LEFT([.B7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babe-laufenberg-michael-here-because-of-cowboys-rb-concerns-but-i-have-concerns-about-michael.html/</text:p>
          </table:table-cell>
          <table:table-cell office:value-type="string" calcext:value-type="string">
            <text:p>Babe Laufenberg: Michael here because of Cowboys' RB concerns, but I have concerns about Michael</text:p>
          </table:table-cell>
        </table:table-row>
        <table:table-row table:style-name="ro1">
          <table:table-cell table:formula="of:=RAND()" office:value-type="float" office:value="0.623062844642245" calcext:value-type="float">
            <text:p>0.6230628446</text:p>
          </table:table-cell>
          <table:table-cell office:value-type="string" calcext:value-type="string">
            <text:p>2015-09-09 16:47:29</text:p>
          </table:table-cell>
          <table:table-cell office:value-type="float" office:value="353813" calcext:value-type="float">
            <text:p>353813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2016-03-23 13:52:04</text:p>
          </table:table-cell>
          <table:table-cell office:value-type="string" calcext:value-type="string">
            <text:p>http://cowboysblog.dallasnews.com/2015/09/new-york-giants-to-take-part-in-spa-day-to-help-prepare-for-season-opener-against-the-dallas-cowboys.html/</text:p>
          </table:table-cell>
          <table:table-cell office:value-type="string" calcext:value-type="string">
            <text:p>feedly:http://cowboysblog.dallasnewsblogs.com/?p=84710</text:p>
          </table:table-cell>
          <table:table-cell table:formula="of:=HYPERLINK(CONCATENATE(&quot;http://localhost:3000/search?q=media_id:&quot;;[.E783];&quot; AND publish_date:[&quot;; LEFT( [.B783];10);&quot;T00:00:00Z TO &quot;;LEFT([.B7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cowboysblog.dallasnews.com/2015/09/new-york-giants-to-take-part-in-spa-day-to-help-prepare-for-season-opener-against-the-dallas-cowboys.html/</text:p>
          </table:table-cell>
          <table:table-cell office:value-type="string" calcext:value-type="string">
            <text:p>New York Giants to take part in 'spa day' to help prepare for season opener against the Dallas Cowboys</text:p>
          </table:table-cell>
        </table:table-row>
        <table:table-row table:style-name="ro1">
          <table:table-cell table:formula="of:=RAND()" office:value-type="float" office:value="0.57522648973497" calcext:value-type="float">
            <text:p>0.5752264897</text:p>
          </table:table-cell>
          <table:table-cell office:value-type="string" calcext:value-type="string">
            <text:p>2015-07-30 12:21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e00109d44176</text:p>
          </table:table-cell>
          <table:table-cell office:value-type="string" calcext:value-type="string">
            <text:p>feedly:http://www.firjan.org.br/contenthyperlink.jsp?lumItemId=2C908CEC4EC02DBB014EE00109D44176</text:p>
          </table:table-cell>
          <table:table-cell table:formula="of:=HYPERLINK(CONCATENATE(&quot;http://localhost:3000/search?q=media_id:&quot;;[.E784];&quot; AND publish_date:[&quot;; LEFT( [.B784];10);&quot;T00:00:00Z TO &quot;;LEFT([.B7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E00109D44176</text:p>
          </table:table-cell>
          <table:table-cell office:value-type="string" calcext:value-type="string">
            <text:p>Brasil precisaria de superávit primário de 3,3% do PIB para conter dívida pública</text:p>
          </table:table-cell>
        </table:table-row>
        <table:table-row table:style-name="ro1">
          <table:table-cell table:formula="of:=RAND()" office:value-type="float" office:value="0.447602466298976" calcext:value-type="float">
            <text:p>0.4476024663</text:p>
          </table:table-cell>
          <table:table-cell office:value-type="string" calcext:value-type="string">
            <text:p>2015-08-19 00:32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protest_performance_turns_into_prooccupy_statement.html</text:p>
          </table:table-cell>
          <table:table-cell office:value-type="string" calcext:value-type="string">
            <text:p>feedly:http://www.staradvertiser.com/news/apec2011/20111114_protest_Performance_turns_into_proOccupy_statement.html</text:p>
          </table:table-cell>
          <table:table-cell table:formula="of:=HYPERLINK(CONCATENATE(&quot;http://localhost:3000/search?q=media_id:&quot;;[.E785];&quot; AND publish_date:[&quot;; LEFT( [.B785];10);&quot;T00:00:00Z TO &quot;;LEFT([.B7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protest_Performance_turns_into_proOccupy_statement.html</text:p>
          </table:table-cell>
          <table:table-cell office:value-type="string" calcext:value-type="string">
            <text:p>Performance turns into pro-Occupy statement</text:p>
          </table:table-cell>
        </table:table-row>
        <table:table-row table:style-name="ro1">
          <table:table-cell table:formula="of:=RAND()" office:value-type="float" office:value="0.246032485782935" calcext:value-type="float">
            <text:p>0.2460324858</text:p>
          </table:table-cell>
          <table:table-cell office:value-type="string" calcext:value-type="string">
            <text:p>2012-07-06 04:58:15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gde-i-kakim-obrazom-igrat-v-igrovye-avtomaty</text:p>
          </table:table-cell>
          <table:table-cell office:value-type="string" calcext:value-type="string">
            <text:p>feedly:http://globalist.org.ua/tau/?p=685</text:p>
          </table:table-cell>
          <table:table-cell table:formula="of:=HYPERLINK(CONCATENATE(&quot;http://localhost:3000/search?q=media_id:&quot;;[.E786];&quot; AND publish_date:[&quot;; LEFT( [.B786];10);&quot;T00:00:00Z TO &quot;;LEFT([.B7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gde-i-kakim-obrazom-igrat-v-igrovye-avtomaty</text:p>
          </table:table-cell>
          <table:table-cell office:value-type="string" calcext:value-type="string">
            <text:p>Где и каким образом играть в игровые автоматы</text:p>
          </table:table-cell>
        </table:table-row>
        <table:table-row table:style-name="ro1">
          <table:table-cell table:formula="of:=RAND()" office:value-type="float" office:value="0.602314501369219" calcext:value-type="float">
            <text:p>0.6023145014</text:p>
          </table:table-cell>
          <table:table-cell office:value-type="string" calcext:value-type="string">
            <text:p>2016-03-10 04:05:08</text:p>
          </table:table-cell>
          <table:table-cell office:value-type="float" office:value="353611" calcext:value-type="float">
            <text:p>353611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2016-03-23 12:57:29</text:p>
          </table:table-cell>
          <table:table-cell office:value-type="string" calcext:value-type="string">
            <text:p>http://photographyblog.dallasnews.com/2016/03/off-the-wall-movie-extra-killing-time.html/</text:p>
          </table:table-cell>
          <table:table-cell office:value-type="string" calcext:value-type="string">
            <text:p>feedly:http://www.dallasnews.com/photos/20160310-off-the-wall-movie-extra-killing-time-during-one-of-the-jfk-assassination-shoots.ece</text:p>
          </table:table-cell>
          <table:table-cell table:formula="of:=HYPERLINK(CONCATENATE(&quot;http://localhost:3000/search?q=media_id:&quot;;[.E787];&quot; AND publish_date:[&quot;; LEFT( [.B787];10);&quot;T00:00:00Z TO &quot;;LEFT([.B7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hotographyblog.dallasnews.com/2016/03/off-the-wall-movie-extra-killing-time.html/</text:p>
          </table:table-cell>
          <table:table-cell office:value-type="string" calcext:value-type="string">
            <text:p>Off the Wall: Movie extra killing time during one of the JFK assassination shoots</text:p>
          </table:table-cell>
        </table:table-row>
        <table:table-row table:style-name="ro1">
          <table:table-cell table:formula="of:=RAND()" office:value-type="float" office:value="0.384904760778486" calcext:value-type="float">
            <text:p>0.3849047608</text:p>
          </table:table-cell>
          <table:table-cell office:value-type="string" calcext:value-type="string">
            <text:p>2016-02-22 00:00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mobbing-beratung-muenchen-idealismus-reicht-nicht-mehr-6143056.html?cmp=defrss</text:p>
          </table:table-cell>
          <table:table-cell office:value-type="string" calcext:value-type="string">
            <text:p>feedly:http://www.merkur.de/lokales/muenchen-lk-sued/landkreis/mobbing-beratung-muenchen-idealismus-reicht-nicht-mehr-6143056.html</text:p>
          </table:table-cell>
          <table:table-cell table:formula="of:=HYPERLINK(CONCATENATE(&quot;http://localhost:3000/search?q=media_id:&quot;;[.E788];&quot; AND publish_date:[&quot;; LEFT( [.B788];10);&quot;T00:00:00Z TO &quot;;LEFT([.B7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mobbing-beratung-muenchen-idealismus-reicht-nicht-mehr-6143056.html?cmp=defrss</text:p>
          </table:table-cell>
          <table:table-cell office:value-type="string" calcext:value-type="string">
            <text:p>Idealismus reicht nicht mehr</text:p>
          </table:table-cell>
        </table:table-row>
        <table:table-row table:style-name="ro1">
          <table:table-cell table:formula="of:=RAND()" office:value-type="float" office:value="0.2838587214506" calcext:value-type="float">
            <text:p>0.2838587215</text:p>
          </table:table-cell>
          <table:table-cell office:value-type="string" calcext:value-type="string">
            <text:p>2008-12-16 02:42:02</text:p>
          </table:table-cell>
          <table:table-cell office:value-type="float" office:value="50619" calcext:value-type="float">
            <text:p>50619</text:p>
          </table:table-cell>
          <table:table-cell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2016-03-23 13:48:12</text:p>
          </table:table-cell>
          <table:table-cell office:value-type="string" calcext:value-type="string">
            <text:p>http://alleyinsider.com/2008/12/the-biggest-losers-tech-edition</text:p>
          </table:table-cell>
          <table:table-cell office:value-type="string" calcext:value-type="string">
            <text:p>feedly:http://www.huffingtonpost.com/2008/12/16/tech-billionaires-losing-_n_151350.html</text:p>
          </table:table-cell>
          <table:table-cell table:formula="of:=HYPERLINK(CONCATENATE(&quot;http://localhost:3000/search?q=media_id:&quot;;[.E789];&quot; AND publish_date:[&quot;; LEFT( [.B789];10);&quot;T00:00:00Z TO &quot;;LEFT([.B7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alleyinsider.com/2008/12/the-biggest-losers-tech-edition</text:p>
          </table:table-cell>
          <table:table-cell office:value-type="string" calcext:value-type="string">
            <text:p>Tech Billionaires Losing Tons In Financial Crisis</text:p>
          </table:table-cell>
        </table:table-row>
        <table:table-row table:style-name="ro1">
          <table:table-cell table:formula="of:=RAND()" office:value-type="float" office:value="0.420867663316072" calcext:value-type="float">
            <text:p>0.4208676633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college-basketball/story/kentucky-wildcats-john-calipari-john-wall-eric-bledsoe-2009-10-oral-histrory-030915</text:p>
          </table:table-cell>
          <table:table-cell office:value-type="string" calcext:value-type="string">
            <text:p>feedly:http://www.foxsports.com/college-basketball/story/kentucky-wildcats-john-calipari-john-wall-eric-bledsoe-2009-10-oral-histrory-030915</text:p>
          </table:table-cell>
          <table:table-cell table:formula="of:=HYPERLINK(CONCATENATE(&quot;http://localhost:3000/search?q=media_id:&quot;;[.E790];&quot; AND publish_date:[&quot;; LEFT( [.B790];10);&quot;T00:00:00Z TO &quot;;LEFT([.B7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college-basketball/story/kentucky-wildcats-john-calipari-john-wall-eric-bledsoe-2009-10-oral-histrory-030915</text:p>
          </table:table-cell>
          <table:table-cell office:value-type="string" calcext:value-type="string">
            <text:p>An oral history of the 2009-10 Kentucky basketball season</text:p>
          </table:table-cell>
        </table:table-row>
        <table:table-row table:style-name="ro1">
          <table:table-cell table:formula="of:=RAND()" office:value-type="float" office:value="0.612267840009215" calcext:value-type="float">
            <text:p>0.61226784</text:p>
          </table:table-cell>
          <table:table-cell office:value-type="string" calcext:value-type="string">
            <text:p>2014-02-14 03:53:14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3247.html</text:p>
          </table:table-cell>
          <table:table-cell office:value-type="string" calcext:value-type="string">
            <text:p>feedly:urn:lj:livejournal.com:atom1:lavababe:213247</text:p>
          </table:table-cell>
          <table:table-cell table:formula="of:=HYPERLINK(CONCATENATE(&quot;http://localhost:3000/search?q=media_id:&quot;;[.E791];&quot; AND publish_date:[&quot;; LEFT( [.B791];10);&quot;T00:00:00Z TO &quot;;LEFT([.B7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3247.html</text:p>
          </table:table-cell>
          <table:table-cell office:value-type="string" calcext:value-type="string">
            <text:p>пяяятница</text:p>
          </table:table-cell>
        </table:table-row>
        <table:table-row table:style-name="ro1">
          <table:table-cell table:formula="of:=RAND()" office:value-type="float" office:value="0.0537510740134491" calcext:value-type="float">
            <text:p>0.053751074</text:p>
          </table:table-cell>
          <table:table-cell office:value-type="string" calcext:value-type="string">
            <text:p>2013-11-23 07:09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ezsjg_b-hhk/sa-fiti-albinute.html</text:p>
          </table:table-cell>
          <table:table-cell office:value-type="string" calcext:value-type="string">
            <text:p>feedly:tag:blogger.com,1999:blog-4453621283980099982.post-2553653405595460465</text:p>
          </table:table-cell>
          <table:table-cell table:formula="of:=HYPERLINK(CONCATENATE(&quot;http://localhost:3000/search?q=media_id:&quot;;[.E792];&quot; AND publish_date:[&quot;; LEFT( [.B792];10);&quot;T00:00:00Z TO &quot;;LEFT([.B7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eZSjg_B-hHk/sa-fiti-albinute.html</text:p>
          </table:table-cell>
          <table:table-cell office:value-type="string" calcext:value-type="string">
            <text:p>SA FITI ALBINUTE</text:p>
          </table:table-cell>
        </table:table-row>
        <table:table-row table:style-name="ro1">
          <table:table-cell table:formula="of:=RAND()" office:value-type="float" office:value="0.808590931331068" calcext:value-type="float">
            <text:p>0.8085909313</text:p>
          </table:table-cell>
          <table:table-cell office:value-type="string" calcext:value-type="string">
            <text:p>2012-08-09 15:28:52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6302.gb_hockey_men_routed_by_dutch/?ref=rss</text:p>
          </table:table-cell>
          <table:table-cell office:value-type="string" calcext:value-type="string">
            <text:p>feedly:4152b5665a7f8b3971679b8fa955ad45</text:p>
          </table:table-cell>
          <table:table-cell table:formula="of:=HYPERLINK(CONCATENATE(&quot;http://localhost:3000/search?q=media_id:&quot;;[.E793];&quot; AND publish_date:[&quot;; LEFT( [.B793];10);&quot;T00:00:00Z TO &quot;;LEFT([.B7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6302.GB_hockey_men_routed_by_Dutch/?ref=rss</text:p>
          </table:table-cell>
          <table:table-cell office:value-type="string" calcext:value-type="string">
            <text:p>GB hockey men routed by Dutch</text:p>
          </table:table-cell>
        </table:table-row>
        <table:table-row table:style-name="ro1">
          <table:table-cell table:formula="of:=RAND()" office:value-type="float" office:value="0.828647514951364" calcext:value-type="float">
            <text:p>0.828647515</text:p>
          </table:table-cell>
          <table:table-cell office:value-type="string" calcext:value-type="string">
            <text:p>2012-08-11 04:52:40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9238.valiant_effort_by_brighton_canoeist/?ref=rss</text:p>
          </table:table-cell>
          <table:table-cell office:value-type="string" calcext:value-type="string">
            <text:p>feedly:74540171bd3cc375243192e140cda797</text:p>
          </table:table-cell>
          <table:table-cell table:formula="of:=HYPERLINK(CONCATENATE(&quot;http://localhost:3000/search?q=media_id:&quot;;[.E794];&quot; AND publish_date:[&quot;; LEFT( [.B794];10);&quot;T00:00:00Z TO &quot;;LEFT([.B7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9238.Valiant_effort_by_Brighton_canoeist/?ref=rss</text:p>
          </table:table-cell>
          <table:table-cell office:value-type="string" calcext:value-type="string">
            <text:p>Valiant effort by Brighton canoeist</text:p>
          </table:table-cell>
        </table:table-row>
        <table:table-row table:style-name="ro1">
          <table:table-cell table:formula="of:=RAND()" office:value-type="float" office:value="0.505460672650223" calcext:value-type="float">
            <text:p>0.5054606727</text:p>
          </table:table-cell>
          <table:table-cell office:value-type="string" calcext:value-type="string">
            <text:p>2012-05-04 13:49:41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the-regulation-raj/945555/</text:p>
          </table:table-cell>
          <table:table-cell office:value-type="string" calcext:value-type="string">
            <text:p>feedly:http://www.indianexpress.com/news/the-regulation-raj/945555/</text:p>
          </table:table-cell>
          <table:table-cell table:formula="of:=HYPERLINK(CONCATENATE(&quot;http://localhost:3000/search?q=media_id:&quot;;[.E795];&quot; AND publish_date:[&quot;; LEFT( [.B795];10);&quot;T00:00:00Z TO &quot;;LEFT([.B7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the-regulation-raj/945555/</text:p>
          </table:table-cell>
          <table:table-cell office:value-type="string" calcext:value-type="string">
            <text:p>The Regulation Raj</text:p>
          </table:table-cell>
        </table:table-row>
        <table:table-row table:style-name="ro1">
          <table:table-cell table:formula="of:=RAND()" office:value-type="float" office:value="0.466984266793876" calcext:value-type="float">
            <text:p>0.4669842668</text:p>
          </table:table-cell>
          <table:table-cell office:value-type="string" calcext:value-type="string">
            <text:p>2015-07-31 09:08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e4784ec27907</text:p>
          </table:table-cell>
          <table:table-cell office:value-type="string" calcext:value-type="string">
            <text:p>feedly:http://www.firjan.org.br/contenthyperlink.jsp?lumItemId=2C908CEC4EC02DBB014EE4784EC27907</text:p>
          </table:table-cell>
          <table:table-cell table:formula="of:=HYPERLINK(CONCATENATE(&quot;http://localhost:3000/search?q=media_id:&quot;;[.E796];&quot; AND publish_date:[&quot;; LEFT( [.B796];10);&quot;T00:00:00Z TO &quot;;LEFT([.B7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E4784EC27907</text:p>
          </table:table-cell>
          <table:table-cell office:value-type="string" calcext:value-type="string">
            <text:p>Sistema FIRJAN lança metodologia que auxilia indústrias de confecção a reduzir resíduos</text:p>
          </table:table-cell>
        </table:table-row>
        <table:table-row table:style-name="ro1">
          <table:table-cell table:formula="of:=RAND()" office:value-type="float" office:value="0.692287454101972" calcext:value-type="float">
            <text:p>0.6922874541</text:p>
          </table:table-cell>
          <table:table-cell office:value-type="string" calcext:value-type="string">
            <text:p>2015-08-19 00:24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chinese_and_locals_plan_deals_in_clean_energy.html</text:p>
          </table:table-cell>
          <table:table-cell office:value-type="string" calcext:value-type="string">
            <text:p>feedly:http://www.staradvertiser.com/news/apec2011/20111114_Chinese_and_locals_plan_deals_in_clean_energy.html</text:p>
          </table:table-cell>
          <table:table-cell table:formula="of:=HYPERLINK(CONCATENATE(&quot;http://localhost:3000/search?q=media_id:&quot;;[.E797];&quot; AND publish_date:[&quot;; LEFT( [.B797];10);&quot;T00:00:00Z TO &quot;;LEFT([.B7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Chinese_and_locals_plan_deals_in_clean_energy.html</text:p>
          </table:table-cell>
          <table:table-cell office:value-type="string" calcext:value-type="string">
            <text:p>Chinese and locals plan deals in clean energy</text:p>
          </table:table-cell>
        </table:table-row>
        <table:table-row table:style-name="ro1">
          <table:table-cell table:formula="of:=RAND()" office:value-type="float" office:value="0.313049529278032" calcext:value-type="float">
            <text:p>0.3130495293</text:p>
          </table:table-cell>
          <table:table-cell office:value-type="string" calcext:value-type="string">
            <text:p>2016-03-23 09:28:31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twentytwo-million-artifacts-from-public-auction-694978</text:p>
          </table:table-cell>
          <table:table-cell office:value-type="string" calcext:value-type="string">
            <text:p>feedly:national-twentytwo-million-artifacts-from-public-auction-694978</text:p>
          </table:table-cell>
          <table:table-cell table:formula="of:=HYPERLINK(CONCATENATE(&quot;http://localhost:3000/search?q=media_id:&quot;;[.E798];&quot; AND publish_date:[&quot;; LEFT( [.B798];10);&quot;T00:00:00Z TO &quot;;LEFT([.B7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twentytwo-million-artifacts-from-public-auction-694978</text:p>
          </table:table-cell>
          <table:table-cell office:value-type="string" calcext:value-type="string">
            <text:p>लोक कलाकृतियों की नीलामी से मिले पौने दो करोड़</text:p>
          </table:table-cell>
        </table:table-row>
        <table:table-row table:style-name="ro1">
          <table:table-cell table:formula="of:=RAND()" office:value-type="float" office:value="0.606702418182401" calcext:value-type="float">
            <text:p>0.6067024182</text:p>
          </table:table-cell>
          <table:table-cell office:value-type="string" calcext:value-type="string">
            <text:p>2016-03-22 15:18:07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brussels-paris-militants-linked-complex-european-terror-network-2341357</text:p>
          </table:table-cell>
          <table:table-cell office:value-type="string" calcext:value-type="string">
            <text:p>feedly:http://www.ibtimes.com/brussels-paris-militants-linked-complex-european-terror-network-2341357</text:p>
          </table:table-cell>
          <table:table-cell table:formula="of:=HYPERLINK(CONCATENATE(&quot;http://localhost:3000/search?q=media_id:&quot;;[.E799];&quot; AND publish_date:[&quot;; LEFT( [.B799];10);&quot;T00:00:00Z TO &quot;;LEFT([.B7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brussels-paris-militants-linked-complex-european-terror-network-2341357</text:p>
          </table:table-cell>
          <table:table-cell office:value-type="string" calcext:value-type="string">
            <text:p>Brussels, Paris Militants Linked To Complex European Terror Network</text:p>
          </table:table-cell>
        </table:table-row>
        <table:table-row table:style-name="ro1">
          <table:table-cell table:formula="of:=RAND()" office:value-type="float" office:value="0.52467845070345" calcext:value-type="float">
            <text:p>0.5246784507</text:p>
          </table:table-cell>
          <table:table-cell office:value-type="string" calcext:value-type="string">
            <text:p>2016-03-23 05:50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3/roland-garros-2016-ouvre-sa-billetterie_11838140.html</text:p>
          </table:table-cell>
          <table:table-cell office:value-type="string" calcext:value-type="string">
            <text:p>feedly:http://www.larep.fr/france-monde/actualites/societe/sante-beaute/2016/03/23/roland-garros-2016-ouvre-sa-billetterie_11838140.html</text:p>
          </table:table-cell>
          <table:table-cell table:formula="of:=HYPERLINK(CONCATENATE(&quot;http://localhost:3000/search?q=media_id:&quot;;[.E800];&quot; AND publish_date:[&quot;; LEFT( [.B800];10);&quot;T00:00:00Z TO &quot;;LEFT([.B8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3/roland-garros-2016-ouvre-sa-billetterie_11838140.html</text:p>
          </table:table-cell>
          <table:table-cell office:value-type="string" calcext:value-type="string">
            <text:p>Roland-Garros 2016 ouvre sa billetterie</text:p>
          </table:table-cell>
        </table:table-row>
        <table:table-row table:style-name="ro2">
          <table:table-cell table:formula="of:=RAND()" office:value-type="float" office:value="0.229598983520382" calcext:value-type="float">
            <text:p>0.2295989835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4/%D9%84%D9%85%D8%A7%D8%B0%D8%A7-%D8%AA%D8%B9%D8%B1%D8%B6%D8%AA-%D8%A8%D8%B1%D9%88%D9%83%D8%B3%D9%84-%D9%84%D9%87%D8%AC%D9%85%D8%A7%D8%AA-%D8%A5%D8%B1%D9%87%D8%A7%D8%A8%D9%8A%D8%A9</text:p>
          </table:table-cell>
          <table:table-cell office:value-type="string" calcext:value-type="string">
            <text:p>feedly:http://www.rcssmideast.org/Article/4464/لماذا-تعرضت-بروكسل-لهجمات-إرهابية</text:p>
          </table:table-cell>
          <table:table-cell table:formula="of:=HYPERLINK(CONCATENATE(&quot;http://localhost:3000/search?q=media_id:&quot;;[.E801];&quot; AND publish_date:[&quot;; LEFT( [.B801];10);&quot;T00:00:00Z TO &quot;;LEFT([.B8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4/لماذا-تعرضت-بروكسل-لهجمات-إرهابية</text:p>
          </table:table-cell>
          <table:table-cell office:value-type="string" calcext:value-type="string">
            <text:p>&lt;div style="direction:rtl;text-align:right"&gt;حاضنة التطرف: لماذا تعرضت "بروكسل" لهجمات إرهابية؟&lt;/div&gt;</text:p>
          </table:table-cell>
        </table:table-row>
        <table:table-row table:style-name="ro1">
          <table:table-cell table:formula="of:=RAND()" office:value-type="float" office:value="0.23971494011153" calcext:value-type="float">
            <text:p>0.2397149401</text:p>
          </table:table-cell>
          <table:table-cell office:value-type="string" calcext:value-type="string">
            <text:p>2016-03-22 12:0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2/we-ate-at-costco-food-court-and-it-was-one-of-best-dining-experiences-weve-ever-had?rssfeed=true</text:p>
          </table:table-cell>
          <table:table-cell office:value-type="string" calcext:value-type="string">
            <text:p>feedly:http://www.waltonsun.com/zz/lifestyle/20160322/we-ate-at-costco-food-court-and-it-was-one-of-best-dining-experiences-weve-ever-had</text:p>
          </table:table-cell>
          <table:table-cell table:formula="of:=HYPERLINK(CONCATENATE(&quot;http://localhost:3000/search?q=media_id:&quot;;[.E802];&quot; AND publish_date:[&quot;; LEFT( [.B802];10);&quot;T00:00:00Z TO &quot;;LEFT([.B8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2/we-ate-at-costco-food-court-and-it-was-one-of-best-dining-experiences-weve-ever-had?rssfeed=true</text:p>
          </table:table-cell>
          <table:table-cell office:value-type="string" calcext:value-type="string">
            <text:p>We ate at a Costco food court, and it was one of the best dining experiences we've ever had</text:p>
          </table:table-cell>
        </table:table-row>
        <table:table-row table:style-name="ro1">
          <table:table-cell table:formula="of:=RAND()" office:value-type="float" office:value="0.104088392362119" calcext:value-type="float">
            <text:p>0.1040883924</text:p>
          </table:table-cell>
          <table:table-cell office:value-type="string" calcext:value-type="string">
            <text:p>2012-09-10 05:50:00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919692.live__follow_our_olympic_and_paralympic_heroes_on_the_london_2012_parade/?ref=rss</text:p>
          </table:table-cell>
          <table:table-cell office:value-type="string" calcext:value-type="string">
            <text:p>feedly:c4378ea055c2bf91710cae8f3bd71bfb</text:p>
          </table:table-cell>
          <table:table-cell table:formula="of:=HYPERLINK(CONCATENATE(&quot;http://localhost:3000/search?q=media_id:&quot;;[.E803];&quot; AND publish_date:[&quot;; LEFT( [.B803];10);&quot;T00:00:00Z TO &quot;;LEFT([.B8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919692.Live__Follow_our_Olympic_and_Paralympic_heroes_on_the_London_2012_parade/?ref=rss</text:p>
          </table:table-cell>
          <table:table-cell office:value-type="string" calcext:value-type="string">
            <text:p>Live: Follow our Olympic and Paralympic heroes on the London 2012 parade</text:p>
          </table:table-cell>
        </table:table-row>
        <table:table-row table:style-name="ro1">
          <table:table-cell table:formula="of:=RAND()" office:value-type="float" office:value="0.406339242314118" calcext:value-type="float">
            <text:p>0.4063392423</text:p>
          </table:table-cell>
          <table:table-cell office:value-type="string" calcext:value-type="string">
            <text:p>2016-01-09 19:22:30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1760.html</text:p>
          </table:table-cell>
          <table:table-cell office:value-type="string" calcext:value-type="string">
            <text:p>feedly:urn:lj:livejournal.com:atom1:latinyanin:351760</text:p>
          </table:table-cell>
          <table:table-cell table:formula="of:=HYPERLINK(CONCATENATE(&quot;http://localhost:3000/search?q=media_id:&quot;;[.E804];&quot; AND publish_date:[&quot;; LEFT( [.B804];10);&quot;T00:00:00Z TO &quot;;LEFT([.B8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1760.html</text:p>
          </table:table-cell>
          <table:table-cell office:value-type="string" calcext:value-type="string">
            <text:p>Я начинаю год, и рвет огонь... Иосиф Бродский</text:p>
          </table:table-cell>
        </table:table-row>
        <table:table-row table:style-name="ro1">
          <table:table-cell table:formula="of:=RAND()" office:value-type="float" office:value="0.581645045405563" calcext:value-type="float">
            <text:p>0.5816450454</text:p>
          </table:table-cell>
          <table:table-cell office:value-type="string" calcext:value-type="string">
            <text:p>2014-11-22 04:35:25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news/solomon-islands-elections-commonwealth-observer-group-interim-statement</text:p>
          </table:table-cell>
          <table:table-cell office:value-type="string" calcext:value-type="string">
            <text:p>feedly:5035 at http://thecommonwealth.org</text:p>
          </table:table-cell>
          <table:table-cell table:formula="of:=HYPERLINK(CONCATENATE(&quot;http://localhost:3000/search?q=media_id:&quot;;[.E805];&quot; AND publish_date:[&quot;; LEFT( [.B805];10);&quot;T00:00:00Z TO &quot;;LEFT([.B8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news/solomon-islands-elections-commonwealth-observer-group-interim-statement</text:p>
          </table:table-cell>
          <table:table-cell office:value-type="string" calcext:value-type="string">
            <text:p>Solomon Islands elections: Commonwealth Observer Group interim statement</text:p>
          </table:table-cell>
        </table:table-row>
        <table:table-row table:style-name="ro1">
          <table:table-cell table:formula="of:=RAND()" office:value-type="float" office:value="0.396268823251624" calcext:value-type="float">
            <text:p>0.3962688233</text:p>
          </table:table-cell>
          <table:table-cell office:value-type="string" calcext:value-type="string">
            <text:p>2015-03-05 17:58:28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305-mr.-dallas-the-mitchell-lounge-downtown-has-a-peculiar-purity-about-it.ece</text:p>
          </table:table-cell>
          <table:table-cell office:value-type="string" calcext:value-type="string">
            <text:p>feedly:http://www.dallasnews.com/lifestyles/arts/columnists/mr-dallas/20150305-mr.-dallas-the-mitchell-lounge-downtown-has-a-peculiar-purity-about-it.ece</text:p>
          </table:table-cell>
          <table:table-cell table:formula="of:=HYPERLINK(CONCATENATE(&quot;http://localhost:3000/search?q=media_id:&quot;;[.E806];&quot; AND publish_date:[&quot;; LEFT( [.B806];10);&quot;T00:00:00Z TO &quot;;LEFT([.B8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305-mr.-dallas-the-mitchell-lounge-downtown-has-a-peculiar-purity-about-it.ece</text:p>
          </table:table-cell>
          <table:table-cell office:value-type="string" calcext:value-type="string">
            <text:p>Mr. Dallas: The Mitchell lounge downtown has a peculiar purity about it</text:p>
          </table:table-cell>
        </table:table-row>
        <table:table-row table:style-name="ro1">
          <table:table-cell table:formula="of:=RAND()" office:value-type="float" office:value="0.910626960025641" calcext:value-type="float">
            <text:p>0.91062696</text:p>
          </table:table-cell>
          <table:table-cell office:value-type="string" calcext:value-type="string">
            <text:p>2013-04-06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son_barbalardan_biri-1128424</text:p>
          </table:table-cell>
          <table:table-cell office:value-type="string" calcext:value-type="string">
            <text:p>feedly:http://www.radikal.com.tr/yazarlar/tan_morgul/son_barbalardan_biri-1128424</text:p>
          </table:table-cell>
          <table:table-cell table:formula="of:=HYPERLINK(CONCATENATE(&quot;http://localhost:3000/search?q=media_id:&quot;;[.E807];&quot; AND publish_date:[&quot;; LEFT( [.B807];10);&quot;T00:00:00Z TO &quot;;LEFT([.B8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son_barbalardan_biri-1128424</text:p>
          </table:table-cell>
          <table:table-cell office:value-type="string" calcext:value-type="string">
            <text:p>Son 'barba'lardan biri</text:p>
          </table:table-cell>
        </table:table-row>
        <table:table-row table:style-name="ro1">
          <table:table-cell table:formula="of:=RAND()" office:value-type="float" office:value="0.743848723869142" calcext:value-type="float">
            <text:p>0.7438487239</text:p>
          </table:table-cell>
          <table:table-cell office:value-type="string" calcext:value-type="string">
            <text:p>2015-10-17 11:08:54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4745.html</text:p>
          </table:table-cell>
          <table:table-cell office:value-type="string" calcext:value-type="string">
            <text:p>feedly:urn:lj:livejournal.com:atom1:valerkka:624745</text:p>
          </table:table-cell>
          <table:table-cell table:formula="of:=HYPERLINK(CONCATENATE(&quot;http://localhost:3000/search?q=media_id:&quot;;[.E808];&quot; AND publish_date:[&quot;; LEFT( [.B808];10);&quot;T00:00:00Z TO &quot;;LEFT([.B8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4745.html</text:p>
          </table:table-cell>
          <table:table-cell office:value-type="string" calcext:value-type="string">
            <text:p>«Тайная история» Донны Тартт: девиантное поведение, неравенство и перверсия.</text:p>
          </table:table-cell>
        </table:table-row>
        <table:table-row table:style-name="ro1">
          <table:table-cell table:formula="of:=RAND()" office:value-type="float" office:value="0.245940510582319" calcext:value-type="float">
            <text:p>0.2459405106</text:p>
          </table:table-cell>
          <table:table-cell office:value-type="string" calcext:value-type="string">
            <text:p>2016-02-28 19:24:46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profile/nilsonlourencodearaujo?xg_source=activity</text:p>
          </table:table-cell>
          <table:table-cell office:value-type="string" calcext:value-type="string">
            <text:p>feedly:00000000005104b700000000124f744b74821941f88389ac</text:p>
          </table:table-cell>
          <table:table-cell table:formula="of:=HYPERLINK(CONCATENATE(&quot;http://localhost:3000/search?q=media_id:&quot;;[.E809];&quot; AND publish_date:[&quot;; LEFT( [.B809];10);&quot;T00:00:00Z TO &quot;;LEFT([.B8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/profile/NilsonLourencodeAraujo?xg_source=activity</text:p>
          </table:table-cell>
          <table:table-cell office:value-type="string" calcext:value-type="string">
            <text:p>Nilson Lourenco de Araujo e ivone aparecida dias cabral entraram em Águas do Gandarela</text:p>
          </table:table-cell>
        </table:table-row>
        <table:table-row table:style-name="ro1">
          <table:table-cell table:formula="of:=RAND()" office:value-type="float" office:value="0.0193726938366454" calcext:value-type="float">
            <text:p>0.0193726938</text:p>
          </table:table-cell>
          <table:table-cell office:value-type="string" calcext:value-type="string">
            <text:p>2016-03-23 08:23:37</text:p>
          </table:table-cell>
          <table:table-cell office:value-type="float" office:value="372579" calcext:value-type="float">
            <text:p>372579</text:p>
          </table:table-cell>
          <table:table-cell office:value-type="float" office:value="1" calcext:value-type="float">
            <text:p>1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vijayakanths-dmdk-finally-chooses-sides-joins-hands-with-pwf-alliance-694927</text:p>
          </table:table-cell>
          <table:table-cell office:value-type="string" calcext:value-type="string">
            <text:p>feedly:national-vijayakanths-dmdk-finally-chooses-sides-joins-hands-with-pwf-alliance-694927</text:p>
          </table:table-cell>
          <table:table-cell table:formula="of:=HYPERLINK(CONCATENATE(&quot;http://localhost:3000/search?q=media_id:&quot;;[.E810];&quot; AND publish_date:[&quot;; LEFT( [.B810];10);&quot;T00:00:00Z TO &quot;;LEFT([.B8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vijayakanths-dmdk-finally-chooses-sides-joins-hands-with-pwf-alliance-694927</text:p>
          </table:table-cell>
          <table:table-cell office:value-type="string" calcext:value-type="string">
            <text:p>तमिलनाडु में विजयकांत व वाइको में समझौता</text:p>
          </table:table-cell>
        </table:table-row>
        <table:table-row table:style-name="ro1">
          <table:table-cell table:formula="of:=RAND()" office:value-type="float" office:value="0.265780876290432" calcext:value-type="float">
            <text:p>0.2657808763</text:p>
          </table:table-cell>
          <table:table-cell office:value-type="string" calcext:value-type="string">
            <text:p>2015-12-13 12:39:52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8737.html</text:p>
          </table:table-cell>
          <table:table-cell office:value-type="string" calcext:value-type="string">
            <text:p>feedly:urn:lj:livejournal.com:atom1:golosrazuma:248737</text:p>
          </table:table-cell>
          <table:table-cell table:formula="of:=HYPERLINK(CONCATENATE(&quot;http://localhost:3000/search?q=media_id:&quot;;[.E811];&quot; AND publish_date:[&quot;; LEFT( [.B811];10);&quot;T00:00:00Z TO &quot;;LEFT([.B8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8737.html</text:p>
          </table:table-cell>
          <table:table-cell office:value-type="string" calcext:value-type="string">
            <text:p>Почта России, говорите?</text:p>
          </table:table-cell>
        </table:table-row>
        <table:table-row table:style-name="ro1">
          <table:table-cell table:formula="of:=RAND()" office:value-type="float" office:value="0.888381009060354" calcext:value-type="float">
            <text:p>0.8883810091</text:p>
          </table:table-cell>
          <table:table-cell office:value-type="string" calcext:value-type="string">
            <text:p>2015-11-24 18:39:52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4-wednesday-s-tvradio-listings-nov.-25.ece</text:p>
          </table:table-cell>
          <table:table-cell office:value-type="string" calcext:value-type="string">
            <text:p>feedly:http://www.dallasnews.com/sports/more-sports/tv-radio-listings/20151124-wednesday-s-tvradio-listings-nov.-25.ece</text:p>
          </table:table-cell>
          <table:table-cell table:formula="of:=HYPERLINK(CONCATENATE(&quot;http://localhost:3000/search?q=media_id:&quot;;[.E812];&quot; AND publish_date:[&quot;; LEFT( [.B812];10);&quot;T00:00:00Z TO &quot;;LEFT([.B8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4-wednesday-s-tvradio-listings-nov.-25.ece</text:p>
          </table:table-cell>
          <table:table-cell office:value-type="string" calcext:value-type="string">
            <text:p>Wednesday's TV/Radio listings (Nov. 25)</text:p>
          </table:table-cell>
        </table:table-row>
        <table:table-row table:style-name="ro1">
          <table:table-cell table:formula="of:=RAND()" office:value-type="float" office:value="0.676361649081121" calcext:value-type="float">
            <text:p>0.6763616491</text:p>
          </table:table-cell>
          <table:table-cell office:value-type="string" calcext:value-type="string">
            <text:p>2012-12-30 16:00:00</text:p>
          </table:table-cell>
          <table:table-cell office:value-type="float" office:value="68197" calcext:value-type="float">
            <text:p>68197</text:p>
          </table:table-cell>
          <table:table-cell office:value-type="float" office:value="0" calcext:value-type="float">
            <text:p>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2016-03-23 13:00:21</text:p>
          </table:table-cell>
          <table:table-cell office:value-type="string" calcext:value-type="string">
            <text:p>http://radikal.com.tr/yazarlar/tan_morgul/anneler_ve_baliklarina_dair-1114698</text:p>
          </table:table-cell>
          <table:table-cell office:value-type="string" calcext:value-type="string">
            <text:p>feedly:http://www.radikal.com.tr/yazarlar/tan_morgul/anneler_ve_baliklarina_dair-1114698</text:p>
          </table:table-cell>
          <table:table-cell table:formula="of:=HYPERLINK(CONCATENATE(&quot;http://localhost:3000/search?q=media_id:&quot;;[.E813];&quot; AND publish_date:[&quot;; LEFT( [.B813];10);&quot;T00:00:00Z TO &quot;;LEFT([.B8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adikal.com.tr/yazarlar/tan_morgul/anneler_ve_baliklarina_dair-1114698</text:p>
          </table:table-cell>
          <table:table-cell office:value-type="string" calcext:value-type="string">
            <text:p>Anneler ve balıklarına dair</text:p>
          </table:table-cell>
        </table:table-row>
        <table:table-row table:style-name="ro1">
          <table:table-cell table:formula="of:=RAND()" office:value-type="float" office:value="0.795523563266537" calcext:value-type="float">
            <text:p>0.7955235633</text:p>
          </table:table-cell>
          <table:table-cell office:value-type="string" calcext:value-type="string">
            <text:p>2016-01-18 23:27:35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2184.html</text:p>
          </table:table-cell>
          <table:table-cell office:value-type="string" calcext:value-type="string">
            <text:p>feedly:urn:lj:livejournal.com:atom1:latinyanin:352184</text:p>
          </table:table-cell>
          <table:table-cell table:formula="of:=HYPERLINK(CONCATENATE(&quot;http://localhost:3000/search?q=media_id:&quot;;[.E814];&quot; AND publish_date:[&quot;; LEFT( [.B814];10);&quot;T00:00:00Z TO &quot;;LEFT([.B8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2184.html</text:p>
          </table:table-cell>
          <table:table-cell office:value-type="string" calcext:value-type="string">
            <text:p>Снежный Владивосток</text:p>
          </table:table-cell>
        </table:table-row>
        <table:table-row table:style-name="ro1">
          <table:table-cell table:formula="of:=RAND()" office:value-type="float" office:value="0.114919961593658" calcext:value-type="float">
            <text:p>0.1149199616</text:p>
          </table:table-cell>
          <table:table-cell office:value-type="string" calcext:value-type="string">
            <text:p>2014-08-15 15:00:49</text:p>
          </table:table-cell>
          <table:table-cell office:value-type="float" office:value="367644" calcext:value-type="float">
            <text:p>367644</text:p>
          </table:table-cell>
          <table:table-cell office:value-type="float" office:value="0" calcext:value-type="float">
            <text:p>0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2016-03-23 12:57:09</text:p>
          </table:table-cell>
          <table:table-cell office:value-type="string" calcext:value-type="string">
            <text:p>http://jbarahona.com/disenar-para-el-otro-a-traves-de-los-detalles-del-lenguaje/?utm_source=rss&amp;utm_medium=rss&amp;utm_campaign=disenar-para-el-otro-a-traves-de-los-detalles-del-lenguaje</text:p>
          </table:table-cell>
          <table:table-cell office:value-type="string" calcext:value-type="string">
            <text:p>feedly:http://www.jbarahona.com/?p=2400</text:p>
          </table:table-cell>
          <table:table-cell table:formula="of:=HYPERLINK(CONCATENATE(&quot;http://localhost:3000/search?q=media_id:&quot;;[.E815];&quot; AND publish_date:[&quot;; LEFT( [.B815];10);&quot;T00:00:00Z TO &quot;;LEFT([.B8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jbarahona.com/disenar-para-el-otro-a-traves-de-los-detalles-del-lenguaje/?utm_source=rss&amp;utm_medium=rss&amp;utm_campaign=disenar-para-el-otro-a-traves-de-los-detalles-del-lenguaje</text:p>
          </table:table-cell>
          <table:table-cell office:value-type="string" calcext:value-type="string">
            <text:p>Diseñar para el otro a través de los detalles del lenguaje</text:p>
          </table:table-cell>
        </table:table-row>
        <table:table-row table:style-name="ro1">
          <table:table-cell table:formula="of:=RAND()" office:value-type="float" office:value="0.154251307828951" calcext:value-type="float">
            <text:p>0.1542513078</text:p>
          </table:table-cell>
          <table:table-cell office:value-type="string" calcext:value-type="string">
            <text:p>2016-01-22 21:36:59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122-migrants-interest-in-voting-rises.ece</text:p>
          </table:table-cell>
          <table:table-cell office:value-type="string" calcext:value-type="string">
            <text:p>feedly:http://www.dallasnews.com/news/columnists/mercedes-olivera/20160122-migrants-interest-in-voting-rises.ece</text:p>
          </table:table-cell>
          <table:table-cell table:formula="of:=HYPERLINK(CONCATENATE(&quot;http://localhost:3000/search?q=media_id:&quot;;[.E816];&quot; AND publish_date:[&quot;; LEFT( [.B816];10);&quot;T00:00:00Z TO &quot;;LEFT([.B8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122-migrants-interest-in-voting-rises.ece</text:p>
          </table:table-cell>
          <table:table-cell office:value-type="string" calcext:value-type="string">
            <text:p>Migrants’ interest in voting rises</text:p>
          </table:table-cell>
        </table:table-row>
        <table:table-row table:style-name="ro1">
          <table:table-cell table:formula="of:=RAND()" office:value-type="float" office:value="0.525074676300934" calcext:value-type="float">
            <text:p>0.5250746763</text:p>
          </table:table-cell>
          <table:table-cell office:value-type="string" calcext:value-type="string">
            <text:p>2015-10-28 06:33:15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festival-struggles-to-revive-troubled-kosovo-city-10-28-2015</text:p>
          </table:table-cell>
          <table:table-cell office:value-type="string" calcext:value-type="string">
            <text:p>feedly:http://www.balkaninsight.com/en/article/festival-struggles-to-revive-troubled-kosovo-city-10-28-2015</text:p>
          </table:table-cell>
          <table:table-cell table:formula="of:=HYPERLINK(CONCATENATE(&quot;http://localhost:3000/search?q=media_id:&quot;;[.E817];&quot; AND publish_date:[&quot;; LEFT( [.B817];10);&quot;T00:00:00Z TO &quot;;LEFT([.B8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festival-struggles-to-revive-troubled-kosovo-city-10-28-2015</text:p>
          </table:table-cell>
          <table:table-cell office:value-type="string" calcext:value-type="string">
            <text:p>Festival Struggles to Revive Troubled Kosovo City</text:p>
          </table:table-cell>
        </table:table-row>
        <table:table-row table:style-name="ro1">
          <table:table-cell table:formula="of:=RAND()" office:value-type="float" office:value="0.620029092545108" calcext:value-type="float">
            <text:p>0.6200290925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86/tb-testing-scheduled-for-auburn.html</text:p>
          </table:table-cell>
          <table:table-cell office:value-type="string" calcext:value-type="string">
            <text:p>feedly:http://www.thestate.com/2014/01/27/3229786/tb-testing-scheduled-for-auburn.html#RSS=life_and_style</text:p>
          </table:table-cell>
          <table:table-cell table:formula="of:=HYPERLINK(CONCATENATE(&quot;http://localhost:3000/search?q=media_id:&quot;;[.E818];&quot; AND publish_date:[&quot;; LEFT( [.B818];10);&quot;T00:00:00Z TO &quot;;LEFT([.B8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86/tb-testing-scheduled-for-auburn.html#RSS=life_and_style</text:p>
          </table:table-cell>
          <table:table-cell office:value-type="string" calcext:value-type="string">
            <text:p>TB testing scheduled for Auburn community college</text:p>
          </table:table-cell>
        </table:table-row>
        <table:table-row table:style-name="ro1">
          <table:table-cell table:formula="of:=RAND()" office:value-type="float" office:value="0.00123314291569508" calcext:value-type="float">
            <text:p>0.0012331429</text:p>
          </table:table-cell>
          <table:table-cell office:value-type="string" calcext:value-type="string">
            <text:p>2015-02-12 10:46:48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212-chad-mcclendon-brings-a-revamped-cocktail-list-to-the-library.ece</text:p>
          </table:table-cell>
          <table:table-cell office:value-type="string" calcext:value-type="string">
            <text:p>feedly:http://www.dallasnews.com/lifestyles/arts/columnists/mr-dallas/20150212-chad-mcclendon-brings-a-revamped-cocktail-list-to-the-library.ece</text:p>
          </table:table-cell>
          <table:table-cell table:formula="of:=HYPERLINK(CONCATENATE(&quot;http://localhost:3000/search?q=media_id:&quot;;[.E819];&quot; AND publish_date:[&quot;; LEFT( [.B819];10);&quot;T00:00:00Z TO &quot;;LEFT([.B8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212-chad-mcclendon-brings-a-revamped-cocktail-list-to-the-library.ece</text:p>
          </table:table-cell>
          <table:table-cell office:value-type="string" calcext:value-type="string">
            <text:p>Chad McClendon brings a revamped cocktail list to the Library</text:p>
          </table:table-cell>
        </table:table-row>
        <table:table-row table:style-name="ro1">
          <table:table-cell table:formula="of:=RAND()" office:value-type="float" office:value="0.156247269989766" calcext:value-type="float">
            <text:p>0.15624727</text:p>
          </table:table-cell>
          <table:table-cell office:value-type="string" calcext:value-type="string">
            <text:p>2016-03-17 03:16:31</text:p>
          </table:table-cell>
          <table:table-cell office:value-type="float" office:value="370038" calcext:value-type="float">
            <text:p>370038</text:p>
          </table:table-cell>
          <table:table-cell office:value-type="float" office:value="0" calcext:value-type="float">
            <text:p>0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2016-03-23 12:34:36</text:p>
          </table:table-cell>
          <table:table-cell office:value-type="string" calcext:value-type="string">
            <text:p>http://freigeist25.livejournal.com/829590.html</text:p>
          </table:table-cell>
          <table:table-cell office:value-type="string" calcext:value-type="string">
            <text:p>feedly:urn:lj:livejournal.com:atom1:freigeist25:829590</text:p>
          </table:table-cell>
          <table:table-cell table:formula="of:=HYPERLINK(CONCATENATE(&quot;http://localhost:3000/search?q=media_id:&quot;;[.E820];&quot; AND publish_date:[&quot;; LEFT( [.B820];10);&quot;T00:00:00Z TO &quot;;LEFT([.B8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reigeist25.livejournal.com/829590.html</text:p>
          </table:table-cell>
          <table:table-cell office:value-type="string" calcext:value-type="string">
            <text:p>Безвредность метафизики в будущем</text:p>
          </table:table-cell>
        </table:table-row>
        <table:table-row table:style-name="ro1">
          <table:table-cell table:formula="of:=RAND()" office:value-type="float" office:value="0.89749019562465" calcext:value-type="float">
            <text:p>0.8974901956</text:p>
          </table:table-cell>
          <table:table-cell office:value-type="string" calcext:value-type="string">
            <text:p>2016-01-21 00:20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mensolympic/news/y=2016/m=1/news=sixteen-becomes-eight-in-asia-s-race-for-rio-2756216.html</text:p>
          </table:table-cell>
          <table:table-cell office:value-type="string" calcext:value-type="string">
            <text:p>feedly:http://www.fifa.com/mensolympic/news/y=2016/m=1/news=sixteen-becomes-eight-in-asia-s-race-for-rio-2756216.html</text:p>
          </table:table-cell>
          <table:table-cell table:formula="of:=HYPERLINK(CONCATENATE(&quot;http://localhost:3000/search?q=media_id:&quot;;[.E821];&quot; AND publish_date:[&quot;; LEFT( [.B821];10);&quot;T00:00:00Z TO &quot;;LEFT([.B8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mensolympic/news/y=2016/m=1/news=sixteen-becomes-eight-in-asia-s-race-for-rio-2756216.html</text:p>
          </table:table-cell>
          <table:table-cell office:value-type="string" calcext:value-type="string">
            <text:p>Sixteen becomes eight in Asia’s race for Rio</text:p>
          </table:table-cell>
        </table:table-row>
        <table:table-row table:style-name="ro1">
          <table:table-cell table:formula="of:=RAND()" office:value-type="float" office:value="0.233530793058174" calcext:value-type="float">
            <text:p>0.2335307931</text:p>
          </table:table-cell>
          <table:table-cell office:value-type="string" calcext:value-type="string">
            <text:p>2016-03-23 06:40:26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6%96%B0%E5%89%B5%E4%BC%81%E6%A5%AD%E6%B3%A1%E6%B2%AB-%E4%BA%BA%E5%8A%9B%E7%B6%B2%E7%AB%99-%E6%AF%8F%E5%80%8B%E6%9C%88%E6%96%B0%E5%A2%9E%E8%81%B7%E7%BC%BA%E9%82%84%E6%98%AF%E5%BE%88%E5%A4%9A-114026966.html</text:p>
          </table:table-cell>
          <table:table-cell office:value-type="string" calcext:value-type="string">
            <text:p>feedly:%E6%96%B0%E5%89%B5%E4%BC%81%E6%A5%AD%E6%B3%A1%E6%B2%AB-%E4%BA%BA%E5%8A%9B%E7%B6%B2%E7%AB%99-%E6%AF%8F%E5%80%8B%E6%9C%88%E6%96%B0%E5%A2%9E%E8%81%B7%E7%BC%BA%E9%82%84%E6%98%AF%E5%BE%88%E5%A4%9A-114026966</text:p>
          </table:table-cell>
          <table:table-cell table:formula="of:=HYPERLINK(CONCATENATE(&quot;http://localhost:3000/search?q=media_id:&quot;;[.E822];&quot; AND publish_date:[&quot;; LEFT( [.B822];10);&quot;T00:00:00Z TO &quot;;LEFT([.B8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6%96%B0%E5%89%B5%E4%BC%81%E6%A5%AD%E6%B3%A1%E6%B2%AB-%E4%BA%BA%E5%8A%9B%E7%B6%B2%E7%AB%99-%E6%AF%8F%E5%80%8B%E6%9C%88%E6%96%B0%E5%A2%9E%E8%81%B7%E7%BC%BA%E9%82%84%E6%98%AF%E5%BE%88%E5%A4%9A-114026966.html</text:p>
          </table:table-cell>
          <table:table-cell office:value-type="string" calcext:value-type="string">
            <text:p>新創企業泡沫？ 人力網站：每個月新增職缺還是很多</text:p>
          </table:table-cell>
        </table:table-row>
        <table:table-row table:style-name="ro1">
          <table:table-cell table:formula="of:=RAND()" office:value-type="float" office:value="0.496036082291962" calcext:value-type="float">
            <text:p>0.4960360823</text:p>
          </table:table-cell>
          <table:table-cell office:value-type="string" calcext:value-type="string">
            <text:p>2016-03-16 08:02:00</text:p>
          </table:table-cell>
          <table:table-cell office:value-type="float" office:value="53993" calcext:value-type="float">
            <text:p>53993</text:p>
          </table:table-cell>
          <table:table-cell office:value-type="float" office:value="0" calcext:value-type="float">
            <text:p>0</text:p>
          </table:table-cell>
          <table:table-cell office:value-type="float" office:value="27826" calcext:value-type="float">
            <text:p>27826</text:p>
          </table:table-cell>
          <table:table-cell office:value-type="string" calcext:value-type="string">
            <text:p>2016-03-23 13:47:23</text:p>
          </table:table-cell>
          <table:table-cell office:value-type="string" calcext:value-type="string">
            <text:p>http://paloverdevalleytimes.com/main.asp?sectionid=215&amp;subsectionid=751&amp;articleid=22806</text:p>
          </table:table-cell>
          <table:table-cell office:value-type="string" calcext:value-type="string">
            <text:p>feedly:http://paloverdevalleytimes.com/Main.asp?SectionID=215&amp;SubSectionID=751&amp;ArticleID=22806</text:p>
          </table:table-cell>
          <table:table-cell table:formula="of:=HYPERLINK(CONCATENATE(&quot;http://localhost:3000/search?q=media_id:&quot;;[.E823];&quot; AND publish_date:[&quot;; LEFT( [.B823];10);&quot;T00:00:00Z TO &quot;;LEFT([.B8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aloverdevalleytimes.com/Main.asp?SectionID=215&amp;SubSectionID=751&amp;ArticleID=22806</text:p>
          </table:table-cell>
          <table:table-cell office:value-type="string" calcext:value-type="string">
            <text:p>Fire Board seats available</text:p>
          </table:table-cell>
        </table:table-row>
        <table:table-row table:style-name="ro2">
          <table:table-cell table:formula="of:=RAND()" office:value-type="float" office:value="0.660451778046346" calcext:value-type="float">
            <text:p>0.660451778</text:p>
          </table:table-cell>
          <table:table-cell office:value-type="string" calcext:value-type="string">
            <text:p>2016-03-22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1" calcext:value-type="float">
            <text:p>1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65/%D8%AF%D9%84%D8%A7%D9%84%D8%A7%D8%AA-%D8%A7%D8%B3%D8%AA%D9%87%D8%AF%D8%A7%D9%81-%D8%A7%D9%84%D9%85%D8%B7%D8%A7%D8%B1-%D9%88%D8%A7%D9%84%D9%85%D8%AA%D8%B1%D9%88-%D9%81%D9%8A-%D9%87%D8%AC%D9%85%D8%A7%D8%AA-%D8%A8%D8%B1%D9%88%D9%83%D8%B3%D9%84</text:p>
          </table:table-cell>
          <table:table-cell office:value-type="string" calcext:value-type="string">
            <text:p>feedly:http://www.rcssmideast.org/Article/4465/دلالات-استهداف-المطار-والمترو-في-هجمات-بروكسل</text:p>
          </table:table-cell>
          <table:table-cell table:formula="of:=HYPERLINK(CONCATENATE(&quot;http://localhost:3000/search?q=media_id:&quot;;[.E824];&quot; AND publish_date:[&quot;; LEFT( [.B824];10);&quot;T00:00:00Z TO &quot;;LEFT([.B8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65/دلالات-استهداف-المطار-والمترو-في-هجمات-بروكسل</text:p>
          </table:table-cell>
          <table:table-cell office:value-type="string" calcext:value-type="string">
            <text:p>&lt;div style="direction:rtl;text-align:right"&gt;حلقة ارتباط: دلالات استهداف المطار والمترو في هجمات بروكسل&lt;/div&gt;</text:p>
          </table:table-cell>
        </table:table-row>
        <table:table-row table:style-name="ro1">
          <table:table-cell table:formula="of:=RAND()" office:value-type="float" office:value="0.297850454852343" calcext:value-type="float">
            <text:p>0.2978504549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595/brain-dead-texas-woman-taken-off.html</text:p>
          </table:table-cell>
          <table:table-cell office:value-type="string" calcext:value-type="string">
            <text:p>feedly:http://www.thestate.com/2014/01/27/3229595/brain-dead-texas-woman-taken-off.html#RSS=life_and_style</text:p>
          </table:table-cell>
          <table:table-cell table:formula="of:=HYPERLINK(CONCATENATE(&quot;http://localhost:3000/search?q=media_id:&quot;;[.E825];&quot; AND publish_date:[&quot;; LEFT( [.B825];10);&quot;T00:00:00Z TO &quot;;LEFT([.B8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595/brain-dead-texas-woman-taken-off.html#RSS=life_and_style</text:p>
          </table:table-cell>
          <table:table-cell office:value-type="string" calcext:value-type="string">
            <text:p>Brain-dead Texas woman taken off life support</text:p>
          </table:table-cell>
        </table:table-row>
        <table:table-row table:style-name="ro1">
          <table:table-cell table:formula="of:=RAND()" office:value-type="float" office:value="0.093684498159814" calcext:value-type="float">
            <text:p>0.0936844982</text:p>
          </table:table-cell>
          <table:table-cell office:value-type="string" calcext:value-type="string">
            <text:p>2016-03-23 04:40:53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9%80%A310%E9%BB%91-2%E6%9C%88%E5%B7%A5%E6%A5%AD%E7%94%9F%E7%94%A2%E6%8C%87%E6%95%B886-91-%E5%B9%B4%E6%B8%9B3-65-094053998.html</text:p>
          </table:table-cell>
          <table:table-cell office:value-type="string" calcext:value-type="string">
            <text:p>feedly:%E9%80%A310%E9%BB%91-2%E6%9C%88%E5%B7%A5%E6%A5%AD%E7%94%9F%E7%94%A2%E6%8C%87%E6%95%B886-91-%E5%B9%B4%E6%B8%9B3-65-094053998</text:p>
          </table:table-cell>
          <table:table-cell table:formula="of:=HYPERLINK(CONCATENATE(&quot;http://localhost:3000/search?q=media_id:&quot;;[.E826];&quot; AND publish_date:[&quot;; LEFT( [.B826];10);&quot;T00:00:00Z TO &quot;;LEFT([.B8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9%80%A310%E9%BB%91-2%E6%9C%88%E5%B7%A5%E6%A5%AD%E7%94%9F%E7%94%A2%E6%8C%87%E6%95%B886-91-%E5%B9%B4%E6%B8%9B3-65-094053998.html</text:p>
          </table:table-cell>
          <table:table-cell office:value-type="string" calcext:value-type="string">
            <text:p>連10黑 2月工業生產指數86.91、年減3.65%</text:p>
          </table:table-cell>
        </table:table-row>
        <table:table-row table:style-name="ro1">
          <table:table-cell table:formula="of:=RAND()" office:value-type="float" office:value="0.646058030352187" calcext:value-type="float">
            <text:p>0.6460580304</text:p>
          </table:table-cell>
          <table:table-cell office:value-type="string" calcext:value-type="string">
            <text:p>2015-07-24 14:47:00</text:p>
          </table:table-cell>
          <table:table-cell office:value-type="float" office:value="154136" calcext:value-type="float">
            <text:p>154136</text:p>
          </table:table-cell>
          <table:table-cell office:value-type="float" office:value="0" calcext:value-type="float">
            <text:p>0</text:p>
          </table:table-cell>
          <table:table-cell office:value-type="float" office:value="84395" calcext:value-type="float">
            <text:p>84395</text:p>
          </table:table-cell>
          <table:table-cell office:value-type="string" calcext:value-type="string">
            <text:p>2016-03-23 12:28:31</text:p>
          </table:table-cell>
          <table:table-cell office:value-type="string" calcext:value-type="string">
            <text:p>http://firjan.org.br/contenthyperlink.jsp?lumitemid=2c908cec4ec02dbb014ec1a92a3024c7</text:p>
          </table:table-cell>
          <table:table-cell office:value-type="string" calcext:value-type="string">
            <text:p>feedly:http://www.firjan.org.br/contenthyperlink.jsp?lumItemId=2C908CEC4EC02DBB014EC1A92A3024C7</text:p>
          </table:table-cell>
          <table:table-cell table:formula="of:=HYPERLINK(CONCATENATE(&quot;http://localhost:3000/search?q=media_id:&quot;;[.E827];&quot; AND publish_date:[&quot;; LEFT( [.B827];10);&quot;T00:00:00Z TO &quot;;LEFT([.B8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rjan.org.br/contenthyperlink.jsp?lumItemId=2C908CEC4EC02DBB014EC1A92A3024C7</text:p>
          </table:table-cell>
          <table:table-cell office:value-type="string" calcext:value-type="string">
            <text:p>Governança Corporativa é debatida no Fórum IEL de Gestão Empresarial</text:p>
          </table:table-cell>
        </table:table-row>
        <table:table-row table:style-name="ro1">
          <table:table-cell table:formula="of:=RAND()" office:value-type="float" office:value="0.473750052594469" calcext:value-type="float">
            <text:p>0.4737500526</text:p>
          </table:table-cell>
          <table:table-cell office:value-type="string" calcext:value-type="string">
            <text:p>2016-03-08 06:40:44</text:p>
          </table:table-cell>
          <table:table-cell office:value-type="float" office:value="379062" calcext:value-type="float">
            <text:p>379062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09:50</text:p>
          </table:table-cell>
          <table:table-cell office:value-type="string" calcext:value-type="string">
            <text:p>http://ezinearticles.com/9345108</text:p>
          </table:table-cell>
          <table:table-cell office:value-type="string" calcext:value-type="string">
            <text:p>feedly:http://EzineArticles.com/9345108</text:p>
          </table:table-cell>
          <table:table-cell table:formula="of:=HYPERLINK(CONCATENATE(&quot;http://localhost:3000/search?q=media_id:&quot;;[.E828];&quot; AND publish_date:[&quot;; LEFT( [.B828];10);&quot;T00:00:00Z TO &quot;;LEFT([.B8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345108</text:p>
          </table:table-cell>
          <table:table-cell office:value-type="string" calcext:value-type="string">
            <text:p>How to Avoid Starting Agricultural Fires</text:p>
          </table:table-cell>
        </table:table-row>
        <table:table-row table:style-name="ro1">
          <table:table-cell table:formula="of:=RAND()" office:value-type="float" office:value="0.739029717345854" calcext:value-type="float">
            <text:p>0.7390297173</text:p>
          </table:table-cell>
          <table:table-cell office:value-type="string" calcext:value-type="string">
            <text:p>2013-11-08 16:58:39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small-runner-up-watermark-community-church-encourages-employee-bonds.ece</text:p>
          </table:table-cell>
          <table:table-cell office:value-type="string" calcext:value-type="string">
            <text:p>feedly:http://www.dallasnews.com/business/top-100/headlines/20131108-small-runner-up-watermark-community-church-encourages-employee-bonds.ece</text:p>
          </table:table-cell>
          <table:table-cell table:formula="of:=HYPERLINK(CONCATENATE(&quot;http://localhost:3000/search?q=media_id:&quot;;[.E829];&quot; AND publish_date:[&quot;; LEFT( [.B829];10);&quot;T00:00:00Z TO &quot;;LEFT([.B8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small-runner-up-watermark-community-church-encourages-employee-bonds.ece</text:p>
          </table:table-cell>
          <table:table-cell office:value-type="string" calcext:value-type="string">
            <text:p>Small runner-up: Watermark Community Church encourages employee bonds</text:p>
          </table:table-cell>
        </table:table-row>
        <table:table-row table:style-name="ro1">
          <table:table-cell table:formula="of:=RAND()" office:value-type="float" office:value="0.125938381873211" calcext:value-type="float">
            <text:p>0.1259383819</text:p>
          </table:table-cell>
          <table:table-cell office:value-type="string" calcext:value-type="string">
            <text:p>2016-03-21 13:39:54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26411.ece/geen-bus-door-maerelaan_</text:p>
          </table:table-cell>
          <table:table-cell office:value-type="string" calcext:value-type="string">
            <text:p>feedly:http://www.noordhollandsdagblad.nl/stadstreek/kennemerland/article27926411.ece/Geen-bus-door-Maerelaan_</text:p>
          </table:table-cell>
          <table:table-cell table:formula="of:=HYPERLINK(CONCATENATE(&quot;http://localhost:3000/search?q=media_id:&quot;;[.E830];&quot; AND publish_date:[&quot;; LEFT( [.B830];10);&quot;T00:00:00Z TO &quot;;LEFT([.B8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26411.ece/Geen-bus-door-Maerelaan_</text:p>
          </table:table-cell>
          <table:table-cell office:value-type="string" calcext:value-type="string">
            <text:p>Geen bus door Maerelaan</text:p>
          </table:table-cell>
        </table:table-row>
        <table:table-row table:style-name="ro2">
          <table:table-cell table:formula="of:=RAND()" office:value-type="float" office:value="0.885090960329608" calcext:value-type="float">
            <text:p>0.8850909603</text:p>
          </table:table-cell>
          <table:table-cell office:value-type="string" calcext:value-type="string">
            <text:p>2016-03-11 11:29:43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send-sms-to-58888-if-your-train-coach-needs-cleaning-687162</text:p>
          </table:table-cell>
          <table:table-cell office:value-type="string" calcext:value-type="string">
            <text:p>feedly:technology/new-launches-send-sms-to-58888-if-your-train-coach-needs-cleaning-687162</text:p>
          </table:table-cell>
          <table:table-cell table:formula="of:=HYPERLINK(CONCATENATE(&quot;http://localhost:3000/search?q=media_id:&quot;;[.E831];&quot; AND publish_date:[&quot;; LEFT( [.B831];10);&quot;T00:00:00Z TO &quot;;LEFT([.B8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send-sms-to-58888-if-your-train-coach-needs-cleaning-687162</text:p>
          </table:table-cell>
          <table:table-cell office:value-type="string" calcext:value-type="string">
            <text:p>अब 58888 पर एसएमएस भेज कराएं अपने कोच की सफाई</text:p>
          </table:table-cell>
        </table:table-row>
        <table:table-row table:style-name="ro1">
          <table:table-cell table:formula="of:=RAND()" office:value-type="float" office:value="0.2666165787312" calcext:value-type="float">
            <text:p>0.2666165787</text:p>
          </table:table-cell>
          <table:table-cell office:value-type="string" calcext:value-type="string">
            <text:p>2015-10-28 06:25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a2c2940/sc/3/l/0l0sdigitalspy0o0csoaps0cs130chollyoaks0cnews0ca6759770chollyoaks0estar0eross0eadams0ecalls0efor0ekatie0eprice0ecameo0eimagine0ethe0efun0eher0eand0escott0ewould0ehave0bhtml0drss/story01.htm</text:p>
          </table:table-cell>
          <table:table-cell office:value-type="string" calcext:value-type="string">
            <text:p>feedly:http://www.digitalspy.co.uk/soaps/s13/hollyoaks/news/a675977/hollyoaks-star-ross-adams-calls-for-katie-price-cameo-imagine-the-fun-her-and-scott-would-have.html</text:p>
          </table:table-cell>
          <table:table-cell table:formula="of:=HYPERLINK(CONCATENATE(&quot;http://localhost:3000/search?q=media_id:&quot;;[.E832];&quot; AND publish_date:[&quot;; LEFT( [.B832];10);&quot;T00:00:00Z TO &quot;;LEFT([.B8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a2c2940/sc/3/l/0L0Sdigitalspy0O0Csoaps0Cs130Chollyoaks0Cnews0Ca6759770Chollyoaks0Estar0Eross0Eadams0Ecalls0Efor0Ekatie0Eprice0Ecameo0Eimagine0Ethe0Efun0Eher0Eand0Escott0Ewould0Ehave0Bhtml0Drss/story01.htm</text:p>
          </table:table-cell>
          <table:table-cell office:value-type="string" calcext:value-type="string">
            <text:p>Hollyoaks star Ross Adams calls for Katie Price cameo: "Imagine the fun her and Scott would have"</text:p>
          </table:table-cell>
        </table:table-row>
        <table:table-row table:style-name="ro1">
          <table:table-cell table:formula="of:=RAND()" office:value-type="float" office:value="0.148655057495238" calcext:value-type="float">
            <text:p>0.1486550575</text:p>
          </table:table-cell>
          <table:table-cell office:value-type="string" calcext:value-type="string">
            <text:p>2014-11-03 15:56:32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want-out-of-this-life.html</text:p>
          </table:table-cell>
          <table:table-cell office:value-type="string" calcext:value-type="string">
            <text:p>feedly:http://www.x3confessions.com/men/confessions/want-out-of-this-life.html</text:p>
          </table:table-cell>
          <table:table-cell table:formula="of:=HYPERLINK(CONCATENATE(&quot;http://localhost:3000/search?q=media_id:&quot;;[.E833];&quot; AND publish_date:[&quot;; LEFT( [.B833];10);&quot;T00:00:00Z TO &quot;;LEFT([.B8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want-out-of-this-life.html</text:p>
          </table:table-cell>
          <table:table-cell office:value-type="string" calcext:value-type="string">
            <text:p>want out of this life.</text:p>
          </table:table-cell>
        </table:table-row>
        <table:table-row table:style-name="ro1">
          <table:table-cell table:formula="of:=RAND()" office:value-type="float" office:value="0.672964099644629" calcext:value-type="float">
            <text:p>0.6729640996</text:p>
          </table:table-cell>
          <table:table-cell office:value-type="string" calcext:value-type="string">
            <text:p>2016-03-17 07:05:47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why-no-mans-sky-will-reignite-space-sim-renaissance/</text:p>
          </table:table-cell>
          <table:table-cell office:value-type="string" calcext:value-type="string">
            <text:p>feedly:http://www.gamesradar.com/why-no-mans-sky-will-reignite-space-sim-renaissance/</text:p>
          </table:table-cell>
          <table:table-cell table:formula="of:=HYPERLINK(CONCATENATE(&quot;http://localhost:3000/search?q=media_id:&quot;;[.E834];&quot; AND publish_date:[&quot;; LEFT( [.B834];10);&quot;T00:00:00Z TO &quot;;LEFT([.B8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why-no-mans-sky-will-reignite-space-sim-renaissance/</text:p>
          </table:table-cell>
          <table:table-cell office:value-type="string" calcext:value-type="string">
            <text:p>Why No Man's Sky will reignite the space sim renaissance</text:p>
          </table:table-cell>
        </table:table-row>
        <table:table-row table:style-name="ro1">
          <table:table-cell table:formula="of:=RAND()" office:value-type="float" office:value="0.107557825604187" calcext:value-type="float">
            <text:p>0.1075578256</text:p>
          </table:table-cell>
          <table:table-cell office:value-type="string" calcext:value-type="string">
            <text:p>2009-09-04 22:00:54</text:p>
          </table:table-cell>
          <table:table-cell office:value-type="float" office:value="361203" calcext:value-type="float">
            <text:p>361203</text:p>
          </table:table-cell>
          <table:table-cell office:value-type="float" office:value="0" calcext:value-type="float">
            <text:p>0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2016-03-23 13:58:17</text:p>
          </table:table-cell>
          <table:table-cell office:value-type="string" calcext:value-type="string">
            <text:p>https://thepoisontree.wordpress.com/2009/09/05/samples-egypts-first-literary-audio-book-in-english/</text:p>
          </table:table-cell>
          <table:table-cell office:value-type="string" calcext:value-type="string">
            <text:p>feedly:http://thepoisontree.wordpress.com/?p=30</text:p>
          </table:table-cell>
          <table:table-cell table:formula="of:=HYPERLINK(CONCATENATE(&quot;http://localhost:3000/search?q=media_id:&quot;;[.E835];&quot; AND publish_date:[&quot;; LEFT( [.B835];10);&quot;T00:00:00Z TO &quot;;LEFT([.B8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hepoisontree.wordpress.com/2009/09/05/samples-egypts-first-literary-audio-book-in-english/</text:p>
          </table:table-cell>
          <table:table-cell office:value-type="string" calcext:value-type="string">
            <text:p>SAMPLES: EGYPT’S FIRST LITERARY AUDIO BOOK IN ENGLISH</text:p>
          </table:table-cell>
        </table:table-row>
        <table:table-row table:style-name="ro1">
          <table:table-cell table:formula="of:=RAND()" office:value-type="float" office:value="0.579656089504655" calcext:value-type="float">
            <text:p>0.5796560895</text:p>
          </table:table-cell>
          <table:table-cell office:value-type="string" calcext:value-type="string">
            <text:p>2016-02-14 09:49:35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il-piacere-di-leggere/in-cerca-di-nuovi-equilibri_1166756_11/</text:p>
          </table:table-cell>
          <table:table-cell office:value-type="string" calcext:value-type="string">
            <text:p>feedly:http://www.ecodibergamo.it/stories/il-piacere-di-leggere/in-cerca-di-nuovi-equilibri_1166756_11/</text:p>
          </table:table-cell>
          <table:table-cell table:formula="of:=HYPERLINK(CONCATENATE(&quot;http://localhost:3000/search?q=media_id:&quot;;[.E836];&quot; AND publish_date:[&quot;; LEFT( [.B836];10);&quot;T00:00:00Z TO &quot;;LEFT([.B8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il-piacere-di-leggere/in-cerca-di-nuovi-equilibri_1166756_11/</text:p>
          </table:table-cell>
          <table:table-cell office:value-type="string" calcext:value-type="string">
            <text:p>In cerca <text:s/>di nuovi equilibri</text:p>
          </table:table-cell>
        </table:table-row>
        <table:table-row table:style-name="ro1">
          <table:table-cell table:formula="of:=RAND()" office:value-type="float" office:value="0.683631006336212" calcext:value-type="float">
            <text:p>0.6836310063</text:p>
          </table:table-cell>
          <table:table-cell office:value-type="string" calcext:value-type="string">
            <text:p>2014-03-10 23:04:00</text:p>
          </table:table-cell>
          <table:table-cell office:value-type="float" office:value="5655" calcext:value-type="float">
            <text:p>565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16-03-23 13:24:57</text:p>
          </table:table-cell>
          <table:table-cell office:value-type="string" calcext:value-type="string">
            <text:p>http://delawareonline.com/article/20140310/sports07/303100049/1002/rss02</text:p>
          </table:table-cell>
          <table:table-cell office:value-type="string" calcext:value-type="string">
            <text:p>feedly:http://archive.delawareonline.com/article/20140310/SPORTS07/303100049/1002/RSS02</text:p>
          </table:table-cell>
          <table:table-cell table:formula="of:=HYPERLINK(CONCATENATE(&quot;http://localhost:3000/search?q=media_id:&quot;;[.E837];&quot; AND publish_date:[&quot;; LEFT( [.B837];10);&quot;T00:00:00Z TO &quot;;LEFT([.B8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rchive.delawareonline.com/article/20140310/SPORTS07/303100049/1002/RSS02</text:p>
          </table:table-cell>
          <table:table-cell office:value-type="string" calcext:value-type="string">
            <text:p>UD notebook: Some peg Blue Hens as No. 13 seed</text:p>
          </table:table-cell>
        </table:table-row>
        <table:table-row table:style-name="ro1">
          <table:table-cell table:formula="of:=RAND()" office:value-type="float" office:value="0.793148665655322" calcext:value-type="float">
            <text:p>0.7931486657</text:p>
          </table:table-cell>
          <table:table-cell office:value-type="string" calcext:value-type="string">
            <text:p>2016-01-16 09:49:23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9880.html</text:p>
          </table:table-cell>
          <table:table-cell office:value-type="string" calcext:value-type="string">
            <text:p>feedly:urn:lj:livejournal.com:atom1:golosrazuma:249880</text:p>
          </table:table-cell>
          <table:table-cell table:formula="of:=HYPERLINK(CONCATENATE(&quot;http://localhost:3000/search?q=media_id:&quot;;[.E838];&quot; AND publish_date:[&quot;; LEFT( [.B838];10);&quot;T00:00:00Z TO &quot;;LEFT([.B8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9880.html</text:p>
          </table:table-cell>
          <table:table-cell office:value-type="string" calcext:value-type="string">
            <text:p>Говорящие фамилии</text:p>
          </table:table-cell>
        </table:table-row>
        <table:table-row table:style-name="ro1">
          <table:table-cell table:formula="of:=RAND()" office:value-type="float" office:value="0.787819266209383" calcext:value-type="float">
            <text:p>0.7878192662</text:p>
          </table:table-cell>
          <table:table-cell office:value-type="string" calcext:value-type="string">
            <text:p>2014-09-16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7/4354198/idaho-man-finalist-for-national.html</text:p>
          </table:table-cell>
          <table:table-cell office:value-type="string" calcext:value-type="string">
            <text:p>feedly:http://www.miamiherald.com/2014/09/17/4354198/idaho-man-finalist-for-national.html</text:p>
          </table:table-cell>
          <table:table-cell table:formula="of:=HYPERLINK(CONCATENATE(&quot;http://localhost:3000/search?q=media_id:&quot;;[.E839];&quot; AND publish_date:[&quot;; LEFT( [.B839];10);&quot;T00:00:00Z TO &quot;;LEFT([.B8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7/4354198/idaho-man-finalist-for-national.html</text:p>
          </table:table-cell>
          <table:table-cell office:value-type="string" calcext:value-type="string">
            <text:p>Idaho man finalist for national conservation award</text:p>
          </table:table-cell>
        </table:table-row>
        <table:table-row table:style-name="ro1">
          <table:table-cell table:formula="of:=RAND()" office:value-type="float" office:value="0.581325231056606" calcext:value-type="float">
            <text:p>0.5813252311</text:p>
          </table:table-cell>
          <table:table-cell office:value-type="string" calcext:value-type="string">
            <text:p>2016-03-23 10:38:38</text:p>
          </table:table-cell>
          <table:table-cell office:value-type="float" office:value="372579" calcext:value-type="float">
            <text:p>372579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3:30:53</text:p>
          </table:table-cell>
          <table:table-cell office:value-type="string" calcext:value-type="string">
            <text:p>http://naidunia.jagran.com/national-allies-of-congress-hurt-by-them-695028</text:p>
          </table:table-cell>
          <table:table-cell office:value-type="string" calcext:value-type="string">
            <text:p>feedly:national-allies-of-congress-hurt-by-them-695028</text:p>
          </table:table-cell>
          <table:table-cell table:formula="of:=HYPERLINK(CONCATENATE(&quot;http://localhost:3000/search?q=media_id:&quot;;[.E840];&quot; AND publish_date:[&quot;; LEFT( [.B840];10);&quot;T00:00:00Z TO &quot;;LEFT([.B8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national-allies-of-congress-hurt-by-them-695028</text:p>
          </table:table-cell>
          <table:table-cell office:value-type="string" calcext:value-type="string">
            <text:p>कांग्रेस के रुख से आहत साथी दल</text:p>
          </table:table-cell>
        </table:table-row>
        <table:table-row table:style-name="ro1">
          <table:table-cell table:formula="of:=RAND()" office:value-type="float" office:value="0.7069192614902" calcext:value-type="float">
            <text:p>0.7069192615</text:p>
          </table:table-cell>
          <table:table-cell office:value-type="string" calcext:value-type="string">
            <text:p>2015-11-17 14:19:29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5983.html</text:p>
          </table:table-cell>
          <table:table-cell office:value-type="string" calcext:value-type="string">
            <text:p>feedly:urn:lj:livejournal.com:atom1:valerkka:625983</text:p>
          </table:table-cell>
          <table:table-cell table:formula="of:=HYPERLINK(CONCATENATE(&quot;http://localhost:3000/search?q=media_id:&quot;;[.E841];&quot; AND publish_date:[&quot;; LEFT( [.B841];10);&quot;T00:00:00Z TO &quot;;LEFT([.B8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5983.html</text:p>
          </table:table-cell>
          <table:table-cell office:value-type="string" calcext:value-type="string">
            <text:p>Беттина Блюмнер - <text:s/>Ульрих Зайдль Германии?</text:p>
          </table:table-cell>
        </table:table-row>
        <table:table-row table:style-name="ro1">
          <table:table-cell table:formula="of:=RAND()" office:value-type="float" office:value="0.551939166766326" calcext:value-type="float">
            <text:p>0.5519391668</text:p>
          </table:table-cell>
          <table:table-cell office:value-type="string" calcext:value-type="string">
            <text:p>2014-02-25 23:25:17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6256.html</text:p>
          </table:table-cell>
          <table:table-cell office:value-type="string" calcext:value-type="string">
            <text:p>feedly:http://ame-lee.livejournal.com/1036256.html</text:p>
          </table:table-cell>
          <table:table-cell table:formula="of:=HYPERLINK(CONCATENATE(&quot;http://localhost:3000/search?q=media_id:&quot;;[.E842];&quot; AND publish_date:[&quot;; LEFT( [.B842];10);&quot;T00:00:00Z TO &quot;;LEFT([.B8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6256.html</text:p>
          </table:table-cell>
          <table:table-cell office:value-type="string" calcext:value-type="string">
            <text:p>time management</text:p>
          </table:table-cell>
        </table:table-row>
        <table:table-row table:style-name="ro1">
          <table:table-cell table:formula="of:=RAND()" office:value-type="float" office:value="0.0960111068939283" calcext:value-type="float">
            <text:p>0.0960111069</text:p>
          </table:table-cell>
          <table:table-cell office:value-type="string" calcext:value-type="string">
            <text:p>2012-08-09 02:00:00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2861.olympic_spirit_shines/?ref=rss</text:p>
          </table:table-cell>
          <table:table-cell office:value-type="string" calcext:value-type="string">
            <text:p>feedly:83ff80e13c8dd0f09b2c87ee98da8e7d</text:p>
          </table:table-cell>
          <table:table-cell table:formula="of:=HYPERLINK(CONCATENATE(&quot;http://localhost:3000/search?q=media_id:&quot;;[.E843];&quot; AND publish_date:[&quot;; LEFT( [.B843];10);&quot;T00:00:00Z TO &quot;;LEFT([.B8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2861.Olympic_spirit_shines/?ref=rss</text:p>
          </table:table-cell>
          <table:table-cell office:value-type="string" calcext:value-type="string">
            <text:p>Olympic spirit shines</text:p>
          </table:table-cell>
        </table:table-row>
        <table:table-row table:style-name="ro1">
          <table:table-cell table:formula="of:=RAND()" office:value-type="float" office:value="0.222564453319392" calcext:value-type="float">
            <text:p>0.2225644533</text:p>
          </table:table-cell>
          <table:table-cell office:value-type="string" calcext:value-type="string">
            <text:p>2016-03-23 11:15:00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engadget.com/2016/03/23/barclays-android-apple-pay/?ncid=txtlnkusaolp00000589</text:p>
          </table:table-cell>
          <table:table-cell office:value-type="string" calcext:value-type="string">
            <text:p>feedly:2016/03/23/barclays-android-apple-pay/</text:p>
          </table:table-cell>
          <table:table-cell table:formula="of:=HYPERLINK(CONCATENATE(&quot;http://localhost:3000/search?q=media_id:&quot;;[.E844];&quot; AND publish_date:[&quot;; LEFT( [.B844];10);&quot;T00:00:00Z TO &quot;;LEFT([.B8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gadget.com/2016/03/23/barclays-android-apple-pay/?ncid=txtlnkusaolp00000589</text:p>
          </table:table-cell>
          <table:table-cell office:value-type="string" calcext:value-type="string">
            <text:p>Barclays isn't planning to support Android Pay in the UK</text:p>
          </table:table-cell>
        </table:table-row>
        <table:table-row table:style-name="ro1">
          <table:table-cell table:formula="of:=RAND()" office:value-type="float" office:value="0.418551798743002" calcext:value-type="float">
            <text:p>0.4185517987</text:p>
          </table:table-cell>
          <table:table-cell office:value-type="string" calcext:value-type="string">
            <text:p>2013-10-11 23:16:43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4007.html</text:p>
          </table:table-cell>
          <table:table-cell office:value-type="string" calcext:value-type="string">
            <text:p>feedly:http://ame-lee.livejournal.com/1034007.html</text:p>
          </table:table-cell>
          <table:table-cell table:formula="of:=HYPERLINK(CONCATENATE(&quot;http://localhost:3000/search?q=media_id:&quot;;[.E845];&quot; AND publish_date:[&quot;; LEFT( [.B845];10);&quot;T00:00:00Z TO &quot;;LEFT([.B8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4007.html</text:p>
          </table:table-cell>
          <table:table-cell office:value-type="string" calcext:value-type="string">
            <text:p>Киев</text:p>
          </table:table-cell>
        </table:table-row>
        <table:table-row table:style-name="ro1">
          <table:table-cell table:formula="of:=RAND()" office:value-type="float" office:value="0.150051601643793" calcext:value-type="float">
            <text:p>0.1500516016</text:p>
          </table:table-cell>
          <table:table-cell office:value-type="string" calcext:value-type="string">
            <text:p>2014-11-03 15:57:02</text:p>
          </table:table-cell>
          <table:table-cell office:value-type="float" office:value="177213" calcext:value-type="float">
            <text:p>177213</text:p>
          </table:table-cell>
          <table:table-cell office:value-type="float" office:value="0" calcext:value-type="float">
            <text:p>0</text:p>
          </table:table-cell>
          <table:table-cell office:value-type="float" office:value="104849" calcext:value-type="float">
            <text:p>104849</text:p>
          </table:table-cell>
          <table:table-cell office:value-type="string" calcext:value-type="string">
            <text:p>2016-03-23 13:13:30</text:p>
          </table:table-cell>
          <table:table-cell office:value-type="string" calcext:value-type="string">
            <text:p>http://x3confessions.com/men/confessions/im-done-0987.html</text:p>
          </table:table-cell>
          <table:table-cell office:value-type="string" calcext:value-type="string">
            <text:p>feedly:http://www.x3confessions.com/men/confessions/im-done-0987.html</text:p>
          </table:table-cell>
          <table:table-cell table:formula="of:=HYPERLINK(CONCATENATE(&quot;http://localhost:3000/search?q=media_id:&quot;;[.E846];&quot; AND publish_date:[&quot;; LEFT( [.B846];10);&quot;T00:00:00Z TO &quot;;LEFT([.B8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x3confessions.com/men/confessions/im-done-0987.html</text:p>
          </table:table-cell>
          <table:table-cell office:value-type="string" calcext:value-type="string">
            <text:p>I'm done</text:p>
          </table:table-cell>
        </table:table-row>
        <table:table-row table:style-name="ro1">
          <table:table-cell table:formula="of:=RAND()" office:value-type="float" office:value="0.738817527418578" calcext:value-type="float">
            <text:p>0.7388175274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52/caribbean-cruise-ended-after-outbreak.html</text:p>
          </table:table-cell>
          <table:table-cell office:value-type="string" calcext:value-type="string">
            <text:p>feedly:http://www.thestate.com/2014/01/27/3229752/caribbean-cruise-ended-after-outbreak.html#RSS=life_and_style</text:p>
          </table:table-cell>
          <table:table-cell table:formula="of:=HYPERLINK(CONCATENATE(&quot;http://localhost:3000/search?q=media_id:&quot;;[.E847];&quot; AND publish_date:[&quot;; LEFT( [.B847];10);&quot;T00:00:00Z TO &quot;;LEFT([.B8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52/caribbean-cruise-ended-after-outbreak.html#RSS=life_and_style</text:p>
          </table:table-cell>
          <table:table-cell office:value-type="string" calcext:value-type="string">
            <text:p>Caribbean cruise ended after outbreak of illness</text:p>
          </table:table-cell>
        </table:table-row>
        <table:table-row table:style-name="ro1">
          <table:table-cell table:formula="of:=RAND()" office:value-type="float" office:value="0.887037042543465" calcext:value-type="float">
            <text:p>0.8870370425</text:p>
          </table:table-cell>
          <table:table-cell office:value-type="string" calcext:value-type="string">
            <text:p>2010-03-02 10:23:39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2/floods-in-haiti/</text:p>
          </table:table-cell>
          <table:table-cell office:value-type="string" calcext:value-type="string">
            <text:p>feedly:http://bahatiansolidarity.wordpress.com/?p=275</text:p>
          </table:table-cell>
          <table:table-cell table:formula="of:=HYPERLINK(CONCATENATE(&quot;http://localhost:3000/search?q=media_id:&quot;;[.E848];&quot; AND publish_date:[&quot;; LEFT( [.B848];10);&quot;T00:00:00Z TO &quot;;LEFT([.B8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2/floods-in-haiti/</text:p>
          </table:table-cell>
          <table:table-cell office:value-type="string" calcext:value-type="string">
            <text:p>Floods in Haiti</text:p>
          </table:table-cell>
        </table:table-row>
        <table:table-row table:style-name="ro1">
          <table:table-cell table:formula="of:=RAND()" office:value-type="float" office:value="0.895269531294991" calcext:value-type="float">
            <text:p>0.8952695313</text:p>
          </table:table-cell>
          <table:table-cell office:value-type="string" calcext:value-type="string">
            <text:p>2016-03-22 10:04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tabac-les-paquets-neutres-possibles-a-partir-du-20-mai-obligatoires-au-1er-janvier_11836669.html</text:p>
          </table:table-cell>
          <table:table-cell office:value-type="string" calcext:value-type="string">
            <text:p>feedly:http://www.larep.fr/france-monde/actualites/societe/sante-beaute/2016/03/22/tabac-les-paquets-neutres-possibles-a-partir-du-20-mai-obligatoires-au-1er-janvier_11836669.html</text:p>
          </table:table-cell>
          <table:table-cell table:formula="of:=HYPERLINK(CONCATENATE(&quot;http://localhost:3000/search?q=media_id:&quot;;[.E849];&quot; AND publish_date:[&quot;; LEFT( [.B849];10);&quot;T00:00:00Z TO &quot;;LEFT([.B8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tabac-les-paquets-neutres-possibles-a-partir-du-20-mai-obligatoires-au-1er-janvier_11836669.html</text:p>
          </table:table-cell>
          <table:table-cell office:value-type="string" calcext:value-type="string">
            <text:p>Tabac: les paquets neutres possibles à partir du 20 mai, obligatoires au 1er janvier</text:p>
          </table:table-cell>
        </table:table-row>
        <table:table-row table:style-name="ro1">
          <table:table-cell table:formula="of:=RAND()" office:value-type="float" office:value="0.958883666211204" calcext:value-type="float">
            <text:p>0.9588836662</text:p>
          </table:table-cell>
          <table:table-cell office:value-type="string" calcext:value-type="string">
            <text:p>2015-10-17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18-de-octubre-de-2015.html</text:p>
          </table:table-cell>
          <table:table-cell office:value-type="string" calcext:value-type="string">
            <text:p>feedly:http://www.cope.es/menu/programas/iglesia-noticia/inicio_Iglesia-Noticia-del-18-de-octubre-de-2015/seccion=2035&amp;idioma=es_ES&amp;activo=12&amp;id=2015101809580001.do</text:p>
          </table:table-cell>
          <table:table-cell table:formula="of:=HYPERLINK(CONCATENATE(&quot;http://localhost:3000/search?q=media_id:&quot;;[.E850];&quot; AND publish_date:[&quot;; LEFT( [.B850];10);&quot;T00:00:00Z TO &quot;;LEFT([.B8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18-de-octubre-de-2015.html</text:p>
          </table:table-cell>
          <table:table-cell office:value-type="string" calcext:value-type="string">
            <text:p>En Iglesia Noticia del 11 de octubre de 2015: Misioneros</text:p>
          </table:table-cell>
        </table:table-row>
        <table:table-row table:style-name="ro1">
          <table:table-cell table:formula="of:=RAND()" office:value-type="float" office:value="0.905313275907499" calcext:value-type="float">
            <text:p>0.9053132759</text:p>
          </table:table-cell>
          <table:table-cell office:value-type="string" calcext:value-type="string">
            <text:p>2015-09-22 07:08:14</text:p>
          </table:table-cell>
          <table:table-cell office:value-type="float" office:value="358296" calcext:value-type="float">
            <text:p>358296</text:p>
          </table:table-cell>
          <table:table-cell office:value-type="float" office:value="0" calcext:value-type="float">
            <text:p>0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://perkalaba-real.livejournal.com/1006558.html</text:p>
          </table:table-cell>
          <table:table-cell office:value-type="string" calcext:value-type="string">
            <text:p>feedly:urn:lj:livejournal.com:atom1:perkalaba_real:1006558</text:p>
          </table:table-cell>
          <table:table-cell table:formula="of:=HYPERLINK(CONCATENATE(&quot;http://localhost:3000/search?q=media_id:&quot;;[.E851];&quot; AND publish_date:[&quot;; LEFT( [.B851];10);&quot;T00:00:00Z TO &quot;;LEFT([.B8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rkalaba-real.livejournal.com/1006558.html</text:p>
          </table:table-cell>
          <table:table-cell office:value-type="string" calcext:value-type="string">
            <text:p>perkalaba_real @ 2015-09-22T15:08:00</text:p>
          </table:table-cell>
        </table:table-row>
        <table:table-row table:style-name="ro1">
          <table:table-cell table:formula="of:=RAND()" office:value-type="float" office:value="0.845166433427441" calcext:value-type="float">
            <text:p>0.8451664334</text:p>
          </table:table-cell>
          <table:table-cell office:value-type="string" calcext:value-type="string">
            <text:p>2016-03-18 13:45:25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ac-vkehehl8/0,2817,2500959,00.asp</text:p>
          </table:table-cell>
          <table:table-cell office:value-type="string" calcext:value-type="string">
            <text:p>feedly:http://feedproxy.google.com/~r/ziffdavis/pcmag/breakingnews/~3/AC-vKEHEHl8/0,2817,2500959,00.asp</text:p>
          </table:table-cell>
          <table:table-cell table:formula="of:=HYPERLINK(CONCATENATE(&quot;http://localhost:3000/search?q=media_id:&quot;;[.E852];&quot; AND publish_date:[&quot;; LEFT( [.B852];10);&quot;T00:00:00Z TO &quot;;LEFT([.B85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AC-vKEHEHl8/0,2817,2500959,00.asp</text:p>
          </table:table-cell>
          <table:table-cell office:value-type="string" calcext:value-type="string">
            <text:p>Nextbit: No Robin Phone for Verizon, Sprint</text:p>
          </table:table-cell>
        </table:table-row>
        <table:table-row table:style-name="ro1">
          <table:table-cell table:formula="of:=RAND()" office:value-type="float" office:value="0.603026873474447" calcext:value-type="float">
            <text:p>0.6030268735</text:p>
          </table:table-cell>
          <table:table-cell office:value-type="string" calcext:value-type="string">
            <text:p>2011-10-21 16:00:00</text:p>
          </table:table-cell>
          <table:table-cell office:value-type="float" office:value="360229" calcext:value-type="float">
            <text:p>36022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2016-03-23 13:01:58</text:p>
          </table:table-cell>
          <table:table-cell office:value-type="string" calcext:value-type="string">
            <text:p>http://lrt-live.data.lt:8080/media/video/2011-10/lai08937.mp4</text:p>
          </table:table-cell>
          <table:table-cell office:value-type="string" calcext:value-type="string">
            <text:p>feedly:http://lrt-live.data.lt:8080/media/VIDEO/2011-10/LAI08937.mp4</text:p>
          </table:table-cell>
          <table:table-cell table:formula="of:=HYPERLINK(CONCATENATE(&quot;http://localhost:3000/search?q=media_id:&quot;;[.E853];&quot; AND publish_date:[&quot;; LEFT( [.B853];10);&quot;T00:00:00Z TO &quot;;LEFT([.B85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rt-live.data.lt:8080/media/VIDEO/2011-10/LAI08937.mp4</text:p>
          </table:table-cell>
          <table:table-cell office:value-type="string" calcext:value-type="string">
            <text:p>Inteligentai. Pagal Juozo Erlicko kūrinius</text:p>
          </table:table-cell>
        </table:table-row>
        <table:table-row table:style-name="ro1">
          <table:table-cell table:formula="of:=RAND()" office:value-type="float" office:value="0.305394367453017" calcext:value-type="float">
            <text:p>0.3053943675</text:p>
          </table:table-cell>
          <table:table-cell office:value-type="string" calcext:value-type="string">
            <text:p>2013-11-08 16:51:44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midsize-runner-up-datcu-works-to-bring-out-the-smiles.ece</text:p>
          </table:table-cell>
          <table:table-cell office:value-type="string" calcext:value-type="string">
            <text:p>feedly:http://www.dallasnews.com/business/top-100/headlines/20131108-midsize-runner-up-datcu-works-to-bring-out-the-smiles.ece</text:p>
          </table:table-cell>
          <table:table-cell table:formula="of:=HYPERLINK(CONCATENATE(&quot;http://localhost:3000/search?q=media_id:&quot;;[.E854];&quot; AND publish_date:[&quot;; LEFT( [.B854];10);&quot;T00:00:00Z TO &quot;;LEFT([.B85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midsize-runner-up-datcu-works-to-bring-out-the-smiles.ece</text:p>
          </table:table-cell>
          <table:table-cell office:value-type="string" calcext:value-type="string">
            <text:p>Midsize runner-up: DATCU works to bring out the smiles</text:p>
          </table:table-cell>
        </table:table-row>
        <table:table-row table:style-name="ro1">
          <table:table-cell table:formula="of:=RAND()" office:value-type="float" office:value="0.139412451580712" calcext:value-type="float">
            <text:p>0.1394124516</text:p>
          </table:table-cell>
          <table:table-cell office:value-type="string" calcext:value-type="string">
            <text:p>2012-04-20 17:07:20</text:p>
          </table:table-cell>
          <table:table-cell office:value-type="float" office:value="108621" calcext:value-type="float">
            <text:p>108621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4:02:31</text:p>
          </table:table-cell>
          <table:table-cell office:value-type="string" calcext:value-type="string">
            <text:p>http://indianexpress.com/news/prose-by-another-name-wouldnt-read-the-same/939480/</text:p>
          </table:table-cell>
          <table:table-cell office:value-type="string" calcext:value-type="string">
            <text:p>feedly:http://www.indianexpress.com/news/prose-by-another-name-wouldnt-read-the-same/939480/</text:p>
          </table:table-cell>
          <table:table-cell table:formula="of:=HYPERLINK(CONCATENATE(&quot;http://localhost:3000/search?q=media_id:&quot;;[.E855];&quot; AND publish_date:[&quot;; LEFT( [.B855];10);&quot;T00:00:00Z TO &quot;;LEFT([.B85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ndianexpress.com/news/prose-by-another-name-wouldnt-read-the-same/939480/</text:p>
          </table:table-cell>
          <table:table-cell office:value-type="string" calcext:value-type="string">
            <text:p>Prose by Another Name Wouldn''t Read the Same</text:p>
          </table:table-cell>
        </table:table-row>
        <table:table-row table:style-name="ro1">
          <table:table-cell table:formula="of:=RAND()" office:value-type="float" office:value="0.584646943690165" calcext:value-type="float">
            <text:p>0.5846469437</text:p>
          </table:table-cell>
          <table:table-cell office:value-type="string" calcext:value-type="string">
            <text:p>2016-02-06 23:56:15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3394.html</text:p>
          </table:table-cell>
          <table:table-cell office:value-type="string" calcext:value-type="string">
            <text:p>feedly:urn:lj:livejournal.com:atom1:latinyanin:353394</text:p>
          </table:table-cell>
          <table:table-cell table:formula="of:=HYPERLINK(CONCATENATE(&quot;http://localhost:3000/search?q=media_id:&quot;;[.E856];&quot; AND publish_date:[&quot;; LEFT( [.B856];10);&quot;T00:00:00Z TO &quot;;LEFT([.B85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3394.html</text:p>
          </table:table-cell>
          <table:table-cell office:value-type="string" calcext:value-type="string">
            <text:p>Говорит мама</text:p>
          </table:table-cell>
        </table:table-row>
        <table:table-row table:style-name="ro1">
          <table:table-cell table:formula="of:=RAND()" office:value-type="float" office:value="0.284220482810229" calcext:value-type="float">
            <text:p>0.2842204828</text:p>
          </table:table-cell>
          <table:table-cell office:value-type="string" calcext:value-type="string">
            <text:p>2016-02-25 14:30:16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2/use-youtubes-new-blurring-feature-protect-identities/</text:p>
          </table:table-cell>
          <table:table-cell office:value-type="string" calcext:value-type="string">
            <text:p>feedly:https://technology.witness.org/?p=21290</text:p>
          </table:table-cell>
          <table:table-cell table:formula="of:=HYPERLINK(CONCATENATE(&quot;http://localhost:3000/search?q=media_id:&quot;;[.E857];&quot; AND publish_date:[&quot;; LEFT( [.B857];10);&quot;T00:00:00Z TO &quot;;LEFT([.B85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2/use-youtubes-new-blurring-feature-protect-identities/</text:p>
          </table:table-cell>
          <table:table-cell office:value-type="string" calcext:value-type="string">
            <text:p>How to Use YouTube’s New Blurring Feature to Protect Identities</text:p>
          </table:table-cell>
        </table:table-row>
        <table:table-row table:style-name="ro1">
          <table:table-cell table:formula="of:=RAND()" office:value-type="float" office:value="0.0318825989853116" calcext:value-type="float">
            <text:p>0.031882599</text:p>
          </table:table-cell>
          <table:table-cell office:value-type="string" calcext:value-type="string">
            <text:p>2010-03-01 20:13:46</text:p>
          </table:table-cell>
          <table:table-cell office:value-type="float" office:value="362667" calcext:value-type="float">
            <text:p>362667</text:p>
          </table:table-cell>
          <table:table-cell office:value-type="float" office:value="0" calcext:value-type="float">
            <text:p>0</text:p>
          </table:table-cell>
          <table:table-cell office:value-type="float" office:value="58315" calcext:value-type="float">
            <text:p>58315</text:p>
          </table:table-cell>
          <table:table-cell office:value-type="string" calcext:value-type="string">
            <text:p>2016-03-23 13:02:03</text:p>
          </table:table-cell>
          <table:table-cell office:value-type="string" calcext:value-type="string">
            <text:p>https://bahatiansolidarity.wordpress.com/2010/03/01/minister-of-state-responsible-for-immigration-resigns/</text:p>
          </table:table-cell>
          <table:table-cell office:value-type="string" calcext:value-type="string">
            <text:p>feedly:http://bahatiansolidarity.wordpress.com/?p=266</text:p>
          </table:table-cell>
          <table:table-cell table:formula="of:=HYPERLINK(CONCATENATE(&quot;http://localhost:3000/search?q=media_id:&quot;;[.E858];&quot; AND publish_date:[&quot;; LEFT( [.B858];10);&quot;T00:00:00Z TO &quot;;LEFT([.B85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ahatiansolidarity.wordpress.com/2010/03/01/minister-of-state-responsible-for-immigration-resigns/</text:p>
          </table:table-cell>
          <table:table-cell office:value-type="string" calcext:value-type="string">
            <text:p>Minister of State responsible for Immigration Resigns</text:p>
          </table:table-cell>
        </table:table-row>
        <table:table-row table:style-name="ro1">
          <table:table-cell table:formula="of:=RAND()" office:value-type="float" office:value="0.736436942281456" calcext:value-type="float">
            <text:p>0.7364369423</text:p>
          </table:table-cell>
          <table:table-cell office:value-type="string" calcext:value-type="string">
            <text:p>2015-12-25 13:11:19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6269.html</text:p>
          </table:table-cell>
          <table:table-cell office:value-type="string" calcext:value-type="string">
            <text:p>feedly:urn:lj:livejournal.com:atom1:pekelnyi_bulba:1126269</text:p>
          </table:table-cell>
          <table:table-cell table:formula="of:=HYPERLINK(CONCATENATE(&quot;http://localhost:3000/search?q=media_id:&quot;;[.E859];&quot; AND publish_date:[&quot;; LEFT( [.B859];10);&quot;T00:00:00Z TO &quot;;LEFT([.B85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6269.html</text:p>
          </table:table-cell>
          <table:table-cell office:value-type="string" calcext:value-type="string">
            <text:p>pekelnyi_bulba @ 2015-12-25T21:11:00</text:p>
          </table:table-cell>
        </table:table-row>
        <table:table-row table:style-name="ro1">
          <table:table-cell table:formula="of:=RAND()" office:value-type="float" office:value="0.854650985008956" calcext:value-type="float">
            <text:p>0.854650985</text:p>
          </table:table-cell>
          <table:table-cell office:value-type="string" calcext:value-type="string">
            <text:p>2016-03-20 19:52:55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135</text:p>
          </table:table-cell>
          <table:table-cell office:value-type="string" calcext:value-type="string">
            <text:p>feedly:https://communities.intel.com/thread/100135</text:p>
          </table:table-cell>
          <table:table-cell table:formula="of:=HYPERLINK(CONCATENATE(&quot;http://localhost:3000/search?q=media_id:&quot;;[.E860];&quot; AND publish_date:[&quot;; LEFT( [.B860];10);&quot;T00:00:00Z TO &quot;;LEFT([.B86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135</text:p>
          </table:table-cell>
          <table:table-cell office:value-type="string" calcext:value-type="string">
            <text:p>When will the NUC6i5SYH issue be fixed?</text:p>
          </table:table-cell>
        </table:table-row>
        <table:table-row table:style-name="ro1">
          <table:table-cell table:formula="of:=RAND()" office:value-type="float" office:value="0.172118087497244" calcext:value-type="float">
            <text:p>0.1721180875</text:p>
          </table:table-cell>
          <table:table-cell office:value-type="string" calcext:value-type="string">
            <text:p>2012-08-12 03:14:56</text:p>
          </table:table-cell>
          <table:table-cell office:value-type="float" office:value="13297" calcext:value-type="float">
            <text:p>1329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03-23 14:03:27</text:p>
          </table:table-cell>
          <table:table-cell office:value-type="string" calcext:value-type="string">
            <text:p>http://globalist.org.ua/tau/2012-tatuirovki-olimpijcev-kak-element-politiki</text:p>
          </table:table-cell>
          <table:table-cell office:value-type="string" calcext:value-type="string">
            <text:p>feedly:http://globalist.org.ua/tau/?p=690</text:p>
          </table:table-cell>
          <table:table-cell table:formula="of:=HYPERLINK(CONCATENATE(&quot;http://localhost:3000/search?q=media_id:&quot;;[.E861];&quot; AND publish_date:[&quot;; LEFT( [.B861];10);&quot;T00:00:00Z TO &quot;;LEFT([.B86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ist.org.ua/tau/2012-tatuirovki-olimpijcev-kak-element-politiki</text:p>
          </table:table-cell>
          <table:table-cell office:value-type="string" calcext:value-type="string">
            <text:p>Татуировки олимпийцев как элемент политики</text:p>
          </table:table-cell>
        </table:table-row>
        <table:table-row table:style-name="ro1">
          <table:table-cell table:formula="of:=RAND()" office:value-type="float" office:value="0.444688813202434" calcext:value-type="float">
            <text:p>0.4446888132</text:p>
          </table:table-cell>
          <table:table-cell office:value-type="string" calcext:value-type="string">
            <text:p>2016-03-23 04:06:57</text:p>
          </table:table-cell>
          <table:table-cell office:value-type="float" office:value="76054" calcext:value-type="float">
            <text:p>76054</text:p>
          </table:table-cell>
          <table:table-cell office:value-type="float" office:value="1" calcext:value-type="float">
            <text:p>1</text:p>
          </table:table-cell>
          <table:table-cell office:value-type="float" office:value="39924" calcext:value-type="float">
            <text:p>39924</text:p>
          </table:table-cell>
          <table:table-cell office:value-type="string" calcext:value-type="string">
            <text:p>2016-03-23 12:36:21</text:p>
          </table:table-cell>
          <table:table-cell office:value-type="string" calcext:value-type="string">
            <text:p>http://nordjyske.dk/nyheder/norwegian-faar-konkurrence-paa-malaga/2c0e74de-7370-4045-80d8-073a2b3bb47e/145/1156?utm_source=nyheder&amp;utm_medium=rss&amp;utm_campaign=erhverv</text:p>
          </table:table-cell>
          <table:table-cell office:value-type="string" calcext:value-type="string">
            <text:p>feedly:2c0e74de-7370-4045-80d8-073a2b3bb47e</text:p>
          </table:table-cell>
          <table:table-cell table:formula="of:=HYPERLINK(CONCATENATE(&quot;http://localhost:3000/search?q=media_id:&quot;;[.E862];&quot; AND publish_date:[&quot;; LEFT( [.B862];10);&quot;T00:00:00Z TO &quot;;LEFT([.B86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ordjyske.dk/nyheder/norwegian-faar-konkurrence-paa-malaga/2c0e74de-7370-4045-80d8-073a2b3bb47e/145/1156?utm_source=nyheder&amp;utm_medium=rss&amp;utm_campaign=erhverv</text:p>
          </table:table-cell>
          <table:table-cell office:value-type="string" calcext:value-type="string">
            <text:p>Norwegian får konkurrence på Malaga</text:p>
          </table:table-cell>
        </table:table-row>
        <table:table-row table:style-name="ro1">
          <table:table-cell table:formula="of:=RAND()" office:value-type="float" office:value="0.67109275037492" calcext:value-type="float">
            <text:p>0.6710927504</text:p>
          </table:table-cell>
          <table:table-cell office:value-type="string" calcext:value-type="string">
            <text:p>2016-03-01 07:11:00</text:p>
          </table:table-cell>
          <table:table-cell office:value-type="float" office:value="68789" calcext:value-type="float">
            <text:p>68789</text:p>
          </table:table-cell>
          <table:table-cell office:value-type="float" office:value="0" calcext:value-type="float">
            <text:p>0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2016-03-23 13:15:16</text:p>
          </table:table-cell>
          <table:table-cell office:value-type="string" calcext:value-type="string">
            <text:p>http://merkur.de/lokales/muenchen-lk-sued/landkreis/feurwehr-polizei-nach-heftigem-schneefall-landkreis-muenchen-dauereinsatz-6170324.html?cmp=defrss</text:p>
          </table:table-cell>
          <table:table-cell office:value-type="string" calcext:value-type="string">
            <text:p>feedly:http://www.merkur.de/lokales/muenchen-lk-sued/landkreis/feurwehr-polizei-nach-heftigem-schneefall-landkreis-muenchen-dauereinsatz-6170324.html</text:p>
          </table:table-cell>
          <table:table-cell table:formula="of:=HYPERLINK(CONCATENATE(&quot;http://localhost:3000/search?q=media_id:&quot;;[.E863];&quot; AND publish_date:[&quot;; LEFT( [.B863];10);&quot;T00:00:00Z TO &quot;;LEFT([.B86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erkur.de/lokales/muenchen-lk-sued/landkreis/feurwehr-polizei-nach-heftigem-schneefall-landkreis-muenchen-dauereinsatz-6170324.html?cmp=defrss</text:p>
          </table:table-cell>
          <table:table-cell office:value-type="string" calcext:value-type="string">
            <text:p>Feuerwehr und Polizei nach heftigem Schneefall im Dauereinsatz</text:p>
          </table:table-cell>
        </table:table-row>
        <table:table-row table:style-name="ro1">
          <table:table-cell table:formula="of:=RAND()" office:value-type="float" office:value="0.506986103152594" calcext:value-type="float">
            <text:p>0.5069861032</text:p>
          </table:table-cell>
          <table:table-cell office:value-type="string" calcext:value-type="string">
            <text:p>2015-10-28 14:02:00</text:p>
          </table:table-cell>
          <table:table-cell office:value-type="float" office:value="172293" calcext:value-type="float">
            <text:p>172293</text:p>
          </table:table-cell>
          <table:table-cell office:value-type="float" office:value="0" calcext:value-type="float">
            <text:p>0</text:p>
          </table:table-cell>
          <table:table-cell office:value-type="float" office:value="87310" calcext:value-type="float">
            <text:p>87310</text:p>
          </table:table-cell>
          <table:table-cell office:value-type="string" calcext:value-type="string">
            <text:p>2016-03-23 14:01:14</text:p>
          </table:table-cell>
          <table:table-cell office:value-type="string" calcext:value-type="string">
            <text:p>http://rss.feedsportal.com/c/32545/f/492401/p/1/s/4d4ab405/sc/3/l/0l0sdigitalspy0o0csoaps0cs20ceastenders0cnews0ca6761180csee0ethe0efirst0epicture0eof0eshane0erichie0eand0ejessie0ewallace0eback0eon0eeastenders0eset0bhtml0drss/story01.htm</text:p>
          </table:table-cell>
          <table:table-cell office:value-type="string" calcext:value-type="string">
            <text:p>feedly:http://www.digitalspy.co.uk/soaps/s2/eastenders/news/a676118/see-the-first-picture-of-shane-richie-and-jessie-wallace-back-on-eastenders-set.html</text:p>
          </table:table-cell>
          <table:table-cell table:formula="of:=HYPERLINK(CONCATENATE(&quot;http://localhost:3000/search?q=media_id:&quot;;[.E864];&quot; AND publish_date:[&quot;; LEFT( [.B864];10);&quot;T00:00:00Z TO &quot;;LEFT([.B86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rss.feedsportal.com/c/32545/f/492401/p/1/s/4d4ab405/sc/3/l/0L0Sdigitalspy0O0Csoaps0Cs20Ceastenders0Cnews0Ca6761180Csee0Ethe0Efirst0Epicture0Eof0Eshane0Erichie0Eand0Ejessie0Ewallace0Eback0Eon0Eeastenders0Eset0Bhtml0Drss/story01.htm</text:p>
          </table:table-cell>
          <table:table-cell office:value-type="string" calcext:value-type="string">
            <text:p>See the first picture of Shane Richie and Jessie Wallace back on EastEnders set</text:p>
          </table:table-cell>
        </table:table-row>
        <table:table-row table:style-name="ro1">
          <table:table-cell table:formula="of:=RAND()" office:value-type="float" office:value="0.01580921325757" calcext:value-type="float">
            <text:p>0.0158092133</text:p>
          </table:table-cell>
          <table:table-cell office:value-type="string" calcext:value-type="string">
            <text:p>2014-12-11 10:02:25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3928.html</text:p>
          </table:table-cell>
          <table:table-cell office:value-type="string" calcext:value-type="string">
            <text:p>feedly:urn:lj:livejournal.com:atom1:lavababe:213928</text:p>
          </table:table-cell>
          <table:table-cell table:formula="of:=HYPERLINK(CONCATENATE(&quot;http://localhost:3000/search?q=media_id:&quot;;[.E865];&quot; AND publish_date:[&quot;; LEFT( [.B865];10);&quot;T00:00:00Z TO &quot;;LEFT([.B86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3928.html</text:p>
          </table:table-cell>
          <table:table-cell office:value-type="string" calcext:value-type="string">
            <text:p>17 декабря. Пространство жизни. Веб-беседка.</text:p>
          </table:table-cell>
        </table:table-row>
        <table:table-row table:style-name="ro1">
          <table:table-cell table:formula="of:=RAND()" office:value-type="float" office:value="0.701740024831732" calcext:value-type="float">
            <text:p>0.7017400248</text:p>
          </table:table-cell>
          <table:table-cell office:value-type="string" calcext:value-type="string">
            <text:p>2016-02-20 20:53:16</text:p>
          </table:table-cell>
          <table:table-cell office:value-type="float" office:value="350793" calcext:value-type="float">
            <text:p>35079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53:14</text:p>
          </table:table-cell>
          <table:table-cell office:value-type="string" calcext:value-type="string">
            <text:p>http://dallasnews.com/news/politics/national-politics/20160220-watch-out-rubio-could-still-rise-to-challenge-trump.ece</text:p>
          </table:table-cell>
          <table:table-cell office:value-type="string" calcext:value-type="string">
            <text:p>feedly:http://www.dallasnews.com/news/politics/national-politics/20160220-watch-out-rubio-could-still-rise-to-challenge-trump.ece</text:p>
          </table:table-cell>
          <table:table-cell table:formula="of:=HYPERLINK(CONCATENATE(&quot;http://localhost:3000/search?q=media_id:&quot;;[.E866];&quot; AND publish_date:[&quot;; LEFT( [.B866];10);&quot;T00:00:00Z TO &quot;;LEFT([.B86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politics/national-politics/20160220-watch-out-rubio-could-still-rise-to-challenge-trump.ece</text:p>
          </table:table-cell>
          <table:table-cell office:value-type="string" calcext:value-type="string">
            <text:p>Watch out: Rubio could still rise to challenge Trump</text:p>
          </table:table-cell>
        </table:table-row>
        <table:table-row table:style-name="ro1">
          <table:table-cell table:formula="of:=RAND()" office:value-type="float" office:value="0.708220505126196" calcext:value-type="float">
            <text:p>0.7082205051</text:p>
          </table:table-cell>
          <table:table-cell office:value-type="string" calcext:value-type="string">
            <text:p>2016-03-22 20:35:18</text:p>
          </table:table-cell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016-03-23 13:32:02</text:p>
          </table:table-cell>
          <table:table-cell office:value-type="string" calcext:value-type="string">
            <text:p>http://feedproxy.google.com/~r/saginaw_sports/~3/aopdnxdfcim/reports_notre_dame_to_join_big.html</text:p>
          </table:table-cell>
          <table:table-cell office:value-type="string" calcext:value-type="string">
            <text:p>feedly:tag:www.mlive.com,2016:/sports/3866.18249183</text:p>
          </table:table-cell>
          <table:table-cell table:formula="of:=HYPERLINK(CONCATENATE(&quot;http://localhost:3000/search?q=media_id:&quot;;[.E867];&quot; AND publish_date:[&quot;; LEFT( [.B867];10);&quot;T00:00:00Z TO &quot;;LEFT([.B86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saginaw_sports/~3/aoPdnXDfCiM/reports_notre_dame_to_join_big.html</text:p>
          </table:table-cell>
          <table:table-cell office:value-type="string" calcext:value-type="string">
            <text:p>Reports: Notre Dame hockey to join Big Ten in 2017</text:p>
          </table:table-cell>
        </table:table-row>
        <table:table-row table:style-name="ro1">
          <table:table-cell table:formula="of:=RAND()" office:value-type="float" office:value="0.553004438944556" calcext:value-type="float">
            <text:p>0.5530044389</text:p>
          </table:table-cell>
          <table:table-cell office:value-type="string" calcext:value-type="string">
            <text:p>2016-03-19 14:05:35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outsider-queuing-division/</text:p>
          </table:table-cell>
          <table:table-cell office:value-type="string" calcext:value-type="string">
            <text:p>feedly:http://www.gamesradar.com/outsider-queuing-division/</text:p>
          </table:table-cell>
          <table:table-cell table:formula="of:=HYPERLINK(CONCATENATE(&quot;http://localhost:3000/search?q=media_id:&quot;;[.E868];&quot; AND publish_date:[&quot;; LEFT( [.B868];10);&quot;T00:00:00Z TO &quot;;LEFT([.B86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outsider-queuing-division/</text:p>
          </table:table-cell>
          <table:table-cell office:value-type="string" calcext:value-type="string">
            <text:p>The Outsider: Queuing in The Division</text:p>
          </table:table-cell>
        </table:table-row>
        <table:table-row table:style-name="ro1">
          <table:table-cell table:formula="of:=RAND()" office:value-type="float" office:value="0.278950985880794" calcext:value-type="float">
            <text:p>0.2789509859</text:p>
          </table:table-cell>
          <table:table-cell office:value-type="string" calcext:value-type="string">
            <text:p>2016-03-21 23:52:19</text:p>
          </table:table-cell>
          <table:table-cell office:value-type="float" office:value="87997" calcext:value-type="float">
            <text:p>87997</text:p>
          </table:table-cell>
          <table:table-cell office:value-type="float" office:value="0" calcext:value-type="float">
            <text:p>0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2016-03-23 12:59:09</text:p>
          </table:table-cell>
          <table:table-cell office:value-type="string" calcext:value-type="string">
            <text:p>http://ibtimes.com/isis-financing-australia-2-people-including-schoolgirl-arrested-sydney-allegedly-2340740</text:p>
          </table:table-cell>
          <table:table-cell office:value-type="string" calcext:value-type="string">
            <text:p>feedly:http://www.ibtimes.com/isis-financing-australia-2-people-including-schoolgirl-arrested-sydney-allegedly-2340740</text:p>
          </table:table-cell>
          <table:table-cell table:formula="of:=HYPERLINK(CONCATENATE(&quot;http://localhost:3000/search?q=media_id:&quot;;[.E869];&quot; AND publish_date:[&quot;; LEFT( [.B869];10);&quot;T00:00:00Z TO &quot;;LEFT([.B86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ibtimes.com/isis-financing-australia-2-people-including-schoolgirl-arrested-sydney-allegedly-2340740</text:p>
          </table:table-cell>
          <table:table-cell office:value-type="string" calcext:value-type="string">
            <text:p>ISIS Financing In Australia: 2 People, Including Schoolgirl, Arrested In Sydney For Allegedly Raising Funds For ISIS</text:p>
          </table:table-cell>
        </table:table-row>
        <table:table-row table:style-name="ro1">
          <table:table-cell table:formula="of:=RAND()" office:value-type="float" office:value="0.33899836803652" calcext:value-type="float">
            <text:p>0.338998368</text:p>
          </table:table-cell>
          <table:table-cell office:value-type="string" calcext:value-type="string">
            <text:p>2016-02-04 15:13:47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3179.html</text:p>
          </table:table-cell>
          <table:table-cell office:value-type="string" calcext:value-type="string">
            <text:p>feedly:urn:lj:livejournal.com:atom1:ell_dagros:293179</text:p>
          </table:table-cell>
          <table:table-cell table:formula="of:=HYPERLINK(CONCATENATE(&quot;http://localhost:3000/search?q=media_id:&quot;;[.E870];&quot; AND publish_date:[&quot;; LEFT( [.B870];10);&quot;T00:00:00Z TO &quot;;LEFT([.B87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3179.html</text:p>
          </table:table-cell>
          <table:table-cell office:value-type="string" calcext:value-type="string">
            <text:p>А надысь ввалилась шумно комсомольцев наглых стайка</text:p>
          </table:table-cell>
        </table:table-row>
        <table:table-row table:style-name="ro1">
          <table:table-cell table:formula="of:=RAND()" office:value-type="float" office:value="0.654458866840031" calcext:value-type="float">
            <text:p>0.6544588668</text:p>
          </table:table-cell>
          <table:table-cell office:value-type="string" calcext:value-type="string">
            <text:p>2016-03-23 15:08:55</text:p>
          </table:table-cell>
          <table:table-cell office:value-type="float" office:value="172669" calcext:value-type="float">
            <text:p>172669</text:p>
          </table:table-cell>
          <table:table-cell office:value-type="float" office:value="0" calcext:value-type="float">
            <text:p>0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2016-03-23 13:40:26</text:p>
          </table:table-cell>
          <table:table-cell office:value-type="string" calcext:value-type="string">
            <text:p>http://indianexpress.com/article/sports/cricket/pcb-to-probe-if-groupism-was-responsible-for-world-twenty20-loss/</text:p>
          </table:table-cell>
          <table:table-cell office:value-type="string" calcext:value-type="string">
            <text:p>feedly:http://indianexpress.com/?post_type=article&amp;p=2722885</text:p>
          </table:table-cell>
          <table:table-cell table:formula="of:=HYPERLINK(CONCATENATE(&quot;http://localhost:3000/search?q=media_id:&quot;;[.E871];&quot; AND publish_date:[&quot;; LEFT( [.B871];10);&quot;T00:00:00Z TO &quot;;LEFT([.B87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indianexpress.com/article/sports/cricket/pcb-to-probe-if-groupism-was-responsible-for-world-twenty20-loss/</text:p>
          </table:table-cell>
          <table:table-cell office:value-type="string" calcext:value-type="string">
            <text:p>PCB to probe if groupism was responsible for World Twenty20 loss</text:p>
          </table:table-cell>
        </table:table-row>
        <table:table-row table:style-name="ro1">
          <table:table-cell table:formula="of:=RAND()" office:value-type="float" office:value="0.330040151821613" calcext:value-type="float">
            <text:p>0.3300401518</text:p>
          </table:table-cell>
          <table:table-cell office:value-type="string" calcext:value-type="string">
            <text:p>2016-02-02 04:28:58</text:p>
          </table:table-cell>
          <table:table-cell office:value-type="float" office:value="359337" calcext:value-type="float">
            <text:p>359337</text:p>
          </table:table-cell>
          <table:table-cell office:value-type="float" office:value="0" calcext:value-type="float">
            <text:p>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87226.html</text:p>
          </table:table-cell>
          <table:table-cell office:value-type="string" calcext:value-type="string">
            <text:p>feedly:urn:lj:livejournal.com:atom1:ma79:2087226</text:p>
          </table:table-cell>
          <table:table-cell table:formula="of:=HYPERLINK(CONCATENATE(&quot;http://localhost:3000/search?q=media_id:&quot;;[.E872];&quot; AND publish_date:[&quot;; LEFT( [.B872];10);&quot;T00:00:00Z TO &quot;;LEFT([.B87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87226.html</text:p>
          </table:table-cell>
          <table:table-cell office:value-type="string" calcext:value-type="string">
            <text:p>не про хинкали</text:p>
          </table:table-cell>
        </table:table-row>
        <table:table-row table:style-name="ro1">
          <table:table-cell table:formula="of:=RAND()" office:value-type="float" office:value="0.7004364440148" calcext:value-type="float">
            <text:p>0.700436444</text:p>
          </table:table-cell>
          <table:table-cell office:value-type="string" calcext:value-type="string">
            <text:p>2016-03-21 05:20:08</text:p>
          </table:table-cell>
          <table:table-cell office:value-type="float" office:value="372458" calcext:value-type="float">
            <text:p>372458</text:p>
          </table:table-cell>
          <table:table-cell office:value-type="float" office:value="0" calcext:value-type="float">
            <text:p>0</text:p>
          </table:table-cell>
          <table:table-cell office:value-type="float" office:value="271167" calcext:value-type="float">
            <text:p>271167</text:p>
          </table:table-cell>
          <table:table-cell office:value-type="string" calcext:value-type="string">
            <text:p>2016-03-23 12:33:58</text:p>
          </table:table-cell>
          <table:table-cell office:value-type="string" calcext:value-type="string">
            <text:p>http://naidunia.jagran.com/technology/new-launches-apple-starts-busy-week-with-new-iphone-launch-693565</text:p>
          </table:table-cell>
          <table:table-cell office:value-type="string" calcext:value-type="string">
            <text:p>feedly:technology/new-launches-apple-starts-busy-week-with-new-iphone-launch-693565</text:p>
          </table:table-cell>
          <table:table-cell table:formula="of:=HYPERLINK(CONCATENATE(&quot;http://localhost:3000/search?q=media_id:&quot;;[.E873];&quot; AND publish_date:[&quot;; LEFT( [.B873];10);&quot;T00:00:00Z TO &quot;;LEFT([.B87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aidunia.jagran.com/technology/new-launches-apple-starts-busy-week-with-new-iphone-launch-693565</text:p>
          </table:table-cell>
          <table:table-cell office:value-type="string" calcext:value-type="string">
            <text:p>सोमवार को लॉन्‍च होगा एेपल का नया आईफोन</text:p>
          </table:table-cell>
        </table:table-row>
        <table:table-row table:style-name="ro1">
          <table:table-cell table:formula="of:=RAND()" office:value-type="float" office:value="0.912584240423153" calcext:value-type="float">
            <text:p>0.9125842404</text:p>
          </table:table-cell>
          <table:table-cell office:value-type="string" calcext:value-type="string">
            <text:p>2016-03-15 20:57:16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4458.html</text:p>
          </table:table-cell>
          <table:table-cell office:value-type="string" calcext:value-type="string">
            <text:p>feedly:urn:lj:livejournal.com:atom1:latinyanin:354458</text:p>
          </table:table-cell>
          <table:table-cell table:formula="of:=HYPERLINK(CONCATENATE(&quot;http://localhost:3000/search?q=media_id:&quot;;[.E874];&quot; AND publish_date:[&quot;; LEFT( [.B874];10);&quot;T00:00:00Z TO &quot;;LEFT([.B87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4458.html</text:p>
          </table:table-cell>
          <table:table-cell office:value-type="string" calcext:value-type="string">
            <text:p>Наука и жизнь</text:p>
          </table:table-cell>
        </table:table-row>
        <table:table-row table:style-name="ro1">
          <table:table-cell table:formula="of:=RAND()" office:value-type="float" office:value="0.811968520135018" calcext:value-type="float">
            <text:p>0.8119685201</text:p>
          </table:table-cell>
          <table:table-cell office:value-type="string" calcext:value-type="string">
            <text:p>2013-05-15 11:35:00</text:p>
          </table:table-cell>
          <table:table-cell office:value-type="float" office:value="16333" calcext:value-type="float">
            <text:p>16333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2016-03-23 12:28:23</text:p>
          </table:table-cell>
          <table:table-cell office:value-type="string" calcext:value-type="string">
            <text:p>http://feedproxy.google.com/~r/lucruribinesifrumoase/~3/wynzsmcg3uk/poiana-narciselor-langa-sinca-veche.html</text:p>
          </table:table-cell>
          <table:table-cell office:value-type="string" calcext:value-type="string">
            <text:p>feedly:tag:blogger.com,1999:blog-4453621283980099982.post-2702031815108366201</text:p>
          </table:table-cell>
          <table:table-cell table:formula="of:=HYPERLINK(CONCATENATE(&quot;http://localhost:3000/search?q=media_id:&quot;;[.E875];&quot; AND publish_date:[&quot;; LEFT( [.B875];10);&quot;T00:00:00Z TO &quot;;LEFT([.B87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LucruriBineSiFrumoase/~3/WYnZsmCG3Uk/poiana-narciselor-langa-sinca-veche.html</text:p>
          </table:table-cell>
          <table:table-cell office:value-type="string" calcext:value-type="string">
            <text:p>Locuri de vizitat: Manastirea rupestra Sinca Veche si Poiana Narciselor, Brasov</text:p>
          </table:table-cell>
        </table:table-row>
        <table:table-row table:style-name="ro1">
          <table:table-cell table:formula="of:=RAND()" office:value-type="float" office:value="0.687583547534966" calcext:value-type="float">
            <text:p>0.6875835475</text:p>
          </table:table-cell>
          <table:table-cell office:value-type="string" calcext:value-type="string">
            <text:p>2016-02-03 09:58:47</text:p>
          </table:table-cell>
          <table:table-cell office:value-type="float" office:value="117311" calcext:value-type="float">
            <text:p>117311</text:p>
          </table:table-cell>
          <table:table-cell office:value-type="float" office:value="0" calcext:value-type="float">
            <text:p>0</text:p>
          </table:table-cell>
          <table:table-cell office:value-type="float" office:value="62250" calcext:value-type="float">
            <text:p>62250</text:p>
          </table:table-cell>
          <table:table-cell office:value-type="string" calcext:value-type="string">
            <text:p>2016-03-23 14:05:12</text:p>
          </table:table-cell>
          <table:table-cell office:value-type="string" calcext:value-type="string">
            <text:p>http://aguasdogandarela.org/</text:p>
          </table:table-cell>
          <table:table-cell office:value-type="string" calcext:value-type="string">
            <text:p>feedly:00000000005104b7000000000598b2ee9c074a0e02b518f1</text:p>
          </table:table-cell>
          <table:table-cell table:formula="of:=HYPERLINK(CONCATENATE(&quot;http://localhost:3000/search?q=media_id:&quot;;[.E876];&quot; AND publish_date:[&quot;; LEFT( [.B876];10);&quot;T00:00:00Z TO &quot;;LEFT([.B87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guasdogandarela.org</text:p>
          </table:table-cell>
          <table:table-cell office:value-type="string" calcext:value-type="string">
            <text:p>Maurílio Nogueira postou uma nota</text:p>
          </table:table-cell>
        </table:table-row>
        <table:table-row table:style-name="ro1">
          <table:table-cell table:formula="of:=RAND()" office:value-type="float" office:value="0.36531409782747" calcext:value-type="float">
            <text:p>0.3653140978</text:p>
          </table:table-cell>
          <table:table-cell office:value-type="string" calcext:value-type="string">
            <text:p>2016-03-23 03:44:57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0891.ece/van-wie-is-deze-kinderfiets</text:p>
          </table:table-cell>
          <table:table-cell office:value-type="string" calcext:value-type="string">
            <text:p>feedly:http://www.noordhollandsdagblad.nl/stadstreek/kennemerland/article27930891.ece/Van-wie-is-deze-kinderfiets</text:p>
          </table:table-cell>
          <table:table-cell table:formula="of:=HYPERLINK(CONCATENATE(&quot;http://localhost:3000/search?q=media_id:&quot;;[.E877];&quot; AND publish_date:[&quot;; LEFT( [.B877];10);&quot;T00:00:00Z TO &quot;;LEFT([.B87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0891.ece/Van-wie-is-deze-kinderfiets</text:p>
          </table:table-cell>
          <table:table-cell office:value-type="string" calcext:value-type="string">
            <text:p>Van wie is deze kinderfiets?</text:p>
          </table:table-cell>
        </table:table-row>
        <table:table-row table:style-name="ro1">
          <table:table-cell table:formula="of:=RAND()" office:value-type="float" office:value="0.347576080210773" calcext:value-type="float">
            <text:p>0.3475760802</text:p>
          </table:table-cell>
          <table:table-cell office:value-type="string" calcext:value-type="string">
            <text:p>2016-03-23 00:07:00</text:p>
          </table:table-cell>
          <table:table-cell office:value-type="float" office:value="113961" calcext:value-type="float">
            <text:p>113961</text:p>
          </table:table-cell>
          <table:table-cell office:value-type="float" office:value="0" calcext:value-type="float">
            <text:p>0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2016-03-23 14:03:20</text:p>
          </table:table-cell>
          <table:table-cell office:value-type="string" calcext:value-type="string">
            <text:p>http://fifa.com/worldcup/news/y=2016/m=3/news=ghoochannejhad-i-m-not-just-a-football-player-2771216.html</text:p>
          </table:table-cell>
          <table:table-cell office:value-type="string" calcext:value-type="string">
            <text:p>feedly:http://www.fifa.com/worldcup/news/y=2016/m=3/news=ghoochannejhad-i-m-not-just-a-football-player-2771216.html</text:p>
          </table:table-cell>
          <table:table-cell table:formula="of:=HYPERLINK(CONCATENATE(&quot;http://localhost:3000/search?q=media_id:&quot;;[.E878];&quot; AND publish_date:[&quot;; LEFT( [.B878];10);&quot;T00:00:00Z TO &quot;;LEFT([.B87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ifa.com/worldcup/news/y=2016/m=3/news=ghoochannejhad-i-m-not-just-a-football-player-2771216.html</text:p>
          </table:table-cell>
          <table:table-cell office:value-type="string" calcext:value-type="string">
            <text:p>Ghoochannejhad: I’m not just a football player</text:p>
          </table:table-cell>
        </table:table-row>
        <table:table-row table:style-name="ro1">
          <table:table-cell table:formula="of:=RAND()" office:value-type="float" office:value="0.598386616420665" calcext:value-type="float">
            <text:p>0.5983866164</text:p>
          </table:table-cell>
          <table:table-cell office:value-type="string" calcext:value-type="string">
            <text:p>2015-11-29 10:09:11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2016-03-23 12:55:50</text:p>
          </table:table-cell>
          <table:table-cell office:value-type="string" calcext:value-type="string">
            <text:p>http://valerkka.livejournal.com/626315.html</text:p>
          </table:table-cell>
          <table:table-cell office:value-type="string" calcext:value-type="string">
            <text:p>feedly:urn:lj:livejournal.com:atom1:valerkka:626315</text:p>
          </table:table-cell>
          <table:table-cell table:formula="of:=HYPERLINK(CONCATENATE(&quot;http://localhost:3000/search?q=media_id:&quot;;[.E879];&quot; AND publish_date:[&quot;; LEFT( [.B879];10);&quot;T00:00:00Z TO &quot;;LEFT([.B87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valerkka.livejournal.com/626315.html</text:p>
          </table:table-cell>
          <table:table-cell office:value-type="string" calcext:value-type="string">
            <text:p>«Светила» Элеанор Каттон. В чем секрет лауреата Букеровской премии-2013</text:p>
          </table:table-cell>
        </table:table-row>
        <table:table-row table:style-name="ro1">
          <table:table-cell table:formula="of:=RAND()" office:value-type="float" office:value="0.668936249059819" calcext:value-type="float">
            <text:p>0.6689362491</text:p>
          </table:table-cell>
          <table:table-cell office:value-type="string" calcext:value-type="string">
            <text:p>2016-03-22 11:00: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0" calcext:value-type="float">
            <text:p>0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2016-03-23 13:10:31</text:p>
          </table:table-cell>
          <table:table-cell office:value-type="string" calcext:value-type="string">
            <text:p>http://philstar.com/opinion/2016/03/23/1565809/debate-part-2</text:p>
          </table:table-cell>
          <table:table-cell office:value-type="string" calcext:value-type="string">
            <text:p>feedly:http://www.philstar.com/opinion/2016/03/23/1565809/debate-part-2</text:p>
          </table:table-cell>
          <table:table-cell table:formula="of:=HYPERLINK(CONCATENATE(&quot;http://localhost:3000/search?q=media_id:&quot;;[.E880];&quot; AND publish_date:[&quot;; LEFT( [.B880];10);&quot;T00:00:00Z TO &quot;;LEFT([.B88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philstar.com/opinion/2016/03/23/1565809/debate-part-2</text:p>
          </table:table-cell>
          <table:table-cell office:value-type="string" calcext:value-type="string">
            <text:p>The debate, Part 2</text:p>
          </table:table-cell>
        </table:table-row>
        <table:table-row table:style-name="ro1">
          <table:table-cell table:formula="of:=RAND()" office:value-type="float" office:value="0.173350921199081" calcext:value-type="float">
            <text:p>0.1733509212</text:p>
          </table:table-cell>
          <table:table-cell office:value-type="string" calcext:value-type="string">
            <text:p>2015-05-04 08:41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5/05/04/manque-de-sommeil</text:p>
          </table:table-cell>
          <table:table-cell office:value-type="string" calcext:value-type="string">
            <text:p>feedly:urn:md5:9eada1674c6170ab39be0c1be64b04d4</text:p>
          </table:table-cell>
          <table:table-cell table:formula="of:=HYPERLINK(CONCATENATE(&quot;http://localhost:3000/search?q=media_id:&quot;;[.E881];&quot; AND publish_date:[&quot;; LEFT( [.B881];10);&quot;T00:00:00Z TO &quot;;LEFT([.B88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5/05/04/Manque-de-sommeil</text:p>
          </table:table-cell>
          <table:table-cell office:value-type="string" calcext:value-type="string">
            <text:p>Manque de sommeil</text:p>
          </table:table-cell>
        </table:table-row>
        <table:table-row table:style-name="ro1">
          <table:table-cell table:formula="of:=RAND()" office:value-type="float" office:value="0.375970836590417" calcext:value-type="float">
            <text:p>0.3759708366</text:p>
          </table:table-cell>
          <table:table-cell office:value-type="string" calcext:value-type="string">
            <text:p>2010-03-24 07:38:34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4455.html</text:p>
          </table:table-cell>
          <table:table-cell office:value-type="string" calcext:value-type="string">
            <text:p>feedly:urn:lj:livejournal.com:atom1:provokatorinfo:44455</text:p>
          </table:table-cell>
          <table:table-cell table:formula="of:=HYPERLINK(CONCATENATE(&quot;http://localhost:3000/search?q=media_id:&quot;;[.E882];&quot; AND publish_date:[&quot;; LEFT( [.B882];10);&quot;T00:00:00Z TO &quot;;LEFT([.B88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4455.html</text:p>
          </table:table-cell>
          <table:table-cell office:value-type="string" calcext:value-type="string">
            <text:p>РАЗОБЛАЧИЛИ «СПОРТМАНИЮ». БЕРЕМСЯ ЗА ДРУГИЕ ЛОХОТРОНЫ?</text:p>
          </table:table-cell>
        </table:table-row>
        <table:table-row table:style-name="ro1">
          <table:table-cell table:formula="of:=RAND()" office:value-type="float" office:value="0.477178700268404" calcext:value-type="float">
            <text:p>0.4771787003</text:p>
          </table:table-cell>
          <table:table-cell office:value-type="string" calcext:value-type="string">
            <text:p>2015-01-14 10:57:41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1691.html</text:p>
          </table:table-cell>
          <table:table-cell office:value-type="string" calcext:value-type="string">
            <text:p>feedly:urn:lj:livejournal.com:atom1:olgazhuravliova:2831691</text:p>
          </table:table-cell>
          <table:table-cell table:formula="of:=HYPERLINK(CONCATENATE(&quot;http://localhost:3000/search?q=media_id:&quot;;[.E883];&quot; AND publish_date:[&quot;; LEFT( [.B883];10);&quot;T00:00:00Z TO &quot;;LEFT([.B88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1691.html</text:p>
          </table:table-cell>
          <table:table-cell office:value-type="string" calcext:value-type="string">
            <text:p>моя песня</text:p>
          </table:table-cell>
        </table:table-row>
        <table:table-row table:style-name="ro1">
          <table:table-cell table:formula="of:=RAND()" office:value-type="float" office:value="0.258998684512433" calcext:value-type="float">
            <text:p>0.2589986845</text:p>
          </table:table-cell>
          <table:table-cell office:value-type="string" calcext:value-type="string">
            <text:p>2016-03-23 01:45:00</text:p>
          </table:table-cell>
          <table:table-cell office:value-type="float" office:value="348882" calcext:value-type="float">
            <text:p>34888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3/high-court-upholds-loan-bias-ruling-tyson-award/</text:p>
          </table:table-cell>
          <table:table-cell office:value-type="string" calcext:value-type="string">
            <text:p>feedly:http://www.newstribune.com/news/2016/mar/23/high-court-upholds-loan-bias-ruling-tyson-award/</text:p>
          </table:table-cell>
          <table:table-cell table:formula="of:=HYPERLINK(CONCATENATE(&quot;http://localhost:3000/search?q=media_id:&quot;;[.E884];&quot; AND publish_date:[&quot;; LEFT( [.B884];10);&quot;T00:00:00Z TO &quot;;LEFT([.B88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3/high-court-upholds-loan-bias-ruling-tyson-award/</text:p>
          </table:table-cell>
          <table:table-cell office:value-type="string" calcext:value-type="string">
            <text:p>High court upholds loan bias ruling, Tyson award</text:p>
          </table:table-cell>
        </table:table-row>
        <table:table-row table:style-name="ro1">
          <table:table-cell table:formula="of:=RAND()" office:value-type="float" office:value="0.758446950442544" calcext:value-type="float">
            <text:p>0.7584469504</text:p>
          </table:table-cell>
          <table:table-cell office:value-type="string" calcext:value-type="string">
            <text:p>2015-12-23 13:12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agriculture/forecaster-el-ni-o-rains-should-arrive-in-coming-weeks/article_21ac5b6a-a9a9-11e5-adcb-37086f171f2a.html</text:p>
          </table:table-cell>
          <table:table-cell office:value-type="string" calcext:value-type="string">
            <text:p>feedly:tncms-asset-21ac5b6a-a9a9-11e5-adcb-37086f171f2a</text:p>
          </table:table-cell>
          <table:table-cell table:formula="of:=HYPERLINK(CONCATENATE(&quot;http://localhost:3000/search?q=media_id:&quot;;[.E885];&quot; AND publish_date:[&quot;; LEFT( [.B885];10);&quot;T00:00:00Z TO &quot;;LEFT([.B88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agriculture/forecaster-el-ni-o-rains-should-arrive-in-coming-weeks/article_21ac5b6a-a9a9-11e5-adcb-37086f171f2a.html</text:p>
          </table:table-cell>
          <table:table-cell office:value-type="string" calcext:value-type="string">
            <text:p>Forecaster: El Niño rains should arrive in coming weeks</text:p>
          </table:table-cell>
        </table:table-row>
        <table:table-row table:style-name="ro1">
          <table:table-cell table:formula="of:=RAND()" office:value-type="float" office:value="0.167812213355646" calcext:value-type="float">
            <text:p>0.1678122134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national/%E6%82%B2%E9%B3%B4%E3%82%84%E5%A4%A7%E5%A3%B0%E7%A2%BA%E8%AA%8D%E3%81%95%E3%82%8C%E3%81%9A%EF%BC%9D%E5%AE%B9%E7%96%91%E8%80%85%E3%80%81%E8%A8%80%E8%91%89%E5%B7%A7%E3%81%BF%E3%81%AB%E8%AA%98%E3%81%86%EF%BC%9F%E2%80%95%E4%B8%AD%EF%BC%91%E9%81%BA%E4%BD%93%E9%81%BA%E6%A3%84%E4%BA%8B%E4%BB%B6%E3%83%BB%E5%A4%A7%E9%98%AA%E5%BA%9C%E8%AD%A6/ar-bbmcdes?srcref=rss</text:p>
          </table:table-cell>
          <table:table-cell office:value-type="string" calcext:value-type="string">
            <text:p>feedly:http://www.msn.com/ja-jp/news/national/%E6%82%B2%E9%B3%B4%E3%82%84%E5%A4%A7%E5%A3%B0%E7%A2%BA%E8%AA%8D%E3%81%95%E3%82%8C%E3%81%9A%EF%BC%9D%E5%AE%B9%E7%96%91%E8%80%85%E3%80%81%E8%A8%80%E8%91%89%E5%B7%A7%E3%81%BF%E3%81%AB%E8%AA%98%E3%81%86%EF%BC%9F%E2%80%95%E4%B8%AD%EF%BC%91%E9%81%BA%E4%BD%93%E9%81%BA%E6%A3%84%E4%BA%8B%E4%BB%B6%E3%83%BB%E5%A4%A7%E9%98%AA%E5%BA%9C%E8%AD%A6/ar-BBmcDes?srcref=rss</text:p>
          </table:table-cell>
          <table:table-cell table:formula="of:=HYPERLINK(CONCATENATE(&quot;http://localhost:3000/search?q=media_id:&quot;;[.E886];&quot; AND publish_date:[&quot;; LEFT( [.B886];10);&quot;T00:00:00Z TO &quot;;LEFT([.B88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6%82%B2%E9%B3%B4%E3%82%84%E5%A4%A7%E5%A3%B0%E7%A2%BA%E8%AA%8D%E3%81%95%E3%82%8C%E3%81%9A%EF%BC%9D%E5%AE%B9%E7%96%91%E8%80%85%E3%80%81%E8%A8%80%E8%91%89%E5%B7%A7%E3%81%BF%E3%81%AB%E8%AA%98%E3%81%86%EF%BC%9F%E2%80%95%E4%B8%AD%EF%BC%91%E9%81%BA%E4%BD%93%E9%81%BA%E6%A3%84%E4%BA%8B%E4%BB%B6%E3%83%BB%E5%A4%A7%E9%98%AA%E5%BA%9C%E8%AD%A6/ar-BBmcDes?srcref=rss</text:p>
          </table:table-cell>
          <table:table-cell office:value-type="string" calcext:value-type="string">
            <text:p>悲鳴や大声確認されず 中1男女遺体</text:p>
          </table:table-cell>
        </table:table-row>
        <table:table-row table:style-name="ro1">
          <table:table-cell table:formula="of:=RAND()" office:value-type="float" office:value="0.40515158038379" calcext:value-type="float">
            <text:p>0.4051515804</text:p>
          </table:table-cell>
          <table:table-cell office:value-type="string" calcext:value-type="string">
            <text:p>2015-08-19 00:28:27</text:p>
          </table:table-cell>
          <table:table-cell office:value-type="float" office:value="347171" calcext:value-type="float">
            <text:p>3471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-03-23 14:05:14</text:p>
          </table:table-cell>
          <table:table-cell office:value-type="string" calcext:value-type="string">
            <text:p>http://staradvertiser.com/news/apec2011/20111114__tribute_local_filipinos_overflow_ballroom_to_greet_aquino.html</text:p>
          </table:table-cell>
          <table:table-cell office:value-type="string" calcext:value-type="string">
            <text:p>feedly:http://www.staradvertiser.com/news/apec2011/20111114__tribute_Local_Filipinos_overflow_ballroom_to_greet_Aquino.html</text:p>
          </table:table-cell>
          <table:table-cell table:formula="of:=HYPERLINK(CONCATENATE(&quot;http://localhost:3000/search?q=media_id:&quot;;[.E887];&quot; AND publish_date:[&quot;; LEFT( [.B887];10);&quot;T00:00:00Z TO &quot;;LEFT([.B88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taradvertiser.com/news/apec2011/20111114__tribute_Local_Filipinos_overflow_ballroom_to_greet_Aquino.html</text:p>
          </table:table-cell>
          <table:table-cell office:value-type="string" calcext:value-type="string">
            <text:p>Local Filipinos overflow ballroom to greet Aquino</text:p>
          </table:table-cell>
        </table:table-row>
        <table:table-row table:style-name="ro1">
          <table:table-cell table:formula="of:=RAND()" office:value-type="float" office:value="0.851641142743981" calcext:value-type="float">
            <text:p>0.8516411427</text:p>
          </table:table-cell>
          <table:table-cell office:value-type="string" calcext:value-type="string">
            <text:p>2015-10-22 16:36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environment_science/pinnacles-seeks-students-for-ranger-corps/article_0247d4a4-7905-11e5-b53a-fbe3398c9af0.html</text:p>
          </table:table-cell>
          <table:table-cell office:value-type="string" calcext:value-type="string">
            <text:p>feedly:tncms-asset-0247d4a4-7905-11e5-b53a-fbe3398c9af0</text:p>
          </table:table-cell>
          <table:table-cell table:formula="of:=HYPERLINK(CONCATENATE(&quot;http://localhost:3000/search?q=media_id:&quot;;[.E888];&quot; AND publish_date:[&quot;; LEFT( [.B888];10);&quot;T00:00:00Z TO &quot;;LEFT([.B88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environment_science/pinnacles-seeks-students-for-ranger-corps/article_0247d4a4-7905-11e5-b53a-fbe3398c9af0.html</text:p>
          </table:table-cell>
          <table:table-cell office:value-type="string" calcext:value-type="string">
            <text:p>Pinnacles seeks students for 'Ranger Corps'</text:p>
          </table:table-cell>
        </table:table-row>
        <table:table-row table:style-name="ro1">
          <table:table-cell table:formula="of:=RAND()" office:value-type="float" office:value="0.455842102656644" calcext:value-type="float">
            <text:p>0.4558421027</text:p>
          </table:table-cell>
          <table:table-cell office:value-type="string" calcext:value-type="string">
            <text:p>2016-03-22 01:35:00</text:p>
          </table:table-cell>
          <table:table-cell office:value-type="float" office:value="88277" calcext:value-type="float">
            <text:p>88277</text:p>
          </table:table-cell>
          <table:table-cell office:value-type="float" office:value="0" calcext:value-type="float">
            <text:p>0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2016-03-23 12:55:58</text:p>
          </table:table-cell>
          <table:table-cell office:value-type="string" calcext:value-type="string">
            <text:p>http://larep.fr/france-monde/actualites/societe/sante-beaute/2016/03/22/tabac-les-paquets-neutres-possibles-a-partir-du-20-mai-obligatoires-au-1er-janvier_11836452.html</text:p>
          </table:table-cell>
          <table:table-cell office:value-type="string" calcext:value-type="string">
            <text:p>feedly:http://www.larep.fr/france-monde/actualites/societe/sante-beaute/2016/03/22/tabac-les-paquets-neutres-possibles-a-partir-du-20-mai-obligatoires-au-1er-janvier_11836452.html</text:p>
          </table:table-cell>
          <table:table-cell table:formula="of:=HYPERLINK(CONCATENATE(&quot;http://localhost:3000/search?q=media_id:&quot;;[.E889];&quot; AND publish_date:[&quot;; LEFT( [.B889];10);&quot;T00:00:00Z TO &quot;;LEFT([.B88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larep.fr/france-monde/actualites/societe/sante-beaute/2016/03/22/tabac-les-paquets-neutres-possibles-a-partir-du-20-mai-obligatoires-au-1er-janvier_11836452.html</text:p>
          </table:table-cell>
          <table:table-cell office:value-type="string" calcext:value-type="string">
            <text:p>Tabac: les paquets neutres possibles à partir du 20 mai, obligatoires au 1er janvier</text:p>
          </table:table-cell>
        </table:table-row>
        <table:table-row table:style-name="ro1">
          <table:table-cell table:formula="of:=RAND()" office:value-type="float" office:value="0.458383546815124" calcext:value-type="float">
            <text:p>0.4583835468</text:p>
          </table:table-cell>
          <table:table-cell office:value-type="string" calcext:value-type="string">
            <text:p>2016-03-22 05:11:37</text:p>
          </table:table-cell>
          <table:table-cell office:value-type="float" office:value="16349" calcext:value-type="float">
            <text:p>16349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2016-03-23 14:03:00</text:p>
          </table:table-cell>
          <table:table-cell office:value-type="string" calcext:value-type="string">
            <text:p>https://communities.intel.com/thread/100206</text:p>
          </table:table-cell>
          <table:table-cell office:value-type="string" calcext:value-type="string">
            <text:p>feedly:https://communities.intel.com/thread/100206</text:p>
          </table:table-cell>
          <table:table-cell table:formula="of:=HYPERLINK(CONCATENATE(&quot;http://localhost:3000/search?q=media_id:&quot;;[.E890];&quot; AND publish_date:[&quot;; LEFT( [.B890];10);&quot;T00:00:00Z TO &quot;;LEFT([.B89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communities.intel.com/thread/100206</text:p>
          </table:table-cell>
          <table:table-cell office:value-type="string" calcext:value-type="string">
            <text:p>Intel Core I7 6700K locked at minimum frequency fails IPDT IMC test</text:p>
          </table:table-cell>
        </table:table-row>
        <table:table-row table:style-name="ro1">
          <table:table-cell table:formula="of:=RAND()" office:value-type="float" office:value="0.0789850249417245" calcext:value-type="float">
            <text:p>0.0789850249</text:p>
          </table:table-cell>
          <table:table-cell office:value-type="string" calcext:value-type="string">
            <text:p>2015-01-21 05:05:06</text:p>
          </table:table-cell>
          <table:table-cell office:value-type="float" office:value="37318" calcext:value-type="float">
            <text:p>37318</text:p>
          </table:table-cell>
          <table:table-cell office:value-type="float" office:value="0" calcext:value-type="float">
            <text:p>0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2016-03-23 14:02:52</text:p>
          </table:table-cell>
          <table:table-cell office:value-type="string" calcext:value-type="string">
            <text:p>http://olgazhuravliova.livejournal.com/2832026.html</text:p>
          </table:table-cell>
          <table:table-cell office:value-type="string" calcext:value-type="string">
            <text:p>feedly:urn:lj:livejournal.com:atom1:olgazhuravliova:2832026</text:p>
          </table:table-cell>
          <table:table-cell table:formula="of:=HYPERLINK(CONCATENATE(&quot;http://localhost:3000/search?q=media_id:&quot;;[.E891];&quot; AND publish_date:[&quot;; LEFT( [.B891];10);&quot;T00:00:00Z TO &quot;;LEFT([.B89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olgazhuravliova.livejournal.com/2832026.html</text:p>
          </table:table-cell>
          <table:table-cell office:value-type="string" calcext:value-type="string">
            <text:p>панихида в Переделкино........</text:p>
          </table:table-cell>
        </table:table-row>
        <table:table-row table:style-name="ro2">
          <table:table-cell table:formula="of:=RAND()" office:value-type="float" office:value="0.342062268058768" calcext:value-type="float">
            <text:p>0.3420622681</text:p>
          </table:table-cell>
          <table:table-cell office:value-type="string" calcext:value-type="string">
            <text:p>2016-03-23 05:09:11</text:p>
          </table:table-cell>
          <table:table-cell office:value-type="float" office:value="375035" calcext:value-type="float">
            <text:p>375035</text:p>
          </table:table-cell>
          <table:table-cell office:value-type="float" office:value="1" calcext:value-type="float">
            <text:p>1</text:p>
          </table:table-cell>
          <table:table-cell office:value-type="float" office:value="40729" calcext:value-type="float">
            <text:p>40729</text:p>
          </table:table-cell>
          <table:table-cell office:value-type="string" calcext:value-type="string">
            <text:p>2016-03-23 13:46:29</text:p>
          </table:table-cell>
          <table:table-cell office:value-type="string" calcext:value-type="string">
            <text:p>http://elshaab.org/news/221934/%D9%88%D9%84%D8%A7%D9%8A%D8%A9-%D8%B9%D9%86%D8%AA%D8%A7%D8%A8-%D8%A7%D9%84%D8%AA%D8%B1%D9%83%D9%8A%D8%A9-%D8%AA%D9%83%D8%B4%D9%81-%D8%A7%D9%84%D9%82%D8%A8%D8%B6-%D8%B9%D9%84%D9%89-%D9%85%D8%AA%D8%B3%D9%84%D9%84%D9%89-%D8%AF%D8%A7%D8%B9%D8%B4-%D8%A5%D9%84%D9%89-%D8%A7%D9%84%D8%A8%D9%84%D8%A7%D8%AF</text:p>
          </table:table-cell>
          <table:table-cell office:value-type="string" calcext:value-type="string">
            <text:p>feedly:http://www.elshaab.org/news/221934/%D9%88%D9%84%D8%A7%D9%8A%D8%A9-%D8%B9%D9%86%D8%AA%D8%A7%D8%A8-%D8%A7%D9%84%D8%AA%D8%B1%D9%83%D9%8A%D8%A9-%D8%AA%D9%83%D8%B4%D9%81-%D8%A7%D9%84%D9%82%D8%A8%D8%B6-%D8%B9%D9%84%D9%89-%D9%85%D8%AA%D8%B3%D9%84%D9%84%D9%89-%D8%AF%D8%A7%D8%B9%D8%B4-%D8%A5%D9%84%D9%89-%D8%A7%D9%84%D8%A8%D9%84%D8%A7%D8%AF#ref=rss_feed</text:p>
          </table:table-cell>
          <table:table-cell table:formula="of:=HYPERLINK(CONCATENATE(&quot;http://localhost:3000/search?q=media_id:&quot;;[.E892];&quot; AND publish_date:[&quot;; LEFT( [.B892];10);&quot;T00:00:00Z TO &quot;;LEFT([.B89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lshaab.org/news/221934/%D9%88%D9%84%D8%A7%D9%8A%D8%A9-%D8%B9%D9%86%D8%AA%D8%A7%D8%A8-%D8%A7%D9%84%D8%AA%D8%B1%D9%83%D9%8A%D8%A9-%D8%AA%D9%83%D8%B4%D9%81-%D8%A7%D9%84%D9%82%D8%A8%D8%B6-%D8%B9%D9%84%D9%89-%D9%85%D8%AA%D8%B3%D9%84%D9%84%D9%89-%D8%AF%D8%A7%D8%B9%D8%B4-%D8%A5%D9%84%D9%89-%D8%A7%D9%84%D8%A8%D9%84%D8%A7%D8%AF#ref=rss_feed</text:p>
          </table:table-cell>
          <table:table-cell office:value-type="string" calcext:value-type="string">
            <text:p>&lt;div style="direction:rtl;text-align:right"&gt;ولاية "عنتاب" التركية تكشف القبض على متسللى داعش إلى البلاد&lt;/div&gt;</text:p>
          </table:table-cell>
        </table:table-row>
        <table:table-row table:style-name="ro1">
          <table:table-cell table:formula="of:=RAND()" office:value-type="float" office:value="0.997455113287134" calcext:value-type="float">
            <text:p>0.9974551133</text:p>
          </table:table-cell>
          <table:table-cell office:value-type="string" calcext:value-type="string">
            <text:p>2015-12-30 03:16:26</text:p>
          </table:table-cell>
          <table:table-cell office:value-type="float" office:value="38090" calcext:value-type="float">
            <text:p>38090</text:p>
          </table:table-cell>
          <table:table-cell office:value-type="float" office:value="0" calcext:value-type="float">
            <text:p>0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2016-03-23 11:56:21</text:p>
          </table:table-cell>
          <table:table-cell office:value-type="string" calcext:value-type="string">
            <text:p>http://golosrazuma.livejournal.com/249177.html</text:p>
          </table:table-cell>
          <table:table-cell office:value-type="string" calcext:value-type="string">
            <text:p>feedly:urn:lj:livejournal.com:atom1:golosrazuma:249177</text:p>
          </table:table-cell>
          <table:table-cell table:formula="of:=HYPERLINK(CONCATENATE(&quot;http://localhost:3000/search?q=media_id:&quot;;[.E893];&quot; AND publish_date:[&quot;; LEFT( [.B893];10);&quot;T00:00:00Z TO &quot;;LEFT([.B89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olosrazuma.livejournal.com/249177.html</text:p>
          </table:table-cell>
          <table:table-cell office:value-type="string" calcext:value-type="string">
            <text:p>Внимание, конкурс!</text:p>
          </table:table-cell>
        </table:table-row>
        <table:table-row table:style-name="ro1">
          <table:table-cell table:formula="of:=RAND()" office:value-type="float" office:value="0.593845987065037" calcext:value-type="float">
            <text:p>0.5938459871</text:p>
          </table:table-cell>
          <table:table-cell office:value-type="string" calcext:value-type="string">
            <text:p>2016-03-23 10:45:57</text:p>
          </table:table-cell>
          <table:table-cell office:value-type="float" office:value="66918" calcext:value-type="float">
            <text:p>66918</text:p>
          </table:table-cell>
          <table:table-cell office:value-type="float" office:value="0" calcext:value-type="float">
            <text:p>0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2016-03-23 12:37:26</text:p>
          </table:table-cell>
          <table:table-cell office:value-type="string" calcext:value-type="string">
            <text:p>http://noordhollandsdagblad.nl/stadstreek/kennemerland/article27933424.ece/drietal-gezocht-na-inbraak-in-beverwijk</text:p>
          </table:table-cell>
          <table:table-cell office:value-type="string" calcext:value-type="string">
            <text:p>feedly:http://www.noordhollandsdagblad.nl/stadstreek/kennemerland/article27933424.ece/Drietal-gezocht-na-inbraak-in-Beverwijk</text:p>
          </table:table-cell>
          <table:table-cell table:formula="of:=HYPERLINK(CONCATENATE(&quot;http://localhost:3000/search?q=media_id:&quot;;[.E894];&quot; AND publish_date:[&quot;; LEFT( [.B894];10);&quot;T00:00:00Z TO &quot;;LEFT([.B89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oordhollandsdagblad.nl/stadstreek/kennemerland/article27933424.ece/Drietal-gezocht-na-inbraak-in-Beverwijk</text:p>
          </table:table-cell>
          <table:table-cell office:value-type="string" calcext:value-type="string">
            <text:p>Drietal gezocht na inbraak in Beverwijk</text:p>
          </table:table-cell>
        </table:table-row>
        <table:table-row table:style-name="ro1">
          <table:table-cell table:formula="of:=RAND()" office:value-type="float" office:value="0.382667118929923" calcext:value-type="float">
            <text:p>0.3826671189</text:p>
          </table:table-cell>
          <table:table-cell office:value-type="string" calcext:value-type="string">
            <text:p>2016-03-20 02:06:01</text:p>
          </table:table-cell>
          <table:table-cell office:value-type="float" office:value="38837" calcext:value-type="float">
            <text:p>38837</text:p>
          </table:table-cell>
          <table:table-cell office:value-type="float" office:value="0" calcext:value-type="float">
            <text:p>0</text:p>
          </table:table-cell>
          <table:table-cell office:value-type="float" office:value="17593" calcext:value-type="float">
            <text:p>17593</text:p>
          </table:table-cell>
          <table:table-cell office:value-type="string" calcext:value-type="string">
            <text:p>2016-03-23 12:34:13</text:p>
          </table:table-cell>
          <table:table-cell office:value-type="string" calcext:value-type="string">
            <text:p>http://lauriel-anarwen.livejournal.com/2914987.html</text:p>
          </table:table-cell>
          <table:table-cell office:value-type="string" calcext:value-type="string">
            <text:p>feedly:urn:lj:livejournal.com:atom1:lauriel_anarwen:2914987</text:p>
          </table:table-cell>
          <table:table-cell table:formula="of:=HYPERLINK(CONCATENATE(&quot;http://localhost:3000/search?q=media_id:&quot;;[.E895];&quot; AND publish_date:[&quot;; LEFT( [.B895];10);&quot;T00:00:00Z TO &quot;;LEFT([.B89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uriel-anarwen.livejournal.com/2914987.html</text:p>
          </table:table-cell>
          <table:table-cell office:value-type="string" calcext:value-type="string">
            <text:p>lauriel_anarwen @ 2016-03-20T10:07:00</text:p>
          </table:table-cell>
        </table:table-row>
        <table:table-row table:style-name="ro1">
          <table:table-cell table:formula="of:=RAND()" office:value-type="float" office:value="0.225859759711589" calcext:value-type="float">
            <text:p>0.2258597597</text:p>
          </table:table-cell>
          <table:table-cell office:value-type="string" calcext:value-type="string">
            <text:p>2010-10-21 09:29:00</text:p>
          </table:table-cell>
          <table:table-cell office:value-type="float" office:value="114302" calcext:value-type="float">
            <text:p>114302</text:p>
          </table:table-cell>
          <table:table-cell office:value-type="float" office:value="0" calcext:value-type="float">
            <text:p>0</text:p>
          </table:table-cell>
          <table:table-cell office:value-type="float" office:value="60940" calcext:value-type="float">
            <text:p>60940</text:p>
          </table:table-cell>
          <table:table-cell office:value-type="string" calcext:value-type="string">
            <text:p>2016-03-23 12:41:12</text:p>
          </table:table-cell>
          <table:table-cell office:value-type="string" calcext:value-type="string">
            <text:p>http://entenduaparis.info/post/2010/10/21/quartier-grec</text:p>
          </table:table-cell>
          <table:table-cell office:value-type="string" calcext:value-type="string">
            <text:p>feedly:urn:md5:79df975e6f9d13c8b0454cccab4e8bdf</text:p>
          </table:table-cell>
          <table:table-cell table:formula="of:=HYPERLINK(CONCATENATE(&quot;http://localhost:3000/search?q=media_id:&quot;;[.E896];&quot; AND publish_date:[&quot;; LEFT( [.B896];10);&quot;T00:00:00Z TO &quot;;LEFT([.B89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ntenduaparis.info/post/2010/10/21/quartier-grec</text:p>
          </table:table-cell>
          <table:table-cell office:value-type="string" calcext:value-type="string">
            <text:p>Quartier grec</text:p>
          </table:table-cell>
        </table:table-row>
        <table:table-row table:style-name="ro1">
          <table:table-cell table:formula="of:=RAND()" office:value-type="float" office:value="0.693589991939793" calcext:value-type="float">
            <text:p>0.6935899919</text:p>
          </table:table-cell>
          <table:table-cell office:value-type="string" calcext:value-type="string">
            <text:p>2016-02-25 14:25:33</text:p>
          </table:table-cell>
          <table:table-cell office:value-type="float" office:value="81108" calcext:value-type="float">
            <text:p>81108</text:p>
          </table:table-cell>
          <table:table-cell office:value-type="float" office:value="0" calcext:value-type="float">
            <text:p>0</text:p>
          </table:table-cell>
          <table:table-cell office:value-type="float" office:value="40785" calcext:value-type="float">
            <text:p>40785</text:p>
          </table:table-cell>
          <table:table-cell office:value-type="string" calcext:value-type="string">
            <text:p>2016-03-23 14:04:25</text:p>
          </table:table-cell>
          <table:table-cell office:value-type="string" calcext:value-type="string">
            <text:p>http://ecodibergamo.it/stories/bergamo-citta/letteratura-per-ragazzifestival-in-quattro-paesi_1168812_11/</text:p>
          </table:table-cell>
          <table:table-cell office:value-type="string" calcext:value-type="string">
            <text:p>feedly:http://www.ecodibergamo.it/stories/bergamo-citta/letteratura-per-ragazzifestival-in-quattro-paesi_1168812_11/</text:p>
          </table:table-cell>
          <table:table-cell table:formula="of:=HYPERLINK(CONCATENATE(&quot;http://localhost:3000/search?q=media_id:&quot;;[.E897];&quot; AND publish_date:[&quot;; LEFT( [.B897];10);&quot;T00:00:00Z TO &quot;;LEFT([.B89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ecodibergamo.it/stories/bergamo-citta/letteratura-per-ragazzifestival-in-quattro-paesi_1168812_11/</text:p>
          </table:table-cell>
          <table:table-cell office:value-type="string" calcext:value-type="string">
            <text:p>Letteratura per ragazzi Festival in quattro paesi</text:p>
          </table:table-cell>
        </table:table-row>
        <table:table-row table:style-name="ro1">
          <table:table-cell table:formula="of:=RAND()" office:value-type="float" office:value="0.346096295945138" calcext:value-type="float">
            <text:p>0.3460962959</text:p>
          </table:table-cell>
          <table:table-cell office:value-type="string" calcext:value-type="string">
            <text:p>2015-08-18 11:24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news/environment_science/county-feds-finally-move-on-san-justo-mussel-infestation/article_a8936c92-45c5-11e5-8122-773240195c34.html</text:p>
          </table:table-cell>
          <table:table-cell office:value-type="string" calcext:value-type="string">
            <text:p>feedly:tncms-asset-a8936c92-45c5-11e5-8122-773240195c34</text:p>
          </table:table-cell>
          <table:table-cell table:formula="of:=HYPERLINK(CONCATENATE(&quot;http://localhost:3000/search?q=media_id:&quot;;[.E898];&quot; AND publish_date:[&quot;; LEFT( [.B898];10);&quot;T00:00:00Z TO &quot;;LEFT([.B89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news/environment_science/county-feds-finally-move-on-san-justo-mussel-infestation/article_a8936c92-45c5-11e5-8122-773240195c34.html</text:p>
          </table:table-cell>
          <table:table-cell office:value-type="string" calcext:value-type="string">
            <text:p>County: Feds finally move on San Justo mussel infestation</text:p>
          </table:table-cell>
        </table:table-row>
        <table:table-row table:style-name="ro1">
          <table:table-cell table:formula="of:=RAND()" office:value-type="float" office:value="0.265930267623801" calcext:value-type="float">
            <text:p>0.2659302676</text:p>
          </table:table-cell>
          <table:table-cell office:value-type="string" calcext:value-type="string">
            <text:p>2012-09-10 05:51:12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920033.munn_sets_sights_on_rio/?ref=rss</text:p>
          </table:table-cell>
          <table:table-cell office:value-type="string" calcext:value-type="string">
            <text:p>feedly:94e4038172a63a9a959f96d51365a35a</text:p>
          </table:table-cell>
          <table:table-cell table:formula="of:=HYPERLINK(CONCATENATE(&quot;http://localhost:3000/search?q=media_id:&quot;;[.E899];&quot; AND publish_date:[&quot;; LEFT( [.B899];10);&quot;T00:00:00Z TO &quot;;LEFT([.B89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920033.Munn_sets_sights_on_Rio/?ref=rss</text:p>
          </table:table-cell>
          <table:table-cell office:value-type="string" calcext:value-type="string">
            <text:p>Munn sets sights on Rio</text:p>
          </table:table-cell>
        </table:table-row>
        <table:table-row table:style-name="ro1">
          <table:table-cell table:formula="of:=RAND()" office:value-type="float" office:value="0.800741297845561" calcext:value-type="float">
            <text:p>0.8007412978</text:p>
          </table:table-cell>
          <table:table-cell office:value-type="string" calcext:value-type="string">
            <text:p>2015-08-28 09:36:23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opinion/%E6%9C%9D%E7%B5%B6%E5%AF%BE%E3%81%AB%E8%B5%B7%E3%81%8D%E3%82%89%E3%82%8C%E3%82%8B%E3%80%8C%E7%9B%AE%E8%A6%9A%E3%81%BE%E3%81%97%E8%A3%85%E7%BD%AE%E3%80%8D%E3%81%AE%E5%80%A4%E6%AE%B5/ar-bbmbcdd?srcref=rss</text:p>
          </table:table-cell>
          <table:table-cell office:value-type="string" calcext:value-type="string">
            <text:p>feedly:http://www.msn.com/ja-jp/news/opinion/%E6%9C%9D%E7%B5%B6%E5%AF%BE%E3%81%AB%E8%B5%B7%E3%81%8D%E3%82%89%E3%82%8C%E3%82%8B%E3%80%8C%E7%9B%AE%E8%A6%9A%E3%81%BE%E3%81%97%E8%A3%85%E7%BD%AE%E3%80%8D%E3%81%AE%E5%80%A4%E6%AE%B5/ar-BBmbCDD?srcref=rss</text:p>
          </table:table-cell>
          <table:table-cell table:formula="of:=HYPERLINK(CONCATENATE(&quot;http://localhost:3000/search?q=media_id:&quot;;[.E900];&quot; AND publish_date:[&quot;; LEFT( [.B900];10);&quot;T00:00:00Z TO &quot;;LEFT([.B90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opinion/%E6%9C%9D%E7%B5%B6%E5%AF%BE%E3%81%AB%E8%B5%B7%E3%81%8D%E3%82%89%E3%82%8C%E3%82%8B%E3%80%8C%E7%9B%AE%E8%A6%9A%E3%81%BE%E3%81%97%E8%A3%85%E7%BD%AE%E3%80%8D%E3%81%AE%E5%80%A4%E6%AE%B5/ar-BBmbCDD?srcref=rss</text:p>
          </table:table-cell>
          <table:table-cell office:value-type="string" calcext:value-type="string">
            <text:p>絶対に起きられる目覚まし装置の値段</text:p>
          </table:table-cell>
        </table:table-row>
        <table:table-row table:style-name="ro1">
          <table:table-cell table:formula="of:=RAND()" office:value-type="float" office:value="0.0116008223720212" calcext:value-type="float">
            <text:p>0.0116008224</text:p>
          </table:table-cell>
          <table:table-cell office:value-type="string" calcext:value-type="string">
            <text:p>2015-09-10 07:08:43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kosovo-nominates-babai-for-the-oscars-09-10-2015</text:p>
          </table:table-cell>
          <table:table-cell office:value-type="string" calcext:value-type="string">
            <text:p>feedly:http://www.balkaninsight.com/en/article/kosovo-nominates-babai-for-the-oscars-09-10-2015</text:p>
          </table:table-cell>
          <table:table-cell table:formula="of:=HYPERLINK(CONCATENATE(&quot;http://localhost:3000/search?q=media_id:&quot;;[.E901];&quot; AND publish_date:[&quot;; LEFT( [.B901];10);&quot;T00:00:00Z TO &quot;;LEFT([.B90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kosovo-nominates-babai-for-the-oscars-09-10-2015</text:p>
          </table:table-cell>
          <table:table-cell office:value-type="string" calcext:value-type="string">
            <text:p>Kosovo Eyes Oscar For Tale of Fatherless Boy</text:p>
          </table:table-cell>
        </table:table-row>
        <table:table-row table:style-name="ro1">
          <table:table-cell table:formula="of:=RAND()" office:value-type="float" office:value="0.640640065498732" calcext:value-type="float">
            <text:p>0.6406400655</text:p>
          </table:table-cell>
          <table:table-cell office:value-type="string" calcext:value-type="string">
            <text:p>2013-03-27 21:44:41</text:p>
          </table:table-cell>
          <table:table-cell office:value-type="float" office:value="88873" calcext:value-type="float">
            <text:p>88873</text:p>
          </table:table-cell>
          <table:table-cell office:value-type="float" office:value="0" calcext:value-type="float">
            <text:p>0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2016-03-23 14:03:36</text:p>
          </table:table-cell>
          <table:table-cell office:value-type="string" calcext:value-type="string">
            <text:p>http://guardian.co.tt/olympics/2013-03-27/peru-tames-soca-warriors-again</text:p>
          </table:table-cell>
          <table:table-cell office:value-type="string" calcext:value-type="string">
            <text:p>feedly:63827 at http://www.guardian.co.tt</text:p>
          </table:table-cell>
          <table:table-cell table:formula="of:=HYPERLINK(CONCATENATE(&quot;http://localhost:3000/search?q=media_id:&quot;;[.E902];&quot; AND publish_date:[&quot;; LEFT( [.B902];10);&quot;T00:00:00Z TO &quot;;LEFT([.B90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uardian.co.tt/olympics/2013-03-27/peru-tames-soca-warriors-again</text:p>
          </table:table-cell>
          <table:table-cell office:value-type="string" calcext:value-type="string">
            <text:p>Peru tames Soca Warriors again</text:p>
          </table:table-cell>
        </table:table-row>
        <table:table-row table:style-name="ro1">
          <table:table-cell table:formula="of:=RAND()" office:value-type="float" office:value="0.700989813176567" calcext:value-type="float">
            <text:p>0.7009898132</text:p>
          </table:table-cell>
          <table:table-cell office:value-type="string" calcext:value-type="string">
            <text:p>2014-09-16 19:00:0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23 13:17:33</text:p>
          </table:table-cell>
          <table:table-cell office:value-type="string" calcext:value-type="string">
            <text:p>http://miamiherald.com/2014/09/17/4353719/study-climate-change-could-expand.html</text:p>
          </table:table-cell>
          <table:table-cell office:value-type="string" calcext:value-type="string">
            <text:p>feedly:http://www.miamiherald.com/2014/09/17/4353719/study-climate-change-could-expand.html</text:p>
          </table:table-cell>
          <table:table-cell table:formula="of:=HYPERLINK(CONCATENATE(&quot;http://localhost:3000/search?q=media_id:&quot;;[.E903];&quot; AND publish_date:[&quot;; LEFT( [.B903];10);&quot;T00:00:00Z TO &quot;;LEFT([.B90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iamiherald.com/2014/09/17/4353719/study-climate-change-could-expand.html</text:p>
          </table:table-cell>
          <table:table-cell office:value-type="string" calcext:value-type="string">
            <text:p>Study: Climate change could expand areas wildfires burn, raise damage amounts</text:p>
          </table:table-cell>
        </table:table-row>
        <table:table-row table:style-name="ro1">
          <table:table-cell table:formula="of:=RAND()" office:value-type="float" office:value="0.197503041140906" calcext:value-type="float">
            <text:p>0.1975030411</text:p>
          </table:table-cell>
          <table:table-cell office:value-type="string" calcext:value-type="string">
            <text:p>2012-09-07 19:27:58</text:p>
          </table:table-cell>
          <table:table-cell office:value-type="float" office:value="36275" calcext:value-type="float">
            <text:p>36275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2016-03-23 13:07:02</text:p>
          </table:table-cell>
          <table:table-cell office:value-type="string" calcext:value-type="string">
            <text:p>http://satis-fiction.livejournal.com/501164.html</text:p>
          </table:table-cell>
          <table:table-cell office:value-type="string" calcext:value-type="string">
            <text:p>feedly:urn:lj:livejournal.com:atom1:satis_fiction:501164</text:p>
          </table:table-cell>
          <table:table-cell table:formula="of:=HYPERLINK(CONCATENATE(&quot;http://localhost:3000/search?q=media_id:&quot;;[.E904];&quot; AND publish_date:[&quot;; LEFT( [.B904];10);&quot;T00:00:00Z TO &quot;;LEFT([.B90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atis-fiction.livejournal.com/501164.html</text:p>
          </table:table-cell>
          <table:table-cell office:value-type="string" calcext:value-type="string">
            <text:p>Единому фасадному движению посвящается</text:p>
          </table:table-cell>
        </table:table-row>
        <table:table-row table:style-name="ro1">
          <table:table-cell table:formula="of:=RAND()" office:value-type="float" office:value="0.0533044714047347" calcext:value-type="float">
            <text:p>0.0533044714</text:p>
          </table:table-cell>
          <table:table-cell office:value-type="string" calcext:value-type="string">
            <text:p>2016-02-27 17:00:00</text:p>
          </table:table-cell>
          <table:table-cell office:value-type="float" office:value="94689" calcext:value-type="float">
            <text:p>94689</text:p>
          </table:table-cell>
          <table:table-cell office:value-type="float" office:value="0" calcext:value-type="float">
            <text:p>0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2016-03-23 12:23:13</text:p>
          </table:table-cell>
          <table:table-cell office:value-type="string" calcext:value-type="string">
            <text:p>http://cope.es/detalle/iglesia-noticia-del-28-de-febrero-de-2016.html</text:p>
          </table:table-cell>
          <table:table-cell office:value-type="string" calcext:value-type="string">
            <text:p>feedly:http://www.cope.es/menu/programas/iglesia-noticia/inicio_Iglesia-Noticia-del-28-de-febrero-de-2016/seccion=2035&amp;idioma=es_ES&amp;activo=12&amp;id=2016022813240001.do</text:p>
          </table:table-cell>
          <table:table-cell table:formula="of:=HYPERLINK(CONCATENATE(&quot;http://localhost:3000/search?q=media_id:&quot;;[.E905];&quot; AND publish_date:[&quot;; LEFT( [.B905];10);&quot;T00:00:00Z TO &quot;;LEFT([.B90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cope.es/detalle/Iglesia-Noticia-del-28-de-febrero-de-2016.html</text:p>
          </table:table-cell>
          <table:table-cell office:value-type="string" calcext:value-type="string">
            <text:p>En Iglesia Noticia del 28 de febrero de 2016: Celebraciones cuaresmales</text:p>
          </table:table-cell>
        </table:table-row>
        <table:table-row table:style-name="ro1">
          <table:table-cell table:formula="of:=RAND()" office:value-type="float" office:value="0.414601121735434" calcext:value-type="float">
            <text:p>0.4146011217</text:p>
          </table:table-cell>
          <table:table-cell office:value-type="string" calcext:value-type="string">
            <text:p>2016-01-26 02:25:32</text:p>
          </table:table-cell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2016-03-23 13:03:57</text:p>
          </table:table-cell>
          <table:table-cell office:value-type="string" calcext:value-type="string">
            <text:p>http://pekelnyi-bulba.livejournal.com/1127422.html</text:p>
          </table:table-cell>
          <table:table-cell office:value-type="string" calcext:value-type="string">
            <text:p>feedly:urn:lj:livejournal.com:atom1:pekelnyi_bulba:1127422</text:p>
          </table:table-cell>
          <table:table-cell table:formula="of:=HYPERLINK(CONCATENATE(&quot;http://localhost:3000/search?q=media_id:&quot;;[.E906];&quot; AND publish_date:[&quot;; LEFT( [.B906];10);&quot;T00:00:00Z TO &quot;;LEFT([.B90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ekelnyi-bulba.livejournal.com/1127422.html</text:p>
          </table:table-cell>
          <table:table-cell office:value-type="string" calcext:value-type="string">
            <text:p>pekelnyi_bulba @ 2016-01-26T10:25:00</text:p>
          </table:table-cell>
        </table:table-row>
        <table:table-row table:style-name="ro1">
          <table:table-cell table:formula="of:=RAND()" office:value-type="float" office:value="0.267159407840502" calcext:value-type="float">
            <text:p>0.2671594078</text:p>
          </table:table-cell>
          <table:table-cell office:value-type="string" calcext:value-type="string">
            <text:p>2016-03-17 23:42:21</text:p>
          </table:table-cell>
          <table:table-cell office:value-type="float" office:value="171570" calcext:value-type="float">
            <text:p>171570</text:p>
          </table:table-cell>
          <table:table-cell office:value-type="float" office:value="0" calcext:value-type="float">
            <text:p>0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01913/esteban-gutierrez-haas-gamble-vindicated</text:p>
          </table:table-cell>
          <table:table-cell office:value-type="string" calcext:value-type="string">
            <text:p>feedly:15001913</text:p>
          </table:table-cell>
          <table:table-cell table:formula="of:=HYPERLINK(CONCATENATE(&quot;http://localhost:3000/search?q=media_id:&quot;;[.E907];&quot; AND publish_date:[&quot;; LEFT( [.B907];10);&quot;T00:00:00Z TO &quot;;LEFT([.B90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01913/esteban-gutierrez-haas-gamble-vindicated</text:p>
          </table:table-cell>
          <table:table-cell office:value-type="string" calcext:value-type="string">
            <text:p>Gutierrez and Haas: A gamble vindicated</text:p>
          </table:table-cell>
        </table:table-row>
        <table:table-row table:style-name="ro1">
          <table:table-cell table:formula="of:=RAND()" office:value-type="float" office:value="0.993802167750871" calcext:value-type="float">
            <text:p>0.9938021678</text:p>
          </table:table-cell>
          <table:table-cell office:value-type="string" calcext:value-type="string">
            <text:p>2016-01-27 00:40:28</text:p>
          </table:table-cell>
          <table:table-cell office:value-type="float" office:value="375452" calcext:value-type="float">
            <text:p>375452</text:p>
          </table:table-cell>
          <table:table-cell office:value-type="float" office:value="0" calcext:value-type="float">
            <text:p>0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2016-03-23 13:00:45</text:p>
          </table:table-cell>
          <table:table-cell office:value-type="string" calcext:value-type="string">
            <text:p>http://balkaninsight.com/en/article/childhood-conflict-drama-takes-kosovo-to-hollywood-01-26-2016</text:p>
          </table:table-cell>
          <table:table-cell office:value-type="string" calcext:value-type="string">
            <text:p>feedly:http://www.balkaninsight.com/en/article/childhood-conflict-drama-takes-kosovo-to-hollywood-01-26-2016</text:p>
          </table:table-cell>
          <table:table-cell table:formula="of:=HYPERLINK(CONCATENATE(&quot;http://localhost:3000/search?q=media_id:&quot;;[.E908];&quot; AND publish_date:[&quot;; LEFT( [.B908];10);&quot;T00:00:00Z TO &quot;;LEFT([.B90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alkaninsight.com/en/article/childhood-conflict-drama-takes-kosovo-to-hollywood-01-26-2016</text:p>
          </table:table-cell>
          <table:table-cell office:value-type="string" calcext:value-type="string">
            <text:p>Childhood Conflict Drama Takes Kosovo to Hollywood</text:p>
          </table:table-cell>
        </table:table-row>
        <table:table-row table:style-name="ro1">
          <table:table-cell table:formula="of:=RAND()" office:value-type="float" office:value="0.188933661359142" calcext:value-type="float">
            <text:p>0.1889336614</text:p>
          </table:table-cell>
          <table:table-cell office:value-type="string" calcext:value-type="string">
            <text:p>2016-03-23 11:12:19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huffingtonpost.com/the-university-of-central-florida-forum/tapping-into-the-issue-of_b_9532196.html?ncid=txtlnkusaolp00000592</text:p>
          </table:table-cell>
          <table:table-cell office:value-type="string" calcext:value-type="string">
            <text:p>feedly:the-university-of-central-florida-forum/tapping-into-the-issue-of_b_9532196</text:p>
          </table:table-cell>
          <table:table-cell table:formula="of:=HYPERLINK(CONCATENATE(&quot;http://localhost:3000/search?q=media_id:&quot;;[.E909];&quot; AND publish_date:[&quot;; LEFT( [.B909];10);&quot;T00:00:00Z TO &quot;;LEFT([.B90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huffingtonpost.com/the-university-of-central-florida-forum/tapping-into-the-issue-of_b_9532196.html?ncid=txtlnkusaolp00000592</text:p>
          </table:table-cell>
          <table:table-cell office:value-type="string" calcext:value-type="string">
            <text:p>Tapping Into the Issue of Phone Privacy</text:p>
          </table:table-cell>
        </table:table-row>
        <table:table-row table:style-name="ro1">
          <table:table-cell table:formula="of:=RAND()" office:value-type="float" office:value="0.0893391706675067" calcext:value-type="float">
            <text:p>0.0893391707</text:p>
          </table:table-cell>
          <table:table-cell office:value-type="string" calcext:value-type="string">
            <text:p>2015-12-15 07:55:51</text:p>
          </table:table-cell>
          <table:table-cell office:value-type="float" office:value="108387" calcext:value-type="float">
            <text:p>108387</text:p>
          </table:table-cell>
          <table:table-cell office:value-type="float" office:value="0" calcext:value-type="float">
            <text:p>0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16-03-23 12:34:25</text:p>
          </table:table-cell>
          <table:table-cell office:value-type="string" calcext:value-type="string">
            <text:p>http://beliefnet.com/columnists/howgreatthoupart/2015/12/12-new-years-resolutions-for-the-broken-hearted.html</text:p>
          </table:table-cell>
          <table:table-cell office:value-type="string" calcext:value-type="string">
            <text:p>feedly:2fea5bc0b65f4152a10abb1c828309b1</text:p>
          </table:table-cell>
          <table:table-cell table:formula="of:=HYPERLINK(CONCATENATE(&quot;http://localhost:3000/search?q=media_id:&quot;;[.E910];&quot; AND publish_date:[&quot;; LEFT( [.B910];10);&quot;T00:00:00Z TO &quot;;LEFT([.B91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beliefnet.com/columnists/howgreatthoupart/2015/12/12-new-years-resolutions-for-the-broken-hearted.html</text:p>
          </table:table-cell>
          <table:table-cell office:value-type="string" calcext:value-type="string">
            <text:p>12 New Year's Resolutions for the Broken Hearted</text:p>
          </table:table-cell>
        </table:table-row>
        <table:table-row table:style-name="ro1">
          <table:table-cell table:formula="of:=RAND()" office:value-type="float" office:value="0.729852362863178" calcext:value-type="float">
            <text:p>0.7298523629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national/%E6%A9%8B%E4%B8%8B%E6%B0%8F%E3%81%8C%E6%96%B0%E5%85%9A%E7%B5%90%E6%88%90%E3%82%92%E8%A1%A8%E6%98%8E-%E7%B6%AD%E6%96%B0%E5%88%86%E8%A3%82%E3%80%81%E9%87%8E%E5%85%9A%E5%86%8D%E7%B7%A8%E3%81%AF%E5%8A%A0%E9%80%9F%E3%81%B8/ar-bbmcpya?srcref=rss</text:p>
          </table:table-cell>
          <table:table-cell office:value-type="string" calcext:value-type="string">
            <text:p>feedly:http://www.msn.com/ja-jp/news/national/%E6%A9%8B%E4%B8%8B%E6%B0%8F%E3%81%8C%E6%96%B0%E5%85%9A%E7%B5%90%E6%88%90%E3%82%92%E8%A1%A8%E6%98%8E-%E7%B6%AD%E6%96%B0%E5%88%86%E8%A3%82%E3%80%81%E9%87%8E%E5%85%9A%E5%86%8D%E7%B7%A8%E3%81%AF%E5%8A%A0%E9%80%9F%E3%81%B8/ar-BBmcpYA?srcref=rss</text:p>
          </table:table-cell>
          <table:table-cell table:formula="of:=HYPERLINK(CONCATENATE(&quot;http://localhost:3000/search?q=media_id:&quot;;[.E911];&quot; AND publish_date:[&quot;; LEFT( [.B911];10);&quot;T00:00:00Z TO &quot;;LEFT([.B91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6%A9%8B%E4%B8%8B%E6%B0%8F%E3%81%8C%E6%96%B0%E5%85%9A%E7%B5%90%E6%88%90%E3%82%92%E8%A1%A8%E6%98%8E-%E7%B6%AD%E6%96%B0%E5%88%86%E8%A3%82%E3%80%81%E9%87%8E%E5%85%9A%E5%86%8D%E7%B7%A8%E3%81%AF%E5%8A%A0%E9%80%9F%E3%81%B8/ar-BBmcpYA?srcref=rss</text:p>
          </table:table-cell>
          <table:table-cell office:value-type="string" calcext:value-type="string">
            <text:p>橋下氏の新党表明で野党再編が加速</text:p>
          </table:table-cell>
        </table:table-row>
        <table:table-row table:style-name="ro1">
          <table:table-cell table:formula="of:=RAND()" office:value-type="float" office:value="0.295323039070817" calcext:value-type="float">
            <text:p>0.2953230391</text:p>
          </table:table-cell>
          <table:table-cell office:value-type="string" calcext:value-type="string">
            <text:p>2016-03-18 11:46:31</text:p>
          </table:table-cell>
          <table:table-cell office:value-type="float" office:value="252834" calcext:value-type="float">
            <text:p>252834</text:p>
          </table:table-cell>
          <table:table-cell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2016-03-23 13:47:39</text:p>
          </table:table-cell>
          <table:table-cell office:value-type="string" calcext:value-type="string">
            <text:p>http://gamesradar.com/destiny-2-story/</text:p>
          </table:table-cell>
          <table:table-cell office:value-type="string" calcext:value-type="string">
            <text:p>feedly:http://www.gamesradar.com/destiny-2-story/</text:p>
          </table:table-cell>
          <table:table-cell table:formula="of:=HYPERLINK(CONCATENATE(&quot;http://localhost:3000/search?q=media_id:&quot;;[.E912];&quot; AND publish_date:[&quot;; LEFT( [.B912];10);&quot;T00:00:00Z TO &quot;;LEFT([.B91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gamesradar.com/destiny-2-story/</text:p>
          </table:table-cell>
          <table:table-cell office:value-type="string" calcext:value-type="string">
            <text:p>Destiny 2 story: The truth is hidden in plain sight, and will turn everything on its head</text:p>
          </table:table-cell>
        </table:table-row>
        <table:table-row table:style-name="ro1">
          <table:table-cell table:formula="of:=RAND()" office:value-type="float" office:value="0.148059731931991" calcext:value-type="float">
            <text:p>0.1480597319</text:p>
          </table:table-cell>
          <table:table-cell office:value-type="string" calcext:value-type="string">
            <text:p>2016-03-23 05:15:40</text:p>
          </table:table-cell>
          <table:table-cell office:value-type="float" office:value="369450" calcext:value-type="float">
            <text:p>369450</text:p>
          </table:table-cell>
          <table:table-cell office:value-type="float" office:value="0" calcext:value-type="float">
            <text:p>0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2016-03-23 13:53:55</text:p>
          </table:table-cell>
          <table:table-cell office:value-type="string" calcext:value-type="string">
            <text:p>https://tw.news.yahoo.com/%E6%88%BF%E5%B8%82%E4%BA%A4%E6%98%93%E6%80%A5%E5%87%8D-%E4%BA%94%E5%A4%A7%E9%8A%80%E8%A1%8C2%E6%9C%88%E6%88%BF%E8%B2%B8%E5%A4%A7%E6%B8%9B151%E5%84%84%E5%85%83-101540056.html</text:p>
          </table:table-cell>
          <table:table-cell office:value-type="string" calcext:value-type="string">
            <text:p>feedly:%E6%88%BF%E5%B8%82%E4%BA%A4%E6%98%93%E6%80%A5%E5%87%8D-%E4%BA%94%E5%A4%A7%E9%8A%80%E8%A1%8C2%E6%9C%88%E6%88%BF%E8%B2%B8%E5%A4%A7%E6%B8%9B151%E5%84%84%E5%85%83-101540056</text:p>
          </table:table-cell>
          <table:table-cell table:formula="of:=HYPERLINK(CONCATENATE(&quot;http://localhost:3000/search?q=media_id:&quot;;[.E913];&quot; AND publish_date:[&quot;; LEFT( [.B913];10);&quot;T00:00:00Z TO &quot;;LEFT([.B91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tw.news.yahoo.com/%E6%88%BF%E5%B8%82%E4%BA%A4%E6%98%93%E6%80%A5%E5%87%8D-%E4%BA%94%E5%A4%A7%E9%8A%80%E8%A1%8C2%E6%9C%88%E6%88%BF%E8%B2%B8%E5%A4%A7%E6%B8%9B151%E5%84%84%E5%85%83-101540056.html</text:p>
          </table:table-cell>
          <table:table-cell office:value-type="string" calcext:value-type="string">
            <text:p>房市交易急凍！五大銀行2月房貸大減151億元</text:p>
          </table:table-cell>
        </table:table-row>
        <table:table-row table:style-name="ro1">
          <table:table-cell table:formula="of:=RAND()" office:value-type="float" office:value="0.875209086728773" calcext:value-type="float">
            <text:p>0.8752090867</text:p>
          </table:table-cell>
          <table:table-cell office:value-type="string" calcext:value-type="string">
            <text:p>2016-01-20 13:55:54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6/01/ethical-wednesdays-graphic-footage/</text:p>
          </table:table-cell>
          <table:table-cell office:value-type="string" calcext:value-type="string">
            <text:p>feedly:https://lab.witness.org/?p=49886</text:p>
          </table:table-cell>
          <table:table-cell table:formula="of:=HYPERLINK(CONCATENATE(&quot;http://localhost:3000/search?q=media_id:&quot;;[.E914];&quot; AND publish_date:[&quot;; LEFT( [.B914];10);&quot;T00:00:00Z TO &quot;;LEFT([.B91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6/01/ethical-wednesdays-graphic-footage/</text:p>
          </table:table-cell>
          <table:table-cell office:value-type="string" calcext:value-type="string">
            <text:p>Ethical Wednesdays: Graphic Footage</text:p>
          </table:table-cell>
        </table:table-row>
        <table:table-row table:style-name="ro1">
          <table:table-cell table:formula="of:=RAND()" office:value-type="float" office:value="0.631010545390265" calcext:value-type="float">
            <text:p>0.6310105454</text:p>
          </table:table-cell>
          <table:table-cell office:value-type="string" calcext:value-type="string">
            <text:p>2016-02-22 14:42:00</text:p>
          </table:table-cell>
          <table:table-cell office:value-type="float" office:value="172067" calcext:value-type="float">
            <text:p>172067</text:p>
          </table:table-cell>
          <table:table-cell office:value-type="float" office:value="0" calcext:value-type="float">
            <text:p>0</text:p>
          </table:table-cell>
          <table:table-cell office:value-type="float" office:value="19831" calcext:value-type="float">
            <text:p>19831</text:p>
          </table:table-cell>
          <table:table-cell office:value-type="string" calcext:value-type="string">
            <text:p>2016-03-23 12:20:26</text:p>
          </table:table-cell>
          <table:table-cell office:value-type="string" calcext:value-type="string">
            <text:p>http://spiegel.de/international/world/why-the-west-must-stand-up-against-russian-aggression-a-1078662.html</text:p>
          </table:table-cell>
          <table:table-cell office:value-type="string" calcext:value-type="string">
            <text:p>feedly:http://www.spiegel.de/international/world/why-the-west-must-stand-up-against-russian-aggression-a-1078662.html</text:p>
          </table:table-cell>
          <table:table-cell table:formula="of:=HYPERLINK(CONCATENATE(&quot;http://localhost:3000/search?q=media_id:&quot;;[.E915];&quot; AND publish_date:[&quot;; LEFT( [.B915];10);&quot;T00:00:00Z TO &quot;;LEFT([.B91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piegel.de/international/world/why-the-west-must-stand-up-against-russian-aggression-a-1078662.html#ref=rss</text:p>
          </table:table-cell>
          <table:table-cell office:value-type="string" calcext:value-type="string">
            <text:p>Opinion: Standing Up To Putin's Aggression</text:p>
          </table:table-cell>
        </table:table-row>
        <table:table-row table:style-name="ro1">
          <table:table-cell table:formula="of:=RAND()" office:value-type="float" office:value="0.0782978843907083" calcext:value-type="float">
            <text:p>0.0782978844</text:p>
          </table:table-cell>
          <table:table-cell office:value-type="string" calcext:value-type="string">
            <text:p>2015-11-26 16:02:54</text:p>
          </table:table-cell>
          <table:table-cell office:value-type="float" office:value="350368" calcext:value-type="float">
            <text:p>350368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2016-03-23 13:00:55</text:p>
          </table:table-cell>
          <table:table-cell office:value-type="string" calcext:value-type="string">
            <text:p>http://dallasnews.com/sports/more-sports/tv-radio-listings/20151126-friday-s-tvradio-listings-nov.-27.ece</text:p>
          </table:table-cell>
          <table:table-cell office:value-type="string" calcext:value-type="string">
            <text:p>feedly:http://www.dallasnews.com/sports/more-sports/tv-radio-listings/20151126-friday-s-tvradio-listings-nov.-27.ece</text:p>
          </table:table-cell>
          <table:table-cell table:formula="of:=HYPERLINK(CONCATENATE(&quot;http://localhost:3000/search?q=media_id:&quot;;[.E916];&quot; AND publish_date:[&quot;; LEFT( [.B916];10);&quot;T00:00:00Z TO &quot;;LEFT([.B91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sports/more-sports/tv-radio-listings/20151126-friday-s-tvradio-listings-nov.-27.ece</text:p>
          </table:table-cell>
          <table:table-cell office:value-type="string" calcext:value-type="string">
            <text:p>Friday's TV/Radio listings (Nov. 27)</text:p>
          </table:table-cell>
        </table:table-row>
        <table:table-row table:style-name="ro2">
          <table:table-cell table:formula="of:=RAND()" office:value-type="float" office:value="0.362390391463879" calcext:value-type="float">
            <text:p>0.3623903915</text:p>
          </table:table-cell>
          <table:table-cell office:value-type="string" calcext:value-type="string">
            <text:p>2016-03-01 03:52:05</text:p>
          </table:table-cell>
          <table:table-cell office:value-type="float" office:value="365400" calcext:value-type="float">
            <text:p>365400</text:p>
          </table:table-cell>
          <table:table-cell office:value-type="float" office:value="0" calcext:value-type="float">
            <text:p>0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2016-03-23 12:57:13</text:p>
          </table:table-cell>
          <table:table-cell office:value-type="string" calcext:value-type="string">
            <text:p>http://kannada.filmibeat.com/gossips/kannada-actress-rachita-ram-in-yash-s-next-kgf-020929.html</text:p>
          </table:table-cell>
          <table:table-cell office:value-type="string" calcext:value-type="string">
            <text:p>feedly:http://kannada.filmibeat.com/gossips/kannada-actress-rachita-ram-in-yash-s-next-kgf-020929.html</text:p>
          </table:table-cell>
          <table:table-cell table:formula="of:=HYPERLINK(CONCATENATE(&quot;http://localhost:3000/search?q=media_id:&quot;;[.E917];&quot; AND publish_date:[&quot;; LEFT( [.B917];10);&quot;T00:00:00Z TO &quot;;LEFT([.B91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kannada.filmibeat.com/gossips/kannada-actress-rachita-ram-in-yash-s-next-kgf-020929.html</text:p>
          </table:table-cell>
          <table:table-cell office:value-type="string" calcext:value-type="string">
            <text:p>ಮುಂದಿನ ಚಿತ್ರದಲ್ಲಿ ಯಶ್ ಜೊತೆ ರಚಿತಾ ರಾಮ್ ಡ್ಯುಯೆಟ್?</text:p>
          </table:table-cell>
        </table:table-row>
        <table:table-row table:style-name="ro1">
          <table:table-cell table:formula="of:=RAND()" office:value-type="float" office:value="0.547106597010895" calcext:value-type="float">
            <text:p>0.547106597</text:p>
          </table:table-cell>
          <table:table-cell office:value-type="string" calcext:value-type="string">
            <text:p>2016-03-04 13:17:03</text:p>
          </table:table-cell>
          <table:table-cell office:value-type="float" office:value="31483" calcext:value-type="float">
            <text:p>3148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2016-03-23 14:08:38</text:p>
          </table:table-cell>
          <table:table-cell office:value-type="string" calcext:value-type="string">
            <text:p>http://ell-dagros.livejournal.com/295436.html</text:p>
          </table:table-cell>
          <table:table-cell office:value-type="string" calcext:value-type="string">
            <text:p>feedly:urn:lj:livejournal.com:atom1:ell_dagros:295436</text:p>
          </table:table-cell>
          <table:table-cell table:formula="of:=HYPERLINK(CONCATENATE(&quot;http://localhost:3000/search?q=media_id:&quot;;[.E918];&quot; AND publish_date:[&quot;; LEFT( [.B918];10);&quot;T00:00:00Z TO &quot;;LEFT([.B91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ll-dagros.livejournal.com/295436.html</text:p>
          </table:table-cell>
          <table:table-cell office:value-type="string" calcext:value-type="string">
            <text:p>Оголтелый угар например</text:p>
          </table:table-cell>
        </table:table-row>
        <table:table-row table:style-name="ro2">
          <table:table-cell table:formula="of:=RAND()" office:value-type="float" office:value="0.24311254981823" calcext:value-type="float">
            <text:p>0.2431125498</text:p>
          </table:table-cell>
          <table:table-cell office:value-type="string" calcext:value-type="string">
            <text:p>2016-03-20 17:00:00</text:p>
          </table:table-cell>
          <table:table-cell office:value-type="float" office:value="371904" calcext:value-type="float">
            <text:p>371904</text:p>
          </table:table-cell>
          <table:table-cell office:value-type="float" office:value="0" calcext:value-type="float">
            <text:p>0</text:p>
          </table:table-cell>
          <table:table-cell office:value-type="float" office:value="102772" calcext:value-type="float">
            <text:p>102772</text:p>
          </table:table-cell>
          <table:table-cell office:value-type="string" calcext:value-type="string">
            <text:p>2016-03-23 12:33:47</text:p>
          </table:table-cell>
          <table:table-cell office:value-type="string" calcext:value-type="string">
            <text:p>http://rcssmideast.org/article/4457/%D8%AA%D8%B1%D8%A7%D8%AC%D8%B9-%D8%A7%D9%84%D8%AF%D9%88%D8%B1-%D8%A7%D9%84%D8%B3%D9%8A%D8%A7%D8%B3%D9%8A-%D9%84%D9%84%D8%AD%D8%B1%D9%83%D8%A7%D8%AA-%D8%A7%D9%84%D8%B5%D9%88%D9%81%D9%8A%D8%A9-%D9%81%D9%8A-%D8%A7%D9%84%D9%85%D9%86%D8%B7%D9%82%D8%A9-%D8%A7%D9%84%D8%B9%D8%B1%D8%A8%D9%8A%D8%A9</text:p>
          </table:table-cell>
          <table:table-cell office:value-type="string" calcext:value-type="string">
            <text:p>feedly:http://www.rcssmideast.org/Article/4457/تراجع-الدور-السياسي-للحركات-الصوفية-في-المنطقة-العربية</text:p>
          </table:table-cell>
          <table:table-cell table:formula="of:=HYPERLINK(CONCATENATE(&quot;http://localhost:3000/search?q=media_id:&quot;;[.E919];&quot; AND publish_date:[&quot;; LEFT( [.B919];10);&quot;T00:00:00Z TO &quot;;LEFT([.B91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cssmideast.org/Article/4457/تراجع-الدور-السياسي-للحركات-الصوفية-في-المنطقة-العربية</text:p>
          </table:table-cell>
          <table:table-cell office:value-type="string" calcext:value-type="string">
            <text:p>&lt;div style="direction:rtl;text-align:right"&gt;انسحاب تدريجي: تراجع الدور السياسي للحركات الصوفية في المنطقة العربية&lt;/div&gt;</text:p>
          </table:table-cell>
        </table:table-row>
        <table:table-row table:style-name="ro1">
          <table:table-cell table:formula="of:=RAND()" office:value-type="float" office:value="0.0267881580754394" calcext:value-type="float">
            <text:p>0.0267881581</text:p>
          </table:table-cell>
          <table:table-cell office:value-type="string" calcext:value-type="string">
            <text:p>2016-03-23 06:22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koncerty/artykuly/516357,behemoth-nergal-trasa-koncert-rzeczpospolita-niewierna-terminy.html</text:p>
          </table:table-cell>
          <table:table-cell office:value-type="string" calcext:value-type="string">
            <text:p>feedly:http://muzyka.dziennik.pl/koncerty/artykuly/516357,behemoth-nergal-trasa-koncert-rzeczpospolita-niewierna-terminy.html</text:p>
          </table:table-cell>
          <table:table-cell table:formula="of:=HYPERLINK(CONCATENATE(&quot;http://localhost:3000/search?q=media_id:&quot;;[.E920];&quot; AND publish_date:[&quot;; LEFT( [.B920];10);&quot;T00:00:00Z TO &quot;;LEFT([.B92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koncerty/artykuly/516357,behemoth-nergal-trasa-koncert-rzeczpospolita-niewierna-terminy.html</text:p>
          </table:table-cell>
          <table:table-cell office:value-type="string" calcext:value-type="string">
            <text:p>Behemoth ogłasza plan podboju "Rzeczpospolitej Niewiernej"</text:p>
          </table:table-cell>
        </table:table-row>
        <table:table-row table:style-name="ro1">
          <table:table-cell table:formula="of:=RAND()" office:value-type="float" office:value="0.17858391170451" calcext:value-type="float">
            <text:p>0.1785839117</text:p>
          </table:table-cell>
          <table:table-cell office:value-type="string" calcext:value-type="string">
            <text:p>2015-08-28 18:23:33</text:p>
          </table:table-cell>
          <table:table-cell office:value-type="float" office:value="94054" calcext:value-type="float">
            <text:p>94054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58:22</text:p>
          </table:table-cell>
          <table:table-cell office:value-type="string" calcext:value-type="string">
            <text:p>http://msn.com/ja-jp/news/national/%E5%AE%89%E4%BF%9D%E6%B3%95%E6%A1%88%E9%87%8E%E5%85%9A%E3%81%A8%E4%BF%AE%E6%AD%A3%E5%8D%94%E8%AD%B0%E2%80%A6%E8%87%AA%E5%85%AC%E3%80%81%E5%BC%B7%E8%A1%8C%E8%89%B2%E8%96%84%E3%82%81%E3%82%8B%E7%8B%99%E3%81%84/ar-bbmbejh?srcref=rss</text:p>
          </table:table-cell>
          <table:table-cell office:value-type="string" calcext:value-type="string">
            <text:p>feedly:http://www.msn.com/ja-jp/news/national/%E5%AE%89%E4%BF%9D%E6%B3%95%E6%A1%88%E9%87%8E%E5%85%9A%E3%81%A8%E4%BF%AE%E6%AD%A3%E5%8D%94%E8%AD%B0%E2%80%A6%E8%87%AA%E5%85%AC%E3%80%81%E5%BC%B7%E8%A1%8C%E8%89%B2%E8%96%84%E3%82%81%E3%82%8B%E7%8B%99%E3%81%84/ar-BBmbEJh?srcref=rss</text:p>
          </table:table-cell>
          <table:table-cell table:formula="of:=HYPERLINK(CONCATENATE(&quot;http://localhost:3000/search?q=media_id:&quot;;[.E921];&quot; AND publish_date:[&quot;; LEFT( [.B921];10);&quot;T00:00:00Z TO &quot;;LEFT([.B92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national/%E5%AE%89%E4%BF%9D%E6%B3%95%E6%A1%88%E9%87%8E%E5%85%9A%E3%81%A8%E4%BF%AE%E6%AD%A3%E5%8D%94%E8%AD%B0%E2%80%A6%E8%87%AA%E5%85%AC%E3%80%81%E5%BC%B7%E8%A1%8C%E8%89%B2%E8%96%84%E3%82%81%E3%82%8B%E7%8B%99%E3%81%84/ar-BBmbEJh?srcref=rss</text:p>
          </table:table-cell>
          <table:table-cell office:value-type="string" calcext:value-type="string">
            <text:p>野党と修正協議、強行色薄める狙い</text:p>
          </table:table-cell>
        </table:table-row>
        <table:table-row table:style-name="ro1">
          <table:table-cell table:formula="of:=RAND()" office:value-type="float" office:value="0.645983823638455" calcext:value-type="float">
            <text:p>0.6459838236</text:p>
          </table:table-cell>
          <table:table-cell office:value-type="string" calcext:value-type="string">
            <text:p>2014-01-26 18:00:00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16-03-23 13:02:15</text:p>
          </table:table-cell>
          <table:table-cell office:value-type="string" calcext:value-type="string">
            <text:p>http://thestate.com/2014/01/27/3229719/for-governors-with-an-eye-on-2016.html</text:p>
          </table:table-cell>
          <table:table-cell office:value-type="string" calcext:value-type="string">
            <text:p>feedly:http://www.thestate.com/2014/01/27/3229719/for-governors-with-an-eye-on-2016.html#RSS=life_and_style</text:p>
          </table:table-cell>
          <table:table-cell table:formula="of:=HYPERLINK(CONCATENATE(&quot;http://localhost:3000/search?q=media_id:&quot;;[.E922];&quot; AND publish_date:[&quot;; LEFT( [.B922];10);&quot;T00:00:00Z TO &quot;;LEFT([.B92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state.com/2014/01/27/3229719/for-governors-with-an-eye-on-2016.html#RSS=life_and_style</text:p>
          </table:table-cell>
          <table:table-cell office:value-type="string" calcext:value-type="string">
            <text:p>For governors with an eye on 2016, a key speech</text:p>
          </table:table-cell>
        </table:table-row>
        <table:table-row table:style-name="ro1">
          <table:table-cell table:formula="of:=RAND()" office:value-type="float" office:value="0.102029951874397" calcext:value-type="float">
            <text:p>0.1020299519</text:p>
          </table:table-cell>
          <table:table-cell office:value-type="string" calcext:value-type="string">
            <text:p>2016-03-23 12:09:10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kangol-launches-two-new-spring-capsule-collections/</text:p>
          </table:table-cell>
          <table:table-cell office:value-type="string" calcext:value-type="string">
            <text:p>feedly:http://globalgrind.com/?p=4159203</text:p>
          </table:table-cell>
          <table:table-cell table:formula="of:=HYPERLINK(CONCATENATE(&quot;http://localhost:3000/search?q=media_id:&quot;;[.E923];&quot; AND publish_date:[&quot;; LEFT( [.B923];10);&quot;T00:00:00Z TO &quot;;LEFT([.B92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kangol-launches-two-new-spring-capsule-collections/</text:p>
          </table:table-cell>
          <table:table-cell office:value-type="string" calcext:value-type="string">
            <text:p>Kangol Launches Two New Spring Capsule Collections</text:p>
          </table:table-cell>
        </table:table-row>
        <table:table-row table:style-name="ro1">
          <table:table-cell table:formula="of:=RAND()" office:value-type="float" office:value="0.0306184166166956" calcext:value-type="float">
            <text:p>0.0306184166</text:p>
          </table:table-cell>
          <table:table-cell office:value-type="string" calcext:value-type="string">
            <text:p>2016-03-21 11:33:42</text:p>
          </table:table-cell>
          <table:table-cell office:value-type="float" office:value="359337" calcext:value-type="float">
            <text:p>359337</text:p>
          </table:table-cell>
          <table:table-cell office:value-type="float" office:value="1" calcext:value-type="float">
            <text:p>1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03-23 13:24:49</text:p>
          </table:table-cell>
          <table:table-cell office:value-type="string" calcext:value-type="string">
            <text:p>http://ma79.livejournal.com/2090315.html</text:p>
          </table:table-cell>
          <table:table-cell office:value-type="string" calcext:value-type="string">
            <text:p>feedly:urn:lj:livejournal.com:atom1:ma79:2090315</text:p>
          </table:table-cell>
          <table:table-cell table:formula="of:=HYPERLINK(CONCATENATE(&quot;http://localhost:3000/search?q=media_id:&quot;;[.E924];&quot; AND publish_date:[&quot;; LEFT( [.B924];10);&quot;T00:00:00Z TO &quot;;LEFT([.B92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a79.livejournal.com/2090315.html</text:p>
          </table:table-cell>
          <table:table-cell office:value-type="string" calcext:value-type="string">
            <text:p>про науку и ненауку</text:p>
          </table:table-cell>
        </table:table-row>
        <table:table-row table:style-name="ro1">
          <table:table-cell table:formula="of:=RAND()" office:value-type="float" office:value="0.834573427364121" calcext:value-type="float">
            <text:p>0.8345734274</text:p>
          </table:table-cell>
          <table:table-cell office:value-type="string" calcext:value-type="string">
            <text:p>2015-08-18 14:15:00</text:p>
          </table:table-cell>
          <table:table-cell office:value-type="float" office:value="57515" calcext:value-type="float">
            <text:p>57515</text:p>
          </table:table-cell>
          <table:table-cell office:value-type="float" office:value="0" calcext:value-type="float">
            <text:p>0</text:p>
          </table:table-cell>
          <table:table-cell office:value-type="float" office:value="27887" calcext:value-type="float">
            <text:p>27887</text:p>
          </table:table-cell>
          <table:table-cell office:value-type="string" calcext:value-type="string">
            <text:p>2016-03-23 12:55:43</text:p>
          </table:table-cell>
          <table:table-cell office:value-type="string" calcext:value-type="string">
            <text:p>http://sanbenitocountytoday.com/articles_from_morgan_hill/low-water-level-forces-closure-of-anderson-lake/article_018cd3a7-ce37-5fb0-8e97-1758a21798e1.html</text:p>
          </table:table-cell>
          <table:table-cell office:value-type="string" calcext:value-type="string">
            <text:p>feedly:tncms-asset-018cd3a7-ce37-5fb0-8e97-1758a21798e1</text:p>
          </table:table-cell>
          <table:table-cell table:formula="of:=HYPERLINK(CONCATENATE(&quot;http://localhost:3000/search?q=media_id:&quot;;[.E925];&quot; AND publish_date:[&quot;; LEFT( [.B925];10);&quot;T00:00:00Z TO &quot;;LEFT([.B92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sanbenitocountytoday.com/articles_from_morgan_hill/low-water-level-forces-closure-of-anderson-lake/article_018cd3a7-ce37-5fb0-8e97-1758a21798e1.html</text:p>
          </table:table-cell>
          <table:table-cell office:value-type="string" calcext:value-type="string">
            <text:p>Low water level forces closure of Anderson Lake</text:p>
          </table:table-cell>
        </table:table-row>
        <table:table-row table:style-name="ro1">
          <table:table-cell table:formula="of:=RAND()" office:value-type="float" office:value="0.219452441879498" calcext:value-type="float">
            <text:p>0.2194524419</text:p>
          </table:table-cell>
          <table:table-cell office:value-type="string" calcext:value-type="string">
            <text:p>2015-12-22 08:15:21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5/12/new-mobile-app-camerav-helps-documenters-create-verifiable-media/</text:p>
          </table:table-cell>
          <table:table-cell office:value-type="string" calcext:value-type="string">
            <text:p>feedly:https://technology.witness.org/?p=21272</text:p>
          </table:table-cell>
          <table:table-cell table:formula="of:=HYPERLINK(CONCATENATE(&quot;http://localhost:3000/search?q=media_id:&quot;;[.E926];&quot; AND publish_date:[&quot;; LEFT( [.B926];10);&quot;T00:00:00Z TO &quot;;LEFT([.B92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5/12/new-mobile-app-camerav-helps-documenters-create-verifiable-media/</text:p>
          </table:table-cell>
          <table:table-cell office:value-type="string" calcext:value-type="string">
            <text:p>New Mobile App ‘CameraV’ Helps Documenters Create Verifiable Media</text:p>
          </table:table-cell>
        </table:table-row>
        <table:table-row table:style-name="ro1">
          <table:table-cell table:formula="of:=RAND()" office:value-type="float" office:value="0.290566755514535" calcext:value-type="float">
            <text:p>0.2905667555</text:p>
          </table:table-cell>
          <table:table-cell office:value-type="string" calcext:value-type="string">
            <text:p>2012-08-10 10:54:17</text:p>
          </table:table-cell>
          <table:table-cell office:value-type="float" office:value="71222" calcext:value-type="float">
            <text:p>71222</text:p>
          </table:table-cell>
          <table:table-cell office:value-type="float" office:value="0" calcext:value-type="float">
            <text:p>0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2016-03-23 13:00:42</text:p>
          </table:table-cell>
          <table:table-cell office:value-type="string" calcext:value-type="string">
            <text:p>http://theargus.co.uk/sport/olympics/9868476.bronze_for_ball_and_the_gb_hockey_girls/?ref=rss</text:p>
          </table:table-cell>
          <table:table-cell office:value-type="string" calcext:value-type="string">
            <text:p>feedly:bbc546889749075125ea2182852b651b</text:p>
          </table:table-cell>
          <table:table-cell table:formula="of:=HYPERLINK(CONCATENATE(&quot;http://localhost:3000/search?q=media_id:&quot;;[.E927];&quot; AND publish_date:[&quot;; LEFT( [.B927];10);&quot;T00:00:00Z TO &quot;;LEFT([.B92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theargus.co.uk/sport/olympics/9868476.Bronze_for_Ball_and_the_GB_hockey_girls/?ref=rss</text:p>
          </table:table-cell>
          <table:table-cell office:value-type="string" calcext:value-type="string">
            <text:p>Bronze for Ball and the GB hockey girls</text:p>
          </table:table-cell>
        </table:table-row>
        <table:table-row table:style-name="ro1">
          <table:table-cell table:formula="of:=RAND()" office:value-type="float" office:value="0.609463383343852" calcext:value-type="float">
            <text:p>0.6094633833</text:p>
          </table:table-cell>
          <table:table-cell office:value-type="string" calcext:value-type="string">
            <text:p>2015-08-04 15:34:00</text:p>
          </table:table-cell>
          <table:table-cell office:value-type="float" office:value="347845" calcext:value-type="float">
            <text:p>347845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2016-03-23 12:58:07</text:p>
          </table:table-cell>
          <table:table-cell office:value-type="string" calcext:value-type="string">
            <text:p>http://rightontheright.com/police-how-the-media-has-changed-everything/</text:p>
          </table:table-cell>
          <table:table-cell office:value-type="string" calcext:value-type="string">
            <text:p>feedly:http://www.rightontheright.com/?p=14</text:p>
          </table:table-cell>
          <table:table-cell table:formula="of:=HYPERLINK(CONCATENATE(&quot;http://localhost:3000/search?q=media_id:&quot;;[.E928];&quot; AND publish_date:[&quot;; LEFT( [.B928];10);&quot;T00:00:00Z TO &quot;;LEFT([.B92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rightontheright.com/police-how-the-media-has-changed-everything/</text:p>
          </table:table-cell>
          <table:table-cell office:value-type="string" calcext:value-type="string">
            <text:p>Police: How The Media Has Changed Everything</text:p>
          </table:table-cell>
        </table:table-row>
        <table:table-row table:style-name="ro1">
          <table:table-cell table:formula="of:=RAND()" office:value-type="float" office:value="0.0304899935537295" calcext:value-type="float">
            <text:p>0.0304899936</text:p>
          </table:table-cell>
          <table:table-cell office:value-type="string" calcext:value-type="string">
            <text:p>2016-03-20 03:12:29</text:p>
          </table:table-cell>
          <table:table-cell office:value-type="float" office:value="171570" calcext:value-type="float">
            <text:p>171570</text:p>
          </table:table-cell>
          <table:table-cell office:value-type="float" office:value="1" calcext:value-type="float">
            <text:p>1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2016-03-23 13:13:51</text:p>
          </table:table-cell>
          <table:table-cell office:value-type="string" calcext:value-type="string">
            <text:p>http://espn.go.com/f1/story/_/id/15023113/nico-rosberg-wins-action-packed-australian-grand-prix</text:p>
          </table:table-cell>
          <table:table-cell office:value-type="string" calcext:value-type="string">
            <text:p>feedly:15023113</text:p>
          </table:table-cell>
          <table:table-cell table:formula="of:=HYPERLINK(CONCATENATE(&quot;http://localhost:3000/search?q=media_id:&quot;;[.E929];&quot; AND publish_date:[&quot;; LEFT( [.B929];10);&quot;T00:00:00Z TO &quot;;LEFT([.B92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spn.go.com/f1/story/_/id/15023113/nico-rosberg-wins-action-packed-australian-grand-prix</text:p>
          </table:table-cell>
          <table:table-cell office:value-type="string" calcext:value-type="string">
            <text:p>Rosberg wins action-packed Australian GP</text:p>
          </table:table-cell>
        </table:table-row>
        <table:table-row table:style-name="ro1">
          <table:table-cell table:formula="of:=RAND()" office:value-type="float" office:value="0.967942844070183" calcext:value-type="float">
            <text:p>0.9679428441</text:p>
          </table:table-cell>
          <table:table-cell office:value-type="string" calcext:value-type="string">
            <text:p>2016-03-20 03:59:20</text:p>
          </table:table-cell>
          <table:table-cell office:value-type="float" office:value="348882" calcext:value-type="float">
            <text:p>34888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016-03-23 14:05:39</text:p>
          </table:table-cell>
          <table:table-cell office:value-type="string" calcext:value-type="string">
            <text:p>http://newstribune.com/news/2016/mar/20/bizbeat-order-honey-bear-diner/</text:p>
          </table:table-cell>
          <table:table-cell office:value-type="string" calcext:value-type="string">
            <text:p>feedly:http://www.newstribune.com/news/2016/mar/20/bizbeat-order-honey-bear-diner/</text:p>
          </table:table-cell>
          <table:table-cell table:formula="of:=HYPERLINK(CONCATENATE(&quot;http://localhost:3000/search?q=media_id:&quot;;[.E930];&quot; AND publish_date:[&quot;; LEFT( [.B930];10);&quot;T00:00:00Z TO &quot;;LEFT([.B93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newstribune.com/news/2016/mar/20/bizbeat-order-honey-bear-diner/</text:p>
          </table:table-cell>
          <table:table-cell office:value-type="string" calcext:value-type="string">
            <text:p>BizBeat: Order up at Honey Bear Diner</text:p>
          </table:table-cell>
        </table:table-row>
        <table:table-row table:style-name="ro1">
          <table:table-cell table:formula="of:=RAND()" office:value-type="float" office:value="0.707342073274086" calcext:value-type="float">
            <text:p>0.7073420733</text:p>
          </table:table-cell>
          <table:table-cell office:value-type="string" calcext:value-type="string">
            <text:p>2016-02-05 22:55:26</text:p>
          </table:table-cell>
          <table:table-cell office:value-type="float" office:value="351065" calcext:value-type="float">
            <text:p>351065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016-03-23 13:57:24</text:p>
          </table:table-cell>
          <table:table-cell office:value-type="string" calcext:value-type="string">
            <text:p>http://dallasnews.com/news/columnists/mercedes-olivera/20160205-dfw-group-gears-up-for-latino-voter-education-campaign.ece</text:p>
          </table:table-cell>
          <table:table-cell office:value-type="string" calcext:value-type="string">
            <text:p>feedly:http://www.dallasnews.com/news/columnists/mercedes-olivera/20160205-dfw-group-gears-up-for-latino-voter-education-campaign.ece</text:p>
          </table:table-cell>
          <table:table-cell table:formula="of:=HYPERLINK(CONCATENATE(&quot;http://localhost:3000/search?q=media_id:&quot;;[.E931];&quot; AND publish_date:[&quot;; LEFT( [.B931];10);&quot;T00:00:00Z TO &quot;;LEFT([.B93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news/columnists/mercedes-olivera/20160205-dfw-group-gears-up-for-latino-voter-education-campaign.ece</text:p>
          </table:table-cell>
          <table:table-cell office:value-type="string" calcext:value-type="string">
            <text:p>D/FW group gears up for Latino voter education campaign</text:p>
          </table:table-cell>
        </table:table-row>
        <table:table-row table:style-name="ro1">
          <table:table-cell table:formula="of:=RAND()" office:value-type="float" office:value="0.187725688224908" calcext:value-type="float">
            <text:p>0.1877256882</text:p>
          </table:table-cell>
          <table:table-cell office:value-type="string" calcext:value-type="string">
            <text:p>2016-03-18 15:52:54</text:p>
          </table:table-cell>
          <table:table-cell office:value-type="float" office:value="119559" calcext:value-type="float">
            <text:p>119559</text:p>
          </table:table-cell>
          <table:table-cell office:value-type="float" office:value="0" calcext:value-type="float">
            <text:p>0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2016-03-23 14:05:50</text:p>
          </table:table-cell>
          <table:table-cell office:value-type="string" calcext:value-type="string">
            <text:p>http://feedproxy.google.com/~r/ziffdavis/pcmag/breakingnews/~3/zqbwg9immgu/0,2817,2500969,00.asp</text:p>
          </table:table-cell>
          <table:table-cell office:value-type="string" calcext:value-type="string">
            <text:p>feedly:http://feedproxy.google.com/~r/ziffdavis/pcmag/breakingnews/~3/ZqbWg9iMMGU/0,2817,2500969,00.asp</text:p>
          </table:table-cell>
          <table:table-cell table:formula="of:=HYPERLINK(CONCATENATE(&quot;http://localhost:3000/search?q=media_id:&quot;;[.E932];&quot; AND publish_date:[&quot;; LEFT( [.B932];10);&quot;T00:00:00Z TO &quot;;LEFT([.B93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feedproxy.google.com/~r/ziffdavis/pcmag/breakingnews/~3/ZqbWg9iMMGU/0,2817,2500969,00.asp</text:p>
          </table:table-cell>
          <table:table-cell office:value-type="string" calcext:value-type="string">
            <text:p>Rumor: Sony Working on 4K-Friendly 'PlayStation 4.5'</text:p>
          </table:table-cell>
        </table:table-row>
        <table:table-row table:style-name="ro2">
          <table:table-cell table:formula="of:=RAND()" office:value-type="float" office:value="0.21228622728194" calcext:value-type="float">
            <text:p>0.2122862273</text:p>
          </table:table-cell>
          <table:table-cell office:value-type="string" calcext:value-type="string">
            <text:p>2016-03-23 11:23:17</text:p>
          </table:table-cell>
          <table:table-cell office:value-type="float" office:value="123340" calcext:value-type="float">
            <text:p>123340</text:p>
          </table:table-cell>
          <table:table-cell office:value-type="float" office:value="0" calcext:value-type="float">
            <text:p>0</text:p>
          </table:table-cell>
          <table:table-cell office:value-type="float" office:value="65914" calcext:value-type="float">
            <text:p>65914</text:p>
          </table:table-cell>
          <table:table-cell office:value-type="string" calcext:value-type="string">
            <text:p>2016-03-23 13:43:51</text:p>
          </table:table-cell>
          <table:table-cell office:value-type="string" calcext:value-type="string">
            <text:p>https://paltoday.ps/ar/post/266198/%D8%A5%D8%B3%D8%B1%D8%A7%D8%A6%D9%8A%D9%84-%D8%AA%D8%AD%D8%B0%D8%B1-%D9%85%D9%86-%D8%AA%D8%B3%D9%88%D9%86%D8%A7%D9%85%D9%8A</text:p>
          </table:table-cell>
          <table:table-cell office:value-type="string" calcext:value-type="string">
            <text:p>feedly:https://paltoday.ps/ar/post/266198/إسرائيل-تحذر-من-تسونامي</text:p>
          </table:table-cell>
          <table:table-cell table:formula="of:=HYPERLINK(CONCATENATE(&quot;http://localhost:3000/search?q=media_id:&quot;;[.E933];&quot; AND publish_date:[&quot;; LEFT( [.B933];10);&quot;T00:00:00Z TO &quot;;LEFT([.B93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paltoday.ps/ar/post/266198/إسرائيل-تحذر-من-تسونامي</text:p>
          </table:table-cell>
          <table:table-cell office:value-type="string" calcext:value-type="string">
            <text:p>&lt;div style="direction:rtl;text-align:right"&gt;"إسرائيل" تحذر من تسونامي&lt;/div&gt;</text:p>
          </table:table-cell>
        </table:table-row>
        <table:table-row table:style-name="ro1">
          <table:table-cell table:formula="of:=RAND()" office:value-type="float" office:value="0.811484817985327" calcext:value-type="float">
            <text:p>0.811484818</text:p>
          </table:table-cell>
          <table:table-cell office:value-type="string" calcext:value-type="string">
            <text:p>2015-04-20 01:18:10</text:p>
          </table:table-cell>
          <table:table-cell office:value-type="float" office:value="38623" calcext:value-type="float">
            <text:p>38623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2016-03-23 14:05:37</text:p>
          </table:table-cell>
          <table:table-cell office:value-type="string" calcext:value-type="string">
            <text:p>http://lavababe.livejournal.com/214923.html</text:p>
          </table:table-cell>
          <table:table-cell office:value-type="string" calcext:value-type="string">
            <text:p>feedly:urn:lj:livejournal.com:atom1:lavababe:214923</text:p>
          </table:table-cell>
          <table:table-cell table:formula="of:=HYPERLINK(CONCATENATE(&quot;http://localhost:3000/search?q=media_id:&quot;;[.E934];&quot; AND publish_date:[&quot;; LEFT( [.B934];10);&quot;T00:00:00Z TO &quot;;LEFT([.B93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vababe.livejournal.com/214923.html</text:p>
          </table:table-cell>
          <table:table-cell office:value-type="string" calcext:value-type="string">
            <text:p>Проект «Идеальное утро»</text:p>
          </table:table-cell>
        </table:table-row>
        <table:table-row table:style-name="ro1">
          <table:table-cell table:formula="of:=RAND()" office:value-type="float" office:value="0.111710013508639" calcext:value-type="float">
            <text:p>0.1117100135</text:p>
          </table:table-cell>
          <table:table-cell office:value-type="string" calcext:value-type="string">
            <text:p>2016-01-30 06:30:40</text:p>
          </table:table-cell>
          <table:table-cell office:value-type="float" office:value="106041" calcext:value-type="float">
            <text:p>106041</text:p>
          </table:table-cell>
          <table:table-cell office:value-type="float" office:value="0" calcext:value-type="float">
            <text:p>0</text:p>
          </table:table-cell>
          <table:table-cell office:value-type="float" office:value="55476" calcext:value-type="float">
            <text:p>55476</text:p>
          </table:table-cell>
          <table:table-cell office:value-type="string" calcext:value-type="string">
            <text:p>2016-03-23 12:58:10</text:p>
          </table:table-cell>
          <table:table-cell office:value-type="string" calcext:value-type="string">
            <text:p>http://foxsports.com/nfl/story/former-ucla-coach-claims-harbaugh-jim-schwartzed-him-first-051915</text:p>
          </table:table-cell>
          <table:table-cell office:value-type="string" calcext:value-type="string">
            <text:p>feedly:http://www.foxsports.com/nfl/story/former-ucla-coach-claims-harbaugh-jim-schwartzed-him-first-051915</text:p>
          </table:table-cell>
          <table:table-cell table:formula="of:=HYPERLINK(CONCATENATE(&quot;http://localhost:3000/search?q=media_id:&quot;;[.E935];&quot; AND publish_date:[&quot;; LEFT( [.B935];10);&quot;T00:00:00Z TO &quot;;LEFT([.B93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foxsports.com/nfl/story/former-ucla-coach-claims-harbaugh-jim-schwartzed-him-first-051915</text:p>
          </table:table-cell>
          <table:table-cell office:value-type="string" calcext:value-type="string">
            <text:p>Former UCLA coach claims Harbaugh 'Jim Schwartzed' him first</text:p>
          </table:table-cell>
        </table:table-row>
        <table:table-row table:style-name="ro1">
          <table:table-cell table:formula="of:=RAND()" office:value-type="float" office:value="0.919045121801358" calcext:value-type="float">
            <text:p>0.9190451218</text:p>
          </table:table-cell>
          <table:table-cell office:value-type="string" calcext:value-type="string">
            <text:p>2015-02-20 15:02:19</text:p>
          </table:table-cell>
          <table:table-cell office:value-type="float" office:value="350544" calcext:value-type="float">
            <text:p>350544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2016-03-23 13:01:31</text:p>
          </table:table-cell>
          <table:table-cell office:value-type="string" calcext:value-type="string">
            <text:p>http://dallasnews.com/lifestyles/arts/columnists/mr-dallas/20150220-todays-nightspots-could-take-a-lesson-from-the-past.ece</text:p>
          </table:table-cell>
          <table:table-cell office:value-type="string" calcext:value-type="string">
            <text:p>feedly:http://www.dallasnews.com/lifestyles/arts/columnists/mr-dallas/20150220-todays-nightspots-could-take-a-lesson-from-the-past.ece</text:p>
          </table:table-cell>
          <table:table-cell table:formula="of:=HYPERLINK(CONCATENATE(&quot;http://localhost:3000/search?q=media_id:&quot;;[.E936];&quot; AND publish_date:[&quot;; LEFT( [.B936];10);&quot;T00:00:00Z TO &quot;;LEFT([.B93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lifestyles/arts/columnists/mr-dallas/20150220-todays-nightspots-could-take-a-lesson-from-the-past.ece</text:p>
          </table:table-cell>
          <table:table-cell office:value-type="string" calcext:value-type="string">
            <text:p>Today’s nightspots could take a lesson from the past</text:p>
          </table:table-cell>
        </table:table-row>
        <table:table-row table:style-name="ro1">
          <table:table-cell table:formula="of:=RAND()" office:value-type="float" office:value="0.637862755127342" calcext:value-type="float">
            <text:p>0.6378627551</text:p>
          </table:table-cell>
          <table:table-cell office:value-type="string" calcext:value-type="string">
            <text:p>2016-03-23 14:07:35</text:p>
          </table:table-cell>
          <table:table-cell office:value-type="float" office:value="346672" calcext:value-type="float">
            <text:p>34667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3-23 14:07:36</text:p>
          </table:table-cell>
          <table:table-cell table:number-columns-repeated="2" office:value-type="string" calcext:value-type="string">
            <text:p>feedly:149ab8c0-527a-11e5-a895-353ff38f384c</text:p>
          </table:table-cell>
          <table:table-cell table:formula="of:=HYPERLINK(CONCATENATE(&quot;http://localhost:3000/search?q=media_id:&quot;;[.E937];&quot; AND publish_date:[&quot;; LEFT( [.B937];10);&quot;T00:00:00Z TO &quot;;LEFT([.B93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feedly:149ab8c0-527a-11e5-a895-353ff38f384c</text:p>
          </table:table-cell>
          <table:table-cell office:value-type="string" calcext:value-type="string">
            <text:p>Car seat matching</text:p>
          </table:table-cell>
        </table:table-row>
        <table:table-row table:style-name="ro1">
          <table:table-cell table:formula="of:=RAND()" office:value-type="float" office:value="0.3160641291877" calcext:value-type="float">
            <text:p>0.3160641292</text:p>
          </table:table-cell>
          <table:table-cell office:value-type="string" calcext:value-type="string">
            <text:p>2014-10-05 13:59:50</text:p>
          </table:table-cell>
          <table:table-cell office:value-type="float" office:value="12298" calcext:value-type="float">
            <text:p>12298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2016-03-23 13:53:51</text:p>
          </table:table-cell>
          <table:table-cell office:value-type="string" calcext:value-type="string">
            <text:p>http://ame-lee.livejournal.com/1039987.html</text:p>
          </table:table-cell>
          <table:table-cell office:value-type="string" calcext:value-type="string">
            <text:p>feedly:http://ame-lee.livejournal.com/1039987.html</text:p>
          </table:table-cell>
          <table:table-cell table:formula="of:=HYPERLINK(CONCATENATE(&quot;http://localhost:3000/search?q=media_id:&quot;;[.E938];&quot; AND publish_date:[&quot;; LEFT( [.B938];10);&quot;T00:00:00Z TO &quot;;LEFT([.B93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me-lee.livejournal.com/1039987.html</text:p>
          </table:table-cell>
          <table:table-cell office:value-type="string" calcext:value-type="string">
            <text:p>))))</text:p>
          </table:table-cell>
        </table:table-row>
        <table:table-row table:style-name="ro1">
          <table:table-cell table:formula="of:=RAND()" office:value-type="float" office:value="0.976116184358582" calcext:value-type="float">
            <text:p>0.9761161844</text:p>
          </table:table-cell>
          <table:table-cell office:value-type="string" calcext:value-type="string">
            <text:p>2016-03-23 11:25:22</text:p>
          </table:table-cell>
          <table:table-cell office:value-type="float" office:value="52249" calcext:value-type="float">
            <text:p>52249</text:p>
          </table:table-cell>
          <table:table-cell office:value-type="float" office:value="0" calcext:value-type="float">
            <text:p>0</text:p>
          </table:table-cell>
          <table:table-cell office:value-type="float" office:value="27557" calcext:value-type="float">
            <text:p>27557</text:p>
          </table:table-cell>
          <table:table-cell office:value-type="string" calcext:value-type="string">
            <text:p>2016-03-23 11:56:28</text:p>
          </table:table-cell>
          <table:table-cell office:value-type="string" calcext:value-type="string">
            <text:p>http://yahoo.com/first-look-2017-acura-mdx-162522386.html</text:p>
          </table:table-cell>
          <table:table-cell office:value-type="string" calcext:value-type="string">
            <text:p>feedly:first-look-2017-acura-mdx-162522386</text:p>
          </table:table-cell>
          <table:table-cell table:formula="of:=HYPERLINK(CONCATENATE(&quot;http://localhost:3000/search?q=media_id:&quot;;[.E939];&quot; AND publish_date:[&quot;; LEFT( [.B939];10);&quot;T00:00:00Z TO &quot;;LEFT([.B93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news.yahoo.com/first-look-2017-acura-mdx-162522386.html</text:p>
          </table:table-cell>
          <table:table-cell office:value-type="string" calcext:value-type="string">
            <text:p>First Look: 2017 Acura MDX</text:p>
          </table:table-cell>
        </table:table-row>
        <table:table-row table:style-name="ro1">
          <table:table-cell table:formula="of:=RAND()" office:value-type="float" office:value="0.739984675702397" calcext:value-type="float">
            <text:p>0.7399846757</text:p>
          </table:table-cell>
          <table:table-cell office:value-type="string" calcext:value-type="string">
            <text:p>2016-01-19 04:05:32</text:p>
          </table:table-cell>
          <table:table-cell office:value-type="float" office:value="37652" calcext:value-type="float">
            <text:p>37652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2016-03-23 13:53:49</text:p>
          </table:table-cell>
          <table:table-cell office:value-type="string" calcext:value-type="string">
            <text:p>http://latinyanin.livejournal.com/352325.html</text:p>
          </table:table-cell>
          <table:table-cell office:value-type="string" calcext:value-type="string">
            <text:p>feedly:urn:lj:livejournal.com:atom1:latinyanin:352325</text:p>
          </table:table-cell>
          <table:table-cell table:formula="of:=HYPERLINK(CONCATENATE(&quot;http://localhost:3000/search?q=media_id:&quot;;[.E940];&quot; AND publish_date:[&quot;; LEFT( [.B940];10);&quot;T00:00:00Z TO &quot;;LEFT([.B94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latinyanin.livejournal.com/352325.html</text:p>
          </table:table-cell>
          <table:table-cell office:value-type="string" calcext:value-type="string">
            <text:p>latinyanin @ 2016-01-19T20:05:00</text:p>
          </table:table-cell>
        </table:table-row>
        <table:table-row table:style-name="ro1">
          <table:table-cell table:formula="of:=RAND()" office:value-type="float" office:value="0.766453383030489" calcext:value-type="float">
            <text:p>0.766453383</text:p>
          </table:table-cell>
          <table:table-cell office:value-type="string" calcext:value-type="string">
            <text:p>2013-06-26 12:40:49</text:p>
          </table:table-cell>
          <table:table-cell office:value-type="float" office:value="32453" calcext:value-type="float">
            <text:p>32453</text:p>
          </table:table-cell>
          <table:table-cell office:value-type="float" office:value="0" calcext:value-type="float">
            <text:p>0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2016-03-23 14:08:37</text:p>
          </table:table-cell>
          <table:table-cell office:value-type="string" calcext:value-type="string">
            <text:p>http://alex-spd.livejournal.com/78712.html</text:p>
          </table:table-cell>
          <table:table-cell office:value-type="string" calcext:value-type="string">
            <text:p>feedly:urn:lj:livejournal.com:atom1:alex_spd:78712</text:p>
          </table:table-cell>
          <table:table-cell table:formula="of:=HYPERLINK(CONCATENATE(&quot;http://localhost:3000/search?q=media_id:&quot;;[.E941];&quot; AND publish_date:[&quot;; LEFT( [.B941];10);&quot;T00:00:00Z TO &quot;;LEFT([.B94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alex-spd.livejournal.com/78712.html</text:p>
          </table:table-cell>
          <table:table-cell office:value-type="string" calcext:value-type="string">
            <text:p>Отчеты на карте.</text:p>
          </table:table-cell>
        </table:table-row>
        <table:table-row table:style-name="ro1">
          <table:table-cell table:formula="of:=RAND()" office:value-type="float" office:value="0.641817962514084" calcext:value-type="float">
            <text:p>0.6418179625</text:p>
          </table:table-cell>
          <table:table-cell office:value-type="string" calcext:value-type="string">
            <text:p>2016-03-23 11:37:59</text:p>
          </table:table-cell>
          <table:table-cell office:value-type="float" office:value="177254" calcext:value-type="float">
            <text:p>177254</text:p>
          </table:table-cell>
          <table:table-cell office:value-type="float" office:value="0" calcext:value-type="float">
            <text:p>0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16-03-23 13:07:07</text:p>
          </table:table-cell>
          <table:table-cell office:value-type="string" calcext:value-type="string">
            <text:p>http://globalgrind.com/2016/03/23/tribe-called-quest-spotify-playlist/</text:p>
          </table:table-cell>
          <table:table-cell office:value-type="string" calcext:value-type="string">
            <text:p>feedly:http://globalgrind.com/?p=4159573</text:p>
          </table:table-cell>
          <table:table-cell table:formula="of:=HYPERLINK(CONCATENATE(&quot;http://localhost:3000/search?q=media_id:&quot;;[.E942];&quot; AND publish_date:[&quot;; LEFT( [.B942];10);&quot;T00:00:00Z TO &quot;;LEFT([.B942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globalgrind.com/2016/03/23/tribe-called-quest-spotify-playlist/</text:p>
          </table:table-cell>
          <table:table-cell office:value-type="string" calcext:value-type="string">
            <text:p>#RIPPhifeDawg: Stream A Tribe Called Quest’s Definitive Collection</text:p>
          </table:table-cell>
        </table:table-row>
        <table:table-row table:style-name="ro1">
          <table:table-cell table:formula="of:=RAND()" office:value-type="float" office:value="0.905324072436422" calcext:value-type="float">
            <text:p>0.9053240724</text:p>
          </table:table-cell>
          <table:table-cell office:value-type="string" calcext:value-type="string">
            <text:p>2015-08-28 09:04:21</text:p>
          </table:table-cell>
          <table:table-cell office:value-type="float" office:value="94046" calcext:value-type="float">
            <text:p>94046</text:p>
          </table:table-cell>
          <table:table-cell office:value-type="float" office:value="1" calcext:value-type="float">
            <text:p>1</text:p>
          </table:table-cell>
          <table:table-cell office:value-type="float" office:value="41992" calcext:value-type="float">
            <text:p>41992</text:p>
          </table:table-cell>
          <table:table-cell office:value-type="string" calcext:value-type="string">
            <text:p>2016-03-23 13:04:07</text:p>
          </table:table-cell>
          <table:table-cell office:value-type="string" calcext:value-type="string">
            <text:p>http://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c57?srcref=rss</text:p>
          </table:table-cell>
          <table:table-cell office:value-type="string" calcext:value-type="string">
            <text:p>feedly: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C57?srcref=rss</text:p>
          </table:table-cell>
          <table:table-cell table:formula="of:=HYPERLINK(CONCATENATE(&quot;http://localhost:3000/search?q=media_id:&quot;;[.E943];&quot; AND publish_date:[&quot;; LEFT( [.B943];10);&quot;T00:00:00Z TO &quot;;LEFT([.B943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msn.com/ja-jp/news/world/%E3%83%8D%E3%82%B9%E3%83%AC%E3%80%81%E3%80%8C%E5%A5%B4%E9%9A%B7%E5%8A%B4%E5%83%8D%E3%80%8D%E7%94%B1%E6%9D%A5%E3%81%AE%E3%82%AD%E3%83%A3%E3%83%83%E3%83%88%E3%83%95%E3%83%BC%E3%83%89%E8%B2%A9%E5%A3%B2%E3%81%8B-%E7%B1%B3%E3%81%A7%E9%9B%86%E5%9B%A3%E8%A8%B4%E8%A8%9F/ar-BBmbC57?srcref=rss</text:p>
          </table:table-cell>
          <table:table-cell office:value-type="string" calcext:value-type="string">
            <text:p>ネスレ「奴隷労働」由来の製品販売か</text:p>
          </table:table-cell>
        </table:table-row>
        <table:table-row table:style-name="ro1">
          <table:table-cell table:formula="of:=RAND()" office:value-type="float" office:value="0.546222785083355" calcext:value-type="float">
            <text:p>0.5462227851</text:p>
          </table:table-cell>
          <table:table-cell office:value-type="string" calcext:value-type="string">
            <text:p>2013-11-08 16:55:17</text:p>
          </table:table-cell>
          <table:table-cell office:value-type="float" office:value="350884" calcext:value-type="float">
            <text:p>35088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2016-03-23 13:47:54</text:p>
          </table:table-cell>
          <table:table-cell office:value-type="string" calcext:value-type="string">
            <text:p>http://dallasnews.com/business/top-100/headlines/20131108-small-winner-evantage-promotes-from-within--every-time.ece</text:p>
          </table:table-cell>
          <table:table-cell office:value-type="string" calcext:value-type="string">
            <text:p>feedly:http://www.dallasnews.com/business/top-100/headlines/20131108-small-winner-evantage-promotes-from-within--every-time.ece</text:p>
          </table:table-cell>
          <table:table-cell table:formula="of:=HYPERLINK(CONCATENATE(&quot;http://localhost:3000/search?q=media_id:&quot;;[.E944];&quot; AND publish_date:[&quot;; LEFT( [.B944];10);&quot;T00:00:00Z TO &quot;;LEFT([.B944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dallasnews.com/business/top-100/headlines/20131108-small-winner-evantage-promotes-from-within--every-time.ece</text:p>
          </table:table-cell>
          <table:table-cell office:value-type="string" calcext:value-type="string">
            <text:p>Small winner: Evantage promotes from within — every time</text:p>
          </table:table-cell>
        </table:table-row>
        <table:table-row table:style-name="ro1">
          <table:table-cell table:formula="of:=RAND()" office:value-type="float" office:value="0.0435309714645286" calcext:value-type="float">
            <text:p>0.0435309715</text:p>
          </table:table-cell>
          <table:table-cell office:value-type="string" calcext:value-type="string">
            <text:p>2015-12-18 13:13:21</text:p>
          </table:table-cell>
          <table:table-cell office:value-type="float" office:value="123311" calcext:value-type="float">
            <text:p>123311</text:p>
          </table:table-cell>
          <table:table-cell office:value-type="float" office:value="0" calcext:value-type="float">
            <text:p>0</text:p>
          </table:table-cell>
          <table:table-cell office:value-type="float" office:value="65913" calcext:value-type="float">
            <text:p>65913</text:p>
          </table:table-cell>
          <table:table-cell office:value-type="string" calcext:value-type="string">
            <text:p>2016-03-23 13:02:14</text:p>
          </table:table-cell>
          <table:table-cell office:value-type="string" calcext:value-type="string">
            <text:p>https://witness.org/2015/12/new-interactive-documentary-the-deeper-they-bury-me-explores-the-human-impact-of-solitary-confinement/</text:p>
          </table:table-cell>
          <table:table-cell office:value-type="string" calcext:value-type="string">
            <text:p>feedly:https://blog.witness.org/?p=24368</text:p>
          </table:table-cell>
          <table:table-cell table:formula="of:=HYPERLINK(CONCATENATE(&quot;http://localhost:3000/search?q=media_id:&quot;;[.E945];&quot; AND publish_date:[&quot;; LEFT( [.B945];10);&quot;T00:00:00Z TO &quot;;LEFT([.B945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s://blog.witness.org/2015/12/new-interactive-documentary-the-deeper-they-bury-me-explores-the-human-impact-of-solitary-confinement/</text:p>
          </table:table-cell>
          <table:table-cell office:value-type="string" calcext:value-type="string">
            <text:p>New Interactive Documentary, “The Deeper They Bury Me” Explores the Human Impact of Solitary Confinement</text:p>
          </table:table-cell>
        </table:table-row>
        <table:table-row table:style-name="ro1">
          <table:table-cell table:formula="of:=RAND()" office:value-type="float" office:value="0.789856711701226" calcext:value-type="float">
            <text:p>0.7898567117</text:p>
          </table:table-cell>
          <table:table-cell office:value-type="string" calcext:value-type="string">
            <text:p>2016-03-22 17:00:00</text:p>
          </table:table-cell>
          <table:table-cell office:value-type="float" office:value="356805" calcext:value-type="float">
            <text:p>356805</text:p>
          </table:table-cell>
          <table:table-cell office:value-type="float" office:value="0" calcext:value-type="float">
            <text:p>0</text:p>
          </table:table-cell>
          <table:table-cell office:value-type="float" office:value="151293" calcext:value-type="float">
            <text:p>151293</text:p>
          </table:table-cell>
          <table:table-cell office:value-type="string" calcext:value-type="string">
            <text:p>2016-03-23 13:24:51</text:p>
          </table:table-cell>
          <table:table-cell office:value-type="string" calcext:value-type="string">
            <text:p>http://waltonsun.com/zz/lifestyle/20160322/more-ways-to-save-when-it-comes-to-amazon?rssfeed=true</text:p>
          </table:table-cell>
          <table:table-cell office:value-type="string" calcext:value-type="string">
            <text:p>feedly:http://www.waltonsun.com/zz/lifestyle/20160322/more-ways-to-save-when-it-comes-to-amazon</text:p>
          </table:table-cell>
          <table:table-cell table:formula="of:=HYPERLINK(CONCATENATE(&quot;http://localhost:3000/search?q=media_id:&quot;;[.E946];&quot; AND publish_date:[&quot;; LEFT( [.B946];10);&quot;T00:00:00Z TO &quot;;LEFT([.B946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www.waltonsun.com/zz/lifestyle/20160322/more-ways-to-save-when-it-comes-to-amazon?rssfeed=true</text:p>
          </table:table-cell>
          <table:table-cell office:value-type="string" calcext:value-type="string">
            <text:p>More ways to save when it comes to Amazon</text:p>
          </table:table-cell>
        </table:table-row>
        <table:table-row table:style-name="ro1">
          <table:table-cell table:formula="of:=RAND()" office:value-type="float" office:value="0.631407493907496" calcext:value-type="float">
            <text:p>0.6314074939</text:p>
          </table:table-cell>
          <table:table-cell office:value-type="string" calcext:value-type="string">
            <text:p>2016-02-23 11:08:27</text:p>
          </table:table-cell>
          <table:table-cell office:value-type="float" office:value="377983" calcext:value-type="float">
            <text:p>377983</text:p>
          </table:table-cell>
          <table:table-cell office:value-type="float" office:value="0" calcext:value-type="float">
            <text:p>0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2016-03-23 14:05:01</text:p>
          </table:table-cell>
          <table:table-cell office:value-type="string" calcext:value-type="string">
            <text:p>http://sio13.livejournal.com/572960.html</text:p>
          </table:table-cell>
          <table:table-cell office:value-type="string" calcext:value-type="string">
            <text:p>feedly:urn:lj:livejournal.com:atom1:sio13:572960</text:p>
          </table:table-cell>
          <table:table-cell table:formula="of:=HYPERLINK(CONCATENATE(&quot;http://localhost:3000/search?q=media_id:&quot;;[.E947];&quot; AND publish_date:[&quot;; LEFT( [.B947];10);&quot;T00:00:00Z TO &quot;;LEFT([.B947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sio13.livejournal.com/572960.html</text:p>
          </table:table-cell>
          <table:table-cell office:value-type="string" calcext:value-type="string">
            <text:p>Да!</text:p>
          </table:table-cell>
        </table:table-row>
        <table:table-row table:style-name="ro1">
          <table:table-cell table:formula="of:=RAND()" office:value-type="float" office:value="0.971178004704048" calcext:value-type="float">
            <text:p>0.9711780047</text:p>
          </table:table-cell>
          <table:table-cell office:value-type="string" calcext:value-type="string">
            <text:p>2014-10-24 07:12:27</text:p>
          </table:table-cell>
          <table:table-cell office:value-type="float" office:value="367780" calcext:value-type="float">
            <text:p>367780</text:p>
          </table:table-cell>
          <table:table-cell office:value-type="float" office:value="0" calcext:value-type="float">
            <text:p>0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2016-03-23 11:56:24</text:p>
          </table:table-cell>
          <table:table-cell office:value-type="string" calcext:value-type="string">
            <text:p>http://thecommonwealth.org/media/press-release/secretary-generals-visit-sri-lanka</text:p>
          </table:table-cell>
          <table:table-cell office:value-type="string" calcext:value-type="string">
            <text:p>feedly:4932 at http://thecommonwealth.org</text:p>
          </table:table-cell>
          <table:table-cell table:formula="of:=HYPERLINK(CONCATENATE(&quot;http://localhost:3000/search?q=media_id:&quot;;[.E948];&quot; AND publish_date:[&quot;; LEFT( [.B948];10);&quot;T00:00:00Z TO &quot;;LEFT([.B948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thecommonwealth.org/media/press-release/secretary-generals-visit-sri-lanka</text:p>
          </table:table-cell>
          <table:table-cell office:value-type="string" calcext:value-type="string">
            <text:p>Secretary-General's visit to Sri Lanka</text:p>
          </table:table-cell>
        </table:table-row>
        <table:table-row table:style-name="ro1">
          <table:table-cell table:formula="of:=RAND()" office:value-type="float" office:value="0.491247074781887" calcext:value-type="float">
            <text:p>0.4912470748</text:p>
          </table:table-cell>
          <table:table-cell office:value-type="string" calcext:value-type="string">
            <text:p>2016-03-22 19:55:00</text:p>
          </table:table-cell>
          <table:table-cell office:value-type="float" office:value="376474" calcext:value-type="float">
            <text:p>376474</text:p>
          </table:table-cell>
          <table:table-cell office:value-type="float" office:value="0" calcext:value-type="float">
            <text:p>0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2016-03-23 13:45:20</text:p>
          </table:table-cell>
          <table:table-cell office:value-type="string" calcext:value-type="string">
            <text:p>http://muzyka.dziennik.pl/news/artykuly/516316,adele-hold-ofiary-zamachy-bruksela-wideo.html</text:p>
          </table:table-cell>
          <table:table-cell office:value-type="string" calcext:value-type="string">
            <text:p>feedly:http://muzyka.dziennik.pl/news/artykuly/516316,adele-hold-ofiary-zamachy-bruksela-wideo.html</text:p>
          </table:table-cell>
          <table:table-cell table:formula="of:=HYPERLINK(CONCATENATE(&quot;http://localhost:3000/search?q=media_id:&quot;;[.E949];&quot; AND publish_date:[&quot;; LEFT( [.B949];10);&quot;T00:00:00Z TO &quot;;LEFT([.B949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muzyka.dziennik.pl/news/artykuly/516316,adele-hold-ofiary-zamachy-bruksela-wideo.html</text:p>
          </table:table-cell>
          <table:table-cell office:value-type="string" calcext:value-type="string">
            <text:p>Adele zaśpiewała w hołdzie ofiarom zamachów w Brukseli. WIDEO</text:p>
          </table:table-cell>
        </table:table-row>
        <table:table-row table:style-name="ro1">
          <table:table-cell table:formula="of:=RAND()" office:value-type="float" office:value="0.572244094234202" calcext:value-type="float">
            <text:p>0.5722440942</text:p>
          </table:table-cell>
          <table:table-cell office:value-type="string" calcext:value-type="string">
            <text:p>2010-03-24 02:55:04</text:p>
          </table:table-cell>
          <table:table-cell office:value-type="float" office:value="36657" calcext:value-type="float">
            <text:p>36657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2016-03-23 13:13:45</text:p>
          </table:table-cell>
          <table:table-cell office:value-type="string" calcext:value-type="string">
            <text:p>http://provokatorinfo.livejournal.com/44090.html</text:p>
          </table:table-cell>
          <table:table-cell office:value-type="string" calcext:value-type="string">
            <text:p>feedly:urn:lj:livejournal.com:atom1:provokatorinfo:44090</text:p>
          </table:table-cell>
          <table:table-cell table:formula="of:=HYPERLINK(CONCATENATE(&quot;http://localhost:3000/search?q=media_id:&quot;;[.E950];&quot; AND publish_date:[&quot;; LEFT( [.B950];10);&quot;T00:00:00Z TO &quot;;LEFT([.B950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provokatorinfo.livejournal.com/44090.html</text:p>
          </table:table-cell>
          <table:table-cell office:value-type="string" calcext:value-type="string">
            <text:p>«ЧИСТУЮ ВОДУ» ВЫВОДЯТ НА ЧИСТУЮ ВОДУ</text:p>
          </table:table-cell>
        </table:table-row>
        <table:table-row table:style-name="ro1">
          <table:table-cell table:formula="of:=RAND()" office:value-type="float" office:value="0.20212602407697" calcext:value-type="float">
            <text:p>0.2021260241</text:p>
          </table:table-cell>
          <table:table-cell office:value-type="string" calcext:value-type="string">
            <text:p>2016-02-01 13:30:51</text:p>
          </table:table-cell>
          <table:table-cell office:value-type="float" office:value="378587" calcext:value-type="float">
            <text:p>378587</text:p>
          </table:table-cell>
          <table:table-cell office:value-type="float" office:value="0" calcext:value-type="float">
            <text:p>0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2016-03-23 13:10:11</text:p>
          </table:table-cell>
          <table:table-cell office:value-type="string" calcext:value-type="string">
            <text:p>http://ezinearticles.com/9299763</text:p>
          </table:table-cell>
          <table:table-cell office:value-type="string" calcext:value-type="string">
            <text:p>feedly:http://EzineArticles.com/9299763</text:p>
          </table:table-cell>
          <table:table-cell table:formula="of:=HYPERLINK(CONCATENATE(&quot;http://localhost:3000/search?q=media_id:&quot;;[.E951];&quot; AND publish_date:[&quot;; LEFT( [.B951];10);&quot;T00:00:00Z TO &quot;;LEFT([.B951];10);&quot;T23:59:59Z]&quot;);&quot;GO&quot;)" office:value-type="string" office:string-value="GO" calcext:value-type="string">
            <text:p>GO</text:p>
          </table:table-cell>
          <table:table-cell/>
          <table:table-cell office:value-type="string" calcext:value-type="string">
            <text:p>http://EzineArticles.com/9299763</text:p>
          </table:table-cell>
          <table:table-cell office:value-type="string" calcext:value-type="string">
            <text:p>How To Choose An Effective Exercise Bike?</text:p>
          </table:table-cell>
        </table:table-row>
      </table:table>
      <table:named-expressions/>
      <table:database-ranges>
        <table:database-range table:name="__Anonymous_Sheet_DB__0" table:target-range-address="feedly_validate_stories.A1:feedly_validate_stories.L9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6:26:35.593950000</dc:date>
    <dc:creator>Hal Roberts</dc:creator>
    <meta:editing-duration>PT26M3S</meta:editing-duration>
    <meta:editing-cycles>2</meta:editing-cycles>
    <meta:generator>LibreOffice/5.1.0.3$MacOSX_X86_64 LibreOffice_project/5e3e00a007d9b3b6efb6797a8b8e57b51ab1f737</meta:generator>
    <meta:document-statistic meta:table-count="1" meta:cell-count="10462" meta:object-count="0"/>
  </office:meta>
</office:document-meta>
</file>